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nner" table:style-name="ta1">
        <table:table-column table:style-name="co1" table:number-columns-repeated="16" table:default-cell-style-name="Default"/>
        <table:table-row table:style-name="ro1">
          <table:table-cell office:value-type="string">
            <text:p>Pair</text:p>
          </table:table-cell>
          <table:table-cell table:style-name="ce1"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Seconds</text:p>
          </table:table-cell>
          <table:table-cell office:value-type="string">
            <text:p>DiffInMinutes</text:p>
          </table:table-cell>
          <table:table-cell office:value-type="string">
            <text:p>Pair</text:p>
          </table:table-cell>
          <table:table-cell office:value-type="string">
            <text:p>DiffInMinutes</text:p>
          </table:table-cell>
          <table:table-cell/>
          <table:table-cell office:value-type="string">
            <text:p>Time Pairs</text:p>
          </table:table-cell>
          <table:table-cell/>
          <table:table-cell office:value-type="string">
            <text:p>Memory Pairs</text:p>
          </table:table-cell>
          <table:table-cell/>
          <table:table-cell office:value-type="string">
            <text:p>Zero Pairs</text:p>
          </table:table-cell>
          <table:table-cell/>
          <table:table-cell office:value-type="string">
            <text:p>OP ill-pose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B2]*60*60+[.C2]*60+[.D2]" office:value-type="float" office:value="60591">
            <text:p>60591</text:p>
          </table:table-cell>
          <table:table-cell table:formula="of:=([.E3]-[.E2])/60" office:value-type="float" office:value="0.1">
            <text:p>0.1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21.5333333333333">
            <text:p>21.5333333333</text:p>
          </table:table-cell>
          <table:table-cell table:number-columns-repeated="3"/>
          <table:table-cell table:style-name="ce2" office:value-type="float" office:value="175">
            <text:p>17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60">
            <text:p>96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formula="of:=[.B3]*60*60+[.C3]*60+[.D3]" office:value-type="float" office:value="60597">
            <text:p>60597</text:p>
          </table:table-cell>
          <table:table-cell table:formula="of:=([.E4]-[.E3])/60" office:value-type="float" office:value="0.1">
            <text:p>0.1</text:p>
          </table:table-cell>
          <table:table-cell table:style-name="ce3" office:value-type="float" office:value="948">
            <text:p>948</text:p>
          </table:table-cell>
          <table:table-cell table:style-name="ce3" office:value-type="float" office:value="11.8666666666667">
            <text:p>11.8666666667</text:p>
          </table:table-cell>
          <table:table-cell table:number-columns-repeated="3"/>
          <table:table-cell table:style-name="ce2" office:value-type="float" office:value="347">
            <text:p>34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431">
            <text:p>143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B4]*60*60+[.C4]*60+[.D4]" office:value-type="float" office:value="60603">
            <text:p>60603</text:p>
          </table:table-cell>
          <table:table-cell table:formula="of:=([.E5]-[.E4])/60" office:value-type="float" office:value="0.05">
            <text:p>0.05</text:p>
          </table:table-cell>
          <table:table-cell table:style-name="ce2" office:value-type="float" office:value="664">
            <text:p>664</text:p>
          </table:table-cell>
          <table:table-cell table:style-name="ce2" office:value-type="float" office:value="11.3">
            <text:p>11.3</text:p>
          </table:table-cell>
          <table:table-cell table:number-columns-repeated="3"/>
          <table:table-cell table:style-name="ce2" office:value-type="float" office:value="352">
            <text:p>352</text:p>
          </table:table-cell>
          <table:table-cell/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[.B5]*60*60+[.C5]*60+[.D5]" office:value-type="float" office:value="60606">
            <text:p>60606</text:p>
          </table:table-cell>
          <table:table-cell table:formula="of:=([.E6]-[.E5])/60" office:value-type="float" office:value="0.1">
            <text:p>0.1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5.68333333333333">
            <text:p>5.6833333333</text:p>
          </table:table-cell>
          <table:table-cell table:number-columns-repeated="3"/>
          <table:table-cell table:style-name="ce2" office:value-type="float" office:value="406">
            <text:p>406</text:p>
          </table:table-cell>
          <table:table-cell/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formula="of:=[.B6]*60*60+[.C6]*60+[.D6]" office:value-type="float" office:value="60612">
            <text:p>60612</text:p>
          </table:table-cell>
          <table:table-cell table:formula="of:=([.E7]-[.E6])/60" office:value-type="float" office:value="0.0666666666666667">
            <text:p>0.0666666667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4.51666666666667">
            <text:p>4.5166666667</text:p>
          </table:table-cell>
          <table:table-cell table:number-columns-repeated="3"/>
          <table:table-cell table:style-name="ce2" office:value-type="float" office:value="430">
            <text:p>430</text:p>
          </table:table-cell>
          <table:table-cell/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[.B7]*60*60+[.C7]*60+[.D7]" office:value-type="float" office:value="60616">
            <text:p>60616</text:p>
          </table:table-cell>
          <table:table-cell table:formula="of:=([.E8]-[.E7])/60" office:value-type="float" office:value="0.0833333333333333">
            <text:p>0.0833333333</text:p>
          </table:table-cell>
          <table:table-cell table:style-name="ce3" office:value-type="float" office:value="578">
            <text:p>578</text:p>
          </table:table-cell>
          <table:table-cell table:style-name="ce3" office:value-type="float" office:value="3.11666666666667">
            <text:p>3.1166666667</text:p>
          </table:table-cell>
          <table:table-cell table:number-columns-repeated="3"/>
          <table:table-cell table:style-name="ce2" office:value-type="float" office:value="476">
            <text:p>476</text:p>
          </table:table-cell>
          <table:table-cell/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formula="of:=[.B8]*60*60+[.C8]*60+[.D8]" office:value-type="float" office:value="60621">
            <text:p>60621</text:p>
          </table:table-cell>
          <table:table-cell table:formula="of:=([.E9]-[.E8])/60" office:value-type="float" office:value="0.0666666666666667">
            <text:p>0.0666666667</text:p>
          </table:table-cell>
          <table:table-cell table:style-name="ce2" office:value-type="float" office:value="1132">
            <text:p>1132</text:p>
          </table:table-cell>
          <table:table-cell table:style-name="ce2" office:value-type="float" office:value="2.6">
            <text:p>2.6</text:p>
          </table:table-cell>
          <table:table-cell table:number-columns-repeated="3"/>
          <table:table-cell table:style-name="ce2" office:value-type="float" office:value="498">
            <text:p>498</text:p>
          </table:table-cell>
          <table:table-cell/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[.B9]*60*60+[.C9]*60+[.D9]" office:value-type="float" office:value="60625">
            <text:p>60625</text:p>
          </table:table-cell>
          <table:table-cell table:formula="of:=([.E10]-[.E9])/60" office:value-type="float" office:value="0.0833333333333333">
            <text:p>0.0833333333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2.25">
            <text:p>2.25</text:p>
          </table:table-cell>
          <table:table-cell table:number-columns-repeated="3"/>
          <table:table-cell table:style-name="ce2" office:value-type="float" office:value="517">
            <text:p>517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[.B10]*60*60+[.C10]*60+[.D10]" office:value-type="float" office:value="60630">
            <text:p>60630</text:p>
          </table:table-cell>
          <table:table-cell table:formula="of:=([.E11]-[.E10])/60" office:value-type="float" office:value="0.0666666666666667">
            <text:p>0.0666666667</text:p>
          </table:table-cell>
          <table:table-cell table:style-name="ce2" office:value-type="float" office:value="1336">
            <text:p>1336</text:p>
          </table:table-cell>
          <table:table-cell table:style-name="ce2" office:value-type="float" office:value="2.21666666666667">
            <text:p>2.2166666667</text:p>
          </table:table-cell>
          <table:table-cell table:number-columns-repeated="3"/>
          <table:table-cell table:style-name="ce2" office:value-type="float" office:value="605">
            <text:p>605</text:p>
          </table:table-cell>
          <table:table-cell/>
          <table:table-cell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table:formula="of:=[.B11]*60*60+[.C11]*60+[.D11]" office:value-type="float" office:value="60634">
            <text:p>60634</text:p>
          </table:table-cell>
          <table:table-cell table:formula="of:=([.E12]-[.E11])/60" office:value-type="float" office:value="0.0833333333333333">
            <text:p>0.0833333333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2.06666666666667">
            <text:p>2.0666666667</text:p>
          </table:table-cell>
          <table:table-cell table:number-columns-repeated="3"/>
          <table:table-cell table:style-name="ce2" office:value-type="float" office:value="664">
            <text:p>664</text:p>
          </table:table-cell>
          <table:table-cell/>
          <table:table-cell office:value-type="float" office:value="154">
            <text:p>15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formula="of:=[.B12]*60*60+[.C12]*60+[.D12]" office:value-type="float" office:value="60639">
            <text:p>60639</text:p>
          </table:table-cell>
          <table:table-cell table:formula="of:=([.E13]-[.E12])/60" office:value-type="float" office:value="0.0666666666666667">
            <text:p>0.0666666667</text:p>
          </table:table-cell>
          <table:table-cell table:style-name="ce2" office:value-type="float" office:value="769">
            <text:p>769</text:p>
          </table:table-cell>
          <table:table-cell table:style-name="ce2" office:value-type="float" office:value="2.01666666666667">
            <text:p>2.0166666667</text:p>
          </table:table-cell>
          <table:table-cell table:number-columns-repeated="3"/>
          <table:table-cell table:style-name="ce2" office:value-type="float" office:value="683">
            <text:p>683</text:p>
          </table:table-cell>
          <table:table-cell/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formula="of:=[.B13]*60*60+[.C13]*60+[.D13]" office:value-type="float" office:value="60643">
            <text:p>60643</text:p>
          </table:table-cell>
          <table:table-cell table:formula="of:=([.E14]-[.E13])/60" office:value-type="float" office:value="0.0833333333333333">
            <text:p>0.0833333333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.98333333333333">
            <text:p>1.9833333333</text:p>
          </table:table-cell>
          <table:table-cell table:number-columns-repeated="3"/>
          <table:table-cell table:style-name="ce2" office:value-type="float" office:value="686">
            <text:p>686</text:p>
          </table:table-cell>
          <table:table-cell/>
          <table:table-cell office:value-type="float" office:value="189">
            <text:p>189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B14]*60*60+[.C14]*60+[.D14]" office:value-type="float" office:value="60648">
            <text:p>60648</text:p>
          </table:table-cell>
          <table:table-cell table:formula="of:=([.E15]-[.E14])/60" office:value-type="float" office:value="0.0833333333333333">
            <text:p>0.0833333333</text:p>
          </table:table-cell>
          <table:table-cell table:style-name="ce2" office:value-type="float" office:value="686">
            <text:p>686</text:p>
          </table:table-cell>
          <table:table-cell table:style-name="ce2" office:value-type="float" office:value="1.96666666666667">
            <text:p>1.9666666667</text:p>
          </table:table-cell>
          <table:table-cell table:number-columns-repeated="3"/>
          <table:table-cell table:style-name="ce2" office:value-type="float" office:value="695">
            <text:p>695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formula="of:=[.B15]*60*60+[.C15]*60+[.D15]" office:value-type="float" office:value="60653">
            <text:p>60653</text:p>
          </table:table-cell>
          <table:table-cell table:formula="of:=([.E16]-[.E15])/60" office:value-type="float" office:value="0.116666666666667">
            <text:p>0.1166666667</text:p>
          </table:table-cell>
          <table:table-cell table:style-name="ce2" office:value-type="float" office:value="1398">
            <text:p>1398</text:p>
          </table:table-cell>
          <table:table-cell table:style-name="ce2" office:value-type="float" office:value="1.36666666666667">
            <text:p>1.3666666667</text:p>
          </table:table-cell>
          <table:table-cell table:number-columns-repeated="3"/>
          <table:table-cell table:style-name="ce2" office:value-type="float" office:value="706">
            <text:p>706</text:p>
          </table:table-cell>
          <table:table-cell/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16]*60*60+[.C16]*60+[.D16]" office:value-type="float" office:value="60660">
            <text:p>60660</text:p>
          </table:table-cell>
          <table:table-cell table:formula="of:=([.E17]-[.E16])/60" office:value-type="float" office:value="0.0833333333333333">
            <text:p>0.0833333333</text:p>
          </table:table-cell>
          <table:table-cell office:value-type="float" office:value="1269">
            <text:p>1269</text:p>
          </table:table-cell>
          <table:table-cell office:value-type="float" office:value="0.95">
            <text:p>0.95</text:p>
          </table:table-cell>
          <table:table-cell table:number-columns-repeated="3"/>
          <table:table-cell table:style-name="ce2" office:value-type="float" office:value="707">
            <text:p>707</text:p>
          </table:table-cell>
          <table:table-cell/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[.B17]*60*60+[.C17]*60+[.D17]" office:value-type="float" office:value="60665">
            <text:p>60665</text:p>
          </table:table-cell>
          <table:table-cell table:formula="of:=([.E18]-[.E17])/60" office:value-type="float" office:value="0.0833333333333333">
            <text:p>0.0833333333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0.866666666666667">
            <text:p>0.8666666667</text:p>
          </table:table-cell>
          <table:table-cell table:number-columns-repeated="3"/>
          <table:table-cell table:style-name="ce2" office:value-type="float" office:value="769">
            <text:p>769</text:p>
          </table:table-cell>
          <table:table-cell/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formula="of:=[.B18]*60*60+[.C18]*60+[.D18]" office:value-type="float" office:value="60670">
            <text:p>60670</text:p>
          </table:table-cell>
          <table:table-cell table:formula="of:=([.E19]-[.E18])/60" office:value-type="float" office:value="0.0833333333333333">
            <text:p>0.0833333333</text:p>
          </table:table-cell>
          <table:table-cell table:style-name="ce2" office:value-type="float" office:value="683">
            <text:p>683</text:p>
          </table:table-cell>
          <table:table-cell table:style-name="ce2" office:value-type="float" office:value="0.816666666666667">
            <text:p>0.8166666667</text:p>
          </table:table-cell>
          <table:table-cell table:number-columns-repeated="3"/>
          <table:table-cell office:value-type="float" office:value="960">
            <text:p>960</text:p>
          </table:table-cell>
          <table:table-cell/>
          <table:table-cell office:value-type="float" office:value="252">
            <text:p>25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table:formula="of:=[.B19]*60*60+[.C19]*60+[.D19]" office:value-type="float" office:value="60675">
            <text:p>60675</text:p>
          </table:table-cell>
          <table:table-cell table:formula="of:=([.E20]-[.E19])/60" office:value-type="float" office:value="0.0833333333333333">
            <text:p>0.0833333333</text:p>
          </table:table-cell>
          <table:table-cell table:style-name="ce2" office:value-type="float" office:value="706">
            <text:p>706</text:p>
          </table:table-cell>
          <table:table-cell table:style-name="ce2" office:value-type="float" office:value="0.716666666666667">
            <text:p>0.7166666667</text:p>
          </table:table-cell>
          <table:table-cell table:number-columns-repeated="3"/>
          <table:table-cell table:style-name="ce2" office:value-type="float" office:value="1132">
            <text:p>1132</text:p>
          </table:table-cell>
          <table:table-cell/>
          <table:table-cell office:value-type="float" office:value="253">
            <text:p>253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[.B20]*60*60+[.C20]*60+[.D20]" office:value-type="float" office:value="60680">
            <text:p>60680</text:p>
          </table:table-cell>
          <table:table-cell table:formula="of:=([.E21]-[.E20])/60" office:value-type="float" office:value="0.0833333333333333">
            <text:p>0.0833333333</text:p>
          </table:table-cell>
          <table:table-cell office:value-type="float" office:value="1428">
            <text:p>1428</text:p>
          </table:table-cell>
          <table:table-cell office:value-type="float" office:value="0.65">
            <text:p>0.65</text:p>
          </table:table-cell>
          <table:table-cell table:number-columns-repeated="3"/>
          <table:table-cell table:style-name="ce2" office:value-type="float" office:value="1184">
            <text:p>1184</text:p>
          </table:table-cell>
          <table:table-cell/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[.B21]*60*60+[.C21]*60+[.D21]" office:value-type="float" office:value="60685">
            <text:p>60685</text:p>
          </table:table-cell>
          <table:table-cell table:formula="of:=([.E22]-[.E21])/60" office:value-type="float" office:value="0.1">
            <text:p>0.1</text:p>
          </table:table-cell>
          <table:table-cell table:style-name="ce2" office:value-type="float" office:value="1486">
            <text:p>1486</text:p>
          </table:table-cell>
          <table:table-cell table:style-name="ce2" office:value-type="float" office:value="0.633333333333333">
            <text:p>0.6333333333</text:p>
          </table:table-cell>
          <table:table-cell table:number-columns-repeated="3"/>
          <table:table-cell table:style-name="ce2" office:value-type="float" office:value="1336">
            <text:p>1336</text:p>
          </table:table-cell>
          <table:table-cell/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formula="of:=[.B22]*60*60+[.C22]*60+[.D22]" office:value-type="float" office:value="60691">
            <text:p>60691</text:p>
          </table:table-cell>
          <table:table-cell table:formula="of:=([.E23]-[.E22])/60" office:value-type="float" office:value="0.183333333333333">
            <text:p>0.1833333333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0.6">
            <text:p>0.6</text:p>
          </table:table-cell>
          <table:table-cell table:number-columns-repeated="3"/>
          <table:table-cell table:style-name="ce2" office:value-type="float" office:value="1374">
            <text:p>1374</text:p>
          </table:table-cell>
          <table:table-cell/>
          <table:table-cell office:value-type="float" office:value="294">
            <text:p>29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formula="of:=[.B23]*60*60+[.C23]*60+[.D23]" office:value-type="float" office:value="60702">
            <text:p>60702</text:p>
          </table:table-cell>
          <table:table-cell table:formula="of:=([.E24]-[.E23])/60" office:value-type="float" office:value="0.0666666666666667">
            <text:p>0.0666666667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0.6">
            <text:p>0.6</text:p>
          </table:table-cell>
          <table:table-cell table:number-columns-repeated="3"/>
          <table:table-cell table:style-name="ce2" office:value-type="float" office:value="1398">
            <text:p>1398</text:p>
          </table:table-cell>
          <table:table-cell/>
          <table:table-cell office:value-type="float" office:value="350">
            <text:p>35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formula="of:=[.B24]*60*60+[.C24]*60+[.D24]" office:value-type="float" office:value="60706">
            <text:p>60706</text:p>
          </table:table-cell>
          <table:table-cell table:formula="of:=([.E25]-[.E24])/60" office:value-type="float" office:value="0.0833333333333333">
            <text:p>0.0833333333</text:p>
          </table:table-cell>
          <table:table-cell office:value-type="float" office:value="528">
            <text:p>528</text:p>
          </table:table-cell>
          <table:table-cell office:value-type="float" office:value="0.566666666666667">
            <text:p>0.5666666667</text:p>
          </table:table-cell>
          <table:table-cell table:number-columns-repeated="3"/>
          <table:table-cell office:value-type="float" office:value="1431">
            <text:p>1431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2" office:value-type="float" office:value="51">
            <text:p>51</text:p>
          </table:table-cell>
          <table:table-cell table:formula="of:=[.B25]*60*60+[.C25]*60+[.D25]" office:value-type="float" office:value="60711">
            <text:p>60711</text:p>
          </table:table-cell>
          <table:table-cell table:formula="of:=([.E26]-[.E25])/60" office:value-type="float" office:value="0.1">
            <text:p>0.1</text:p>
          </table:table-cell>
          <table:table-cell office:value-type="float" office:value="674">
            <text:p>674</text:p>
          </table:table-cell>
          <table:table-cell office:value-type="float" office:value="0.566666666666667">
            <text:p>0.5666666667</text:p>
          </table:table-cell>
          <table:table-cell table:number-columns-repeated="3"/>
          <table:table-cell table:style-name="ce2" office:value-type="float" office:value="1486">
            <text:p>1486</text:p>
          </table:table-cell>
          <table:table-cell/>
          <table:table-cell office:value-type="float" office:value="360">
            <text:p>36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formula="of:=[.B26]*60*60+[.C26]*60+[.D26]" office:value-type="float" office:value="60717">
            <text:p>60717</text:p>
          </table:table-cell>
          <table:table-cell table:formula="of:=([.E27]-[.E26])/60" office:value-type="float" office:value="0.183333333333333">
            <text:p>0.1833333333</text:p>
          </table:table-cell>
          <table:table-cell office:value-type="float" office:value="1229">
            <text:p>1229</text:p>
          </table:table-cell>
          <table:table-cell office:value-type="float" office:value="0.566666666666667">
            <text:p>0.5666666667</text:p>
          </table:table-cell>
          <table:table-cell table:number-columns-repeated="5"/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[.B27]*60*60+[.C27]*60+[.D27]" office:value-type="float" office:value="60728">
            <text:p>60728</text:p>
          </table:table-cell>
          <table:table-cell table:formula="of:=([.E28]-[.E27])/60" office:value-type="float" office:value="0.1">
            <text:p>0.1</text:p>
          </table:table-cell>
          <table:table-cell office:value-type="float" office:value="1303">
            <text:p>1303</text:p>
          </table:table-cell>
          <table:table-cell office:value-type="float" office:value="0.566666666666667">
            <text:p>0.5666666667</text:p>
          </table:table-cell>
          <table:table-cell table:number-columns-repeated="5"/>
          <table:table-cell office:value-type="float" office:value="367">
            <text:p>367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table:formula="of:=[.B28]*60*60+[.C28]*60+[.D28]" office:value-type="float" office:value="60734">
            <text:p>60734</text:p>
          </table:table-cell>
          <table:table-cell table:formula="of:=([.E29]-[.E28])/60" office:value-type="float" office:value="0.183333333333333">
            <text:p>0.1833333333</text:p>
          </table:table-cell>
          <table:table-cell office:value-type="float" office:value="1424">
            <text:p>1424</text:p>
          </table:table-cell>
          <table:table-cell office:value-type="float" office:value="0.566666666666667">
            <text:p>0.5666666667</text:p>
          </table:table-cell>
          <table:table-cell table:number-columns-repeated="5"/>
          <table:table-cell office:value-type="float" office:value="368">
            <text:p>36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formula="of:=[.B29]*60*60+[.C29]*60+[.D29]" office:value-type="float" office:value="60745">
            <text:p>60745</text:p>
          </table:table-cell>
          <table:table-cell table:formula="of:=([.E30]-[.E29])/60" office:value-type="float" office:value="0.0833333333333333">
            <text:p>0.0833333333</text:p>
          </table:table-cell>
          <table:table-cell office:value-type="float" office:value="599">
            <text:p>599</text:p>
          </table:table-cell>
          <table:table-cell office:value-type="float" office:value="0.55">
            <text:p>0.55</text:p>
          </table:table-cell>
          <table:table-cell table:number-columns-repeated="5"/>
          <table:table-cell office:value-type="float" office:value="374">
            <text:p>374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table:formula="of:=[.B30]*60*60+[.C30]*60+[.D30]" office:value-type="float" office:value="60750">
            <text:p>60750</text:p>
          </table:table-cell>
          <table:table-cell table:formula="of:=([.E31]-[.E30])/60" office:value-type="float" office:value="0.0833333333333333">
            <text:p>0.0833333333</text:p>
          </table:table-cell>
          <table:table-cell office:value-type="float" office:value="655">
            <text:p>655</text:p>
          </table:table-cell>
          <table:table-cell office:value-type="float" office:value="0.55">
            <text:p>0.55</text:p>
          </table:table-cell>
          <table:table-cell table:number-columns-repeated="5"/>
          <table:table-cell office:value-type="float" office:value="375">
            <text:p>37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table:formula="of:=[.B31]*60*60+[.C31]*60+[.D31]" office:value-type="float" office:value="60755">
            <text:p>60755</text:p>
          </table:table-cell>
          <table:table-cell table:formula="of:=([.E32]-[.E31])/60" office:value-type="float" office:value="0.0833333333333333">
            <text:p>0.0833333333</text:p>
          </table:table-cell>
          <table:table-cell office:value-type="float" office:value="1416">
            <text:p>1416</text:p>
          </table:table-cell>
          <table:table-cell office:value-type="float" office:value="0.55">
            <text:p>0.55</text:p>
          </table:table-cell>
          <table:table-cell table:number-columns-repeated="5"/>
          <table:table-cell office:value-type="float" office:value="379">
            <text:p>379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table:formula="of:=[.B32]*60*60+[.C32]*60+[.D32]" office:value-type="float" office:value="60760">
            <text:p>60760</text:p>
          </table:table-cell>
          <table:table-cell table:formula="of:=([.E33]-[.E32])/60" office:value-type="float" office:value="0.0833333333333333">
            <text:p>0.0833333333</text:p>
          </table:table-cell>
          <table:table-cell office:value-type="float" office:value="509">
            <text:p>509</text:p>
          </table:table-cell>
          <table:table-cell office:value-type="float" office:value="0.533333333333333">
            <text:p>0.5333333333</text:p>
          </table:table-cell>
          <table:table-cell table:number-columns-repeated="5"/>
          <table:table-cell office:value-type="float" office:value="382">
            <text:p>382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formula="of:=[.B33]*60*60+[.C33]*60+[.D33]" office:value-type="float" office:value="60765">
            <text:p>60765</text:p>
          </table:table-cell>
          <table:table-cell table:formula="of:=([.E34]-[.E33])/60" office:value-type="float" office:value="0.1">
            <text:p>0.1</text:p>
          </table:table-cell>
          <table:table-cell office:value-type="float" office:value="934">
            <text:p>934</text:p>
          </table:table-cell>
          <table:table-cell office:value-type="float" office:value="0.533333333333333">
            <text:p>0.5333333333</text:p>
          </table:table-cell>
          <table:table-cell table:number-columns-repeated="5"/>
          <table:table-cell office:value-type="float" office:value="385">
            <text:p>38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[.B34]*60*60+[.C34]*60+[.D34]" office:value-type="float" office:value="60771">
            <text:p>60771</text:p>
          </table:table-cell>
          <table:table-cell table:formula="of:=([.E35]-[.E34])/60" office:value-type="float" office:value="0.0666666666666667">
            <text:p>0.0666666667</text:p>
          </table:table-cell>
          <table:table-cell office:value-type="float" office:value="962">
            <text:p>962</text:p>
          </table:table-cell>
          <table:table-cell office:value-type="float" office:value="0.533333333333333">
            <text:p>0.5333333333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B35]*60*60+[.C35]*60+[.D35]" office:value-type="float" office:value="60775">
            <text:p>60775</text:p>
          </table:table-cell>
          <table:table-cell table:formula="of:=([.E36]-[.E35])/60" office:value-type="float" office:value="0.0833333333333333">
            <text:p>0.0833333333</text:p>
          </table:table-cell>
          <table:table-cell table:style-name="ce2" office:value-type="float" office:value="1374">
            <text:p>1374</text:p>
          </table:table-cell>
          <table:table-cell table:style-name="ce2" office:value-type="float" office:value="0.533333333333333">
            <text:p>0.5333333333</text:p>
          </table:table-cell>
          <table:table-cell table:number-columns-repeated="5"/>
          <table:table-cell office:value-type="float" office:value="402">
            <text:p>402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B36]*60*60+[.C36]*60+[.D36]" office:value-type="float" office:value="60780">
            <text:p>60780</text:p>
          </table:table-cell>
          <table:table-cell table:formula="of:=([.E37]-[.E36])/60" office:value-type="float" office:value="0.0833333333333333">
            <text:p>0.0833333333</text:p>
          </table:table-cell>
          <table:table-cell office:value-type="float" office:value="1425">
            <text:p>1425</text:p>
          </table:table-cell>
          <table:table-cell office:value-type="float" office:value="0.533333333333333">
            <text:p>0.5333333333</text:p>
          </table:table-cell>
          <table:table-cell table:number-columns-repeated="5"/>
          <table:table-cell office:value-type="float" office:value="415">
            <text:p>41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formula="of:=[.B37]*60*60+[.C37]*60+[.D37]" office:value-type="float" office:value="60785">
            <text:p>60785</text:p>
          </table:table-cell>
          <table:table-cell table:formula="of:=([.E38]-[.E37])/60" office:value-type="float" office:value="0.116666666666667">
            <text:p>0.1166666667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0.516666666666667">
            <text:p>0.5166666667</text:p>
          </table:table-cell>
          <table:table-cell table:number-columns-repeated="5"/>
          <table:table-cell office:value-type="float" office:value="417">
            <text:p>417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table:formula="of:=[.B38]*60*60+[.C38]*60+[.D38]" office:value-type="float" office:value="60792">
            <text:p>60792</text:p>
          </table:table-cell>
          <table:table-cell table:formula="of:=([.E39]-[.E38])/60" office:value-type="float" office:value="0.1">
            <text:p>0.1</text:p>
          </table:table-cell>
          <table:table-cell office:value-type="float" office:value="338">
            <text:p>338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421">
            <text:p>42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table:formula="of:=[.B39]*60*60+[.C39]*60+[.D39]" office:value-type="float" office:value="60798">
            <text:p>60798</text:p>
          </table:table-cell>
          <table:table-cell table:formula="of:=([.E40]-[.E39])/60" office:value-type="float" office:value="0.183333333333333">
            <text:p>0.1833333333</text:p>
          </table:table-cell>
          <table:table-cell office:value-type="float" office:value="499">
            <text:p>499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425">
            <text:p>42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table:formula="of:=[.B40]*60*60+[.C40]*60+[.D40]" office:value-type="float" office:value="60809">
            <text:p>60809</text:p>
          </table:table-cell>
          <table:table-cell table:formula="of:=([.E41]-[.E40])/60" office:value-type="float" office:value="0.0833333333333333">
            <text:p>0.0833333333</text:p>
          </table:table-cell>
          <table:table-cell office:value-type="float" office:value="1158">
            <text:p>1158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428">
            <text:p>428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formula="of:=[.B41]*60*60+[.C41]*60+[.D41]" office:value-type="float" office:value="60814">
            <text:p>60814</text:p>
          </table:table-cell>
          <table:table-cell table:formula="of:=([.E42]-[.E41])/60" office:value-type="float" office:value="0.0833333333333333">
            <text:p>0.0833333333</text:p>
          </table:table-cell>
          <table:table-cell table:style-name="ce2" office:value-type="float" office:value="1184">
            <text:p>1184</text:p>
          </table:table-cell>
          <table:table-cell table:style-name="ce2" office:value-type="float" office:value="0.5">
            <text:p>0.5</text:p>
          </table:table-cell>
          <table:table-cell table:number-columns-repeated="5"/>
          <table:table-cell office:value-type="float" office:value="436">
            <text:p>43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table:formula="of:=[.B42]*60*60+[.C42]*60+[.D42]" office:value-type="float" office:value="60819">
            <text:p>60819</text:p>
          </table:table-cell>
          <table:table-cell table:formula="of:=([.E43]-[.E42])/60" office:value-type="float" office:value="0.0833333333333333">
            <text:p>0.0833333333</text:p>
          </table:table-cell>
          <table:table-cell office:value-type="float" office:value="1376">
            <text:p>1376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float" office:value="442">
            <text:p>442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table:formula="of:=[.B43]*60*60+[.C43]*60+[.D43]" office:value-type="float" office:value="60824">
            <text:p>60824</text:p>
          </table:table-cell>
          <table:table-cell table:formula="of:=([.E44]-[.E43])/60" office:value-type="float" office:value="0.0833333333333333">
            <text:p>0.0833333333</text:p>
          </table:table-cell>
          <table:table-cell table:style-name="ce2" office:value-type="float" office:value="707">
            <text:p>707</text:p>
          </table:table-cell>
          <table:table-cell table:style-name="ce2" office:value-type="float" office:value="0.483333333333333">
            <text:p>0.4833333333</text:p>
          </table:table-cell>
          <table:table-cell table:number-columns-repeated="5"/>
          <table:table-cell office:value-type="float" office:value="443">
            <text:p>443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table:formula="of:=[.B44]*60*60+[.C44]*60+[.D44]" office:value-type="float" office:value="60829">
            <text:p>60829</text:p>
          </table:table-cell>
          <table:table-cell table:formula="of:=([.E45]-[.E44])/60" office:value-type="float" office:value="0.0833333333333333">
            <text:p>0.0833333333</text:p>
          </table:table-cell>
          <table:table-cell office:value-type="float" office:value="773">
            <text:p>773</text:p>
          </table:table-cell>
          <table:table-cell office:value-type="float" office:value="0.483333333333333">
            <text:p>0.4833333333</text:p>
          </table:table-cell>
          <table:table-cell table:number-columns-repeated="5"/>
          <table:table-cell office:value-type="float" office:value="446">
            <text:p>446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B45]*60*60+[.C45]*60+[.D45]" office:value-type="float" office:value="60834">
            <text:p>60834</text:p>
          </table:table-cell>
          <table:table-cell table:formula="of:=([.E46]-[.E45])/60" office:value-type="float" office:value="0.0833333333333333">
            <text:p>0.083333333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0.466666666666667">
            <text:p>0.4666666667</text:p>
          </table:table-cell>
          <table:table-cell table:number-columns-repeated="5"/>
          <table:table-cell office:value-type="float" office:value="453">
            <text:p>453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table:formula="of:=[.B46]*60*60+[.C46]*60+[.D46]" office:value-type="float" office:value="60839">
            <text:p>60839</text:p>
          </table:table-cell>
          <table:table-cell table:formula="of:=([.E47]-[.E46])/60" office:value-type="float" office:value="0.0833333333333333">
            <text:p>0.0833333333</text:p>
          </table:table-cell>
          <table:table-cell office:value-type="float" office:value="702">
            <text:p>702</text:p>
          </table:table-cell>
          <table:table-cell office:value-type="float" office:value="0.466666666666667">
            <text:p>0.4666666667</text:p>
          </table:table-cell>
          <table:table-cell table:number-columns-repeated="5"/>
          <table:table-cell office:value-type="float" office:value="460">
            <text:p>46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[.B47]*60*60+[.C47]*60+[.D47]" office:value-type="float" office:value="60844">
            <text:p>60844</text:p>
          </table:table-cell>
          <table:table-cell table:formula="of:=([.E48]-[.E47])/60" office:value-type="float" office:value="0.0833333333333333">
            <text:p>0.0833333333</text:p>
          </table:table-cell>
          <table:table-cell office:value-type="float" office:value="736">
            <text:p>736</text:p>
          </table:table-cell>
          <table:table-cell office:value-type="float" office:value="0.466666666666667">
            <text:p>0.4666666667</text:p>
          </table:table-cell>
          <table:table-cell table:number-columns-repeated="5"/>
          <table:table-cell office:value-type="float" office:value="472">
            <text:p>472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B48]*60*60+[.C48]*60+[.D48]" office:value-type="float" office:value="60849">
            <text:p>60849</text:p>
          </table:table-cell>
          <table:table-cell table:formula="of:=([.E49]-[.E48])/60" office:value-type="float" office:value="0.0833333333333333">
            <text:p>0.0833333333</text:p>
          </table:table-cell>
          <table:table-cell office:value-type="float" office:value="1441">
            <text:p>1441</text:p>
          </table:table-cell>
          <table:table-cell office:value-type="float" office:value="0.383333333333333">
            <text:p>0.3833333333</text:p>
          </table:table-cell>
          <table:table-cell table:number-columns-repeated="5"/>
          <table:table-cell office:value-type="float" office:value="473">
            <text:p>473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table:formula="of:=[.B49]*60*60+[.C49]*60+[.D49]" office:value-type="float" office:value="60854">
            <text:p>60854</text:p>
          </table:table-cell>
          <table:table-cell table:formula="of:=([.E50]-[.E49])/60" office:value-type="float" office:value="0.0833333333333333">
            <text:p>0.0833333333</text:p>
          </table:table-cell>
          <table:table-cell office:value-type="float" office:value="1458">
            <text:p>1458</text:p>
          </table:table-cell>
          <table:table-cell office:value-type="float" office:value="0.383333333333333">
            <text:p>0.3833333333</text:p>
          </table:table-cell>
          <table:table-cell table:number-columns-repeated="5"/>
          <table:table-cell office:value-type="float" office:value="474">
            <text:p>474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B50]*60*60+[.C50]*60+[.D50]" office:value-type="float" office:value="60859">
            <text:p>60859</text:p>
          </table:table-cell>
          <table:table-cell table:formula="of:=([.E51]-[.E50])/60" office:value-type="float" office:value="0.0833333333333333">
            <text:p>0.0833333333</text:p>
          </table:table-cell>
          <table:table-cell office:value-type="float" office:value="1393">
            <text:p>1393</text:p>
          </table:table-cell>
          <table:table-cell office:value-type="float" office:value="0.366666666666667">
            <text:p>0.3666666667</text:p>
          </table:table-cell>
          <table:table-cell table:number-columns-repeated="5"/>
          <table:table-cell office:value-type="float" office:value="480">
            <text:p>48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table:formula="of:=[.B51]*60*60+[.C51]*60+[.D51]" office:value-type="float" office:value="60864">
            <text:p>60864</text:p>
          </table:table-cell>
          <table:table-cell table:formula="of:=([.E52]-[.E51])/60" office:value-type="float" office:value="0.0833333333333333">
            <text:p>0.0833333333</text:p>
          </table:table-cell>
          <table:table-cell office:value-type="float" office:value="586">
            <text:p>586</text:p>
          </table:table-cell>
          <table:table-cell office:value-type="float" office:value="0.35">
            <text:p>0.35</text:p>
          </table:table-cell>
          <table:table-cell table:number-columns-repeated="5"/>
          <table:table-cell office:value-type="float" office:value="483">
            <text:p>483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formula="of:=[.B52]*60*60+[.C52]*60+[.D52]" office:value-type="float" office:value="60869">
            <text:p>60869</text:p>
          </table:table-cell>
          <table:table-cell table:formula="of:=([.E53]-[.E52])/60" office:value-type="float" office:value="0.0666666666666667">
            <text:p>0.0666666667</text:p>
          </table:table-cell>
          <table:table-cell office:value-type="float" office:value="975">
            <text:p>975</text:p>
          </table:table-cell>
          <table:table-cell office:value-type="float" office:value="0.333333333333333">
            <text:p>0.3333333333</text:p>
          </table:table-cell>
          <table:table-cell table:number-columns-repeated="5"/>
          <table:table-cell office:value-type="float" office:value="489">
            <text:p>489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formula="of:=[.B53]*60*60+[.C53]*60+[.D53]" office:value-type="float" office:value="60873">
            <text:p>60873</text:p>
          </table:table-cell>
          <table:table-cell table:formula="of:=([.E54]-[.E53])/60" office:value-type="float" office:value="0.0833333333333333">
            <text:p>0.0833333333</text:p>
          </table:table-cell>
          <table:table-cell office:value-type="float" office:value="1239">
            <text:p>1239</text:p>
          </table:table-cell>
          <table:table-cell office:value-type="float" office:value="0.333333333333333">
            <text:p>0.3333333333</text:p>
          </table:table-cell>
          <table:table-cell table:number-columns-repeated="5"/>
          <table:table-cell office:value-type="float" office:value="494">
            <text:p>494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formula="of:=[.B54]*60*60+[.C54]*60+[.D54]" office:value-type="float" office:value="60878">
            <text:p>60878</text:p>
          </table:table-cell>
          <table:table-cell table:formula="of:=([.E55]-[.E54])/60" office:value-type="float" office:value="0.116666666666667">
            <text:p>0.1166666667</text:p>
          </table:table-cell>
          <table:table-cell office:value-type="float" office:value="703">
            <text:p>703</text:p>
          </table:table-cell>
          <table:table-cell office:value-type="float" office:value="0.316666666666667">
            <text:p>0.3166666667</text:p>
          </table:table-cell>
          <table:table-cell table:number-columns-repeated="5"/>
          <table:table-cell office:value-type="float" office:value="495">
            <text:p>49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table:formula="of:=[.B55]*60*60+[.C55]*60+[.D55]" office:value-type="float" office:value="60885">
            <text:p>60885</text:p>
          </table:table-cell>
          <table:table-cell table:formula="of:=([.E56]-[.E55])/60" office:value-type="float" office:value="0.133333333333333">
            <text:p>0.1333333333</text:p>
          </table:table-cell>
          <table:table-cell office:value-type="float" office:value="1469">
            <text:p>1469</text:p>
          </table:table-cell>
          <table:table-cell office:value-type="float" office:value="0.316666666666667">
            <text:p>0.3166666667</text:p>
          </table:table-cell>
          <table:table-cell table:number-columns-repeated="5"/>
          <table:table-cell office:value-type="float" office:value="503">
            <text:p>503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formula="of:=[.B56]*60*60+[.C56]*60+[.D56]" office:value-type="float" office:value="60893">
            <text:p>60893</text:p>
          </table:table-cell>
          <table:table-cell table:formula="of:=([.E57]-[.E56])/60" office:value-type="float" office:value="0.0833333333333333">
            <text:p>0.0833333333</text:p>
          </table:table-cell>
          <table:table-cell office:value-type="float" office:value="1148">
            <text:p>1148</text:p>
          </table:table-cell>
          <table:table-cell office:value-type="float" office:value="0.3">
            <text:p>0.3</text:p>
          </table:table-cell>
          <table:table-cell table:number-columns-repeated="5"/>
          <table:table-cell office:value-type="float" office:value="506">
            <text:p>506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formula="of:=[.B57]*60*60+[.C57]*60+[.D57]" office:value-type="float" office:value="60898">
            <text:p>60898</text:p>
          </table:table-cell>
          <table:table-cell table:formula="of:=([.E58]-[.E57])/60" office:value-type="float" office:value="0.0833333333333333">
            <text:p>0.0833333333</text:p>
          </table:table-cell>
          <table:table-cell office:value-type="float" office:value="1302">
            <text:p>1302</text:p>
          </table:table-cell>
          <table:table-cell office:value-type="float" office:value="0.3">
            <text:p>0.3</text:p>
          </table:table-cell>
          <table:table-cell table:number-columns-repeated="5"/>
          <table:table-cell office:value-type="float" office:value="518">
            <text:p>518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formula="of:=[.B58]*60*60+[.C58]*60+[.D58]" office:value-type="float" office:value="60903">
            <text:p>60903</text:p>
          </table:table-cell>
          <table:table-cell table:formula="of:=([.E59]-[.E58])/60" office:value-type="float" office:value="0.0666666666666667">
            <text:p>0.0666666667</text:p>
          </table:table-cell>
          <table:table-cell office:value-type="float" office:value="1419">
            <text:p>1419</text:p>
          </table:table-cell>
          <table:table-cell office:value-type="float" office:value="0.3">
            <text:p>0.3</text:p>
          </table:table-cell>
          <table:table-cell table:number-columns-repeated="5"/>
          <table:table-cell office:value-type="float" office:value="529">
            <text:p>529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[.B59]*60*60+[.C59]*60+[.D59]" office:value-type="float" office:value="60907">
            <text:p>60907</text:p>
          </table:table-cell>
          <table:table-cell table:formula="of:=([.E60]-[.E59])/60" office:value-type="float" office:value="0.0833333333333333">
            <text:p>0.0833333333</text:p>
          </table:table-cell>
          <table:table-cell office:value-type="float" office:value="516">
            <text:p>516</text:p>
          </table:table-cell>
          <table:table-cell office:value-type="float" office:value="0.283333333333333">
            <text:p>0.2833333333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formula="of:=[.B60]*60*60+[.C60]*60+[.D60]" office:value-type="float" office:value="60912">
            <text:p>60912</text:p>
          </table:table-cell>
          <table:table-cell table:formula="of:=([.E61]-[.E60])/60" office:value-type="float" office:value="0.05">
            <text:p>0.05</text:p>
          </table:table-cell>
          <table:table-cell office:value-type="float" office:value="598">
            <text:p>598</text:p>
          </table:table-cell>
          <table:table-cell office:value-type="float" office:value="0.283333333333333">
            <text:p>0.2833333333</text:p>
          </table:table-cell>
          <table:table-cell table:number-columns-repeated="5"/>
          <table:table-cell office:value-type="float" office:value="534">
            <text:p>53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formula="of:=[.B61]*60*60+[.C61]*60+[.D61]" office:value-type="float" office:value="60915">
            <text:p>60915</text:p>
          </table:table-cell>
          <table:table-cell table:formula="of:=([.E62]-[.E61])/60" office:value-type="float" office:value="0.0833333333333333">
            <text:p>0.0833333333</text:p>
          </table:table-cell>
          <table:table-cell office:value-type="float" office:value="1380">
            <text:p>1380</text:p>
          </table:table-cell>
          <table:table-cell office:value-type="float" office:value="0.283333333333333">
            <text:p>0.2833333333</text:p>
          </table:table-cell>
          <table:table-cell table:number-columns-repeated="5"/>
          <table:table-cell office:value-type="float" office:value="541">
            <text:p>541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[.B62]*60*60+[.C62]*60+[.D62]" office:value-type="float" office:value="60920">
            <text:p>60920</text:p>
          </table:table-cell>
          <table:table-cell table:formula="of:=([.E63]-[.E62])/60" office:value-type="float" office:value="0.0666666666666667">
            <text:p>0.0666666667</text:p>
          </table:table-cell>
          <table:table-cell office:value-type="float" office:value="1383">
            <text:p>1383</text:p>
          </table:table-cell>
          <table:table-cell office:value-type="float" office:value="0.283333333333333">
            <text:p>0.2833333333</text:p>
          </table:table-cell>
          <table:table-cell table:number-columns-repeated="5"/>
          <table:table-cell office:value-type="float" office:value="542">
            <text:p>542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formula="of:=[.B63]*60*60+[.C63]*60+[.D63]" office:value-type="float" office:value="60924">
            <text:p>60924</text:p>
          </table:table-cell>
          <table:table-cell table:formula="of:=([.E64]-[.E63])/60" office:value-type="float" office:value="0.0666666666666667">
            <text:p>0.0666666667</text:p>
          </table:table-cell>
          <table:table-cell office:value-type="float" office:value="119">
            <text:p>119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43">
            <text:p>543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formula="of:=[.B64]*60*60+[.C64]*60+[.D64]" office:value-type="float" office:value="60928">
            <text:p>60928</text:p>
          </table:table-cell>
          <table:table-cell table:formula="of:=([.E65]-[.E64])/60" office:value-type="float" office:value="0.116666666666667">
            <text:p>0.1166666667</text:p>
          </table:table-cell>
          <table:table-cell office:value-type="float" office:value="191">
            <text:p>191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44">
            <text:p>544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formula="of:=[.B65]*60*60+[.C65]*60+[.D65]" office:value-type="float" office:value="60935">
            <text:p>60935</text:p>
          </table:table-cell>
          <table:table-cell table:formula="of:=([.E66]-[.E65])/60" office:value-type="float" office:value="0.0833333333333333">
            <text:p>0.0833333333</text:p>
          </table:table-cell>
          <table:table-cell office:value-type="float" office:value="287">
            <text:p>287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48">
            <text:p>548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B66]*60*60+[.C66]*60+[.D66]" office:value-type="float" office:value="60940">
            <text:p>60940</text:p>
          </table:table-cell>
          <table:table-cell table:formula="of:=([.E67]-[.E66])/60" office:value-type="float" office:value="0.0833333333333333">
            <text:p>0.0833333333</text:p>
          </table:table-cell>
          <table:table-cell office:value-type="float" office:value="481">
            <text:p>481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formula="of:=[.B67]*60*60+[.C67]*60+[.D67]" office:value-type="float" office:value="60945">
            <text:p>60945</text:p>
          </table:table-cell>
          <table:table-cell table:formula="of:=([.E68]-[.E67])/60" office:value-type="float" office:value="0.0833333333333333">
            <text:p>0.0833333333</text:p>
          </table:table-cell>
          <table:table-cell office:value-type="float" office:value="489">
            <text:p>489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51">
            <text:p>55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B68]*60*60+[.C68]*60+[.D68]" office:value-type="float" office:value="60950">
            <text:p>60950</text:p>
          </table:table-cell>
          <table:table-cell table:formula="of:=([.E69]-[.E68])/60" office:value-type="float" office:value="0.0833333333333333">
            <text:p>0.0833333333</text:p>
          </table:table-cell>
          <table:table-cell office:value-type="float" office:value="493">
            <text:p>493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54">
            <text:p>554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table:number-columns-repeated="2" office:value-type="float" office:value="55">
            <text:p>55</text:p>
          </table:table-cell>
          <table:table-cell table:formula="of:=[.B69]*60*60+[.C69]*60+[.D69]" office:value-type="float" office:value="60955">
            <text:p>60955</text:p>
          </table:table-cell>
          <table:table-cell table:formula="of:=([.E70]-[.E69])/60" office:value-type="float" office:value="0.0666666666666667">
            <text:p>0.0666666667</text:p>
          </table:table-cell>
          <table:table-cell office:value-type="float" office:value="606">
            <text:p>606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formula="of:=[.B70]*60*60+[.C70]*60+[.D70]" office:value-type="float" office:value="60959">
            <text:p>60959</text:p>
          </table:table-cell>
          <table:table-cell table:formula="of:=([.E71]-[.E70])/60" office:value-type="float" office:value="0.0833333333333333">
            <text:p>0.0833333333</text:p>
          </table:table-cell>
          <table:table-cell office:value-type="float" office:value="679">
            <text:p>679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59">
            <text:p>55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[.B71]*60*60+[.C71]*60+[.D71]" office:value-type="float" office:value="60964">
            <text:p>60964</text:p>
          </table:table-cell>
          <table:table-cell table:formula="of:=([.E72]-[.E71])/60" office:value-type="float" office:value="0.2">
            <text:p>0.2</text:p>
          </table:table-cell>
          <table:table-cell office:value-type="float" office:value="711">
            <text:p>711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60">
            <text:p>56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formula="of:=[.B72]*60*60+[.C72]*60+[.D72]" office:value-type="float" office:value="60976">
            <text:p>60976</text:p>
          </table:table-cell>
          <table:table-cell table:formula="of:=([.E73]-[.E72])/60" office:value-type="float" office:value="0.0833333333333333">
            <text:p>0.0833333333</text:p>
          </table:table-cell>
          <table:table-cell office:value-type="float" office:value="739">
            <text:p>739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63">
            <text:p>563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table:formula="of:=[.B73]*60*60+[.C73]*60+[.D73]" office:value-type="float" office:value="60981">
            <text:p>60981</text:p>
          </table:table-cell>
          <table:table-cell table:formula="of:=([.E74]-[.E73])/60" office:value-type="float" office:value="0.0666666666666667">
            <text:p>0.0666666667</text:p>
          </table:table-cell>
          <table:table-cell office:value-type="float" office:value="784">
            <text:p>784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65">
            <text:p>565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formula="of:=[.B74]*60*60+[.C74]*60+[.D74]" office:value-type="float" office:value="60985">
            <text:p>60985</text:p>
          </table:table-cell>
          <table:table-cell table:formula="of:=([.E75]-[.E74])/60" office:value-type="float" office:value="0.0666666666666667">
            <text:p>0.0666666667</text:p>
          </table:table-cell>
          <table:table-cell office:value-type="float" office:value="1279">
            <text:p>1279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70">
            <text:p>57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formula="of:=[.B75]*60*60+[.C75]*60+[.D75]" office:value-type="float" office:value="60989">
            <text:p>60989</text:p>
          </table:table-cell>
          <table:table-cell table:formula="of:=([.E76]-[.E75])/60" office:value-type="float" office:value="0.0833333333333333">
            <text:p>0.0833333333</text:p>
          </table:table-cell>
          <table:table-cell office:value-type="float" office:value="1382">
            <text:p>1382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72">
            <text:p>572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[.B76]*60*60+[.C76]*60+[.D76]" office:value-type="float" office:value="60994">
            <text:p>60994</text:p>
          </table:table-cell>
          <table:table-cell table:formula="of:=([.E77]-[.E76])/60" office:value-type="float" office:value="0.0833333333333333">
            <text:p>0.0833333333</text:p>
          </table:table-cell>
          <table:table-cell office:value-type="float" office:value="1410">
            <text:p>1410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83">
            <text:p>583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formula="of:=[.B77]*60*60+[.C77]*60+[.D77]" office:value-type="float" office:value="60999">
            <text:p>60999</text:p>
          </table:table-cell>
          <table:table-cell table:formula="of:=([.E78]-[.E77])/60" office:value-type="float" office:value="0.0833333333333333">
            <text:p>0.0833333333</text:p>
          </table:table-cell>
          <table:table-cell office:value-type="float" office:value="1464">
            <text:p>1464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86">
            <text:p>58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formula="of:=[.B78]*60*60+[.C78]*60+[.D78]" office:value-type="float" office:value="61004">
            <text:p>61004</text:p>
          </table:table-cell>
          <table:table-cell table:formula="of:=([.E79]-[.E78])/60" office:value-type="float" office:value="0.133333333333333">
            <text:p>0.1333333333</text:p>
          </table:table-cell>
          <table:table-cell office:value-type="float" office:value="1485">
            <text:p>1485</text:p>
          </table:table-cell>
          <table:table-cell office:value-type="float" office:value="0.266666666666667">
            <text:p>0.2666666667</text:p>
          </table:table-cell>
          <table:table-cell table:number-columns-repeated="5"/>
          <table:table-cell office:value-type="float" office:value="589">
            <text:p>589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formula="of:=[.B79]*60*60+[.C79]*60+[.D79]" office:value-type="float" office:value="61012">
            <text:p>61012</text:p>
          </table:table-cell>
          <table:table-cell table:formula="of:=([.E80]-[.E79])/60" office:value-type="float" office:value="0.0666666666666667">
            <text:p>0.0666666667</text:p>
          </table:table-cell>
          <table:table-cell office:value-type="float" office:value="83">
            <text:p>83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0">
            <text:p>59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table:number-columns-repeated="2" office:value-type="float" office:value="56">
            <text:p>56</text:p>
          </table:table-cell>
          <table:table-cell table:formula="of:=[.B80]*60*60+[.C80]*60+[.D80]" office:value-type="float" office:value="61016">
            <text:p>61016</text:p>
          </table:table-cell>
          <table:table-cell table:formula="of:=([.E81]-[.E80])/60" office:value-type="float" office:value="0.0833333333333333">
            <text:p>0.0833333333</text:p>
          </table:table-cell>
          <table:table-cell office:value-type="float" office:value="244">
            <text:p>244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1">
            <text:p>591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81]*60*60+[.C81]*60+[.D81]" office:value-type="float" office:value="61021">
            <text:p>61021</text:p>
          </table:table-cell>
          <table:table-cell table:formula="of:=([.E82]-[.E81])/60" office:value-type="float" office:value="0.0666666666666667">
            <text:p>0.0666666667</text:p>
          </table:table-cell>
          <table:table-cell office:value-type="float" office:value="1029">
            <text:p>1029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2">
            <text:p>592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[.B82]*60*60+[.C82]*60+[.D82]" office:value-type="float" office:value="61025">
            <text:p>61025</text:p>
          </table:table-cell>
          <table:table-cell table:formula="of:=([.E83]-[.E82])/60" office:value-type="float" office:value="0.0666666666666667">
            <text:p>0.0666666667</text:p>
          </table:table-cell>
          <table:table-cell office:value-type="float" office:value="1227">
            <text:p>1227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4">
            <text:p>59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formula="of:=[.B83]*60*60+[.C83]*60+[.D83]" office:value-type="float" office:value="61029">
            <text:p>61029</text:p>
          </table:table-cell>
          <table:table-cell table:formula="of:=([.E84]-[.E83])/60" office:value-type="float" office:value="0.0833333333333333">
            <text:p>0.0833333333</text:p>
          </table:table-cell>
          <table:table-cell office:value-type="float" office:value="1280">
            <text:p>1280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5">
            <text:p>595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formula="of:=[.B84]*60*60+[.C84]*60+[.D84]" office:value-type="float" office:value="61034">
            <text:p>61034</text:p>
          </table:table-cell>
          <table:table-cell table:formula="of:=([.E85]-[.E84])/60" office:value-type="float" office:value="0.25">
            <text:p>0.25</text:p>
          </table:table-cell>
          <table:table-cell office:value-type="float" office:value="1400">
            <text:p>1400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596">
            <text:p>596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[.B85]*60*60+[.C85]*60+[.D85]" office:value-type="float" office:value="61049">
            <text:p>61049</text:p>
          </table:table-cell>
          <table:table-cell table:formula="of:=([.E86]-[.E85])/60" office:value-type="float" office:value="0.1">
            <text:p>0.1</text:p>
          </table:table-cell>
          <table:table-cell office:value-type="float" office:value="1448">
            <text:p>1448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601">
            <text:p>601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table:formula="of:=[.B86]*60*60+[.C86]*60+[.D86]" office:value-type="float" office:value="61055">
            <text:p>61055</text:p>
          </table:table-cell>
          <table:table-cell table:formula="of:=([.E87]-[.E86])/60" office:value-type="float" office:value="0.183333333333333">
            <text:p>0.1833333333</text:p>
          </table:table-cell>
          <table:table-cell office:value-type="float" office:value="1449">
            <text:p>1449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float" office:value="603">
            <text:p>603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table:formula="of:=[.B87]*60*60+[.C87]*60+[.D87]" office:value-type="float" office:value="61066">
            <text:p>61066</text:p>
          </table:table-cell>
          <table:table-cell table:formula="of:=([.E88]-[.E87])/60" office:value-type="float" office:value="0.2">
            <text:p>0.2</text:p>
          </table:table-cell>
          <table:table-cell office:value-type="float" office:value="128">
            <text:p>128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04">
            <text:p>60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88]*60*60+[.C88]*60+[.D88]" office:value-type="float" office:value="61078">
            <text:p>61078</text:p>
          </table:table-cell>
          <table:table-cell table:formula="of:=([.E89]-[.E88])/60" office:value-type="float" office:value="0.1">
            <text:p>0.1</text:p>
          </table:table-cell>
          <table:table-cell office:value-type="float" office:value="280">
            <text:p>280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10">
            <text:p>61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[.B89]*60*60+[.C89]*60+[.D89]" office:value-type="float" office:value="61084">
            <text:p>61084</text:p>
          </table:table-cell>
          <table:table-cell table:formula="of:=([.E90]-[.E89])/60" office:value-type="float" office:value="0.0833333333333333">
            <text:p>0.0833333333</text:p>
          </table:table-cell>
          <table:table-cell office:value-type="float" office:value="314">
            <text:p>314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11">
            <text:p>611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formula="of:=[.B90]*60*60+[.C90]*60+[.D90]" office:value-type="float" office:value="61089">
            <text:p>61089</text:p>
          </table:table-cell>
          <table:table-cell table:formula="of:=([.E91]-[.E90])/60" office:value-type="float" office:value="0.0833333333333333">
            <text:p>0.0833333333</text:p>
          </table:table-cell>
          <table:table-cell office:value-type="float" office:value="360">
            <text:p>360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15">
            <text:p>615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table:formula="of:=[.B91]*60*60+[.C91]*60+[.D91]" office:value-type="float" office:value="61094">
            <text:p>61094</text:p>
          </table:table-cell>
          <table:table-cell table:formula="of:=([.E92]-[.E91])/60" office:value-type="float" office:value="0.0833333333333333">
            <text:p>0.0833333333</text:p>
          </table:table-cell>
          <table:table-cell office:value-type="float" office:value="555">
            <text:p>555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16">
            <text:p>61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formula="of:=[.B92]*60*60+[.C92]*60+[.D92]" office:value-type="float" office:value="61099">
            <text:p>61099</text:p>
          </table:table-cell>
          <table:table-cell table:formula="of:=([.E93]-[.E92])/60" office:value-type="float" office:value="0.0833333333333333">
            <text:p>0.0833333333</text:p>
          </table:table-cell>
          <table:table-cell office:value-type="float" office:value="663">
            <text:p>663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22">
            <text:p>622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formula="of:=[.B93]*60*60+[.C93]*60+[.D93]" office:value-type="float" office:value="61104">
            <text:p>61104</text:p>
          </table:table-cell>
          <table:table-cell table:formula="of:=([.E94]-[.E93])/60" office:value-type="float" office:value="0.0833333333333333">
            <text:p>0.0833333333</text:p>
          </table:table-cell>
          <table:table-cell office:value-type="float" office:value="676">
            <text:p>676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26">
            <text:p>626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formula="of:=[.B94]*60*60+[.C94]*60+[.D94]" office:value-type="float" office:value="61109">
            <text:p>61109</text:p>
          </table:table-cell>
          <table:table-cell table:formula="of:=([.E95]-[.E94])/60" office:value-type="float" office:value="0.0833333333333333">
            <text:p>0.0833333333</text:p>
          </table:table-cell>
          <table:table-cell office:value-type="float" office:value="1053">
            <text:p>1053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27">
            <text:p>627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formula="of:=[.B95]*60*60+[.C95]*60+[.D95]" office:value-type="float" office:value="61114">
            <text:p>61114</text:p>
          </table:table-cell>
          <table:table-cell table:formula="of:=([.E96]-[.E95])/60" office:value-type="float" office:value="0.0833333333333333">
            <text:p>0.0833333333</text:p>
          </table:table-cell>
          <table:table-cell office:value-type="float" office:value="1054">
            <text:p>1054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29">
            <text:p>629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table:formula="of:=[.B96]*60*60+[.C96]*60+[.D96]" office:value-type="float" office:value="61119">
            <text:p>61119</text:p>
          </table:table-cell>
          <table:table-cell table:formula="of:=([.E97]-[.E96])/60" office:value-type="float" office:value="0.1">
            <text:p>0.1</text:p>
          </table:table-cell>
          <table:table-cell office:value-type="float" office:value="1121">
            <text:p>1121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2">
            <text:p>63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table:formula="of:=[.B97]*60*60+[.C97]*60+[.D97]" office:value-type="float" office:value="61125">
            <text:p>61125</text:p>
          </table:table-cell>
          <table:table-cell table:formula="of:=([.E98]-[.E97])/60" office:value-type="float" office:value="0.216666666666667">
            <text:p>0.2166666667</text:p>
          </table:table-cell>
          <table:table-cell office:value-type="float" office:value="1177">
            <text:p>1177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4">
            <text:p>63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number-columns-repeated="2" office:value-type="float" office:value="58">
            <text:p>58</text:p>
          </table:table-cell>
          <table:table-cell table:formula="of:=[.B98]*60*60+[.C98]*60+[.D98]" office:value-type="float" office:value="61138">
            <text:p>61138</text:p>
          </table:table-cell>
          <table:table-cell table:formula="of:=([.E99]-[.E98])/60" office:value-type="float" office:value="0.116666666666667">
            <text:p>0.1166666667</text:p>
          </table:table-cell>
          <table:table-cell office:value-type="float" office:value="1200">
            <text:p>1200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6">
            <text:p>636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[.B99]*60*60+[.C99]*60+[.D99]" office:value-type="float" office:value="61145">
            <text:p>61145</text:p>
          </table:table-cell>
          <table:table-cell table:formula="of:=([.E100]-[.E99])/60" office:value-type="float" office:value="0.0833333333333333">
            <text:p>0.0833333333</text:p>
          </table:table-cell>
          <table:table-cell office:value-type="float" office:value="1317">
            <text:p>1317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7">
            <text:p>637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formula="of:=[.B100]*60*60+[.C100]*60+[.D100]" office:value-type="float" office:value="61150">
            <text:p>61150</text:p>
          </table:table-cell>
          <table:table-cell table:formula="of:=([.E101]-[.E100])/60" office:value-type="float" office:value="0.2">
            <text:p>0.2</text:p>
          </table:table-cell>
          <table:table-cell office:value-type="float" office:value="1381">
            <text:p>1381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8">
            <text:p>638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table:formula="of:=[.B101]*60*60+[.C101]*60+[.D101]" office:value-type="float" office:value="61162">
            <text:p>61162</text:p>
          </table:table-cell>
          <table:table-cell table:formula="of:=([.E102]-[.E101])/60" office:value-type="float" office:value="0.183333333333333">
            <text:p>0.1833333333</text:p>
          </table:table-cell>
          <table:table-cell office:value-type="float" office:value="1394">
            <text:p>1394</text:p>
          </table:table-cell>
          <table:table-cell office:value-type="float" office:value="0.233333333333333">
            <text:p>0.2333333333</text:p>
          </table:table-cell>
          <table:table-cell table:number-columns-repeated="5"/>
          <table:table-cell office:value-type="float" office:value="639">
            <text:p>639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table:formula="of:=[.B102]*60*60+[.C102]*60+[.D102]" office:value-type="float" office:value="61173">
            <text:p>61173</text:p>
          </table:table-cell>
          <table:table-cell table:formula="of:=([.E103]-[.E102])/60" office:value-type="float" office:value="0.0833333333333333">
            <text:p>0.0833333333</text:p>
          </table:table-cell>
          <table:table-cell office:value-type="float" office:value="96">
            <text:p>96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41">
            <text:p>641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table:formula="of:=[.B103]*60*60+[.C103]*60+[.D103]" office:value-type="float" office:value="61178">
            <text:p>61178</text:p>
          </table:table-cell>
          <table:table-cell table:formula="of:=([.E104]-[.E103])/60" office:value-type="float" office:value="0.0666666666666667">
            <text:p>0.0666666667</text:p>
          </table:table-cell>
          <table:table-cell office:value-type="float" office:value="173">
            <text:p>173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42">
            <text:p>64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table:formula="of:=[.B104]*60*60+[.C104]*60+[.D104]" office:value-type="float" office:value="61182">
            <text:p>61182</text:p>
          </table:table-cell>
          <table:table-cell table:formula="of:=([.E105]-[.E104])/60" office:value-type="float" office:value="0.166666666666667">
            <text:p>0.1666666667</text:p>
          </table:table-cell>
          <table:table-cell office:value-type="float" office:value="174">
            <text:p>174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46">
            <text:p>646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table:formula="of:=[.B105]*60*60+[.C105]*60+[.D105]" office:value-type="float" office:value="61192">
            <text:p>61192</text:p>
          </table:table-cell>
          <table:table-cell table:formula="of:=([.E106]-[.E105])/60" office:value-type="float" office:value="0.0833333333333333">
            <text:p>0.0833333333</text:p>
          </table:table-cell>
          <table:table-cell office:value-type="float" office:value="286">
            <text:p>286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formula="of:=[.B106]*60*60+[.C106]*60+[.D106]" office:value-type="float" office:value="61197">
            <text:p>61197</text:p>
          </table:table-cell>
          <table:table-cell table:formula="of:=([.E107]-[.E106])/60" office:value-type="float" office:value="0.0833333333333333">
            <text:p>0.0833333333</text:p>
          </table:table-cell>
          <table:table-cell office:value-type="float" office:value="398">
            <text:p>398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49">
            <text:p>649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107]*60*60+[.C107]*60+[.D107]" office:value-type="float" office:value="61202">
            <text:p>61202</text:p>
          </table:table-cell>
          <table:table-cell table:formula="of:=([.E108]-[.E107])/60" office:value-type="float" office:value="0.0833333333333333">
            <text:p>0.0833333333</text:p>
          </table:table-cell>
          <table:table-cell office:value-type="float" office:value="401">
            <text:p>40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53">
            <text:p>653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B108]*60*60+[.C108]*60+[.D108]" office:value-type="float" office:value="61207">
            <text:p>61207</text:p>
          </table:table-cell>
          <table:table-cell table:formula="of:=([.E109]-[.E108])/60" office:value-type="float" office:value="0.0833333333333333">
            <text:p>0.0833333333</text:p>
          </table:table-cell>
          <table:table-cell office:value-type="float" office:value="462">
            <text:p>462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54">
            <text:p>654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.B109]*60*60+[.C109]*60+[.D109]" office:value-type="float" office:value="61212">
            <text:p>61212</text:p>
          </table:table-cell>
          <table:table-cell table:formula="of:=([.E110]-[.E109])/60" office:value-type="float" office:value="0.0833333333333333">
            <text:p>0.0833333333</text:p>
          </table:table-cell>
          <table:table-cell office:value-type="float" office:value="497">
            <text:p>497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57">
            <text:p>657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B110]*60*60+[.C110]*60+[.D110]" office:value-type="float" office:value="61217">
            <text:p>61217</text:p>
          </table:table-cell>
          <table:table-cell table:formula="of:=([.E111]-[.E110])/60" office:value-type="float" office:value="0.0666666666666667">
            <text:p>0.0666666667</text:p>
          </table:table-cell>
          <table:table-cell office:value-type="float" office:value="571">
            <text:p>57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59">
            <text:p>659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B111]*60*60+[.C111]*60+[.D111]" office:value-type="float" office:value="61221">
            <text:p>61221</text:p>
          </table:table-cell>
          <table:table-cell table:formula="of:=([.E112]-[.E111])/60" office:value-type="float" office:value="0.0666666666666667">
            <text:p>0.0666666667</text:p>
          </table:table-cell>
          <table:table-cell office:value-type="float" office:value="630">
            <text:p>630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60">
            <text:p>66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B112]*60*60+[.C112]*60+[.D112]" office:value-type="float" office:value="61225">
            <text:p>61225</text:p>
          </table:table-cell>
          <table:table-cell table:formula="of:=([.E113]-[.E112])/60" office:value-type="float" office:value="0.0833333333333333">
            <text:p>0.0833333333</text:p>
          </table:table-cell>
          <table:table-cell office:value-type="float" office:value="648">
            <text:p>648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63">
            <text:p>663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B113]*60*60+[.C113]*60+[.D113]" office:value-type="float" office:value="61230">
            <text:p>61230</text:p>
          </table:table-cell>
          <table:table-cell table:formula="of:=([.E114]-[.E113])/60" office:value-type="float" office:value="0.133333333333333">
            <text:p>0.1333333333</text:p>
          </table:table-cell>
          <table:table-cell office:value-type="float" office:value="661">
            <text:p>66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66">
            <text:p>666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.B114]*60*60+[.C114]*60+[.D114]" office:value-type="float" office:value="61238">
            <text:p>61238</text:p>
          </table:table-cell>
          <table:table-cell table:formula="of:=([.E115]-[.E114])/60" office:value-type="float" office:value="0.2">
            <text:p>0.2</text:p>
          </table:table-cell>
          <table:table-cell office:value-type="float" office:value="701">
            <text:p>70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69">
            <text:p>669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B115]*60*60+[.C115]*60+[.D115]" office:value-type="float" office:value="61250">
            <text:p>61250</text:p>
          </table:table-cell>
          <table:table-cell table:formula="of:=([.E116]-[.E115])/60" office:value-type="float" office:value="0.15">
            <text:p>0.15</text:p>
          </table:table-cell>
          <table:table-cell office:value-type="float" office:value="768">
            <text:p>768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76">
            <text:p>67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.B116]*60*60+[.C116]*60+[.D116]" office:value-type="float" office:value="61259">
            <text:p>61259</text:p>
          </table:table-cell>
          <table:table-cell table:formula="of:=([.E117]-[.E116])/60" office:value-type="float" office:value="0.183333333333333">
            <text:p>0.1833333333</text:p>
          </table:table-cell>
          <table:table-cell office:value-type="float" office:value="801">
            <text:p>80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B117]*60*60+[.C117]*60+[.D117]" office:value-type="float" office:value="61270">
            <text:p>61270</text:p>
          </table:table-cell>
          <table:table-cell table:formula="of:=([.E118]-[.E117])/60" office:value-type="float" office:value="0.166666666666667">
            <text:p>0.1666666667</text:p>
          </table:table-cell>
          <table:table-cell office:value-type="float" office:value="1037">
            <text:p>1037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82">
            <text:p>682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B118]*60*60+[.C118]*60+[.D118]" office:value-type="float" office:value="61280">
            <text:p>61280</text:p>
          </table:table-cell>
          <table:table-cell table:formula="of:=([.E119]-[.E118])/60" office:value-type="float" office:value="0.0833333333333333">
            <text:p>0.0833333333</text:p>
          </table:table-cell>
          <table:table-cell office:value-type="float" office:value="1118">
            <text:p>1118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84">
            <text:p>684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B119]*60*60+[.C119]*60+[.D119]" office:value-type="float" office:value="61285">
            <text:p>61285</text:p>
          </table:table-cell>
          <table:table-cell table:formula="of:=([.E120]-[.E119])/60" office:value-type="float" office:value="0.1">
            <text:p>0.1</text:p>
          </table:table-cell>
          <table:table-cell office:value-type="float" office:value="1131">
            <text:p>113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85">
            <text:p>685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B120]*60*60+[.C120]*60+[.D120]" office:value-type="float" office:value="61291">
            <text:p>61291</text:p>
          </table:table-cell>
          <table:table-cell table:formula="of:=([.E121]-[.E120])/60" office:value-type="float" office:value="0.266666666666667">
            <text:p>0.2666666667</text:p>
          </table:table-cell>
          <table:table-cell office:value-type="float" office:value="1228">
            <text:p>1228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87">
            <text:p>687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[.B121]*60*60+[.C121]*60+[.D121]" office:value-type="float" office:value="61307">
            <text:p>61307</text:p>
          </table:table-cell>
          <table:table-cell table:formula="of:=([.E122]-[.E121])/60" office:value-type="float" office:value="0.0666666666666667">
            <text:p>0.0666666667</text:p>
          </table:table-cell>
          <table:table-cell office:value-type="float" office:value="1323">
            <text:p>1323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90">
            <text:p>69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B122]*60*60+[.C122]*60+[.D122]" office:value-type="float" office:value="61311">
            <text:p>61311</text:p>
          </table:table-cell>
          <table:table-cell table:formula="of:=([.E123]-[.E122])/60" office:value-type="float" office:value="0.0666666666666667">
            <text:p>0.0666666667</text:p>
          </table:table-cell>
          <table:table-cell office:value-type="float" office:value="1349">
            <text:p>1349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91">
            <text:p>691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B123]*60*60+[.C123]*60+[.D123]" office:value-type="float" office:value="61315">
            <text:p>61315</text:p>
          </table:table-cell>
          <table:table-cell table:formula="of:=([.E124]-[.E123])/60" office:value-type="float" office:value="0.05">
            <text:p>0.05</text:p>
          </table:table-cell>
          <table:table-cell office:value-type="float" office:value="1359">
            <text:p>1359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96">
            <text:p>696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B124]*60*60+[.C124]*60+[.D124]" office:value-type="float" office:value="61318">
            <text:p>61318</text:p>
          </table:table-cell>
          <table:table-cell table:formula="of:=([.E125]-[.E124])/60" office:value-type="float" office:value="0.05">
            <text:p>0.05</text:p>
          </table:table-cell>
          <table:table-cell office:value-type="float" office:value="1371">
            <text:p>1371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97">
            <text:p>697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5]*60*60+[.C125]*60+[.D125]" office:value-type="float" office:value="61321">
            <text:p>61321</text:p>
          </table:table-cell>
          <table:table-cell table:formula="of:=([.E126]-[.E125])/60" office:value-type="float" office:value="0.05">
            <text:p>0.05</text:p>
          </table:table-cell>
          <table:table-cell office:value-type="float" office:value="1379">
            <text:p>1379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26]*60*60+[.C126]*60+[.D126]" office:value-type="float" office:value="61324">
            <text:p>61324</text:p>
          </table:table-cell>
          <table:table-cell table:formula="of:=([.E127]-[.E126])/60" office:value-type="float" office:value="0.0666666666666667">
            <text:p>0.0666666667</text:p>
          </table:table-cell>
          <table:table-cell office:value-type="float" office:value="1397">
            <text:p>1397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702">
            <text:p>702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127]*60*60+[.C127]*60+[.D127]" office:value-type="float" office:value="61328">
            <text:p>61328</text:p>
          </table:table-cell>
          <table:table-cell table:formula="of:=([.E128]-[.E127])/60" office:value-type="float" office:value="0.05">
            <text:p>0.05</text:p>
          </table:table-cell>
          <table:table-cell office:value-type="float" office:value="1484">
            <text:p>1484</text:p>
          </table:table-cell>
          <table:table-cell office:value-type="float" office:value="0.216666666666667">
            <text:p>0.2166666667</text:p>
          </table:table-cell>
          <table:table-cell table:number-columns-repeated="5"/>
          <table:table-cell office:value-type="float" office:value="703">
            <text:p>703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B128]*60*60+[.C128]*60+[.D128]" office:value-type="float" office:value="61331">
            <text:p>61331</text:p>
          </table:table-cell>
          <table:table-cell table:formula="of:=([.E129]-[.E128])/60" office:value-type="float" office:value="0.0833333333333333">
            <text:p>0.0833333333</text:p>
          </table:table-cell>
          <table:table-cell office:value-type="float" office:value="70">
            <text:p>70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B129]*60*60+[.C129]*60+[.D129]" office:value-type="float" office:value="61336">
            <text:p>61336</text:p>
          </table:table-cell>
          <table:table-cell table:formula="of:=([.E130]-[.E129])/60" office:value-type="float" office:value="0.233333333333333">
            <text:p>0.2333333333</text:p>
          </table:table-cell>
          <table:table-cell office:value-type="float" office:value="86">
            <text:p>8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2">
            <text:p>71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B130]*60*60+[.C130]*60+[.D130]" office:value-type="float" office:value="61350">
            <text:p>61350</text:p>
          </table:table-cell>
          <table:table-cell table:formula="of:=([.E131]-[.E130])/60" office:value-type="float" office:value="0.0666666666666667">
            <text:p>0.0666666667</text:p>
          </table:table-cell>
          <table:table-cell office:value-type="float" office:value="99">
            <text:p>9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4">
            <text:p>71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[.B131]*60*60+[.C131]*60+[.D131]" office:value-type="float" office:value="61354">
            <text:p>61354</text:p>
          </table:table-cell>
          <table:table-cell table:formula="of:=([.E132]-[.E131])/60" office:value-type="float" office:value="0.0833333333333333">
            <text:p>0.0833333333</text:p>
          </table:table-cell>
          <table:table-cell office:value-type="float" office:value="113">
            <text:p>113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5">
            <text:p>715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formula="of:=[.B132]*60*60+[.C132]*60+[.D132]" office:value-type="float" office:value="61359">
            <text:p>61359</text:p>
          </table:table-cell>
          <table:table-cell table:formula="of:=([.E133]-[.E132])/60" office:value-type="float" office:value="0.0833333333333333">
            <text:p>0.0833333333</text:p>
          </table:table-cell>
          <table:table-cell office:value-type="float" office:value="226">
            <text:p>22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7">
            <text:p>717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B133]*60*60+[.C133]*60+[.D133]" office:value-type="float" office:value="61364">
            <text:p>61364</text:p>
          </table:table-cell>
          <table:table-cell table:formula="of:=([.E134]-[.E133])/60" office:value-type="float" office:value="0.0666666666666667">
            <text:p>0.0666666667</text:p>
          </table:table-cell>
          <table:table-cell office:value-type="float" office:value="227">
            <text:p>22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8">
            <text:p>718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formula="of:=[.B134]*60*60+[.C134]*60+[.D134]" office:value-type="float" office:value="61368">
            <text:p>61368</text:p>
          </table:table-cell>
          <table:table-cell table:formula="of:=([.E135]-[.E134])/60" office:value-type="float" office:value="0.0833333333333333">
            <text:p>0.0833333333</text:p>
          </table:table-cell>
          <table:table-cell office:value-type="float" office:value="254">
            <text:p>25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19">
            <text:p>719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formula="of:=[.B135]*60*60+[.C135]*60+[.D135]" office:value-type="float" office:value="61373">
            <text:p>61373</text:p>
          </table:table-cell>
          <table:table-cell table:formula="of:=([.E136]-[.E135])/60" office:value-type="float" office:value="0.133333333333333">
            <text:p>0.1333333333</text:p>
          </table:table-cell>
          <table:table-cell office:value-type="float" office:value="281">
            <text:p>281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20">
            <text:p>72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36]*60*60+[.C136]*60+[.D136]" office:value-type="float" office:value="61381">
            <text:p>61381</text:p>
          </table:table-cell>
          <table:table-cell table:formula="of:=([.E137]-[.E136])/60" office:value-type="float" office:value="0.0833333333333333">
            <text:p>0.0833333333</text:p>
          </table:table-cell>
          <table:table-cell office:value-type="float" office:value="296">
            <text:p>29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22">
            <text:p>722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137]*60*60+[.C137]*60+[.D137]" office:value-type="float" office:value="61386">
            <text:p>61386</text:p>
          </table:table-cell>
          <table:table-cell table:formula="of:=([.E138]-[.E137])/60" office:value-type="float" office:value="0.116666666666667">
            <text:p>0.1166666667</text:p>
          </table:table-cell>
          <table:table-cell office:value-type="float" office:value="337">
            <text:p>33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23">
            <text:p>723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138]*60*60+[.C138]*60+[.D138]" office:value-type="float" office:value="61393">
            <text:p>61393</text:p>
          </table:table-cell>
          <table:table-cell table:formula="of:=([.E139]-[.E138])/60" office:value-type="float" office:value="0.0833333333333333">
            <text:p>0.0833333333</text:p>
          </table:table-cell>
          <table:table-cell office:value-type="float" office:value="390">
            <text:p>390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26">
            <text:p>726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139]*60*60+[.C139]*60+[.D139]" office:value-type="float" office:value="61398">
            <text:p>61398</text:p>
          </table:table-cell>
          <table:table-cell table:formula="of:=([.E140]-[.E139])/60" office:value-type="float" office:value="0.0833333333333333">
            <text:p>0.0833333333</text:p>
          </table:table-cell>
          <table:table-cell office:value-type="float" office:value="403">
            <text:p>403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28">
            <text:p>72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[.B140]*60*60+[.C140]*60+[.D140]" office:value-type="float" office:value="61403">
            <text:p>61403</text:p>
          </table:table-cell>
          <table:table-cell table:formula="of:=([.E141]-[.E140])/60" office:value-type="float" office:value="0.0833333333333333">
            <text:p>0.0833333333</text:p>
          </table:table-cell>
          <table:table-cell office:value-type="float" office:value="412">
            <text:p>412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33">
            <text:p>733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.B141]*60*60+[.C141]*60+[.D141]" office:value-type="float" office:value="61408">
            <text:p>61408</text:p>
          </table:table-cell>
          <table:table-cell table:formula="of:=([.E142]-[.E141])/60" office:value-type="float" office:value="0.0833333333333333">
            <text:p>0.0833333333</text:p>
          </table:table-cell>
          <table:table-cell office:value-type="float" office:value="437">
            <text:p>43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34">
            <text:p>73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B142]*60*60+[.C142]*60+[.D142]" office:value-type="float" office:value="61413">
            <text:p>61413</text:p>
          </table:table-cell>
          <table:table-cell table:formula="of:=([.E143]-[.E142])/60" office:value-type="float" office:value="0.0833333333333333">
            <text:p>0.0833333333</text:p>
          </table:table-cell>
          <table:table-cell office:value-type="float" office:value="452">
            <text:p>452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36">
            <text:p>73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[.B143]*60*60+[.C143]*60+[.D143]" office:value-type="float" office:value="61418">
            <text:p>61418</text:p>
          </table:table-cell>
          <table:table-cell table:formula="of:=([.E144]-[.E143])/60" office:value-type="float" office:value="0.0833333333333333">
            <text:p>0.0833333333</text:p>
          </table:table-cell>
          <table:table-cell office:value-type="float" office:value="457">
            <text:p>45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38">
            <text:p>738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[.B144]*60*60+[.C144]*60+[.D144]" office:value-type="float" office:value="61423">
            <text:p>61423</text:p>
          </table:table-cell>
          <table:table-cell table:formula="of:=([.E145]-[.E144])/60" office:value-type="float" office:value="0.183333333333333">
            <text:p>0.1833333333</text:p>
          </table:table-cell>
          <table:table-cell office:value-type="float" office:value="532">
            <text:p>532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44">
            <text:p>744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formula="of:=[.B145]*60*60+[.C145]*60+[.D145]" office:value-type="float" office:value="61434">
            <text:p>61434</text:p>
          </table:table-cell>
          <table:table-cell table:formula="of:=([.E146]-[.E145])/60" office:value-type="float" office:value="0.0833333333333333">
            <text:p>0.0833333333</text:p>
          </table:table-cell>
          <table:table-cell office:value-type="float" office:value="539">
            <text:p>53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46">
            <text:p>74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formula="of:=[.B146]*60*60+[.C146]*60+[.D146]" office:value-type="float" office:value="61439">
            <text:p>61439</text:p>
          </table:table-cell>
          <table:table-cell table:formula="of:=([.E147]-[.E146])/60" office:value-type="float" office:value="0.116666666666667">
            <text:p>0.1166666667</text:p>
          </table:table-cell>
          <table:table-cell office:value-type="float" office:value="567">
            <text:p>56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47">
            <text:p>747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147]*60*60+[.C147]*60+[.D147]" office:value-type="float" office:value="61446">
            <text:p>61446</text:p>
          </table:table-cell>
          <table:table-cell table:formula="of:=([.E148]-[.E147])/60" office:value-type="float" office:value="0.0833333333333333">
            <text:p>0.0833333333</text:p>
          </table:table-cell>
          <table:table-cell office:value-type="float" office:value="568">
            <text:p>568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57">
            <text:p>757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B148]*60*60+[.C148]*60+[.D148]" office:value-type="float" office:value="61451">
            <text:p>61451</text:p>
          </table:table-cell>
          <table:table-cell table:formula="of:=([.E149]-[.E148])/60" office:value-type="float" office:value="0.0833333333333333">
            <text:p>0.0833333333</text:p>
          </table:table-cell>
          <table:table-cell office:value-type="float" office:value="574">
            <text:p>57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62">
            <text:p>76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[.B149]*60*60+[.C149]*60+[.D149]" office:value-type="float" office:value="61456">
            <text:p>61456</text:p>
          </table:table-cell>
          <table:table-cell table:formula="of:=([.E150]-[.E149])/60" office:value-type="float" office:value="0.0833333333333333">
            <text:p>0.0833333333</text:p>
          </table:table-cell>
          <table:table-cell office:value-type="float" office:value="597">
            <text:p>59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63">
            <text:p>763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[.B150]*60*60+[.C150]*60+[.D150]" office:value-type="float" office:value="61461">
            <text:p>61461</text:p>
          </table:table-cell>
          <table:table-cell table:formula="of:=([.E151]-[.E150])/60" office:value-type="float" office:value="0.0833333333333333">
            <text:p>0.0833333333</text:p>
          </table:table-cell>
          <table:table-cell office:value-type="float" office:value="670">
            <text:p>670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65">
            <text:p>765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151]*60*60+[.C151]*60+[.D151]" office:value-type="float" office:value="61466">
            <text:p>61466</text:p>
          </table:table-cell>
          <table:table-cell table:formula="of:=([.E152]-[.E151])/60" office:value-type="float" office:value="0.1">
            <text:p>0.1</text:p>
          </table:table-cell>
          <table:table-cell office:value-type="float" office:value="716">
            <text:p>71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796">
            <text:p>79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152]*60*60+[.C152]*60+[.D152]" office:value-type="float" office:value="61472">
            <text:p>61472</text:p>
          </table:table-cell>
          <table:table-cell table:formula="of:=([.E153]-[.E152])/60" office:value-type="float" office:value="0.0833333333333333">
            <text:p>0.0833333333</text:p>
          </table:table-cell>
          <table:table-cell office:value-type="float" office:value="737">
            <text:p>73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805">
            <text:p>805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[.B153]*60*60+[.C153]*60+[.D153]" office:value-type="float" office:value="61477">
            <text:p>61477</text:p>
          </table:table-cell>
          <table:table-cell table:formula="of:=([.E154]-[.E153])/60" office:value-type="float" office:value="0.05">
            <text:p>0.05</text:p>
          </table:table-cell>
          <table:table-cell office:value-type="float" office:value="795">
            <text:p>795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831">
            <text:p>831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B154]*60*60+[.C154]*60+[.D154]" office:value-type="float" office:value="61480">
            <text:p>61480</text:p>
          </table:table-cell>
          <table:table-cell table:formula="of:=([.E155]-[.E154])/60" office:value-type="float" office:value="0.05">
            <text:p>0.05</text:p>
          </table:table-cell>
          <table:table-cell office:value-type="float" office:value="804">
            <text:p>80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838">
            <text:p>83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formula="of:=[.B155]*60*60+[.C155]*60+[.D155]" office:value-type="float" office:value="61483">
            <text:p>61483</text:p>
          </table:table-cell>
          <table:table-cell table:formula="of:=([.E156]-[.E155])/60" office:value-type="float" office:value="0.05">
            <text:p>0.05</text:p>
          </table:table-cell>
          <table:table-cell office:value-type="float" office:value="840">
            <text:p>840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852">
            <text:p>852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formula="of:=[.B156]*60*60+[.C156]*60+[.D156]" office:value-type="float" office:value="61486">
            <text:p>61486</text:p>
          </table:table-cell>
          <table:table-cell table:formula="of:=([.E157]-[.E156])/60" office:value-type="float" office:value="0.0666666666666667">
            <text:p>0.0666666667</text:p>
          </table:table-cell>
          <table:table-cell office:value-type="float" office:value="946">
            <text:p>94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856">
            <text:p>856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B157]*60*60+[.C157]*60+[.D157]" office:value-type="float" office:value="61490">
            <text:p>61490</text:p>
          </table:table-cell>
          <table:table-cell table:formula="of:=([.E158]-[.E157])/60" office:value-type="float" office:value="0.1">
            <text:p>0.1</text:p>
          </table:table-cell>
          <table:table-cell office:value-type="float" office:value="954">
            <text:p>95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09">
            <text:p>909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[.B158]*60*60+[.C158]*60+[.D158]" office:value-type="float" office:value="61496">
            <text:p>61496</text:p>
          </table:table-cell>
          <table:table-cell table:formula="of:=([.E159]-[.E158])/60" office:value-type="float" office:value="0.0833333333333333">
            <text:p>0.0833333333</text:p>
          </table:table-cell>
          <table:table-cell office:value-type="float" office:value="977">
            <text:p>97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21">
            <text:p>921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59]*60*60+[.C159]*60+[.D159]" office:value-type="float" office:value="61501">
            <text:p>61501</text:p>
          </table:table-cell>
          <table:table-cell table:formula="of:=([.E160]-[.E159])/60" office:value-type="float" office:value="0.0666666666666667">
            <text:p>0.0666666667</text:p>
          </table:table-cell>
          <table:table-cell office:value-type="float" office:value="991">
            <text:p>991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24">
            <text:p>924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60]*60*60+[.C160]*60+[.D160]" office:value-type="float" office:value="61505">
            <text:p>61505</text:p>
          </table:table-cell>
          <table:table-cell table:formula="of:=([.E161]-[.E160])/60" office:value-type="float" office:value="0.0666666666666667">
            <text:p>0.0666666667</text:p>
          </table:table-cell>
          <table:table-cell office:value-type="float" office:value="1020">
            <text:p>1020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32">
            <text:p>932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B161]*60*60+[.C161]*60+[.D161]" office:value-type="float" office:value="61509">
            <text:p>61509</text:p>
          </table:table-cell>
          <table:table-cell table:formula="of:=([.E162]-[.E161])/60" office:value-type="float" office:value="0.0833333333333333">
            <text:p>0.0833333333</text:p>
          </table:table-cell>
          <table:table-cell office:value-type="float" office:value="1056">
            <text:p>105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58">
            <text:p>958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B162]*60*60+[.C162]*60+[.D162]" office:value-type="float" office:value="61514">
            <text:p>61514</text:p>
          </table:table-cell>
          <table:table-cell table:formula="of:=([.E163]-[.E162])/60" office:value-type="float" office:value="0.0833333333333333">
            <text:p>0.0833333333</text:p>
          </table:table-cell>
          <table:table-cell office:value-type="float" office:value="1066">
            <text:p>106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72">
            <text:p>972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B163]*60*60+[.C163]*60+[.D163]" office:value-type="float" office:value="61519">
            <text:p>61519</text:p>
          </table:table-cell>
          <table:table-cell table:formula="of:=([.E164]-[.E163])/60" office:value-type="float" office:value="0.0833333333333333">
            <text:p>0.0833333333</text:p>
          </table:table-cell>
          <table:table-cell office:value-type="float" office:value="1166">
            <text:p>1166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75">
            <text:p>975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B164]*60*60+[.C164]*60+[.D164]" office:value-type="float" office:value="61524">
            <text:p>61524</text:p>
          </table:table-cell>
          <table:table-cell table:formula="of:=([.E165]-[.E164])/60" office:value-type="float" office:value="0.0833333333333333">
            <text:p>0.0833333333</text:p>
          </table:table-cell>
          <table:table-cell office:value-type="float" office:value="1199">
            <text:p>119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986">
            <text:p>986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[.B165]*60*60+[.C165]*60+[.D165]" office:value-type="float" office:value="61529">
            <text:p>61529</text:p>
          </table:table-cell>
          <table:table-cell table:formula="of:=([.E166]-[.E165])/60" office:value-type="float" office:value="0.0833333333333333">
            <text:p>0.0833333333</text:p>
          </table:table-cell>
          <table:table-cell office:value-type="float" office:value="1209">
            <text:p>120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10">
            <text:p>101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[.B166]*60*60+[.C166]*60+[.D166]" office:value-type="float" office:value="61534">
            <text:p>61534</text:p>
          </table:table-cell>
          <table:table-cell table:formula="of:=([.E167]-[.E166])/60" office:value-type="float" office:value="0.0833333333333333">
            <text:p>0.0833333333</text:p>
          </table:table-cell>
          <table:table-cell office:value-type="float" office:value="1294">
            <text:p>129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11">
            <text:p>1011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[.B167]*60*60+[.C167]*60+[.D167]" office:value-type="float" office:value="61539">
            <text:p>61539</text:p>
          </table:table-cell>
          <table:table-cell table:formula="of:=([.E168]-[.E167])/60" office:value-type="float" office:value="0.0833333333333333">
            <text:p>0.0833333333</text:p>
          </table:table-cell>
          <table:table-cell office:value-type="float" office:value="1304">
            <text:p>1304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formula="of:=[.B168]*60*60+[.C168]*60+[.D168]" office:value-type="float" office:value="61544">
            <text:p>61544</text:p>
          </table:table-cell>
          <table:table-cell table:formula="of:=([.E169]-[.E168])/60" office:value-type="float" office:value="0.0833333333333333">
            <text:p>0.0833333333</text:p>
          </table:table-cell>
          <table:table-cell office:value-type="float" office:value="1329">
            <text:p>132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15">
            <text:p>1015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formula="of:=[.B169]*60*60+[.C169]*60+[.D169]" office:value-type="float" office:value="61549">
            <text:p>61549</text:p>
          </table:table-cell>
          <table:table-cell table:formula="of:=([.E170]-[.E169])/60" office:value-type="float" office:value="0.116666666666667">
            <text:p>0.1166666667</text:p>
          </table:table-cell>
          <table:table-cell office:value-type="float" office:value="1367">
            <text:p>136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26">
            <text:p>1026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formula="of:=[.B170]*60*60+[.C170]*60+[.D170]" office:value-type="float" office:value="61556">
            <text:p>61556</text:p>
          </table:table-cell>
          <table:table-cell table:formula="of:=([.E171]-[.E170])/60" office:value-type="float" office:value="0.0833333333333333">
            <text:p>0.0833333333</text:p>
          </table:table-cell>
          <table:table-cell office:value-type="float" office:value="1372">
            <text:p>1372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27">
            <text:p>1027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1]*60*60+[.C171]*60+[.D171]" office:value-type="float" office:value="61561">
            <text:p>61561</text:p>
          </table:table-cell>
          <table:table-cell table:formula="of:=([.E172]-[.E171])/60" office:value-type="float" office:value="0.0833333333333333">
            <text:p>0.0833333333</text:p>
          </table:table-cell>
          <table:table-cell office:value-type="float" office:value="1399">
            <text:p>139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float" office:value="1036">
            <text:p>1036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[.B172]*60*60+[.C172]*60+[.D172]" office:value-type="float" office:value="61566">
            <text:p>61566</text:p>
          </table:table-cell>
          <table:table-cell table:formula="of:=([.E173]-[.E172])/60" office:value-type="float" office:value="0.116666666666667">
            <text:p>0.1166666667</text:p>
          </table:table-cell>
          <table:table-cell office:value-type="float" office:value="21">
            <text:p>2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39">
            <text:p>1039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[.B173]*60*60+[.C173]*60+[.D173]" office:value-type="float" office:value="61573">
            <text:p>61573</text:p>
          </table:table-cell>
          <table:table-cell table:formula="of:=([.E174]-[.E173])/60" office:value-type="float" office:value="0.1">
            <text:p>0.1</text:p>
          </table:table-cell>
          <table:table-cell office:value-type="float" office:value="25">
            <text:p>2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46">
            <text:p>1046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B174]*60*60+[.C174]*60+[.D174]" office:value-type="float" office:value="61579">
            <text:p>61579</text:p>
          </table:table-cell>
          <table:table-cell table:formula="of:=([.E175]-[.E174])/60" office:value-type="float" office:value="0.216666666666667">
            <text:p>0.2166666667</text:p>
          </table:table-cell>
          <table:table-cell office:value-type="float" office:value="27">
            <text:p>2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52">
            <text:p>1052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175]*60*60+[.C175]*60+[.D175]" office:value-type="float" office:value="61592">
            <text:p>61592</text:p>
          </table:table-cell>
          <table:table-cell table:formula="of:=([.E176]-[.E175])/60" office:value-type="float" office:value="0.216666666666667">
            <text:p>0.2166666667</text:p>
          </table:table-cell>
          <table:table-cell office:value-type="float" office:value="38">
            <text:p>38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65">
            <text:p>1065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formula="of:=[.B176]*60*60+[.C176]*60+[.D176]" office:value-type="float" office:value="61605">
            <text:p>61605</text:p>
          </table:table-cell>
          <table:table-cell table:formula="of:=([.E177]-[.E176])/60" office:value-type="float" office:value="0.466666666666667">
            <text:p>0.4666666667</text:p>
          </table:table-cell>
          <table:table-cell office:value-type="float" office:value="85">
            <text:p>8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69">
            <text:p>1069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B177]*60*60+[.C177]*60+[.D177]" office:value-type="float" office:value="61633">
            <text:p>61633</text:p>
          </table:table-cell>
          <table:table-cell table:formula="of:=([.E178]-[.E177])/60" office:value-type="float" office:value="0.0833333333333333">
            <text:p>0.0833333333</text:p>
          </table:table-cell>
          <table:table-cell office:value-type="float" office:value="100">
            <text:p>10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76">
            <text:p>107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[.B178]*60*60+[.C178]*60+[.D178]" office:value-type="float" office:value="61638">
            <text:p>61638</text:p>
          </table:table-cell>
          <table:table-cell table:formula="of:=([.E179]-[.E178])/60" office:value-type="float" office:value="0.0666666666666667">
            <text:p>0.0666666667</text:p>
          </table:table-cell>
          <table:table-cell office:value-type="float" office:value="115">
            <text:p>11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085">
            <text:p>1085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B179]*60*60+[.C179]*60+[.D179]" office:value-type="float" office:value="61642">
            <text:p>61642</text:p>
          </table:table-cell>
          <table:table-cell table:formula="of:=([.E180]-[.E179])/60" office:value-type="float" office:value="0.0666666666666667">
            <text:p>0.0666666667</text:p>
          </table:table-cell>
          <table:table-cell office:value-type="float" office:value="143">
            <text:p>14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02">
            <text:p>1102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[.B180]*60*60+[.C180]*60+[.D180]" office:value-type="float" office:value="61646">
            <text:p>61646</text:p>
          </table:table-cell>
          <table:table-cell table:formula="of:=([.E181]-[.E180])/60" office:value-type="float" office:value="0.116666666666667">
            <text:p>0.1166666667</text:p>
          </table:table-cell>
          <table:table-cell office:value-type="float" office:value="212">
            <text:p>21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04">
            <text:p>110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[.B181]*60*60+[.C181]*60+[.D181]" office:value-type="float" office:value="61653">
            <text:p>61653</text:p>
          </table:table-cell>
          <table:table-cell table:formula="of:=([.E182]-[.E181])/60" office:value-type="float" office:value="0.1">
            <text:p>0.1</text:p>
          </table:table-cell>
          <table:table-cell office:value-type="float" office:value="236">
            <text:p>23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06">
            <text:p>1106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B182]*60*60+[.C182]*60+[.D182]" office:value-type="float" office:value="61659">
            <text:p>61659</text:p>
          </table:table-cell>
          <table:table-cell table:formula="of:=([.E183]-[.E182])/60" office:value-type="float" office:value="0.0833333333333333">
            <text:p>0.0833333333</text:p>
          </table:table-cell>
          <table:table-cell office:value-type="float" office:value="242">
            <text:p>24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10">
            <text:p>111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formula="of:=[.B183]*60*60+[.C183]*60+[.D183]" office:value-type="float" office:value="61664">
            <text:p>61664</text:p>
          </table:table-cell>
          <table:table-cell table:formula="of:=([.E184]-[.E183])/60" office:value-type="float" office:value="0.0666666666666667">
            <text:p>0.0666666667</text:p>
          </table:table-cell>
          <table:table-cell office:value-type="float" office:value="249">
            <text:p>24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25">
            <text:p>1125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[.B184]*60*60+[.C184]*60+[.D184]" office:value-type="float" office:value="61668">
            <text:p>61668</text:p>
          </table:table-cell>
          <table:table-cell table:formula="of:=([.E185]-[.E184])/60" office:value-type="float" office:value="0.0833333333333333">
            <text:p>0.0833333333</text:p>
          </table:table-cell>
          <table:table-cell office:value-type="float" office:value="252">
            <text:p>25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29">
            <text:p>1129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formula="of:=[.B185]*60*60+[.C185]*60+[.D185]" office:value-type="float" office:value="61673">
            <text:p>61673</text:p>
          </table:table-cell>
          <table:table-cell table:formula="of:=([.E186]-[.E185])/60" office:value-type="float" office:value="0.0833333333333333">
            <text:p>0.0833333333</text:p>
          </table:table-cell>
          <table:table-cell office:value-type="float" office:value="277">
            <text:p>27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34">
            <text:p>113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formula="of:=[.B186]*60*60+[.C186]*60+[.D186]" office:value-type="float" office:value="61678">
            <text:p>61678</text:p>
          </table:table-cell>
          <table:table-cell table:formula="of:=([.E187]-[.E186])/60" office:value-type="float" office:value="0.0833333333333333">
            <text:p>0.0833333333</text:p>
          </table:table-cell>
          <table:table-cell office:value-type="float" office:value="318">
            <text:p>318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35">
            <text:p>1135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B187]*60*60+[.C187]*60+[.D187]" office:value-type="float" office:value="61683">
            <text:p>61683</text:p>
          </table:table-cell>
          <table:table-cell table:formula="of:=([.E188]-[.E187])/60" office:value-type="float" office:value="0.05">
            <text:p>0.05</text:p>
          </table:table-cell>
          <table:table-cell office:value-type="float" office:value="361">
            <text:p>36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41">
            <text:p>1141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B188]*60*60+[.C188]*60+[.D188]" office:value-type="float" office:value="61686">
            <text:p>61686</text:p>
          </table:table-cell>
          <table:table-cell table:formula="of:=([.E189]-[.E188])/60" office:value-type="float" office:value="0.05">
            <text:p>0.05</text:p>
          </table:table-cell>
          <table:table-cell office:value-type="float" office:value="411">
            <text:p>41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67">
            <text:p>1167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189]*60*60+[.C189]*60+[.D189]" office:value-type="float" office:value="61689">
            <text:p>61689</text:p>
          </table:table-cell>
          <table:table-cell table:formula="of:=([.E190]-[.E189])/60" office:value-type="float" office:value="0.0666666666666667">
            <text:p>0.0666666667</text:p>
          </table:table-cell>
          <table:table-cell office:value-type="float" office:value="429">
            <text:p>42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68">
            <text:p>116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B190]*60*60+[.C190]*60+[.D190]" office:value-type="float" office:value="61693">
            <text:p>61693</text:p>
          </table:table-cell>
          <table:table-cell table:formula="of:=([.E191]-[.E190])/60" office:value-type="float" office:value="0.05">
            <text:p>0.05</text:p>
          </table:table-cell>
          <table:table-cell office:value-type="float" office:value="439">
            <text:p>43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72">
            <text:p>1172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B191]*60*60+[.C191]*60+[.D191]" office:value-type="float" office:value="61696">
            <text:p>61696</text:p>
          </table:table-cell>
          <table:table-cell table:formula="of:=([.E192]-[.E191])/60" office:value-type="float" office:value="0.0666666666666667">
            <text:p>0.0666666667</text:p>
          </table:table-cell>
          <table:table-cell office:value-type="float" office:value="440">
            <text:p>44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77">
            <text:p>1177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B192]*60*60+[.C192]*60+[.D192]" office:value-type="float" office:value="61700">
            <text:p>61700</text:p>
          </table:table-cell>
          <table:table-cell table:formula="of:=([.E193]-[.E192])/60" office:value-type="float" office:value="0.266666666666667">
            <text:p>0.2666666667</text:p>
          </table:table-cell>
          <table:table-cell office:value-type="float" office:value="461">
            <text:p>46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78">
            <text:p>1178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formula="of:=[.B193]*60*60+[.C193]*60+[.D193]" office:value-type="float" office:value="61716">
            <text:p>61716</text:p>
          </table:table-cell>
          <table:table-cell table:formula="of:=([.E194]-[.E193])/60" office:value-type="float" office:value="0.116666666666667">
            <text:p>0.1166666667</text:p>
          </table:table-cell>
          <table:table-cell office:value-type="float" office:value="503">
            <text:p>50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80">
            <text:p>118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[.B194]*60*60+[.C194]*60+[.D194]" office:value-type="float" office:value="61723">
            <text:p>61723</text:p>
          </table:table-cell>
          <table:table-cell table:formula="of:=([.E195]-[.E194])/60" office:value-type="float" office:value="0.116666666666667">
            <text:p>0.1166666667</text:p>
          </table:table-cell>
          <table:table-cell office:value-type="float" office:value="525">
            <text:p>52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85">
            <text:p>1185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[.B195]*60*60+[.C195]*60+[.D195]" office:value-type="float" office:value="61730">
            <text:p>61730</text:p>
          </table:table-cell>
          <table:table-cell table:formula="of:=([.E196]-[.E195])/60" office:value-type="float" office:value="0.0833333333333333">
            <text:p>0.0833333333</text:p>
          </table:table-cell>
          <table:table-cell office:value-type="float" office:value="529">
            <text:p>52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90">
            <text:p>119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formula="of:=[.B196]*60*60+[.C196]*60+[.D196]" office:value-type="float" office:value="61735">
            <text:p>61735</text:p>
          </table:table-cell>
          <table:table-cell table:formula="of:=([.E197]-[.E196])/60" office:value-type="float" office:value="0.116666666666667">
            <text:p>0.1166666667</text:p>
          </table:table-cell>
          <table:table-cell office:value-type="float" office:value="557">
            <text:p>55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191">
            <text:p>1191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B197]*60*60+[.C197]*60+[.D197]" office:value-type="float" office:value="61742">
            <text:p>61742</text:p>
          </table:table-cell>
          <table:table-cell table:formula="of:=([.E198]-[.E197])/60" office:value-type="float" office:value="0.0833333333333333">
            <text:p>0.0833333333</text:p>
          </table:table-cell>
          <table:table-cell office:value-type="float" office:value="583">
            <text:p>58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03">
            <text:p>1203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B198]*60*60+[.C198]*60+[.D198]" office:value-type="float" office:value="61747">
            <text:p>61747</text:p>
          </table:table-cell>
          <table:table-cell table:formula="of:=([.E199]-[.E198])/60" office:value-type="float" office:value="0.0833333333333333">
            <text:p>0.0833333333</text:p>
          </table:table-cell>
          <table:table-cell office:value-type="float" office:value="587">
            <text:p>58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13">
            <text:p>1213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B199]*60*60+[.C199]*60+[.D199]" office:value-type="float" office:value="61752">
            <text:p>61752</text:p>
          </table:table-cell>
          <table:table-cell table:formula="of:=([.E200]-[.E199])/60" office:value-type="float" office:value="0.0666666666666667">
            <text:p>0.0666666667</text:p>
          </table:table-cell>
          <table:table-cell office:value-type="float" office:value="608">
            <text:p>608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16">
            <text:p>1216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B200]*60*60+[.C200]*60+[.D200]" office:value-type="float" office:value="61756">
            <text:p>61756</text:p>
          </table:table-cell>
          <table:table-cell table:formula="of:=([.E201]-[.E200])/60" office:value-type="float" office:value="0.0666666666666667">
            <text:p>0.0666666667</text:p>
          </table:table-cell>
          <table:table-cell office:value-type="float" office:value="622">
            <text:p>62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20">
            <text:p>122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B201]*60*60+[.C201]*60+[.D201]" office:value-type="float" office:value="61760">
            <text:p>61760</text:p>
          </table:table-cell>
          <table:table-cell table:formula="of:=([.E202]-[.E201])/60" office:value-type="float" office:value="0.05">
            <text:p>0.05</text:p>
          </table:table-cell>
          <table:table-cell office:value-type="float" office:value="642">
            <text:p>64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24">
            <text:p>1224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[.B202]*60*60+[.C202]*60+[.D202]" office:value-type="float" office:value="61763">
            <text:p>61763</text:p>
          </table:table-cell>
          <table:table-cell table:formula="of:=([.E203]-[.E202])/60" office:value-type="float" office:value="0.0666666666666667">
            <text:p>0.0666666667</text:p>
          </table:table-cell>
          <table:table-cell office:value-type="float" office:value="667">
            <text:p>66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35">
            <text:p>1235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[.B203]*60*60+[.C203]*60+[.D203]" office:value-type="float" office:value="61767">
            <text:p>61767</text:p>
          </table:table-cell>
          <table:table-cell table:formula="of:=([.E204]-[.E203])/60" office:value-type="float" office:value="0.116666666666667">
            <text:p>0.1166666667</text:p>
          </table:table-cell>
          <table:table-cell office:value-type="float" office:value="691">
            <text:p>69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39">
            <text:p>1239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[.B204]*60*60+[.C204]*60+[.D204]" office:value-type="float" office:value="61774">
            <text:p>61774</text:p>
          </table:table-cell>
          <table:table-cell table:formula="of:=([.E205]-[.E204])/60" office:value-type="float" office:value="0.1">
            <text:p>0.1</text:p>
          </table:table-cell>
          <table:table-cell office:value-type="float" office:value="697">
            <text:p>69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44">
            <text:p>1244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[.B205]*60*60+[.C205]*60+[.D205]" office:value-type="float" office:value="61780">
            <text:p>61780</text:p>
          </table:table-cell>
          <table:table-cell table:formula="of:=([.E206]-[.E205])/60" office:value-type="float" office:value="0.1">
            <text:p>0.1</text:p>
          </table:table-cell>
          <table:table-cell office:value-type="float" office:value="698">
            <text:p>698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49">
            <text:p>1249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formula="of:=[.B206]*60*60+[.C206]*60+[.D206]" office:value-type="float" office:value="61786">
            <text:p>61786</text:p>
          </table:table-cell>
          <table:table-cell table:formula="of:=([.E207]-[.E206])/60" office:value-type="float" office:value="0.0833333333333333">
            <text:p>0.0833333333</text:p>
          </table:table-cell>
          <table:table-cell office:value-type="float" office:value="732">
            <text:p>73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51">
            <text:p>1251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[.B207]*60*60+[.C207]*60+[.D207]" office:value-type="float" office:value="61791">
            <text:p>61791</text:p>
          </table:table-cell>
          <table:table-cell table:formula="of:=([.E208]-[.E207])/60" office:value-type="float" office:value="0.0833333333333333">
            <text:p>0.0833333333</text:p>
          </table:table-cell>
          <table:table-cell office:value-type="float" office:value="741">
            <text:p>74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56">
            <text:p>125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table:formula="of:=[.B208]*60*60+[.C208]*60+[.D208]" office:value-type="float" office:value="61796">
            <text:p>61796</text:p>
          </table:table-cell>
          <table:table-cell table:formula="of:=([.E209]-[.E208])/60" office:value-type="float" office:value="0.0833333333333333">
            <text:p>0.0833333333</text:p>
          </table:table-cell>
          <table:table-cell office:value-type="float" office:value="754">
            <text:p>754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63">
            <text:p>1263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09]*60*60+[.C209]*60+[.D209]" office:value-type="float" office:value="61801">
            <text:p>61801</text:p>
          </table:table-cell>
          <table:table-cell table:formula="of:=([.E210]-[.E209])/60" office:value-type="float" office:value="0.133333333333333">
            <text:p>0.1333333333</text:p>
          </table:table-cell>
          <table:table-cell office:value-type="float" office:value="756">
            <text:p>75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64">
            <text:p>1264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B210]*60*60+[.C210]*60+[.D210]" office:value-type="float" office:value="61809">
            <text:p>61809</text:p>
          </table:table-cell>
          <table:table-cell table:formula="of:=([.E211]-[.E210])/60" office:value-type="float" office:value="0.0666666666666667">
            <text:p>0.0666666667</text:p>
          </table:table-cell>
          <table:table-cell office:value-type="float" office:value="766">
            <text:p>76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65">
            <text:p>1265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211]*60*60+[.C211]*60+[.D211]" office:value-type="float" office:value="61813">
            <text:p>61813</text:p>
          </table:table-cell>
          <table:table-cell table:formula="of:=([.E212]-[.E211])/60" office:value-type="float" office:value="0.0666666666666667">
            <text:p>0.0666666667</text:p>
          </table:table-cell>
          <table:table-cell office:value-type="float" office:value="767">
            <text:p>76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67">
            <text:p>1267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B212]*60*60+[.C212]*60+[.D212]" office:value-type="float" office:value="61817">
            <text:p>61817</text:p>
          </table:table-cell>
          <table:table-cell table:formula="of:=([.E213]-[.E212])/60" office:value-type="float" office:value="0.116666666666667">
            <text:p>0.1166666667</text:p>
          </table:table-cell>
          <table:table-cell office:value-type="float" office:value="771">
            <text:p>77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69">
            <text:p>1269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B213]*60*60+[.C213]*60+[.D213]" office:value-type="float" office:value="61824">
            <text:p>61824</text:p>
          </table:table-cell>
          <table:table-cell table:formula="of:=([.E214]-[.E213])/60" office:value-type="float" office:value="0.183333333333333">
            <text:p>0.1833333333</text:p>
          </table:table-cell>
          <table:table-cell office:value-type="float" office:value="781">
            <text:p>78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76">
            <text:p>1276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B214]*60*60+[.C214]*60+[.D214]" office:value-type="float" office:value="61835">
            <text:p>61835</text:p>
          </table:table-cell>
          <table:table-cell table:formula="of:=([.E215]-[.E214])/60" office:value-type="float" office:value="0.0666666666666667">
            <text:p>0.0666666667</text:p>
          </table:table-cell>
          <table:table-cell office:value-type="float" office:value="794">
            <text:p>794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78">
            <text:p>1278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[.B215]*60*60+[.C215]*60+[.D215]" office:value-type="float" office:value="61839">
            <text:p>61839</text:p>
          </table:table-cell>
          <table:table-cell table:formula="of:=([.E216]-[.E215])/60" office:value-type="float" office:value="0.0833333333333333">
            <text:p>0.0833333333</text:p>
          </table:table-cell>
          <table:table-cell office:value-type="float" office:value="796">
            <text:p>79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80">
            <text:p>128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[.B216]*60*60+[.C216]*60+[.D216]" office:value-type="float" office:value="61844">
            <text:p>61844</text:p>
          </table:table-cell>
          <table:table-cell table:formula="of:=([.E217]-[.E216])/60" office:value-type="float" office:value="0.0833333333333333">
            <text:p>0.0833333333</text:p>
          </table:table-cell>
          <table:table-cell office:value-type="float" office:value="867">
            <text:p>86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85">
            <text:p>1285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[.B217]*60*60+[.C217]*60+[.D217]" office:value-type="float" office:value="61849">
            <text:p>61849</text:p>
          </table:table-cell>
          <table:table-cell table:formula="of:=([.E218]-[.E217])/60" office:value-type="float" office:value="0.0833333333333333">
            <text:p>0.0833333333</text:p>
          </table:table-cell>
          <table:table-cell office:value-type="float" office:value="906">
            <text:p>90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86">
            <text:p>128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[.B218]*60*60+[.C218]*60+[.D218]" office:value-type="float" office:value="61854">
            <text:p>61854</text:p>
          </table:table-cell>
          <table:table-cell table:formula="of:=([.E219]-[.E218])/60" office:value-type="float" office:value="0.116666666666667">
            <text:p>0.1166666667</text:p>
          </table:table-cell>
          <table:table-cell office:value-type="float" office:value="910">
            <text:p>91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87">
            <text:p>1287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19]*60*60+[.C219]*60+[.D219]" office:value-type="float" office:value="61861">
            <text:p>61861</text:p>
          </table:table-cell>
          <table:table-cell table:formula="of:=([.E220]-[.E219])/60" office:value-type="float" office:value="0.0666666666666667">
            <text:p>0.0666666667</text:p>
          </table:table-cell>
          <table:table-cell office:value-type="float" office:value="935">
            <text:p>93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B220]*60*60+[.C220]*60+[.D220]" office:value-type="float" office:value="61865">
            <text:p>61865</text:p>
          </table:table-cell>
          <table:table-cell table:formula="of:=([.E221]-[.E220])/60" office:value-type="float" office:value="0.0833333333333333">
            <text:p>0.0833333333</text:p>
          </table:table-cell>
          <table:table-cell office:value-type="float" office:value="937">
            <text:p>93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221]*60*60+[.C221]*60+[.D221]" office:value-type="float" office:value="61870">
            <text:p>61870</text:p>
          </table:table-cell>
          <table:table-cell table:formula="of:=([.E222]-[.E221])/60" office:value-type="float" office:value="0.0833333333333333">
            <text:p>0.0833333333</text:p>
          </table:table-cell>
          <table:table-cell office:value-type="float" office:value="950">
            <text:p>95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[.B222]*60*60+[.C222]*60+[.D222]" office:value-type="float" office:value="61875">
            <text:p>61875</text:p>
          </table:table-cell>
          <table:table-cell table:formula="of:=([.E223]-[.E222])/60" office:value-type="float" office:value="0.1">
            <text:p>0.1</text:p>
          </table:table-cell>
          <table:table-cell office:value-type="float" office:value="953">
            <text:p>95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06">
            <text:p>130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[.B223]*60*60+[.C223]*60+[.D223]" office:value-type="float" office:value="61881">
            <text:p>61881</text:p>
          </table:table-cell>
          <table:table-cell table:formula="of:=([.E224]-[.E223])/60" office:value-type="float" office:value="0.116666666666667">
            <text:p>0.1166666667</text:p>
          </table:table-cell>
          <table:table-cell office:value-type="float" office:value="972">
            <text:p>97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09">
            <text:p>1309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[.B224]*60*60+[.C224]*60+[.D224]" office:value-type="float" office:value="61888">
            <text:p>61888</text:p>
          </table:table-cell>
          <table:table-cell table:formula="of:=([.E225]-[.E224])/60" office:value-type="float" office:value="0.05">
            <text:p>0.05</text:p>
          </table:table-cell>
          <table:table-cell office:value-type="float" office:value="1002">
            <text:p>100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11">
            <text:p>1311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B225]*60*60+[.C225]*60+[.D225]" office:value-type="float" office:value="61891">
            <text:p>61891</text:p>
          </table:table-cell>
          <table:table-cell table:formula="of:=([.E226]-[.E225])/60" office:value-type="float" office:value="0.0833333333333333">
            <text:p>0.0833333333</text:p>
          </table:table-cell>
          <table:table-cell office:value-type="float" office:value="1017">
            <text:p>101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15">
            <text:p>1315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[.B226]*60*60+[.C226]*60+[.D226]" office:value-type="float" office:value="61896">
            <text:p>61896</text:p>
          </table:table-cell>
          <table:table-cell table:formula="of:=([.E227]-[.E226])/60" office:value-type="float" office:value="0.1">
            <text:p>0.1</text:p>
          </table:table-cell>
          <table:table-cell office:value-type="float" office:value="1021">
            <text:p>1021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16">
            <text:p>131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[.B227]*60*60+[.C227]*60+[.D227]" office:value-type="float" office:value="61902">
            <text:p>61902</text:p>
          </table:table-cell>
          <table:table-cell table:formula="of:=([.E228]-[.E227])/60" office:value-type="float" office:value="0.2">
            <text:p>0.2</text:p>
          </table:table-cell>
          <table:table-cell office:value-type="float" office:value="1043">
            <text:p>104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18">
            <text:p>1318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formula="of:=[.B228]*60*60+[.C228]*60+[.D228]" office:value-type="float" office:value="61914">
            <text:p>61914</text:p>
          </table:table-cell>
          <table:table-cell table:formula="of:=([.E229]-[.E228])/60" office:value-type="float" office:value="0.2">
            <text:p>0.2</text:p>
          </table:table-cell>
          <table:table-cell office:value-type="float" office:value="1057">
            <text:p>105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28">
            <text:p>1328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229]*60*60+[.C229]*60+[.D229]" office:value-type="float" office:value="61926">
            <text:p>61926</text:p>
          </table:table-cell>
          <table:table-cell table:formula="of:=([.E230]-[.E229])/60" office:value-type="float" office:value="0.166666666666667">
            <text:p>0.1666666667</text:p>
          </table:table-cell>
          <table:table-cell office:value-type="float" office:value="1082">
            <text:p>108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30">
            <text:p>133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B230]*60*60+[.C230]*60+[.D230]" office:value-type="float" office:value="61936">
            <text:p>61936</text:p>
          </table:table-cell>
          <table:table-cell table:formula="of:=([.E231]-[.E230])/60" office:value-type="float" office:value="0.116666666666667">
            <text:p>0.1166666667</text:p>
          </table:table-cell>
          <table:table-cell office:value-type="float" office:value="1104">
            <text:p>1104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34">
            <text:p>133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formula="of:=[.B231]*60*60+[.C231]*60+[.D231]" office:value-type="float" office:value="61943">
            <text:p>61943</text:p>
          </table:table-cell>
          <table:table-cell table:formula="of:=([.E232]-[.E231])/60" office:value-type="float" office:value="0.0833333333333333">
            <text:p>0.0833333333</text:p>
          </table:table-cell>
          <table:table-cell office:value-type="float" office:value="1119">
            <text:p>111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37">
            <text:p>1337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[.B232]*60*60+[.C232]*60+[.D232]" office:value-type="float" office:value="61948">
            <text:p>61948</text:p>
          </table:table-cell>
          <table:table-cell table:formula="of:=([.E233]-[.E232])/60" office:value-type="float" office:value="0.0833333333333333">
            <text:p>0.0833333333</text:p>
          </table:table-cell>
          <table:table-cell office:value-type="float" office:value="1157">
            <text:p>1157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47">
            <text:p>1347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[.B233]*60*60+[.C233]*60+[.D233]" office:value-type="float" office:value="61953">
            <text:p>61953</text:p>
          </table:table-cell>
          <table:table-cell table:formula="of:=([.E234]-[.E233])/60" office:value-type="float" office:value="0.116666666666667">
            <text:p>0.1166666667</text:p>
          </table:table-cell>
          <table:table-cell office:value-type="float" office:value="1202">
            <text:p>120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48">
            <text:p>134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[.B234]*60*60+[.C234]*60+[.D234]" office:value-type="float" office:value="61960">
            <text:p>61960</text:p>
          </table:table-cell>
          <table:table-cell table:formula="of:=([.E235]-[.E234])/60" office:value-type="float" office:value="0.0833333333333333">
            <text:p>0.0833333333</text:p>
          </table:table-cell>
          <table:table-cell office:value-type="float" office:value="1216">
            <text:p>121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51">
            <text:p>1351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[.B235]*60*60+[.C235]*60+[.D235]" office:value-type="float" office:value="61965">
            <text:p>61965</text:p>
          </table:table-cell>
          <table:table-cell table:formula="of:=([.E236]-[.E235])/60" office:value-type="float" office:value="0.0833333333333333">
            <text:p>0.0833333333</text:p>
          </table:table-cell>
          <table:table-cell office:value-type="float" office:value="1222">
            <text:p>122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55">
            <text:p>1355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B236]*60*60+[.C236]*60+[.D236]" office:value-type="float" office:value="61970">
            <text:p>61970</text:p>
          </table:table-cell>
          <table:table-cell table:formula="of:=([.E237]-[.E236])/60" office:value-type="float" office:value="0.0833333333333333">
            <text:p>0.0833333333</text:p>
          </table:table-cell>
          <table:table-cell office:value-type="float" office:value="1236">
            <text:p>123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59">
            <text:p>1359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formula="of:=[.B237]*60*60+[.C237]*60+[.D237]" office:value-type="float" office:value="61975">
            <text:p>61975</text:p>
          </table:table-cell>
          <table:table-cell table:formula="of:=([.E238]-[.E237])/60" office:value-type="float" office:value="0.183333333333333">
            <text:p>0.1833333333</text:p>
          </table:table-cell>
          <table:table-cell office:value-type="float" office:value="1266">
            <text:p>126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60">
            <text:p>136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[.B238]*60*60+[.C238]*60+[.D238]" office:value-type="float" office:value="61986">
            <text:p>61986</text:p>
          </table:table-cell>
          <table:table-cell table:formula="of:=([.E239]-[.E238])/60" office:value-type="float" office:value="0.0833333333333333">
            <text:p>0.0833333333</text:p>
          </table:table-cell>
          <table:table-cell office:value-type="float" office:value="1305">
            <text:p>130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64">
            <text:p>1364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B239]*60*60+[.C239]*60+[.D239]" office:value-type="float" office:value="61991">
            <text:p>61991</text:p>
          </table:table-cell>
          <table:table-cell table:formula="of:=([.E240]-[.E239])/60" office:value-type="float" office:value="0.0666666666666667">
            <text:p>0.0666666667</text:p>
          </table:table-cell>
          <table:table-cell office:value-type="float" office:value="1319">
            <text:p>1319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72">
            <text:p>1372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B240]*60*60+[.C240]*60+[.D240]" office:value-type="float" office:value="61995">
            <text:p>61995</text:p>
          </table:table-cell>
          <table:table-cell table:formula="of:=([.E241]-[.E240])/60" office:value-type="float" office:value="0.1">
            <text:p>0.1</text:p>
          </table:table-cell>
          <table:table-cell office:value-type="float" office:value="1324">
            <text:p>1324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77">
            <text:p>1377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B241]*60*60+[.C241]*60+[.D241]" office:value-type="float" office:value="62001">
            <text:p>62001</text:p>
          </table:table-cell>
          <table:table-cell table:formula="of:=([.E242]-[.E241])/60" office:value-type="float" office:value="0.1">
            <text:p>0.1</text:p>
          </table:table-cell>
          <table:table-cell office:value-type="float" office:value="1330">
            <text:p>133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78">
            <text:p>1378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[.B242]*60*60+[.C242]*60+[.D242]" office:value-type="float" office:value="62007">
            <text:p>62007</text:p>
          </table:table-cell>
          <table:table-cell table:formula="of:=([.E243]-[.E242])/60" office:value-type="float" office:value="0.133333333333333">
            <text:p>0.1333333333</text:p>
          </table:table-cell>
          <table:table-cell office:value-type="float" office:value="1333">
            <text:p>133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1">
            <text:p>1381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[.B243]*60*60+[.C243]*60+[.D243]" office:value-type="float" office:value="62015">
            <text:p>62015</text:p>
          </table:table-cell>
          <table:table-cell table:formula="of:=([.E244]-[.E243])/60" office:value-type="float" office:value="0.183333333333333">
            <text:p>0.1833333333</text:p>
          </table:table-cell>
          <table:table-cell office:value-type="float" office:value="1340">
            <text:p>134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2">
            <text:p>138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[.B244]*60*60+[.C244]*60+[.D244]" office:value-type="float" office:value="62026">
            <text:p>62026</text:p>
          </table:table-cell>
          <table:table-cell table:formula="of:=([.E245]-[.E244])/60" office:value-type="float" office:value="0.1">
            <text:p>0.1</text:p>
          </table:table-cell>
          <table:table-cell office:value-type="float" office:value="1345">
            <text:p>134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5">
            <text:p>1385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[.B245]*60*60+[.C245]*60+[.D245]" office:value-type="float" office:value="62032">
            <text:p>62032</text:p>
          </table:table-cell>
          <table:table-cell table:formula="of:=([.E246]-[.E245])/60" office:value-type="float" office:value="0.25">
            <text:p>0.25</text:p>
          </table:table-cell>
          <table:table-cell office:value-type="float" office:value="1373">
            <text:p>1373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6">
            <text:p>138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B246]*60*60+[.C246]*60+[.D246]" office:value-type="float" office:value="62047">
            <text:p>62047</text:p>
          </table:table-cell>
          <table:table-cell table:formula="of:=([.E247]-[.E246])/60" office:value-type="float" office:value="0.0666666666666667">
            <text:p>0.0666666667</text:p>
          </table:table-cell>
          <table:table-cell office:value-type="float" office:value="1375">
            <text:p>1375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7">
            <text:p>1387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[.B247]*60*60+[.C247]*60+[.D247]" office:value-type="float" office:value="62051">
            <text:p>62051</text:p>
          </table:table-cell>
          <table:table-cell table:formula="of:=([.E248]-[.E247])/60" office:value-type="float" office:value="0.0833333333333333">
            <text:p>0.0833333333</text:p>
          </table:table-cell>
          <table:table-cell office:value-type="float" office:value="1392">
            <text:p>139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8">
            <text:p>1388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B248]*60*60+[.C248]*60+[.D248]" office:value-type="float" office:value="62056">
            <text:p>62056</text:p>
          </table:table-cell>
          <table:table-cell table:formula="of:=([.E249]-[.E248])/60" office:value-type="float" office:value="0.0833333333333333">
            <text:p>0.0833333333</text:p>
          </table:table-cell>
          <table:table-cell office:value-type="float" office:value="1396">
            <text:p>1396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89">
            <text:p>1389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[.B249]*60*60+[.C249]*60+[.D249]" office:value-type="float" office:value="62061">
            <text:p>62061</text:p>
          </table:table-cell>
          <table:table-cell table:formula="of:=([.E250]-[.E249])/60" office:value-type="float" office:value="0.1">
            <text:p>0.1</text:p>
          </table:table-cell>
          <table:table-cell office:value-type="float" office:value="1420">
            <text:p>142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90">
            <text:p>139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[.B250]*60*60+[.C250]*60+[.D250]" office:value-type="float" office:value="62067">
            <text:p>62067</text:p>
          </table:table-cell>
          <table:table-cell table:formula="of:=([.E251]-[.E250])/60" office:value-type="float" office:value="0.183333333333333">
            <text:p>0.1833333333</text:p>
          </table:table-cell>
          <table:table-cell office:value-type="float" office:value="1422">
            <text:p>1422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94">
            <text:p>139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formula="of:=[.B251]*60*60+[.C251]*60+[.D251]" office:value-type="float" office:value="62078">
            <text:p>62078</text:p>
          </table:table-cell>
          <table:table-cell table:formula="of:=([.E252]-[.E251])/60" office:value-type="float" office:value="0.166666666666667">
            <text:p>0.1666666667</text:p>
          </table:table-cell>
          <table:table-cell office:value-type="float" office:value="1440">
            <text:p>1440</text:p>
          </table:table-cell>
          <table:table-cell office:value-type="float" office:value="0.183333333333333">
            <text:p>0.1833333333</text:p>
          </table:table-cell>
          <table:table-cell table:number-columns-repeated="5"/>
          <table:table-cell office:value-type="float" office:value="1395">
            <text:p>1395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[.B252]*60*60+[.C252]*60+[.D252]" office:value-type="float" office:value="62088">
            <text:p>62088</text:p>
          </table:table-cell>
          <table:table-cell table:formula="of:=([.E253]-[.E252])/60" office:value-type="float" office:value="0.1">
            <text:p>0.1</text:p>
          </table:table-cell>
          <table:table-cell office:value-type="float" office:value="103">
            <text:p>10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397">
            <text:p>1397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[.B253]*60*60+[.C253]*60+[.D253]" office:value-type="float" office:value="62094">
            <text:p>62094</text:p>
          </table:table-cell>
          <table:table-cell table:formula="of:=([.E254]-[.E253])/60" office:value-type="float" office:value="0.183333333333333">
            <text:p>0.1833333333</text:p>
          </table:table-cell>
          <table:table-cell office:value-type="float" office:value="116">
            <text:p>116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01">
            <text:p>1401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B254]*60*60+[.C254]*60+[.D254]" office:value-type="float" office:value="62105">
            <text:p>62105</text:p>
          </table:table-cell>
          <table:table-cell table:formula="of:=([.E255]-[.E254])/60" office:value-type="float" office:value="0.166666666666667">
            <text:p>0.1666666667</text:p>
          </table:table-cell>
          <table:table-cell office:value-type="float" office:value="228">
            <text:p>228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02">
            <text:p>1402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table:formula="of:=[.B255]*60*60+[.C255]*60+[.D255]" office:value-type="float" office:value="62115">
            <text:p>62115</text:p>
          </table:table-cell>
          <table:table-cell table:formula="of:=([.E256]-[.E255])/60" office:value-type="float" office:value="0.2">
            <text:p>0.2</text:p>
          </table:table-cell>
          <table:table-cell office:value-type="float" office:value="250">
            <text:p>250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04">
            <text:p>140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[.B256]*60*60+[.C256]*60+[.D256]" office:value-type="float" office:value="62127">
            <text:p>62127</text:p>
          </table:table-cell>
          <table:table-cell table:formula="of:=([.E257]-[.E256])/60" office:value-type="float" office:value="0.0833333333333333">
            <text:p>0.0833333333</text:p>
          </table:table-cell>
          <table:table-cell office:value-type="float" office:value="253">
            <text:p>25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05">
            <text:p>1405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B257]*60*60+[.C257]*60+[.D257]" office:value-type="float" office:value="62132">
            <text:p>62132</text:p>
          </table:table-cell>
          <table:table-cell table:formula="of:=([.E258]-[.E257])/60" office:value-type="float" office:value="0.116666666666667">
            <text:p>0.1166666667</text:p>
          </table:table-cell>
          <table:table-cell office:value-type="float" office:value="334">
            <text:p>334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08">
            <text:p>1408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[.B258]*60*60+[.C258]*60+[.D258]" office:value-type="float" office:value="62139">
            <text:p>62139</text:p>
          </table:table-cell>
          <table:table-cell table:formula="of:=([.E259]-[.E258])/60" office:value-type="float" office:value="0.116666666666667">
            <text:p>0.1166666667</text:p>
          </table:table-cell>
          <table:table-cell office:value-type="float" office:value="346">
            <text:p>346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14">
            <text:p>1414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formula="of:=[.B259]*60*60+[.C259]*60+[.D259]" office:value-type="float" office:value="62146">
            <text:p>62146</text:p>
          </table:table-cell>
          <table:table-cell table:formula="of:=([.E260]-[.E259])/60" office:value-type="float" office:value="0.0833333333333333">
            <text:p>0.0833333333</text:p>
          </table:table-cell>
          <table:table-cell office:value-type="float" office:value="362">
            <text:p>362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18">
            <text:p>141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[.B260]*60*60+[.C260]*60+[.D260]" office:value-type="float" office:value="62151">
            <text:p>62151</text:p>
          </table:table-cell>
          <table:table-cell table:formula="of:=([.E261]-[.E260])/60" office:value-type="float" office:value="0.116666666666667">
            <text:p>0.1166666667</text:p>
          </table:table-cell>
          <table:table-cell office:value-type="float" office:value="400">
            <text:p>400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19">
            <text:p>1419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[.B261]*60*60+[.C261]*60+[.D261]" office:value-type="float" office:value="62158">
            <text:p>62158</text:p>
          </table:table-cell>
          <table:table-cell table:formula="of:=([.E262]-[.E261])/60" office:value-type="float" office:value="0.116666666666667">
            <text:p>0.1166666667</text:p>
          </table:table-cell>
          <table:table-cell office:value-type="float" office:value="413">
            <text:p>41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22">
            <text:p>1422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B262]*60*60+[.C262]*60+[.D262]" office:value-type="float" office:value="62165">
            <text:p>62165</text:p>
          </table:table-cell>
          <table:table-cell table:formula="of:=([.E263]-[.E262])/60" office:value-type="float" office:value="0.05">
            <text:p>0.05</text:p>
          </table:table-cell>
          <table:table-cell office:value-type="float" office:value="423">
            <text:p>42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24">
            <text:p>142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B263]*60*60+[.C263]*60+[.D263]" office:value-type="float" office:value="62168">
            <text:p>62168</text:p>
          </table:table-cell>
          <table:table-cell table:formula="of:=([.E264]-[.E263])/60" office:value-type="float" office:value="0.1">
            <text:p>0.1</text:p>
          </table:table-cell>
          <table:table-cell office:value-type="float" office:value="458">
            <text:p>458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28">
            <text:p>1428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B264]*60*60+[.C264]*60+[.D264]" office:value-type="float" office:value="62174">
            <text:p>62174</text:p>
          </table:table-cell>
          <table:table-cell table:formula="of:=([.E265]-[.E264])/60" office:value-type="float" office:value="0.1">
            <text:p>0.1</text:p>
          </table:table-cell>
          <table:table-cell office:value-type="float" office:value="467">
            <text:p>46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2">
            <text:p>1432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B265]*60*60+[.C265]*60+[.D265]" office:value-type="float" office:value="62180">
            <text:p>62180</text:p>
          </table:table-cell>
          <table:table-cell table:formula="of:=([.E266]-[.E265])/60" office:value-type="float" office:value="0.1">
            <text:p>0.1</text:p>
          </table:table-cell>
          <table:table-cell office:value-type="float" office:value="531">
            <text:p>531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3">
            <text:p>1433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[.B266]*60*60+[.C266]*60+[.D266]" office:value-type="float" office:value="62186">
            <text:p>62186</text:p>
          </table:table-cell>
          <table:table-cell table:formula="of:=([.E267]-[.E266])/60" office:value-type="float" office:value="0.0833333333333333">
            <text:p>0.0833333333</text:p>
          </table:table-cell>
          <table:table-cell office:value-type="float" office:value="533">
            <text:p>53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4">
            <text:p>143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[.B267]*60*60+[.C267]*60+[.D267]" office:value-type="float" office:value="62191">
            <text:p>62191</text:p>
          </table:table-cell>
          <table:table-cell table:formula="of:=([.E268]-[.E267])/60" office:value-type="float" office:value="0.0833333333333333">
            <text:p>0.0833333333</text:p>
          </table:table-cell>
          <table:table-cell office:value-type="float" office:value="534">
            <text:p>534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[.B268]*60*60+[.C268]*60+[.D268]" office:value-type="float" office:value="62196">
            <text:p>62196</text:p>
          </table:table-cell>
          <table:table-cell table:formula="of:=([.E269]-[.E268])/60" office:value-type="float" office:value="0.0833333333333333">
            <text:p>0.0833333333</text:p>
          </table:table-cell>
          <table:table-cell office:value-type="float" office:value="538">
            <text:p>538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6">
            <text:p>1436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[.B269]*60*60+[.C269]*60+[.D269]" office:value-type="float" office:value="62201">
            <text:p>62201</text:p>
          </table:table-cell>
          <table:table-cell table:formula="of:=([.E270]-[.E269])/60" office:value-type="float" office:value="0.1">
            <text:p>0.1</text:p>
          </table:table-cell>
          <table:table-cell office:value-type="float" office:value="547">
            <text:p>54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37">
            <text:p>1437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[.B270]*60*60+[.C270]*60+[.D270]" office:value-type="float" office:value="62207">
            <text:p>62207</text:p>
          </table:table-cell>
          <table:table-cell table:formula="of:=([.E271]-[.E270])/60" office:value-type="float" office:value="0.0833333333333333">
            <text:p>0.0833333333</text:p>
          </table:table-cell>
          <table:table-cell office:value-type="float" office:value="596">
            <text:p>596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41">
            <text:p>1441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[.B271]*60*60+[.C271]*60+[.D271]" office:value-type="float" office:value="62212">
            <text:p>62212</text:p>
          </table:table-cell>
          <table:table-cell table:formula="of:=([.E272]-[.E271])/60" office:value-type="float" office:value="0.0666666666666667">
            <text:p>0.0666666667</text:p>
          </table:table-cell>
          <table:table-cell office:value-type="float" office:value="611">
            <text:p>611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44">
            <text:p>1444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[.B272]*60*60+[.C272]*60+[.D272]" office:value-type="float" office:value="62216">
            <text:p>62216</text:p>
          </table:table-cell>
          <table:table-cell table:formula="of:=([.E273]-[.E272])/60" office:value-type="float" office:value="0.116666666666667">
            <text:p>0.1166666667</text:p>
          </table:table-cell>
          <table:table-cell office:value-type="float" office:value="633">
            <text:p>63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47">
            <text:p>1447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[.B273]*60*60+[.C273]*60+[.D273]" office:value-type="float" office:value="62223">
            <text:p>62223</text:p>
          </table:table-cell>
          <table:table-cell table:formula="of:=([.E274]-[.E273])/60" office:value-type="float" office:value="0.0833333333333333">
            <text:p>0.0833333333</text:p>
          </table:table-cell>
          <table:table-cell office:value-type="float" office:value="649">
            <text:p>649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1">
            <text:p>1451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B274]*60*60+[.C274]*60+[.D274]" office:value-type="float" office:value="62228">
            <text:p>62228</text:p>
          </table:table-cell>
          <table:table-cell table:formula="of:=([.E275]-[.E274])/60" office:value-type="float" office:value="0.0833333333333333">
            <text:p>0.0833333333</text:p>
          </table:table-cell>
          <table:table-cell office:value-type="float" office:value="685">
            <text:p>685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3">
            <text:p>1453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[.B275]*60*60+[.C275]*60+[.D275]" office:value-type="float" office:value="62233">
            <text:p>62233</text:p>
          </table:table-cell>
          <table:table-cell table:formula="of:=([.E276]-[.E275])/60" office:value-type="float" office:value="0.0833333333333333">
            <text:p>0.0833333333</text:p>
          </table:table-cell>
          <table:table-cell office:value-type="float" office:value="717">
            <text:p>71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4">
            <text:p>145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276]*60*60+[.C276]*60+[.D276]" office:value-type="float" office:value="62238">
            <text:p>62238</text:p>
          </table:table-cell>
          <table:table-cell table:formula="of:=([.E277]-[.E276])/60" office:value-type="float" office:value="0.0833333333333333">
            <text:p>0.0833333333</text:p>
          </table:table-cell>
          <table:table-cell office:value-type="float" office:value="765">
            <text:p>765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5">
            <text:p>1455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[.B277]*60*60+[.C277]*60+[.D277]" office:value-type="float" office:value="62243">
            <text:p>62243</text:p>
          </table:table-cell>
          <table:table-cell table:formula="of:=([.E278]-[.E277])/60" office:value-type="float" office:value="0.0833333333333333">
            <text:p>0.0833333333</text:p>
          </table:table-cell>
          <table:table-cell office:value-type="float" office:value="775">
            <text:p>775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6">
            <text:p>145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number-columns-repeated="2"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[.B278]*60*60+[.C278]*60+[.D278]" office:value-type="float" office:value="62248">
            <text:p>62248</text:p>
          </table:table-cell>
          <table:table-cell table:formula="of:=([.E279]-[.E278])/60" office:value-type="float" office:value="0.183333333333333">
            <text:p>0.1833333333</text:p>
          </table:table-cell>
          <table:table-cell office:value-type="float" office:value="789">
            <text:p>789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7">
            <text:p>1457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number-columns-repeated="2"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[.B279]*60*60+[.C279]*60+[.D279]" office:value-type="float" office:value="62259">
            <text:p>62259</text:p>
          </table:table-cell>
          <table:table-cell table:formula="of:=([.E280]-[.E279])/60" office:value-type="float" office:value="0.1">
            <text:p>0.1</text:p>
          </table:table-cell>
          <table:table-cell office:value-type="float" office:value="900">
            <text:p>900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58">
            <text:p>145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number-columns-repeated="2" office:value-type="float" office:value="17">
            <text:p>17</text:p>
          </table:table-cell>
          <table:table-cell office:value-type="float" office:value="45">
            <text:p>45</text:p>
          </table:table-cell>
          <table:table-cell table:formula="of:=[.B280]*60*60+[.C280]*60+[.D280]" office:value-type="float" office:value="62265">
            <text:p>62265</text:p>
          </table:table-cell>
          <table:table-cell table:formula="of:=([.E281]-[.E280])/60" office:value-type="float" office:value="0.1">
            <text:p>0.1</text:p>
          </table:table-cell>
          <table:table-cell office:value-type="float" office:value="1027">
            <text:p>102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63">
            <text:p>1463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number-columns-repeated="2"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[.B281]*60*60+[.C281]*60+[.D281]" office:value-type="float" office:value="62271">
            <text:p>62271</text:p>
          </table:table-cell>
          <table:table-cell table:formula="of:=([.E282]-[.E281])/60" office:value-type="float" office:value="0.233333333333333">
            <text:p>0.2333333333</text:p>
          </table:table-cell>
          <table:table-cell office:value-type="float" office:value="1041">
            <text:p>1041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71">
            <text:p>1471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B282]*60*60+[.C282]*60+[.D282]" office:value-type="float" office:value="62285">
            <text:p>62285</text:p>
          </table:table-cell>
          <table:table-cell table:formula="of:=([.E283]-[.E282])/60" office:value-type="float" office:value="0.2">
            <text:p>0.2</text:p>
          </table:table-cell>
          <table:table-cell office:value-type="float" office:value="1181">
            <text:p>1181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72">
            <text:p>1472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B283]*60*60+[.C283]*60+[.D283]" office:value-type="float" office:value="62297">
            <text:p>62297</text:p>
          </table:table-cell>
          <table:table-cell table:formula="of:=([.E284]-[.E283])/60" office:value-type="float" office:value="0.0833333333333333">
            <text:p>0.0833333333</text:p>
          </table:table-cell>
          <table:table-cell office:value-type="float" office:value="1225">
            <text:p>1225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73">
            <text:p>1473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B284]*60*60+[.C284]*60+[.D284]" office:value-type="float" office:value="62302">
            <text:p>62302</text:p>
          </table:table-cell>
          <table:table-cell table:formula="of:=([.E285]-[.E284])/60" office:value-type="float" office:value="0.0666666666666667">
            <text:p>0.0666666667</text:p>
          </table:table-cell>
          <table:table-cell office:value-type="float" office:value="1247">
            <text:p>124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77">
            <text:p>1477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[.B285]*60*60+[.C285]*60+[.D285]" office:value-type="float" office:value="62306">
            <text:p>62306</text:p>
          </table:table-cell>
          <table:table-cell table:formula="of:=([.E286]-[.E285])/60" office:value-type="float" office:value="0.1">
            <text:p>0.1</text:p>
          </table:table-cell>
          <table:table-cell office:value-type="float" office:value="1283">
            <text:p>128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78">
            <text:p>1478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[.B286]*60*60+[.C286]*60+[.D286]" office:value-type="float" office:value="62312">
            <text:p>62312</text:p>
          </table:table-cell>
          <table:table-cell table:formula="of:=([.E287]-[.E286])/60" office:value-type="float" office:value="0.133333333333333">
            <text:p>0.1333333333</text:p>
          </table:table-cell>
          <table:table-cell office:value-type="float" office:value="1388">
            <text:p>1388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80">
            <text:p>148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[.B287]*60*60+[.C287]*60+[.D287]" office:value-type="float" office:value="62320">
            <text:p>62320</text:p>
          </table:table-cell>
          <table:table-cell table:formula="of:=([.E288]-[.E287])/60" office:value-type="float" office:value="0.216666666666667">
            <text:p>0.2166666667</text:p>
          </table:table-cell>
          <table:table-cell office:value-type="float" office:value="1401">
            <text:p>1401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82">
            <text:p>1482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[.B288]*60*60+[.C288]*60+[.D288]" office:value-type="float" office:value="62333">
            <text:p>62333</text:p>
          </table:table-cell>
          <table:table-cell table:formula="of:=([.E289]-[.E288])/60" office:value-type="float" office:value="0.266666666666667">
            <text:p>0.2666666667</text:p>
          </table:table-cell>
          <table:table-cell office:value-type="float" office:value="1426">
            <text:p>1426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87">
            <text:p>1487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[.B289]*60*60+[.C289]*60+[.D289]" office:value-type="float" office:value="62349">
            <text:p>62349</text:p>
          </table:table-cell>
          <table:table-cell table:formula="of:=([.E290]-[.E289])/60" office:value-type="float" office:value="0.05">
            <text:p>0.05</text:p>
          </table:table-cell>
          <table:table-cell office:value-type="float" office:value="1434">
            <text:p>1434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88">
            <text:p>148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[.B290]*60*60+[.C290]*60+[.D290]" office:value-type="float" office:value="62352">
            <text:p>62352</text:p>
          </table:table-cell>
          <table:table-cell table:formula="of:=([.E291]-[.E290])/60" office:value-type="float" office:value="0.0666666666666667">
            <text:p>0.0666666667</text:p>
          </table:table-cell>
          <table:table-cell office:value-type="float" office:value="1442">
            <text:p>1442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90">
            <text:p>149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[.B291]*60*60+[.C291]*60+[.D291]" office:value-type="float" office:value="62356">
            <text:p>62356</text:p>
          </table:table-cell>
          <table:table-cell table:formula="of:=([.E292]-[.E291])/60" office:value-type="float" office:value="0.0833333333333333">
            <text:p>0.0833333333</text:p>
          </table:table-cell>
          <table:table-cell office:value-type="float" office:value="1473">
            <text:p>1473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93">
            <text:p>1493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B292]*60*60+[.C292]*60+[.D292]" office:value-type="float" office:value="62361">
            <text:p>62361</text:p>
          </table:table-cell>
          <table:table-cell table:formula="of:=([.E293]-[.E292])/60" office:value-type="float" office:value="0.0833333333333333">
            <text:p>0.0833333333</text:p>
          </table:table-cell>
          <table:table-cell office:value-type="float" office:value="1487">
            <text:p>1487</text:p>
          </table:table-cell>
          <table:table-cell office:value-type="float" office:value="0.166666666666667">
            <text:p>0.1666666667</text:p>
          </table:table-cell>
          <table:table-cell table:number-columns-repeated="5"/>
          <table:table-cell office:value-type="float" office:value="1494">
            <text:p>149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[.B293]*60*60+[.C293]*60+[.D293]" office:value-type="float" office:value="62366">
            <text:p>62366</text:p>
          </table:table-cell>
          <table:table-cell table:formula="of:=([.E294]-[.E293])/60" office:value-type="float" office:value="0.0833333333333333">
            <text:p>0.0833333333</text:p>
          </table:table-cell>
          <table:table-cell office:value-type="float" office:value="114">
            <text:p>114</text:p>
          </table:table-cell>
          <table:table-cell office:value-type="float" office:value="0.15">
            <text:p>0.15</text:p>
          </table:table-cell>
          <table:table-cell table:number-columns-repeated="5"/>
          <table:table-cell office:value-type="float" office:value="1495">
            <text:p>1495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[.B294]*60*60+[.C294]*60+[.D294]" office:value-type="float" office:value="62371">
            <text:p>62371</text:p>
          </table:table-cell>
          <table:table-cell table:formula="of:=([.E295]-[.E294])/60" office:value-type="float" office:value="0.116666666666667">
            <text:p>0.1166666667</text:p>
          </table:table-cell>
          <table:table-cell office:value-type="float" office:value="353">
            <text:p>353</text:p>
          </table:table-cell>
          <table:table-cell office:value-type="float" office:value="0.15">
            <text:p>0.15</text:p>
          </table:table-cell>
          <table:table-cell table:number-columns-repeated="5"/>
          <table:table-cell office:value-type="float" office:value="1496">
            <text:p>1496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formula="of:=[.B295]*60*60+[.C295]*60+[.D295]" office:value-type="float" office:value="62378">
            <text:p>62378</text:p>
          </table:table-cell>
          <table:table-cell table:formula="of:=([.E296]-[.E295])/60" office:value-type="float" office:value="0.1">
            <text:p>0.1</text:p>
          </table:table-cell>
          <table:table-cell office:value-type="float" office:value="417">
            <text:p>417</text:p>
          </table:table-cell>
          <table:table-cell office:value-type="float" office:value="0.15">
            <text:p>0.15</text:p>
          </table:table-cell>
          <table:table-cell table:number-columns-repeated="5"/>
          <table:table-cell office:value-type="float" office:value="1498">
            <text:p>1498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[.B296]*60*60+[.C296]*60+[.D296]" office:value-type="float" office:value="62384">
            <text:p>62384</text:p>
          </table:table-cell>
          <table:table-cell table:formula="of:=([.E297]-[.E296])/60" office:value-type="float" office:value="0.1">
            <text:p>0.1</text:p>
          </table:table-cell>
          <table:table-cell office:value-type="float" office:value="488">
            <text:p>488</text:p>
          </table:table-cell>
          <table:table-cell office:value-type="float" office:value="0.15">
            <text:p>0.15</text:p>
          </table:table-cell>
          <table:table-cell table:number-columns-repeated="5"/>
          <table:table-cell office:value-type="float" office:value="1499">
            <text:p>1499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B297]*60*60+[.C297]*60+[.D297]" office:value-type="float" office:value="62390">
            <text:p>62390</text:p>
          </table:table-cell>
          <table:table-cell table:formula="of:=([.E298]-[.E297])/60" office:value-type="float" office:value="0.2">
            <text:p>0.2</text:p>
          </table:table-cell>
          <table:table-cell office:value-type="float" office:value="577">
            <text:p>577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B298]*60*60+[.C298]*60+[.D298]" office:value-type="float" office:value="62402">
            <text:p>62402</text:p>
          </table:table-cell>
          <table:table-cell table:formula="of:=([.E299]-[.E298])/60" office:value-type="float" office:value="0.0833333333333333">
            <text:p>0.0833333333</text:p>
          </table:table-cell>
          <table:table-cell office:value-type="float" office:value="696">
            <text:p>696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B299]*60*60+[.C299]*60+[.D299]" office:value-type="float" office:value="62407">
            <text:p>62407</text:p>
          </table:table-cell>
          <table:table-cell table:formula="of:=([.E300]-[.E299])/60" office:value-type="float" office:value="0.0833333333333333">
            <text:p>0.0833333333</text:p>
          </table:table-cell>
          <table:table-cell office:value-type="float" office:value="710">
            <text:p>71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B300]*60*60+[.C300]*60+[.D300]" office:value-type="float" office:value="62412">
            <text:p>62412</text:p>
          </table:table-cell>
          <table:table-cell table:formula="of:=([.E301]-[.E300])/60" office:value-type="float" office:value="0.116666666666667">
            <text:p>0.1166666667</text:p>
          </table:table-cell>
          <table:table-cell office:value-type="float" office:value="719">
            <text:p>719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[.B301]*60*60+[.C301]*60+[.D301]" office:value-type="float" office:value="62419">
            <text:p>62419</text:p>
          </table:table-cell>
          <table:table-cell table:formula="of:=([.E302]-[.E301])/60" office:value-type="float" office:value="0.116666666666667">
            <text:p>0.1166666667</text:p>
          </table:table-cell>
          <table:table-cell office:value-type="float" office:value="738">
            <text:p>738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[.B302]*60*60+[.C302]*60+[.D302]" office:value-type="float" office:value="62426">
            <text:p>62426</text:p>
          </table:table-cell>
          <table:table-cell table:formula="of:=([.E303]-[.E302])/60" office:value-type="float" office:value="0.0833333333333333">
            <text:p>0.0833333333</text:p>
          </table:table-cell>
          <table:table-cell office:value-type="float" office:value="982">
            <text:p>982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formula="of:=[.B303]*60*60+[.C303]*60+[.D303]" office:value-type="float" office:value="62431">
            <text:p>62431</text:p>
          </table:table-cell>
          <table:table-cell table:formula="of:=([.E304]-[.E303])/60" office:value-type="float" office:value="0.1">
            <text:p>0.1</text:p>
          </table:table-cell>
          <table:table-cell office:value-type="float" office:value="1026">
            <text:p>1026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[.B304]*60*60+[.C304]*60+[.D304]" office:value-type="float" office:value="62437">
            <text:p>62437</text:p>
          </table:table-cell>
          <table:table-cell table:formula="of:=([.E305]-[.E304])/60" office:value-type="float" office:value="0.0833333333333333">
            <text:p>0.0833333333</text:p>
          </table:table-cell>
          <table:table-cell office:value-type="float" office:value="1183">
            <text:p>1183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[.B305]*60*60+[.C305]*60+[.D305]" office:value-type="float" office:value="62442">
            <text:p>62442</text:p>
          </table:table-cell>
          <table:table-cell table:formula="of:=([.E306]-[.E305])/60" office:value-type="float" office:value="0.0833333333333333">
            <text:p>0.0833333333</text:p>
          </table:table-cell>
          <table:table-cell office:value-type="float" office:value="1195">
            <text:p>1195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formula="of:=[.B306]*60*60+[.C306]*60+[.D306]" office:value-type="float" office:value="62447">
            <text:p>62447</text:p>
          </table:table-cell>
          <table:table-cell table:formula="of:=([.E307]-[.E306])/60" office:value-type="float" office:value="0.0833333333333333">
            <text:p>0.0833333333</text:p>
          </table:table-cell>
          <table:table-cell office:value-type="float" office:value="1268">
            <text:p>1268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formula="of:=[.B307]*60*60+[.C307]*60+[.D307]" office:value-type="float" office:value="62452">
            <text:p>62452</text:p>
          </table:table-cell>
          <table:table-cell table:formula="of:=([.E308]-[.E307])/60" office:value-type="float" office:value="0.116666666666667">
            <text:p>0.1166666667</text:p>
          </table:table-cell>
          <table:table-cell office:value-type="float" office:value="1301">
            <text:p>1301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formula="of:=[.B308]*60*60+[.C308]*60+[.D308]" office:value-type="float" office:value="62459">
            <text:p>62459</text:p>
          </table:table-cell>
          <table:table-cell table:formula="of:=([.E309]-[.E308])/60" office:value-type="float" office:value="0.1">
            <text:p>0.1</text:p>
          </table:table-cell>
          <table:table-cell office:value-type="float" office:value="1316">
            <text:p>1316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f:=[.B309]*60*60+[.C309]*60+[.D309]" office:value-type="float" office:value="62465">
            <text:p>62465</text:p>
          </table:table-cell>
          <table:table-cell table:formula="of:=([.E310]-[.E309])/60" office:value-type="float" office:value="0.1">
            <text:p>0.1</text:p>
          </table:table-cell>
          <table:table-cell office:value-type="float" office:value="1335">
            <text:p>1335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[.B310]*60*60+[.C310]*60+[.D310]" office:value-type="float" office:value="62471">
            <text:p>62471</text:p>
          </table:table-cell>
          <table:table-cell table:formula="of:=([.E311]-[.E310])/60" office:value-type="float" office:value="0.116666666666667">
            <text:p>0.1166666667</text:p>
          </table:table-cell>
          <table:table-cell office:value-type="float" office:value="1350">
            <text:p>135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[.B311]*60*60+[.C311]*60+[.D311]" office:value-type="float" office:value="62478">
            <text:p>62478</text:p>
          </table:table-cell>
          <table:table-cell table:formula="of:=([.E312]-[.E311])/60" office:value-type="float" office:value="0.0833333333333333">
            <text:p>0.0833333333</text:p>
          </table:table-cell>
          <table:table-cell office:value-type="float" office:value="1360">
            <text:p>136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B312]*60*60+[.C312]*60+[.D312]" office:value-type="float" office:value="62483">
            <text:p>62483</text:p>
          </table:table-cell>
          <table:table-cell table:formula="of:=([.E313]-[.E312])/60" office:value-type="float" office:value="0.0833333333333333">
            <text:p>0.0833333333</text:p>
          </table:table-cell>
          <table:table-cell office:value-type="float" office:value="1377">
            <text:p>1377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formula="of:=[.B313]*60*60+[.C313]*60+[.D313]" office:value-type="float" office:value="62488">
            <text:p>62488</text:p>
          </table:table-cell>
          <table:table-cell table:formula="of:=([.E314]-[.E313])/60" office:value-type="float" office:value="0.0666666666666667">
            <text:p>0.0666666667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[.B314]*60*60+[.C314]*60+[.D314]" office:value-type="float" office:value="62492">
            <text:p>62492</text:p>
          </table:table-cell>
          <table:table-cell table:formula="of:=([.E315]-[.E314])/60" office:value-type="float" office:value="0.0833333333333333">
            <text:p>0.0833333333</text:p>
          </table:table-cell>
          <table:table-cell office:value-type="float" office:value="1384">
            <text:p>1384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[.B315]*60*60+[.C315]*60+[.D315]" office:value-type="float" office:value="62497">
            <text:p>62497</text:p>
          </table:table-cell>
          <table:table-cell table:formula="of:=([.E316]-[.E315])/60" office:value-type="float" office:value="0.233333333333333">
            <text:p>0.2333333333</text:p>
          </table:table-cell>
          <table:table-cell office:value-type="float" office:value="1427">
            <text:p>1427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[.B316]*60*60+[.C316]*60+[.D316]" office:value-type="float" office:value="62511">
            <text:p>62511</text:p>
          </table:table-cell>
          <table:table-cell table:formula="of:=([.E317]-[.E316])/60" office:value-type="float" office:value="0.1">
            <text:p>0.1</text:p>
          </table:table-cell>
          <table:table-cell office:value-type="float" office:value="1454">
            <text:p>1454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[.B317]*60*60+[.C317]*60+[.D317]" office:value-type="float" office:value="62517">
            <text:p>62517</text:p>
          </table:table-cell>
          <table:table-cell table:formula="of:=([.E318]-[.E317])/60" office:value-type="float" office:value="0.133333333333333">
            <text:p>0.1333333333</text:p>
          </table:table-cell>
          <table:table-cell office:value-type="float" office:value="1470">
            <text:p>147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[.B318]*60*60+[.C318]*60+[.D318]" office:value-type="float" office:value="62525">
            <text:p>62525</text:p>
          </table:table-cell>
          <table:table-cell table:formula="of:=([.E319]-[.E318])/60" office:value-type="float" office:value="0.133333333333333">
            <text:p>0.1333333333</text:p>
          </table:table-cell>
          <table:table-cell office:value-type="float" office:value="54">
            <text:p>5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[.B319]*60*60+[.C319]*60+[.D319]" office:value-type="float" office:value="62533">
            <text:p>62533</text:p>
          </table:table-cell>
          <table:table-cell table:formula="of:=([.E320]-[.E319])/60" office:value-type="float" office:value="0.183333333333333">
            <text:p>0.1833333333</text:p>
          </table:table-cell>
          <table:table-cell office:value-type="float" office:value="77">
            <text:p>7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B320]*60*60+[.C320]*60+[.D320]" office:value-type="float" office:value="62544">
            <text:p>62544</text:p>
          </table:table-cell>
          <table:table-cell table:formula="of:=([.E321]-[.E320])/60" office:value-type="float" office:value="0.116666666666667">
            <text:p>0.1166666667</text:p>
          </table:table-cell>
          <table:table-cell office:value-type="float" office:value="112">
            <text:p>112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B321]*60*60+[.C321]*60+[.D321]" office:value-type="float" office:value="62551">
            <text:p>62551</text:p>
          </table:table-cell>
          <table:table-cell table:formula="of:=([.E322]-[.E321])/60" office:value-type="float" office:value="0.0833333333333333">
            <text:p>0.0833333333</text:p>
          </table:table-cell>
          <table:table-cell office:value-type="float" office:value="134">
            <text:p>13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[.B322]*60*60+[.C322]*60+[.D322]" office:value-type="float" office:value="62556">
            <text:p>62556</text:p>
          </table:table-cell>
          <table:table-cell table:formula="of:=([.E323]-[.E322])/60" office:value-type="float" office:value="0.0833333333333333">
            <text:p>0.0833333333</text:p>
          </table:table-cell>
          <table:table-cell office:value-type="float" office:value="208">
            <text:p>208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formula="of:=[.B323]*60*60+[.C323]*60+[.D323]" office:value-type="float" office:value="62561">
            <text:p>62561</text:p>
          </table:table-cell>
          <table:table-cell table:formula="of:=([.E324]-[.E323])/60" office:value-type="float" office:value="0.116666666666667">
            <text:p>0.1166666667</text:p>
          </table:table-cell>
          <table:table-cell office:value-type="float" office:value="241">
            <text:p>24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table:formula="of:=[.B324]*60*60+[.C324]*60+[.D324]" office:value-type="float" office:value="62568">
            <text:p>62568</text:p>
          </table:table-cell>
          <table:table-cell table:formula="of:=([.E325]-[.E324])/60" office:value-type="float" office:value="0.0833333333333333">
            <text:p>0.0833333333</text:p>
          </table:table-cell>
          <table:table-cell office:value-type="float" office:value="285">
            <text:p>28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table:formula="of:=[.B325]*60*60+[.C325]*60+[.D325]" office:value-type="float" office:value="62573">
            <text:p>62573</text:p>
          </table:table-cell>
          <table:table-cell table:formula="of:=([.E326]-[.E325])/60" office:value-type="float" office:value="0.116666666666667">
            <text:p>0.1166666667</text:p>
          </table:table-cell>
          <table:table-cell office:value-type="float" office:value="316">
            <text:p>316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326]*60*60+[.C326]*60+[.D326]" office:value-type="float" office:value="62580">
            <text:p>62580</text:p>
          </table:table-cell>
          <table:table-cell table:formula="of:=([.E327]-[.E326])/60" office:value-type="float" office:value="0.05">
            <text:p>0.05</text:p>
          </table:table-cell>
          <table:table-cell office:value-type="float" office:value="317">
            <text:p>31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[.B327]*60*60+[.C327]*60+[.D327]" office:value-type="float" office:value="62583">
            <text:p>62583</text:p>
          </table:table-cell>
          <table:table-cell table:formula="of:=([.E328]-[.E327])/60" office:value-type="float" office:value="0.0666666666666667">
            <text:p>0.0666666667</text:p>
          </table:table-cell>
          <table:table-cell office:value-type="float" office:value="335">
            <text:p>33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[.B328]*60*60+[.C328]*60+[.D328]" office:value-type="float" office:value="62587">
            <text:p>62587</text:p>
          </table:table-cell>
          <table:table-cell table:formula="of:=([.E329]-[.E328])/60" office:value-type="float" office:value="0.05">
            <text:p>0.05</text:p>
          </table:table-cell>
          <table:table-cell office:value-type="float" office:value="336">
            <text:p>336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[.B329]*60*60+[.C329]*60+[.D329]" office:value-type="float" office:value="62590">
            <text:p>62590</text:p>
          </table:table-cell>
          <table:table-cell table:formula="of:=([.E330]-[.E329])/60" office:value-type="float" office:value="0.0833333333333333">
            <text:p>0.0833333333</text:p>
          </table:table-cell>
          <table:table-cell office:value-type="float" office:value="345">
            <text:p>34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[.B330]*60*60+[.C330]*60+[.D330]" office:value-type="float" office:value="62595">
            <text:p>62595</text:p>
          </table:table-cell>
          <table:table-cell table:formula="of:=([.E331]-[.E330])/60" office:value-type="float" office:value="0.0833333333333333">
            <text:p>0.0833333333</text:p>
          </table:table-cell>
          <table:table-cell office:value-type="float" office:value="359">
            <text:p>35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[.B331]*60*60+[.C331]*60+[.D331]" office:value-type="float" office:value="62600">
            <text:p>62600</text:p>
          </table:table-cell>
          <table:table-cell table:formula="of:=([.E332]-[.E331])/60" office:value-type="float" office:value="0.0833333333333333">
            <text:p>0.0833333333</text:p>
          </table:table-cell>
          <table:table-cell office:value-type="float" office:value="389">
            <text:p>38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B332]*60*60+[.C332]*60+[.D332]" office:value-type="float" office:value="62605">
            <text:p>62605</text:p>
          </table:table-cell>
          <table:table-cell table:formula="of:=([.E333]-[.E332])/60" office:value-type="float" office:value="0.0666666666666667">
            <text:p>0.0666666667</text:p>
          </table:table-cell>
          <table:table-cell office:value-type="float" office:value="405">
            <text:p>40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.B333]*60*60+[.C333]*60+[.D333]" office:value-type="float" office:value="62609">
            <text:p>62609</text:p>
          </table:table-cell>
          <table:table-cell table:formula="of:=([.E334]-[.E333])/60" office:value-type="float" office:value="0.0833333333333333">
            <text:p>0.0833333333</text:p>
          </table:table-cell>
          <table:table-cell office:value-type="float" office:value="410">
            <text:p>410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formula="of:=[.B334]*60*60+[.C334]*60+[.D334]" office:value-type="float" office:value="62614">
            <text:p>62614</text:p>
          </table:table-cell>
          <table:table-cell table:formula="of:=([.E335]-[.E334])/60" office:value-type="float" office:value="0.1">
            <text:p>0.1</text:p>
          </table:table-cell>
          <table:table-cell office:value-type="float" office:value="434">
            <text:p>43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formula="of:=[.B335]*60*60+[.C335]*60+[.D335]" office:value-type="float" office:value="62620">
            <text:p>62620</text:p>
          </table:table-cell>
          <table:table-cell table:formula="of:=([.E336]-[.E335])/60" office:value-type="float" office:value="0.166666666666667">
            <text:p>0.1666666667</text:p>
          </table:table-cell>
          <table:table-cell office:value-type="float" office:value="474">
            <text:p>47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B336]*60*60+[.C336]*60+[.D336]" office:value-type="float" office:value="62630">
            <text:p>62630</text:p>
          </table:table-cell>
          <table:table-cell table:formula="of:=([.E337]-[.E336])/60" office:value-type="float" office:value="0.133333333333333">
            <text:p>0.1333333333</text:p>
          </table:table-cell>
          <table:table-cell office:value-type="float" office:value="508">
            <text:p>508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formula="of:=[.B337]*60*60+[.C337]*60+[.D337]" office:value-type="float" office:value="62638">
            <text:p>62638</text:p>
          </table:table-cell>
          <table:table-cell table:formula="of:=([.E338]-[.E337])/60" office:value-type="float" office:value="0.133333333333333">
            <text:p>0.1333333333</text:p>
          </table:table-cell>
          <table:table-cell office:value-type="float" office:value="553">
            <text:p>55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B338]*60*60+[.C338]*60+[.D338]" office:value-type="float" office:value="62646">
            <text:p>62646</text:p>
          </table:table-cell>
          <table:table-cell table:formula="of:=([.E339]-[.E338])/60" office:value-type="float" office:value="0.2">
            <text:p>0.2</text:p>
          </table:table-cell>
          <table:table-cell office:value-type="float" office:value="563">
            <text:p>56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[.B339]*60*60+[.C339]*60+[.D339]" office:value-type="float" office:value="62658">
            <text:p>62658</text:p>
          </table:table-cell>
          <table:table-cell table:formula="of:=([.E340]-[.E339])/60" office:value-type="float" office:value="0.5">
            <text:p>0.5</text:p>
          </table:table-cell>
          <table:table-cell office:value-type="float" office:value="573">
            <text:p>57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[.B340]*60*60+[.C340]*60+[.D340]" office:value-type="float" office:value="62688">
            <text:p>62688</text:p>
          </table:table-cell>
          <table:table-cell table:formula="of:=([.E341]-[.E340])/60" office:value-type="float" office:value="0.116666666666667">
            <text:p>0.1166666667</text:p>
          </table:table-cell>
          <table:table-cell office:value-type="float" office:value="591">
            <text:p>59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formula="of:=[.B341]*60*60+[.C341]*60+[.D341]" office:value-type="float" office:value="62695">
            <text:p>62695</text:p>
          </table:table-cell>
          <table:table-cell table:formula="of:=([.E342]-[.E341])/60" office:value-type="float" office:value="0.0833333333333333">
            <text:p>0.0833333333</text:p>
          </table:table-cell>
          <table:table-cell office:value-type="float" office:value="607">
            <text:p>60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342]*60*60+[.C342]*60+[.D342]" office:value-type="float" office:value="62700">
            <text:p>62700</text:p>
          </table:table-cell>
          <table:table-cell table:formula="of:=([.E343]-[.E342])/60" office:value-type="float" office:value="0.0833333333333333">
            <text:p>0.0833333333</text:p>
          </table:table-cell>
          <table:table-cell office:value-type="float" office:value="609">
            <text:p>60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B343]*60*60+[.C343]*60+[.D343]" office:value-type="float" office:value="62705">
            <text:p>62705</text:p>
          </table:table-cell>
          <table:table-cell table:formula="of:=([.E344]-[.E343])/60" office:value-type="float" office:value="0.0833333333333333">
            <text:p>0.0833333333</text:p>
          </table:table-cell>
          <table:table-cell office:value-type="float" office:value="629">
            <text:p>62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344]*60*60+[.C344]*60+[.D344]" office:value-type="float" office:value="62710">
            <text:p>62710</text:p>
          </table:table-cell>
          <table:table-cell table:formula="of:=([.E345]-[.E344])/60" office:value-type="float" office:value="0.0833333333333333">
            <text:p>0.0833333333</text:p>
          </table:table-cell>
          <table:table-cell office:value-type="float" office:value="647">
            <text:p>64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[.B345]*60*60+[.C345]*60+[.D345]" office:value-type="float" office:value="62715">
            <text:p>62715</text:p>
          </table:table-cell>
          <table:table-cell table:formula="of:=([.E346]-[.E345])/60" office:value-type="float" office:value="0.0666666666666667">
            <text:p>0.0666666667</text:p>
          </table:table-cell>
          <table:table-cell office:value-type="float" office:value="694">
            <text:p>69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[.B346]*60*60+[.C346]*60+[.D346]" office:value-type="float" office:value="62719">
            <text:p>62719</text:p>
          </table:table-cell>
          <table:table-cell table:formula="of:=([.E347]-[.E346])/60" office:value-type="float" office:value="0.133333333333333">
            <text:p>0.1333333333</text:p>
          </table:table-cell>
          <table:table-cell office:value-type="float" office:value="705">
            <text:p>70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347]*60*60+[.C347]*60+[.D347]" office:value-type="float" office:value="62727">
            <text:p>62727</text:p>
          </table:table-cell>
          <table:table-cell table:formula="of:=([.E348]-[.E347])/60" office:value-type="float" office:value="0.166666666666667">
            <text:p>0.1666666667</text:p>
          </table:table-cell>
          <table:table-cell office:value-type="float" office:value="735">
            <text:p>73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formula="of:=[.B348]*60*60+[.C348]*60+[.D348]" office:value-type="float" office:value="62737">
            <text:p>62737</text:p>
          </table:table-cell>
          <table:table-cell table:formula="of:=([.E349]-[.E348])/60" office:value-type="float" office:value="1.98333333333333">
            <text:p>1.9833333333</text:p>
          </table:table-cell>
          <table:table-cell office:value-type="float" office:value="772">
            <text:p>772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formula="of:=[.B349]*60*60+[.C349]*60+[.D349]" office:value-type="float" office:value="62856">
            <text:p>62856</text:p>
          </table:table-cell>
          <table:table-cell table:formula="of:=([.E350]-[.E349])/60" office:value-type="float" office:value="0.0833333333333333">
            <text:p>0.0833333333</text:p>
          </table:table-cell>
          <table:table-cell office:value-type="float" office:value="774">
            <text:p>77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formula="of:=[.B350]*60*60+[.C350]*60+[.D350]" office:value-type="float" office:value="62861">
            <text:p>62861</text:p>
          </table:table-cell>
          <table:table-cell table:formula="of:=([.E351]-[.E350])/60" office:value-type="float" office:value="0.0666666666666667">
            <text:p>0.0666666667</text:p>
          </table:table-cell>
          <table:table-cell office:value-type="float" office:value="852">
            <text:p>852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table:formula="of:=[.B351]*60*60+[.C351]*60+[.D351]" office:value-type="float" office:value="62865">
            <text:p>62865</text:p>
          </table:table-cell>
          <table:table-cell table:formula="of:=([.E352]-[.E351])/60" office:value-type="float" office:value="0.05">
            <text:p>0.05</text:p>
          </table:table-cell>
          <table:table-cell office:value-type="float" office:value="879">
            <text:p>87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formula="of:=[.B352]*60*60+[.C352]*60+[.D352]" office:value-type="float" office:value="62868">
            <text:p>62868</text:p>
          </table:table-cell>
          <table:table-cell table:formula="of:=([.E353]-[.E352])/60" office:value-type="float" office:value="0.116666666666667">
            <text:p>0.1166666667</text:p>
          </table:table-cell>
          <table:table-cell office:value-type="float" office:value="883">
            <text:p>88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[.B353]*60*60+[.C353]*60+[.D353]" office:value-type="float" office:value="62875">
            <text:p>62875</text:p>
          </table:table-cell>
          <table:table-cell table:formula="of:=([.E354]-[.E353])/60" office:value-type="float" office:value="2.06666666666667">
            <text:p>2.0666666667</text:p>
          </table:table-cell>
          <table:table-cell office:value-type="float" office:value="909">
            <text:p>90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formula="of:=[.B354]*60*60+[.C354]*60+[.D354]" office:value-type="float" office:value="62999">
            <text:p>62999</text:p>
          </table:table-cell>
          <table:table-cell table:formula="of:=([.E355]-[.E354])/60" office:value-type="float" office:value="0.15">
            <text:p>0.15</text:p>
          </table:table-cell>
          <table:table-cell office:value-type="float" office:value="919">
            <text:p>91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B355]*60*60+[.C355]*60+[.D355]" office:value-type="float" office:value="63008">
            <text:p>63008</text:p>
          </table:table-cell>
          <table:table-cell table:formula="of:=([.E356]-[.E355])/60" office:value-type="float" office:value="0.05">
            <text:p>0.05</text:p>
          </table:table-cell>
          <table:table-cell office:value-type="float" office:value="945">
            <text:p>94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[.B356]*60*60+[.C356]*60+[.D356]" office:value-type="float" office:value="63011">
            <text:p>63011</text:p>
          </table:table-cell>
          <table:table-cell table:formula="of:=([.E357]-[.E356])/60" office:value-type="float" office:value="0.0833333333333333">
            <text:p>0.0833333333</text:p>
          </table:table-cell>
          <table:table-cell office:value-type="float" office:value="967">
            <text:p>96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[.B357]*60*60+[.C357]*60+[.D357]" office:value-type="float" office:value="63016">
            <text:p>63016</text:p>
          </table:table-cell>
          <table:table-cell table:formula="of:=([.E358]-[.E357])/60" office:value-type="float" office:value="0.0833333333333333">
            <text:p>0.0833333333</text:p>
          </table:table-cell>
          <table:table-cell office:value-type="float" office:value="986">
            <text:p>986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[.B358]*60*60+[.C358]*60+[.D358]" office:value-type="float" office:value="63021">
            <text:p>63021</text:p>
          </table:table-cell>
          <table:table-cell table:formula="of:=([.E359]-[.E358])/60" office:value-type="float" office:value="0.0666666666666667">
            <text:p>0.0666666667</text:p>
          </table:table-cell>
          <table:table-cell office:value-type="float" office:value="990">
            <text:p>990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B359]*60*60+[.C359]*60+[.D359]" office:value-type="float" office:value="63025">
            <text:p>63025</text:p>
          </table:table-cell>
          <table:table-cell table:formula="of:=([.E360]-[.E359])/60" office:value-type="float" office:value="0.0666666666666667">
            <text:p>0.0666666667</text:p>
          </table:table-cell>
          <table:table-cell office:value-type="float" office:value="1019">
            <text:p>101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B360]*60*60+[.C360]*60+[.D360]" office:value-type="float" office:value="63029">
            <text:p>63029</text:p>
          </table:table-cell>
          <table:table-cell table:formula="of:=([.E361]-[.E360])/60" office:value-type="float" office:value="0.133333333333333">
            <text:p>0.1333333333</text:p>
          </table:table-cell>
          <table:table-cell office:value-type="float" office:value="1028">
            <text:p>1028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formula="of:=[.B361]*60*60+[.C361]*60+[.D361]" office:value-type="float" office:value="63037">
            <text:p>63037</text:p>
          </table:table-cell>
          <table:table-cell table:formula="of:=([.E362]-[.E361])/60" office:value-type="float" office:value="0.233333333333333">
            <text:p>0.2333333333</text:p>
          </table:table-cell>
          <table:table-cell office:value-type="float" office:value="1034">
            <text:p>1034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formula="of:=[.B362]*60*60+[.C362]*60+[.D362]" office:value-type="float" office:value="63051">
            <text:p>63051</text:p>
          </table:table-cell>
          <table:table-cell table:formula="of:=([.E363]-[.E362])/60" office:value-type="float" office:value="0.183333333333333">
            <text:p>0.1833333333</text:p>
          </table:table-cell>
          <table:table-cell office:value-type="float" office:value="1111">
            <text:p>111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B363]*60*60+[.C363]*60+[.D363]" office:value-type="float" office:value="63062">
            <text:p>63062</text:p>
          </table:table-cell>
          <table:table-cell table:formula="of:=([.E364]-[.E363])/60" office:value-type="float" office:value="0.166666666666667">
            <text:p>0.1666666667</text:p>
          </table:table-cell>
          <table:table-cell office:value-type="float" office:value="1117">
            <text:p>111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[.B364]*60*60+[.C364]*60+[.D364]" office:value-type="float" office:value="63072">
            <text:p>63072</text:p>
          </table:table-cell>
          <table:table-cell table:formula="of:=([.E365]-[.E364])/60" office:value-type="float" office:value="0.1">
            <text:p>0.1</text:p>
          </table:table-cell>
          <table:table-cell office:value-type="float" office:value="1147">
            <text:p>114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B365]*60*60+[.C365]*60+[.D365]" office:value-type="float" office:value="63078">
            <text:p>63078</text:p>
          </table:table-cell>
          <table:table-cell table:formula="of:=([.E366]-[.E365])/60" office:value-type="float" office:value="0.0833333333333333">
            <text:p>0.0833333333</text:p>
          </table:table-cell>
          <table:table-cell office:value-type="float" office:value="1155">
            <text:p>115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[.B366]*60*60+[.C366]*60+[.D366]" office:value-type="float" office:value="63083">
            <text:p>63083</text:p>
          </table:table-cell>
          <table:table-cell table:formula="of:=([.E367]-[.E366])/60" office:value-type="float" office:value="0.0833333333333333">
            <text:p>0.0833333333</text:p>
          </table:table-cell>
          <table:table-cell office:value-type="float" office:value="1208">
            <text:p>1208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[.B367]*60*60+[.C367]*60+[.D367]" office:value-type="float" office:value="63088">
            <text:p>63088</text:p>
          </table:table-cell>
          <table:table-cell table:formula="of:=([.E368]-[.E367])/60" office:value-type="float" office:value="0.0833333333333333">
            <text:p>0.0833333333</text:p>
          </table:table-cell>
          <table:table-cell office:value-type="float" office:value="1213">
            <text:p>121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368]*60*60+[.C368]*60+[.D368]" office:value-type="float" office:value="63093">
            <text:p>63093</text:p>
          </table:table-cell>
          <table:table-cell table:formula="of:=([.E369]-[.E368])/60" office:value-type="float" office:value="0.05">
            <text:p>0.05</text:p>
          </table:table-cell>
          <table:table-cell office:value-type="float" office:value="1226">
            <text:p>1226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[.B369]*60*60+[.C369]*60+[.D369]" office:value-type="float" office:value="63096">
            <text:p>63096</text:p>
          </table:table-cell>
          <table:table-cell table:formula="of:=([.E370]-[.E369])/60" office:value-type="float" office:value="0.0833333333333333">
            <text:p>0.0833333333</text:p>
          </table:table-cell>
          <table:table-cell office:value-type="float" office:value="1246">
            <text:p>1246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B370]*60*60+[.C370]*60+[.D370]" office:value-type="float" office:value="63101">
            <text:p>63101</text:p>
          </table:table-cell>
          <table:table-cell table:formula="of:=([.E371]-[.E370])/60" office:value-type="float" office:value="0.0833333333333333">
            <text:p>0.0833333333</text:p>
          </table:table-cell>
          <table:table-cell office:value-type="float" office:value="1281">
            <text:p>128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[.B371]*60*60+[.C371]*60+[.D371]" office:value-type="float" office:value="63106">
            <text:p>63106</text:p>
          </table:table-cell>
          <table:table-cell table:formula="of:=([.E372]-[.E371])/60" office:value-type="float" office:value="0.0833333333333333">
            <text:p>0.0833333333</text:p>
          </table:table-cell>
          <table:table-cell office:value-type="float" office:value="1282">
            <text:p>1282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formula="of:=[.B372]*60*60+[.C372]*60+[.D372]" office:value-type="float" office:value="63111">
            <text:p>63111</text:p>
          </table:table-cell>
          <table:table-cell table:formula="of:=([.E373]-[.E372])/60" office:value-type="float" office:value="0.0833333333333333">
            <text:p>0.0833333333</text:p>
          </table:table-cell>
          <table:table-cell office:value-type="float" office:value="1291">
            <text:p>129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table:formula="of:=[.B373]*60*60+[.C373]*60+[.D373]" office:value-type="float" office:value="63116">
            <text:p>63116</text:p>
          </table:table-cell>
          <table:table-cell table:formula="of:=([.E374]-[.E373])/60" office:value-type="float" office:value="0.0833333333333333">
            <text:p>0.0833333333</text:p>
          </table:table-cell>
          <table:table-cell office:value-type="float" office:value="1293">
            <text:p>1293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74]*60*60+[.C374]*60+[.D374]" office:value-type="float" office:value="63121">
            <text:p>63121</text:p>
          </table:table-cell>
          <table:table-cell table:formula="of:=([.E375]-[.E374])/60" office:value-type="float" office:value="0.0666666666666667">
            <text:p>0.0666666667</text:p>
          </table:table-cell>
          <table:table-cell office:value-type="float" office:value="1361">
            <text:p>1361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[.B375]*60*60+[.C375]*60+[.D375]" office:value-type="float" office:value="63125">
            <text:p>63125</text:p>
          </table:table-cell>
          <table:table-cell table:formula="of:=([.E376]-[.E375])/60" office:value-type="float" office:value="0.0666666666666667">
            <text:p>0.0666666667</text:p>
          </table:table-cell>
          <table:table-cell office:value-type="float" office:value="1385">
            <text:p>138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formula="of:=[.B376]*60*60+[.C376]*60+[.D376]" office:value-type="float" office:value="63129">
            <text:p>63129</text:p>
          </table:table-cell>
          <table:table-cell table:formula="of:=([.E377]-[.E376])/60" office:value-type="float" office:value="0.0833333333333333">
            <text:p>0.0833333333</text:p>
          </table:table-cell>
          <table:table-cell office:value-type="float" office:value="1387">
            <text:p>138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B377]*60*60+[.C377]*60+[.D377]" office:value-type="float" office:value="63134">
            <text:p>63134</text:p>
          </table:table-cell>
          <table:table-cell table:formula="of:=([.E378]-[.E377])/60" office:value-type="float" office:value="0.116666666666667">
            <text:p>0.1166666667</text:p>
          </table:table-cell>
          <table:table-cell office:value-type="float" office:value="1389">
            <text:p>138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[.B378]*60*60+[.C378]*60+[.D378]" office:value-type="float" office:value="63141">
            <text:p>63141</text:p>
          </table:table-cell>
          <table:table-cell table:formula="of:=([.E379]-[.E378])/60" office:value-type="float" office:value="0.0833333333333333">
            <text:p>0.0833333333</text:p>
          </table:table-cell>
          <table:table-cell office:value-type="float" office:value="1395">
            <text:p>139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.B379]*60*60+[.C379]*60+[.D379]" office:value-type="float" office:value="63146">
            <text:p>63146</text:p>
          </table:table-cell>
          <table:table-cell table:formula="of:=([.E380]-[.E379])/60" office:value-type="float" office:value="0.116666666666667">
            <text:p>0.1166666667</text:p>
          </table:table-cell>
          <table:table-cell office:value-type="float" office:value="1407">
            <text:p>140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380]*60*60+[.C380]*60+[.D380]" office:value-type="float" office:value="63153">
            <text:p>63153</text:p>
          </table:table-cell>
          <table:table-cell table:formula="of:=([.E381]-[.E380])/60" office:value-type="float" office:value="0.0666666666666667">
            <text:p>0.0666666667</text:p>
          </table:table-cell>
          <table:table-cell office:value-type="float" office:value="1409">
            <text:p>140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formula="of:=[.B381]*60*60+[.C381]*60+[.D381]" office:value-type="float" office:value="63157">
            <text:p>63157</text:p>
          </table:table-cell>
          <table:table-cell table:formula="of:=([.E382]-[.E381])/60" office:value-type="float" office:value="0.0833333333333333">
            <text:p>0.0833333333</text:p>
          </table:table-cell>
          <table:table-cell office:value-type="float" office:value="1412">
            <text:p>1412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formula="of:=[.B382]*60*60+[.C382]*60+[.D382]" office:value-type="float" office:value="63162">
            <text:p>63162</text:p>
          </table:table-cell>
          <table:table-cell table:formula="of:=([.E383]-[.E382])/60" office:value-type="float" office:value="0.0666666666666667">
            <text:p>0.0666666667</text:p>
          </table:table-cell>
          <table:table-cell office:value-type="float" office:value="1415">
            <text:p>141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formula="of:=[.B383]*60*60+[.C383]*60+[.D383]" office:value-type="float" office:value="63166">
            <text:p>63166</text:p>
          </table:table-cell>
          <table:table-cell table:formula="of:=([.E384]-[.E383])/60" office:value-type="float" office:value="0.1">
            <text:p>0.1</text:p>
          </table:table-cell>
          <table:table-cell office:value-type="float" office:value="1439">
            <text:p>1439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formula="of:=[.B384]*60*60+[.C384]*60+[.D384]" office:value-type="float" office:value="63172">
            <text:p>63172</text:p>
          </table:table-cell>
          <table:table-cell table:formula="of:=([.E385]-[.E384])/60" office:value-type="float" office:value="0.0833333333333333">
            <text:p>0.0833333333</text:p>
          </table:table-cell>
          <table:table-cell office:value-type="float" office:value="1445">
            <text:p>144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formula="of:=[.B385]*60*60+[.C385]*60+[.D385]" office:value-type="float" office:value="63177">
            <text:p>63177</text:p>
          </table:table-cell>
          <table:table-cell table:formula="of:=([.E386]-[.E385])/60" office:value-type="float" office:value="0.0666666666666667">
            <text:p>0.0666666667</text:p>
          </table:table-cell>
          <table:table-cell office:value-type="float" office:value="1447">
            <text:p>144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86]*60*60+[.C386]*60+[.D386]" office:value-type="float" office:value="63181">
            <text:p>63181</text:p>
          </table:table-cell>
          <table:table-cell table:formula="of:=([.E387]-[.E386])/60" office:value-type="float" office:value="0.0833333333333333">
            <text:p>0.0833333333</text:p>
          </table:table-cell>
          <table:table-cell office:value-type="float" office:value="1455">
            <text:p>1455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B387]*60*60+[.C387]*60+[.D387]" office:value-type="float" office:value="63186">
            <text:p>63186</text:p>
          </table:table-cell>
          <table:table-cell table:formula="of:=([.E388]-[.E387])/60" office:value-type="float" office:value="0.0666666666666667">
            <text:p>0.0666666667</text:p>
          </table:table-cell>
          <table:table-cell office:value-type="float" office:value="1457">
            <text:p>1457</text:p>
          </table:table-cell>
          <table:table-cell office:value-type="float" office:value="0.133333333333333">
            <text:p>0.1333333333</text:p>
          </table:table-cell>
          <table:table-cell table:number-columns-repeated="8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[.B388]*60*60+[.C388]*60+[.D388]" office:value-type="float" office:value="63190">
            <text:p>63190</text:p>
          </table:table-cell>
          <table:table-cell table:formula="of:=([.E389]-[.E388])/60" office:value-type="float" office:value="0.0666666666666667">
            <text:p>0.0666666667</text:p>
          </table:table-cell>
          <table:table-cell office:value-type="float" office:value="14">
            <text:p>1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[.B389]*60*60+[.C389]*60+[.D389]" office:value-type="float" office:value="63194">
            <text:p>63194</text:p>
          </table:table-cell>
          <table:table-cell table:formula="of:=([.E390]-[.E389])/60" office:value-type="float" office:value="0.0833333333333333">
            <text:p>0.0833333333</text:p>
          </table:table-cell>
          <table:table-cell office:value-type="float" office:value="36">
            <text:p>3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[.B390]*60*60+[.C390]*60+[.D390]" office:value-type="float" office:value="63199">
            <text:p>63199</text:p>
          </table:table-cell>
          <table:table-cell table:formula="of:=([.E391]-[.E390])/60" office:value-type="float" office:value="0.133333333333333">
            <text:p>0.1333333333</text:p>
          </table:table-cell>
          <table:table-cell office:value-type="float" office:value="53">
            <text:p>5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[.B391]*60*60+[.C391]*60+[.D391]" office:value-type="float" office:value="63207">
            <text:p>63207</text:p>
          </table:table-cell>
          <table:table-cell table:formula="of:=([.E392]-[.E391])/60" office:value-type="float" office:value="0.2">
            <text:p>0.2</text:p>
          </table:table-cell>
          <table:table-cell office:value-type="float" office:value="63">
            <text:p>6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formula="of:=[.B392]*60*60+[.C392]*60+[.D392]" office:value-type="float" office:value="63219">
            <text:p>63219</text:p>
          </table:table-cell>
          <table:table-cell table:formula="of:=([.E393]-[.E392])/60" office:value-type="float" office:value="0.0833333333333333">
            <text:p>0.0833333333</text:p>
          </table:table-cell>
          <table:table-cell office:value-type="float" office:value="97">
            <text:p>9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formula="of:=[.B393]*60*60+[.C393]*60+[.D393]" office:value-type="float" office:value="63224">
            <text:p>63224</text:p>
          </table:table-cell>
          <table:table-cell table:formula="of:=([.E394]-[.E393])/60" office:value-type="float" office:value="0.0833333333333333">
            <text:p>0.0833333333</text:p>
          </table:table-cell>
          <table:table-cell office:value-type="float" office:value="136">
            <text:p>13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formula="of:=[.B394]*60*60+[.C394]*60+[.D394]" office:value-type="float" office:value="63229">
            <text:p>63229</text:p>
          </table:table-cell>
          <table:table-cell table:formula="of:=([.E395]-[.E394])/60" office:value-type="float" office:value="0.0833333333333333">
            <text:p>0.0833333333</text:p>
          </table:table-cell>
          <table:table-cell office:value-type="float" office:value="145">
            <text:p>14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formula="of:=[.B395]*60*60+[.C395]*60+[.D395]" office:value-type="float" office:value="63234">
            <text:p>63234</text:p>
          </table:table-cell>
          <table:table-cell table:formula="of:=([.E396]-[.E395])/60" office:value-type="float" office:value="0.0666666666666667">
            <text:p>0.0666666667</text:p>
          </table:table-cell>
          <table:table-cell office:value-type="float" office:value="168">
            <text:p>16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table:formula="of:=[.B396]*60*60+[.C396]*60+[.D396]" office:value-type="float" office:value="63238">
            <text:p>63238</text:p>
          </table:table-cell>
          <table:table-cell table:formula="of:=([.E397]-[.E396])/60" office:value-type="float" office:value="0.0833333333333333">
            <text:p>0.0833333333</text:p>
          </table:table-cell>
          <table:table-cell office:value-type="float" office:value="171">
            <text:p>17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formula="of:=[.B397]*60*60+[.C397]*60+[.D397]" office:value-type="float" office:value="63243">
            <text:p>63243</text:p>
          </table:table-cell>
          <table:table-cell table:formula="of:=([.E398]-[.E397])/60" office:value-type="float" office:value="0.0833333333333333">
            <text:p>0.0833333333</text:p>
          </table:table-cell>
          <table:table-cell office:value-type="float" office:value="179">
            <text:p>17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[.B398]*60*60+[.C398]*60+[.D398]" office:value-type="float" office:value="63248">
            <text:p>63248</text:p>
          </table:table-cell>
          <table:table-cell table:formula="of:=([.E399]-[.E398])/60" office:value-type="float" office:value="0.0833333333333333">
            <text:p>0.0833333333</text:p>
          </table:table-cell>
          <table:table-cell office:value-type="float" office:value="192">
            <text:p>19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[.B399]*60*60+[.C399]*60+[.D399]" office:value-type="float" office:value="63253">
            <text:p>63253</text:p>
          </table:table-cell>
          <table:table-cell table:formula="of:=([.E400]-[.E399])/60" office:value-type="float" office:value="0.216666666666667">
            <text:p>0.2166666667</text:p>
          </table:table-cell>
          <table:table-cell office:value-type="float" office:value="193">
            <text:p>19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[.B400]*60*60+[.C400]*60+[.D400]" office:value-type="float" office:value="63266">
            <text:p>63266</text:p>
          </table:table-cell>
          <table:table-cell table:formula="of:=([.E401]-[.E400])/60" office:value-type="float" office:value="0.116666666666667">
            <text:p>0.1166666667</text:p>
          </table:table-cell>
          <table:table-cell office:value-type="float" office:value="195">
            <text:p>19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B401]*60*60+[.C401]*60+[.D401]" office:value-type="float" office:value="63273">
            <text:p>63273</text:p>
          </table:table-cell>
          <table:table-cell table:formula="of:=([.E402]-[.E401])/60" office:value-type="float" office:value="0.166666666666667">
            <text:p>0.1666666667</text:p>
          </table:table-cell>
          <table:table-cell office:value-type="float" office:value="202">
            <text:p>20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[.B402]*60*60+[.C402]*60+[.D402]" office:value-type="float" office:value="63283">
            <text:p>63283</text:p>
          </table:table-cell>
          <table:table-cell table:formula="of:=([.E403]-[.E402])/60" office:value-type="float" office:value="0.216666666666667">
            <text:p>0.2166666667</text:p>
          </table:table-cell>
          <table:table-cell office:value-type="float" office:value="211">
            <text:p>21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formula="of:=[.B403]*60*60+[.C403]*60+[.D403]" office:value-type="float" office:value="63296">
            <text:p>63296</text:p>
          </table:table-cell>
          <table:table-cell table:formula="of:=([.E404]-[.E403])/60" office:value-type="float" office:value="0.116666666666667">
            <text:p>0.1166666667</text:p>
          </table:table-cell>
          <table:table-cell office:value-type="float" office:value="217">
            <text:p>21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[.B404]*60*60+[.C404]*60+[.D404]" office:value-type="float" office:value="63303">
            <text:p>63303</text:p>
          </table:table-cell>
          <table:table-cell table:formula="of:=([.E405]-[.E404])/60" office:value-type="float" office:value="0.2">
            <text:p>0.2</text:p>
          </table:table-cell>
          <table:table-cell office:value-type="float" office:value="222">
            <text:p>2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[.B405]*60*60+[.C405]*60+[.D405]" office:value-type="float" office:value="63315">
            <text:p>63315</text:p>
          </table:table-cell>
          <table:table-cell table:formula="of:=([.E406]-[.E405])/60" office:value-type="float" office:value="0.0666666666666667">
            <text:p>0.0666666667</text:p>
          </table:table-cell>
          <table:table-cell office:value-type="float" office:value="229">
            <text:p>22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formula="of:=[.B406]*60*60+[.C406]*60+[.D406]" office:value-type="float" office:value="63319">
            <text:p>63319</text:p>
          </table:table-cell>
          <table:table-cell table:formula="of:=([.E407]-[.E406])/60" office:value-type="float" office:value="0.133333333333333">
            <text:p>0.1333333333</text:p>
          </table:table-cell>
          <table:table-cell office:value-type="float" office:value="232">
            <text:p>23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formula="of:=[.B407]*60*60+[.C407]*60+[.D407]" office:value-type="float" office:value="63327">
            <text:p>63327</text:p>
          </table:table-cell>
          <table:table-cell table:formula="of:=([.E408]-[.E407])/60" office:value-type="float" office:value="5.68333333333333">
            <text:p>5.6833333333</text:p>
          </table:table-cell>
          <table:table-cell office:value-type="float" office:value="256">
            <text:p>25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formula="of:=[.B408]*60*60+[.C408]*60+[.D408]" office:value-type="float" office:value="63668">
            <text:p>63668</text:p>
          </table:table-cell>
          <table:table-cell table:formula="of:=([.E409]-[.E408])/60" office:value-type="float" office:value="0.0833333333333333">
            <text:p>0.0833333333</text:p>
          </table:table-cell>
          <table:table-cell office:value-type="float" office:value="257">
            <text:p>25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formula="of:=[.B409]*60*60+[.C409]*60+[.D409]" office:value-type="float" office:value="63673">
            <text:p>63673</text:p>
          </table:table-cell>
          <table:table-cell table:formula="of:=([.E410]-[.E409])/60" office:value-type="float" office:value="0.0666666666666667">
            <text:p>0.0666666667</text:p>
          </table:table-cell>
          <table:table-cell office:value-type="float" office:value="259">
            <text:p>25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formula="of:=[.B410]*60*60+[.C410]*60+[.D410]" office:value-type="float" office:value="63677">
            <text:p>63677</text:p>
          </table:table-cell>
          <table:table-cell table:formula="of:=([.E411]-[.E410])/60" office:value-type="float" office:value="0.116666666666667">
            <text:p>0.1166666667</text:p>
          </table:table-cell>
          <table:table-cell office:value-type="float" office:value="260">
            <text:p>26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table:formula="of:=[.B411]*60*60+[.C411]*60+[.D411]" office:value-type="float" office:value="63684">
            <text:p>63684</text:p>
          </table:table-cell>
          <table:table-cell table:formula="of:=([.E412]-[.E411])/60" office:value-type="float" office:value="0.133333333333333">
            <text:p>0.1333333333</text:p>
          </table:table-cell>
          <table:table-cell office:value-type="float" office:value="271">
            <text:p>27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formula="of:=[.B412]*60*60+[.C412]*60+[.D412]" office:value-type="float" office:value="63692">
            <text:p>63692</text:p>
          </table:table-cell>
          <table:table-cell table:formula="of:=([.E413]-[.E412])/60" office:value-type="float" office:value="0.183333333333333">
            <text:p>0.1833333333</text:p>
          </table:table-cell>
          <table:table-cell office:value-type="float" office:value="293">
            <text:p>29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413]*60*60+[.C413]*60+[.D413]" office:value-type="float" office:value="63703">
            <text:p>63703</text:p>
          </table:table-cell>
          <table:table-cell table:formula="of:=([.E414]-[.E413])/60" office:value-type="float" office:value="0.2">
            <text:p>0.2</text:p>
          </table:table-cell>
          <table:table-cell office:value-type="float" office:value="299">
            <text:p>29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formula="of:=[.B414]*60*60+[.C414]*60+[.D414]" office:value-type="float" office:value="63715">
            <text:p>63715</text:p>
          </table:table-cell>
          <table:table-cell table:formula="of:=([.E415]-[.E414])/60" office:value-type="float" office:value="0.166666666666667">
            <text:p>0.1666666667</text:p>
          </table:table-cell>
          <table:table-cell office:value-type="float" office:value="300">
            <text:p>30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formula="of:=[.B415]*60*60+[.C415]*60+[.D415]" office:value-type="float" office:value="63725">
            <text:p>63725</text:p>
          </table:table-cell>
          <table:table-cell table:formula="of:=([.E416]-[.E415])/60" office:value-type="float" office:value="0.0833333333333333">
            <text:p>0.0833333333</text:p>
          </table:table-cell>
          <table:table-cell office:value-type="float" office:value="306">
            <text:p>30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formula="of:=[.B416]*60*60+[.C416]*60+[.D416]" office:value-type="float" office:value="63730">
            <text:p>63730</text:p>
          </table:table-cell>
          <table:table-cell table:formula="of:=([.E417]-[.E416])/60" office:value-type="float" office:value="0.1">
            <text:p>0.1</text:p>
          </table:table-cell>
          <table:table-cell office:value-type="float" office:value="309">
            <text:p>30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formula="of:=[.B417]*60*60+[.C417]*60+[.D417]" office:value-type="float" office:value="63736">
            <text:p>63736</text:p>
          </table:table-cell>
          <table:table-cell table:formula="of:=([.E418]-[.E417])/60" office:value-type="float" office:value="0.116666666666667">
            <text:p>0.1166666667</text:p>
          </table:table-cell>
          <table:table-cell office:value-type="float" office:value="319">
            <text:p>31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formula="of:=[.B418]*60*60+[.C418]*60+[.D418]" office:value-type="float" office:value="63743">
            <text:p>63743</text:p>
          </table:table-cell>
          <table:table-cell table:formula="of:=([.E419]-[.E418])/60" office:value-type="float" office:value="0.15">
            <text:p>0.15</text:p>
          </table:table-cell>
          <table:table-cell office:value-type="float" office:value="322">
            <text:p>3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formula="of:=[.B419]*60*60+[.C419]*60+[.D419]" office:value-type="float" office:value="63752">
            <text:p>63752</text:p>
          </table:table-cell>
          <table:table-cell table:formula="of:=([.E420]-[.E419])/60" office:value-type="float" office:value="0.1">
            <text:p>0.1</text:p>
          </table:table-cell>
          <table:table-cell office:value-type="float" office:value="324">
            <text:p>32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formula="of:=[.B420]*60*60+[.C420]*60+[.D420]" office:value-type="float" office:value="63758">
            <text:p>63758</text:p>
          </table:table-cell>
          <table:table-cell table:formula="of:=([.E421]-[.E420])/60" office:value-type="float" office:value="0.0666666666666667">
            <text:p>0.0666666667</text:p>
          </table:table-cell>
          <table:table-cell office:value-type="float" office:value="339">
            <text:p>33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17">
            <text:p>17</text:p>
          </table:table-cell>
          <table:table-cell table:number-columns-repeated="2" office:value-type="float" office:value="42">
            <text:p>42</text:p>
          </table:table-cell>
          <table:table-cell table:formula="of:=[.B421]*60*60+[.C421]*60+[.D421]" office:value-type="float" office:value="63762">
            <text:p>63762</text:p>
          </table:table-cell>
          <table:table-cell table:formula="of:=([.E422]-[.E421])/60" office:value-type="float" office:value="0.0833333333333333">
            <text:p>0.0833333333</text:p>
          </table:table-cell>
          <table:table-cell office:value-type="float" office:value="351">
            <text:p>35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formula="of:=[.B422]*60*60+[.C422]*60+[.D422]" office:value-type="float" office:value="63767">
            <text:p>63767</text:p>
          </table:table-cell>
          <table:table-cell table:formula="of:=([.E423]-[.E422])/60" office:value-type="float" office:value="0.0833333333333333">
            <text:p>0.0833333333</text:p>
          </table:table-cell>
          <table:table-cell office:value-type="float" office:value="376">
            <text:p>37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formula="of:=[.B423]*60*60+[.C423]*60+[.D423]" office:value-type="float" office:value="63772">
            <text:p>63772</text:p>
          </table:table-cell>
          <table:table-cell table:formula="of:=([.E424]-[.E423])/60" office:value-type="float" office:value="0.116666666666667">
            <text:p>0.1166666667</text:p>
          </table:table-cell>
          <table:table-cell office:value-type="float" office:value="378">
            <text:p>37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formula="of:=[.B424]*60*60+[.C424]*60+[.D424]" office:value-type="float" office:value="63779">
            <text:p>63779</text:p>
          </table:table-cell>
          <table:table-cell table:formula="of:=([.E425]-[.E424])/60" office:value-type="float" office:value="0.166666666666667">
            <text:p>0.1666666667</text:p>
          </table:table-cell>
          <table:table-cell office:value-type="float" office:value="399">
            <text:p>39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formula="of:=[.B425]*60*60+[.C425]*60+[.D425]" office:value-type="float" office:value="63789">
            <text:p>63789</text:p>
          </table:table-cell>
          <table:table-cell table:formula="of:=([.E426]-[.E425])/60" office:value-type="float" office:value="0.0666666666666667">
            <text:p>0.0666666667</text:p>
          </table:table-cell>
          <table:table-cell office:value-type="float" office:value="402">
            <text:p>40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[.B426]*60*60+[.C426]*60+[.D426]" office:value-type="float" office:value="63793">
            <text:p>63793</text:p>
          </table:table-cell>
          <table:table-cell table:formula="of:=([.E427]-[.E426])/60" office:value-type="float" office:value="0.0833333333333333">
            <text:p>0.0833333333</text:p>
          </table:table-cell>
          <table:table-cell office:value-type="float" office:value="409">
            <text:p>40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B427]*60*60+[.C427]*60+[.D427]" office:value-type="float" office:value="63798">
            <text:p>63798</text:p>
          </table:table-cell>
          <table:table-cell table:formula="of:=([.E428]-[.E427])/60" office:value-type="float" office:value="0.1">
            <text:p>0.1</text:p>
          </table:table-cell>
          <table:table-cell office:value-type="float" office:value="416">
            <text:p>41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[.B428]*60*60+[.C428]*60+[.D428]" office:value-type="float" office:value="63804">
            <text:p>63804</text:p>
          </table:table-cell>
          <table:table-cell table:formula="of:=([.E429]-[.E428])/60" office:value-type="float" office:value="0.05">
            <text:p>0.05</text:p>
          </table:table-cell>
          <table:table-cell office:value-type="float" office:value="422">
            <text:p>4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formula="of:=[.B429]*60*60+[.C429]*60+[.D429]" office:value-type="float" office:value="63807">
            <text:p>63807</text:p>
          </table:table-cell>
          <table:table-cell table:formula="of:=([.E430]-[.E429])/60" office:value-type="float" office:value="0.0833333333333333">
            <text:p>0.0833333333</text:p>
          </table:table-cell>
          <table:table-cell office:value-type="float" office:value="431">
            <text:p>43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[.B430]*60*60+[.C430]*60+[.D430]" office:value-type="float" office:value="63812">
            <text:p>63812</text:p>
          </table:table-cell>
          <table:table-cell table:formula="of:=([.E431]-[.E430])/60" office:value-type="float" office:value="0.183333333333333">
            <text:p>0.1833333333</text:p>
          </table:table-cell>
          <table:table-cell office:value-type="float" office:value="433">
            <text:p>43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17">
            <text:p>17</text:p>
          </table:table-cell>
          <table:table-cell table:number-columns-repeated="2" office:value-type="float" office:value="43">
            <text:p>43</text:p>
          </table:table-cell>
          <table:table-cell table:formula="of:=[.B431]*60*60+[.C431]*60+[.D431]" office:value-type="float" office:value="63823">
            <text:p>63823</text:p>
          </table:table-cell>
          <table:table-cell table:formula="of:=([.E432]-[.E431])/60" office:value-type="float" office:value="0.6">
            <text:p>0.6</text:p>
          </table:table-cell>
          <table:table-cell office:value-type="float" office:value="438">
            <text:p>43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formula="of:=[.B432]*60*60+[.C432]*60+[.D432]" office:value-type="float" office:value="63859">
            <text:p>63859</text:p>
          </table:table-cell>
          <table:table-cell table:formula="of:=([.E433]-[.E432])/60" office:value-type="float" office:value="0.116666666666667">
            <text:p>0.1166666667</text:p>
          </table:table-cell>
          <table:table-cell office:value-type="float" office:value="444">
            <text:p>44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[.B433]*60*60+[.C433]*60+[.D433]" office:value-type="float" office:value="63866">
            <text:p>63866</text:p>
          </table:table-cell>
          <table:table-cell table:formula="of:=([.E434]-[.E433])/60" office:value-type="float" office:value="0.1">
            <text:p>0.1</text:p>
          </table:table-cell>
          <table:table-cell office:value-type="float" office:value="445">
            <text:p>44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formula="of:=[.B434]*60*60+[.C434]*60+[.D434]" office:value-type="float" office:value="63872">
            <text:p>63872</text:p>
          </table:table-cell>
          <table:table-cell table:formula="of:=([.E435]-[.E434])/60" office:value-type="float" office:value="0.116666666666667">
            <text:p>0.1166666667</text:p>
          </table:table-cell>
          <table:table-cell office:value-type="float" office:value="448">
            <text:p>44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formula="of:=[.B435]*60*60+[.C435]*60+[.D435]" office:value-type="float" office:value="63879">
            <text:p>63879</text:p>
          </table:table-cell>
          <table:table-cell table:formula="of:=([.E436]-[.E435])/60" office:value-type="float" office:value="0.133333333333333">
            <text:p>0.1333333333</text:p>
          </table:table-cell>
          <table:table-cell office:value-type="float" office:value="449">
            <text:p>44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B436]*60*60+[.C436]*60+[.D436]" office:value-type="float" office:value="63887">
            <text:p>63887</text:p>
          </table:table-cell>
          <table:table-cell table:formula="of:=([.E437]-[.E436])/60" office:value-type="float" office:value="0.1">
            <text:p>0.1</text:p>
          </table:table-cell>
          <table:table-cell office:value-type="float" office:value="455">
            <text:p>45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formula="of:=[.B437]*60*60+[.C437]*60+[.D437]" office:value-type="float" office:value="63893">
            <text:p>63893</text:p>
          </table:table-cell>
          <table:table-cell table:formula="of:=([.E438]-[.E437])/60" office:value-type="float" office:value="0.1">
            <text:p>0.1</text:p>
          </table:table-cell>
          <table:table-cell office:value-type="float" office:value="456">
            <text:p>45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formula="of:=[.B438]*60*60+[.C438]*60+[.D438]" office:value-type="float" office:value="63899">
            <text:p>63899</text:p>
          </table:table-cell>
          <table:table-cell table:formula="of:=([.E439]-[.E438])/60" office:value-type="float" office:value="0.2">
            <text:p>0.2</text:p>
          </table:table-cell>
          <table:table-cell office:value-type="float" office:value="463">
            <text:p>46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formula="of:=[.B439]*60*60+[.C439]*60+[.D439]" office:value-type="float" office:value="63911">
            <text:p>63911</text:p>
          </table:table-cell>
          <table:table-cell table:formula="of:=([.E440]-[.E439])/60" office:value-type="float" office:value="0.116666666666667">
            <text:p>0.1166666667</text:p>
          </table:table-cell>
          <table:table-cell office:value-type="float" office:value="464">
            <text:p>46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table:formula="of:=[.B440]*60*60+[.C440]*60+[.D440]" office:value-type="float" office:value="63918">
            <text:p>63918</text:p>
          </table:table-cell>
          <table:table-cell table:formula="of:=([.E441]-[.E440])/60" office:value-type="float" office:value="0.183333333333333">
            <text:p>0.1833333333</text:p>
          </table:table-cell>
          <table:table-cell office:value-type="float" office:value="466">
            <text:p>46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formula="of:=[.B441]*60*60+[.C441]*60+[.D441]" office:value-type="float" office:value="63929">
            <text:p>63929</text:p>
          </table:table-cell>
          <table:table-cell table:formula="of:=([.E442]-[.E441])/60" office:value-type="float" office:value="0.183333333333333">
            <text:p>0.1833333333</text:p>
          </table:table-cell>
          <table:table-cell office:value-type="float" office:value="468">
            <text:p>46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formula="of:=[.B442]*60*60+[.C442]*60+[.D442]" office:value-type="float" office:value="63940">
            <text:p>63940</text:p>
          </table:table-cell>
          <table:table-cell table:formula="of:=([.E443]-[.E442])/60" office:value-type="float" office:value="0.0833333333333333">
            <text:p>0.0833333333</text:p>
          </table:table-cell>
          <table:table-cell office:value-type="float" office:value="470">
            <text:p>4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17">
            <text:p>17</text:p>
          </table:table-cell>
          <table:table-cell table:number-columns-repeated="2" office:value-type="float" office:value="45">
            <text:p>45</text:p>
          </table:table-cell>
          <table:table-cell table:formula="of:=[.B443]*60*60+[.C443]*60+[.D443]" office:value-type="float" office:value="63945">
            <text:p>63945</text:p>
          </table:table-cell>
          <table:table-cell table:formula="of:=([.E444]-[.E443])/60" office:value-type="float" office:value="0.1">
            <text:p>0.1</text:p>
          </table:table-cell>
          <table:table-cell office:value-type="float" office:value="475">
            <text:p>47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formula="of:=[.B444]*60*60+[.C444]*60+[.D444]" office:value-type="float" office:value="63951">
            <text:p>63951</text:p>
          </table:table-cell>
          <table:table-cell table:formula="of:=([.E445]-[.E444])/60" office:value-type="float" office:value="0.0666666666666667">
            <text:p>0.0666666667</text:p>
          </table:table-cell>
          <table:table-cell office:value-type="float" office:value="482">
            <text:p>48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formula="of:=[.B445]*60*60+[.C445]*60+[.D445]" office:value-type="float" office:value="63955">
            <text:p>63955</text:p>
          </table:table-cell>
          <table:table-cell table:formula="of:=([.E446]-[.E445])/60" office:value-type="float" office:value="0.116666666666667">
            <text:p>0.1166666667</text:p>
          </table:table-cell>
          <table:table-cell office:value-type="float" office:value="487">
            <text:p>48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[.B446]*60*60+[.C446]*60+[.D446]" office:value-type="float" office:value="63962">
            <text:p>63962</text:p>
          </table:table-cell>
          <table:table-cell table:formula="of:=([.E447]-[.E446])/60" office:value-type="float" office:value="0.116666666666667">
            <text:p>0.1166666667</text:p>
          </table:table-cell>
          <table:table-cell office:value-type="float" office:value="490">
            <text:p>49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[.B447]*60*60+[.C447]*60+[.D447]" office:value-type="float" office:value="63969">
            <text:p>63969</text:p>
          </table:table-cell>
          <table:table-cell table:formula="of:=([.E448]-[.E447])/60" office:value-type="float" office:value="0.0833333333333333">
            <text:p>0.0833333333</text:p>
          </table:table-cell>
          <table:table-cell office:value-type="float" office:value="496">
            <text:p>49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B448]*60*60+[.C448]*60+[.D448]" office:value-type="float" office:value="63974">
            <text:p>63974</text:p>
          </table:table-cell>
          <table:table-cell table:formula="of:=([.E449]-[.E448])/60" office:value-type="float" office:value="0.0833333333333333">
            <text:p>0.0833333333</text:p>
          </table:table-cell>
          <table:table-cell office:value-type="float" office:value="500">
            <text:p>50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table:formula="of:=[.B449]*60*60+[.C449]*60+[.D449]" office:value-type="float" office:value="63979">
            <text:p>63979</text:p>
          </table:table-cell>
          <table:table-cell table:formula="of:=([.E450]-[.E449])/60" office:value-type="float" office:value="0.116666666666667">
            <text:p>0.1166666667</text:p>
          </table:table-cell>
          <table:table-cell office:value-type="float" office:value="504">
            <text:p>50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formula="of:=[.B450]*60*60+[.C450]*60+[.D450]" office:value-type="float" office:value="63986">
            <text:p>63986</text:p>
          </table:table-cell>
          <table:table-cell table:formula="of:=([.E451]-[.E450])/60" office:value-type="float" office:value="0.116666666666667">
            <text:p>0.1166666667</text:p>
          </table:table-cell>
          <table:table-cell office:value-type="float" office:value="510">
            <text:p>51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formula="of:=[.B451]*60*60+[.C451]*60+[.D451]" office:value-type="float" office:value="63993">
            <text:p>63993</text:p>
          </table:table-cell>
          <table:table-cell table:formula="of:=([.E452]-[.E451])/60" office:value-type="float" office:value="0.1">
            <text:p>0.1</text:p>
          </table:table-cell>
          <table:table-cell office:value-type="float" office:value="512">
            <text:p>51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table:formula="of:=[.B452]*60*60+[.C452]*60+[.D452]" office:value-type="float" office:value="63999">
            <text:p>63999</text:p>
          </table:table-cell>
          <table:table-cell table:formula="of:=([.E453]-[.E452])/60" office:value-type="float" office:value="0.1">
            <text:p>0.1</text:p>
          </table:table-cell>
          <table:table-cell office:value-type="float" office:value="513">
            <text:p>51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formula="of:=[.B453]*60*60+[.C453]*60+[.D453]" office:value-type="float" office:value="64005">
            <text:p>64005</text:p>
          </table:table-cell>
          <table:table-cell table:formula="of:=([.E454]-[.E453])/60" office:value-type="float" office:value="0.2">
            <text:p>0.2</text:p>
          </table:table-cell>
          <table:table-cell office:value-type="float" office:value="522">
            <text:p>5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formula="of:=[.B454]*60*60+[.C454]*60+[.D454]" office:value-type="float" office:value="64017">
            <text:p>64017</text:p>
          </table:table-cell>
          <table:table-cell table:formula="of:=([.E455]-[.E454])/60" office:value-type="float" office:value="0.05">
            <text:p>0.05</text:p>
          </table:table-cell>
          <table:table-cell office:value-type="float" office:value="524">
            <text:p>52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B455]*60*60+[.C455]*60+[.D455]" office:value-type="float" office:value="64020">
            <text:p>64020</text:p>
          </table:table-cell>
          <table:table-cell table:formula="of:=([.E456]-[.E455])/60" office:value-type="float" office:value="0.0833333333333333">
            <text:p>0.0833333333</text:p>
          </table:table-cell>
          <table:table-cell office:value-type="float" office:value="526">
            <text:p>52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formula="of:=[.B456]*60*60+[.C456]*60+[.D456]" office:value-type="float" office:value="64025">
            <text:p>64025</text:p>
          </table:table-cell>
          <table:table-cell table:formula="of:=([.E457]-[.E456])/60" office:value-type="float" office:value="0.116666666666667">
            <text:p>0.1166666667</text:p>
          </table:table-cell>
          <table:table-cell office:value-type="float" office:value="527">
            <text:p>52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formula="of:=[.B457]*60*60+[.C457]*60+[.D457]" office:value-type="float" office:value="64032">
            <text:p>64032</text:p>
          </table:table-cell>
          <table:table-cell table:formula="of:=([.E458]-[.E457])/60" office:value-type="float" office:value="0.116666666666667">
            <text:p>0.1166666667</text:p>
          </table:table-cell>
          <table:table-cell office:value-type="float" office:value="530">
            <text:p>53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table:formula="of:=[.B458]*60*60+[.C458]*60+[.D458]" office:value-type="float" office:value="64039">
            <text:p>64039</text:p>
          </table:table-cell>
          <table:table-cell table:formula="of:=([.E459]-[.E458])/60" office:value-type="float" office:value="0.2">
            <text:p>0.2</text:p>
          </table:table-cell>
          <table:table-cell office:value-type="float" office:value="537">
            <text:p>53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formula="of:=[.B459]*60*60+[.C459]*60+[.D459]" office:value-type="float" office:value="64051">
            <text:p>64051</text:p>
          </table:table-cell>
          <table:table-cell table:formula="of:=([.E460]-[.E459])/60" office:value-type="float" office:value="0.166666666666667">
            <text:p>0.1666666667</text:p>
          </table:table-cell>
          <table:table-cell office:value-type="float" office:value="546">
            <text:p>54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[.B460]*60*60+[.C460]*60+[.D460]" office:value-type="float" office:value="64061">
            <text:p>64061</text:p>
          </table:table-cell>
          <table:table-cell table:formula="of:=([.E461]-[.E460])/60" office:value-type="float" office:value="0.1">
            <text:p>0.1</text:p>
          </table:table-cell>
          <table:table-cell office:value-type="float" office:value="549">
            <text:p>54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17">
            <text:p>17</text:p>
          </table:table-cell>
          <table:table-cell table:number-columns-repeated="2" office:value-type="float" office:value="47">
            <text:p>47</text:p>
          </table:table-cell>
          <table:table-cell table:formula="of:=[.B461]*60*60+[.C461]*60+[.D461]" office:value-type="float" office:value="64067">
            <text:p>64067</text:p>
          </table:table-cell>
          <table:table-cell table:formula="of:=([.E462]-[.E461])/60" office:value-type="float" office:value="0.0833333333333333">
            <text:p>0.0833333333</text:p>
          </table:table-cell>
          <table:table-cell office:value-type="float" office:value="552">
            <text:p>55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formula="of:=[.B462]*60*60+[.C462]*60+[.D462]" office:value-type="float" office:value="64072">
            <text:p>64072</text:p>
          </table:table-cell>
          <table:table-cell table:formula="of:=([.E463]-[.E462])/60" office:value-type="float" office:value="0.183333333333333">
            <text:p>0.1833333333</text:p>
          </table:table-cell>
          <table:table-cell office:value-type="float" office:value="554">
            <text:p>55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formula="of:=[.B463]*60*60+[.C463]*60+[.D463]" office:value-type="float" office:value="64083">
            <text:p>64083</text:p>
          </table:table-cell>
          <table:table-cell table:formula="of:=([.E464]-[.E463])/60" office:value-type="float" office:value="0.216666666666667">
            <text:p>0.2166666667</text:p>
          </table:table-cell>
          <table:table-cell office:value-type="float" office:value="569">
            <text:p>56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table:formula="of:=[.B464]*60*60+[.C464]*60+[.D464]" office:value-type="float" office:value="64096">
            <text:p>64096</text:p>
          </table:table-cell>
          <table:table-cell table:formula="of:=([.E465]-[.E464])/60" office:value-type="float" office:value="0.116666666666667">
            <text:p>0.1166666667</text:p>
          </table:table-cell>
          <table:table-cell office:value-type="float" office:value="570">
            <text:p>5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table:formula="of:=[.B465]*60*60+[.C465]*60+[.D465]" office:value-type="float" office:value="64103">
            <text:p>64103</text:p>
          </table:table-cell>
          <table:table-cell table:formula="of:=([.E466]-[.E465])/60" office:value-type="float" office:value="0.116666666666667">
            <text:p>0.1166666667</text:p>
          </table:table-cell>
          <table:table-cell office:value-type="float" office:value="580">
            <text:p>58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formula="of:=[.B466]*60*60+[.C466]*60+[.D466]" office:value-type="float" office:value="64110">
            <text:p>64110</text:p>
          </table:table-cell>
          <table:table-cell table:formula="of:=([.E467]-[.E466])/60" office:value-type="float" office:value="0.0833333333333333">
            <text:p>0.0833333333</text:p>
          </table:table-cell>
          <table:table-cell office:value-type="float" office:value="582">
            <text:p>58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formula="of:=[.B467]*60*60+[.C467]*60+[.D467]" office:value-type="float" office:value="64115">
            <text:p>64115</text:p>
          </table:table-cell>
          <table:table-cell table:formula="of:=([.E468]-[.E467])/60" office:value-type="float" office:value="0.116666666666667">
            <text:p>0.1166666667</text:p>
          </table:table-cell>
          <table:table-cell office:value-type="float" office:value="593">
            <text:p>59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table:formula="of:=[.B468]*60*60+[.C468]*60+[.D468]" office:value-type="float" office:value="64122">
            <text:p>64122</text:p>
          </table:table-cell>
          <table:table-cell table:formula="of:=([.E469]-[.E468])/60" office:value-type="float" office:value="0.166666666666667">
            <text:p>0.1666666667</text:p>
          </table:table-cell>
          <table:table-cell office:value-type="float" office:value="594">
            <text:p>59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formula="of:=[.B469]*60*60+[.C469]*60+[.D469]" office:value-type="float" office:value="64132">
            <text:p>64132</text:p>
          </table:table-cell>
          <table:table-cell table:formula="of:=([.E470]-[.E469])/60" office:value-type="float" office:value="0.116666666666667">
            <text:p>0.1166666667</text:p>
          </table:table-cell>
          <table:table-cell office:value-type="float" office:value="610">
            <text:p>61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formula="of:=[.B470]*60*60+[.C470]*60+[.D470]" office:value-type="float" office:value="64139">
            <text:p>64139</text:p>
          </table:table-cell>
          <table:table-cell table:formula="of:=([.E471]-[.E470])/60" office:value-type="float" office:value="0.0833333333333333">
            <text:p>0.0833333333</text:p>
          </table:table-cell>
          <table:table-cell office:value-type="float" office:value="612">
            <text:p>61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B471]*60*60+[.C471]*60+[.D471]" office:value-type="float" office:value="64144">
            <text:p>64144</text:p>
          </table:table-cell>
          <table:table-cell table:formula="of:=([.E472]-[.E471])/60" office:value-type="float" office:value="0.116666666666667">
            <text:p>0.1166666667</text:p>
          </table:table-cell>
          <table:table-cell office:value-type="float" office:value="613">
            <text:p>61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table:formula="of:=[.B472]*60*60+[.C472]*60+[.D472]" office:value-type="float" office:value="64151">
            <text:p>64151</text:p>
          </table:table-cell>
          <table:table-cell table:formula="of:=([.E473]-[.E472])/60" office:value-type="float" office:value="0.0833333333333333">
            <text:p>0.0833333333</text:p>
          </table:table-cell>
          <table:table-cell office:value-type="float" office:value="616">
            <text:p>61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[.B473]*60*60+[.C473]*60+[.D473]" office:value-type="float" office:value="64156">
            <text:p>64156</text:p>
          </table:table-cell>
          <table:table-cell table:formula="of:=([.E474]-[.E473])/60" office:value-type="float" office:value="0.0833333333333333">
            <text:p>0.0833333333</text:p>
          </table:table-cell>
          <table:table-cell office:value-type="float" office:value="623">
            <text:p>62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[.B474]*60*60+[.C474]*60+[.D474]" office:value-type="float" office:value="64161">
            <text:p>64161</text:p>
          </table:table-cell>
          <table:table-cell table:formula="of:=([.E475]-[.E474])/60" office:value-type="float" office:value="0.1">
            <text:p>0.1</text:p>
          </table:table-cell>
          <table:table-cell office:value-type="float" office:value="624">
            <text:p>62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formula="of:=[.B475]*60*60+[.C475]*60+[.D475]" office:value-type="float" office:value="64167">
            <text:p>64167</text:p>
          </table:table-cell>
          <table:table-cell table:formula="of:=([.E476]-[.E475])/60" office:value-type="float" office:value="0.133333333333333">
            <text:p>0.1333333333</text:p>
          </table:table-cell>
          <table:table-cell office:value-type="float" office:value="628">
            <text:p>62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formula="of:=[.B476]*60*60+[.C476]*60+[.D476]" office:value-type="float" office:value="64175">
            <text:p>64175</text:p>
          </table:table-cell>
          <table:table-cell table:formula="of:=([.E477]-[.E476])/60" office:value-type="float" office:value="0.116666666666667">
            <text:p>0.1166666667</text:p>
          </table:table-cell>
          <table:table-cell office:value-type="float" office:value="631">
            <text:p>63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formula="of:=[.B477]*60*60+[.C477]*60+[.D477]" office:value-type="float" office:value="64182">
            <text:p>64182</text:p>
          </table:table-cell>
          <table:table-cell table:formula="of:=([.E478]-[.E477])/60" office:value-type="float" office:value="4.51666666666667">
            <text:p>4.5166666667</text:p>
          </table:table-cell>
          <table:table-cell office:value-type="float" office:value="645">
            <text:p>64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table:formula="of:=[.B478]*60*60+[.C478]*60+[.D478]" office:value-type="float" office:value="64453">
            <text:p>64453</text:p>
          </table:table-cell>
          <table:table-cell table:formula="of:=([.E479]-[.E478])/60" office:value-type="float" office:value="0.0833333333333333">
            <text:p>0.0833333333</text:p>
          </table:table-cell>
          <table:table-cell office:value-type="float" office:value="650">
            <text:p>65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table:formula="of:=[.B479]*60*60+[.C479]*60+[.D479]" office:value-type="float" office:value="64458">
            <text:p>64458</text:p>
          </table:table-cell>
          <table:table-cell table:formula="of:=([.E480]-[.E479])/60" office:value-type="float" office:value="0.1">
            <text:p>0.1</text:p>
          </table:table-cell>
          <table:table-cell office:value-type="float" office:value="671">
            <text:p>67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table:formula="of:=[.B480]*60*60+[.C480]*60+[.D480]" office:value-type="float" office:value="64464">
            <text:p>64464</text:p>
          </table:table-cell>
          <table:table-cell table:formula="of:=([.E481]-[.E480])/60" office:value-type="float" office:value="0.0833333333333333">
            <text:p>0.0833333333</text:p>
          </table:table-cell>
          <table:table-cell office:value-type="float" office:value="673">
            <text:p>67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formula="of:=[.B481]*60*60+[.C481]*60+[.D481]" office:value-type="float" office:value="64469">
            <text:p>64469</text:p>
          </table:table-cell>
          <table:table-cell table:formula="of:=([.E482]-[.E481])/60" office:value-type="float" office:value="0.0833333333333333">
            <text:p>0.0833333333</text:p>
          </table:table-cell>
          <table:table-cell office:value-type="float" office:value="675">
            <text:p>67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table:formula="of:=[.B482]*60*60+[.C482]*60+[.D482]" office:value-type="float" office:value="64474">
            <text:p>64474</text:p>
          </table:table-cell>
          <table:table-cell table:formula="of:=([.E483]-[.E482])/60" office:value-type="float" office:value="0.266666666666667">
            <text:p>0.2666666667</text:p>
          </table:table-cell>
          <table:table-cell office:value-type="float" office:value="678">
            <text:p>67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formula="of:=[.B483]*60*60+[.C483]*60+[.D483]" office:value-type="float" office:value="64490">
            <text:p>64490</text:p>
          </table:table-cell>
          <table:table-cell table:formula="of:=([.E484]-[.E483])/60" office:value-type="float" office:value="0.116666666666667">
            <text:p>0.1166666667</text:p>
          </table:table-cell>
          <table:table-cell office:value-type="float" office:value="681">
            <text:p>68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B484]*60*60+[.C484]*60+[.D484]" office:value-type="float" office:value="64497">
            <text:p>64497</text:p>
          </table:table-cell>
          <table:table-cell table:formula="of:=([.E485]-[.E484])/60" office:value-type="float" office:value="0.0666666666666667">
            <text:p>0.0666666667</text:p>
          </table:table-cell>
          <table:table-cell office:value-type="float" office:value="682">
            <text:p>68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485]*60*60+[.C485]*60+[.D485]" office:value-type="float" office:value="64501">
            <text:p>64501</text:p>
          </table:table-cell>
          <table:table-cell table:formula="of:=([.E486]-[.E485])/60" office:value-type="float" office:value="0.1">
            <text:p>0.1</text:p>
          </table:table-cell>
          <table:table-cell office:value-type="float" office:value="689">
            <text:p>68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[.B486]*60*60+[.C486]*60+[.D486]" office:value-type="float" office:value="64507">
            <text:p>64507</text:p>
          </table:table-cell>
          <table:table-cell table:formula="of:=([.E487]-[.E486])/60" office:value-type="float" office:value="0.1">
            <text:p>0.1</text:p>
          </table:table-cell>
          <table:table-cell office:value-type="float" office:value="690">
            <text:p>69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B487]*60*60+[.C487]*60+[.D487]" office:value-type="float" office:value="64513">
            <text:p>64513</text:p>
          </table:table-cell>
          <table:table-cell table:formula="of:=([.E488]-[.E487])/60" office:value-type="float" office:value="0.1">
            <text:p>0.1</text:p>
          </table:table-cell>
          <table:table-cell office:value-type="float" office:value="692">
            <text:p>69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formula="of:=[.B488]*60*60+[.C488]*60+[.D488]" office:value-type="float" office:value="64519">
            <text:p>64519</text:p>
          </table:table-cell>
          <table:table-cell table:formula="of:=([.E489]-[.E488])/60" office:value-type="float" office:value="0.116666666666667">
            <text:p>0.1166666667</text:p>
          </table:table-cell>
          <table:table-cell office:value-type="float" office:value="700">
            <text:p>70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table:formula="of:=[.B489]*60*60+[.C489]*60+[.D489]" office:value-type="float" office:value="64526">
            <text:p>64526</text:p>
          </table:table-cell>
          <table:table-cell table:formula="of:=([.E490]-[.E489])/60" office:value-type="float" office:value="0.15">
            <text:p>0.15</text:p>
          </table:table-cell>
          <table:table-cell office:value-type="float" office:value="708">
            <text:p>70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formula="of:=[.B490]*60*60+[.C490]*60+[.D490]" office:value-type="float" office:value="64535">
            <text:p>64535</text:p>
          </table:table-cell>
          <table:table-cell table:formula="of:=([.E491]-[.E490])/60" office:value-type="float" office:value="0.266666666666667">
            <text:p>0.2666666667</text:p>
          </table:table-cell>
          <table:table-cell office:value-type="float" office:value="709">
            <text:p>70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B491]*60*60+[.C491]*60+[.D491]" office:value-type="float" office:value="64551">
            <text:p>64551</text:p>
          </table:table-cell>
          <table:table-cell table:formula="of:=([.E492]-[.E491])/60" office:value-type="float" office:value="0.116666666666667">
            <text:p>0.1166666667</text:p>
          </table:table-cell>
          <table:table-cell office:value-type="float" office:value="713">
            <text:p>71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492]*60*60+[.C492]*60+[.D492]" office:value-type="float" office:value="64558">
            <text:p>64558</text:p>
          </table:table-cell>
          <table:table-cell table:formula="of:=([.E493]-[.E492])/60" office:value-type="float" office:value="0.1">
            <text:p>0.1</text:p>
          </table:table-cell>
          <table:table-cell office:value-type="float" office:value="724">
            <text:p>72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[.B493]*60*60+[.C493]*60+[.D493]" office:value-type="float" office:value="64564">
            <text:p>64564</text:p>
          </table:table-cell>
          <table:table-cell table:formula="of:=([.E494]-[.E493])/60" office:value-type="float" office:value="0.1">
            <text:p>0.1</text:p>
          </table:table-cell>
          <table:table-cell office:value-type="float" office:value="725">
            <text:p>72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[.B494]*60*60+[.C494]*60+[.D494]" office:value-type="float" office:value="64570">
            <text:p>64570</text:p>
          </table:table-cell>
          <table:table-cell table:formula="of:=([.E495]-[.E494])/60" office:value-type="float" office:value="0.266666666666667">
            <text:p>0.2666666667</text:p>
          </table:table-cell>
          <table:table-cell office:value-type="float" office:value="728">
            <text:p>72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table:formula="of:=[.B495]*60*60+[.C495]*60+[.D495]" office:value-type="float" office:value="64586">
            <text:p>64586</text:p>
          </table:table-cell>
          <table:table-cell table:formula="of:=([.E496]-[.E495])/60" office:value-type="float" office:value="0.0666666666666667">
            <text:p>0.0666666667</text:p>
          </table:table-cell>
          <table:table-cell office:value-type="float" office:value="729">
            <text:p>72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formula="of:=[.B496]*60*60+[.C496]*60+[.D496]" office:value-type="float" office:value="64590">
            <text:p>64590</text:p>
          </table:table-cell>
          <table:table-cell table:formula="of:=([.E497]-[.E496])/60" office:value-type="float" office:value="0.1">
            <text:p>0.1</text:p>
          </table:table-cell>
          <table:table-cell office:value-type="float" office:value="730">
            <text:p>73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formula="of:=[.B497]*60*60+[.C497]*60+[.D497]" office:value-type="float" office:value="64596">
            <text:p>64596</text:p>
          </table:table-cell>
          <table:table-cell table:formula="of:=([.E498]-[.E497])/60" office:value-type="float" office:value="0.116666666666667">
            <text:p>0.1166666667</text:p>
          </table:table-cell>
          <table:table-cell office:value-type="float" office:value="731">
            <text:p>73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table:formula="of:=[.B498]*60*60+[.C498]*60+[.D498]" office:value-type="float" office:value="64603">
            <text:p>64603</text:p>
          </table:table-cell>
          <table:table-cell table:formula="of:=([.E499]-[.E498])/60" office:value-type="float" office:value="0.216666666666667">
            <text:p>0.2166666667</text:p>
          </table:table-cell>
          <table:table-cell office:value-type="float" office:value="733">
            <text:p>73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table:number-columns-repeated="2" office:value-type="float" office:value="56">
            <text:p>56</text:p>
          </table:table-cell>
          <table:table-cell table:formula="of:=[.B499]*60*60+[.C499]*60+[.D499]" office:value-type="float" office:value="64616">
            <text:p>64616</text:p>
          </table:table-cell>
          <table:table-cell table:formula="of:=([.E500]-[.E499])/60" office:value-type="float" office:value="0.866666666666667">
            <text:p>0.8666666667</text:p>
          </table:table-cell>
          <table:table-cell office:value-type="float" office:value="740">
            <text:p>74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table:formula="of:=[.B500]*60*60+[.C500]*60+[.D500]" office:value-type="float" office:value="64668">
            <text:p>64668</text:p>
          </table:table-cell>
          <table:table-cell table:formula="of:=([.E501]-[.E500])/60" office:value-type="float" office:value="0.5">
            <text:p>0.5</text:p>
          </table:table-cell>
          <table:table-cell office:value-type="float" office:value="750">
            <text:p>75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B501]*60*60+[.C501]*60+[.D501]" office:value-type="float" office:value="64698">
            <text:p>64698</text:p>
          </table:table-cell>
          <table:table-cell table:formula="of:=([.E502]-[.E501])/60" office:value-type="float" office:value="0.116666666666667">
            <text:p>0.1166666667</text:p>
          </table:table-cell>
          <table:table-cell office:value-type="float" office:value="751">
            <text:p>75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formula="of:=[.B502]*60*60+[.C502]*60+[.D502]" office:value-type="float" office:value="64705">
            <text:p>64705</text:p>
          </table:table-cell>
          <table:table-cell table:formula="of:=([.E503]-[.E502])/60" office:value-type="float" office:value="0.0666666666666667">
            <text:p>0.0666666667</text:p>
          </table:table-cell>
          <table:table-cell office:value-type="float" office:value="760">
            <text:p>76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formula="of:=[.B503]*60*60+[.C503]*60+[.D503]" office:value-type="float" office:value="64709">
            <text:p>64709</text:p>
          </table:table-cell>
          <table:table-cell table:formula="of:=([.E504]-[.E503])/60" office:value-type="float" office:value="0.0833333333333333">
            <text:p>0.0833333333</text:p>
          </table:table-cell>
          <table:table-cell office:value-type="float" office:value="770">
            <text:p>7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formula="of:=[.B504]*60*60+[.C504]*60+[.D504]" office:value-type="float" office:value="64714">
            <text:p>64714</text:p>
          </table:table-cell>
          <table:table-cell table:formula="of:=([.E505]-[.E504])/60" office:value-type="float" office:value="0.183333333333333">
            <text:p>0.1833333333</text:p>
          </table:table-cell>
          <table:table-cell office:value-type="float" office:value="778">
            <text:p>77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table:formula="of:=[.B505]*60*60+[.C505]*60+[.D505]" office:value-type="float" office:value="64725">
            <text:p>64725</text:p>
          </table:table-cell>
          <table:table-cell table:formula="of:=([.E506]-[.E505])/60" office:value-type="float" office:value="0.116666666666667">
            <text:p>0.1166666667</text:p>
          </table:table-cell>
          <table:table-cell office:value-type="float" office:value="779">
            <text:p>77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formula="of:=[.B506]*60*60+[.C506]*60+[.D506]" office:value-type="float" office:value="64732">
            <text:p>64732</text:p>
          </table:table-cell>
          <table:table-cell table:formula="of:=([.E507]-[.E506])/60" office:value-type="float" office:value="0.0666666666666667">
            <text:p>0.0666666667</text:p>
          </table:table-cell>
          <table:table-cell office:value-type="float" office:value="797">
            <text:p>79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B507]*60*60+[.C507]*60+[.D507]" office:value-type="float" office:value="64736">
            <text:p>64736</text:p>
          </table:table-cell>
          <table:table-cell table:formula="of:=([.E508]-[.E507])/60" office:value-type="float" office:value="0.0666666666666667">
            <text:p>0.0666666667</text:p>
          </table:table-cell>
          <table:table-cell office:value-type="float" office:value="837">
            <text:p>83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B508]*60*60+[.C508]*60+[.D508]" office:value-type="float" office:value="64740">
            <text:p>64740</text:p>
          </table:table-cell>
          <table:table-cell table:formula="of:=([.E509]-[.E508])/60" office:value-type="float" office:value="0.0833333333333333">
            <text:p>0.0833333333</text:p>
          </table:table-cell>
          <table:table-cell office:value-type="float" office:value="857">
            <text:p>85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[.B509]*60*60+[.C509]*60+[.D509]" office:value-type="float" office:value="64745">
            <text:p>64745</text:p>
          </table:table-cell>
          <table:table-cell table:formula="of:=([.E510]-[.E509])/60" office:value-type="float" office:value="0.133333333333333">
            <text:p>0.1333333333</text:p>
          </table:table-cell>
          <table:table-cell office:value-type="float" office:value="868">
            <text:p>86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formula="of:=[.B510]*60*60+[.C510]*60+[.D510]" office:value-type="float" office:value="64753">
            <text:p>64753</text:p>
          </table:table-cell>
          <table:table-cell table:formula="of:=([.E511]-[.E510])/60" office:value-type="float" office:value="0.533333333333333">
            <text:p>0.5333333333</text:p>
          </table:table-cell>
          <table:table-cell office:value-type="float" office:value="869">
            <text:p>86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table:formula="of:=[.B511]*60*60+[.C511]*60+[.D511]" office:value-type="float" office:value="64785">
            <text:p>64785</text:p>
          </table:table-cell>
          <table:table-cell table:formula="of:=([.E512]-[.E511])/60" office:value-type="float" office:value="0.116666666666667">
            <text:p>0.1166666667</text:p>
          </table:table-cell>
          <table:table-cell office:value-type="float" office:value="870">
            <text:p>8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table:formula="of:=[.B512]*60*60+[.C512]*60+[.D512]" office:value-type="float" office:value="64792">
            <text:p>64792</text:p>
          </table:table-cell>
          <table:table-cell table:formula="of:=([.E513]-[.E512])/60" office:value-type="float" office:value="0.0833333333333333">
            <text:p>0.0833333333</text:p>
          </table:table-cell>
          <table:table-cell office:value-type="float" office:value="880">
            <text:p>88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formula="of:=[.B513]*60*60+[.C513]*60+[.D513]" office:value-type="float" office:value="64797">
            <text:p>64797</text:p>
          </table:table-cell>
          <table:table-cell table:formula="of:=([.E514]-[.E513])/60" office:value-type="float" office:value="0.116666666666667">
            <text:p>0.1166666667</text:p>
          </table:table-cell>
          <table:table-cell office:value-type="float" office:value="885">
            <text:p>88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514]*60*60+[.C514]*60+[.D514]" office:value-type="float" office:value="64804">
            <text:p>64804</text:p>
          </table:table-cell>
          <table:table-cell table:formula="of:=([.E515]-[.E514])/60" office:value-type="float" office:value="0.116666666666667">
            <text:p>0.1166666667</text:p>
          </table:table-cell>
          <table:table-cell office:value-type="float" office:value="901">
            <text:p>90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B515]*60*60+[.C515]*60+[.D515]" office:value-type="float" office:value="64811">
            <text:p>64811</text:p>
          </table:table-cell>
          <table:table-cell table:formula="of:=([.E516]-[.E515])/60" office:value-type="float" office:value="0.0833333333333333">
            <text:p>0.0833333333</text:p>
          </table:table-cell>
          <table:table-cell office:value-type="float" office:value="904">
            <text:p>90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B516]*60*60+[.C516]*60+[.D516]" office:value-type="float" office:value="64816">
            <text:p>64816</text:p>
          </table:table-cell>
          <table:table-cell table:formula="of:=([.E517]-[.E516])/60" office:value-type="float" office:value="0.1">
            <text:p>0.1</text:p>
          </table:table-cell>
          <table:table-cell office:value-type="float" office:value="959">
            <text:p>95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B517]*60*60+[.C517]*60+[.D517]" office:value-type="float" office:value="64822">
            <text:p>64822</text:p>
          </table:table-cell>
          <table:table-cell table:formula="of:=([.E518]-[.E517])/60" office:value-type="float" office:value="0.283333333333333">
            <text:p>0.2833333333</text:p>
          </table:table-cell>
          <table:table-cell office:value-type="float" office:value="961">
            <text:p>96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.B518]*60*60+[.C518]*60+[.D518]" office:value-type="float" office:value="64839">
            <text:p>64839</text:p>
          </table:table-cell>
          <table:table-cell table:formula="of:=([.E519]-[.E518])/60" office:value-type="float" office:value="21.5333333333333">
            <text:p>21.5333333333</text:p>
          </table:table-cell>
          <table:table-cell office:value-type="float" office:value="966">
            <text:p>96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B519]*60*60+[.C519]*60+[.D519]" office:value-type="float" office:value="66131">
            <text:p>66131</text:p>
          </table:table-cell>
          <table:table-cell table:formula="of:=([.E520]-[.E519])/60" office:value-type="float" office:value="0.0666666666666667">
            <text:p>0.0666666667</text:p>
          </table:table-cell>
          <table:table-cell office:value-type="float" office:value="974">
            <text:p>97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[.B520]*60*60+[.C520]*60+[.D520]" office:value-type="float" office:value="66135">
            <text:p>66135</text:p>
          </table:table-cell>
          <table:table-cell table:formula="of:=([.E521]-[.E520])/60" office:value-type="float" office:value="0.0666666666666667">
            <text:p>0.0666666667</text:p>
          </table:table-cell>
          <table:table-cell office:value-type="float" office:value="983">
            <text:p>98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B521]*60*60+[.C521]*60+[.D521]" office:value-type="float" office:value="66139">
            <text:p>66139</text:p>
          </table:table-cell>
          <table:table-cell table:formula="of:=([.E522]-[.E521])/60" office:value-type="float" office:value="0.0666666666666667">
            <text:p>0.0666666667</text:p>
          </table:table-cell>
          <table:table-cell office:value-type="float" office:value="992">
            <text:p>99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522]*60*60+[.C522]*60+[.D522]" office:value-type="float" office:value="66143">
            <text:p>66143</text:p>
          </table:table-cell>
          <table:table-cell table:formula="of:=([.E523]-[.E522])/60" office:value-type="float" office:value="0.1">
            <text:p>0.1</text:p>
          </table:table-cell>
          <table:table-cell office:value-type="float" office:value="993">
            <text:p>99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[.B523]*60*60+[.C523]*60+[.D523]" office:value-type="float" office:value="66149">
            <text:p>66149</text:p>
          </table:table-cell>
          <table:table-cell table:formula="of:=([.E524]-[.E523])/60" office:value-type="float" office:value="0.116666666666667">
            <text:p>0.1166666667</text:p>
          </table:table-cell>
          <table:table-cell office:value-type="float" office:value="998">
            <text:p>99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[.B524]*60*60+[.C524]*60+[.D524]" office:value-type="float" office:value="66156">
            <text:p>66156</text:p>
          </table:table-cell>
          <table:table-cell table:formula="of:=([.E525]-[.E524])/60"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formula="of:=[.B525]*60*60+[.C525]*60+[.D525]" office:value-type="float" office:value="66162">
            <text:p>66162</text:p>
          </table:table-cell>
          <table:table-cell table:formula="of:=([.E526]-[.E525])/60" office:value-type="float" office:value="0.116666666666667">
            <text:p>0.1166666667</text:p>
          </table:table-cell>
          <table:table-cell office:value-type="float" office:value="1004">
            <text:p>100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formula="of:=[.B526]*60*60+[.C526]*60+[.D526]" office:value-type="float" office:value="66169">
            <text:p>66169</text:p>
          </table:table-cell>
          <table:table-cell table:formula="of:=([.E527]-[.E526])/60" office:value-type="float" office:value="0.183333333333333">
            <text:p>0.1833333333</text:p>
          </table:table-cell>
          <table:table-cell office:value-type="float" office:value="1030">
            <text:p>103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527]*60*60+[.C527]*60+[.D527]" office:value-type="float" office:value="66180">
            <text:p>66180</text:p>
          </table:table-cell>
          <table:table-cell table:formula="of:=([.E528]-[.E527])/60" office:value-type="float" office:value="0.116666666666667">
            <text:p>0.1166666667</text:p>
          </table:table-cell>
          <table:table-cell office:value-type="float" office:value="1033">
            <text:p>103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[.B528]*60*60+[.C528]*60+[.D528]" office:value-type="float" office:value="66187">
            <text:p>66187</text:p>
          </table:table-cell>
          <table:table-cell table:formula="of:=([.E529]-[.E528])/60" office:value-type="float" office:value="0.116666666666667">
            <text:p>0.1166666667</text:p>
          </table:table-cell>
          <table:table-cell office:value-type="float" office:value="1062">
            <text:p>106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[.B529]*60*60+[.C529]*60+[.D529]" office:value-type="float" office:value="66194">
            <text:p>66194</text:p>
          </table:table-cell>
          <table:table-cell table:formula="of:=([.E530]-[.E529])/60" office:value-type="float" office:value="0.566666666666667">
            <text:p>0.5666666667</text:p>
          </table:table-cell>
          <table:table-cell office:value-type="float" office:value="1064">
            <text:p>106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formula="of:=[.B530]*60*60+[.C530]*60+[.D530]" office:value-type="float" office:value="66228">
            <text:p>66228</text:p>
          </table:table-cell>
          <table:table-cell table:formula="of:=([.E531]-[.E530])/60" office:value-type="float" office:value="0.183333333333333">
            <text:p>0.1833333333</text:p>
          </table:table-cell>
          <table:table-cell office:value-type="float" office:value="1100">
            <text:p>110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table:formula="of:=[.B531]*60*60+[.C531]*60+[.D531]" office:value-type="float" office:value="66239">
            <text:p>66239</text:p>
          </table:table-cell>
          <table:table-cell table:formula="of:=([.E532]-[.E531])/60" office:value-type="float" office:value="0.116666666666667">
            <text:p>0.1166666667</text:p>
          </table:table-cell>
          <table:table-cell office:value-type="float" office:value="1108">
            <text:p>110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B532]*60*60+[.C532]*60+[.D532]" office:value-type="float" office:value="66246">
            <text:p>66246</text:p>
          </table:table-cell>
          <table:table-cell table:formula="of:=([.E533]-[.E532])/60" office:value-type="float" office:value="0.166666666666667">
            <text:p>0.1666666667</text:p>
          </table:table-cell>
          <table:table-cell office:value-type="float" office:value="1115">
            <text:p>111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B533]*60*60+[.C533]*60+[.D533]" office:value-type="float" office:value="66256">
            <text:p>66256</text:p>
          </table:table-cell>
          <table:table-cell table:formula="of:=([.E534]-[.E533])/60" office:value-type="float" office:value="0.2">
            <text:p>0.2</text:p>
          </table:table-cell>
          <table:table-cell office:value-type="float" office:value="1116">
            <text:p>111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[.B534]*60*60+[.C534]*60+[.D534]" office:value-type="float" office:value="66268">
            <text:p>66268</text:p>
          </table:table-cell>
          <table:table-cell table:formula="of:=([.E535]-[.E534])/60" office:value-type="float" office:value="0.166666666666667">
            <text:p>0.1666666667</text:p>
          </table:table-cell>
          <table:table-cell office:value-type="float" office:value="1122">
            <text:p>11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[.B535]*60*60+[.C535]*60+[.D535]" office:value-type="float" office:value="66278">
            <text:p>66278</text:p>
          </table:table-cell>
          <table:table-cell table:formula="of:=([.E536]-[.E535])/60" office:value-type="float" office:value="0.166666666666667">
            <text:p>0.1666666667</text:p>
          </table:table-cell>
          <table:table-cell office:value-type="float" office:value="1128">
            <text:p>112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[.B536]*60*60+[.C536]*60+[.D536]" office:value-type="float" office:value="66288">
            <text:p>66288</text:p>
          </table:table-cell>
          <table:table-cell table:formula="of:=([.E537]-[.E536])/60" office:value-type="float" office:value="0.1">
            <text:p>0.1</text:p>
          </table:table-cell>
          <table:table-cell office:value-type="float" office:value="1130">
            <text:p>113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table:formula="of:=[.B537]*60*60+[.C537]*60+[.D537]" office:value-type="float" office:value="66294">
            <text:p>66294</text:p>
          </table:table-cell>
          <table:table-cell table:formula="of:=([.E538]-[.E537])/60" office:value-type="float" office:value="0.0833333333333333">
            <text:p>0.0833333333</text:p>
          </table:table-cell>
          <table:table-cell office:value-type="float" office:value="1149">
            <text:p>114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formula="of:=[.B538]*60*60+[.C538]*60+[.D538]" office:value-type="float" office:value="66299">
            <text:p>66299</text:p>
          </table:table-cell>
          <table:table-cell table:formula="of:=([.E539]-[.E538])/60" office:value-type="float" office:value="0.116666666666667">
            <text:p>0.1166666667</text:p>
          </table:table-cell>
          <table:table-cell office:value-type="float" office:value="1152">
            <text:p>115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formula="of:=[.B539]*60*60+[.C539]*60+[.D539]" office:value-type="float" office:value="66306">
            <text:p>66306</text:p>
          </table:table-cell>
          <table:table-cell table:formula="of:=([.E540]-[.E539])/60" office:value-type="float" office:value="0.166666666666667">
            <text:p>0.1666666667</text:p>
          </table:table-cell>
          <table:table-cell office:value-type="float" office:value="1165">
            <text:p>116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B540]*60*60+[.C540]*60+[.D540]" office:value-type="float" office:value="66316">
            <text:p>66316</text:p>
          </table:table-cell>
          <table:table-cell table:formula="of:=([.E541]-[.E540])/60" office:value-type="float" office:value="0.2">
            <text:p>0.2</text:p>
          </table:table-cell>
          <table:table-cell office:value-type="float" office:value="1169">
            <text:p>116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541]*60*60+[.C541]*60+[.D541]" office:value-type="float" office:value="66328">
            <text:p>66328</text:p>
          </table:table-cell>
          <table:table-cell table:formula="of:=([.E542]-[.E541])/60" office:value-type="float" office:value="0.1">
            <text:p>0.1</text:p>
          </table:table-cell>
          <table:table-cell office:value-type="float" office:value="1171">
            <text:p>117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formula="of:=[.B542]*60*60+[.C542]*60+[.D542]" office:value-type="float" office:value="66334">
            <text:p>66334</text:p>
          </table:table-cell>
          <table:table-cell table:formula="of:=([.E543]-[.E542])/60" office:value-type="float" office:value="0.1">
            <text:p>0.1</text:p>
          </table:table-cell>
          <table:table-cell office:value-type="float" office:value="1185">
            <text:p>118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formula="of:=[.B543]*60*60+[.C543]*60+[.D543]" office:value-type="float" office:value="66340">
            <text:p>66340</text:p>
          </table:table-cell>
          <table:table-cell table:formula="of:=([.E544]-[.E543])/60" office:value-type="float" office:value="0.05">
            <text:p>0.05</text:p>
          </table:table-cell>
          <table:table-cell office:value-type="float" office:value="1186">
            <text:p>118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formula="of:=[.B544]*60*60+[.C544]*60+[.D544]" office:value-type="float" office:value="66343">
            <text:p>66343</text:p>
          </table:table-cell>
          <table:table-cell table:formula="of:=([.E545]-[.E544])/60" office:value-type="float" office:value="0.0833333333333333">
            <text:p>0.0833333333</text:p>
          </table:table-cell>
          <table:table-cell office:value-type="float" office:value="1198">
            <text:p>119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formula="of:=[.B545]*60*60+[.C545]*60+[.D545]" office:value-type="float" office:value="66348">
            <text:p>66348</text:p>
          </table:table-cell>
          <table:table-cell table:formula="of:=([.E546]-[.E545])/60" office:value-type="float" office:value="0.05">
            <text:p>0.05</text:p>
          </table:table-cell>
          <table:table-cell office:value-type="float" office:value="1205">
            <text:p>120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formula="of:=[.B546]*60*60+[.C546]*60+[.D546]" office:value-type="float" office:value="66351">
            <text:p>66351</text:p>
          </table:table-cell>
          <table:table-cell table:formula="of:=([.E547]-[.E546])/60" office:value-type="float" office:value="0.0833333333333333">
            <text:p>0.0833333333</text:p>
          </table:table-cell>
          <table:table-cell office:value-type="float" office:value="1219">
            <text:p>1219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formula="of:=[.B547]*60*60+[.C547]*60+[.D547]" office:value-type="float" office:value="66356">
            <text:p>66356</text:p>
          </table:table-cell>
          <table:table-cell table:formula="of:=([.E548]-[.E547])/60" office:value-type="float" office:value="0.116666666666667">
            <text:p>0.1166666667</text:p>
          </table:table-cell>
          <table:table-cell office:value-type="float" office:value="1221">
            <text:p>122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B548]*60*60+[.C548]*60+[.D548]" office:value-type="float" office:value="66363">
            <text:p>66363</text:p>
          </table:table-cell>
          <table:table-cell table:formula="of:=([.E549]-[.E548])/60" office:value-type="float" office:value="0.166666666666667">
            <text:p>0.1666666667</text:p>
          </table:table-cell>
          <table:table-cell office:value-type="float" office:value="1223">
            <text:p>122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[.B549]*60*60+[.C549]*60+[.D549]" office:value-type="float" office:value="66373">
            <text:p>66373</text:p>
          </table:table-cell>
          <table:table-cell table:formula="of:=([.E550]-[.E549])/60" office:value-type="float" office:value="0.0666666666666667">
            <text:p>0.0666666667</text:p>
          </table:table-cell>
          <table:table-cell office:value-type="float" office:value="1242">
            <text:p>124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[.B550]*60*60+[.C550]*60+[.D550]" office:value-type="float" office:value="66377">
            <text:p>66377</text:p>
          </table:table-cell>
          <table:table-cell table:formula="of:=([.E551]-[.E550])/60" office:value-type="float" office:value="0.116666666666667">
            <text:p>0.1166666667</text:p>
          </table:table-cell>
          <table:table-cell office:value-type="float" office:value="1254">
            <text:p>125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.B551]*60*60+[.C551]*60+[.D551]" office:value-type="float" office:value="66384">
            <text:p>66384</text:p>
          </table:table-cell>
          <table:table-cell table:formula="of:=([.E552]-[.E551])/60" office:value-type="float" office:value="0.0666666666666667">
            <text:p>0.0666666667</text:p>
          </table:table-cell>
          <table:table-cell office:value-type="float" office:value="1255">
            <text:p>125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552]*60*60+[.C552]*60+[.D552]" office:value-type="float" office:value="66388">
            <text:p>66388</text:p>
          </table:table-cell>
          <table:table-cell table:formula="of:=([.E553]-[.E552])/60" office:value-type="float" office:value="0.0666666666666667">
            <text:p>0.0666666667</text:p>
          </table:table-cell>
          <table:table-cell office:value-type="float" office:value="1265">
            <text:p>126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[.B553]*60*60+[.C553]*60+[.D553]" office:value-type="float" office:value="66392">
            <text:p>66392</text:p>
          </table:table-cell>
          <table:table-cell table:formula="of:=([.E554]-[.E553])/60" office:value-type="float" office:value="0.116666666666667">
            <text:p>0.1166666667</text:p>
          </table:table-cell>
          <table:table-cell office:value-type="float" office:value="1270">
            <text:p>12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formula="of:=[.B554]*60*60+[.C554]*60+[.D554]" office:value-type="float" office:value="66399">
            <text:p>66399</text:p>
          </table:table-cell>
          <table:table-cell table:formula="of:=([.E555]-[.E554])/60" office:value-type="float" office:value="0.133333333333333">
            <text:p>0.1333333333</text:p>
          </table:table-cell>
          <table:table-cell office:value-type="float" office:value="1271">
            <text:p>127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formula="of:=[.B555]*60*60+[.C555]*60+[.D555]" office:value-type="float" office:value="66407">
            <text:p>66407</text:p>
          </table:table-cell>
          <table:table-cell table:formula="of:=([.E556]-[.E555])/60" office:value-type="float" office:value="0.116666666666667">
            <text:p>0.1166666667</text:p>
          </table:table-cell>
          <table:table-cell office:value-type="float" office:value="1272">
            <text:p>127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formula="of:=[.B556]*60*60+[.C556]*60+[.D556]" office:value-type="float" office:value="66414">
            <text:p>66414</text:p>
          </table:table-cell>
          <table:table-cell table:formula="of:=([.E557]-[.E556])/60" office:value-type="float" office:value="0.233333333333333">
            <text:p>0.2333333333</text:p>
          </table:table-cell>
          <table:table-cell office:value-type="float" office:value="1278">
            <text:p>127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[.B557]*60*60+[.C557]*60+[.D557]" office:value-type="float" office:value="66428">
            <text:p>66428</text:p>
          </table:table-cell>
          <table:table-cell table:formula="of:=([.E558]-[.E557])/60" office:value-type="float" office:value="0.0833333333333333">
            <text:p>0.0833333333</text:p>
          </table:table-cell>
          <table:table-cell office:value-type="float" office:value="1292">
            <text:p>129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B558]*60*60+[.C558]*60+[.D558]" office:value-type="float" office:value="66433">
            <text:p>66433</text:p>
          </table:table-cell>
          <table:table-cell table:formula="of:=([.E559]-[.E558])/60" office:value-type="float" office:value="0.183333333333333">
            <text:p>0.1833333333</text:p>
          </table:table-cell>
          <table:table-cell office:value-type="float" office:value="1320">
            <text:p>132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B559]*60*60+[.C559]*60+[.D559]" office:value-type="float" office:value="66444">
            <text:p>66444</text:p>
          </table:table-cell>
          <table:table-cell table:formula="of:=([.E560]-[.E559])/60" office:value-type="float" office:value="0.0833333333333333">
            <text:p>0.0833333333</text:p>
          </table:table-cell>
          <table:table-cell office:value-type="float" office:value="1322">
            <text:p>132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560]*60*60+[.C560]*60+[.D560]" office:value-type="float" office:value="66449">
            <text:p>66449</text:p>
          </table:table-cell>
          <table:table-cell table:formula="of:=([.E561]-[.E560])/60" office:value-type="float" office:value="0.1">
            <text:p>0.1</text:p>
          </table:table-cell>
          <table:table-cell office:value-type="float" office:value="1326">
            <text:p>132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61]*60*60+[.C561]*60+[.D561]" office:value-type="float" office:value="66455">
            <text:p>66455</text:p>
          </table:table-cell>
          <table:table-cell table:formula="of:=([.E562]-[.E561])/60" office:value-type="float" office:value="0.0833333333333333">
            <text:p>0.0833333333</text:p>
          </table:table-cell>
          <table:table-cell office:value-type="float" office:value="1328">
            <text:p>132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formula="of:=[.B562]*60*60+[.C562]*60+[.D562]" office:value-type="float" office:value="66460">
            <text:p>66460</text:p>
          </table:table-cell>
          <table:table-cell table:formula="of:=([.E563]-[.E562])/60" office:value-type="float" office:value="0.1">
            <text:p>0.1</text:p>
          </table:table-cell>
          <table:table-cell office:value-type="float" office:value="1331">
            <text:p>133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formula="of:=[.B563]*60*60+[.C563]*60+[.D563]" office:value-type="float" office:value="66466">
            <text:p>66466</text:p>
          </table:table-cell>
          <table:table-cell table:formula="of:=([.E564]-[.E563])/60" office:value-type="float" office:value="2.25">
            <text:p>2.25</text:p>
          </table:table-cell>
          <table:table-cell office:value-type="float" office:value="1343">
            <text:p>134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564]*60*60+[.C564]*60+[.D564]" office:value-type="float" office:value="66601">
            <text:p>66601</text:p>
          </table:table-cell>
          <table:table-cell table:formula="of:=([.E565]-[.E564])/60" office:value-type="float" office:value="0.133333333333333">
            <text:p>0.1333333333</text:p>
          </table:table-cell>
          <table:table-cell office:value-type="float" office:value="1344">
            <text:p>134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B565]*60*60+[.C565]*60+[.D565]" office:value-type="float" office:value="66609">
            <text:p>66609</text:p>
          </table:table-cell>
          <table:table-cell table:formula="of:=([.E566]-[.E565])/60" office:value-type="float" office:value="0.1">
            <text:p>0.1</text:p>
          </table:table-cell>
          <table:table-cell office:value-type="float" office:value="1357">
            <text:p>1357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B566]*60*60+[.C566]*60+[.D566]" office:value-type="float" office:value="66615">
            <text:p>66615</text:p>
          </table:table-cell>
          <table:table-cell table:formula="of:=([.E567]-[.E566])/60" office:value-type="float" office:value="0.1">
            <text:p>0.1</text:p>
          </table:table-cell>
          <table:table-cell office:value-type="float" office:value="1358">
            <text:p>135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[.B567]*60*60+[.C567]*60+[.D567]" office:value-type="float" office:value="66621">
            <text:p>66621</text:p>
          </table:table-cell>
          <table:table-cell table:formula="of:=([.E568]-[.E567])/60" office:value-type="float" office:value="0.0833333333333333">
            <text:p>0.0833333333</text:p>
          </table:table-cell>
          <table:table-cell office:value-type="float" office:value="1368">
            <text:p>136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[.B568]*60*60+[.C568]*60+[.D568]" office:value-type="float" office:value="66626">
            <text:p>66626</text:p>
          </table:table-cell>
          <table:table-cell table:formula="of:=([.E569]-[.E568])/60" office:value-type="float" office:value="0.2">
            <text:p>0.2</text:p>
          </table:table-cell>
          <table:table-cell office:value-type="float" office:value="1370">
            <text:p>137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formula="of:=[.B569]*60*60+[.C569]*60+[.D569]" office:value-type="float" office:value="66638">
            <text:p>66638</text:p>
          </table:table-cell>
          <table:table-cell table:formula="of:=([.E570]-[.E569])/60" office:value-type="float" office:value="0.2">
            <text:p>0.2</text:p>
          </table:table-cell>
          <table:table-cell office:value-type="float" office:value="1390">
            <text:p>139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570]*60*60+[.C570]*60+[.D570]" office:value-type="float" office:value="66650">
            <text:p>66650</text:p>
          </table:table-cell>
          <table:table-cell table:formula="of:=([.E571]-[.E570])/60" office:value-type="float" office:value="0.116666666666667">
            <text:p>0.1166666667</text:p>
          </table:table-cell>
          <table:table-cell office:value-type="float" office:value="1405">
            <text:p>1405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formula="of:=[.B571]*60*60+[.C571]*60+[.D571]" office:value-type="float" office:value="66657">
            <text:p>66657</text:p>
          </table:table-cell>
          <table:table-cell table:formula="of:=([.E572]-[.E571])/60" office:value-type="float" office:value="0.116666666666667">
            <text:p>0.1166666667</text:p>
          </table:table-cell>
          <table:table-cell office:value-type="float" office:value="1423">
            <text:p>142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B572]*60*60+[.C572]*60+[.D572]" office:value-type="float" office:value="66664">
            <text:p>66664</text:p>
          </table:table-cell>
          <table:table-cell table:formula="of:=([.E573]-[.E572])/60" office:value-type="float" office:value="0.216666666666667">
            <text:p>0.2166666667</text:p>
          </table:table-cell>
          <table:table-cell office:value-type="float" office:value="1444">
            <text:p>144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[.B573]*60*60+[.C573]*60+[.D573]" office:value-type="float" office:value="66677">
            <text:p>66677</text:p>
          </table:table-cell>
          <table:table-cell table:formula="of:=([.E574]-[.E573])/60" office:value-type="float" office:value="0.1">
            <text:p>0.1</text:p>
          </table:table-cell>
          <table:table-cell office:value-type="float" office:value="1446">
            <text:p>144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[.B574]*60*60+[.C574]*60+[.D574]" office:value-type="float" office:value="66683">
            <text:p>66683</text:p>
          </table:table-cell>
          <table:table-cell table:formula="of:=([.E575]-[.E574])/60" office:value-type="float" office:value="0.133333333333333">
            <text:p>0.1333333333</text:p>
          </table:table-cell>
          <table:table-cell office:value-type="float" office:value="1460">
            <text:p>146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18">
            <text:p>18</text:p>
          </table:table-cell>
          <table:table-cell table:number-columns-repeated="2" office:value-type="float" office:value="31">
            <text:p>31</text:p>
          </table:table-cell>
          <table:table-cell table:formula="of:=[.B575]*60*60+[.C575]*60+[.D575]" office:value-type="float" office:value="66691">
            <text:p>66691</text:p>
          </table:table-cell>
          <table:table-cell table:formula="of:=([.E576]-[.E575])/60" office:value-type="float" office:value="0.2">
            <text:p>0.2</text:p>
          </table:table-cell>
          <table:table-cell office:value-type="float" office:value="1466">
            <text:p>1466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formula="of:=[.B576]*60*60+[.C576]*60+[.D576]" office:value-type="float" office:value="66703">
            <text:p>66703</text:p>
          </table:table-cell>
          <table:table-cell table:formula="of:=([.E577]-[.E576])/60" office:value-type="float" office:value="0.0833333333333333">
            <text:p>0.0833333333</text:p>
          </table:table-cell>
          <table:table-cell office:value-type="float" office:value="1468">
            <text:p>1468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formula="of:=[.B577]*60*60+[.C577]*60+[.D577]" office:value-type="float" office:value="66708">
            <text:p>66708</text:p>
          </table:table-cell>
          <table:table-cell table:formula="of:=([.E578]-[.E577])/60" office:value-type="float" office:value="0.0833333333333333">
            <text:p>0.0833333333</text:p>
          </table:table-cell>
          <table:table-cell office:value-type="float" office:value="1474">
            <text:p>1474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formula="of:=[.B578]*60*60+[.C578]*60+[.D578]" office:value-type="float" office:value="66713">
            <text:p>66713</text:p>
          </table:table-cell>
          <table:table-cell table:formula="of:=([.E579]-[.E578])/60" office:value-type="float" office:value="0.15">
            <text:p>0.15</text:p>
          </table:table-cell>
          <table:table-cell office:value-type="float" office:value="1480">
            <text:p>148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[.B579]*60*60+[.C579]*60+[.D579]" office:value-type="float" office:value="66722">
            <text:p>66722</text:p>
          </table:table-cell>
          <table:table-cell table:formula="of:=([.E580]-[.E579])/60" office:value-type="float" office:value="3.11666666666667">
            <text:p>3.1166666667</text:p>
          </table:table-cell>
          <table:table-cell office:value-type="float" office:value="1481">
            <text:p>148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formula="of:=[.B580]*60*60+[.C580]*60+[.D580]" office:value-type="float" office:value="66909">
            <text:p>66909</text:p>
          </table:table-cell>
          <table:table-cell table:formula="of:=([.E581]-[.E580])/60" office:value-type="float" office:value="0.1">
            <text:p>0.1</text:p>
          </table:table-cell>
          <table:table-cell office:value-type="float" office:value="1482">
            <text:p>148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[.B581]*60*60+[.C581]*60+[.D581]" office:value-type="float" office:value="66915">
            <text:p>66915</text:p>
          </table:table-cell>
          <table:table-cell table:formula="of:=([.E582]-[.E581])/60" office:value-type="float" office:value="0.116666666666667">
            <text:p>0.1166666667</text:p>
          </table:table-cell>
          <table:table-cell office:value-type="float" office:value="1483">
            <text:p>148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[.B582]*60*60+[.C582]*60+[.D582]" office:value-type="float" office:value="66922">
            <text:p>66922</text:p>
          </table:table-cell>
          <table:table-cell table:formula="of:=([.E583]-[.E582])/60" office:value-type="float" office:value="0.0666666666666667">
            <text:p>0.0666666667</text:p>
          </table:table-cell>
          <table:table-cell office:value-type="float" office:value="1490">
            <text:p>1490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formula="of:=[.B583]*60*60+[.C583]*60+[.D583]" office:value-type="float" office:value="66926">
            <text:p>66926</text:p>
          </table:table-cell>
          <table:table-cell table:formula="of:=([.E584]-[.E583])/60" office:value-type="float" office:value="0.116666666666667">
            <text:p>0.1166666667</text:p>
          </table:table-cell>
          <table:table-cell office:value-type="float" office:value="1491">
            <text:p>1491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[.B584]*60*60+[.C584]*60+[.D584]" office:value-type="float" office:value="66933">
            <text:p>66933</text:p>
          </table:table-cell>
          <table:table-cell table:formula="of:=([.E585]-[.E584])/60" office:value-type="float" office:value="0.183333333333333">
            <text:p>0.1833333333</text:p>
          </table:table-cell>
          <table:table-cell office:value-type="float" office:value="1492">
            <text:p>1492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[.B585]*60*60+[.C585]*60+[.D585]" office:value-type="float" office:value="66944">
            <text:p>66944</text:p>
          </table:table-cell>
          <table:table-cell table:formula="of:=([.E586]-[.E585])/60" office:value-type="float" office:value="0.1">
            <text:p>0.1</text:p>
          </table:table-cell>
          <table:table-cell office:value-type="float" office:value="1493">
            <text:p>1493</text:p>
          </table:table-cell>
          <table:table-cell office:value-type="float" office:value="0.116666666666667">
            <text:p>0.1166666667</text:p>
          </table:table-cell>
          <table:table-cell table:number-columns-repeated="8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B586]*60*60+[.C586]*60+[.D586]" office:value-type="float" office:value="66950">
            <text:p>66950</text:p>
          </table:table-cell>
          <table:table-cell table:formula="of:=([.E587]-[.E586])/60"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formula="of:=[.B587]*60*60+[.C587]*60+[.D587]" office:value-type="float" office:value="66956">
            <text:p>66956</text:p>
          </table:table-cell>
          <table:table-cell table:formula="of:=([.E588]-[.E587])/60"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[.B588]*60*60+[.C588]*60+[.D588]" office:value-type="float" office:value="66977">
            <text:p>66977</text:p>
          </table:table-cell>
          <table:table-cell table:formula="of:=([.E589]-[.E588])/60" office:value-type="float" office:value="0.183333333333333">
            <text:p>0.1833333333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formula="of:=[.B589]*60*60+[.C589]*60+[.D589]" office:value-type="float" office:value="66988">
            <text:p>66988</text:p>
          </table:table-cell>
          <table:table-cell table:formula="of:=([.E590]-[.E589])/60" office:value-type="float" office:value="0.0666666666666667">
            <text:p>0.0666666667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[.B590]*60*60+[.C590]*60+[.D590]" office:value-type="float" office:value="66992">
            <text:p>66992</text:p>
          </table:table-cell>
          <table:table-cell table:formula="of:=([.E591]-[.E590])/60" office:value-type="float" office:value="0.0666666666666667">
            <text:p>0.0666666667</text:p>
          </table:table-cell>
          <table:table-cell office:value-type="float" office:value="24">
            <text:p>2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8">
            <text:p>18</text:p>
          </table:table-cell>
          <table:table-cell table:number-columns-repeated="2" office:value-type="float" office:value="36">
            <text:p>36</text:p>
          </table:table-cell>
          <table:table-cell table:formula="of:=[.B591]*60*60+[.C591]*60+[.D591]" office:value-type="float" office:value="66996">
            <text:p>66996</text:p>
          </table:table-cell>
          <table:table-cell table:formula="of:=([.E592]-[.E591])/60" office:value-type="float" office:value="0.0666666666666667">
            <text:p>0.0666666667</text:p>
          </table:table-cell>
          <table:table-cell office:value-type="float" office:value="26">
            <text:p>2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B592]*60*60+[.C592]*60+[.D592]" office:value-type="float" office:value="67000">
            <text:p>67000</text:p>
          </table:table-cell>
          <table:table-cell table:formula="of:=([.E593]-[.E592])/60" office:value-type="float" office:value="0.133333333333333">
            <text:p>0.1333333333</text:p>
          </table:table-cell>
          <table:table-cell office:value-type="float" office:value="32">
            <text:p>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table:formula="of:=[.B593]*60*60+[.C593]*60+[.D593]" office:value-type="float" office:value="67008">
            <text:p>67008</text:p>
          </table:table-cell>
          <table:table-cell table:formula="of:=([.E594]-[.E593])/60" office:value-type="float" office:value="0.1">
            <text:p>0.1</text:p>
          </table:table-cell>
          <table:table-cell office:value-type="float" office:value="37">
            <text:p>3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formula="of:=[.B594]*60*60+[.C594]*60+[.D594]" office:value-type="float" office:value="67014">
            <text:p>67014</text:p>
          </table:table-cell>
          <table:table-cell table:formula="of:=([.E595]-[.E594])/60" office:value-type="float" office:value="0.116666666666667">
            <text:p>0.1166666667</text:p>
          </table:table-cell>
          <table:table-cell office:value-type="float" office:value="84">
            <text:p>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595]*60*60+[.C595]*60+[.D595]" office:value-type="float" office:value="67021">
            <text:p>67021</text:p>
          </table:table-cell>
          <table:table-cell table:formula="of:=([.E596]-[.E595])/60" office:value-type="float" office:value="0.116666666666667">
            <text:p>0.1166666667</text:p>
          </table:table-cell>
          <table:table-cell office:value-type="float" office:value="87">
            <text:p>8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formula="of:=[.B596]*60*60+[.C596]*60+[.D596]" office:value-type="float" office:value="67028">
            <text:p>67028</text:p>
          </table:table-cell>
          <table:table-cell table:formula="of:=([.E597]-[.E596])/60" office:value-type="float" office:value="0.0666666666666667">
            <text:p>0.0666666667</text:p>
          </table:table-cell>
          <table:table-cell office:value-type="float" office:value="95">
            <text:p>9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[.B597]*60*60+[.C597]*60+[.D597]" office:value-type="float" office:value="67032">
            <text:p>67032</text:p>
          </table:table-cell>
          <table:table-cell table:formula="of:=([.E598]-[.E597])/60" office:value-type="float" office:value="0.166666666666667">
            <text:p>0.1666666667</text:p>
          </table:table-cell>
          <table:table-cell office:value-type="float" office:value="118">
            <text:p>11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[.B598]*60*60+[.C598]*60+[.D598]" office:value-type="float" office:value="67042">
            <text:p>67042</text:p>
          </table:table-cell>
          <table:table-cell table:formula="of:=([.E599]-[.E598])/60" office:value-type="float" office:value="0.2">
            <text:p>0.2</text:p>
          </table:table-cell>
          <table:table-cell office:value-type="float" office:value="150">
            <text:p>15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formula="of:=[.B599]*60*60+[.C599]*60+[.D599]" office:value-type="float" office:value="67054">
            <text:p>67054</text:p>
          </table:table-cell>
          <table:table-cell table:formula="of:=([.E600]-[.E599])/60" office:value-type="float" office:value="0.283333333333333">
            <text:p>0.2833333333</text:p>
          </table:table-cell>
          <table:table-cell office:value-type="float" office:value="156">
            <text:p>15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formula="of:=[.B600]*60*60+[.C600]*60+[.D600]" office:value-type="float" office:value="67071">
            <text:p>67071</text:p>
          </table:table-cell>
          <table:table-cell table:formula="of:=([.E601]-[.E600])/60" office:value-type="float" office:value="0.55">
            <text:p>0.55</text:p>
          </table:table-cell>
          <table:table-cell office:value-type="float" office:value="172">
            <text:p>17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[.B601]*60*60+[.C601]*60+[.D601]" office:value-type="float" office:value="67104">
            <text:p>67104</text:p>
          </table:table-cell>
          <table:table-cell table:formula="of:=([.E602]-[.E601])/60" office:value-type="float" office:value="0.0666666666666667">
            <text:p>0.0666666667</text:p>
          </table:table-cell>
          <table:table-cell office:value-type="float" office:value="180">
            <text:p>18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formula="of:=[.B602]*60*60+[.C602]*60+[.D602]" office:value-type="float" office:value="67108">
            <text:p>67108</text:p>
          </table:table-cell>
          <table:table-cell table:formula="of:=([.E603]-[.E602])/60" office:value-type="float" office:value="0.0666666666666667">
            <text:p>0.0666666667</text:p>
          </table:table-cell>
          <table:table-cell office:value-type="float" office:value="203">
            <text:p>20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formula="of:=[.B603]*60*60+[.C603]*60+[.D603]" office:value-type="float" office:value="67112">
            <text:p>67112</text:p>
          </table:table-cell>
          <table:table-cell table:formula="of:=([.E604]-[.E603])/60" office:value-type="float" office:value="0.0666666666666667">
            <text:p>0.0666666667</text:p>
          </table:table-cell>
          <table:table-cell office:value-type="float" office:value="204">
            <text:p>20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formula="of:=[.B604]*60*60+[.C604]*60+[.D604]" office:value-type="float" office:value="67116">
            <text:p>67116</text:p>
          </table:table-cell>
          <table:table-cell table:formula="of:=([.E605]-[.E604])/60" office:value-type="float" office:value="0.0666666666666667">
            <text:p>0.0666666667</text:p>
          </table:table-cell>
          <table:table-cell office:value-type="float" office:value="221">
            <text:p>22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B605]*60*60+[.C605]*60+[.D605]" office:value-type="float" office:value="67120">
            <text:p>67120</text:p>
          </table:table-cell>
          <table:table-cell table:formula="of:=([.E606]-[.E605])/60" office:value-type="float" office:value="0.1">
            <text:p>0.1</text:p>
          </table:table-cell>
          <table:table-cell office:value-type="float" office:value="225">
            <text:p>22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formula="of:=[.B606]*60*60+[.C606]*60+[.D606]" office:value-type="float" office:value="67126">
            <text:p>67126</text:p>
          </table:table-cell>
          <table:table-cell table:formula="of:=([.E607]-[.E606])/60" office:value-type="float" office:value="0.516666666666667">
            <text:p>0.5166666667</text:p>
          </table:table-cell>
          <table:table-cell office:value-type="float" office:value="239">
            <text:p>23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[.B607]*60*60+[.C607]*60+[.D607]" office:value-type="float" office:value="67157">
            <text:p>67157</text:p>
          </table:table-cell>
          <table:table-cell table:formula="of:=([.E608]-[.E607])/60" office:value-type="float" office:value="0.266666666666667">
            <text:p>0.2666666667</text:p>
          </table:table-cell>
          <table:table-cell office:value-type="float" office:value="240">
            <text:p>24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formula="of:=[.B608]*60*60+[.C608]*60+[.D608]" office:value-type="float" office:value="67173">
            <text:p>67173</text:p>
          </table:table-cell>
          <table:table-cell table:formula="of:=([.E609]-[.E608])/60" office:value-type="float" office:value="0.133333333333333">
            <text:p>0.1333333333</text:p>
          </table:table-cell>
          <table:table-cell office:value-type="float" office:value="243">
            <text:p>24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B609]*60*60+[.C609]*60+[.D609]" office:value-type="float" office:value="67181">
            <text:p>67181</text:p>
          </table:table-cell>
          <table:table-cell table:formula="of:=([.E610]-[.E609])/60" office:value-type="float" office:value="0.183333333333333">
            <text:p>0.1833333333</text:p>
          </table:table-cell>
          <table:table-cell office:value-type="float" office:value="248">
            <text:p>24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[.B610]*60*60+[.C610]*60+[.D610]" office:value-type="float" office:value="67192">
            <text:p>67192</text:p>
          </table:table-cell>
          <table:table-cell table:formula="of:=([.E611]-[.E610])/60" office:value-type="float" office:value="0.133333333333333">
            <text:p>0.1333333333</text:p>
          </table:table-cell>
          <table:table-cell office:value-type="float" office:value="251">
            <text:p>25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B611]*60*60+[.C611]*60+[.D611]" office:value-type="float" office:value="67200">
            <text:p>67200</text:p>
          </table:table-cell>
          <table:table-cell table:formula="of:=([.E612]-[.E611])/60" office:value-type="float" office:value="0.116666666666667">
            <text:p>0.1166666667</text:p>
          </table:table-cell>
          <table:table-cell office:value-type="float" office:value="262">
            <text:p>26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[.B612]*60*60+[.C612]*60+[.D612]" office:value-type="float" office:value="67207">
            <text:p>67207</text:p>
          </table:table-cell>
          <table:table-cell table:formula="of:=([.E613]-[.E612])/60" office:value-type="float" office:value="0.166666666666667">
            <text:p>0.1666666667</text:p>
          </table:table-cell>
          <table:table-cell office:value-type="float" office:value="263">
            <text:p>2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[.B613]*60*60+[.C613]*60+[.D613]" office:value-type="float" office:value="67217">
            <text:p>67217</text:p>
          </table:table-cell>
          <table:table-cell table:formula="of:=([.E614]-[.E613])/60" office:value-type="float" office:value="0.116666666666667">
            <text:p>0.1166666667</text:p>
          </table:table-cell>
          <table:table-cell office:value-type="float" office:value="264">
            <text:p>26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formula="of:=[.B614]*60*60+[.C614]*60+[.D614]" office:value-type="float" office:value="67224">
            <text:p>67224</text:p>
          </table:table-cell>
          <table:table-cell table:formula="of:=([.E615]-[.E614])/60" office:value-type="float" office:value="0.116666666666667">
            <text:p>0.1166666667</text:p>
          </table:table-cell>
          <table:table-cell office:value-type="float" office:value="268">
            <text:p>26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formula="of:=[.B615]*60*60+[.C615]*60+[.D615]" office:value-type="float" office:value="67231">
            <text:p>67231</text:p>
          </table:table-cell>
          <table:table-cell table:formula="of:=([.E616]-[.E615])/60" office:value-type="float" office:value="0.0833333333333333">
            <text:p>0.0833333333</text:p>
          </table:table-cell>
          <table:table-cell office:value-type="float" office:value="278">
            <text:p>27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[.B616]*60*60+[.C616]*60+[.D616]" office:value-type="float" office:value="67236">
            <text:p>67236</text:p>
          </table:table-cell>
          <table:table-cell table:formula="of:=([.E617]-[.E616])/60" office:value-type="float" office:value="0.0833333333333333">
            <text:p>0.0833333333</text:p>
          </table:table-cell>
          <table:table-cell office:value-type="float" office:value="279">
            <text:p>27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617]*60*60+[.C617]*60+[.D617]" office:value-type="float" office:value="67241">
            <text:p>67241</text:p>
          </table:table-cell>
          <table:table-cell table:formula="of:=([.E618]-[.E617])/60" office:value-type="float" office:value="0.116666666666667">
            <text:p>0.1166666667</text:p>
          </table:table-cell>
          <table:table-cell office:value-type="float" office:value="284">
            <text:p>2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formula="of:=[.B618]*60*60+[.C618]*60+[.D618]" office:value-type="float" office:value="67248">
            <text:p>67248</text:p>
          </table:table-cell>
          <table:table-cell table:formula="of:=([.E619]-[.E618])/60" office:value-type="float" office:value="0.0833333333333333">
            <text:p>0.0833333333</text:p>
          </table:table-cell>
          <table:table-cell office:value-type="float" office:value="294">
            <text:p>29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[.B619]*60*60+[.C619]*60+[.D619]" office:value-type="float" office:value="67253">
            <text:p>67253</text:p>
          </table:table-cell>
          <table:table-cell table:formula="of:=([.E620]-[.E619])/60" office:value-type="float" office:value="0.0666666666666667">
            <text:p>0.0666666667</text:p>
          </table:table-cell>
          <table:table-cell office:value-type="float" office:value="295">
            <text:p>29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620]*60*60+[.C620]*60+[.D620]" office:value-type="float" office:value="67257">
            <text:p>67257</text:p>
          </table:table-cell>
          <table:table-cell table:formula="of:=([.E621]-[.E620])/60" office:value-type="float" office:value="0.0833333333333333">
            <text:p>0.0833333333</text:p>
          </table:table-cell>
          <table:table-cell office:value-type="float" office:value="302">
            <text:p>30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formula="of:=[.B621]*60*60+[.C621]*60+[.D621]" office:value-type="float" office:value="67262">
            <text:p>67262</text:p>
          </table:table-cell>
          <table:table-cell table:formula="of:=([.E622]-[.E621])/60" office:value-type="float" office:value="0.1">
            <text:p>0.1</text:p>
          </table:table-cell>
          <table:table-cell office:value-type="float" office:value="307">
            <text:p>30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formula="of:=[.B622]*60*60+[.C622]*60+[.D622]" office:value-type="float" office:value="67268">
            <text:p>67268</text:p>
          </table:table-cell>
          <table:table-cell table:formula="of:=([.E623]-[.E622])/60" office:value-type="float" office:value="0.1">
            <text:p>0.1</text:p>
          </table:table-cell>
          <table:table-cell office:value-type="float" office:value="308">
            <text:p>30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[.B623]*60*60+[.C623]*60+[.D623]" office:value-type="float" office:value="67274">
            <text:p>67274</text:p>
          </table:table-cell>
          <table:table-cell table:formula="of:=([.E624]-[.E623])/60" office:value-type="float" office:value="0.183333333333333">
            <text:p>0.1833333333</text:p>
          </table:table-cell>
          <table:table-cell office:value-type="float" office:value="315">
            <text:p>31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formula="of:=[.B624]*60*60+[.C624]*60+[.D624]" office:value-type="float" office:value="67285">
            <text:p>67285</text:p>
          </table:table-cell>
          <table:table-cell table:formula="of:=([.E625]-[.E624])/60" office:value-type="float" office:value="0.116666666666667">
            <text:p>0.1166666667</text:p>
          </table:table-cell>
          <table:table-cell office:value-type="float" office:value="333">
            <text:p>33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formula="of:=[.B625]*60*60+[.C625]*60+[.D625]" office:value-type="float" office:value="67292">
            <text:p>67292</text:p>
          </table:table-cell>
          <table:table-cell table:formula="of:=([.E626]-[.E625])/60" office:value-type="float" office:value="0.116666666666667">
            <text:p>0.1166666667</text:p>
          </table:table-cell>
          <table:table-cell office:value-type="float" office:value="363">
            <text:p>3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formula="of:=[.B626]*60*60+[.C626]*60+[.D626]" office:value-type="float" office:value="67299">
            <text:p>67299</text:p>
          </table:table-cell>
          <table:table-cell table:formula="of:=([.E627]-[.E626])/60" office:value-type="float" office:value="0.0833333333333333">
            <text:p>0.0833333333</text:p>
          </table:table-cell>
          <table:table-cell office:value-type="float" office:value="382">
            <text:p>38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[.B627]*60*60+[.C627]*60+[.D627]" office:value-type="float" office:value="67304">
            <text:p>67304</text:p>
          </table:table-cell>
          <table:table-cell table:formula="of:=([.E628]-[.E627])/60" office:value-type="float" office:value="0.0666666666666667">
            <text:p>0.0666666667</text:p>
          </table:table-cell>
          <table:table-cell office:value-type="float" office:value="415">
            <text:p>41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formula="of:=[.B628]*60*60+[.C628]*60+[.D628]" office:value-type="float" office:value="67308">
            <text:p>67308</text:p>
          </table:table-cell>
          <table:table-cell table:formula="of:=([.E629]-[.E628])/60" office:value-type="float" office:value="0.0833333333333333">
            <text:p>0.0833333333</text:p>
          </table:table-cell>
          <table:table-cell office:value-type="float" office:value="418">
            <text:p>41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table:formula="of:=[.B629]*60*60+[.C629]*60+[.D629]" office:value-type="float" office:value="67313">
            <text:p>67313</text:p>
          </table:table-cell>
          <table:table-cell table:formula="of:=([.E630]-[.E629])/60" office:value-type="float" office:value="0.116666666666667">
            <text:p>0.1166666667</text:p>
          </table:table-cell>
          <table:table-cell office:value-type="float" office:value="426">
            <text:p>42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B630]*60*60+[.C630]*60+[.D630]" office:value-type="float" office:value="67320">
            <text:p>67320</text:p>
          </table:table-cell>
          <table:table-cell table:formula="of:=([.E631]-[.E630])/60" office:value-type="float" office:value="0.133333333333333">
            <text:p>0.1333333333</text:p>
          </table:table-cell>
          <table:table-cell office:value-type="float" office:value="432">
            <text:p>4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formula="of:=[.B631]*60*60+[.C631]*60+[.D631]" office:value-type="float" office:value="67328">
            <text:p>67328</text:p>
          </table:table-cell>
          <table:table-cell table:formula="of:=([.E632]-[.E631])/60" office:value-type="float" office:value="0.216666666666667">
            <text:p>0.2166666667</text:p>
          </table:table-cell>
          <table:table-cell office:value-type="float" office:value="435">
            <text:p>43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formula="of:=[.B632]*60*60+[.C632]*60+[.D632]" office:value-type="float" office:value="67341">
            <text:p>67341</text:p>
          </table:table-cell>
          <table:table-cell table:formula="of:=([.E633]-[.E632])/60" office:value-type="float" office:value="0.116666666666667">
            <text:p>0.1166666667</text:p>
          </table:table-cell>
          <table:table-cell office:value-type="float" office:value="436">
            <text:p>43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formula="of:=[.B633]*60*60+[.C633]*60+[.D633]" office:value-type="float" office:value="67348">
            <text:p>67348</text:p>
          </table:table-cell>
          <table:table-cell table:formula="of:=([.E634]-[.E633])/60" office:value-type="float" office:value="0.0833333333333333">
            <text:p>0.0833333333</text:p>
          </table:table-cell>
          <table:table-cell office:value-type="float" office:value="442">
            <text:p>44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formula="of:=[.B634]*60*60+[.C634]*60+[.D634]" office:value-type="float" office:value="67353">
            <text:p>67353</text:p>
          </table:table-cell>
          <table:table-cell table:formula="of:=([.E635]-[.E634])/60" office:value-type="float" office:value="0.166666666666667">
            <text:p>0.1666666667</text:p>
          </table:table-cell>
          <table:table-cell office:value-type="float" office:value="450">
            <text:p>45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[.B635]*60*60+[.C635]*60+[.D635]" office:value-type="float" office:value="67363">
            <text:p>67363</text:p>
          </table:table-cell>
          <table:table-cell table:formula="of:=([.E636]-[.E635])/60" office:value-type="float" office:value="0.0833333333333333">
            <text:p>0.0833333333</text:p>
          </table:table-cell>
          <table:table-cell office:value-type="float" office:value="451">
            <text:p>45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formula="of:=[.B636]*60*60+[.C636]*60+[.D636]" office:value-type="float" office:value="67368">
            <text:p>67368</text:p>
          </table:table-cell>
          <table:table-cell table:formula="of:=([.E637]-[.E636])/60" office:value-type="float" office:value="0.0833333333333333">
            <text:p>0.0833333333</text:p>
          </table:table-cell>
          <table:table-cell office:value-type="float" office:value="459">
            <text:p>45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formula="of:=[.B637]*60*60+[.C637]*60+[.D637]" office:value-type="float" office:value="67373">
            <text:p>67373</text:p>
          </table:table-cell>
          <table:table-cell table:formula="of:=([.E638]-[.E637])/60" office:value-type="float" office:value="0.0833333333333333">
            <text:p>0.0833333333</text:p>
          </table:table-cell>
          <table:table-cell office:value-type="float" office:value="473">
            <text:p>47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formula="of:=[.B638]*60*60+[.C638]*60+[.D638]" office:value-type="float" office:value="67378">
            <text:p>67378</text:p>
          </table:table-cell>
          <table:table-cell table:formula="of:=([.E639]-[.E638])/60" office:value-type="float" office:value="0.1">
            <text:p>0.1</text:p>
          </table:table-cell>
          <table:table-cell office:value-type="float" office:value="478">
            <text:p>47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B639]*60*60+[.C639]*60+[.D639]" office:value-type="float" office:value="67384">
            <text:p>67384</text:p>
          </table:table-cell>
          <table:table-cell table:formula="of:=([.E640]-[.E639])/60" office:value-type="float" office:value="0.0666666666666667">
            <text:p>0.0666666667</text:p>
          </table:table-cell>
          <table:table-cell office:value-type="float" office:value="484">
            <text:p>4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formula="of:=[.B640]*60*60+[.C640]*60+[.D640]" office:value-type="float" office:value="67388">
            <text:p>67388</text:p>
          </table:table-cell>
          <table:table-cell table:formula="of:=([.E641]-[.E640])/60" office:value-type="float" office:value="0.1">
            <text:p>0.1</text:p>
          </table:table-cell>
          <table:table-cell office:value-type="float" office:value="485">
            <text:p>48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[.B641]*60*60+[.C641]*60+[.D641]" office:value-type="float" office:value="67394">
            <text:p>67394</text:p>
          </table:table-cell>
          <table:table-cell table:formula="of:=([.E642]-[.E641])/60" office:value-type="float" office:value="0.0666666666666667">
            <text:p>0.0666666667</text:p>
          </table:table-cell>
          <table:table-cell office:value-type="float" office:value="486">
            <text:p>48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B642]*60*60+[.C642]*60+[.D642]" office:value-type="float" office:value="67398">
            <text:p>67398</text:p>
          </table:table-cell>
          <table:table-cell table:formula="of:=([.E643]-[.E642])/60" office:value-type="float" office:value="0.0833333333333333">
            <text:p>0.0833333333</text:p>
          </table:table-cell>
          <table:table-cell office:value-type="float" office:value="491">
            <text:p>49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[.B643]*60*60+[.C643]*60+[.D643]" office:value-type="float" office:value="67403">
            <text:p>67403</text:p>
          </table:table-cell>
          <table:table-cell table:formula="of:=([.E644]-[.E643])/60" office:value-type="float" office:value="0.183333333333333">
            <text:p>0.1833333333</text:p>
          </table:table-cell>
          <table:table-cell office:value-type="float" office:value="492">
            <text:p>49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[.B644]*60*60+[.C644]*60+[.D644]" office:value-type="float" office:value="67414">
            <text:p>67414</text:p>
          </table:table-cell>
          <table:table-cell table:formula="of:=([.E645]-[.E644])/60" office:value-type="float" office:value="0.0833333333333333">
            <text:p>0.0833333333</text:p>
          </table:table-cell>
          <table:table-cell office:value-type="float" office:value="495">
            <text:p>49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formula="of:=[.B645]*60*60+[.C645]*60+[.D645]" office:value-type="float" office:value="67419">
            <text:p>67419</text:p>
          </table:table-cell>
          <table:table-cell table:formula="of:=([.E646]-[.E645])/60" office:value-type="float" office:value="0.0666666666666667">
            <text:p>0.0666666667</text:p>
          </table:table-cell>
          <table:table-cell office:value-type="float" office:value="515">
            <text:p>51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8">
            <text:p>18</text:p>
          </table:table-cell>
          <table:table-cell table:number-columns-repeated="2" office:value-type="float" office:value="43">
            <text:p>43</text:p>
          </table:table-cell>
          <table:table-cell table:formula="of:=[.B646]*60*60+[.C646]*60+[.D646]" office:value-type="float" office:value="67423">
            <text:p>67423</text:p>
          </table:table-cell>
          <table:table-cell table:formula="of:=([.E647]-[.E646])/60" office:value-type="float" office:value="0.116666666666667">
            <text:p>0.1166666667</text:p>
          </table:table-cell>
          <table:table-cell office:value-type="float" office:value="521">
            <text:p>52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[.B647]*60*60+[.C647]*60+[.D647]" office:value-type="float" office:value="67430">
            <text:p>67430</text:p>
          </table:table-cell>
          <table:table-cell table:formula="of:=([.E648]-[.E647])/60" office:value-type="float" office:value="0.0833333333333333">
            <text:p>0.0833333333</text:p>
          </table:table-cell>
          <table:table-cell office:value-type="float" office:value="523">
            <text:p>52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formula="of:=[.B648]*60*60+[.C648]*60+[.D648]" office:value-type="float" office:value="67435">
            <text:p>67435</text:p>
          </table:table-cell>
          <table:table-cell table:formula="of:=([.E649]-[.E648])/60" office:value-type="float" office:value="0.133333333333333">
            <text:p>0.1333333333</text:p>
          </table:table-cell>
          <table:table-cell office:value-type="float" office:value="535">
            <text:p>53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formula="of:=[.B649]*60*60+[.C649]*60+[.D649]" office:value-type="float" office:value="67443">
            <text:p>67443</text:p>
          </table:table-cell>
          <table:table-cell table:formula="of:=([.E650]-[.E649])/60" office:value-type="float" office:value="0.216666666666667">
            <text:p>0.2166666667</text:p>
          </table:table-cell>
          <table:table-cell office:value-type="float" office:value="540">
            <text:p>54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[.B650]*60*60+[.C650]*60+[.D650]" office:value-type="float" office:value="67456">
            <text:p>67456</text:p>
          </table:table-cell>
          <table:table-cell table:formula="of:=([.E651]-[.E650])/60" office:value-type="float" office:value="0.166666666666667">
            <text:p>0.1666666667</text:p>
          </table:table-cell>
          <table:table-cell office:value-type="float" office:value="541">
            <text:p>54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[.B651]*60*60+[.C651]*60+[.D651]" office:value-type="float" office:value="67466">
            <text:p>67466</text:p>
          </table:table-cell>
          <table:table-cell table:formula="of:=([.E652]-[.E651])/60" office:value-type="float" office:value="0.116666666666667">
            <text:p>0.1166666667</text:p>
          </table:table-cell>
          <table:table-cell office:value-type="float" office:value="559">
            <text:p>55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table:formula="of:=[.B652]*60*60+[.C652]*60+[.D652]" office:value-type="float" office:value="67473">
            <text:p>67473</text:p>
          </table:table-cell>
          <table:table-cell table:formula="of:=([.E653]-[.E652])/60" office:value-type="float" office:value="0.0833333333333333">
            <text:p>0.0833333333</text:p>
          </table:table-cell>
          <table:table-cell office:value-type="float" office:value="561">
            <text:p>56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table:formula="of:=[.B653]*60*60+[.C653]*60+[.D653]" office:value-type="float" office:value="67478">
            <text:p>67478</text:p>
          </table:table-cell>
          <table:table-cell table:formula="of:=([.E654]-[.E653])/60" office:value-type="float" office:value="0.0666666666666667">
            <text:p>0.0666666667</text:p>
          </table:table-cell>
          <table:table-cell office:value-type="float" office:value="564">
            <text:p>56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table:formula="of:=[.B654]*60*60+[.C654]*60+[.D654]" office:value-type="float" office:value="67482">
            <text:p>67482</text:p>
          </table:table-cell>
          <table:table-cell table:formula="of:=([.E655]-[.E654])/60" office:value-type="float" office:value="0.0833333333333333">
            <text:p>0.0833333333</text:p>
          </table:table-cell>
          <table:table-cell office:value-type="float" office:value="565">
            <text:p>56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B655]*60*60+[.C655]*60+[.D655]" office:value-type="float" office:value="67487">
            <text:p>67487</text:p>
          </table:table-cell>
          <table:table-cell table:formula="of:=([.E656]-[.E655])/60" office:value-type="float" office:value="0.1">
            <text:p>0.1</text:p>
          </table:table-cell>
          <table:table-cell office:value-type="float" office:value="572">
            <text:p>57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formula="of:=[.B656]*60*60+[.C656]*60+[.D656]" office:value-type="float" office:value="67493">
            <text:p>67493</text:p>
          </table:table-cell>
          <table:table-cell table:formula="of:=([.E657]-[.E656])/60" office:value-type="float" office:value="0.55">
            <text:p>0.55</text:p>
          </table:table-cell>
          <table:table-cell office:value-type="float" office:value="579">
            <text:p>57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formula="of:=[.B657]*60*60+[.C657]*60+[.D657]" office:value-type="float" office:value="67526">
            <text:p>67526</text:p>
          </table:table-cell>
          <table:table-cell table:formula="of:=([.E658]-[.E657])/60" office:value-type="float" office:value="0.0833333333333333">
            <text:p>0.0833333333</text:p>
          </table:table-cell>
          <table:table-cell office:value-type="float" office:value="584">
            <text:p>5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table:formula="of:=[.B658]*60*60+[.C658]*60+[.D658]" office:value-type="float" office:value="67531">
            <text:p>67531</text:p>
          </table:table-cell>
          <table:table-cell table:formula="of:=([.E659]-[.E658])/60" office:value-type="float" office:value="0.0666666666666667">
            <text:p>0.0666666667</text:p>
          </table:table-cell>
          <table:table-cell office:value-type="float" office:value="585">
            <text:p>58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table:formula="of:=[.B659]*60*60+[.C659]*60+[.D659]" office:value-type="float" office:value="67535">
            <text:p>67535</text:p>
          </table:table-cell>
          <table:table-cell table:formula="of:=([.E660]-[.E659])/60" office:value-type="float" office:value="0.0666666666666667">
            <text:p>0.0666666667</text:p>
          </table:table-cell>
          <table:table-cell office:value-type="float" office:value="592">
            <text:p>59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formula="of:=[.B660]*60*60+[.C660]*60+[.D660]" office:value-type="float" office:value="67539">
            <text:p>67539</text:p>
          </table:table-cell>
          <table:table-cell table:formula="of:=([.E661]-[.E660])/60" office:value-type="float" office:value="0.0666666666666667">
            <text:p>0.0666666667</text:p>
          </table:table-cell>
          <table:table-cell office:value-type="float" office:value="604">
            <text:p>60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formula="of:=[.B661]*60*60+[.C661]*60+[.D661]" office:value-type="float" office:value="67543">
            <text:p>67543</text:p>
          </table:table-cell>
          <table:table-cell table:formula="of:=([.E662]-[.E661])/60" office:value-type="float" office:value="0.0833333333333333">
            <text:p>0.0833333333</text:p>
          </table:table-cell>
          <table:table-cell office:value-type="float" office:value="620">
            <text:p>62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B662]*60*60+[.C662]*60+[.D662]" office:value-type="float" office:value="67548">
            <text:p>67548</text:p>
          </table:table-cell>
          <table:table-cell table:formula="of:=([.E663]-[.E662])/60" office:value-type="float" office:value="0.216666666666667">
            <text:p>0.2166666667</text:p>
          </table:table-cell>
          <table:table-cell office:value-type="float" office:value="621">
            <text:p>62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663]*60*60+[.C663]*60+[.D663]" office:value-type="float" office:value="67561">
            <text:p>67561</text:p>
          </table:table-cell>
          <table:table-cell table:formula="of:=([.E664]-[.E663])/60" office:value-type="float" office:value="0.0833333333333333">
            <text:p>0.0833333333</text:p>
          </table:table-cell>
          <table:table-cell office:value-type="float" office:value="637">
            <text:p>63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formula="of:=[.B664]*60*60+[.C664]*60+[.D664]" office:value-type="float" office:value="67566">
            <text:p>67566</text:p>
          </table:table-cell>
          <table:table-cell table:formula="of:=([.E665]-[.E664])/60" office:value-type="float" office:value="0.233333333333333">
            <text:p>0.2333333333</text:p>
          </table:table-cell>
          <table:table-cell office:value-type="float" office:value="639">
            <text:p>63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B665]*60*60+[.C665]*60+[.D665]" office:value-type="float" office:value="67580">
            <text:p>67580</text:p>
          </table:table-cell>
          <table:table-cell table:formula="of:=([.E666]-[.E665])/60" office:value-type="float" office:value="11.3">
            <text:p>11.3</text:p>
          </table:table-cell>
          <table:table-cell office:value-type="float" office:value="654">
            <text:p>65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table:formula="of:=[.B666]*60*60+[.C666]*60+[.D666]" office:value-type="float" office:value="68258">
            <text:p>68258</text:p>
          </table:table-cell>
          <table:table-cell table:formula="of:=([.E667]-[.E666])/60" office:value-type="float" office:value="0.0833333333333333">
            <text:p>0.0833333333</text:p>
          </table:table-cell>
          <table:table-cell office:value-type="float" office:value="687">
            <text:p>68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formula="of:=[.B667]*60*60+[.C667]*60+[.D667]" office:value-type="float" office:value="68263">
            <text:p>68263</text:p>
          </table:table-cell>
          <table:table-cell table:formula="of:=([.E668]-[.E667])/60" office:value-type="float" office:value="0.0833333333333333">
            <text:p>0.0833333333</text:p>
          </table:table-cell>
          <table:table-cell office:value-type="float" office:value="704">
            <text:p>70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table:formula="of:=[.B668]*60*60+[.C668]*60+[.D668]" office:value-type="float" office:value="68268">
            <text:p>68268</text:p>
          </table:table-cell>
          <table:table-cell table:formula="of:=([.E669]-[.E668])/60" office:value-type="float" office:value="0.183333333333333">
            <text:p>0.1833333333</text:p>
          </table:table-cell>
          <table:table-cell office:value-type="float" office:value="712">
            <text:p>71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formula="of:=[.B669]*60*60+[.C669]*60+[.D669]" office:value-type="float" office:value="68279">
            <text:p>68279</text:p>
          </table:table-cell>
          <table:table-cell table:formula="of:=([.E670]-[.E669])/60" office:value-type="float" office:value="0.0833333333333333">
            <text:p>0.0833333333</text:p>
          </table:table-cell>
          <table:table-cell office:value-type="float" office:value="714">
            <text:p>71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[.B670]*60*60+[.C670]*60+[.D670]" office:value-type="float" office:value="68284">
            <text:p>68284</text:p>
          </table:table-cell>
          <table:table-cell table:formula="of:=([.E671]-[.E670])/60" office:value-type="float" office:value="0.0833333333333333">
            <text:p>0.0833333333</text:p>
          </table:table-cell>
          <table:table-cell office:value-type="float" office:value="715">
            <text:p>71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formula="of:=[.B671]*60*60+[.C671]*60+[.D671]" office:value-type="float" office:value="68289">
            <text:p>68289</text:p>
          </table:table-cell>
          <table:table-cell table:formula="of:=([.E672]-[.E671])/60" office:value-type="float" office:value="0.2">
            <text:p>0.2</text:p>
          </table:table-cell>
          <table:table-cell office:value-type="float" office:value="723">
            <text:p>72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[.B672]*60*60+[.C672]*60+[.D672]" office:value-type="float" office:value="68301">
            <text:p>68301</text:p>
          </table:table-cell>
          <table:table-cell table:formula="of:=([.E673]-[.E672])/60" office:value-type="float" office:value="0.116666666666667">
            <text:p>0.1166666667</text:p>
          </table:table-cell>
          <table:table-cell office:value-type="float" office:value="726">
            <text:p>72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formula="of:=[.B673]*60*60+[.C673]*60+[.D673]" office:value-type="float" office:value="68308">
            <text:p>68308</text:p>
          </table:table-cell>
          <table:table-cell table:formula="of:=([.E674]-[.E673])/60" office:value-type="float" office:value="0.0833333333333333">
            <text:p>0.0833333333</text:p>
          </table:table-cell>
          <table:table-cell office:value-type="float" office:value="734">
            <text:p>73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table:formula="of:=[.B674]*60*60+[.C674]*60+[.D674]" office:value-type="float" office:value="68313">
            <text:p>68313</text:p>
          </table:table-cell>
          <table:table-cell table:formula="of:=([.E675]-[.E674])/60" office:value-type="float" office:value="0.116666666666667">
            <text:p>0.1166666667</text:p>
          </table:table-cell>
          <table:table-cell office:value-type="float" office:value="749">
            <text:p>74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table:formula="of:=[.B675]*60*60+[.C675]*60+[.D675]" office:value-type="float" office:value="68320">
            <text:p>68320</text:p>
          </table:table-cell>
          <table:table-cell table:formula="of:=([.E676]-[.E675])/60" office:value-type="float" office:value="0.566666666666667">
            <text:p>0.5666666667</text:p>
          </table:table-cell>
          <table:table-cell office:value-type="float" office:value="783">
            <text:p>78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table:formula="of:=[.B676]*60*60+[.C676]*60+[.D676]" office:value-type="float" office:value="68354">
            <text:p>68354</text:p>
          </table:table-cell>
          <table:table-cell table:formula="of:=([.E677]-[.E676])/60" office:value-type="float" office:value="0.116666666666667">
            <text:p>0.1166666667</text:p>
          </table:table-cell>
          <table:table-cell office:value-type="float" office:value="793">
            <text:p>79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table:formula="of:=[.B677]*60*60+[.C677]*60+[.D677]" office:value-type="float" office:value="68361">
            <text:p>68361</text:p>
          </table:table-cell>
          <table:table-cell table:formula="of:=([.E678]-[.E677])/60" office:value-type="float" office:value="0.233333333333333">
            <text:p>0.2333333333</text:p>
          </table:table-cell>
          <table:table-cell office:value-type="float" office:value="813">
            <text:p>81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table:formula="of:=[.B678]*60*60+[.C678]*60+[.D678]" office:value-type="float" office:value="68375">
            <text:p>68375</text:p>
          </table:table-cell>
          <table:table-cell table:formula="of:=([.E679]-[.E678])/60" office:value-type="float" office:value="0.0833333333333333">
            <text:p>0.0833333333</text:p>
          </table:table-cell>
          <table:table-cell office:value-type="float" office:value="825">
            <text:p>82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table:formula="of:=[.B679]*60*60+[.C679]*60+[.D679]" office:value-type="float" office:value="68380">
            <text:p>68380</text:p>
          </table:table-cell>
          <table:table-cell table:formula="of:=([.E680]-[.E679])/60" office:value-type="float" office:value="0.116666666666667">
            <text:p>0.1166666667</text:p>
          </table:table-cell>
          <table:table-cell office:value-type="float" office:value="856">
            <text:p>85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table:formula="of:=[.B680]*60*60+[.C680]*60+[.D680]" office:value-type="float" office:value="68387">
            <text:p>68387</text:p>
          </table:table-cell>
          <table:table-cell table:formula="of:=([.E681]-[.E680])/60" office:value-type="float" office:value="0.266666666666667">
            <text:p>0.2666666667</text:p>
          </table:table-cell>
          <table:table-cell office:value-type="float" office:value="859">
            <text:p>85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681]*60*60+[.C681]*60+[.D681]" office:value-type="float" office:value="68403">
            <text:p>68403</text:p>
          </table:table-cell>
          <table:table-cell table:formula="of:=([.E682]-[.E681])/60" office:value-type="float" office:value="0.0833333333333333">
            <text:p>0.0833333333</text:p>
          </table:table-cell>
          <table:table-cell office:value-type="float" office:value="862">
            <text:p>86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B682]*60*60+[.C682]*60+[.D682]" office:value-type="float" office:value="68408">
            <text:p>68408</text:p>
          </table:table-cell>
          <table:table-cell table:formula="of:=([.E683]-[.E682])/60" office:value-type="float" office:value="0.116666666666667">
            <text:p>0.1166666667</text:p>
          </table:table-cell>
          <table:table-cell office:value-type="float" office:value="863">
            <text:p>8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B683]*60*60+[.C683]*60+[.D683]" office:value-type="float" office:value="68415">
            <text:p>68415</text:p>
          </table:table-cell>
          <table:table-cell table:formula="of:=([.E684]-[.E683])/60" office:value-type="float" office:value="0.116666666666667">
            <text:p>0.1166666667</text:p>
          </table:table-cell>
          <table:table-cell office:value-type="float" office:value="866">
            <text:p>86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B684]*60*60+[.C684]*60+[.D684]" office:value-type="float" office:value="68422">
            <text:p>68422</text:p>
          </table:table-cell>
          <table:table-cell table:formula="of:=([.E685]-[.E684])/60" office:value-type="float" office:value="0.816666666666667">
            <text:p>0.8166666667</text:p>
          </table:table-cell>
          <table:table-cell office:value-type="float" office:value="884">
            <text:p>8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B685]*60*60+[.C685]*60+[.D685]" office:value-type="float" office:value="68471">
            <text:p>68471</text:p>
          </table:table-cell>
          <table:table-cell table:formula="of:=([.E686]-[.E685])/60" office:value-type="float" office:value="0.0666666666666667">
            <text:p>0.0666666667</text:p>
          </table:table-cell>
          <table:table-cell office:value-type="float" office:value="907">
            <text:p>90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B686]*60*60+[.C686]*60+[.D686]" office:value-type="float" office:value="68475">
            <text:p>68475</text:p>
          </table:table-cell>
          <table:table-cell table:formula="of:=([.E687]-[.E686])/60" office:value-type="float" office:value="0.166666666666667">
            <text:p>0.1666666667</text:p>
          </table:table-cell>
          <table:table-cell office:value-type="float" office:value="911">
            <text:p>91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B687]*60*60+[.C687]*60+[.D687]" office:value-type="float" office:value="68485">
            <text:p>68485</text:p>
          </table:table-cell>
          <table:table-cell table:formula="of:=([.E688]-[.E687])/60" office:value-type="float" office:value="1.96666666666667">
            <text:p>1.9666666667</text:p>
          </table:table-cell>
          <table:table-cell office:value-type="float" office:value="918">
            <text:p>91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[.B688]*60*60+[.C688]*60+[.D688]" office:value-type="float" office:value="68603">
            <text:p>68603</text:p>
          </table:table-cell>
          <table:table-cell table:formula="of:=([.E689]-[.E688])/60"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[.B689]*60*60+[.C689]*60+[.D689]" office:value-type="float" office:value="68609">
            <text:p>68609</text:p>
          </table:table-cell>
          <table:table-cell table:formula="of:=([.E690]-[.E689])/60" office:value-type="float" office:value="0.0833333333333333">
            <text:p>0.0833333333</text:p>
          </table:table-cell>
          <table:table-cell office:value-type="float" office:value="940">
            <text:p>94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[.B690]*60*60+[.C690]*60+[.D690]" office:value-type="float" office:value="68614">
            <text:p>68614</text:p>
          </table:table-cell>
          <table:table-cell table:formula="of:=([.E691]-[.E690])/60" office:value-type="float" office:value="0.116666666666667">
            <text:p>0.1166666667</text:p>
          </table:table-cell>
          <table:table-cell office:value-type="float" office:value="952">
            <text:p>95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[.B691]*60*60+[.C691]*60+[.D691]" office:value-type="float" office:value="68621">
            <text:p>68621</text:p>
          </table:table-cell>
          <table:table-cell table:formula="of:=([.E692]-[.E691])/60" office:value-type="float" office:value="0.116666666666667">
            <text:p>0.1166666667</text:p>
          </table:table-cell>
          <table:table-cell office:value-type="float" office:value="958">
            <text:p>95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[.B692]*60*60+[.C692]*60+[.D692]" office:value-type="float" office:value="68628">
            <text:p>68628</text:p>
          </table:table-cell>
          <table:table-cell table:formula="of:=([.E693]-[.E692])/60" office:value-type="float" office:value="0.183333333333333">
            <text:p>0.1833333333</text:p>
          </table:table-cell>
          <table:table-cell office:value-type="float" office:value="965">
            <text:p>96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formula="of:=[.B693]*60*60+[.C693]*60+[.D693]" office:value-type="float" office:value="68639">
            <text:p>68639</text:p>
          </table:table-cell>
          <table:table-cell table:formula="of:=([.E694]-[.E693])/60" office:value-type="float" office:value="0.116666666666667">
            <text:p>0.1166666667</text:p>
          </table:table-cell>
          <table:table-cell office:value-type="float" office:value="976">
            <text:p>97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694]*60*60+[.C694]*60+[.D694]" office:value-type="float" office:value="68646">
            <text:p>68646</text:p>
          </table:table-cell>
          <table:table-cell table:formula="of:=([.E695]-[.E694])/60" office:value-type="float" office:value="0.0833333333333333">
            <text:p>0.0833333333</text:p>
          </table:table-cell>
          <table:table-cell office:value-type="float" office:value="981">
            <text:p>98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B695]*60*60+[.C695]*60+[.D695]" office:value-type="float" office:value="68651">
            <text:p>68651</text:p>
          </table:table-cell>
          <table:table-cell table:formula="of:=([.E696]-[.E695])/60" office:value-type="float" office:value="0.133333333333333">
            <text:p>0.1333333333</text:p>
          </table:table-cell>
          <table:table-cell office:value-type="float" office:value="984">
            <text:p>98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[.B696]*60*60+[.C696]*60+[.D696]" office:value-type="float" office:value="68659">
            <text:p>68659</text:p>
          </table:table-cell>
          <table:table-cell table:formula="of:=([.E697]-[.E696])/60" office:value-type="float" office:value="0.6">
            <text:p>0.6</text:p>
          </table:table-cell>
          <table:table-cell office:value-type="float" office:value="994">
            <text:p>99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B697]*60*60+[.C697]*60+[.D697]" office:value-type="float" office:value="68695">
            <text:p>68695</text:p>
          </table:table-cell>
          <table:table-cell table:formula="of:=([.E698]-[.E697])/60" office:value-type="float" office:value="0.15">
            <text:p>0.15</text:p>
          </table:table-cell>
          <table:table-cell office:value-type="float" office:value="999">
            <text:p>99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698]*60*60+[.C698]*60+[.D698]" office:value-type="float" office:value="68704">
            <text:p>68704</text:p>
          </table:table-cell>
          <table:table-cell table:formula="of:=([.E699]-[.E698])/60" office:value-type="float" office:value="0.183333333333333">
            <text:p>0.1833333333</text:p>
          </table:table-cell>
          <table:table-cell office:value-type="float" office:value="1003">
            <text:p>100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B699]*60*60+[.C699]*60+[.D699]" office:value-type="float" office:value="68715">
            <text:p>68715</text:p>
          </table:table-cell>
          <table:table-cell table:formula="of:=([.E700]-[.E699])/60" office:value-type="float" office:value="0.183333333333333">
            <text:p>0.1833333333</text:p>
          </table:table-cell>
          <table:table-cell office:value-type="float" office:value="1036">
            <text:p>103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B700]*60*60+[.C700]*60+[.D700]" office:value-type="float" office:value="68726">
            <text:p>68726</text:p>
          </table:table-cell>
          <table:table-cell table:formula="of:=([.E701]-[.E700])/60" office:value-type="float" office:value="0.0833333333333333">
            <text:p>0.0833333333</text:p>
          </table:table-cell>
          <table:table-cell office:value-type="float" office:value="1040">
            <text:p>104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formula="of:=[.B701]*60*60+[.C701]*60+[.D701]" office:value-type="float" office:value="68731">
            <text:p>68731</text:p>
          </table:table-cell>
          <table:table-cell table:formula="of:=([.E702]-[.E701])/60" office:value-type="float" office:value="0.116666666666667">
            <text:p>0.1166666667</text:p>
          </table:table-cell>
          <table:table-cell office:value-type="float" office:value="1042">
            <text:p>104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formula="of:=[.B702]*60*60+[.C702]*60+[.D702]" office:value-type="float" office:value="68738">
            <text:p>68738</text:p>
          </table:table-cell>
          <table:table-cell table:formula="of:=([.E703]-[.E702])/60" office:value-type="float" office:value="0.216666666666667">
            <text:p>0.2166666667</text:p>
          </table:table-cell>
          <table:table-cell office:value-type="float" office:value="1052">
            <text:p>105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formula="of:=[.B703]*60*60+[.C703]*60+[.D703]" office:value-type="float" office:value="68751">
            <text:p>68751</text:p>
          </table:table-cell>
          <table:table-cell table:formula="of:=([.E704]-[.E703])/60" office:value-type="float" office:value="0.466666666666667">
            <text:p>0.4666666667</text:p>
          </table:table-cell>
          <table:table-cell office:value-type="float" office:value="1055">
            <text:p>105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B704]*60*60+[.C704]*60+[.D704]" office:value-type="float" office:value="68779">
            <text:p>68779</text:p>
          </table:table-cell>
          <table:table-cell table:formula="of:=([.E705]-[.E704])/60" office:value-type="float" office:value="0.316666666666667">
            <text:p>0.3166666667</text:p>
          </table:table-cell>
          <table:table-cell office:value-type="float" office:value="1063">
            <text:p>10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formula="of:=[.B705]*60*60+[.C705]*60+[.D705]" office:value-type="float" office:value="68798">
            <text:p>68798</text:p>
          </table:table-cell>
          <table:table-cell table:formula="of:=([.E706]-[.E705])/60" office:value-type="float" office:value="0.1">
            <text:p>0.1</text:p>
          </table:table-cell>
          <table:table-cell office:value-type="float" office:value="1068">
            <text:p>106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formula="of:=[.B706]*60*60+[.C706]*60+[.D706]" office:value-type="float" office:value="68804">
            <text:p>68804</text:p>
          </table:table-cell>
          <table:table-cell table:formula="of:=([.E707]-[.E706])/60" office:value-type="float" office:value="0.133333333333333">
            <text:p>0.1333333333</text:p>
          </table:table-cell>
          <table:table-cell office:value-type="float" office:value="1069">
            <text:p>106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formula="of:=[.B707]*60*60+[.C707]*60+[.D707]" office:value-type="float" office:value="68812">
            <text:p>68812</text:p>
          </table:table-cell>
          <table:table-cell table:formula="of:=([.E708]-[.E707])/60" office:value-type="float" office:value="0.716666666666667">
            <text:p>0.7166666667</text:p>
          </table:table-cell>
          <table:table-cell office:value-type="float" office:value="1089">
            <text:p>108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[.B708]*60*60+[.C708]*60+[.D708]" office:value-type="float" office:value="68855">
            <text:p>68855</text:p>
          </table:table-cell>
          <table:table-cell table:formula="of:=([.E709]-[.E708])/60" office:value-type="float" office:value="0.483333333333333">
            <text:p>0.4833333333</text:p>
          </table:table-cell>
          <table:table-cell office:value-type="float" office:value="1090">
            <text:p>109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B709]*60*60+[.C709]*60+[.D709]" office:value-type="float" office:value="68884">
            <text:p>68884</text:p>
          </table:table-cell>
          <table:table-cell table:formula="of:=([.E710]-[.E709])/60" office:value-type="float" office:value="0.116666666666667">
            <text:p>0.1166666667</text:p>
          </table:table-cell>
          <table:table-cell office:value-type="float" office:value="1103">
            <text:p>110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B710]*60*60+[.C710]*60+[.D710]" office:value-type="float" office:value="68891">
            <text:p>68891</text:p>
          </table:table-cell>
          <table:table-cell table:formula="of:=([.E711]-[.E710])/60" office:value-type="float" office:value="0.116666666666667">
            <text:p>0.1166666667</text:p>
          </table:table-cell>
          <table:table-cell office:value-type="float" office:value="1120">
            <text:p>112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B711]*60*60+[.C711]*60+[.D711]" office:value-type="float" office:value="68898">
            <text:p>68898</text:p>
          </table:table-cell>
          <table:table-cell table:formula="of:=([.E712]-[.E711])/60" office:value-type="float" office:value="0.15">
            <text:p>0.15</text:p>
          </table:table-cell>
          <table:table-cell office:value-type="float" office:value="1133">
            <text:p>113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[.B712]*60*60+[.C712]*60+[.D712]" office:value-type="float" office:value="68907">
            <text:p>68907</text:p>
          </table:table-cell>
          <table:table-cell table:formula="of:=([.E713]-[.E712])/60" office:value-type="float" office:value="0.266666666666667">
            <text:p>0.2666666667</text:p>
          </table:table-cell>
          <table:table-cell office:value-type="float" office:value="1146">
            <text:p>114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[.B713]*60*60+[.C713]*60+[.D713]" office:value-type="float" office:value="68923">
            <text:p>68923</text:p>
          </table:table-cell>
          <table:table-cell table:formula="of:=([.E714]-[.E713])/60" office:value-type="float" office:value="0.1">
            <text:p>0.1</text:p>
          </table:table-cell>
          <table:table-cell office:value-type="float" office:value="1150">
            <text:p>115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formula="of:=[.B714]*60*60+[.C714]*60+[.D714]" office:value-type="float" office:value="68929">
            <text:p>68929</text:p>
          </table:table-cell>
          <table:table-cell table:formula="of:=([.E715]-[.E714])/60" office:value-type="float" office:value="0.116666666666667">
            <text:p>0.1166666667</text:p>
          </table:table-cell>
          <table:table-cell office:value-type="float" office:value="1170">
            <text:p>117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[.B715]*60*60+[.C715]*60+[.D715]" office:value-type="float" office:value="68936">
            <text:p>68936</text:p>
          </table:table-cell>
          <table:table-cell table:formula="of:=([.E716]-[.E715])/60" office:value-type="float" office:value="0.1">
            <text:p>0.1</text:p>
          </table:table-cell>
          <table:table-cell office:value-type="float" office:value="1175">
            <text:p>117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B716]*60*60+[.C716]*60+[.D716]" office:value-type="float" office:value="68942">
            <text:p>68942</text:p>
          </table:table-cell>
          <table:table-cell table:formula="of:=([.E717]-[.E716])/60" office:value-type="float" office:value="0.1">
            <text:p>0.1</text:p>
          </table:table-cell>
          <table:table-cell office:value-type="float" office:value="1180">
            <text:p>118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B717]*60*60+[.C717]*60+[.D717]" office:value-type="float" office:value="68948">
            <text:p>68948</text:p>
          </table:table-cell>
          <table:table-cell table:formula="of:=([.E718]-[.E717])/60" office:value-type="float" office:value="0.2">
            <text:p>0.2</text:p>
          </table:table-cell>
          <table:table-cell office:value-type="float" office:value="1182">
            <text:p>118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B718]*60*60+[.C718]*60+[.D718]" office:value-type="float" office:value="68960">
            <text:p>68960</text:p>
          </table:table-cell>
          <table:table-cell table:formula="of:=([.E719]-[.E718])/60" office:value-type="float" office:value="0.166666666666667">
            <text:p>0.1666666667</text:p>
          </table:table-cell>
          <table:table-cell office:value-type="float" office:value="1194">
            <text:p>119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719]*60*60+[.C719]*60+[.D719]" office:value-type="float" office:value="68970">
            <text:p>68970</text:p>
          </table:table-cell>
          <table:table-cell table:formula="of:=([.E720]-[.E719])/60" office:value-type="float" office:value="0.0833333333333333">
            <text:p>0.0833333333</text:p>
          </table:table-cell>
          <table:table-cell office:value-type="float" office:value="1197">
            <text:p>119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[.B720]*60*60+[.C720]*60+[.D720]" office:value-type="float" office:value="68975">
            <text:p>68975</text:p>
          </table:table-cell>
          <table:table-cell table:formula="of:=([.E721]-[.E720])/60" office:value-type="float" office:value="0.15">
            <text:p>0.15</text:p>
          </table:table-cell>
          <table:table-cell office:value-type="float" office:value="1206">
            <text:p>120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formula="of:=[.B721]*60*60+[.C721]*60+[.D721]" office:value-type="float" office:value="68984">
            <text:p>68984</text:p>
          </table:table-cell>
          <table:table-cell table:formula="of:=([.E722]-[.E721])/60" office:value-type="float" office:value="0.0833333333333333">
            <text:p>0.0833333333</text:p>
          </table:table-cell>
          <table:table-cell office:value-type="float" office:value="1212">
            <text:p>121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B722]*60*60+[.C722]*60+[.D722]" office:value-type="float" office:value="68989">
            <text:p>68989</text:p>
          </table:table-cell>
          <table:table-cell table:formula="of:=([.E723]-[.E722])/60" office:value-type="float" office:value="0.0833333333333333">
            <text:p>0.0833333333</text:p>
          </table:table-cell>
          <table:table-cell office:value-type="float" office:value="1230">
            <text:p>123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formula="of:=[.B723]*60*60+[.C723]*60+[.D723]" office:value-type="float" office:value="68994">
            <text:p>68994</text:p>
          </table:table-cell>
          <table:table-cell table:formula="of:=([.E724]-[.E723])/60" office:value-type="float" office:value="0.0833333333333333">
            <text:p>0.0833333333</text:p>
          </table:table-cell>
          <table:table-cell office:value-type="float" office:value="1232">
            <text:p>1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formula="of:=[.B724]*60*60+[.C724]*60+[.D724]" office:value-type="float" office:value="68999">
            <text:p>68999</text:p>
          </table:table-cell>
          <table:table-cell table:formula="of:=([.E725]-[.E724])/60" office:value-type="float" office:value="0.1">
            <text:p>0.1</text:p>
          </table:table-cell>
          <table:table-cell office:value-type="float" office:value="1234">
            <text:p>123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725]*60*60+[.C725]*60+[.D725]" office:value-type="float" office:value="69005">
            <text:p>69005</text:p>
          </table:table-cell>
          <table:table-cell table:formula="of:=([.E726]-[.E725])/60" office:value-type="float" office:value="0.116666666666667">
            <text:p>0.1166666667</text:p>
          </table:table-cell>
          <table:table-cell office:value-type="float" office:value="1237">
            <text:p>123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B726]*60*60+[.C726]*60+[.D726]" office:value-type="float" office:value="69012">
            <text:p>69012</text:p>
          </table:table-cell>
          <table:table-cell table:formula="of:=([.E727]-[.E726])/60" office:value-type="float" office:value="0.116666666666667">
            <text:p>0.1166666667</text:p>
          </table:table-cell>
          <table:table-cell office:value-type="float" office:value="1238">
            <text:p>123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B727]*60*60+[.C727]*60+[.D727]" office:value-type="float" office:value="69019">
            <text:p>69019</text:p>
          </table:table-cell>
          <table:table-cell table:formula="of:=([.E728]-[.E727])/60" office:value-type="float" office:value="0.1">
            <text:p>0.1</text:p>
          </table:table-cell>
          <table:table-cell office:value-type="float" office:value="1256">
            <text:p>125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B728]*60*60+[.C728]*60+[.D728]" office:value-type="float" office:value="69025">
            <text:p>69025</text:p>
          </table:table-cell>
          <table:table-cell table:formula="of:=([.E729]-[.E728])/60" office:value-type="float" office:value="0.0833333333333333">
            <text:p>0.0833333333</text:p>
          </table:table-cell>
          <table:table-cell office:value-type="float" office:value="1257">
            <text:p>125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B729]*60*60+[.C729]*60+[.D729]" office:value-type="float" office:value="69030">
            <text:p>69030</text:p>
          </table:table-cell>
          <table:table-cell table:formula="of:=([.E730]-[.E729])/60" office:value-type="float" office:value="0.116666666666667">
            <text:p>0.1166666667</text:p>
          </table:table-cell>
          <table:table-cell office:value-type="float" office:value="1262">
            <text:p>126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[.B730]*60*60+[.C730]*60+[.D730]" office:value-type="float" office:value="69037">
            <text:p>69037</text:p>
          </table:table-cell>
          <table:table-cell table:formula="of:=([.E731]-[.E730])/60" office:value-type="float" office:value="0.116666666666667">
            <text:p>0.1166666667</text:p>
          </table:table-cell>
          <table:table-cell office:value-type="float" office:value="1276">
            <text:p>127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[.B731]*60*60+[.C731]*60+[.D731]" office:value-type="float" office:value="69044">
            <text:p>69044</text:p>
          </table:table-cell>
          <table:table-cell table:formula="of:=([.E732]-[.E731])/60" office:value-type="float" office:value="0.116666666666667">
            <text:p>0.1166666667</text:p>
          </table:table-cell>
          <table:table-cell office:value-type="float" office:value="1277">
            <text:p>127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[.B732]*60*60+[.C732]*60+[.D732]" office:value-type="float" office:value="69051">
            <text:p>69051</text:p>
          </table:table-cell>
          <table:table-cell table:formula="of:=([.E733]-[.E732])/60" office:value-type="float" office:value="0.116666666666667">
            <text:p>0.1166666667</text:p>
          </table:table-cell>
          <table:table-cell office:value-type="float" office:value="1295">
            <text:p>129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formula="of:=[.B733]*60*60+[.C733]*60+[.D733]" office:value-type="float" office:value="69058">
            <text:p>69058</text:p>
          </table:table-cell>
          <table:table-cell table:formula="of:=([.E734]-[.E733])/60" office:value-type="float" office:value="0.183333333333333">
            <text:p>0.1833333333</text:p>
          </table:table-cell>
          <table:table-cell office:value-type="float" office:value="1299">
            <text:p>129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B734]*60*60+[.C734]*60+[.D734]" office:value-type="float" office:value="69069">
            <text:p>69069</text:p>
          </table:table-cell>
          <table:table-cell table:formula="of:=([.E735]-[.E734])/60" office:value-type="float" office:value="0.116666666666667">
            <text:p>0.1166666667</text:p>
          </table:table-cell>
          <table:table-cell office:value-type="float" office:value="1310">
            <text:p>131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[.B735]*60*60+[.C735]*60+[.D735]" office:value-type="float" office:value="69076">
            <text:p>69076</text:p>
          </table:table-cell>
          <table:table-cell table:formula="of:=([.E736]-[.E735])/60" office:value-type="float" office:value="0.1">
            <text:p>0.1</text:p>
          </table:table-cell>
          <table:table-cell office:value-type="float" office:value="1313">
            <text:p>131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[.B736]*60*60+[.C736]*60+[.D736]" office:value-type="float" office:value="69082">
            <text:p>69082</text:p>
          </table:table-cell>
          <table:table-cell table:formula="of:=([.E737]-[.E736])/60" office:value-type="float" office:value="0.133333333333333">
            <text:p>0.1333333333</text:p>
          </table:table-cell>
          <table:table-cell office:value-type="float" office:value="1318">
            <text:p>131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[.B737]*60*60+[.C737]*60+[.D737]" office:value-type="float" office:value="69090">
            <text:p>69090</text:p>
          </table:table-cell>
          <table:table-cell table:formula="of:=([.E738]-[.E737])/60" office:value-type="float" office:value="0.466666666666667">
            <text:p>0.4666666667</text:p>
          </table:table-cell>
          <table:table-cell office:value-type="float" office:value="1337">
            <text:p>133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formula="of:=[.B738]*60*60+[.C738]*60+[.D738]" office:value-type="float" office:value="69118">
            <text:p>69118</text:p>
          </table:table-cell>
          <table:table-cell table:formula="of:=([.E739]-[.E738])/60" office:value-type="float" office:value="0.2">
            <text:p>0.2</text:p>
          </table:table-cell>
          <table:table-cell office:value-type="float" office:value="1338">
            <text:p>133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B739]*60*60+[.C739]*60+[.D739]" office:value-type="float" office:value="69130">
            <text:p>69130</text:p>
          </table:table-cell>
          <table:table-cell table:formula="of:=([.E740]-[.E739])/60" office:value-type="float" office:value="0.15">
            <text:p>0.15</text:p>
          </table:table-cell>
          <table:table-cell office:value-type="float" office:value="1346">
            <text:p>134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B740]*60*60+[.C740]*60+[.D740]" office:value-type="float" office:value="69139">
            <text:p>69139</text:p>
          </table:table-cell>
          <table:table-cell table:formula="of:=([.E741]-[.E740])/60" office:value-type="float" office:value="0.266666666666667">
            <text:p>0.2666666667</text:p>
          </table:table-cell>
          <table:table-cell office:value-type="float" office:value="1348">
            <text:p>134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[.B741]*60*60+[.C741]*60+[.D741]" office:value-type="float" office:value="69155">
            <text:p>69155</text:p>
          </table:table-cell>
          <table:table-cell table:formula="of:=([.E742]-[.E741])/60" office:value-type="float" office:value="0.116666666666667">
            <text:p>0.1166666667</text:p>
          </table:table-cell>
          <table:table-cell office:value-type="float" office:value="1351">
            <text:p>135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[.B742]*60*60+[.C742]*60+[.D742]" office:value-type="float" office:value="69162">
            <text:p>69162</text:p>
          </table:table-cell>
          <table:table-cell table:formula="of:=([.E743]-[.E742])/60" office:value-type="float" office:value="0.183333333333333">
            <text:p>0.1833333333</text:p>
          </table:table-cell>
          <table:table-cell office:value-type="float" office:value="1354">
            <text:p>135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formula="of:=[.B743]*60*60+[.C743]*60+[.D743]" office:value-type="float" office:value="69173">
            <text:p>69173</text:p>
          </table:table-cell>
          <table:table-cell table:formula="of:=([.E744]-[.E743])/60" office:value-type="float" office:value="0.0833333333333333">
            <text:p>0.0833333333</text:p>
          </table:table-cell>
          <table:table-cell office:value-type="float" office:value="1355">
            <text:p>135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[.B744]*60*60+[.C744]*60+[.D744]" office:value-type="float" office:value="69178">
            <text:p>69178</text:p>
          </table:table-cell>
          <table:table-cell table:formula="of:=([.E745]-[.E744])/60" office:value-type="float" office:value="0.0833333333333333">
            <text:p>0.0833333333</text:p>
          </table:table-cell>
          <table:table-cell office:value-type="float" office:value="1356">
            <text:p>135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[.B745]*60*60+[.C745]*60+[.D745]" office:value-type="float" office:value="69183">
            <text:p>69183</text:p>
          </table:table-cell>
          <table:table-cell table:formula="of:=([.E746]-[.E745])/60" office:value-type="float" office:value="0.0666666666666667">
            <text:p>0.0666666667</text:p>
          </table:table-cell>
          <table:table-cell office:value-type="float" office:value="1362">
            <text:p>136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[.B746]*60*60+[.C746]*60+[.D746]" office:value-type="float" office:value="69187">
            <text:p>69187</text:p>
          </table:table-cell>
          <table:table-cell table:formula="of:=([.E747]-[.E746])/60" office:value-type="float" office:value="0.0833333333333333">
            <text:p>0.0833333333</text:p>
          </table:table-cell>
          <table:table-cell office:value-type="float" office:value="1363">
            <text:p>13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B747]*60*60+[.C747]*60+[.D747]" office:value-type="float" office:value="69192">
            <text:p>69192</text:p>
          </table:table-cell>
          <table:table-cell table:formula="of:=([.E748]-[.E747])/60" office:value-type="float" office:value="0.0666666666666667">
            <text:p>0.0666666667</text:p>
          </table:table-cell>
          <table:table-cell office:value-type="float" office:value="1369">
            <text:p>136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[.B748]*60*60+[.C748]*60+[.D748]" office:value-type="float" office:value="69196">
            <text:p>69196</text:p>
          </table:table-cell>
          <table:table-cell table:formula="of:=([.E749]-[.E748])/60" office:value-type="float" office:value="0.0666666666666667">
            <text:p>0.0666666667</text:p>
          </table:table-cell>
          <table:table-cell office:value-type="float" office:value="1391">
            <text:p>1391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B749]*60*60+[.C749]*60+[.D749]" office:value-type="float" office:value="69200">
            <text:p>69200</text:p>
          </table:table-cell>
          <table:table-cell table:formula="of:=([.E750]-[.E749])/60" office:value-type="float" office:value="0.0833333333333333">
            <text:p>0.0833333333</text:p>
          </table:table-cell>
          <table:table-cell office:value-type="float" office:value="1408">
            <text:p>1408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750]*60*60+[.C750]*60+[.D750]" office:value-type="float" office:value="69205">
            <text:p>69205</text:p>
          </table:table-cell>
          <table:table-cell table:formula="of:=([.E751]-[.E750])/60" office:value-type="float" office:value="0.1">
            <text:p>0.1</text:p>
          </table:table-cell>
          <table:table-cell office:value-type="float" office:value="1417">
            <text:p>141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[.B751]*60*60+[.C751]*60+[.D751]" office:value-type="float" office:value="69211">
            <text:p>69211</text:p>
          </table:table-cell>
          <table:table-cell table:formula="of:=([.E752]-[.E751])/60" office:value-type="float" office:value="0.116666666666667">
            <text:p>0.1166666667</text:p>
          </table:table-cell>
          <table:table-cell office:value-type="float" office:value="1430">
            <text:p>143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[.B752]*60*60+[.C752]*60+[.D752]" office:value-type="float" office:value="69218">
            <text:p>69218</text:p>
          </table:table-cell>
          <table:table-cell table:formula="of:=([.E753]-[.E752])/60" office:value-type="float" office:value="0.116666666666667">
            <text:p>0.1166666667</text:p>
          </table:table-cell>
          <table:table-cell office:value-type="float" office:value="1435">
            <text:p>143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formula="of:=[.B753]*60*60+[.C753]*60+[.D753]" office:value-type="float" office:value="69225">
            <text:p>69225</text:p>
          </table:table-cell>
          <table:table-cell table:formula="of:=([.E754]-[.E753])/60" office:value-type="float" office:value="0.0666666666666667">
            <text:p>0.0666666667</text:p>
          </table:table-cell>
          <table:table-cell office:value-type="float" office:value="1443">
            <text:p>144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[.B754]*60*60+[.C754]*60+[.D754]" office:value-type="float" office:value="69229">
            <text:p>69229</text:p>
          </table:table-cell>
          <table:table-cell table:formula="of:=([.E755]-[.E754])/60" office:value-type="float" office:value="0.0833333333333333">
            <text:p>0.0833333333</text:p>
          </table:table-cell>
          <table:table-cell office:value-type="float" office:value="1450">
            <text:p>1450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[.B755]*60*60+[.C755]*60+[.D755]" office:value-type="float" office:value="69234">
            <text:p>69234</text:p>
          </table:table-cell>
          <table:table-cell table:formula="of:=([.E756]-[.E755])/60" office:value-type="float" office:value="0.183333333333333">
            <text:p>0.1833333333</text:p>
          </table:table-cell>
          <table:table-cell office:value-type="float" office:value="1452">
            <text:p>145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B756]*60*60+[.C756]*60+[.D756]" office:value-type="float" office:value="69245">
            <text:p>69245</text:p>
          </table:table-cell>
          <table:table-cell table:formula="of:=([.E757]-[.E756])/60" office:value-type="float" office:value="0.0833333333333333">
            <text:p>0.0833333333</text:p>
          </table:table-cell>
          <table:table-cell office:value-type="float" office:value="1456">
            <text:p>1456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[.B757]*60*60+[.C757]*60+[.D757]" office:value-type="float" office:value="69250">
            <text:p>69250</text:p>
          </table:table-cell>
          <table:table-cell table:formula="of:=([.E758]-[.E757])/60" office:value-type="float" office:value="0.183333333333333">
            <text:p>0.1833333333</text:p>
          </table:table-cell>
          <table:table-cell office:value-type="float" office:value="1459">
            <text:p>145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[.B758]*60*60+[.C758]*60+[.D758]" office:value-type="float" office:value="69261">
            <text:p>69261</text:p>
          </table:table-cell>
          <table:table-cell table:formula="of:=([.E759]-[.E758])/60" office:value-type="float" office:value="0.0833333333333333">
            <text:p>0.0833333333</text:p>
          </table:table-cell>
          <table:table-cell office:value-type="float" office:value="1462">
            <text:p>146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[.B759]*60*60+[.C759]*60+[.D759]" office:value-type="float" office:value="69266">
            <text:p>69266</text:p>
          </table:table-cell>
          <table:table-cell table:formula="of:=([.E760]-[.E759])/60" office:value-type="float" office:value="0.0833333333333333">
            <text:p>0.0833333333</text:p>
          </table:table-cell>
          <table:table-cell office:value-type="float" office:value="1463">
            <text:p>1463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.B760]*60*60+[.C760]*60+[.D760]" office:value-type="float" office:value="69271">
            <text:p>69271</text:p>
          </table:table-cell>
          <table:table-cell table:formula="of:=([.E761]-[.E760])/60" office:value-type="float" office:value="0.0833333333333333">
            <text:p>0.0833333333</text:p>
          </table:table-cell>
          <table:table-cell office:value-type="float" office:value="1465">
            <text:p>146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[.B761]*60*60+[.C761]*60+[.D761]" office:value-type="float" office:value="69276">
            <text:p>69276</text:p>
          </table:table-cell>
          <table:table-cell table:formula="of:=([.E762]-[.E761])/60" office:value-type="float" office:value="0.116666666666667">
            <text:p>0.1166666667</text:p>
          </table:table-cell>
          <table:table-cell office:value-type="float" office:value="1495">
            <text:p>1495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[.B762]*60*60+[.C762]*60+[.D762]" office:value-type="float" office:value="69283">
            <text:p>69283</text:p>
          </table:table-cell>
          <table:table-cell table:formula="of:=([.E763]-[.E762])/60" office:value-type="float" office:value="0.0833333333333333">
            <text:p>0.0833333333</text:p>
          </table:table-cell>
          <table:table-cell office:value-type="float" office:value="1497">
            <text:p>1497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[.B763]*60*60+[.C763]*60+[.D763]" office:value-type="float" office:value="69288">
            <text:p>69288</text:p>
          </table:table-cell>
          <table:table-cell table:formula="of:=([.E764]-[.E763])/60"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[.B764]*60*60+[.C764]*60+[.D764]" office:value-type="float" office:value="69291">
            <text:p>69291</text:p>
          </table:table-cell>
          <table:table-cell table:formula="of:=([.E765]-[.E764])/60" office:value-type="float" office:value="0.0666666666666667">
            <text:p>0.0666666667</text:p>
          </table:table-cell>
          <table:table-cell office:value-type="float" office:value="8">
            <text:p>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[.B765]*60*60+[.C765]*60+[.D765]" office:value-type="float" office:value="69295">
            <text:p>69295</text:p>
          </table:table-cell>
          <table:table-cell table:formula="of:=([.E766]-[.E765])/60" office:value-type="float" office:value="0.0833333333333333">
            <text:p>0.0833333333</text:p>
          </table:table-cell>
          <table:table-cell office:value-type="float" office:value="10">
            <text:p>1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766]*60*60+[.C766]*60+[.D766]" office:value-type="float" office:value="69300">
            <text:p>69300</text:p>
          </table:table-cell>
          <table:table-cell table:formula="of:=([.E767]-[.E766])/60" office:value-type="float" office:value="0.166666666666667">
            <text:p>0.1666666667</text:p>
          </table:table-cell>
          <table:table-cell office:value-type="float" office:value="12">
            <text:p>1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B767]*60*60+[.C767]*60+[.D767]" office:value-type="float" office:value="69310">
            <text:p>69310</text:p>
          </table:table-cell>
          <table:table-cell table:formula="of:=([.E768]-[.E767])/60" office:value-type="float" office:value="0.183333333333333">
            <text:p>0.1833333333</text:p>
          </table:table-cell>
          <table:table-cell office:value-type="float" office:value="13">
            <text:p>1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[.B768]*60*60+[.C768]*60+[.D768]" office:value-type="float" office:value="69321">
            <text:p>69321</text:p>
          </table:table-cell>
          <table:table-cell table:formula="of:=([.E769]-[.E768])/60" office:value-type="float" office:value="0.183333333333333">
            <text:p>0.1833333333</text:p>
          </table:table-cell>
          <table:table-cell office:value-type="float" office:value="15">
            <text:p>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B769]*60*60+[.C769]*60+[.D769]" office:value-type="float" office:value="69332">
            <text:p>69332</text:p>
          </table:table-cell>
          <table:table-cell table:formula="of:=([.E770]-[.E769])/60" office:value-type="float" office:value="0.216666666666667">
            <text:p>0.2166666667</text:p>
          </table:table-cell>
          <table:table-cell office:value-type="float" office:value="16">
            <text:p>1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[.B770]*60*60+[.C770]*60+[.D770]" office:value-type="float" office:value="69345">
            <text:p>69345</text:p>
          </table:table-cell>
          <table:table-cell table:formula="of:=([.E771]-[.E770])/60" office:value-type="float" office:value="2.01666666666667">
            <text:p>2.0166666667</text:p>
          </table:table-cell>
          <table:table-cell office:value-type="float" office:value="17">
            <text:p>1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formula="of:=[.B771]*60*60+[.C771]*60+[.D771]" office:value-type="float" office:value="69466">
            <text:p>69466</text:p>
          </table:table-cell>
          <table:table-cell table:formula="of:=([.E772]-[.E771])/60" office:value-type="float" office:value="0.116666666666667">
            <text:p>0.1166666667</text:p>
          </table:table-cell>
          <table:table-cell office:value-type="float" office:value="18">
            <text:p>1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[.B772]*60*60+[.C772]*60+[.D772]" office:value-type="float" office:value="69473">
            <text:p>69473</text:p>
          </table:table-cell>
          <table:table-cell table:formula="of:=([.E773]-[.E772])/60" office:value-type="float" office:value="0.183333333333333">
            <text:p>0.1833333333</text:p>
          </table:table-cell>
          <table:table-cell office:value-type="float" office:value="19">
            <text:p>1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B773]*60*60+[.C773]*60+[.D773]" office:value-type="float" office:value="69484">
            <text:p>69484</text:p>
          </table:table-cell>
          <table:table-cell table:formula="of:=([.E774]-[.E773])/60" office:value-type="float" office:value="0.133333333333333">
            <text:p>0.1333333333</text:p>
          </table:table-cell>
          <table:table-cell office:value-type="float" office:value="23">
            <text:p>2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[.B774]*60*60+[.C774]*60+[.D774]" office:value-type="float" office:value="69492">
            <text:p>69492</text:p>
          </table:table-cell>
          <table:table-cell table:formula="of:=([.E775]-[.E774])/60" office:value-type="float" office:value="0.483333333333333">
            <text:p>0.4833333333</text:p>
          </table:table-cell>
          <table:table-cell office:value-type="float" office:value="28">
            <text:p>2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[.B775]*60*60+[.C775]*60+[.D775]" office:value-type="float" office:value="69521">
            <text:p>69521</text:p>
          </table:table-cell>
          <table:table-cell table:formula="of:=([.E776]-[.E775])/60" office:value-type="float" office:value="0.133333333333333">
            <text:p>0.1333333333</text:p>
          </table:table-cell>
          <table:table-cell office:value-type="float" office:value="29">
            <text:p>2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formula="of:=[.B776]*60*60+[.C776]*60+[.D776]" office:value-type="float" office:value="69529">
            <text:p>69529</text:p>
          </table:table-cell>
          <table:table-cell table:formula="of:=([.E777]-[.E776])/60" office:value-type="float" office:value="0.166666666666667">
            <text:p>0.1666666667</text:p>
          </table:table-cell>
          <table:table-cell office:value-type="float" office:value="30">
            <text:p>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[.B777]*60*60+[.C777]*60+[.D777]" office:value-type="float" office:value="69539">
            <text:p>69539</text:p>
          </table:table-cell>
          <table:table-cell table:formula="of:=([.E778]-[.E777])/60" office:value-type="float" office:value="0.0833333333333333">
            <text:p>0.0833333333</text:p>
          </table:table-cell>
          <table:table-cell office:value-type="float" office:value="31">
            <text:p>3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7">
            <text:p>777</text:p>
          </table:table-cell>
          <table:table-cell table:number-columns-repeated="2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B778]*60*60+[.C778]*60+[.D778]" office:value-type="float" office:value="69544">
            <text:p>69544</text:p>
          </table:table-cell>
          <table:table-cell table:formula="of:=([.E779]-[.E778])/60" office:value-type="float" office:value="0.05">
            <text:p>0.05</text:p>
          </table:table-cell>
          <table:table-cell office:value-type="float" office:value="34">
            <text:p>3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8">
            <text:p>778</text:p>
          </table:table-cell>
          <table:table-cell table:number-columns-repeated="2"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[.B779]*60*60+[.C779]*60+[.D779]" office:value-type="float" office:value="69547">
            <text:p>69547</text:p>
          </table:table-cell>
          <table:table-cell table:formula="of:=([.E780]-[.E779])/60" office:value-type="float" office:value="0.116666666666667">
            <text:p>0.1166666667</text:p>
          </table:table-cell>
          <table:table-cell office:value-type="float" office:value="35">
            <text:p>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79">
            <text:p>779</text:p>
          </table:table-cell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[.B780]*60*60+[.C780]*60+[.D780]" office:value-type="float" office:value="69554">
            <text:p>69554</text:p>
          </table:table-cell>
          <table:table-cell table:formula="of:=([.E781]-[.E780])/60" office:value-type="float" office:value="0.116666666666667">
            <text:p>0.1166666667</text:p>
          </table:table-cell>
          <table:table-cell office:value-type="float" office:value="39">
            <text:p>3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0">
            <text:p>780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B781]*60*60+[.C781]*60+[.D781]" office:value-type="float" office:value="69561">
            <text:p>69561</text:p>
          </table:table-cell>
          <table:table-cell table:formula="of:=([.E782]-[.E781])/60" office:value-type="float" office:value="0.0833333333333333">
            <text:p>0.0833333333</text:p>
          </table:table-cell>
          <table:table-cell office:value-type="float" office:value="40">
            <text:p>4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1">
            <text:p>781</text:p>
          </table:table-cell>
          <table:table-cell table:number-columns-repeated="2"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[.B782]*60*60+[.C782]*60+[.D782]" office:value-type="float" office:value="69566">
            <text:p>69566</text:p>
          </table:table-cell>
          <table:table-cell table:formula="of:=([.E783]-[.E782])/60" office:value-type="float" office:value="0.183333333333333">
            <text:p>0.1833333333</text:p>
          </table:table-cell>
          <table:table-cell office:value-type="float" office:value="41">
            <text:p>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2">
            <text:p>782</text:p>
          </table:table-cell>
          <table:table-cell table:number-columns-repeated="2" office:value-type="float" office:value="19">
            <text:p>19</text:p>
          </table:table-cell>
          <table:table-cell office:value-type="float" office:value="37">
            <text:p>37</text:p>
          </table:table-cell>
          <table:table-cell table:formula="of:=[.B783]*60*60+[.C783]*60+[.D783]" office:value-type="float" office:value="69577">
            <text:p>69577</text:p>
          </table:table-cell>
          <table:table-cell table:formula="of:=([.E784]-[.E783])/60" office:value-type="float" office:value="0.0833333333333333">
            <text:p>0.0833333333</text:p>
          </table:table-cell>
          <table:table-cell office:value-type="float" office:value="42">
            <text:p>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3">
            <text:p>783</text:p>
          </table:table-cell>
          <table:table-cell table:number-columns-repeated="2"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[.B784]*60*60+[.C784]*60+[.D784]" office:value-type="float" office:value="69582">
            <text:p>69582</text:p>
          </table:table-cell>
          <table:table-cell table:formula="of:=([.E785]-[.E784])/60" office:value-type="float" office:value="0.1">
            <text:p>0.1</text:p>
          </table:table-cell>
          <table:table-cell office:value-type="float" office:value="43">
            <text:p>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4">
            <text:p>784</text:p>
          </table:table-cell>
          <table:table-cell table:number-columns-repeated="2" office:value-type="float" office:value="19">
            <text:p>19</text:p>
          </table:table-cell>
          <table:table-cell office:value-type="float" office:value="48">
            <text:p>48</text:p>
          </table:table-cell>
          <table:table-cell table:formula="of:=[.B785]*60*60+[.C785]*60+[.D785]" office:value-type="float" office:value="69588">
            <text:p>69588</text:p>
          </table:table-cell>
          <table:table-cell table:formula="of:=([.E786]-[.E785])/60" office:value-type="float" office:value="0.266666666666667">
            <text:p>0.2666666667</text:p>
          </table:table-cell>
          <table:table-cell office:value-type="float" office:value="44">
            <text:p>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B786]*60*60+[.C786]*60+[.D786]" office:value-type="float" office:value="69604">
            <text:p>69604</text:p>
          </table:table-cell>
          <table:table-cell table:formula="of:=([.E787]-[.E786])/60" office:value-type="float" office:value="0.0833333333333333">
            <text:p>0.0833333333</text:p>
          </table:table-cell>
          <table:table-cell office:value-type="float" office:value="45">
            <text:p>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B787]*60*60+[.C787]*60+[.D787]" office:value-type="float" office:value="69609">
            <text:p>69609</text:p>
          </table:table-cell>
          <table:table-cell table:formula="of:=([.E788]-[.E787])/60" office:value-type="float" office:value="0.0666666666666667">
            <text:p>0.0666666667</text:p>
          </table:table-cell>
          <table:table-cell office:value-type="float" office:value="46">
            <text:p>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[.B788]*60*60+[.C788]*60+[.D788]" office:value-type="float" office:value="69613">
            <text:p>69613</text:p>
          </table:table-cell>
          <table:table-cell table:formula="of:=([.E789]-[.E788])/60" office:value-type="float" office:value="0.0833333333333333">
            <text:p>0.0833333333</text:p>
          </table:table-cell>
          <table:table-cell office:value-type="float" office:value="47">
            <text:p>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[.B789]*60*60+[.C789]*60+[.D789]" office:value-type="float" office:value="69618">
            <text:p>69618</text:p>
          </table:table-cell>
          <table:table-cell table:formula="of:=([.E790]-[.E789])/60" office:value-type="float" office:value="0.0833333333333333">
            <text:p>0.0833333333</text:p>
          </table:table-cell>
          <table:table-cell office:value-type="float" office:value="48">
            <text:p>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B790]*60*60+[.C790]*60+[.D790]" office:value-type="float" office:value="69623">
            <text:p>69623</text:p>
          </table:table-cell>
          <table:table-cell table:formula="of:=([.E791]-[.E790])/60" office:value-type="float" office:value="0.166666666666667">
            <text:p>0.1666666667</text:p>
          </table:table-cell>
          <table:table-cell office:value-type="float" office:value="49">
            <text:p>4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[.B791]*60*60+[.C791]*60+[.D791]" office:value-type="float" office:value="69633">
            <text:p>69633</text:p>
          </table:table-cell>
          <table:table-cell table:formula="of:=([.E792]-[.E791])/60" office:value-type="float" office:value="0.0833333333333333">
            <text:p>0.0833333333</text:p>
          </table:table-cell>
          <table:table-cell office:value-type="float" office:value="50">
            <text:p>5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[.B792]*60*60+[.C792]*60+[.D792]" office:value-type="float" office:value="69638">
            <text:p>69638</text:p>
          </table:table-cell>
          <table:table-cell table:formula="of:=([.E793]-[.E792])/60" office:value-type="float" office:value="0.0833333333333333">
            <text:p>0.0833333333</text:p>
          </table:table-cell>
          <table:table-cell office:value-type="float" office:value="52">
            <text:p>5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formula="of:=[.B793]*60*60+[.C793]*60+[.D793]" office:value-type="float" office:value="69643">
            <text:p>69643</text:p>
          </table:table-cell>
          <table:table-cell table:formula="of:=([.E794]-[.E793])/60" office:value-type="float" office:value="0.0666666666666667">
            <text:p>0.0666666667</text:p>
          </table:table-cell>
          <table:table-cell office:value-type="float" office:value="55">
            <text:p>5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formula="of:=[.B794]*60*60+[.C794]*60+[.D794]" office:value-type="float" office:value="69647">
            <text:p>69647</text:p>
          </table:table-cell>
          <table:table-cell table:formula="of:=([.E795]-[.E794])/60"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table:formula="of:=[.B795]*60*60+[.C795]*60+[.D795]" office:value-type="float" office:value="69653">
            <text:p>69653</text:p>
          </table:table-cell>
          <table:table-cell table:formula="of:=([.E796]-[.E795])/60" office:value-type="float" office:value="0.183333333333333">
            <text:p>0.1833333333</text:p>
          </table:table-cell>
          <table:table-cell office:value-type="float" office:value="58">
            <text:p>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B796]*60*60+[.C796]*60+[.D796]" office:value-type="float" office:value="69664">
            <text:p>69664</text:p>
          </table:table-cell>
          <table:table-cell table:formula="of:=([.E797]-[.E796])/60" office:value-type="float" office:value="0.2">
            <text:p>0.2</text:p>
          </table:table-cell>
          <table:table-cell office:value-type="float" office:value="60">
            <text:p>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[.B797]*60*60+[.C797]*60+[.D797]" office:value-type="float" office:value="69676">
            <text:p>69676</text:p>
          </table:table-cell>
          <table:table-cell table:formula="of:=([.E798]-[.E797])/60" office:value-type="float" office:value="0.183333333333333">
            <text:p>0.1833333333</text:p>
          </table:table-cell>
          <table:table-cell office:value-type="float" office:value="64">
            <text:p>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B798]*60*60+[.C798]*60+[.D798]" office:value-type="float" office:value="69687">
            <text:p>69687</text:p>
          </table:table-cell>
          <table:table-cell table:formula="of:=([.E799]-[.E798])/60" office:value-type="float" office:value="0.116666666666667">
            <text:p>0.1166666667</text:p>
          </table:table-cell>
          <table:table-cell office:value-type="float" office:value="65">
            <text:p>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[.B799]*60*60+[.C799]*60+[.D799]" office:value-type="float" office:value="69694">
            <text:p>69694</text:p>
          </table:table-cell>
          <table:table-cell table:formula="of:=([.E800]-[.E799])/60" office:value-type="float" office:value="0.0833333333333333">
            <text:p>0.0833333333</text:p>
          </table:table-cell>
          <table:table-cell office:value-type="float" office:value="66">
            <text:p>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[.B800]*60*60+[.C800]*60+[.D800]" office:value-type="float" office:value="69699">
            <text:p>69699</text:p>
          </table:table-cell>
          <table:table-cell table:formula="of:=([.E801]-[.E800])/60" office:value-type="float" office:value="0.0833333333333333">
            <text:p>0.0833333333</text:p>
          </table:table-cell>
          <table:table-cell office:value-type="float" office:value="67">
            <text:p>6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table:formula="of:=[.B801]*60*60+[.C801]*60+[.D801]" office:value-type="float" office:value="69704">
            <text:p>69704</text:p>
          </table:table-cell>
          <table:table-cell table:formula="of:=([.E802]-[.E801])/60" office:value-type="float" office:value="0.0833333333333333">
            <text:p>0.0833333333</text:p>
          </table:table-cell>
          <table:table-cell office:value-type="float" office:value="69">
            <text:p>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formula="of:=[.B802]*60*60+[.C802]*60+[.D802]" office:value-type="float" office:value="69709">
            <text:p>69709</text:p>
          </table:table-cell>
          <table:table-cell table:formula="of:=([.E803]-[.E802])/60" office:value-type="float" office:value="0.216666666666667">
            <text:p>0.2166666667</text:p>
          </table:table-cell>
          <table:table-cell office:value-type="float" office:value="71">
            <text:p>7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[.B803]*60*60+[.C803]*60+[.D803]" office:value-type="float" office:value="69722">
            <text:p>69722</text:p>
          </table:table-cell>
          <table:table-cell table:formula="of:=([.E804]-[.E803])/60" office:value-type="float" office:value="0.0833333333333333">
            <text:p>0.0833333333</text:p>
          </table:table-cell>
          <table:table-cell office:value-type="float" office:value="74">
            <text:p>7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[.B804]*60*60+[.C804]*60+[.D804]" office:value-type="float" office:value="69727">
            <text:p>69727</text:p>
          </table:table-cell>
          <table:table-cell table:formula="of:=([.E805]-[.E804])/60" office:value-type="float" office:value="0.0833333333333333">
            <text:p>0.0833333333</text:p>
          </table:table-cell>
          <table:table-cell office:value-type="float" office:value="75">
            <text:p>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[.B805]*60*60+[.C805]*60+[.D805]" office:value-type="float" office:value="69732">
            <text:p>69732</text:p>
          </table:table-cell>
          <table:table-cell table:formula="of:=([.E806]-[.E805])/60" office:value-type="float" office:value="0.2">
            <text:p>0.2</text:p>
          </table:table-cell>
          <table:table-cell office:value-type="float" office:value="76">
            <text:p>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B806]*60*60+[.C806]*60+[.D806]" office:value-type="float" office:value="69744">
            <text:p>69744</text:p>
          </table:table-cell>
          <table:table-cell table:formula="of:=([.E807]-[.E806])/60" office:value-type="float" office:value="0.0833333333333333">
            <text:p>0.0833333333</text:p>
          </table:table-cell>
          <table:table-cell office:value-type="float" office:value="79">
            <text:p>7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[.B807]*60*60+[.C807]*60+[.D807]" office:value-type="float" office:value="69749">
            <text:p>69749</text:p>
          </table:table-cell>
          <table:table-cell table:formula="of:=([.E808]-[.E807])/60" office:value-type="float" office:value="0.0666666666666667">
            <text:p>0.0666666667</text:p>
          </table:table-cell>
          <table:table-cell office:value-type="float" office:value="82">
            <text:p>8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formula="of:=[.B808]*60*60+[.C808]*60+[.D808]" office:value-type="float" office:value="69753">
            <text:p>69753</text:p>
          </table:table-cell>
          <table:table-cell table:formula="of:=([.E809]-[.E808])/60" office:value-type="float" office:value="0.0833333333333333">
            <text:p>0.0833333333</text:p>
          </table:table-cell>
          <table:table-cell office:value-type="float" office:value="88">
            <text:p>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formula="of:=[.B809]*60*60+[.C809]*60+[.D809]" office:value-type="float" office:value="69758">
            <text:p>69758</text:p>
          </table:table-cell>
          <table:table-cell table:formula="of:=([.E810]-[.E809])/60" office:value-type="float" office:value="0.0833333333333333">
            <text:p>0.0833333333</text:p>
          </table:table-cell>
          <table:table-cell office:value-type="float" office:value="89">
            <text:p>8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[.B810]*60*60+[.C810]*60+[.D810]" office:value-type="float" office:value="69763">
            <text:p>69763</text:p>
          </table:table-cell>
          <table:table-cell table:formula="of:=([.E811]-[.E810])/60" office:value-type="float" office:value="0.0833333333333333">
            <text:p>0.0833333333</text:p>
          </table:table-cell>
          <table:table-cell office:value-type="float" office:value="90">
            <text:p>9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table:formula="of:=[.B811]*60*60+[.C811]*60+[.D811]" office:value-type="float" office:value="69768">
            <text:p>69768</text:p>
          </table:table-cell>
          <table:table-cell table:formula="of:=([.E812]-[.E811])/60" office:value-type="float" office:value="0.0666666666666667">
            <text:p>0.0666666667</text:p>
          </table:table-cell>
          <table:table-cell office:value-type="float" office:value="91">
            <text:p>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[.B812]*60*60+[.C812]*60+[.D812]" office:value-type="float" office:value="69772">
            <text:p>69772</text:p>
          </table:table-cell>
          <table:table-cell table:formula="of:=([.E813]-[.E812])/60" office:value-type="float" office:value="0.0833333333333333">
            <text:p>0.0833333333</text:p>
          </table:table-cell>
          <table:table-cell office:value-type="float" office:value="92">
            <text:p>9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[.B813]*60*60+[.C813]*60+[.D813]" office:value-type="float" office:value="69777">
            <text:p>69777</text:p>
          </table:table-cell>
          <table:table-cell table:formula="of:=([.E814]-[.E813])/60" office:value-type="float" office:value="0.0833333333333333">
            <text:p>0.0833333333</text:p>
          </table:table-cell>
          <table:table-cell office:value-type="float" office:value="93">
            <text:p>9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[.B814]*60*60+[.C814]*60+[.D814]" office:value-type="float" office:value="69782">
            <text:p>69782</text:p>
          </table:table-cell>
          <table:table-cell table:formula="of:=([.E815]-[.E814])/60" office:value-type="float" office:value="0.1">
            <text:p>0.1</text:p>
          </table:table-cell>
          <table:table-cell office:value-type="float" office:value="94">
            <text:p>9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[.B815]*60*60+[.C815]*60+[.D815]" office:value-type="float" office:value="69788">
            <text:p>69788</text:p>
          </table:table-cell>
          <table:table-cell table:formula="of:=([.E816]-[.E815])/60" office:value-type="float" office:value="0.0833333333333333">
            <text:p>0.0833333333</text:p>
          </table:table-cell>
          <table:table-cell office:value-type="float" office:value="98">
            <text:p>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[.B816]*60*60+[.C816]*60+[.D816]" office:value-type="float" office:value="69793">
            <text:p>69793</text:p>
          </table:table-cell>
          <table:table-cell table:formula="of:=([.E817]-[.E816])/60" office:value-type="float" office:value="0.0833333333333333">
            <text:p>0.0833333333</text:p>
          </table:table-cell>
          <table:table-cell office:value-type="float" office:value="101">
            <text:p>10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[.B817]*60*60+[.C817]*60+[.D817]" office:value-type="float" office:value="69798">
            <text:p>69798</text:p>
          </table:table-cell>
          <table:table-cell table:formula="of:=([.E818]-[.E817])/60" office:value-type="float" office:value="0.0833333333333333">
            <text:p>0.0833333333</text:p>
          </table:table-cell>
          <table:table-cell office:value-type="float" office:value="104">
            <text:p>10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 table:formula="of:=[.B818]*60*60+[.C818]*60+[.D818]" office:value-type="float" office:value="69803">
            <text:p>69803</text:p>
          </table:table-cell>
          <table:table-cell table:formula="of:=([.E819]-[.E818])/60" office:value-type="float" office:value="0.0833333333333333">
            <text:p>0.0833333333</text:p>
          </table:table-cell>
          <table:table-cell office:value-type="float" office:value="105">
            <text:p>1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[.B819]*60*60+[.C819]*60+[.D819]" office:value-type="float" office:value="69808">
            <text:p>69808</text:p>
          </table:table-cell>
          <table:table-cell table:formula="of:=([.E820]-[.E819])/60" office:value-type="float" office:value="0.0833333333333333">
            <text:p>0.0833333333</text:p>
          </table:table-cell>
          <table:table-cell office:value-type="float" office:value="106">
            <text:p>10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[.B820]*60*60+[.C820]*60+[.D820]" office:value-type="float" office:value="69813">
            <text:p>69813</text:p>
          </table:table-cell>
          <table:table-cell table:formula="of:=([.E821]-[.E820])/60" office:value-type="float" office:value="0.0833333333333333">
            <text:p>0.0833333333</text:p>
          </table:table-cell>
          <table:table-cell office:value-type="float" office:value="107">
            <text:p>1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formula="of:=[.B821]*60*60+[.C821]*60+[.D821]" office:value-type="float" office:value="69818">
            <text:p>69818</text:p>
          </table:table-cell>
          <table:table-cell table:formula="of:=([.E822]-[.E821])/60" office:value-type="float" office:value="0.0833333333333333">
            <text:p>0.0833333333</text:p>
          </table:table-cell>
          <table:table-cell office:value-type="float" office:value="108">
            <text:p>10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formula="of:=[.B822]*60*60+[.C822]*60+[.D822]" office:value-type="float" office:value="69823">
            <text:p>69823</text:p>
          </table:table-cell>
          <table:table-cell table:formula="of:=([.E823]-[.E822])/60" office:value-type="float" office:value="0.0833333333333333">
            <text:p>0.0833333333</text:p>
          </table:table-cell>
          <table:table-cell office:value-type="float" office:value="111">
            <text:p>1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formula="of:=[.B823]*60*60+[.C823]*60+[.D823]" office:value-type="float" office:value="69828">
            <text:p>69828</text:p>
          </table:table-cell>
          <table:table-cell table:formula="of:=([.E824]-[.E823])/60" office:value-type="float" office:value="0.0833333333333333">
            <text:p>0.0833333333</text:p>
          </table:table-cell>
          <table:table-cell office:value-type="float" office:value="117">
            <text:p>11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[.B824]*60*60+[.C824]*60+[.D824]" office:value-type="float" office:value="69833">
            <text:p>69833</text:p>
          </table:table-cell>
          <table:table-cell table:formula="of:=([.E825]-[.E824])/60" office:value-type="float" office:value="0.0833333333333333">
            <text:p>0.0833333333</text:p>
          </table:table-cell>
          <table:table-cell office:value-type="float" office:value="127">
            <text:p>1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formula="of:=[.B825]*60*60+[.C825]*60+[.D825]" office:value-type="float" office:value="69838">
            <text:p>69838</text:p>
          </table:table-cell>
          <table:table-cell table:formula="of:=([.E826]-[.E825])/60" office:value-type="float" office:value="0.0666666666666667">
            <text:p>0.0666666667</text:p>
          </table:table-cell>
          <table:table-cell office:value-type="float" office:value="130">
            <text:p>1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B826]*60*60+[.C826]*60+[.D826]" office:value-type="float" office:value="69842">
            <text:p>69842</text:p>
          </table:table-cell>
          <table:table-cell table:formula="of:=([.E827]-[.E826])/60" office:value-type="float" office:value="0.1">
            <text:p>0.1</text:p>
          </table:table-cell>
          <table:table-cell office:value-type="float" office:value="131">
            <text:p>13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B827]*60*60+[.C827]*60+[.D827]" office:value-type="float" office:value="69848">
            <text:p>69848</text:p>
          </table:table-cell>
          <table:table-cell table:formula="of:=([.E828]-[.E827])/60" office:value-type="float" office:value="0.0666666666666667">
            <text:p>0.0666666667</text:p>
          </table:table-cell>
          <table:table-cell office:value-type="float" office:value="133">
            <text:p>13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828]*60*60+[.C828]*60+[.D828]" office:value-type="float" office:value="69852">
            <text:p>69852</text:p>
          </table:table-cell>
          <table:table-cell table:formula="of:=([.E829]-[.E828])/60" office:value-type="float" office:value="0.0833333333333333">
            <text:p>0.0833333333</text:p>
          </table:table-cell>
          <table:table-cell office:value-type="float" office:value="135">
            <text:p>1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[.B829]*60*60+[.C829]*60+[.D829]" office:value-type="float" office:value="69857">
            <text:p>69857</text:p>
          </table:table-cell>
          <table:table-cell table:formula="of:=([.E830]-[.E829])/60" office:value-type="float" office:value="0.0833333333333333">
            <text:p>0.0833333333</text:p>
          </table:table-cell>
          <table:table-cell office:value-type="float" office:value="137">
            <text:p>13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B830]*60*60+[.C830]*60+[.D830]" office:value-type="float" office:value="69862">
            <text:p>69862</text:p>
          </table:table-cell>
          <table:table-cell table:formula="of:=([.E831]-[.E830])/60" office:value-type="float" office:value="0.0833333333333333">
            <text:p>0.0833333333</text:p>
          </table:table-cell>
          <table:table-cell office:value-type="float" office:value="138">
            <text:p>13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B831]*60*60+[.C831]*60+[.D831]" office:value-type="float" office:value="69867">
            <text:p>69867</text:p>
          </table:table-cell>
          <table:table-cell table:formula="of:=([.E832]-[.E831])/60" office:value-type="float" office:value="0.0833333333333333">
            <text:p>0.0833333333</text:p>
          </table:table-cell>
          <table:table-cell office:value-type="float" office:value="139">
            <text:p>13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[.B832]*60*60+[.C832]*60+[.D832]" office:value-type="float" office:value="69872">
            <text:p>69872</text:p>
          </table:table-cell>
          <table:table-cell table:formula="of:=([.E833]-[.E832])/60" office:value-type="float" office:value="0.0666666666666667">
            <text:p>0.0666666667</text:p>
          </table:table-cell>
          <table:table-cell office:value-type="float" office:value="140">
            <text:p>14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formula="of:=[.B833]*60*60+[.C833]*60+[.D833]" office:value-type="float" office:value="69876">
            <text:p>69876</text:p>
          </table:table-cell>
          <table:table-cell table:formula="of:=([.E834]-[.E833])/60" office:value-type="float" office:value="0.0833333333333333">
            <text:p>0.0833333333</text:p>
          </table:table-cell>
          <table:table-cell office:value-type="float" office:value="141">
            <text:p>1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table:formula="of:=[.B834]*60*60+[.C834]*60+[.D834]" office:value-type="float" office:value="69881">
            <text:p>69881</text:p>
          </table:table-cell>
          <table:table-cell table:formula="of:=([.E835]-[.E834])/60" office:value-type="float" office:value="0.0833333333333333">
            <text:p>0.0833333333</text:p>
          </table:table-cell>
          <table:table-cell office:value-type="float" office:value="142">
            <text:p>1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formula="of:=[.B835]*60*60+[.C835]*60+[.D835]" office:value-type="float" office:value="69886">
            <text:p>69886</text:p>
          </table:table-cell>
          <table:table-cell table:formula="of:=([.E836]-[.E835])/60" office:value-type="float" office:value="0.0666666666666667">
            <text:p>0.0666666667</text:p>
          </table:table-cell>
          <table:table-cell office:value-type="float" office:value="144">
            <text:p>1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[.B836]*60*60+[.C836]*60+[.D836]" office:value-type="float" office:value="69890">
            <text:p>69890</text:p>
          </table:table-cell>
          <table:table-cell table:formula="of:=([.E837]-[.E836])/60" office:value-type="float" office:value="0.0833333333333333">
            <text:p>0.0833333333</text:p>
          </table:table-cell>
          <table:table-cell office:value-type="float" office:value="146">
            <text:p>1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formula="of:=[.B837]*60*60+[.C837]*60+[.D837]" office:value-type="float" office:value="69895">
            <text:p>69895</text:p>
          </table:table-cell>
          <table:table-cell table:formula="of:=([.E838]-[.E837])/60" office:value-type="float" office:value="0.0666666666666667">
            <text:p>0.0666666667</text:p>
          </table:table-cell>
          <table:table-cell office:value-type="float" office:value="147">
            <text:p>1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formula="of:=[.B838]*60*60+[.C838]*60+[.D838]" office:value-type="float" office:value="69899">
            <text:p>69899</text:p>
          </table:table-cell>
          <table:table-cell table:formula="of:=([.E839]-[.E838])/60" office:value-type="float" office:value="0.116666666666667">
            <text:p>0.1166666667</text:p>
          </table:table-cell>
          <table:table-cell office:value-type="float" office:value="148">
            <text:p>1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formula="of:=[.B839]*60*60+[.C839]*60+[.D839]" office:value-type="float" office:value="69906">
            <text:p>69906</text:p>
          </table:table-cell>
          <table:table-cell table:formula="of:=([.E840]-[.E839])/60" office:value-type="float" office:value="0.0666666666666667">
            <text:p>0.0666666667</text:p>
          </table:table-cell>
          <table:table-cell office:value-type="float" office:value="149">
            <text:p>14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840]*60*60+[.C840]*60+[.D840]" office:value-type="float" office:value="69910">
            <text:p>69910</text:p>
          </table:table-cell>
          <table:table-cell table:formula="of:=([.E841]-[.E840])/60" office:value-type="float" office:value="0.0666666666666667">
            <text:p>0.0666666667</text:p>
          </table:table-cell>
          <table:table-cell office:value-type="float" office:value="151">
            <text:p>15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[.B841]*60*60+[.C841]*60+[.D841]" office:value-type="float" office:value="69914">
            <text:p>69914</text:p>
          </table:table-cell>
          <table:table-cell table:formula="of:=([.E842]-[.E841])/60" office:value-type="float" office:value="0.2">
            <text:p>0.2</text:p>
          </table:table-cell>
          <table:table-cell office:value-type="float" office:value="157">
            <text:p>15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842]*60*60+[.C842]*60+[.D842]" office:value-type="float" office:value="69926">
            <text:p>69926</text:p>
          </table:table-cell>
          <table:table-cell table:formula="of:=([.E843]-[.E842])/60" office:value-type="float" office:value="0.0833333333333333">
            <text:p>0.0833333333</text:p>
          </table:table-cell>
          <table:table-cell office:value-type="float" office:value="160">
            <text:p>1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formula="of:=[.B843]*60*60+[.C843]*60+[.D843]" office:value-type="float" office:value="69931">
            <text:p>69931</text:p>
          </table:table-cell>
          <table:table-cell table:formula="of:=([.E844]-[.E843])/60" office:value-type="float" office:value="0.0833333333333333">
            <text:p>0.0833333333</text:p>
          </table:table-cell>
          <table:table-cell office:value-type="float" office:value="161">
            <text:p>16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formula="of:=[.B844]*60*60+[.C844]*60+[.D844]" office:value-type="float" office:value="69936">
            <text:p>69936</text:p>
          </table:table-cell>
          <table:table-cell table:formula="of:=([.E845]-[.E844])/60" office:value-type="float" office:value="0.0833333333333333">
            <text:p>0.0833333333</text:p>
          </table:table-cell>
          <table:table-cell office:value-type="float" office:value="162">
            <text:p>16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formula="of:=[.B845]*60*60+[.C845]*60+[.D845]" office:value-type="float" office:value="69941">
            <text:p>69941</text:p>
          </table:table-cell>
          <table:table-cell table:formula="of:=([.E846]-[.E845])/60" office:value-type="float" office:value="0.0833333333333333">
            <text:p>0.0833333333</text:p>
          </table:table-cell>
          <table:table-cell office:value-type="float" office:value="163">
            <text:p>16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formula="of:=[.B846]*60*60+[.C846]*60+[.D846]" office:value-type="float" office:value="69946">
            <text:p>69946</text:p>
          </table:table-cell>
          <table:table-cell table:formula="of:=([.E847]-[.E846])/60" office:value-type="float" office:value="0.0833333333333333">
            <text:p>0.0833333333</text:p>
          </table:table-cell>
          <table:table-cell office:value-type="float" office:value="164">
            <text:p>1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formula="of:=[.B847]*60*60+[.C847]*60+[.D847]" office:value-type="float" office:value="69951">
            <text:p>69951</text:p>
          </table:table-cell>
          <table:table-cell table:formula="of:=([.E848]-[.E847])/60" office:value-type="float" office:value="0.0833333333333333">
            <text:p>0.0833333333</text:p>
          </table:table-cell>
          <table:table-cell office:value-type="float" office:value="165">
            <text:p>1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formula="of:=[.B848]*60*60+[.C848]*60+[.D848]" office:value-type="float" office:value="69956">
            <text:p>69956</text:p>
          </table:table-cell>
          <table:table-cell table:formula="of:=([.E849]-[.E848])/60" office:value-type="float" office:value="0.0833333333333333">
            <text:p>0.0833333333</text:p>
          </table:table-cell>
          <table:table-cell office:value-type="float" office:value="166">
            <text:p>1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849]*60*60+[.C849]*60+[.D849]" office:value-type="float" office:value="69961">
            <text:p>69961</text:p>
          </table:table-cell>
          <table:table-cell table:formula="of:=([.E850]-[.E849])/60" office:value-type="float" office:value="0.0833333333333333">
            <text:p>0.0833333333</text:p>
          </table:table-cell>
          <table:table-cell office:value-type="float" office:value="167">
            <text:p>16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.B850]*60*60+[.C850]*60+[.D850]" office:value-type="float" office:value="69966">
            <text:p>69966</text:p>
          </table:table-cell>
          <table:table-cell table:formula="of:=([.E851]-[.E850])/60" office:value-type="float" office:value="0.0833333333333333">
            <text:p>0.0833333333</text:p>
          </table:table-cell>
          <table:table-cell office:value-type="float" office:value="169">
            <text:p>1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[.B851]*60*60+[.C851]*60+[.D851]" office:value-type="float" office:value="69971">
            <text:p>69971</text:p>
          </table:table-cell>
          <table:table-cell table:formula="of:=([.E852]-[.E851])/60" office:value-type="float" office:value="0.0833333333333333">
            <text:p>0.0833333333</text:p>
          </table:table-cell>
          <table:table-cell office:value-type="float" office:value="170">
            <text:p>17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[.B852]*60*60+[.C852]*60+[.D852]" office:value-type="float" office:value="69976">
            <text:p>69976</text:p>
          </table:table-cell>
          <table:table-cell table:formula="of:=([.E853]-[.E852])/60" office:value-type="float" office:value="0.0833333333333333">
            <text:p>0.0833333333</text:p>
          </table:table-cell>
          <table:table-cell office:value-type="float" office:value="176">
            <text:p>1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[.B853]*60*60+[.C853]*60+[.D853]" office:value-type="float" office:value="69981">
            <text:p>69981</text:p>
          </table:table-cell>
          <table:table-cell table:formula="of:=([.E854]-[.E853])/60" office:value-type="float" office:value="0.133333333333333">
            <text:p>0.1333333333</text:p>
          </table:table-cell>
          <table:table-cell office:value-type="float" office:value="181">
            <text:p>18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B854]*60*60+[.C854]*60+[.D854]" office:value-type="float" office:value="69989">
            <text:p>69989</text:p>
          </table:table-cell>
          <table:table-cell table:formula="of:=([.E855]-[.E854])/60" office:value-type="float" office:value="0.0833333333333333">
            <text:p>0.0833333333</text:p>
          </table:table-cell>
          <table:table-cell office:value-type="float" office:value="183">
            <text:p>18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formula="of:=[.B855]*60*60+[.C855]*60+[.D855]" office:value-type="float" office:value="69994">
            <text:p>69994</text:p>
          </table:table-cell>
          <table:table-cell table:formula="of:=([.E856]-[.E855])/60" office:value-type="float" office:value="0.0666666666666667">
            <text:p>0.0666666667</text:p>
          </table:table-cell>
          <table:table-cell office:value-type="float" office:value="184">
            <text:p>18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formula="of:=[.B856]*60*60+[.C856]*60+[.D856]" office:value-type="float" office:value="69998">
            <text:p>69998</text:p>
          </table:table-cell>
          <table:table-cell table:formula="of:=([.E857]-[.E856])/60" office:value-type="float" office:value="0.05">
            <text:p>0.05</text:p>
          </table:table-cell>
          <table:table-cell office:value-type="float" office:value="185">
            <text:p>18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[.B857]*60*60+[.C857]*60+[.D857]" office:value-type="float" office:value="70001">
            <text:p>70001</text:p>
          </table:table-cell>
          <table:table-cell table:formula="of:=([.E858]-[.E857])/60" office:value-type="float" office:value="0.1">
            <text:p>0.1</text:p>
          </table:table-cell>
          <table:table-cell office:value-type="float" office:value="194">
            <text:p>19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formula="of:=[.B858]*60*60+[.C858]*60+[.D858]" office:value-type="float" office:value="70007">
            <text:p>70007</text:p>
          </table:table-cell>
          <table:table-cell table:formula="of:=([.E859]-[.E858])/60" office:value-type="float" office:value="0.116666666666667">
            <text:p>0.1166666667</text:p>
          </table:table-cell>
          <table:table-cell office:value-type="float" office:value="196">
            <text:p>19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formula="of:=[.B859]*60*60+[.C859]*60+[.D859]" office:value-type="float" office:value="70014">
            <text:p>70014</text:p>
          </table:table-cell>
          <table:table-cell table:formula="of:=([.E860]-[.E859])/60" office:value-type="float" office:value="0.0833333333333333">
            <text:p>0.0833333333</text:p>
          </table:table-cell>
          <table:table-cell office:value-type="float" office:value="197">
            <text:p>19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.B860]*60*60+[.C860]*60+[.D860]" office:value-type="float" office:value="70019">
            <text:p>70019</text:p>
          </table:table-cell>
          <table:table-cell table:formula="of:=([.E861]-[.E860])/60" office:value-type="float" office:value="0.1">
            <text:p>0.1</text:p>
          </table:table-cell>
          <table:table-cell office:value-type="float" office:value="205">
            <text:p>2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[.B861]*60*60+[.C861]*60+[.D861]" office:value-type="float" office:value="70025">
            <text:p>70025</text:p>
          </table:table-cell>
          <table:table-cell table:formula="of:=([.E862]-[.E861])/60" office:value-type="float" office:value="0.0666666666666667">
            <text:p>0.0666666667</text:p>
          </table:table-cell>
          <table:table-cell office:value-type="float" office:value="206">
            <text:p>20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formula="of:=[.B862]*60*60+[.C862]*60+[.D862]" office:value-type="float" office:value="70029">
            <text:p>70029</text:p>
          </table:table-cell>
          <table:table-cell table:formula="of:=([.E863]-[.E862])/60" office:value-type="float" office:value="0.0833333333333333">
            <text:p>0.0833333333</text:p>
          </table:table-cell>
          <table:table-cell office:value-type="float" office:value="207">
            <text:p>2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[.B863]*60*60+[.C863]*60+[.D863]" office:value-type="float" office:value="70034">
            <text:p>70034</text:p>
          </table:table-cell>
          <table:table-cell table:formula="of:=([.E864]-[.E863])/60" office:value-type="float" office:value="0.1">
            <text:p>0.1</text:p>
          </table:table-cell>
          <table:table-cell office:value-type="float" office:value="214">
            <text:p>2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B864]*60*60+[.C864]*60+[.D864]" office:value-type="float" office:value="70040">
            <text:p>70040</text:p>
          </table:table-cell>
          <table:table-cell table:formula="of:=([.E865]-[.E864])/60" office:value-type="float" office:value="0.1">
            <text:p>0.1</text:p>
          </table:table-cell>
          <table:table-cell office:value-type="float" office:value="215">
            <text:p>2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865]*60*60+[.C865]*60+[.D865]" office:value-type="float" office:value="70046">
            <text:p>70046</text:p>
          </table:table-cell>
          <table:table-cell table:formula="of:=([.E866]-[.E865])/60" office:value-type="float" office:value="0.0833333333333333">
            <text:p>0.0833333333</text:p>
          </table:table-cell>
          <table:table-cell office:value-type="float" office:value="216">
            <text:p>21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66]*60*60+[.C866]*60+[.D866]" office:value-type="float" office:value="70051">
            <text:p>70051</text:p>
          </table:table-cell>
          <table:table-cell table:formula="of:=([.E867]-[.E866])/60" office:value-type="float" office:value="0.0666666666666667">
            <text:p>0.0666666667</text:p>
          </table:table-cell>
          <table:table-cell office:value-type="float" office:value="219">
            <text:p>21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867]*60*60+[.C867]*60+[.D867]" office:value-type="float" office:value="70055">
            <text:p>70055</text:p>
          </table:table-cell>
          <table:table-cell table:formula="of:=([.E868]-[.E867])/60" office:value-type="float" office:value="0.1">
            <text:p>0.1</text:p>
          </table:table-cell>
          <table:table-cell office:value-type="float" office:value="220">
            <text:p>22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formula="of:=[.B868]*60*60+[.C868]*60+[.D868]" office:value-type="float" office:value="70061">
            <text:p>70061</text:p>
          </table:table-cell>
          <table:table-cell table:formula="of:=([.E869]-[.E868])/60" office:value-type="float" office:value="0.183333333333333">
            <text:p>0.1833333333</text:p>
          </table:table-cell>
          <table:table-cell office:value-type="float" office:value="224">
            <text:p>22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table:formula="of:=[.B869]*60*60+[.C869]*60+[.D869]" office:value-type="float" office:value="70072">
            <text:p>70072</text:p>
          </table:table-cell>
          <table:table-cell table:formula="of:=([.E870]-[.E869])/60" office:value-type="float" office:value="0.116666666666667">
            <text:p>0.1166666667</text:p>
          </table:table-cell>
          <table:table-cell office:value-type="float" office:value="230">
            <text:p>2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formula="of:=[.B870]*60*60+[.C870]*60+[.D870]" office:value-type="float" office:value="70079">
            <text:p>70079</text:p>
          </table:table-cell>
          <table:table-cell table:formula="of:=([.E871]-[.E870])/60" office:value-type="float" office:value="0.116666666666667">
            <text:p>0.1166666667</text:p>
          </table:table-cell>
          <table:table-cell office:value-type="float" office:value="231">
            <text:p>23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formula="of:=[.B871]*60*60+[.C871]*60+[.D871]" office:value-type="float" office:value="70086">
            <text:p>70086</text:p>
          </table:table-cell>
          <table:table-cell table:formula="of:=([.E872]-[.E871])/60" office:value-type="float" office:value="0.116666666666667">
            <text:p>0.1166666667</text:p>
          </table:table-cell>
          <table:table-cell office:value-type="float" office:value="233">
            <text:p>23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[.B872]*60*60+[.C872]*60+[.D872]" office:value-type="float" office:value="70093">
            <text:p>70093</text:p>
          </table:table-cell>
          <table:table-cell table:formula="of:=([.E873]-[.E872])/60" office:value-type="float" office:value="0.0833333333333333">
            <text:p>0.0833333333</text:p>
          </table:table-cell>
          <table:table-cell office:value-type="float" office:value="234">
            <text:p>23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[.B873]*60*60+[.C873]*60+[.D873]" office:value-type="float" office:value="70098">
            <text:p>70098</text:p>
          </table:table-cell>
          <table:table-cell table:formula="of:=([.E874]-[.E873])/60" office:value-type="float" office:value="0.0833333333333333">
            <text:p>0.0833333333</text:p>
          </table:table-cell>
          <table:table-cell office:value-type="float" office:value="235">
            <text:p>2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B874]*60*60+[.C874]*60+[.D874]" office:value-type="float" office:value="70103">
            <text:p>70103</text:p>
          </table:table-cell>
          <table:table-cell table:formula="of:=([.E875]-[.E874])/60" office:value-type="float" office:value="0.0833333333333333">
            <text:p>0.0833333333</text:p>
          </table:table-cell>
          <table:table-cell office:value-type="float" office:value="237">
            <text:p>23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19">
            <text:p>19</text:p>
          </table:table-cell>
          <table:table-cell table:number-columns-repeated="2" office:value-type="float" office:value="28">
            <text:p>28</text:p>
          </table:table-cell>
          <table:table-cell table:formula="of:=[.B875]*60*60+[.C875]*60+[.D875]" office:value-type="float" office:value="70108">
            <text:p>70108</text:p>
          </table:table-cell>
          <table:table-cell table:formula="of:=([.E876]-[.E875])/60" office:value-type="float" office:value="0.0833333333333333">
            <text:p>0.0833333333</text:p>
          </table:table-cell>
          <table:table-cell office:value-type="float" office:value="246">
            <text:p>2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[.B876]*60*60+[.C876]*60+[.D876]" office:value-type="float" office:value="70113">
            <text:p>70113</text:p>
          </table:table-cell>
          <table:table-cell table:formula="of:=([.E877]-[.E876])/60" office:value-type="float" office:value="0.0833333333333333">
            <text:p>0.0833333333</text:p>
          </table:table-cell>
          <table:table-cell office:value-type="float" office:value="247">
            <text:p>2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formula="of:=[.B877]*60*60+[.C877]*60+[.D877]" office:value-type="float" office:value="70118">
            <text:p>70118</text:p>
          </table:table-cell>
          <table:table-cell table:formula="of:=([.E878]-[.E877])/60" office:value-type="float" office:value="0.0666666666666667">
            <text:p>0.0666666667</text:p>
          </table:table-cell>
          <table:table-cell office:value-type="float" office:value="255">
            <text:p>25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formula="of:=[.B878]*60*60+[.C878]*60+[.D878]" office:value-type="float" office:value="70122">
            <text:p>70122</text:p>
          </table:table-cell>
          <table:table-cell table:formula="of:=([.E879]-[.E878])/60" office:value-type="float" office:value="0.0666666666666667">
            <text:p>0.0666666667</text:p>
          </table:table-cell>
          <table:table-cell office:value-type="float" office:value="258">
            <text:p>2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table:formula="of:=[.B879]*60*60+[.C879]*60+[.D879]" office:value-type="float" office:value="70126">
            <text:p>70126</text:p>
          </table:table-cell>
          <table:table-cell table:formula="of:=([.E880]-[.E879])/60" office:value-type="float" office:value="0.0833333333333333">
            <text:p>0.0833333333</text:p>
          </table:table-cell>
          <table:table-cell office:value-type="float" office:value="265">
            <text:p>2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formula="of:=[.B880]*60*60+[.C880]*60+[.D880]" office:value-type="float" office:value="70131">
            <text:p>70131</text:p>
          </table:table-cell>
          <table:table-cell table:formula="of:=([.E881]-[.E880])/60" office:value-type="float" office:value="0.133333333333333">
            <text:p>0.1333333333</text:p>
          </table:table-cell>
          <table:table-cell office:value-type="float" office:value="266">
            <text:p>2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table:formula="of:=[.B881]*60*60+[.C881]*60+[.D881]" office:value-type="float" office:value="70139">
            <text:p>70139</text:p>
          </table:table-cell>
          <table:table-cell table:formula="of:=([.E882]-[.E881])/60" office:value-type="float" office:value="0.116666666666667">
            <text:p>0.1166666667</text:p>
          </table:table-cell>
          <table:table-cell office:value-type="float" office:value="267">
            <text:p>26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formula="of:=[.B882]*60*60+[.C882]*60+[.D882]" office:value-type="float" office:value="70146">
            <text:p>70146</text:p>
          </table:table-cell>
          <table:table-cell table:formula="of:=([.E883]-[.E882])/60" office:value-type="float" office:value="0.0833333333333333">
            <text:p>0.0833333333</text:p>
          </table:table-cell>
          <table:table-cell office:value-type="float" office:value="269">
            <text:p>2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[.B883]*60*60+[.C883]*60+[.D883]" office:value-type="float" office:value="70151">
            <text:p>70151</text:p>
          </table:table-cell>
          <table:table-cell table:formula="of:=([.E884]-[.E883])/60" office:value-type="float" office:value="0.0833333333333333">
            <text:p>0.0833333333</text:p>
          </table:table-cell>
          <table:table-cell office:value-type="float" office:value="272">
            <text:p>2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[.B884]*60*60+[.C884]*60+[.D884]" office:value-type="float" office:value="70156">
            <text:p>70156</text:p>
          </table:table-cell>
          <table:table-cell table:formula="of:=([.E885]-[.E884])/60" office:value-type="float" office:value="0.133333333333333">
            <text:p>0.1333333333</text:p>
          </table:table-cell>
          <table:table-cell office:value-type="float" office:value="273">
            <text:p>27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formula="of:=[.B885]*60*60+[.C885]*60+[.D885]" office:value-type="float" office:value="70164">
            <text:p>70164</text:p>
          </table:table-cell>
          <table:table-cell table:formula="of:=([.E886]-[.E885])/60" office:value-type="float" office:value="0.1">
            <text:p>0.1</text:p>
          </table:table-cell>
          <table:table-cell office:value-type="float" office:value="274">
            <text:p>27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[.B886]*60*60+[.C886]*60+[.D886]" office:value-type="float" office:value="70170">
            <text:p>70170</text:p>
          </table:table-cell>
          <table:table-cell table:formula="of:=([.E887]-[.E886])/60" office:value-type="float" office:value="0.116666666666667">
            <text:p>0.1166666667</text:p>
          </table:table-cell>
          <table:table-cell office:value-type="float" office:value="275">
            <text:p>2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formula="of:=[.B887]*60*60+[.C887]*60+[.D887]" office:value-type="float" office:value="70177">
            <text:p>70177</text:p>
          </table:table-cell>
          <table:table-cell table:formula="of:=([.E888]-[.E887])/60"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formula="of:=[.B888]*60*60+[.C888]*60+[.D888]" office:value-type="float" office:value="70180">
            <text:p>70180</text:p>
          </table:table-cell>
          <table:table-cell table:formula="of:=([.E889]-[.E888])/60" office:value-type="float" office:value="0.0666666666666667">
            <text:p>0.0666666667</text:p>
          </table:table-cell>
          <table:table-cell office:value-type="float" office:value="282">
            <text:p>28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formula="of:=[.B889]*60*60+[.C889]*60+[.D889]" office:value-type="float" office:value="70184">
            <text:p>70184</text:p>
          </table:table-cell>
          <table:table-cell table:formula="of:=([.E890]-[.E889])/60" office:value-type="float" office:value="0.0833333333333333">
            <text:p>0.0833333333</text:p>
          </table:table-cell>
          <table:table-cell office:value-type="float" office:value="290">
            <text:p>29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formula="of:=[.B890]*60*60+[.C890]*60+[.D890]" office:value-type="float" office:value="70189">
            <text:p>70189</text:p>
          </table:table-cell>
          <table:table-cell table:formula="of:=([.E891]-[.E890])/60" office:value-type="float" office:value="0.0666666666666667">
            <text:p>0.0666666667</text:p>
          </table:table-cell>
          <table:table-cell office:value-type="float" office:value="291">
            <text:p>2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table:formula="of:=[.B891]*60*60+[.C891]*60+[.D891]" office:value-type="float" office:value="70193">
            <text:p>70193</text:p>
          </table:table-cell>
          <table:table-cell table:formula="of:=([.E892]-[.E891])/60" office:value-type="float" office:value="0.0666666666666667">
            <text:p>0.0666666667</text:p>
          </table:table-cell>
          <table:table-cell office:value-type="float" office:value="292">
            <text:p>29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formula="of:=[.B892]*60*60+[.C892]*60+[.D892]" office:value-type="float" office:value="70197">
            <text:p>70197</text:p>
          </table:table-cell>
          <table:table-cell table:formula="of:=([.E893]-[.E892])/60" office:value-type="float" office:value="0.0833333333333333">
            <text:p>0.0833333333</text:p>
          </table:table-cell>
          <table:table-cell office:value-type="float" office:value="297">
            <text:p>29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B893]*60*60+[.C893]*60+[.D893]" office:value-type="float" office:value="70202">
            <text:p>70202</text:p>
          </table:table-cell>
          <table:table-cell table:formula="of:=([.E894]-[.E893])/60" office:value-type="float" office:value="0.0833333333333333">
            <text:p>0.0833333333</text:p>
          </table:table-cell>
          <table:table-cell office:value-type="float" office:value="298">
            <text:p>2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B894]*60*60+[.C894]*60+[.D894]" office:value-type="float" office:value="70207">
            <text:p>70207</text:p>
          </table:table-cell>
          <table:table-cell table:formula="of:=([.E895]-[.E894])/60" office:value-type="float" office:value="0.0833333333333333">
            <text:p>0.0833333333</text:p>
          </table:table-cell>
          <table:table-cell office:value-type="float" office:value="301">
            <text:p>30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[.B895]*60*60+[.C895]*60+[.D895]" office:value-type="float" office:value="70212">
            <text:p>70212</text:p>
          </table:table-cell>
          <table:table-cell table:formula="of:=([.E896]-[.E895])/60" office:value-type="float" office:value="0.0833333333333333">
            <text:p>0.0833333333</text:p>
          </table:table-cell>
          <table:table-cell office:value-type="float" office:value="303">
            <text:p>30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[.B896]*60*60+[.C896]*60+[.D896]" office:value-type="float" office:value="70217">
            <text:p>70217</text:p>
          </table:table-cell>
          <table:table-cell table:formula="of:=([.E897]-[.E896])/60" office:value-type="float" office:value="0.0833333333333333">
            <text:p>0.0833333333</text:p>
          </table:table-cell>
          <table:table-cell office:value-type="float" office:value="304">
            <text:p>30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[.B897]*60*60+[.C897]*60+[.D897]" office:value-type="float" office:value="70222">
            <text:p>70222</text:p>
          </table:table-cell>
          <table:table-cell table:formula="of:=([.E898]-[.E897])/60" office:value-type="float" office:value="0.0833333333333333">
            <text:p>0.0833333333</text:p>
          </table:table-cell>
          <table:table-cell office:value-type="float" office:value="305">
            <text:p>3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B898]*60*60+[.C898]*60+[.D898]" office:value-type="float" office:value="70227">
            <text:p>70227</text:p>
          </table:table-cell>
          <table:table-cell table:formula="of:=([.E899]-[.E898])/60" office:value-type="float" office:value="0.0833333333333333">
            <text:p>0.0833333333</text:p>
          </table:table-cell>
          <table:table-cell office:value-type="float" office:value="310">
            <text:p>31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B899]*60*60+[.C899]*60+[.D899]" office:value-type="float" office:value="70232">
            <text:p>70232</text:p>
          </table:table-cell>
          <table:table-cell table:formula="of:=([.E900]-[.E899])/60" office:value-type="float" office:value="0.0833333333333333">
            <text:p>0.0833333333</text:p>
          </table:table-cell>
          <table:table-cell office:value-type="float" office:value="311">
            <text:p>3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formula="of:=[.B900]*60*60+[.C900]*60+[.D900]" office:value-type="float" office:value="70237">
            <text:p>70237</text:p>
          </table:table-cell>
          <table:table-cell table:formula="of:=([.E901]-[.E900])/60" office:value-type="float" office:value="0.0833333333333333">
            <text:p>0.0833333333</text:p>
          </table:table-cell>
          <table:table-cell office:value-type="float" office:value="313">
            <text:p>31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formula="of:=[.B901]*60*60+[.C901]*60+[.D901]" office:value-type="float" office:value="70242">
            <text:p>70242</text:p>
          </table:table-cell>
          <table:table-cell table:formula="of:=([.E902]-[.E901])/60" office:value-type="float" office:value="0.166666666666667">
            <text:p>0.1666666667</text:p>
          </table:table-cell>
          <table:table-cell office:value-type="float" office:value="320">
            <text:p>32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formula="of:=[.B902]*60*60+[.C902]*60+[.D902]" office:value-type="float" office:value="70252">
            <text:p>70252</text:p>
          </table:table-cell>
          <table:table-cell table:formula="of:=([.E903]-[.E902])/60" office:value-type="float" office:value="0.116666666666667">
            <text:p>0.1166666667</text:p>
          </table:table-cell>
          <table:table-cell office:value-type="float" office:value="321">
            <text:p>32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table:formula="of:=[.B903]*60*60+[.C903]*60+[.D903]" office:value-type="float" office:value="70259">
            <text:p>70259</text:p>
          </table:table-cell>
          <table:table-cell table:formula="of:=([.E904]-[.E903])/60" office:value-type="float" office:value="0.0833333333333333">
            <text:p>0.0833333333</text:p>
          </table:table-cell>
          <table:table-cell office:value-type="float" office:value="323">
            <text:p>32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B904]*60*60+[.C904]*60+[.D904]" office:value-type="float" office:value="70264">
            <text:p>70264</text:p>
          </table:table-cell>
          <table:table-cell table:formula="of:=([.E905]-[.E904])/60" office:value-type="float" office:value="0.0833333333333333">
            <text:p>0.0833333333</text:p>
          </table:table-cell>
          <table:table-cell office:value-type="float" office:value="328">
            <text:p>32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formula="of:=[.B905]*60*60+[.C905]*60+[.D905]" office:value-type="float" office:value="70269">
            <text:p>70269</text:p>
          </table:table-cell>
          <table:table-cell table:formula="of:=([.E906]-[.E905])/60" office:value-type="float" office:value="0.116666666666667">
            <text:p>0.1166666667</text:p>
          </table:table-cell>
          <table:table-cell office:value-type="float" office:value="329">
            <text:p>32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B906]*60*60+[.C906]*60+[.D906]" office:value-type="float" office:value="70276">
            <text:p>70276</text:p>
          </table:table-cell>
          <table:table-cell table:formula="of:=([.E907]-[.E906])/60" office:value-type="float" office:value="0.0833333333333333">
            <text:p>0.0833333333</text:p>
          </table:table-cell>
          <table:table-cell office:value-type="float" office:value="330">
            <text:p>3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[.B907]*60*60+[.C907]*60+[.D907]" office:value-type="float" office:value="70281">
            <text:p>70281</text:p>
          </table:table-cell>
          <table:table-cell table:formula="of:=([.E908]-[.E907])/60" office:value-type="float" office:value="0.183333333333333">
            <text:p>0.1833333333</text:p>
          </table:table-cell>
          <table:table-cell office:value-type="float" office:value="332">
            <text:p>33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908]*60*60+[.C908]*60+[.D908]" office:value-type="float" office:value="70292">
            <text:p>70292</text:p>
          </table:table-cell>
          <table:table-cell table:formula="of:=([.E909]-[.E908])/60" office:value-type="float" office:value="0.1">
            <text:p>0.1</text:p>
          </table:table-cell>
          <table:table-cell office:value-type="float" office:value="340">
            <text:p>34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formula="of:=[.B909]*60*60+[.C909]*60+[.D909]" office:value-type="float" office:value="70298">
            <text:p>70298</text:p>
          </table:table-cell>
          <table:table-cell table:formula="of:=([.E910]-[.E909])/60" office:value-type="float" office:value="0.0833333333333333">
            <text:p>0.0833333333</text:p>
          </table:table-cell>
          <table:table-cell office:value-type="float" office:value="341">
            <text:p>3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formula="of:=[.B910]*60*60+[.C910]*60+[.D910]" office:value-type="float" office:value="70303">
            <text:p>70303</text:p>
          </table:table-cell>
          <table:table-cell table:formula="of:=([.E911]-[.E910])/60" office:value-type="float" office:value="0.133333333333333">
            <text:p>0.1333333333</text:p>
          </table:table-cell>
          <table:table-cell office:value-type="float" office:value="342">
            <text:p>3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formula="of:=[.B911]*60*60+[.C911]*60+[.D911]" office:value-type="float" office:value="70311">
            <text:p>70311</text:p>
          </table:table-cell>
          <table:table-cell table:formula="of:=([.E912]-[.E911])/60" office:value-type="float" office:value="0.183333333333333">
            <text:p>0.1833333333</text:p>
          </table:table-cell>
          <table:table-cell office:value-type="float" office:value="343">
            <text:p>3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[.B912]*60*60+[.C912]*60+[.D912]" office:value-type="float" office:value="70322">
            <text:p>70322</text:p>
          </table:table-cell>
          <table:table-cell table:formula="of:=([.E913]-[.E912])/60" office:value-type="float" office:value="0.1">
            <text:p>0.1</text:p>
          </table:table-cell>
          <table:table-cell office:value-type="float" office:value="348">
            <text:p>3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[.B913]*60*60+[.C913]*60+[.D913]" office:value-type="float" office:value="70328">
            <text:p>70328</text:p>
          </table:table-cell>
          <table:table-cell table:formula="of:=([.E914]-[.E913])/60" office:value-type="float" office:value="0.0833333333333333">
            <text:p>0.0833333333</text:p>
          </table:table-cell>
          <table:table-cell office:value-type="float" office:value="355">
            <text:p>35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[.B914]*60*60+[.C914]*60+[.D914]" office:value-type="float" office:value="70333">
            <text:p>70333</text:p>
          </table:table-cell>
          <table:table-cell table:formula="of:=([.E915]-[.E914])/60" office:value-type="float" office:value="0.0833333333333333">
            <text:p>0.0833333333</text:p>
          </table:table-cell>
          <table:table-cell office:value-type="float" office:value="356">
            <text:p>35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[.B915]*60*60+[.C915]*60+[.D915]" office:value-type="float" office:value="70338">
            <text:p>70338</text:p>
          </table:table-cell>
          <table:table-cell table:formula="of:=([.E916]-[.E915])/60" office:value-type="float" office:value="0.0833333333333333">
            <text:p>0.0833333333</text:p>
          </table:table-cell>
          <table:table-cell office:value-type="float" office:value="364">
            <text:p>3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[.B916]*60*60+[.C916]*60+[.D916]" office:value-type="float" office:value="70343">
            <text:p>70343</text:p>
          </table:table-cell>
          <table:table-cell table:formula="of:=([.E917]-[.E916])/60" office:value-type="float" office:value="0.0833333333333333">
            <text:p>0.0833333333</text:p>
          </table:table-cell>
          <table:table-cell office:value-type="float" office:value="365">
            <text:p>3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[.B917]*60*60+[.C917]*60+[.D917]" office:value-type="float" office:value="70348">
            <text:p>70348</text:p>
          </table:table-cell>
          <table:table-cell table:formula="of:=([.E918]-[.E917])/60" office:value-type="float" office:value="0.0833333333333333">
            <text:p>0.0833333333</text:p>
          </table:table-cell>
          <table:table-cell office:value-type="float" office:value="366">
            <text:p>3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B918]*60*60+[.C918]*60+[.D918]" office:value-type="float" office:value="70353">
            <text:p>70353</text:p>
          </table:table-cell>
          <table:table-cell table:formula="of:=([.E919]-[.E918])/60" office:value-type="float" office:value="0.0833333333333333">
            <text:p>0.0833333333</text:p>
          </table:table-cell>
          <table:table-cell office:value-type="float" office:value="368">
            <text:p>36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formula="of:=[.B919]*60*60+[.C919]*60+[.D919]" office:value-type="float" office:value="70358">
            <text:p>70358</text:p>
          </table:table-cell>
          <table:table-cell table:formula="of:=([.E920]-[.E919])/60" office:value-type="float" office:value="0.1">
            <text:p>0.1</text:p>
          </table:table-cell>
          <table:table-cell office:value-type="float" office:value="369">
            <text:p>3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formula="of:=[.B920]*60*60+[.C920]*60+[.D920]" office:value-type="float" office:value="70364">
            <text:p>70364</text:p>
          </table:table-cell>
          <table:table-cell table:formula="of:=([.E921]-[.E920])/60" office:value-type="float" office:value="0.133333333333333">
            <text:p>0.1333333333</text:p>
          </table:table-cell>
          <table:table-cell office:value-type="float" office:value="370">
            <text:p>37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formula="of:=[.B921]*60*60+[.C921]*60+[.D921]" office:value-type="float" office:value="70372">
            <text:p>70372</text:p>
          </table:table-cell>
          <table:table-cell table:formula="of:=([.E922]-[.E921])/60" office:value-type="float" office:value="0.0666666666666667">
            <text:p>0.0666666667</text:p>
          </table:table-cell>
          <table:table-cell office:value-type="float" office:value="371">
            <text:p>37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table:formula="of:=[.B922]*60*60+[.C922]*60+[.D922]" office:value-type="float" office:value="70376">
            <text:p>70376</text:p>
          </table:table-cell>
          <table:table-cell table:formula="of:=([.E923]-[.E922])/60" office:value-type="float" office:value="0.0666666666666667">
            <text:p>0.0666666667</text:p>
          </table:table-cell>
          <table:table-cell office:value-type="float" office:value="372">
            <text:p>3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B923]*60*60+[.C923]*60+[.D923]" office:value-type="float" office:value="70380">
            <text:p>70380</text:p>
          </table:table-cell>
          <table:table-cell table:formula="of:=([.E924]-[.E923])/60" office:value-type="float" office:value="0.0833333333333333">
            <text:p>0.0833333333</text:p>
          </table:table-cell>
          <table:table-cell office:value-type="float" office:value="375">
            <text:p>3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[.B924]*60*60+[.C924]*60+[.D924]" office:value-type="float" office:value="70385">
            <text:p>70385</text:p>
          </table:table-cell>
          <table:table-cell table:formula="of:=([.E925]-[.E924])/60" office:value-type="float" office:value="0.0833333333333333">
            <text:p>0.0833333333</text:p>
          </table:table-cell>
          <table:table-cell office:value-type="float" office:value="377">
            <text:p>37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[.B925]*60*60+[.C925]*60+[.D925]" office:value-type="float" office:value="70390">
            <text:p>70390</text:p>
          </table:table-cell>
          <table:table-cell table:formula="of:=([.E926]-[.E925])/60" office:value-type="float" office:value="0.05">
            <text:p>0.05</text:p>
          </table:table-cell>
          <table:table-cell office:value-type="float" office:value="380">
            <text:p>38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[.B926]*60*60+[.C926]*60+[.D926]" office:value-type="float" office:value="70393">
            <text:p>70393</text:p>
          </table:table-cell>
          <table:table-cell table:formula="of:=([.E927]-[.E926])/60" office:value-type="float" office:value="0.0833333333333333">
            <text:p>0.0833333333</text:p>
          </table:table-cell>
          <table:table-cell office:value-type="float" office:value="383">
            <text:p>38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[.B927]*60*60+[.C927]*60+[.D927]" office:value-type="float" office:value="70398">
            <text:p>70398</text:p>
          </table:table-cell>
          <table:table-cell table:formula="of:=([.E928]-[.E927])/60" office:value-type="float" office:value="0.0833333333333333">
            <text:p>0.0833333333</text:p>
          </table:table-cell>
          <table:table-cell office:value-type="float" office:value="385">
            <text:p>38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B928]*60*60+[.C928]*60+[.D928]" office:value-type="float" office:value="70403">
            <text:p>70403</text:p>
          </table:table-cell>
          <table:table-cell table:formula="of:=([.E929]-[.E928])/60" office:value-type="float" office:value="0.0833333333333333">
            <text:p>0.0833333333</text:p>
          </table:table-cell>
          <table:table-cell office:value-type="float" office:value="388">
            <text:p>3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[.B929]*60*60+[.C929]*60+[.D929]" office:value-type="float" office:value="70408">
            <text:p>70408</text:p>
          </table:table-cell>
          <table:table-cell table:formula="of:=([.E930]-[.E929])/60" office:value-type="float" office:value="0.05">
            <text:p>0.05</text:p>
          </table:table-cell>
          <table:table-cell office:value-type="float" office:value="391">
            <text:p>3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[.B930]*60*60+[.C930]*60+[.D930]" office:value-type="float" office:value="70411">
            <text:p>70411</text:p>
          </table:table-cell>
          <table:table-cell table:formula="of:=([.E931]-[.E930])/60" office:value-type="float" office:value="0.0666666666666667">
            <text:p>0.0666666667</text:p>
          </table:table-cell>
          <table:table-cell office:value-type="float" office:value="392">
            <text:p>39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931]*60*60+[.C931]*60+[.D931]" office:value-type="float" office:value="70415">
            <text:p>70415</text:p>
          </table:table-cell>
          <table:table-cell table:formula="of:=([.E932]-[.E931])/60" office:value-type="float" office:value="0.0833333333333333">
            <text:p>0.0833333333</text:p>
          </table:table-cell>
          <table:table-cell office:value-type="float" office:value="393">
            <text:p>39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formula="of:=[.B932]*60*60+[.C932]*60+[.D932]" office:value-type="float" office:value="70420">
            <text:p>70420</text:p>
          </table:table-cell>
          <table:table-cell table:formula="of:=([.E933]-[.E932])/60" office:value-type="float" office:value="0.0666666666666667">
            <text:p>0.0666666667</text:p>
          </table:table-cell>
          <table:table-cell office:value-type="float" office:value="395">
            <text:p>39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formula="of:=[.B933]*60*60+[.C933]*60+[.D933]" office:value-type="float" office:value="70424">
            <text:p>70424</text:p>
          </table:table-cell>
          <table:table-cell table:formula="of:=([.E934]-[.E933])/60"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formula="of:=[.B934]*60*60+[.C934]*60+[.D934]" office:value-type="float" office:value="70427">
            <text:p>70427</text:p>
          </table:table-cell>
          <table:table-cell table:formula="of:=([.E935]-[.E934])/60" office:value-type="float" office:value="0.0833333333333333">
            <text:p>0.0833333333</text:p>
          </table:table-cell>
          <table:table-cell office:value-type="float" office:value="397">
            <text:p>39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table:formula="of:=[.B935]*60*60+[.C935]*60+[.D935]" office:value-type="float" office:value="70432">
            <text:p>70432</text:p>
          </table:table-cell>
          <table:table-cell table:formula="of:=([.E936]-[.E935])/60" office:value-type="float" office:value="0.533333333333333">
            <text:p>0.5333333333</text:p>
          </table:table-cell>
          <table:table-cell office:value-type="float" office:value="407">
            <text:p>4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[.B936]*60*60+[.C936]*60+[.D936]" office:value-type="float" office:value="70464">
            <text:p>70464</text:p>
          </table:table-cell>
          <table:table-cell table:formula="of:=([.E937]-[.E936])/60" office:value-type="float" office:value="0.183333333333333">
            <text:p>0.1833333333</text:p>
          </table:table-cell>
          <table:table-cell office:value-type="float" office:value="414">
            <text:p>4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[.B937]*60*60+[.C937]*60+[.D937]" office:value-type="float" office:value="70475">
            <text:p>70475</text:p>
          </table:table-cell>
          <table:table-cell table:formula="of:=([.E938]-[.E937])/60" office:value-type="float" office:value="0.1">
            <text:p>0.1</text:p>
          </table:table-cell>
          <table:table-cell office:value-type="float" office:value="420">
            <text:p>42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[.B938]*60*60+[.C938]*60+[.D938]" office:value-type="float" office:value="70481">
            <text:p>70481</text:p>
          </table:table-cell>
          <table:table-cell table:formula="of:=([.E939]-[.E938])/60" office:value-type="float" office:value="0.183333333333333">
            <text:p>0.1833333333</text:p>
          </table:table-cell>
          <table:table-cell office:value-type="float" office:value="421">
            <text:p>42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formula="of:=[.B939]*60*60+[.C939]*60+[.D939]" office:value-type="float" office:value="70492">
            <text:p>70492</text:p>
          </table:table-cell>
          <table:table-cell table:formula="of:=([.E940]-[.E939])/60" office:value-type="float" office:value="0.0833333333333333">
            <text:p>0.0833333333</text:p>
          </table:table-cell>
          <table:table-cell office:value-type="float" office:value="425">
            <text:p>42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B940]*60*60+[.C940]*60+[.D940]" office:value-type="float" office:value="70497">
            <text:p>70497</text:p>
          </table:table-cell>
          <table:table-cell table:formula="of:=([.E941]-[.E940])/60" office:value-type="float" office:value="0.0833333333333333">
            <text:p>0.0833333333</text:p>
          </table:table-cell>
          <table:table-cell office:value-type="float" office:value="428">
            <text:p>42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[.B941]*60*60+[.C941]*60+[.D941]" office:value-type="float" office:value="70502">
            <text:p>70502</text:p>
          </table:table-cell>
          <table:table-cell table:formula="of:=([.E942]-[.E941])/60" office:value-type="float" office:value="0.1">
            <text:p>0.1</text:p>
          </table:table-cell>
          <table:table-cell office:value-type="float" office:value="441">
            <text:p>4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formula="of:=[.B942]*60*60+[.C942]*60+[.D942]" office:value-type="float" office:value="70508">
            <text:p>70508</text:p>
          </table:table-cell>
          <table:table-cell table:formula="of:=([.E943]-[.E942])/60" office:value-type="float" office:value="0.0833333333333333">
            <text:p>0.0833333333</text:p>
          </table:table-cell>
          <table:table-cell office:value-type="float" office:value="446">
            <text:p>4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[.B943]*60*60+[.C943]*60+[.D943]" office:value-type="float" office:value="70513">
            <text:p>70513</text:p>
          </table:table-cell>
          <table:table-cell table:formula="of:=([.E944]-[.E943])/60" office:value-type="float" office:value="0.0833333333333333">
            <text:p>0.0833333333</text:p>
          </table:table-cell>
          <table:table-cell office:value-type="float" office:value="447">
            <text:p>4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B944]*60*60+[.C944]*60+[.D944]" office:value-type="float" office:value="70518">
            <text:p>70518</text:p>
          </table:table-cell>
          <table:table-cell table:formula="of:=([.E945]-[.E944])/60" office:value-type="float" office:value="0.0833333333333333">
            <text:p>0.0833333333</text:p>
          </table:table-cell>
          <table:table-cell office:value-type="float" office:value="454">
            <text:p>45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[.B945]*60*60+[.C945]*60+[.D945]" office:value-type="float" office:value="70523">
            <text:p>70523</text:p>
          </table:table-cell>
          <table:table-cell table:formula="of:=([.E946]-[.E945])/60" office:value-type="float" office:value="0.0833333333333333">
            <text:p>0.0833333333</text:p>
          </table:table-cell>
          <table:table-cell office:value-type="float" office:value="460">
            <text:p>4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[.B946]*60*60+[.C946]*60+[.D946]" office:value-type="float" office:value="70528">
            <text:p>70528</text:p>
          </table:table-cell>
          <table:table-cell table:formula="of:=([.E947]-[.E946])/60" office:value-type="float" office:value="0.133333333333333">
            <text:p>0.1333333333</text:p>
          </table:table-cell>
          <table:table-cell office:value-type="float" office:value="465">
            <text:p>4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947]*60*60+[.C947]*60+[.D947]" office:value-type="float" office:value="70536">
            <text:p>70536</text:p>
          </table:table-cell>
          <table:table-cell table:formula="of:=([.E948]-[.E947])/60" office:value-type="float" office:value="0.2">
            <text:p>0.2</text:p>
          </table:table-cell>
          <table:table-cell office:value-type="float" office:value="469">
            <text:p>4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formula="of:=[.B948]*60*60+[.C948]*60+[.D948]" office:value-type="float" office:value="70548">
            <text:p>70548</text:p>
          </table:table-cell>
          <table:table-cell table:formula="of:=([.E949]-[.E948])/60" office:value-type="float" office:value="0.0833333333333333">
            <text:p>0.0833333333</text:p>
          </table:table-cell>
          <table:table-cell office:value-type="float" office:value="471">
            <text:p>47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formula="of:=[.B949]*60*60+[.C949]*60+[.D949]" office:value-type="float" office:value="70553">
            <text:p>70553</text:p>
          </table:table-cell>
          <table:table-cell table:formula="of:=([.E950]-[.E949])/60" office:value-type="float" office:value="11.8666666666667">
            <text:p>11.8666666667</text:p>
          </table:table-cell>
          <table:table-cell office:value-type="float" office:value="472">
            <text:p>4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[.B950]*60*60+[.C950]*60+[.D950]" office:value-type="float" office:value="71265">
            <text:p>71265</text:p>
          </table:table-cell>
          <table:table-cell table:formula="of:=([.E951]-[.E950])/60" office:value-type="float" office:value="0.0833333333333333">
            <text:p>0.0833333333</text:p>
          </table:table-cell>
          <table:table-cell office:value-type="float" office:value="477">
            <text:p>47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B951]*60*60+[.C951]*60+[.D951]" office:value-type="float" office:value="71270">
            <text:p>71270</text:p>
          </table:table-cell>
          <table:table-cell table:formula="of:=([.E952]-[.E951])/60" office:value-type="float" office:value="0.183333333333333">
            <text:p>0.1833333333</text:p>
          </table:table-cell>
          <table:table-cell office:value-type="float" office:value="479">
            <text:p>47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952]*60*60+[.C952]*60+[.D952]" office:value-type="float" office:value="71281">
            <text:p>71281</text:p>
          </table:table-cell>
          <table:table-cell table:formula="of:=([.E953]-[.E952])/60" office:value-type="float" office:value="0.05">
            <text:p>0.05</text:p>
          </table:table-cell>
          <table:table-cell office:value-type="float" office:value="480">
            <text:p>48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B953]*60*60+[.C953]*60+[.D953]" office:value-type="float" office:value="71284">
            <text:p>71284</text:p>
          </table:table-cell>
          <table:table-cell table:formula="of:=([.E954]-[.E953])/60" office:value-type="float" office:value="0.1">
            <text:p>0.1</text:p>
          </table:table-cell>
          <table:table-cell office:value-type="float" office:value="502">
            <text:p>50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formula="of:=[.B954]*60*60+[.C954]*60+[.D954]" office:value-type="float" office:value="71290">
            <text:p>71290</text:p>
          </table:table-cell>
          <table:table-cell table:formula="of:=([.E955]-[.E954])/60" office:value-type="float" office:value="0.183333333333333">
            <text:p>0.1833333333</text:p>
          </table:table-cell>
          <table:table-cell office:value-type="float" office:value="507">
            <text:p>5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[.B955]*60*60+[.C955]*60+[.D955]" office:value-type="float" office:value="71301">
            <text:p>71301</text:p>
          </table:table-cell>
          <table:table-cell table:formula="of:=([.E956]-[.E955])/60" office:value-type="float" office:value="0.2">
            <text:p>0.2</text:p>
          </table:table-cell>
          <table:table-cell office:value-type="float" office:value="511">
            <text:p>5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B956]*60*60+[.C956]*60+[.D956]" office:value-type="float" office:value="71313">
            <text:p>71313</text:p>
          </table:table-cell>
          <table:table-cell table:formula="of:=([.E957]-[.E956])/60" office:value-type="float" office:value="0.0666666666666667">
            <text:p>0.0666666667</text:p>
          </table:table-cell>
          <table:table-cell office:value-type="float" office:value="514">
            <text:p>5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[.B957]*60*60+[.C957]*60+[.D957]" office:value-type="float" office:value="71317">
            <text:p>71317</text:p>
          </table:table-cell>
          <table:table-cell table:formula="of:=([.E958]-[.E957])/60" office:value-type="float" office:value="0.0666666666666667">
            <text:p>0.0666666667</text:p>
          </table:table-cell>
          <table:table-cell office:value-type="float" office:value="536">
            <text:p>53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formula="of:=[.B958]*60*60+[.C958]*60+[.D958]" office:value-type="float" office:value="71321">
            <text:p>71321</text:p>
          </table:table-cell>
          <table:table-cell table:formula="of:=([.E959]-[.E958])/60" office:value-type="float" office:value="0.0833333333333333">
            <text:p>0.0833333333</text:p>
          </table:table-cell>
          <table:table-cell office:value-type="float" office:value="543">
            <text:p>5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[.B959]*60*60+[.C959]*60+[.D959]" office:value-type="float" office:value="71326">
            <text:p>71326</text:p>
          </table:table-cell>
          <table:table-cell table:formula="of:=([.E960]-[.E959])/60" office:value-type="float" office:value="0.1">
            <text:p>0.1</text:p>
          </table:table-cell>
          <table:table-cell office:value-type="float" office:value="545">
            <text:p>5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formula="of:=[.B960]*60*60+[.C960]*60+[.D960]" office:value-type="float" office:value="71332">
            <text:p>71332</text:p>
          </table:table-cell>
          <table:table-cell table:formula="of:=([.E961]-[.E960])/60" office:value-type="float" office:value="0.116666666666667">
            <text:p>0.1166666667</text:p>
          </table:table-cell>
          <table:table-cell office:value-type="float" office:value="556">
            <text:p>55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formula="of:=[.B961]*60*60+[.C961]*60+[.D961]" office:value-type="float" office:value="71339">
            <text:p>71339</text:p>
          </table:table-cell>
          <table:table-cell table:formula="of:=([.E962]-[.E961])/60" office:value-type="float" office:value="0.0666666666666667">
            <text:p>0.0666666667</text:p>
          </table:table-cell>
          <table:table-cell office:value-type="float" office:value="558">
            <text:p>5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formula="of:=[.B962]*60*60+[.C962]*60+[.D962]" office:value-type="float" office:value="71343">
            <text:p>71343</text:p>
          </table:table-cell>
          <table:table-cell table:formula="of:=([.E963]-[.E962])/60" office:value-type="float" office:value="0.116666666666667">
            <text:p>0.1166666667</text:p>
          </table:table-cell>
          <table:table-cell office:value-type="float" office:value="560">
            <text:p>5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formula="of:=[.B963]*60*60+[.C963]*60+[.D963]" office:value-type="float" office:value="71350">
            <text:p>71350</text:p>
          </table:table-cell>
          <table:table-cell table:formula="of:=([.E964]-[.E963])/60" office:value-type="float" office:value="0.533333333333333">
            <text:p>0.5333333333</text:p>
          </table:table-cell>
          <table:table-cell office:value-type="float" office:value="566">
            <text:p>5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formula="of:=[.B964]*60*60+[.C964]*60+[.D964]" office:value-type="float" office:value="71382">
            <text:p>71382</text:p>
          </table:table-cell>
          <table:table-cell table:formula="of:=([.E965]-[.E964])/60" office:value-type="float" office:value="0.0666666666666667">
            <text:p>0.0666666667</text:p>
          </table:table-cell>
          <table:table-cell office:value-type="float" office:value="575">
            <text:p>5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formula="of:=[.B965]*60*60+[.C965]*60+[.D965]" office:value-type="float" office:value="71386">
            <text:p>71386</text:p>
          </table:table-cell>
          <table:table-cell table:formula="of:=([.E966]-[.E965])/60" office:value-type="float" office:value="0.0666666666666667">
            <text:p>0.0666666667</text:p>
          </table:table-cell>
          <table:table-cell office:value-type="float" office:value="576">
            <text:p>5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f:=[.B966]*60*60+[.C966]*60+[.D966]" office:value-type="float" office:value="71390">
            <text:p>71390</text:p>
          </table:table-cell>
          <table:table-cell table:formula="of:=([.E967]-[.E966])/60" office:value-type="float" office:value="0.1">
            <text:p>0.1</text:p>
          </table:table-cell>
          <table:table-cell office:value-type="float" office:value="614">
            <text:p>6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table:formula="of:=[.B967]*60*60+[.C967]*60+[.D967]" office:value-type="float" office:value="71396">
            <text:p>71396</text:p>
          </table:table-cell>
          <table:table-cell table:formula="of:=([.E968]-[.E967])/60" office:value-type="float" office:value="0.116666666666667">
            <text:p>0.1166666667</text:p>
          </table:table-cell>
          <table:table-cell office:value-type="float" office:value="615">
            <text:p>6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B968]*60*60+[.C968]*60+[.D968]" office:value-type="float" office:value="71403">
            <text:p>71403</text:p>
          </table:table-cell>
          <table:table-cell table:formula="of:=([.E969]-[.E968])/60" office:value-type="float" office:value="0.133333333333333">
            <text:p>0.1333333333</text:p>
          </table:table-cell>
          <table:table-cell office:value-type="float" office:value="617">
            <text:p>61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[.B969]*60*60+[.C969]*60+[.D969]" office:value-type="float" office:value="71411">
            <text:p>71411</text:p>
          </table:table-cell>
          <table:table-cell table:formula="of:=([.E970]-[.E969])/60" office:value-type="float" office:value="0.0833333333333333">
            <text:p>0.0833333333</text:p>
          </table:table-cell>
          <table:table-cell office:value-type="float" office:value="619">
            <text:p>61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[.B970]*60*60+[.C970]*60+[.D970]" office:value-type="float" office:value="71416">
            <text:p>71416</text:p>
          </table:table-cell>
          <table:table-cell table:formula="of:=([.E971]-[.E970])/60" office:value-type="float" office:value="0.0666666666666667">
            <text:p>0.0666666667</text:p>
          </table:table-cell>
          <table:table-cell office:value-type="float" office:value="625">
            <text:p>62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[.B971]*60*60+[.C971]*60+[.D971]" office:value-type="float" office:value="71420">
            <text:p>71420</text:p>
          </table:table-cell>
          <table:table-cell table:formula="of:=([.E972]-[.E971])/60" office:value-type="float" office:value="0.0833333333333333">
            <text:p>0.0833333333</text:p>
          </table:table-cell>
          <table:table-cell office:value-type="float" office:value="627">
            <text:p>6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[.B972]*60*60+[.C972]*60+[.D972]" office:value-type="float" office:value="71425">
            <text:p>71425</text:p>
          </table:table-cell>
          <table:table-cell table:formula="of:=([.E973]-[.E972])/60" office:value-type="float" office:value="0.0666666666666667">
            <text:p>0.0666666667</text:p>
          </table:table-cell>
          <table:table-cell office:value-type="float" office:value="632">
            <text:p>63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formula="of:=[.B973]*60*60+[.C973]*60+[.D973]" office:value-type="float" office:value="71429">
            <text:p>71429</text:p>
          </table:table-cell>
          <table:table-cell table:formula="of:=([.E974]-[.E973])/60" office:value-type="float" office:value="0.183333333333333">
            <text:p>0.1833333333</text:p>
          </table:table-cell>
          <table:table-cell office:value-type="float" office:value="634">
            <text:p>63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[.B974]*60*60+[.C974]*60+[.D974]" office:value-type="float" office:value="71440">
            <text:p>71440</text:p>
          </table:table-cell>
          <table:table-cell table:formula="of:=([.E975]-[.E974])/60" office:value-type="float" office:value="0.0833333333333333">
            <text:p>0.0833333333</text:p>
          </table:table-cell>
          <table:table-cell office:value-type="float" office:value="635">
            <text:p>6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formula="of:=[.B975]*60*60+[.C975]*60+[.D975]" office:value-type="float" office:value="71445">
            <text:p>71445</text:p>
          </table:table-cell>
          <table:table-cell table:formula="of:=([.E976]-[.E975])/60" office:value-type="float" office:value="0.116666666666667">
            <text:p>0.1166666667</text:p>
          </table:table-cell>
          <table:table-cell office:value-type="float" office:value="636">
            <text:p>63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formula="of:=[.B976]*60*60+[.C976]*60+[.D976]" office:value-type="float" office:value="71452">
            <text:p>71452</text:p>
          </table:table-cell>
          <table:table-cell table:formula="of:=([.E977]-[.E976])/60" office:value-type="float" office:value="0.333333333333333">
            <text:p>0.3333333333</text:p>
          </table:table-cell>
          <table:table-cell office:value-type="float" office:value="641">
            <text:p>6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table:formula="of:=[.B977]*60*60+[.C977]*60+[.D977]" office:value-type="float" office:value="71472">
            <text:p>71472</text:p>
          </table:table-cell>
          <table:table-cell table:formula="of:=([.E978]-[.E977])/60" office:value-type="float" office:value="0.1">
            <text:p>0.1</text:p>
          </table:table-cell>
          <table:table-cell office:value-type="float" office:value="643">
            <text:p>6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table:formula="of:=[.B978]*60*60+[.C978]*60+[.D978]" office:value-type="float" office:value="71478">
            <text:p>71478</text:p>
          </table:table-cell>
          <table:table-cell table:formula="of:=([.E979]-[.E978])/60" office:value-type="float" office:value="0.2">
            <text:p>0.2</text:p>
          </table:table-cell>
          <table:table-cell office:value-type="float" office:value="646">
            <text:p>6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formula="of:=[.B979]*60*60+[.C979]*60+[.D979]" office:value-type="float" office:value="71490">
            <text:p>71490</text:p>
          </table:table-cell>
          <table:table-cell table:formula="of:=([.E980]-[.E979])/60" office:value-type="float" office:value="0.0833333333333333">
            <text:p>0.0833333333</text:p>
          </table:table-cell>
          <table:table-cell office:value-type="float" office:value="651">
            <text:p>65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table:formula="of:=[.B980]*60*60+[.C980]*60+[.D980]" office:value-type="float" office:value="71495">
            <text:p>71495</text:p>
          </table:table-cell>
          <table:table-cell table:formula="of:=([.E981]-[.E980])/60" office:value-type="float" office:value="0.05">
            <text:p>0.05</text:p>
          </table:table-cell>
          <table:table-cell office:value-type="float" office:value="653">
            <text:p>65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formula="of:=[.B981]*60*60+[.C981]*60+[.D981]" office:value-type="float" office:value="71498">
            <text:p>71498</text:p>
          </table:table-cell>
          <table:table-cell table:formula="of:=([.E982]-[.E981])/60" office:value-type="float" office:value="0.0833333333333333">
            <text:p>0.0833333333</text:p>
          </table:table-cell>
          <table:table-cell office:value-type="float" office:value="656">
            <text:p>65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[.B982]*60*60+[.C982]*60+[.D982]" office:value-type="float" office:value="71503">
            <text:p>71503</text:p>
          </table:table-cell>
          <table:table-cell table:formula="of:=([.E983]-[.E982])/60" office:value-type="float" office:value="0.1">
            <text:p>0.1</text:p>
          </table:table-cell>
          <table:table-cell office:value-type="float" office:value="660">
            <text:p>6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B983]*60*60+[.C983]*60+[.D983]" office:value-type="float" office:value="71509">
            <text:p>71509</text:p>
          </table:table-cell>
          <table:table-cell table:formula="of:=([.E984]-[.E983])/60" office:value-type="float" office:value="0.15">
            <text:p>0.15</text:p>
          </table:table-cell>
          <table:table-cell office:value-type="float" office:value="662">
            <text:p>66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formula="of:=[.B984]*60*60+[.C984]*60+[.D984]" office:value-type="float" office:value="71518">
            <text:p>71518</text:p>
          </table:table-cell>
          <table:table-cell table:formula="of:=([.E985]-[.E984])/60" office:value-type="float" office:value="0.116666666666667">
            <text:p>0.1166666667</text:p>
          </table:table-cell>
          <table:table-cell office:value-type="float" office:value="665">
            <text:p>6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B985]*60*60+[.C985]*60+[.D985]" office:value-type="float" office:value="71525">
            <text:p>71525</text:p>
          </table:table-cell>
          <table:table-cell table:formula="of:=([.E986]-[.E985])/60" office:value-type="float" office:value="0.1">
            <text:p>0.1</text:p>
          </table:table-cell>
          <table:table-cell office:value-type="float" office:value="666">
            <text:p>6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formula="of:=[.B986]*60*60+[.C986]*60+[.D986]" office:value-type="float" office:value="71531">
            <text:p>71531</text:p>
          </table:table-cell>
          <table:table-cell table:formula="of:=([.E987]-[.E986])/60" office:value-type="float" office:value="0.0666666666666667">
            <text:p>0.0666666667</text:p>
          </table:table-cell>
          <table:table-cell office:value-type="float" office:value="668">
            <text:p>66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formula="of:=[.B987]*60*60+[.C987]*60+[.D987]" office:value-type="float" office:value="71535">
            <text:p>71535</text:p>
          </table:table-cell>
          <table:table-cell table:formula="of:=([.E988]-[.E987])/60" office:value-type="float" office:value="0.133333333333333">
            <text:p>0.1333333333</text:p>
          </table:table-cell>
          <table:table-cell office:value-type="float" office:value="669">
            <text:p>66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B988]*60*60+[.C988]*60+[.D988]" office:value-type="float" office:value="71543">
            <text:p>71543</text:p>
          </table:table-cell>
          <table:table-cell table:formula="of:=([.E989]-[.E988])/60" office:value-type="float" office:value="0.0666666666666667">
            <text:p>0.0666666667</text:p>
          </table:table-cell>
          <table:table-cell office:value-type="float" office:value="672">
            <text:p>6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formula="of:=[.B989]*60*60+[.C989]*60+[.D989]" office:value-type="float" office:value="71547">
            <text:p>71547</text:p>
          </table:table-cell>
          <table:table-cell table:formula="of:=([.E990]-[.E989])/60" office:value-type="float" office:value="0.0666666666666667">
            <text:p>0.0666666667</text:p>
          </table:table-cell>
          <table:table-cell office:value-type="float" office:value="677">
            <text:p>67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[.B990]*60*60+[.C990]*60+[.D990]" office:value-type="float" office:value="71551">
            <text:p>71551</text:p>
          </table:table-cell>
          <table:table-cell table:formula="of:=([.E991]-[.E990])/60" office:value-type="float" office:value="0.0833333333333333">
            <text:p>0.0833333333</text:p>
          </table:table-cell>
          <table:table-cell office:value-type="float" office:value="680">
            <text:p>68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table:formula="of:=[.B991]*60*60+[.C991]*60+[.D991]" office:value-type="float" office:value="71556">
            <text:p>71556</text:p>
          </table:table-cell>
          <table:table-cell table:formula="of:=([.E992]-[.E991])/60" office:value-type="float" office:value="0.133333333333333">
            <text:p>0.1333333333</text:p>
          </table:table-cell>
          <table:table-cell office:value-type="float" office:value="688">
            <text:p>6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formula="of:=[.B992]*60*60+[.C992]*60+[.D992]" office:value-type="float" office:value="71564">
            <text:p>71564</text:p>
          </table:table-cell>
          <table:table-cell table:formula="of:=([.E993]-[.E992])/60" office:value-type="float" office:value="0.2">
            <text:p>0.2</text:p>
          </table:table-cell>
          <table:table-cell office:value-type="float" office:value="693">
            <text:p>69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formula="of:=[.B993]*60*60+[.C993]*60+[.D993]" office:value-type="float" office:value="71576">
            <text:p>71576</text:p>
          </table:table-cell>
          <table:table-cell table:formula="of:=([.E994]-[.E993])/60" office:value-type="float" office:value="0.116666666666667">
            <text:p>0.1166666667</text:p>
          </table:table-cell>
          <table:table-cell office:value-type="float" office:value="699">
            <text:p>69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formula="of:=[.B994]*60*60+[.C994]*60+[.D994]" office:value-type="float" office:value="71583">
            <text:p>71583</text:p>
          </table:table-cell>
          <table:table-cell table:formula="of:=([.E995]-[.E994])/60" office:value-type="float" office:value="0.116666666666667">
            <text:p>0.1166666667</text:p>
          </table:table-cell>
          <table:table-cell office:value-type="float" office:value="718">
            <text:p>71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formula="of:=[.B995]*60*60+[.C995]*60+[.D995]" office:value-type="float" office:value="71590">
            <text:p>71590</text:p>
          </table:table-cell>
          <table:table-cell table:formula="of:=([.E996]-[.E995])/60" office:value-type="float" office:value="0.1">
            <text:p>0.1</text:p>
          </table:table-cell>
          <table:table-cell office:value-type="float" office:value="720">
            <text:p>72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formula="of:=[.B996]*60*60+[.C996]*60+[.D996]" office:value-type="float" office:value="71596">
            <text:p>71596</text:p>
          </table:table-cell>
          <table:table-cell table:formula="of:=([.E997]-[.E996])/60" office:value-type="float" office:value="0.05">
            <text:p>0.05</text:p>
          </table:table-cell>
          <table:table-cell office:value-type="float" office:value="721">
            <text:p>72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table:formula="of:=[.B997]*60*60+[.C997]*60+[.D997]" office:value-type="float" office:value="71599">
            <text:p>71599</text:p>
          </table:table-cell>
          <table:table-cell table:formula="of:=([.E998]-[.E997])/60" office:value-type="float" office:value="0.0666666666666667">
            <text:p>0.0666666667</text:p>
          </table:table-cell>
          <table:table-cell office:value-type="float" office:value="722">
            <text:p>72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[.B998]*60*60+[.C998]*60+[.D998]" office:value-type="float" office:value="71603">
            <text:p>71603</text:p>
          </table:table-cell>
          <table:table-cell table:formula="of:=([.E999]-[.E998])/60" office:value-type="float" office:value="0.0666666666666667">
            <text:p>0.0666666667</text:p>
          </table:table-cell>
          <table:table-cell office:value-type="float" office:value="727">
            <text:p>7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[.B999]*60*60+[.C999]*60+[.D999]" office:value-type="float" office:value="71607">
            <text:p>71607</text:p>
          </table:table-cell>
          <table:table-cell table:formula="of:=([.E1000]-[.E999])/60" office:value-type="float" office:value="0.116666666666667">
            <text:p>0.1166666667</text:p>
          </table:table-cell>
          <table:table-cell office:value-type="float" office:value="742">
            <text:p>7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formula="of:=[.B1000]*60*60+[.C1000]*60+[.D1000]" office:value-type="float" office:value="71614">
            <text:p>71614</text:p>
          </table:table-cell>
          <table:table-cell table:formula="of:=([.E1001]-[.E1000])/60" office:value-type="float" office:value="0.1">
            <text:p>0.1</text:p>
          </table:table-cell>
          <table:table-cell office:value-type="float" office:value="743">
            <text:p>7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table:formula="of:=[.B1001]*60*60+[.C1001]*60+[.D1001]" office:value-type="float" office:value="71620">
            <text:p>71620</text:p>
          </table:table-cell>
          <table:table-cell table:formula="of:=([.E1002]-[.E1001])/60" office:value-type="float" office:value="0.0666666666666667">
            <text:p>0.0666666667</text:p>
          </table:table-cell>
          <table:table-cell office:value-type="float" office:value="745">
            <text:p>7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table:formula="of:=[.B1002]*60*60+[.C1002]*60+[.D1002]" office:value-type="float" office:value="71624">
            <text:p>71624</text:p>
          </table:table-cell>
          <table:table-cell table:formula="of:=([.E1003]-[.E1002])/60" office:value-type="float" office:value="0.116666666666667">
            <text:p>0.1166666667</text:p>
          </table:table-cell>
          <table:table-cell office:value-type="float" office:value="748">
            <text:p>7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1003]*60*60+[.C1003]*60+[.D1003]" office:value-type="float" office:value="71631">
            <text:p>71631</text:p>
          </table:table-cell>
          <table:table-cell table:formula="of:=([.E1004]-[.E1003])/60" office:value-type="float" office:value="0.183333333333333">
            <text:p>0.1833333333</text:p>
          </table:table-cell>
          <table:table-cell office:value-type="float" office:value="753">
            <text:p>75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[.B1004]*60*60+[.C1004]*60+[.D1004]" office:value-type="float" office:value="71642">
            <text:p>71642</text:p>
          </table:table-cell>
          <table:table-cell table:formula="of:=([.E1005]-[.E1004])/60" office:value-type="float" office:value="0.1">
            <text:p>0.1</text:p>
          </table:table-cell>
          <table:table-cell office:value-type="float" office:value="755">
            <text:p>75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formula="of:=[.B1005]*60*60+[.C1005]*60+[.D1005]" office:value-type="float" office:value="71648">
            <text:p>71648</text:p>
          </table:table-cell>
          <table:table-cell table:formula="of:=([.E1006]-[.E1005])/60" office:value-type="float" office:value="0.116666666666667">
            <text:p>0.1166666667</text:p>
          </table:table-cell>
          <table:table-cell office:value-type="float" office:value="757">
            <text:p>75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B1006]*60*60+[.C1006]*60+[.D1006]" office:value-type="float" office:value="71655">
            <text:p>71655</text:p>
          </table:table-cell>
          <table:table-cell table:formula="of:=([.E1007]-[.E1006])/60" office:value-type="float" office:value="0.0666666666666667">
            <text:p>0.0666666667</text:p>
          </table:table-cell>
          <table:table-cell office:value-type="float" office:value="758">
            <text:p>7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B1007]*60*60+[.C1007]*60+[.D1007]" office:value-type="float" office:value="71659">
            <text:p>71659</text:p>
          </table:table-cell>
          <table:table-cell table:formula="of:=([.E1008]-[.E1007])/60" office:value-type="float" office:value="0.0833333333333333">
            <text:p>0.0833333333</text:p>
          </table:table-cell>
          <table:table-cell office:value-type="float" office:value="759">
            <text:p>75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table:formula="of:=[.B1008]*60*60+[.C1008]*60+[.D1008]" office:value-type="float" office:value="71664">
            <text:p>71664</text:p>
          </table:table-cell>
          <table:table-cell table:formula="of:=([.E1009]-[.E1008])/60" office:value-type="float" office:value="0.0666666666666667">
            <text:p>0.0666666667</text:p>
          </table:table-cell>
          <table:table-cell office:value-type="float" office:value="761">
            <text:p>76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formula="of:=[.B1009]*60*60+[.C1009]*60+[.D1009]" office:value-type="float" office:value="71668">
            <text:p>71668</text:p>
          </table:table-cell>
          <table:table-cell table:formula="of:=([.E1010]-[.E1009])/60" office:value-type="float" office:value="0.0666666666666667">
            <text:p>0.0666666667</text:p>
          </table:table-cell>
          <table:table-cell office:value-type="float" office:value="764">
            <text:p>7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table:formula="of:=[.B1010]*60*60+[.C1010]*60+[.D1010]" office:value-type="float" office:value="71672">
            <text:p>71672</text:p>
          </table:table-cell>
          <table:table-cell table:formula="of:=([.E1011]-[.E1010])/60" office:value-type="float" office:value="0.0666666666666667">
            <text:p>0.0666666667</text:p>
          </table:table-cell>
          <table:table-cell office:value-type="float" office:value="776">
            <text:p>7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formula="of:=[.B1011]*60*60+[.C1011]*60+[.D1011]" office:value-type="float" office:value="71676">
            <text:p>71676</text:p>
          </table:table-cell>
          <table:table-cell table:formula="of:=([.E1012]-[.E1011])/60" office:value-type="float" office:value="0.0666666666666667">
            <text:p>0.0666666667</text:p>
          </table:table-cell>
          <table:table-cell office:value-type="float" office:value="780">
            <text:p>78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table:formula="of:=[.B1012]*60*60+[.C1012]*60+[.D1012]" office:value-type="float" office:value="71680">
            <text:p>71680</text:p>
          </table:table-cell>
          <table:table-cell table:formula="of:=([.E1013]-[.E1012])/60" office:value-type="float" office:value="0.05">
            <text:p>0.05</text:p>
          </table:table-cell>
          <table:table-cell office:value-type="float" office:value="782">
            <text:p>78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formula="of:=[.B1013]*60*60+[.C1013]*60+[.D1013]" office:value-type="float" office:value="71683">
            <text:p>71683</text:p>
          </table:table-cell>
          <table:table-cell table:formula="of:=([.E1014]-[.E1013])/60" office:value-type="float" office:value="0.0666666666666667">
            <text:p>0.0666666667</text:p>
          </table:table-cell>
          <table:table-cell office:value-type="float" office:value="785">
            <text:p>78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formula="of:=[.B1014]*60*60+[.C1014]*60+[.D1014]" office:value-type="float" office:value="71687">
            <text:p>71687</text:p>
          </table:table-cell>
          <table:table-cell table:formula="of:=([.E1015]-[.E1014])/60" office:value-type="float" office:value="0.0666666666666667">
            <text:p>0.0666666667</text:p>
          </table:table-cell>
          <table:table-cell office:value-type="float" office:value="787">
            <text:p>78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formula="of:=[.B1015]*60*60+[.C1015]*60+[.D1015]" office:value-type="float" office:value="71691">
            <text:p>71691</text:p>
          </table:table-cell>
          <table:table-cell table:formula="of:=([.E1016]-[.E1015])/60" office:value-type="float" office:value="0.05">
            <text:p>0.05</text:p>
          </table:table-cell>
          <table:table-cell office:value-type="float" office:value="788">
            <text:p>7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19">
            <text:p>19</text:p>
          </table:table-cell>
          <table:table-cell table:number-columns-repeated="2" office:value-type="float" office:value="54">
            <text:p>54</text:p>
          </table:table-cell>
          <table:table-cell table:formula="of:=[.B1016]*60*60+[.C1016]*60+[.D1016]" office:value-type="float" office:value="71694">
            <text:p>71694</text:p>
          </table:table-cell>
          <table:table-cell table:formula="of:=([.E1017]-[.E1016])/60" office:value-type="float" office:value="0.0833333333333333">
            <text:p>0.0833333333</text:p>
          </table:table-cell>
          <table:table-cell office:value-type="float" office:value="790">
            <text:p>79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formula="of:=[.B1017]*60*60+[.C1017]*60+[.D1017]" office:value-type="float" office:value="71699">
            <text:p>71699</text:p>
          </table:table-cell>
          <table:table-cell table:formula="of:=([.E1018]-[.E1017])/60" office:value-type="float" office:value="0.0666666666666667">
            <text:p>0.0666666667</text:p>
          </table:table-cell>
          <table:table-cell office:value-type="float" office:value="791">
            <text:p>7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formula="of:=[.B1018]*60*60+[.C1018]*60+[.D1018]" office:value-type="float" office:value="71703">
            <text:p>71703</text:p>
          </table:table-cell>
          <table:table-cell table:formula="of:=([.E1019]-[.E1018])/60" office:value-type="float" office:value="0.183333333333333">
            <text:p>0.1833333333</text:p>
          </table:table-cell>
          <table:table-cell office:value-type="float" office:value="798">
            <text:p>7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formula="of:=[.B1019]*60*60+[.C1019]*60+[.D1019]" office:value-type="float" office:value="71714">
            <text:p>71714</text:p>
          </table:table-cell>
          <table:table-cell table:formula="of:=([.E1020]-[.E1019])/60" office:value-type="float" office:value="0.0666666666666667">
            <text:p>0.0666666667</text:p>
          </table:table-cell>
          <table:table-cell office:value-type="float" office:value="799">
            <text:p>79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table:formula="of:=[.B1020]*60*60+[.C1020]*60+[.D1020]" office:value-type="float" office:value="71718">
            <text:p>71718</text:p>
          </table:table-cell>
          <table:table-cell table:formula="of:=([.E1021]-[.E1020])/60" office:value-type="float" office:value="0.133333333333333">
            <text:p>0.1333333333</text:p>
          </table:table-cell>
          <table:table-cell office:value-type="float" office:value="800">
            <text:p>80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table:formula="of:=[.B1021]*60*60+[.C1021]*60+[.D1021]" office:value-type="float" office:value="71726">
            <text:p>71726</text:p>
          </table:table-cell>
          <table:table-cell table:formula="of:=([.E1022]-[.E1021])/60" office:value-type="float" office:value="0.2">
            <text:p>0.2</text:p>
          </table:table-cell>
          <table:table-cell office:value-type="float" office:value="802">
            <text:p>80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table:formula="of:=[.B1022]*60*60+[.C1022]*60+[.D1022]" office:value-type="float" office:value="71738">
            <text:p>71738</text:p>
          </table:table-cell>
          <table:table-cell table:formula="of:=([.E1023]-[.E1022])/60" office:value-type="float" office:value="0.183333333333333">
            <text:p>0.1833333333</text:p>
          </table:table-cell>
          <table:table-cell office:value-type="float" office:value="803">
            <text:p>80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table:formula="of:=[.B1023]*60*60+[.C1023]*60+[.D1023]" office:value-type="float" office:value="71749">
            <text:p>71749</text:p>
          </table:table-cell>
          <table:table-cell table:formula="of:=([.E1024]-[.E1023])/60" office:value-type="float" office:value="0.0666666666666667">
            <text:p>0.0666666667</text:p>
          </table:table-cell>
          <table:table-cell office:value-type="float" office:value="805">
            <text:p>8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formula="of:=[.B1024]*60*60+[.C1024]*60+[.D1024]" office:value-type="float" office:value="71753">
            <text:p>71753</text:p>
          </table:table-cell>
          <table:table-cell table:formula="of:=([.E1025]-[.E1024])/60" office:value-type="float" office:value="0.0666666666666667">
            <text:p>0.0666666667</text:p>
          </table:table-cell>
          <table:table-cell office:value-type="float" office:value="807">
            <text:p>8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[.B1025]*60*60+[.C1025]*60+[.D1025]" office:value-type="float" office:value="71757">
            <text:p>71757</text:p>
          </table:table-cell>
          <table:table-cell table:formula="of:=([.E1026]-[.E1025])/60" office:value-type="float" office:value="0.05">
            <text:p>0.05</text:p>
          </table:table-cell>
          <table:table-cell office:value-type="float" office:value="808">
            <text:p>80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B1026]*60*60+[.C1026]*60+[.D1026]" office:value-type="float" office:value="71760">
            <text:p>71760</text:p>
          </table:table-cell>
          <table:table-cell table:formula="of:=([.E1027]-[.E1026])/60" office:value-type="float" office:value="0.0666666666666667">
            <text:p>0.0666666667</text:p>
          </table:table-cell>
          <table:table-cell office:value-type="float" office:value="809">
            <text:p>80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[.B1027]*60*60+[.C1027]*60+[.D1027]" office:value-type="float" office:value="71764">
            <text:p>71764</text:p>
          </table:table-cell>
          <table:table-cell table:formula="of:=([.E1028]-[.E1027])/60" office:value-type="float" office:value="0.15">
            <text:p>0.15</text:p>
          </table:table-cell>
          <table:table-cell office:value-type="float" office:value="811">
            <text:p>8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formula="of:=[.B1028]*60*60+[.C1028]*60+[.D1028]" office:value-type="float" office:value="71773">
            <text:p>71773</text:p>
          </table:table-cell>
          <table:table-cell table:formula="of:=([.E1029]-[.E1028])/60" office:value-type="float" office:value="0.166666666666667">
            <text:p>0.1666666667</text:p>
          </table:table-cell>
          <table:table-cell office:value-type="float" office:value="812">
            <text:p>81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[.B1029]*60*60+[.C1029]*60+[.D1029]" office:value-type="float" office:value="71783">
            <text:p>71783</text:p>
          </table:table-cell>
          <table:table-cell table:formula="of:=([.E1030]-[.E1029])/60" office:value-type="float" office:value="0.133333333333333">
            <text:p>0.1333333333</text:p>
          </table:table-cell>
          <table:table-cell office:value-type="float" office:value="814">
            <text:p>8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formula="of:=[.B1030]*60*60+[.C1030]*60+[.D1030]" office:value-type="float" office:value="71791">
            <text:p>71791</text:p>
          </table:table-cell>
          <table:table-cell table:formula="of:=([.E1031]-[.E1030])/60" office:value-type="float" office:value="0.25">
            <text:p>0.25</text:p>
          </table:table-cell>
          <table:table-cell office:value-type="float" office:value="815">
            <text:p>8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table:formula="of:=[.B1031]*60*60+[.C1031]*60+[.D1031]" office:value-type="float" office:value="71806">
            <text:p>71806</text:p>
          </table:table-cell>
          <table:table-cell table:formula="of:=([.E1032]-[.E1031])/60" office:value-type="float" office:value="0.116666666666667">
            <text:p>0.1166666667</text:p>
          </table:table-cell>
          <table:table-cell office:value-type="float" office:value="816">
            <text:p>81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formula="of:=[.B1032]*60*60+[.C1032]*60+[.D1032]" office:value-type="float" office:value="71813">
            <text:p>71813</text:p>
          </table:table-cell>
          <table:table-cell table:formula="of:=([.E1033]-[.E1032])/60" office:value-type="float" office:value="0.0833333333333333">
            <text:p>0.0833333333</text:p>
          </table:table-cell>
          <table:table-cell office:value-type="float" office:value="817">
            <text:p>81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B1033]*60*60+[.C1033]*60+[.D1033]" office:value-type="float" office:value="71818">
            <text:p>71818</text:p>
          </table:table-cell>
          <table:table-cell table:formula="of:=([.E1034]-[.E1033])/60" office:value-type="float" office:value="0.0833333333333333">
            <text:p>0.0833333333</text:p>
          </table:table-cell>
          <table:table-cell office:value-type="float" office:value="818">
            <text:p>81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formula="of:=[.B1034]*60*60+[.C1034]*60+[.D1034]" office:value-type="float" office:value="71823">
            <text:p>71823</text:p>
          </table:table-cell>
          <table:table-cell table:formula="of:=([.E1035]-[.E1034])/60" office:value-type="float" office:value="0.116666666666667">
            <text:p>0.1166666667</text:p>
          </table:table-cell>
          <table:table-cell office:value-type="float" office:value="819">
            <text:p>81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formula="of:=[.B1035]*60*60+[.C1035]*60+[.D1035]" office:value-type="float" office:value="71830">
            <text:p>71830</text:p>
          </table:table-cell>
          <table:table-cell table:formula="of:=([.E1036]-[.E1035])/60" office:value-type="float" office:value="0.133333333333333">
            <text:p>0.1333333333</text:p>
          </table:table-cell>
          <table:table-cell office:value-type="float" office:value="820">
            <text:p>82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table:formula="of:=[.B1036]*60*60+[.C1036]*60+[.D1036]" office:value-type="float" office:value="71838">
            <text:p>71838</text:p>
          </table:table-cell>
          <table:table-cell table:formula="of:=([.E1037]-[.E1036])/60" office:value-type="float" office:value="0.0833333333333333">
            <text:p>0.0833333333</text:p>
          </table:table-cell>
          <table:table-cell office:value-type="float" office:value="821">
            <text:p>82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formula="of:=[.B1037]*60*60+[.C1037]*60+[.D1037]" office:value-type="float" office:value="71843">
            <text:p>71843</text:p>
          </table:table-cell>
          <table:table-cell table:formula="of:=([.E1038]-[.E1037])/60" office:value-type="float" office:value="0.1">
            <text:p>0.1</text:p>
          </table:table-cell>
          <table:table-cell office:value-type="float" office:value="822">
            <text:p>82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[.B1038]*60*60+[.C1038]*60+[.D1038]" office:value-type="float" office:value="71849">
            <text:p>71849</text:p>
          </table:table-cell>
          <table:table-cell table:formula="of:=([.E1039]-[.E1038])/60" office:value-type="float" office:value="0.216666666666667">
            <text:p>0.2166666667</text:p>
          </table:table-cell>
          <table:table-cell office:value-type="float" office:value="823">
            <text:p>82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table:formula="of:=[.B1039]*60*60+[.C1039]*60+[.D1039]" office:value-type="float" office:value="71862">
            <text:p>71862</text:p>
          </table:table-cell>
          <table:table-cell table:formula="of:=([.E1040]-[.E1039])/60" office:value-type="float" office:value="0.0833333333333333">
            <text:p>0.0833333333</text:p>
          </table:table-cell>
          <table:table-cell office:value-type="float" office:value="827">
            <text:p>8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table:formula="of:=[.B1040]*60*60+[.C1040]*60+[.D1040]" office:value-type="float" office:value="71867">
            <text:p>71867</text:p>
          </table:table-cell>
          <table:table-cell table:formula="of:=([.E1041]-[.E1040])/60" office:value-type="float" office:value="0.0833333333333333">
            <text:p>0.0833333333</text:p>
          </table:table-cell>
          <table:table-cell office:value-type="float" office:value="828">
            <text:p>82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table:formula="of:=[.B1041]*60*60+[.C1041]*60+[.D1041]" office:value-type="float" office:value="71872">
            <text:p>71872</text:p>
          </table:table-cell>
          <table:table-cell table:formula="of:=([.E1042]-[.E1041])/60" office:value-type="float" office:value="0.1">
            <text:p>0.1</text:p>
          </table:table-cell>
          <table:table-cell office:value-type="float" office:value="829">
            <text:p>82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1042]*60*60+[.C1042]*60+[.D1042]" office:value-type="float" office:value="71878">
            <text:p>71878</text:p>
          </table:table-cell>
          <table:table-cell table:formula="of:=([.E1043]-[.E1042])/60" office:value-type="float" office:value="0.166666666666667">
            <text:p>0.1666666667</text:p>
          </table:table-cell>
          <table:table-cell office:value-type="float" office:value="830">
            <text:p>8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[.B1043]*60*60+[.C1043]*60+[.D1043]" office:value-type="float" office:value="71888">
            <text:p>71888</text:p>
          </table:table-cell>
          <table:table-cell table:formula="of:=([.E1044]-[.E1043])/60" office:value-type="float" office:value="0.1">
            <text:p>0.1</text:p>
          </table:table-cell>
          <table:table-cell office:value-type="float" office:value="832">
            <text:p>83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table:formula="of:=[.B1044]*60*60+[.C1044]*60+[.D1044]" office:value-type="float" office:value="71894">
            <text:p>71894</text:p>
          </table:table-cell>
          <table:table-cell table:formula="of:=([.E1045]-[.E1044])/60" office:value-type="float" office:value="0.183333333333333">
            <text:p>0.1833333333</text:p>
          </table:table-cell>
          <table:table-cell office:value-type="float" office:value="833">
            <text:p>83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formula="of:=[.B1045]*60*60+[.C1045]*60+[.D1045]" office:value-type="float" office:value="71905">
            <text:p>71905</text:p>
          </table:table-cell>
          <table:table-cell table:formula="of:=([.E1046]-[.E1045])/60" office:value-type="float" office:value="0.0833333333333333">
            <text:p>0.0833333333</text:p>
          </table:table-cell>
          <table:table-cell office:value-type="float" office:value="835">
            <text:p>8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formula="of:=[.B1046]*60*60+[.C1046]*60+[.D1046]" office:value-type="float" office:value="71910">
            <text:p>71910</text:p>
          </table:table-cell>
          <table:table-cell table:formula="of:=([.E1047]-[.E1046])/60" office:value-type="float" office:value="0.0666666666666667">
            <text:p>0.0666666667</text:p>
          </table:table-cell>
          <table:table-cell office:value-type="float" office:value="841">
            <text:p>8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table:formula="of:=[.B1047]*60*60+[.C1047]*60+[.D1047]" office:value-type="float" office:value="71914">
            <text:p>71914</text:p>
          </table:table-cell>
          <table:table-cell table:formula="of:=([.E1048]-[.E1047])/60" office:value-type="float" office:value="0.0833333333333333">
            <text:p>0.0833333333</text:p>
          </table:table-cell>
          <table:table-cell office:value-type="float" office:value="842">
            <text:p>8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table:formula="of:=[.B1048]*60*60+[.C1048]*60+[.D1048]" office:value-type="float" office:value="71919">
            <text:p>71919</text:p>
          </table:table-cell>
          <table:table-cell table:formula="of:=([.E1049]-[.E1048])/60" office:value-type="float" office:value="0.0833333333333333">
            <text:p>0.0833333333</text:p>
          </table:table-cell>
          <table:table-cell office:value-type="float" office:value="843">
            <text:p>8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table:formula="of:=[.B1049]*60*60+[.C1049]*60+[.D1049]" office:value-type="float" office:value="71924">
            <text:p>71924</text:p>
          </table:table-cell>
          <table:table-cell table:formula="of:=([.E1050]-[.E1049])/60" office:value-type="float" office:value="0.0833333333333333">
            <text:p>0.0833333333</text:p>
          </table:table-cell>
          <table:table-cell office:value-type="float" office:value="844">
            <text:p>8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table:formula="of:=[.B1050]*60*60+[.C1050]*60+[.D1050]" office:value-type="float" office:value="71929">
            <text:p>71929</text:p>
          </table:table-cell>
          <table:table-cell table:formula="of:=([.E1051]-[.E1050])/60" office:value-type="float" office:value="0.0833333333333333">
            <text:p>0.0833333333</text:p>
          </table:table-cell>
          <table:table-cell office:value-type="float" office:value="845">
            <text:p>8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table:formula="of:=[.B1051]*60*60+[.C1051]*60+[.D1051]" office:value-type="float" office:value="71934">
            <text:p>71934</text:p>
          </table:table-cell>
          <table:table-cell table:formula="of:=([.E1052]-[.E1051])/60" office:value-type="float" office:value="0.0833333333333333">
            <text:p>0.0833333333</text:p>
          </table:table-cell>
          <table:table-cell office:value-type="float" office:value="846">
            <text:p>8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formula="of:=[.B1052]*60*60+[.C1052]*60+[.D1052]" office:value-type="float" office:value="71939">
            <text:p>71939</text:p>
          </table:table-cell>
          <table:table-cell table:formula="of:=([.E1053]-[.E1052])/60" office:value-type="float" office:value="0.0666666666666667">
            <text:p>0.0666666667</text:p>
          </table:table-cell>
          <table:table-cell office:value-type="float" office:value="847">
            <text:p>8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formula="of:=[.B1053]*60*60+[.C1053]*60+[.D1053]" office:value-type="float" office:value="71943">
            <text:p>71943</text:p>
          </table:table-cell>
          <table:table-cell table:formula="of:=([.E1054]-[.E1053])/60" office:value-type="float" office:value="0.1">
            <text:p>0.1</text:p>
          </table:table-cell>
          <table:table-cell office:value-type="float" office:value="848">
            <text:p>8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table:formula="of:=[.B1054]*60*60+[.C1054]*60+[.D1054]" office:value-type="float" office:value="71949">
            <text:p>71949</text:p>
          </table:table-cell>
          <table:table-cell table:formula="of:=([.E1055]-[.E1054])/60" office:value-type="float" office:value="0.233333333333333">
            <text:p>0.2333333333</text:p>
          </table:table-cell>
          <table:table-cell office:value-type="float" office:value="849">
            <text:p>84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table:formula="of:=[.B1055]*60*60+[.C1055]*60+[.D1055]" office:value-type="float" office:value="71963">
            <text:p>71963</text:p>
          </table:table-cell>
          <table:table-cell table:formula="of:=([.E1056]-[.E1055])/60" office:value-type="float" office:value="0.233333333333333">
            <text:p>0.2333333333</text:p>
          </table:table-cell>
          <table:table-cell office:value-type="float" office:value="850">
            <text:p>85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table:formula="of:=[.B1056]*60*60+[.C1056]*60+[.D1056]" office:value-type="float" office:value="71977">
            <text:p>71977</text:p>
          </table:table-cell>
          <table:table-cell table:formula="of:=([.E1057]-[.E1056])/60" office:value-type="float" office:value="0.1">
            <text:p>0.1</text:p>
          </table:table-cell>
          <table:table-cell office:value-type="float" office:value="851">
            <text:p>85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table:formula="of:=[.B1057]*60*60+[.C1057]*60+[.D1057]" office:value-type="float" office:value="71983">
            <text:p>71983</text:p>
          </table:table-cell>
          <table:table-cell table:formula="of:=([.E1058]-[.E1057])/60" office:value-type="float" office:value="0.2">
            <text:p>0.2</text:p>
          </table:table-cell>
          <table:table-cell office:value-type="float" office:value="853">
            <text:p>85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formula="of:=[.B1058]*60*60+[.C1058]*60+[.D1058]" office:value-type="float" office:value="71995">
            <text:p>71995</text:p>
          </table:table-cell>
          <table:table-cell table:formula="of:=([.E1059]-[.E1058])/60" office:value-type="float" office:value="0.183333333333333">
            <text:p>0.1833333333</text:p>
          </table:table-cell>
          <table:table-cell office:value-type="float" office:value="858">
            <text:p>8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1059]*60*60+[.C1059]*60+[.D1059]" office:value-type="float" office:value="72006">
            <text:p>72006</text:p>
          </table:table-cell>
          <table:table-cell table:formula="of:=([.E1060]-[.E1059])/60" office:value-type="float" office:value="0.0833333333333333">
            <text:p>0.0833333333</text:p>
          </table:table-cell>
          <table:table-cell office:value-type="float" office:value="861">
            <text:p>86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B1060]*60*60+[.C1060]*60+[.D1060]" office:value-type="float" office:value="72011">
            <text:p>72011</text:p>
          </table:table-cell>
          <table:table-cell table:formula="of:=([.E1061]-[.E1060])/60" office:value-type="float" office:value="0.0833333333333333">
            <text:p>0.0833333333</text:p>
          </table:table-cell>
          <table:table-cell office:value-type="float" office:value="864">
            <text:p>8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B1061]*60*60+[.C1061]*60+[.D1061]" office:value-type="float" office:value="72016">
            <text:p>72016</text:p>
          </table:table-cell>
          <table:table-cell table:formula="of:=([.E1062]-[.E1061])/60" office:value-type="float" office:value="0.0833333333333333">
            <text:p>0.0833333333</text:p>
          </table:table-cell>
          <table:table-cell office:value-type="float" office:value="871">
            <text:p>87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B1062]*60*60+[.C1062]*60+[.D1062]" office:value-type="float" office:value="72021">
            <text:p>72021</text:p>
          </table:table-cell>
          <table:table-cell table:formula="of:=([.E1063]-[.E1062])/60" office:value-type="float" office:value="0.0833333333333333">
            <text:p>0.0833333333</text:p>
          </table:table-cell>
          <table:table-cell office:value-type="float" office:value="872">
            <text:p>8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B1063]*60*60+[.C1063]*60+[.D1063]" office:value-type="float" office:value="72026">
            <text:p>72026</text:p>
          </table:table-cell>
          <table:table-cell table:formula="of:=([.E1064]-[.E1063])/60" office:value-type="float" office:value="0.116666666666667">
            <text:p>0.1166666667</text:p>
          </table:table-cell>
          <table:table-cell office:value-type="float" office:value="873">
            <text:p>87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.B1064]*60*60+[.C1064]*60+[.D1064]" office:value-type="float" office:value="72033">
            <text:p>72033</text:p>
          </table:table-cell>
          <table:table-cell table:formula="of:=([.E1065]-[.E1064])/60" office:value-type="float" office:value="0.1">
            <text:p>0.1</text:p>
          </table:table-cell>
          <table:table-cell office:value-type="float" office:value="874">
            <text:p>87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.B1065]*60*60+[.C1065]*60+[.D1065]" office:value-type="float" office:value="72039">
            <text:p>72039</text:p>
          </table:table-cell>
          <table:table-cell table:formula="of:=([.E1066]-[.E1065])/60" office:value-type="float" office:value="0.116666666666667">
            <text:p>0.1166666667</text:p>
          </table:table-cell>
          <table:table-cell office:value-type="float" office:value="875">
            <text:p>8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.B1066]*60*60+[.C1066]*60+[.D1066]" office:value-type="float" office:value="72046">
            <text:p>72046</text:p>
          </table:table-cell>
          <table:table-cell table:formula="of:=([.E1067]-[.E1066])/60" office:value-type="float" office:value="0.0833333333333333">
            <text:p>0.0833333333</text:p>
          </table:table-cell>
          <table:table-cell office:value-type="float" office:value="878">
            <text:p>87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.B1067]*60*60+[.C1067]*60+[.D1067]" office:value-type="float" office:value="72051">
            <text:p>72051</text:p>
          </table:table-cell>
          <table:table-cell table:formula="of:=([.E1068]-[.E1067])/60" office:value-type="float" office:value="0.2">
            <text:p>0.2</text:p>
          </table:table-cell>
          <table:table-cell office:value-type="float" office:value="881">
            <text:p>88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068]*60*60+[.C1068]*60+[.D1068]" office:value-type="float" office:value="72063">
            <text:p>72063</text:p>
          </table:table-cell>
          <table:table-cell table:formula="of:=([.E1069]-[.E1068])/60" office:value-type="float" office:value="0.05">
            <text:p>0.05</text:p>
          </table:table-cell>
          <table:table-cell office:value-type="float" office:value="882">
            <text:p>88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1069]*60*60+[.C1069]*60+[.D1069]" office:value-type="float" office:value="72066">
            <text:p>72066</text:p>
          </table:table-cell>
          <table:table-cell table:formula="of:=([.E1070]-[.E1069])/60" office:value-type="float" office:value="0.1">
            <text:p>0.1</text:p>
          </table:table-cell>
          <table:table-cell office:value-type="float" office:value="888">
            <text:p>8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B1070]*60*60+[.C1070]*60+[.D1070]" office:value-type="float" office:value="72072">
            <text:p>72072</text:p>
          </table:table-cell>
          <table:table-cell table:formula="of:=([.E1071]-[.E1070])/60" office:value-type="float" office:value="0.1">
            <text:p>0.1</text:p>
          </table:table-cell>
          <table:table-cell office:value-type="float" office:value="891">
            <text:p>8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B1071]*60*60+[.C1071]*60+[.D1071]" office:value-type="float" office:value="72078">
            <text:p>72078</text:p>
          </table:table-cell>
          <table:table-cell table:formula="of:=([.E1072]-[.E1071])/60" office:value-type="float" office:value="0.0833333333333333">
            <text:p>0.0833333333</text:p>
          </table:table-cell>
          <table:table-cell office:value-type="float" office:value="892">
            <text:p>89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B1072]*60*60+[.C1072]*60+[.D1072]" office:value-type="float" office:value="72083">
            <text:p>72083</text:p>
          </table:table-cell>
          <table:table-cell table:formula="of:=([.E1073]-[.E1072])/60" office:value-type="float" office:value="0.0833333333333333">
            <text:p>0.0833333333</text:p>
          </table:table-cell>
          <table:table-cell office:value-type="float" office:value="893">
            <text:p>89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B1073]*60*60+[.C1073]*60+[.D1073]" office:value-type="float" office:value="72088">
            <text:p>72088</text:p>
          </table:table-cell>
          <table:table-cell table:formula="of:=([.E1074]-[.E1073])/60" office:value-type="float" office:value="0.0833333333333333">
            <text:p>0.0833333333</text:p>
          </table:table-cell>
          <table:table-cell office:value-type="float" office:value="894">
            <text:p>89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B1074]*60*60+[.C1074]*60+[.D1074]" office:value-type="float" office:value="72093">
            <text:p>72093</text:p>
          </table:table-cell>
          <table:table-cell table:formula="of:=([.E1075]-[.E1074])/60" office:value-type="float" office:value="0.0666666666666667">
            <text:p>0.0666666667</text:p>
          </table:table-cell>
          <table:table-cell office:value-type="float" office:value="895">
            <text:p>89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[.B1075]*60*60+[.C1075]*60+[.D1075]" office:value-type="float" office:value="72097">
            <text:p>72097</text:p>
          </table:table-cell>
          <table:table-cell table:formula="of:=([.E1076]-[.E1075])/60" office:value-type="float" office:value="0.0666666666666667">
            <text:p>0.0666666667</text:p>
          </table:table-cell>
          <table:table-cell office:value-type="float" office:value="896">
            <text:p>89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[.B1076]*60*60+[.C1076]*60+[.D1076]" office:value-type="float" office:value="72101">
            <text:p>72101</text:p>
          </table:table-cell>
          <table:table-cell table:formula="of:=([.E1077]-[.E1076])/60" office:value-type="float" office:value="0.0833333333333333">
            <text:p>0.0833333333</text:p>
          </table:table-cell>
          <table:table-cell office:value-type="float" office:value="897">
            <text:p>89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[.B1077]*60*60+[.C1077]*60+[.D1077]" office:value-type="float" office:value="72106">
            <text:p>72106</text:p>
          </table:table-cell>
          <table:table-cell table:formula="of:=([.E1078]-[.E1077])/60" office:value-type="float" office:value="0.0666666666666667">
            <text:p>0.0666666667</text:p>
          </table:table-cell>
          <table:table-cell office:value-type="float" office:value="898">
            <text:p>8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B1078]*60*60+[.C1078]*60+[.D1078]" office:value-type="float" office:value="72110">
            <text:p>72110</text:p>
          </table:table-cell>
          <table:table-cell table:formula="of:=([.E1079]-[.E1078])/60" office:value-type="float" office:value="0.05">
            <text:p>0.05</text:p>
          </table:table-cell>
          <table:table-cell office:value-type="float" office:value="899">
            <text:p>89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B1079]*60*60+[.C1079]*60+[.D1079]" office:value-type="float" office:value="72113">
            <text:p>72113</text:p>
          </table:table-cell>
          <table:table-cell table:formula="of:=([.E1080]-[.E1079])/60" office:value-type="float" office:value="0.0833333333333333">
            <text:p>0.0833333333</text:p>
          </table:table-cell>
          <table:table-cell office:value-type="float" office:value="902">
            <text:p>90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B1080]*60*60+[.C1080]*60+[.D1080]" office:value-type="float" office:value="72118">
            <text:p>72118</text:p>
          </table:table-cell>
          <table:table-cell table:formula="of:=([.E1081]-[.E1080])/60" office:value-type="float" office:value="0.0833333333333333">
            <text:p>0.0833333333</text:p>
          </table:table-cell>
          <table:table-cell office:value-type="float" office:value="903">
            <text:p>90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081]*60*60+[.C1081]*60+[.D1081]" office:value-type="float" office:value="72123">
            <text:p>72123</text:p>
          </table:table-cell>
          <table:table-cell table:formula="of:=([.E1082]-[.E1081])/60" office:value-type="float" office:value="0.0666666666666667">
            <text:p>0.0666666667</text:p>
          </table:table-cell>
          <table:table-cell office:value-type="float" office:value="905">
            <text:p>9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1082]*60*60+[.C1082]*60+[.D1082]" office:value-type="float" office:value="72127">
            <text:p>72127</text:p>
          </table:table-cell>
          <table:table-cell table:formula="of:=([.E1083]-[.E1082])/60" office:value-type="float" office:value="0.0833333333333333">
            <text:p>0.0833333333</text:p>
          </table:table-cell>
          <table:table-cell office:value-type="float" office:value="908">
            <text:p>90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1083]*60*60+[.C1083]*60+[.D1083]" office:value-type="float" office:value="72132">
            <text:p>72132</text:p>
          </table:table-cell>
          <table:table-cell table:formula="of:=([.E1084]-[.E1083])/60" office:value-type="float" office:value="0.183333333333333">
            <text:p>0.1833333333</text:p>
          </table:table-cell>
          <table:table-cell office:value-type="float" office:value="912">
            <text:p>91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B1084]*60*60+[.C1084]*60+[.D1084]" office:value-type="float" office:value="72143">
            <text:p>72143</text:p>
          </table:table-cell>
          <table:table-cell table:formula="of:=([.E1085]-[.E1084])/60" office:value-type="float" office:value="0.0833333333333333">
            <text:p>0.0833333333</text:p>
          </table:table-cell>
          <table:table-cell office:value-type="float" office:value="913">
            <text:p>91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B1085]*60*60+[.C1085]*60+[.D1085]" office:value-type="float" office:value="72148">
            <text:p>72148</text:p>
          </table:table-cell>
          <table:table-cell table:formula="of:=([.E1086]-[.E1085])/60" office:value-type="float" office:value="0.0666666666666667">
            <text:p>0.0666666667</text:p>
          </table:table-cell>
          <table:table-cell office:value-type="float" office:value="914">
            <text:p>9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086]*60*60+[.C1086]*60+[.D1086]" office:value-type="float" office:value="72152">
            <text:p>72152</text:p>
          </table:table-cell>
          <table:table-cell table:formula="of:=([.E1087]-[.E1086])/60" office:value-type="float" office:value="0.0666666666666667">
            <text:p>0.0666666667</text:p>
          </table:table-cell>
          <table:table-cell office:value-type="float" office:value="915">
            <text:p>9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B1087]*60*60+[.C1087]*60+[.D1087]" office:value-type="float" office:value="72156">
            <text:p>72156</text:p>
          </table:table-cell>
          <table:table-cell table:formula="of:=([.E1088]-[.E1087])/60" office:value-type="float" office:value="0.0833333333333333">
            <text:p>0.0833333333</text:p>
          </table:table-cell>
          <table:table-cell office:value-type="float" office:value="916">
            <text:p>91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formula="of:=[.B1088]*60*60+[.C1088]*60+[.D1088]" office:value-type="float" office:value="72161">
            <text:p>72161</text:p>
          </table:table-cell>
          <table:table-cell table:formula="of:=([.E1089]-[.E1088])/60" office:value-type="float" office:value="0.0666666666666667">
            <text:p>0.0666666667</text:p>
          </table:table-cell>
          <table:table-cell office:value-type="float" office:value="917">
            <text:p>91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B1089]*60*60+[.C1089]*60+[.D1089]" office:value-type="float" office:value="72165">
            <text:p>72165</text:p>
          </table:table-cell>
          <table:table-cell table:formula="of:=([.E1090]-[.E1089])/60" office:value-type="float" office:value="0.0666666666666667">
            <text:p>0.0666666667</text:p>
          </table:table-cell>
          <table:table-cell office:value-type="float" office:value="922">
            <text:p>92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[.B1090]*60*60+[.C1090]*60+[.D1090]" office:value-type="float" office:value="72169">
            <text:p>72169</text:p>
          </table:table-cell>
          <table:table-cell table:formula="of:=([.E1091]-[.E1090])/60" office:value-type="float" office:value="0.1">
            <text:p>0.1</text:p>
          </table:table-cell>
          <table:table-cell office:value-type="float" office:value="923">
            <text:p>92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B1091]*60*60+[.C1091]*60+[.D1091]" office:value-type="float" office:value="72175">
            <text:p>72175</text:p>
          </table:table-cell>
          <table:table-cell table:formula="of:=([.E1092]-[.E1091])/60" office:value-type="float" office:value="0.1">
            <text:p>0.1</text:p>
          </table:table-cell>
          <table:table-cell office:value-type="float" office:value="925">
            <text:p>92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092]*60*60+[.C1092]*60+[.D1092]" office:value-type="float" office:value="72181">
            <text:p>72181</text:p>
          </table:table-cell>
          <table:table-cell table:formula="of:=([.E1093]-[.E1092])/60" office:value-type="float" office:value="0.0833333333333333">
            <text:p>0.0833333333</text:p>
          </table:table-cell>
          <table:table-cell office:value-type="float" office:value="926">
            <text:p>92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1093]*60*60+[.C1093]*60+[.D1093]" office:value-type="float" office:value="72186">
            <text:p>72186</text:p>
          </table:table-cell>
          <table:table-cell table:formula="of:=([.E1094]-[.E1093])/60" office:value-type="float" office:value="0.0833333333333333">
            <text:p>0.0833333333</text:p>
          </table:table-cell>
          <table:table-cell office:value-type="float" office:value="927">
            <text:p>9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B1094]*60*60+[.C1094]*60+[.D1094]" office:value-type="float" office:value="72191">
            <text:p>72191</text:p>
          </table:table-cell>
          <table:table-cell table:formula="of:=([.E1095]-[.E1094])/60" office:value-type="float" office:value="0.0833333333333333">
            <text:p>0.0833333333</text:p>
          </table:table-cell>
          <table:table-cell office:value-type="float" office:value="930">
            <text:p>93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B1095]*60*60+[.C1095]*60+[.D1095]" office:value-type="float" office:value="72196">
            <text:p>72196</text:p>
          </table:table-cell>
          <table:table-cell table:formula="of:=([.E1096]-[.E1095])/60" office:value-type="float" office:value="0.0833333333333333">
            <text:p>0.0833333333</text:p>
          </table:table-cell>
          <table:table-cell office:value-type="float" office:value="933">
            <text:p>93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B1096]*60*60+[.C1096]*60+[.D1096]" office:value-type="float" office:value="72201">
            <text:p>72201</text:p>
          </table:table-cell>
          <table:table-cell table:formula="of:=([.E1097]-[.E1096])/60" office:value-type="float" office:value="0.0833333333333333">
            <text:p>0.0833333333</text:p>
          </table:table-cell>
          <table:table-cell office:value-type="float" office:value="938">
            <text:p>93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1097]*60*60+[.C1097]*60+[.D1097]" office:value-type="float" office:value="72206">
            <text:p>72206</text:p>
          </table:table-cell>
          <table:table-cell table:formula="of:=([.E1098]-[.E1097])/60" office:value-type="float" office:value="0.0833333333333333">
            <text:p>0.0833333333</text:p>
          </table:table-cell>
          <table:table-cell office:value-type="float" office:value="939">
            <text:p>93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B1098]*60*60+[.C1098]*60+[.D1098]" office:value-type="float" office:value="72211">
            <text:p>72211</text:p>
          </table:table-cell>
          <table:table-cell table:formula="of:=([.E1099]-[.E1098])/60" office:value-type="float" office:value="0.0833333333333333">
            <text:p>0.0833333333</text:p>
          </table:table-cell>
          <table:table-cell office:value-type="float" office:value="941">
            <text:p>9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[.B1099]*60*60+[.C1099]*60+[.D1099]" office:value-type="float" office:value="72216">
            <text:p>72216</text:p>
          </table:table-cell>
          <table:table-cell table:formula="of:=([.E1100]-[.E1099])/60" office:value-type="float" office:value="0.0833333333333333">
            <text:p>0.0833333333</text:p>
          </table:table-cell>
          <table:table-cell office:value-type="float" office:value="942">
            <text:p>9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[.B1100]*60*60+[.C1100]*60+[.D1100]" office:value-type="float" office:value="72221">
            <text:p>72221</text:p>
          </table:table-cell>
          <table:table-cell table:formula="of:=([.E1101]-[.E1100])/60" office:value-type="float" office:value="0.0833333333333333">
            <text:p>0.0833333333</text:p>
          </table:table-cell>
          <table:table-cell office:value-type="float" office:value="943">
            <text:p>9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[.B1101]*60*60+[.C1101]*60+[.D1101]" office:value-type="float" office:value="72226">
            <text:p>72226</text:p>
          </table:table-cell>
          <table:table-cell table:formula="of:=([.E1102]-[.E1101])/60" office:value-type="float" office:value="0.116666666666667">
            <text:p>0.1166666667</text:p>
          </table:table-cell>
          <table:table-cell office:value-type="float" office:value="944">
            <text:p>9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formula="of:=[.B1102]*60*60+[.C1102]*60+[.D1102]" office:value-type="float" office:value="72233">
            <text:p>72233</text:p>
          </table:table-cell>
          <table:table-cell table:formula="of:=([.E1103]-[.E1102])/60" office:value-type="float" office:value="0.0833333333333333">
            <text:p>0.0833333333</text:p>
          </table:table-cell>
          <table:table-cell office:value-type="float" office:value="947">
            <text:p>9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formula="of:=[.B1103]*60*60+[.C1103]*60+[.D1103]" office:value-type="float" office:value="72238">
            <text:p>72238</text:p>
          </table:table-cell>
          <table:table-cell table:formula="of:=([.E1104]-[.E1103])/60" office:value-type="float" office:value="0.0666666666666667">
            <text:p>0.0666666667</text:p>
          </table:table-cell>
          <table:table-cell office:value-type="float" office:value="949">
            <text:p>94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1104]*60*60+[.C1104]*60+[.D1104]" office:value-type="float" office:value="72242">
            <text:p>72242</text:p>
          </table:table-cell>
          <table:table-cell table:formula="of:=([.E1105]-[.E1104])/60" office:value-type="float" office:value="0.1">
            <text:p>0.1</text:p>
          </table:table-cell>
          <table:table-cell office:value-type="float" office:value="957">
            <text:p>95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B1105]*60*60+[.C1105]*60+[.D1105]" office:value-type="float" office:value="72248">
            <text:p>72248</text:p>
          </table:table-cell>
          <table:table-cell table:formula="of:=([.E1106]-[.E1105])/60" office:value-type="float" office:value="0.183333333333333">
            <text:p>0.1833333333</text:p>
          </table:table-cell>
          <table:table-cell office:value-type="float" office:value="968">
            <text:p>96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[.B1106]*60*60+[.C1106]*60+[.D1106]" office:value-type="float" office:value="72259">
            <text:p>72259</text:p>
          </table:table-cell>
          <table:table-cell table:formula="of:=([.E1107]-[.E1106])/60" office:value-type="float" office:value="0.0833333333333333">
            <text:p>0.0833333333</text:p>
          </table:table-cell>
          <table:table-cell office:value-type="float" office:value="970">
            <text:p>97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1107]*60*60+[.C1107]*60+[.D1107]" office:value-type="float" office:value="72264">
            <text:p>72264</text:p>
          </table:table-cell>
          <table:table-cell table:formula="of:=([.E1108]-[.E1107])/60" office:value-type="float" office:value="0.0833333333333333">
            <text:p>0.0833333333</text:p>
          </table:table-cell>
          <table:table-cell office:value-type="float" office:value="973">
            <text:p>97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[.B1108]*60*60+[.C1108]*60+[.D1108]" office:value-type="float" office:value="72269">
            <text:p>72269</text:p>
          </table:table-cell>
          <table:table-cell table:formula="of:=([.E1109]-[.E1108])/60" office:value-type="float" office:value="0.0833333333333333">
            <text:p>0.0833333333</text:p>
          </table:table-cell>
          <table:table-cell office:value-type="float" office:value="978">
            <text:p>97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[.B1109]*60*60+[.C1109]*60+[.D1109]" office:value-type="float" office:value="72274">
            <text:p>72274</text:p>
          </table:table-cell>
          <table:table-cell table:formula="of:=([.E1110]-[.E1109])/60" office:value-type="float" office:value="0.116666666666667">
            <text:p>0.1166666667</text:p>
          </table:table-cell>
          <table:table-cell office:value-type="float" office:value="980">
            <text:p>98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formula="of:=[.B1110]*60*60+[.C1110]*60+[.D1110]" office:value-type="float" office:value="72281">
            <text:p>72281</text:p>
          </table:table-cell>
          <table:table-cell table:formula="of:=([.E1111]-[.E1110])/60" office:value-type="float" office:value="0.05">
            <text:p>0.05</text:p>
          </table:table-cell>
          <table:table-cell office:value-type="float" office:value="989">
            <text:p>98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[.B1111]*60*60+[.C1111]*60+[.D1111]" office:value-type="float" office:value="72284">
            <text:p>72284</text:p>
          </table:table-cell>
          <table:table-cell table:formula="of:=([.E1112]-[.E1111])/60" office:value-type="float" office:value="0.0666666666666667">
            <text:p>0.0666666667</text:p>
          </table:table-cell>
          <table:table-cell office:value-type="float" office:value="1006">
            <text:p>100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formula="of:=[.B1112]*60*60+[.C1112]*60+[.D1112]" office:value-type="float" office:value="72288">
            <text:p>72288</text:p>
          </table:table-cell>
          <table:table-cell table:formula="of:=([.E1113]-[.E1112])/60" office:value-type="float" office:value="0.133333333333333">
            <text:p>0.1333333333</text:p>
          </table:table-cell>
          <table:table-cell office:value-type="float" office:value="1015">
            <text:p>10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[.B1113]*60*60+[.C1113]*60+[.D1113]" office:value-type="float" office:value="72296">
            <text:p>72296</text:p>
          </table:table-cell>
          <table:table-cell table:formula="of:=([.E1114]-[.E1113])/60" office:value-type="float" office:value="0.0833333333333333">
            <text:p>0.0833333333</text:p>
          </table:table-cell>
          <table:table-cell office:value-type="float" office:value="1031">
            <text:p>103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114]*60*60+[.C1114]*60+[.D1114]" office:value-type="float" office:value="72301">
            <text:p>72301</text:p>
          </table:table-cell>
          <table:table-cell table:formula="of:=([.E1115]-[.E1114])/60" office:value-type="float" office:value="0.0833333333333333">
            <text:p>0.0833333333</text:p>
          </table:table-cell>
          <table:table-cell office:value-type="float" office:value="1032">
            <text:p>103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1115]*60*60+[.C1115]*60+[.D1115]" office:value-type="float" office:value="72306">
            <text:p>72306</text:p>
          </table:table-cell>
          <table:table-cell table:formula="of:=([.E1116]-[.E1115])/60" office:value-type="float" office:value="0.0833333333333333">
            <text:p>0.0833333333</text:p>
          </table:table-cell>
          <table:table-cell office:value-type="float" office:value="1035">
            <text:p>10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116]*60*60+[.C1116]*60+[.D1116]" office:value-type="float" office:value="72311">
            <text:p>72311</text:p>
          </table:table-cell>
          <table:table-cell table:formula="of:=([.E1117]-[.E1116])/60" office:value-type="float" office:value="0.116666666666667">
            <text:p>0.1166666667</text:p>
          </table:table-cell>
          <table:table-cell office:value-type="float" office:value="1038">
            <text:p>103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B1117]*60*60+[.C1117]*60+[.D1117]" office:value-type="float" office:value="72318">
            <text:p>72318</text:p>
          </table:table-cell>
          <table:table-cell table:formula="of:=([.E1118]-[.E1117])/60" office:value-type="float" office:value="0.116666666666667">
            <text:p>0.1166666667</text:p>
          </table:table-cell>
          <table:table-cell office:value-type="float" office:value="1039">
            <text:p>103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B1118]*60*60+[.C1118]*60+[.D1118]" office:value-type="float" office:value="72325">
            <text:p>72325</text:p>
          </table:table-cell>
          <table:table-cell table:formula="of:=([.E1119]-[.E1118])/60" office:value-type="float" office:value="0.133333333333333">
            <text:p>0.1333333333</text:p>
          </table:table-cell>
          <table:table-cell office:value-type="float" office:value="1044">
            <text:p>10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[.B1119]*60*60+[.C1119]*60+[.D1119]" office:value-type="float" office:value="72333">
            <text:p>72333</text:p>
          </table:table-cell>
          <table:table-cell table:formula="of:=([.E1120]-[.E1119])/60" office:value-type="float" office:value="0.216666666666667">
            <text:p>0.2166666667</text:p>
          </table:table-cell>
          <table:table-cell office:value-type="float" office:value="1046">
            <text:p>104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formula="of:=[.B1120]*60*60+[.C1120]*60+[.D1120]" office:value-type="float" office:value="72346">
            <text:p>72346</text:p>
          </table:table-cell>
          <table:table-cell table:formula="of:=([.E1121]-[.E1120])/60" office:value-type="float" office:value="0.183333333333333">
            <text:p>0.1833333333</text:p>
          </table:table-cell>
          <table:table-cell office:value-type="float" office:value="1047">
            <text:p>10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formula="of:=[.B1121]*60*60+[.C1121]*60+[.D1121]" office:value-type="float" office:value="72357">
            <text:p>72357</text:p>
          </table:table-cell>
          <table:table-cell table:formula="of:=([.E1122]-[.E1121])/60" office:value-type="float" office:value="0.1">
            <text:p>0.1</text:p>
          </table:table-cell>
          <table:table-cell office:value-type="float" office:value="1048">
            <text:p>10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1122]*60*60+[.C1122]*60+[.D1122]" office:value-type="float" office:value="72363">
            <text:p>72363</text:p>
          </table:table-cell>
          <table:table-cell table:formula="of:=([.E1123]-[.E1122])/60" office:value-type="float" office:value="0.233333333333333">
            <text:p>0.2333333333</text:p>
          </table:table-cell>
          <table:table-cell office:value-type="float" office:value="1049">
            <text:p>104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[.B1123]*60*60+[.C1123]*60+[.D1123]" office:value-type="float" office:value="72377">
            <text:p>72377</text:p>
          </table:table-cell>
          <table:table-cell table:formula="of:=([.E1124]-[.E1123])/60" office:value-type="float" office:value="0.116666666666667">
            <text:p>0.1166666667</text:p>
          </table:table-cell>
          <table:table-cell office:value-type="float" office:value="1050">
            <text:p>105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B1124]*60*60+[.C1124]*60+[.D1124]" office:value-type="float" office:value="72384">
            <text:p>72384</text:p>
          </table:table-cell>
          <table:table-cell table:formula="of:=([.E1125]-[.E1124])/60" office:value-type="float" office:value="0.0666666666666667">
            <text:p>0.0666666667</text:p>
          </table:table-cell>
          <table:table-cell office:value-type="float" office:value="1058">
            <text:p>10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formula="of:=[.B1125]*60*60+[.C1125]*60+[.D1125]" office:value-type="float" office:value="72388">
            <text:p>72388</text:p>
          </table:table-cell>
          <table:table-cell table:formula="of:=([.E1126]-[.E1125])/60" office:value-type="float" office:value="0.0833333333333333">
            <text:p>0.0833333333</text:p>
          </table:table-cell>
          <table:table-cell office:value-type="float" office:value="1059">
            <text:p>105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[.B1126]*60*60+[.C1126]*60+[.D1126]" office:value-type="float" office:value="72393">
            <text:p>72393</text:p>
          </table:table-cell>
          <table:table-cell table:formula="of:=([.E1127]-[.E1126])/60" office:value-type="float" office:value="0.0833333333333333">
            <text:p>0.0833333333</text:p>
          </table:table-cell>
          <table:table-cell office:value-type="float" office:value="1060">
            <text:p>106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formula="of:=[.B1127]*60*60+[.C1127]*60+[.D1127]" office:value-type="float" office:value="72398">
            <text:p>72398</text:p>
          </table:table-cell>
          <table:table-cell table:formula="of:=([.E1128]-[.E1127])/60" office:value-type="float" office:value="0.0666666666666667">
            <text:p>0.0666666667</text:p>
          </table:table-cell>
          <table:table-cell office:value-type="float" office:value="1061">
            <text:p>106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formula="of:=[.B1128]*60*60+[.C1128]*60+[.D1128]" office:value-type="float" office:value="72402">
            <text:p>72402</text:p>
          </table:table-cell>
          <table:table-cell table:formula="of:=([.E1129]-[.E1128])/60" office:value-type="float" office:value="0.0833333333333333">
            <text:p>0.0833333333</text:p>
          </table:table-cell>
          <table:table-cell office:value-type="float" office:value="1065">
            <text:p>10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formula="of:=[.B1129]*60*60+[.C1129]*60+[.D1129]" office:value-type="float" office:value="72407">
            <text:p>72407</text:p>
          </table:table-cell>
          <table:table-cell table:formula="of:=([.E1130]-[.E1129])/60" office:value-type="float" office:value="0.116666666666667">
            <text:p>0.1166666667</text:p>
          </table:table-cell>
          <table:table-cell office:value-type="float" office:value="1070">
            <text:p>107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formula="of:=[.B1130]*60*60+[.C1130]*60+[.D1130]" office:value-type="float" office:value="72414">
            <text:p>72414</text:p>
          </table:table-cell>
          <table:table-cell table:formula="of:=([.E1131]-[.E1130])/60" office:value-type="float" office:value="0.0833333333333333">
            <text:p>0.0833333333</text:p>
          </table:table-cell>
          <table:table-cell office:value-type="float" office:value="1071">
            <text:p>107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formula="of:=[.B1131]*60*60+[.C1131]*60+[.D1131]" office:value-type="float" office:value="72419">
            <text:p>72419</text:p>
          </table:table-cell>
          <table:table-cell table:formula="of:=([.E1132]-[.E1131])/60" office:value-type="float" office:value="0.116666666666667">
            <text:p>0.1166666667</text:p>
          </table:table-cell>
          <table:table-cell office:value-type="float" office:value="1072">
            <text:p>10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132]*60*60+[.C1132]*60+[.D1132]" office:value-type="float" office:value="72426">
            <text:p>72426</text:p>
          </table:table-cell>
          <table:table-cell table:formula="of:=([.E1133]-[.E1132])/60" office:value-type="float" office:value="0.216666666666667">
            <text:p>0.2166666667</text:p>
          </table:table-cell>
          <table:table-cell office:value-type="float" office:value="1075">
            <text:p>10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[.B1133]*60*60+[.C1133]*60+[.D1133]" office:value-type="float" office:value="72439">
            <text:p>72439</text:p>
          </table:table-cell>
          <table:table-cell table:formula="of:=([.E1134]-[.E1133])/60" office:value-type="float" office:value="2.6">
            <text:p>2.6</text:p>
          </table:table-cell>
          <table:table-cell office:value-type="float" office:value="1078">
            <text:p>107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formula="of:=[.B1134]*60*60+[.C1134]*60+[.D1134]" office:value-type="float" office:value="72595">
            <text:p>72595</text:p>
          </table:table-cell>
          <table:table-cell table:formula="of:=([.E1135]-[.E1134])/60" office:value-type="float" office:value="0.1">
            <text:p>0.1</text:p>
          </table:table-cell>
          <table:table-cell office:value-type="float" office:value="1079">
            <text:p>107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135]*60*60+[.C1135]*60+[.D1135]" office:value-type="float" office:value="72601">
            <text:p>72601</text:p>
          </table:table-cell>
          <table:table-cell table:formula="of:=([.E1136]-[.E1135])/60" office:value-type="float" office:value="0.0666666666666667">
            <text:p>0.0666666667</text:p>
          </table:table-cell>
          <table:table-cell office:value-type="float" office:value="1081">
            <text:p>108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136]*60*60+[.C1136]*60+[.D1136]" office:value-type="float" office:value="72605">
            <text:p>72605</text:p>
          </table:table-cell>
          <table:table-cell table:formula="of:=([.E1137]-[.E1136])/60" office:value-type="float" office:value="0.0666666666666667">
            <text:p>0.0666666667</text:p>
          </table:table-cell>
          <table:table-cell office:value-type="float" office:value="1083">
            <text:p>108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B1137]*60*60+[.C1137]*60+[.D1137]" office:value-type="float" office:value="72609">
            <text:p>72609</text:p>
          </table:table-cell>
          <table:table-cell table:formula="of:=([.E1138]-[.E1137])/60" office:value-type="float" office:value="0.0666666666666667">
            <text:p>0.0666666667</text:p>
          </table:table-cell>
          <table:table-cell office:value-type="float" office:value="1086">
            <text:p>108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B1138]*60*60+[.C1138]*60+[.D1138]" office:value-type="float" office:value="72613">
            <text:p>72613</text:p>
          </table:table-cell>
          <table:table-cell table:formula="of:=([.E1139]-[.E1138])/60" office:value-type="float" office:value="0.0833333333333333">
            <text:p>0.0833333333</text:p>
          </table:table-cell>
          <table:table-cell office:value-type="float" office:value="1091">
            <text:p>109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[.B1139]*60*60+[.C1139]*60+[.D1139]" office:value-type="float" office:value="72618">
            <text:p>72618</text:p>
          </table:table-cell>
          <table:table-cell table:formula="of:=([.E1140]-[.E1139])/60" office:value-type="float" office:value="0.0833333333333333">
            <text:p>0.0833333333</text:p>
          </table:table-cell>
          <table:table-cell office:value-type="float" office:value="1092">
            <text:p>109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[.B1140]*60*60+[.C1140]*60+[.D1140]" office:value-type="float" office:value="72623">
            <text:p>72623</text:p>
          </table:table-cell>
          <table:table-cell table:formula="of:=([.E1141]-[.E1140])/60" office:value-type="float" office:value="0.0666666666666667">
            <text:p>0.0666666667</text:p>
          </table:table-cell>
          <table:table-cell office:value-type="float" office:value="1093">
            <text:p>109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[.B1141]*60*60+[.C1141]*60+[.D1141]" office:value-type="float" office:value="72627">
            <text:p>72627</text:p>
          </table:table-cell>
          <table:table-cell table:formula="of:=([.E1142]-[.E1141])/60" office:value-type="float" office:value="0.0666666666666667">
            <text:p>0.0666666667</text:p>
          </table:table-cell>
          <table:table-cell office:value-type="float" office:value="1094">
            <text:p>109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[.B1142]*60*60+[.C1142]*60+[.D1142]" office:value-type="float" office:value="72631">
            <text:p>72631</text:p>
          </table:table-cell>
          <table:table-cell table:formula="of:=([.E1143]-[.E1142])/60" office:value-type="float" office:value="0.0833333333333333">
            <text:p>0.0833333333</text:p>
          </table:table-cell>
          <table:table-cell office:value-type="float" office:value="1095">
            <text:p>109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[.B1143]*60*60+[.C1143]*60+[.D1143]" office:value-type="float" office:value="72636">
            <text:p>72636</text:p>
          </table:table-cell>
          <table:table-cell table:formula="of:=([.E1144]-[.E1143])/60" office:value-type="float" office:value="0.0833333333333333">
            <text:p>0.0833333333</text:p>
          </table:table-cell>
          <table:table-cell office:value-type="float" office:value="1096">
            <text:p>109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[.B1144]*60*60+[.C1144]*60+[.D1144]" office:value-type="float" office:value="72641">
            <text:p>72641</text:p>
          </table:table-cell>
          <table:table-cell table:formula="of:=([.E1145]-[.E1144])/60" office:value-type="float" office:value="0.0833333333333333">
            <text:p>0.0833333333</text:p>
          </table:table-cell>
          <table:table-cell office:value-type="float" office:value="1097">
            <text:p>109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[.B1145]*60*60+[.C1145]*60+[.D1145]" office:value-type="float" office:value="72646">
            <text:p>72646</text:p>
          </table:table-cell>
          <table:table-cell table:formula="of:=([.E1146]-[.E1145])/60" office:value-type="float" office:value="0.0833333333333333">
            <text:p>0.0833333333</text:p>
          </table:table-cell>
          <table:table-cell office:value-type="float" office:value="1098">
            <text:p>10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[.B1146]*60*60+[.C1146]*60+[.D1146]" office:value-type="float" office:value="72651">
            <text:p>72651</text:p>
          </table:table-cell>
          <table:table-cell table:formula="of:=([.E1147]-[.E1146])/60" office:value-type="float" office:value="0.0833333333333333">
            <text:p>0.0833333333</text:p>
          </table:table-cell>
          <table:table-cell office:value-type="float" office:value="1099">
            <text:p>109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formula="of:=[.B1147]*60*60+[.C1147]*60+[.D1147]" office:value-type="float" office:value="72656">
            <text:p>72656</text:p>
          </table:table-cell>
          <table:table-cell table:formula="of:=([.E1148]-[.E1147])/60" office:value-type="float" office:value="0.1">
            <text:p>0.1</text:p>
          </table:table-cell>
          <table:table-cell office:value-type="float" office:value="1101">
            <text:p>110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B1148]*60*60+[.C1148]*60+[.D1148]" office:value-type="float" office:value="72662">
            <text:p>72662</text:p>
          </table:table-cell>
          <table:table-cell table:formula="of:=([.E1149]-[.E1148])/60" office:value-type="float" office:value="0.133333333333333">
            <text:p>0.1333333333</text:p>
          </table:table-cell>
          <table:table-cell office:value-type="float" office:value="1105">
            <text:p>110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1149]*60*60+[.C1149]*60+[.D1149]" office:value-type="float" office:value="72670">
            <text:p>72670</text:p>
          </table:table-cell>
          <table:table-cell table:formula="of:=([.E1150]-[.E1149])/60" office:value-type="float" office:value="0.3">
            <text:p>0.3</text:p>
          </table:table-cell>
          <table:table-cell office:value-type="float" office:value="1106">
            <text:p>110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[.B1150]*60*60+[.C1150]*60+[.D1150]" office:value-type="float" office:value="72688">
            <text:p>72688</text:p>
          </table:table-cell>
          <table:table-cell table:formula="of:=([.E1151]-[.E1150])/60" office:value-type="float" office:value="0.116666666666667">
            <text:p>0.1166666667</text:p>
          </table:table-cell>
          <table:table-cell office:value-type="float" office:value="1107">
            <text:p>11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[.B1151]*60*60+[.C1151]*60+[.D1151]" office:value-type="float" office:value="72695">
            <text:p>72695</text:p>
          </table:table-cell>
          <table:table-cell table:formula="of:=([.E1152]-[.E1151])/60" office:value-type="float" office:value="0.1">
            <text:p>0.1</text:p>
          </table:table-cell>
          <table:table-cell office:value-type="float" office:value="1112">
            <text:p>111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[.B1152]*60*60+[.C1152]*60+[.D1152]" office:value-type="float" office:value="72701">
            <text:p>72701</text:p>
          </table:table-cell>
          <table:table-cell table:formula="of:=([.E1153]-[.E1152])/60" office:value-type="float" office:value="0.0666666666666667">
            <text:p>0.0666666667</text:p>
          </table:table-cell>
          <table:table-cell office:value-type="float" office:value="1113">
            <text:p>111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[.B1153]*60*60+[.C1153]*60+[.D1153]" office:value-type="float" office:value="72705">
            <text:p>72705</text:p>
          </table:table-cell>
          <table:table-cell table:formula="of:=([.E1154]-[.E1153])/60" office:value-type="float" office:value="0.116666666666667">
            <text:p>0.1166666667</text:p>
          </table:table-cell>
          <table:table-cell office:value-type="float" office:value="1114">
            <text:p>11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formula="of:=[.B1154]*60*60+[.C1154]*60+[.D1154]" office:value-type="float" office:value="72712">
            <text:p>72712</text:p>
          </table:table-cell>
          <table:table-cell table:formula="of:=([.E1155]-[.E1154])/60" office:value-type="float" office:value="0.0666666666666667">
            <text:p>0.0666666667</text:p>
          </table:table-cell>
          <table:table-cell office:value-type="float" office:value="1124">
            <text:p>112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table:formula="of:=[.B1155]*60*60+[.C1155]*60+[.D1155]" office:value-type="float" office:value="72716">
            <text:p>72716</text:p>
          </table:table-cell>
          <table:table-cell table:formula="of:=([.E1156]-[.E1155])/60" office:value-type="float" office:value="0.0666666666666667">
            <text:p>0.0666666667</text:p>
          </table:table-cell>
          <table:table-cell office:value-type="float" office:value="1125">
            <text:p>112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156]*60*60+[.C1156]*60+[.D1156]" office:value-type="float" office:value="72720">
            <text:p>72720</text:p>
          </table:table-cell>
          <table:table-cell table:formula="of:=([.E1157]-[.E1156])/60" office:value-type="float" office:value="0.133333333333333">
            <text:p>0.1333333333</text:p>
          </table:table-cell>
          <table:table-cell office:value-type="float" office:value="1127">
            <text:p>11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B1157]*60*60+[.C1157]*60+[.D1157]" office:value-type="float" office:value="72728">
            <text:p>72728</text:p>
          </table:table-cell>
          <table:table-cell table:formula="of:=([.E1158]-[.E1157])/60" office:value-type="float" office:value="0.0833333333333333">
            <text:p>0.0833333333</text:p>
          </table:table-cell>
          <table:table-cell office:value-type="float" office:value="1129">
            <text:p>112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B1158]*60*60+[.C1158]*60+[.D1158]" office:value-type="float" office:value="72733">
            <text:p>72733</text:p>
          </table:table-cell>
          <table:table-cell table:formula="of:=([.E1159]-[.E1158])/60" office:value-type="float" office:value="0.183333333333333">
            <text:p>0.1833333333</text:p>
          </table:table-cell>
          <table:table-cell office:value-type="float" office:value="1137">
            <text:p>113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B1159]*60*60+[.C1159]*60+[.D1159]" office:value-type="float" office:value="72744">
            <text:p>72744</text:p>
          </table:table-cell>
          <table:table-cell table:formula="of:=([.E1160]-[.E1159])/60" office:value-type="float" office:value="0.5">
            <text:p>0.5</text:p>
          </table:table-cell>
          <table:table-cell office:value-type="float" office:value="1138">
            <text:p>113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[.B1160]*60*60+[.C1160]*60+[.D1160]" office:value-type="float" office:value="72774">
            <text:p>72774</text:p>
          </table:table-cell>
          <table:table-cell table:formula="of:=([.E1161]-[.E1160])/60" office:value-type="float" office:value="0.0666666666666667">
            <text:p>0.0666666667</text:p>
          </table:table-cell>
          <table:table-cell office:value-type="float" office:value="1141">
            <text:p>114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[.B1161]*60*60+[.C1161]*60+[.D1161]" office:value-type="float" office:value="72778">
            <text:p>72778</text:p>
          </table:table-cell>
          <table:table-cell table:formula="of:=([.E1162]-[.E1161])/60" office:value-type="float" office:value="0.0666666666666667">
            <text:p>0.0666666667</text:p>
          </table:table-cell>
          <table:table-cell office:value-type="float" office:value="1142">
            <text:p>114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1162]*60*60+[.C1162]*60+[.D1162]" office:value-type="float" office:value="72782">
            <text:p>72782</text:p>
          </table:table-cell>
          <table:table-cell table:formula="of:=([.E1163]-[.E1162])/60" office:value-type="float" office:value="0.05">
            <text:p>0.05</text:p>
          </table:table-cell>
          <table:table-cell office:value-type="float" office:value="1143">
            <text:p>114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B1163]*60*60+[.C1163]*60+[.D1163]" office:value-type="float" office:value="72785">
            <text:p>72785</text:p>
          </table:table-cell>
          <table:table-cell table:formula="of:=([.E1164]-[.E1163])/60" office:value-type="float" office:value="0.0833333333333333">
            <text:p>0.0833333333</text:p>
          </table:table-cell>
          <table:table-cell office:value-type="float" office:value="1144">
            <text:p>114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B1164]*60*60+[.C1164]*60+[.D1164]" office:value-type="float" office:value="72790">
            <text:p>72790</text:p>
          </table:table-cell>
          <table:table-cell table:formula="of:=([.E1165]-[.E1164])/60" office:value-type="float" office:value="0.0666666666666667">
            <text:p>0.0666666667</text:p>
          </table:table-cell>
          <table:table-cell office:value-type="float" office:value="1145">
            <text:p>11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B1165]*60*60+[.C1165]*60+[.D1165]" office:value-type="float" office:value="72794">
            <text:p>72794</text:p>
          </table:table-cell>
          <table:table-cell table:formula="of:=([.E1166]-[.E1165])/60" office:value-type="float" office:value="0.0833333333333333">
            <text:p>0.0833333333</text:p>
          </table:table-cell>
          <table:table-cell office:value-type="float" office:value="1156">
            <text:p>115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B1166]*60*60+[.C1166]*60+[.D1166]" office:value-type="float" office:value="72799">
            <text:p>72799</text:p>
          </table:table-cell>
          <table:table-cell table:formula="of:=([.E1167]-[.E1166])/60" office:value-type="float" office:value="0.116666666666667">
            <text:p>0.1166666667</text:p>
          </table:table-cell>
          <table:table-cell office:value-type="float" office:value="1162">
            <text:p>116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[.B1167]*60*60+[.C1167]*60+[.D1167]" office:value-type="float" office:value="72806">
            <text:p>72806</text:p>
          </table:table-cell>
          <table:table-cell table:formula="of:=([.E1168]-[.E1167])/60" office:value-type="float" office:value="0.2">
            <text:p>0.2</text:p>
          </table:table-cell>
          <table:table-cell office:value-type="float" office:value="1164">
            <text:p>11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[.B1168]*60*60+[.C1168]*60+[.D1168]" office:value-type="float" office:value="72818">
            <text:p>72818</text:p>
          </table:table-cell>
          <table:table-cell table:formula="of:=([.E1169]-[.E1168])/60" office:value-type="float" office:value="0.0833333333333333">
            <text:p>0.0833333333</text:p>
          </table:table-cell>
          <table:table-cell office:value-type="float" office:value="1167">
            <text:p>116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[.B1169]*60*60+[.C1169]*60+[.D1169]" office:value-type="float" office:value="72823">
            <text:p>72823</text:p>
          </table:table-cell>
          <table:table-cell table:formula="of:=([.E1170]-[.E1169])/60" office:value-type="float" office:value="0.05">
            <text:p>0.05</text:p>
          </table:table-cell>
          <table:table-cell office:value-type="float" office:value="1172">
            <text:p>117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[.B1170]*60*60+[.C1170]*60+[.D1170]" office:value-type="float" office:value="72826">
            <text:p>72826</text:p>
          </table:table-cell>
          <table:table-cell table:formula="of:=([.E1171]-[.E1170])/60" office:value-type="float" office:value="0.116666666666667">
            <text:p>0.1166666667</text:p>
          </table:table-cell>
          <table:table-cell office:value-type="float" office:value="1173">
            <text:p>117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[.B1171]*60*60+[.C1171]*60+[.D1171]" office:value-type="float" office:value="72833">
            <text:p>72833</text:p>
          </table:table-cell>
          <table:table-cell table:formula="of:=([.E1172]-[.E1171])/60" office:value-type="float" office:value="0.1">
            <text:p>0.1</text:p>
          </table:table-cell>
          <table:table-cell office:value-type="float" office:value="1176">
            <text:p>11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formula="of:=[.B1172]*60*60+[.C1172]*60+[.D1172]" office:value-type="float" office:value="72839">
            <text:p>72839</text:p>
          </table:table-cell>
          <table:table-cell table:formula="of:=([.E1173]-[.E1172])/60" office:value-type="float" office:value="0.116666666666667">
            <text:p>0.1166666667</text:p>
          </table:table-cell>
          <table:table-cell office:value-type="float" office:value="1179">
            <text:p>117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[.B1173]*60*60+[.C1173]*60+[.D1173]" office:value-type="float" office:value="72846">
            <text:p>72846</text:p>
          </table:table-cell>
          <table:table-cell table:formula="of:=([.E1174]-[.E1173])/60" office:value-type="float" office:value="0.0833333333333333">
            <text:p>0.0833333333</text:p>
          </table:table-cell>
          <table:table-cell office:value-type="float" office:value="1189">
            <text:p>118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[.B1174]*60*60+[.C1174]*60+[.D1174]" office:value-type="float" office:value="72851">
            <text:p>72851</text:p>
          </table:table-cell>
          <table:table-cell table:formula="of:=([.E1175]-[.E1174])/60" office:value-type="float" office:value="0.0833333333333333">
            <text:p>0.0833333333</text:p>
          </table:table-cell>
          <table:table-cell office:value-type="float" office:value="1201">
            <text:p>120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B1175]*60*60+[.C1175]*60+[.D1175]" office:value-type="float" office:value="72856">
            <text:p>72856</text:p>
          </table:table-cell>
          <table:table-cell table:formula="of:=([.E1176]-[.E1175])/60" office:value-type="float" office:value="0.0666666666666667">
            <text:p>0.0666666667</text:p>
          </table:table-cell>
          <table:table-cell office:value-type="float" office:value="1203">
            <text:p>120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B1176]*60*60+[.C1176]*60+[.D1176]" office:value-type="float" office:value="72860">
            <text:p>72860</text:p>
          </table:table-cell>
          <table:table-cell table:formula="of:=([.E1177]-[.E1176])/60"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[.B1177]*60*60+[.C1177]*60+[.D1177]" office:value-type="float" office:value="72866">
            <text:p>72866</text:p>
          </table:table-cell>
          <table:table-cell table:formula="of:=([.E1178]-[.E1177])/60" office:value-type="float" office:value="0.0833333333333333">
            <text:p>0.0833333333</text:p>
          </table:table-cell>
          <table:table-cell office:value-type="float" office:value="1207">
            <text:p>120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.B1178]*60*60+[.C1178]*60+[.D1178]" office:value-type="float" office:value="72871">
            <text:p>72871</text:p>
          </table:table-cell>
          <table:table-cell table:formula="of:=([.E1179]-[.E1178])/60" office:value-type="float" office:value="0.233333333333333">
            <text:p>0.2333333333</text:p>
          </table:table-cell>
          <table:table-cell office:value-type="float" office:value="1211">
            <text:p>12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[.B1179]*60*60+[.C1179]*60+[.D1179]" office:value-type="float" office:value="72885">
            <text:p>72885</text:p>
          </table:table-cell>
          <table:table-cell table:formula="of:=([.E1180]-[.E1179])/60" office:value-type="float" office:value="0.05">
            <text:p>0.05</text:p>
          </table:table-cell>
          <table:table-cell office:value-type="float" office:value="1214">
            <text:p>12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[.B1180]*60*60+[.C1180]*60+[.D1180]" office:value-type="float" office:value="72888">
            <text:p>72888</text:p>
          </table:table-cell>
          <table:table-cell table:formula="of:=([.E1181]-[.E1180])/60" office:value-type="float" office:value="0.0833333333333333">
            <text:p>0.0833333333</text:p>
          </table:table-cell>
          <table:table-cell office:value-type="float" office:value="1215">
            <text:p>121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[.B1181]*60*60+[.C1181]*60+[.D1181]" office:value-type="float" office:value="72893">
            <text:p>72893</text:p>
          </table:table-cell>
          <table:table-cell table:formula="of:=([.E1182]-[.E1181])/60" office:value-type="float" office:value="0.1">
            <text:p>0.1</text:p>
          </table:table-cell>
          <table:table-cell office:value-type="float" office:value="1233">
            <text:p>123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formula="of:=[.B1182]*60*60+[.C1182]*60+[.D1182]" office:value-type="float" office:value="72899">
            <text:p>72899</text:p>
          </table:table-cell>
          <table:table-cell table:formula="of:=([.E1183]-[.E1182])/60" office:value-type="float" office:value="0.166666666666667">
            <text:p>0.1666666667</text:p>
          </table:table-cell>
          <table:table-cell office:value-type="float" office:value="1235">
            <text:p>123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B1183]*60*60+[.C1183]*60+[.D1183]" office:value-type="float" office:value="72909">
            <text:p>72909</text:p>
          </table:table-cell>
          <table:table-cell table:formula="of:=([.E1184]-[.E1183])/60" office:value-type="float" office:value="0.1">
            <text:p>0.1</text:p>
          </table:table-cell>
          <table:table-cell office:value-type="float" office:value="1245">
            <text:p>124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formula="of:=[.B1184]*60*60+[.C1184]*60+[.D1184]" office:value-type="float" office:value="72915">
            <text:p>72915</text:p>
          </table:table-cell>
          <table:table-cell table:formula="of:=([.E1185]-[.E1184])/60" office:value-type="float" office:value="0.15">
            <text:p>0.15</text:p>
          </table:table-cell>
          <table:table-cell office:value-type="float" office:value="1248">
            <text:p>124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[.B1185]*60*60+[.C1185]*60+[.D1185]" office:value-type="float" office:value="72924">
            <text:p>72924</text:p>
          </table:table-cell>
          <table:table-cell table:formula="of:=([.E1186]-[.E1185])/60" office:value-type="float" office:value="0.5">
            <text:p>0.5</text:p>
          </table:table-cell>
          <table:table-cell office:value-type="float" office:value="1250">
            <text:p>125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[.B1186]*60*60+[.C1186]*60+[.D1186]" office:value-type="float" office:value="72954">
            <text:p>72954</text:p>
          </table:table-cell>
          <table:table-cell table:formula="of:=([.E1187]-[.E1186])/60" office:value-type="float" office:value="0.116666666666667">
            <text:p>0.1166666667</text:p>
          </table:table-cell>
          <table:table-cell office:value-type="float" office:value="1252">
            <text:p>125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187]*60*60+[.C1187]*60+[.D1187]" office:value-type="float" office:value="72961">
            <text:p>72961</text:p>
          </table:table-cell>
          <table:table-cell table:formula="of:=([.E1188]-[.E1187])/60" office:value-type="float" office:value="0.116666666666667">
            <text:p>0.1166666667</text:p>
          </table:table-cell>
          <table:table-cell office:value-type="float" office:value="1258">
            <text:p>125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B1188]*60*60+[.C1188]*60+[.D1188]" office:value-type="float" office:value="72968">
            <text:p>72968</text:p>
          </table:table-cell>
          <table:table-cell table:formula="of:=([.E1189]-[.E1188])/60" office:value-type="float" office:value="0.0666666666666667">
            <text:p>0.0666666667</text:p>
          </table:table-cell>
          <table:table-cell office:value-type="float" office:value="1263">
            <text:p>126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B1189]*60*60+[.C1189]*60+[.D1189]" office:value-type="float" office:value="72972">
            <text:p>72972</text:p>
          </table:table-cell>
          <table:table-cell table:formula="of:=([.E1190]-[.E1189])/60" office:value-type="float" office:value="0.05">
            <text:p>0.05</text:p>
          </table:table-cell>
          <table:table-cell office:value-type="float" office:value="1264">
            <text:p>126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[.B1190]*60*60+[.C1190]*60+[.D1190]" office:value-type="float" office:value="72975">
            <text:p>72975</text:p>
          </table:table-cell>
          <table:table-cell table:formula="of:=([.E1191]-[.E1190])/60" office:value-type="float" office:value="0.0833333333333333">
            <text:p>0.0833333333</text:p>
          </table:table-cell>
          <table:table-cell office:value-type="float" office:value="1267">
            <text:p>126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B1191]*60*60+[.C1191]*60+[.D1191]" office:value-type="float" office:value="72980">
            <text:p>72980</text:p>
          </table:table-cell>
          <table:table-cell table:formula="of:=([.E1192]-[.E1191])/60" office:value-type="float" office:value="0.0666666666666667">
            <text:p>0.0666666667</text:p>
          </table:table-cell>
          <table:table-cell office:value-type="float" office:value="1275">
            <text:p>12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[.B1192]*60*60+[.C1192]*60+[.D1192]" office:value-type="float" office:value="72984">
            <text:p>72984</text:p>
          </table:table-cell>
          <table:table-cell table:formula="of:=([.E1193]-[.E1192])/60" office:value-type="float" office:value="0.0666666666666667">
            <text:p>0.0666666667</text:p>
          </table:table-cell>
          <table:table-cell office:value-type="float" office:value="1285">
            <text:p>128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[.B1193]*60*60+[.C1193]*60+[.D1193]" office:value-type="float" office:value="72988">
            <text:p>72988</text:p>
          </table:table-cell>
          <table:table-cell table:formula="of:=([.E1194]-[.E1193])/60" office:value-type="float" office:value="0.0666666666666667">
            <text:p>0.0666666667</text:p>
          </table:table-cell>
          <table:table-cell office:value-type="float" office:value="1286">
            <text:p>128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[.B1194]*60*60+[.C1194]*60+[.D1194]" office:value-type="float" office:value="72992">
            <text:p>72992</text:p>
          </table:table-cell>
          <table:table-cell table:formula="of:=([.E1195]-[.E1194])/60" office:value-type="float" office:value="0.0666666666666667">
            <text:p>0.0666666667</text:p>
          </table:table-cell>
          <table:table-cell office:value-type="float" office:value="1287">
            <text:p>128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[.B1195]*60*60+[.C1195]*60+[.D1195]" office:value-type="float" office:value="72996">
            <text:p>72996</text:p>
          </table:table-cell>
          <table:table-cell table:formula="of:=([.E1196]-[.E1195])/60" office:value-type="float" office:value="0.1">
            <text:p>0.1</text:p>
          </table:table-cell>
          <table:table-cell office:value-type="float" office:value="1288">
            <text:p>12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[.B1196]*60*60+[.C1196]*60+[.D1196]" office:value-type="float" office:value="73002">
            <text:p>73002</text:p>
          </table:table-cell>
          <table:table-cell table:formula="of:=([.E1197]-[.E1196])/60" office:value-type="float" office:value="0.15">
            <text:p>0.15</text:p>
          </table:table-cell>
          <table:table-cell office:value-type="float" office:value="1289">
            <text:p>128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[.B1197]*60*60+[.C1197]*60+[.D1197]" office:value-type="float" office:value="73011">
            <text:p>73011</text:p>
          </table:table-cell>
          <table:table-cell table:formula="of:=([.E1198]-[.E1197])/60" office:value-type="float" office:value="0.0666666666666667">
            <text:p>0.0666666667</text:p>
          </table:table-cell>
          <table:table-cell office:value-type="float" office:value="1290">
            <text:p>129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[.B1198]*60*60+[.C1198]*60+[.D1198]" office:value-type="float" office:value="73015">
            <text:p>73015</text:p>
          </table:table-cell>
          <table:table-cell table:formula="of:=([.E1199]-[.E1198])/60" office:value-type="float" office:value="0.1">
            <text:p>0.1</text:p>
          </table:table-cell>
          <table:table-cell office:value-type="float" office:value="1296">
            <text:p>129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199]*60*60+[.C1199]*60+[.D1199]" office:value-type="float" office:value="73021">
            <text:p>73021</text:p>
          </table:table-cell>
          <table:table-cell table:formula="of:=([.E1200]-[.E1199])/60" office:value-type="float" office:value="0.116666666666667">
            <text:p>0.1166666667</text:p>
          </table:table-cell>
          <table:table-cell office:value-type="float" office:value="1298">
            <text:p>129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B1200]*60*60+[.C1200]*60+[.D1200]" office:value-type="float" office:value="73028">
            <text:p>73028</text:p>
          </table:table-cell>
          <table:table-cell table:formula="of:=([.E1201]-[.E1200])/60" office:value-type="float" office:value="0.2">
            <text:p>0.2</text:p>
          </table:table-cell>
          <table:table-cell office:value-type="float" office:value="1300">
            <text:p>1300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B1201]*60*60+[.C1201]*60+[.D1201]" office:value-type="float" office:value="73040">
            <text:p>73040</text:p>
          </table:table-cell>
          <table:table-cell table:formula="of:=([.E1202]-[.E1201])/60" office:value-type="float" office:value="0.233333333333333">
            <text:p>0.2333333333</text:p>
          </table:table-cell>
          <table:table-cell office:value-type="float" office:value="1308">
            <text:p>130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[.B1202]*60*60+[.C1202]*60+[.D1202]" office:value-type="float" office:value="73054">
            <text:p>73054</text:p>
          </table:table-cell>
          <table:table-cell table:formula="of:=([.E1203]-[.E1202])/60" office:value-type="float" office:value="0.0833333333333333">
            <text:p>0.0833333333</text:p>
          </table:table-cell>
          <table:table-cell office:value-type="float" office:value="1312">
            <text:p>131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[.B1203]*60*60+[.C1203]*60+[.D1203]" office:value-type="float" office:value="73059">
            <text:p>73059</text:p>
          </table:table-cell>
          <table:table-cell table:formula="of:=([.E1204]-[.E1203])/60" office:value-type="float" office:value="0.183333333333333">
            <text:p>0.1833333333</text:p>
          </table:table-cell>
          <table:table-cell office:value-type="float" office:value="1314">
            <text:p>131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B1204]*60*60+[.C1204]*60+[.D1204]" office:value-type="float" office:value="73070">
            <text:p>73070</text:p>
          </table:table-cell>
          <table:table-cell table:formula="of:=([.E1205]-[.E1204])/60" office:value-type="float" office:value="0.0833333333333333">
            <text:p>0.0833333333</text:p>
          </table:table-cell>
          <table:table-cell office:value-type="float" office:value="1327">
            <text:p>132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[.B1205]*60*60+[.C1205]*60+[.D1205]" office:value-type="float" office:value="73075">
            <text:p>73075</text:p>
          </table:table-cell>
          <table:table-cell table:formula="of:=([.E1206]-[.E1205])/60" office:value-type="float" office:value="0.0833333333333333">
            <text:p>0.0833333333</text:p>
          </table:table-cell>
          <table:table-cell office:value-type="float" office:value="1334">
            <text:p>1334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206]*60*60+[.C1206]*60+[.D1206]" office:value-type="float" office:value="73080">
            <text:p>73080</text:p>
          </table:table-cell>
          <table:table-cell table:formula="of:=([.E1207]-[.E1206])/60" office:value-type="float" office:value="0.116666666666667">
            <text:p>0.1166666667</text:p>
          </table:table-cell>
          <table:table-cell office:value-type="float" office:value="1339">
            <text:p>133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[.B1207]*60*60+[.C1207]*60+[.D1207]" office:value-type="float" office:value="73087">
            <text:p>73087</text:p>
          </table:table-cell>
          <table:table-cell table:formula="of:=([.E1208]-[.E1207])/60" office:value-type="float" office:value="0.1">
            <text:p>0.1</text:p>
          </table:table-cell>
          <table:table-cell office:value-type="float" office:value="1347">
            <text:p>134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B1208]*60*60+[.C1208]*60+[.D1208]" office:value-type="float" office:value="73093">
            <text:p>73093</text:p>
          </table:table-cell>
          <table:table-cell table:formula="of:=([.E1209]-[.E1208])/60" office:value-type="float" office:value="0.0833333333333333">
            <text:p>0.0833333333</text:p>
          </table:table-cell>
          <table:table-cell office:value-type="float" office:value="1352">
            <text:p>1352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formula="of:=[.B1209]*60*60+[.C1209]*60+[.D1209]" office:value-type="float" office:value="73098">
            <text:p>73098</text:p>
          </table:table-cell>
          <table:table-cell table:formula="of:=([.E1210]-[.E1209])/60" office:value-type="float" office:value="0.133333333333333">
            <text:p>0.1333333333</text:p>
          </table:table-cell>
          <table:table-cell office:value-type="float" office:value="1353">
            <text:p>135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[.B1210]*60*60+[.C1210]*60+[.D1210]" office:value-type="float" office:value="73106">
            <text:p>73106</text:p>
          </table:table-cell>
          <table:table-cell table:formula="of:=([.E1211]-[.E1210])/60" office:value-type="float" office:value="0.2">
            <text:p>0.2</text:p>
          </table:table-cell>
          <table:table-cell office:value-type="float" office:value="1365">
            <text:p>136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formula="of:=[.B1211]*60*60+[.C1211]*60+[.D1211]" office:value-type="float" office:value="73118">
            <text:p>73118</text:p>
          </table:table-cell>
          <table:table-cell table:formula="of:=([.E1212]-[.E1211])/60" office:value-type="float" office:value="0.0666666666666667">
            <text:p>0.0666666667</text:p>
          </table:table-cell>
          <table:table-cell office:value-type="float" office:value="1366">
            <text:p>136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table:formula="of:=[.B1212]*60*60+[.C1212]*60+[.D1212]" office:value-type="float" office:value="73122">
            <text:p>73122</text:p>
          </table:table-cell>
          <table:table-cell table:formula="of:=([.E1213]-[.E1212])/60" office:value-type="float" office:value="0.0833333333333333">
            <text:p>0.0833333333</text:p>
          </table:table-cell>
          <table:table-cell office:value-type="float" office:value="1386">
            <text:p>138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table:formula="of:=[.B1213]*60*60+[.C1213]*60+[.D1213]" office:value-type="float" office:value="73127">
            <text:p>73127</text:p>
          </table:table-cell>
          <table:table-cell table:formula="of:=([.E1214]-[.E1213])/60" office:value-type="float" office:value="0.1">
            <text:p>0.1</text:p>
          </table:table-cell>
          <table:table-cell office:value-type="float" office:value="1406">
            <text:p>140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[.B1214]*60*60+[.C1214]*60+[.D1214]" office:value-type="float" office:value="73133">
            <text:p>73133</text:p>
          </table:table-cell>
          <table:table-cell table:formula="of:=([.E1215]-[.E1214])/60" office:value-type="float" office:value="0.133333333333333">
            <text:p>0.1333333333</text:p>
          </table:table-cell>
          <table:table-cell office:value-type="float" office:value="1411">
            <text:p>141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215]*60*60+[.C1215]*60+[.D1215]" office:value-type="float" office:value="73141">
            <text:p>73141</text:p>
          </table:table-cell>
          <table:table-cell table:formula="of:=([.E1216]-[.E1215])/60" office:value-type="float" office:value="0.0833333333333333">
            <text:p>0.0833333333</text:p>
          </table:table-cell>
          <table:table-cell office:value-type="float" office:value="1418">
            <text:p>141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[.B1216]*60*60+[.C1216]*60+[.D1216]" office:value-type="float" office:value="73146">
            <text:p>73146</text:p>
          </table:table-cell>
          <table:table-cell table:formula="of:=([.E1217]-[.E1216])/60" office:value-type="float" office:value="0.0833333333333333">
            <text:p>0.0833333333</text:p>
          </table:table-cell>
          <table:table-cell office:value-type="float" office:value="1421">
            <text:p>142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[.B1217]*60*60+[.C1217]*60+[.D1217]" office:value-type="float" office:value="73151">
            <text:p>73151</text:p>
          </table:table-cell>
          <table:table-cell table:formula="of:=([.E1218]-[.E1217])/60" office:value-type="float" office:value="0.183333333333333">
            <text:p>0.1833333333</text:p>
          </table:table-cell>
          <table:table-cell office:value-type="float" office:value="1436">
            <text:p>143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B1218]*60*60+[.C1218]*60+[.D1218]" office:value-type="float" office:value="73162">
            <text:p>73162</text:p>
          </table:table-cell>
          <table:table-cell table:formula="of:=([.E1219]-[.E1218])/60" office:value-type="float" office:value="0.0666666666666667">
            <text:p>0.0666666667</text:p>
          </table:table-cell>
          <table:table-cell office:value-type="float" office:value="1451">
            <text:p>145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[.B1219]*60*60+[.C1219]*60+[.D1219]" office:value-type="float" office:value="73166">
            <text:p>73166</text:p>
          </table:table-cell>
          <table:table-cell table:formula="of:=([.E1220]-[.E1219])/60" office:value-type="float" office:value="0.0666666666666667">
            <text:p>0.0666666667</text:p>
          </table:table-cell>
          <table:table-cell office:value-type="float" office:value="1453">
            <text:p>1453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[.B1220]*60*60+[.C1220]*60+[.D1220]" office:value-type="float" office:value="73170">
            <text:p>73170</text:p>
          </table:table-cell>
          <table:table-cell table:formula="of:=([.E1221]-[.E1220])/60" office:value-type="float" office:value="0.116666666666667">
            <text:p>0.1166666667</text:p>
          </table:table-cell>
          <table:table-cell office:value-type="float" office:value="1461">
            <text:p>1461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formula="of:=[.B1221]*60*60+[.C1221]*60+[.D1221]" office:value-type="float" office:value="73177">
            <text:p>73177</text:p>
          </table:table-cell>
          <table:table-cell table:formula="of:=([.E1222]-[.E1221])/60" office:value-type="float" office:value="0.0666666666666667">
            <text:p>0.0666666667</text:p>
          </table:table-cell>
          <table:table-cell office:value-type="float" office:value="1475">
            <text:p>1475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table:formula="of:=[.B1222]*60*60+[.C1222]*60+[.D1222]" office:value-type="float" office:value="73181">
            <text:p>73181</text:p>
          </table:table-cell>
          <table:table-cell table:formula="of:=([.E1223]-[.E1222])/60" office:value-type="float" office:value="0.116666666666667">
            <text:p>0.1166666667</text:p>
          </table:table-cell>
          <table:table-cell office:value-type="float" office:value="1476">
            <text:p>1476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formula="of:=[.B1223]*60*60+[.C1223]*60+[.D1223]" office:value-type="float" office:value="73188">
            <text:p>73188</text:p>
          </table:table-cell>
          <table:table-cell table:formula="of:=([.E1224]-[.E1223])/60" office:value-type="float" office:value="0.183333333333333">
            <text:p>0.1833333333</text:p>
          </table:table-cell>
          <table:table-cell office:value-type="float" office:value="1477">
            <text:p>1477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table:formula="of:=[.B1224]*60*60+[.C1224]*60+[.D1224]" office:value-type="float" office:value="73199">
            <text:p>73199</text:p>
          </table:table-cell>
          <table:table-cell table:formula="of:=([.E1225]-[.E1224])/60" office:value-type="float" office:value="0.116666666666667">
            <text:p>0.1166666667</text:p>
          </table:table-cell>
          <table:table-cell office:value-type="float" office:value="1478">
            <text:p>147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4">
            <text:p>1224</text:p>
          </table:table-cell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B1225]*60*60+[.C1225]*60+[.D1225]" office:value-type="float" office:value="73206">
            <text:p>73206</text:p>
          </table:table-cell>
          <table:table-cell table:formula="of:=([.E1226]-[.E1225])/60" office:value-type="float" office:value="0.0666666666666667">
            <text:p>0.0666666667</text:p>
          </table:table-cell>
          <table:table-cell office:value-type="float" office:value="1479">
            <text:p>147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5">
            <text:p>1225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B1226]*60*60+[.C1226]*60+[.D1226]" office:value-type="float" office:value="73210">
            <text:p>73210</text:p>
          </table:table-cell>
          <table:table-cell table:formula="of:=([.E1227]-[.E1226])/60" office:value-type="float" office:value="0.166666666666667">
            <text:p>0.1666666667</text:p>
          </table:table-cell>
          <table:table-cell office:value-type="float" office:value="1488">
            <text:p>1488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6">
            <text:p>1226</text:p>
          </table:table-cell>
          <table:table-cell table:number-columns-repeated="3" office:value-type="float" office:value="20">
            <text:p>20</text:p>
          </table:table-cell>
          <table:table-cell table:formula="of:=[.B1227]*60*60+[.C1227]*60+[.D1227]" office:value-type="float" office:value="73220">
            <text:p>73220</text:p>
          </table:table-cell>
          <table:table-cell table:formula="of:=([.E1228]-[.E1227])/60" office:value-type="float" office:value="0.133333333333333">
            <text:p>0.1333333333</text:p>
          </table:table-cell>
          <table:table-cell office:value-type="float" office:value="1499">
            <text:p>1499</text:p>
          </table:table-cell>
          <table:table-cell office:value-type="float" office:value="0.0833333333333333">
            <text:p>0.0833333333</text:p>
          </table:table-cell>
          <table:table-cell table:number-columns-repeated="8"/>
        </table:table-row>
        <table:table-row table:style-name="ro2">
          <table:table-cell office:value-type="float" office:value="1227">
            <text:p>12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B1228]*60*60+[.C1228]*60+[.D1228]" office:value-type="float" office:value="73228">
            <text:p>73228</text:p>
          </table:table-cell>
          <table:table-cell table:formula="of:=([.E1229]-[.E1228])/60" office:value-type="float" office:value="0.25">
            <text:p>0.25</text:p>
          </table:table-cell>
          <table:table-cell office:value-type="float" office:value="5">
            <text:p>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28">
            <text:p>1228</text:p>
          </table:table-cell>
          <table:table-cell table:number-columns-repeated="2" office:value-type="float" office:value="20">
            <text:p>20</text:p>
          </table:table-cell>
          <table:table-cell office:value-type="float" office:value="43">
            <text:p>43</text:p>
          </table:table-cell>
          <table:table-cell table:formula="of:=[.B1229]*60*60+[.C1229]*60+[.D1229]" office:value-type="float" office:value="73243">
            <text:p>73243</text:p>
          </table:table-cell>
          <table:table-cell table:formula="of:=([.E1230]-[.E1229])/60" office:value-type="float" office:value="0.216666666666667">
            <text:p>0.2166666667</text:p>
          </table:table-cell>
          <table:table-cell office:value-type="float" office:value="7">
            <text:p>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29">
            <text:p>1229</text:p>
          </table:table-cell>
          <table:table-cell table:number-columns-repeated="2" office:value-type="float" office:value="20">
            <text:p>20</text:p>
          </table:table-cell>
          <table:table-cell office:value-type="float" office:value="56">
            <text:p>56</text:p>
          </table:table-cell>
          <table:table-cell table:formula="of:=[.B1230]*60*60+[.C1230]*60+[.D1230]" office:value-type="float" office:value="73256">
            <text:p>73256</text:p>
          </table:table-cell>
          <table:table-cell table:formula="of:=([.E1231]-[.E1230])/60" office:value-type="float" office:value="0.566666666666667">
            <text:p>0.5666666667</text:p>
          </table:table-cell>
          <table:table-cell office:value-type="float" office:value="9">
            <text:p>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[.B1231]*60*60+[.C1231]*60+[.D1231]" office:value-type="float" office:value="73290">
            <text:p>73290</text:p>
          </table:table-cell>
          <table:table-cell table:formula="of:=([.E1232]-[.E1231])/60" office:value-type="float" office:value="0.1">
            <text:p>0.1</text:p>
          </table:table-cell>
          <table:table-cell office:value-type="float" office:value="11">
            <text:p>1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formula="of:=[.B1232]*60*60+[.C1232]*60+[.D1232]" office:value-type="float" office:value="73296">
            <text:p>73296</text:p>
          </table:table-cell>
          <table:table-cell table:formula="of:=([.E1233]-[.E1232])/60" office:value-type="float" office:value="0.0666666666666667">
            <text:p>0.0666666667</text:p>
          </table:table-cell>
          <table:table-cell office:value-type="float" office:value="22">
            <text:p>2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formula="of:=[.B1233]*60*60+[.C1233]*60+[.D1233]" office:value-type="float" office:value="73300">
            <text:p>73300</text:p>
          </table:table-cell>
          <table:table-cell table:formula="of:=([.E1234]-[.E1233])/60" office:value-type="float" office:value="0.1">
            <text:p>0.1</text:p>
          </table:table-cell>
          <table:table-cell office:value-type="float" office:value="33">
            <text:p>3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table:formula="of:=[.B1234]*60*60+[.C1234]*60+[.D1234]" office:value-type="float" office:value="73306">
            <text:p>73306</text:p>
          </table:table-cell>
          <table:table-cell table:formula="of:=([.E1235]-[.E1234])/60" office:value-type="float" office:value="0.0833333333333333">
            <text:p>0.0833333333</text:p>
          </table:table-cell>
          <table:table-cell office:value-type="float" office:value="51">
            <text:p>5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[.B1235]*60*60+[.C1235]*60+[.D1235]" office:value-type="float" office:value="73311">
            <text:p>73311</text:p>
          </table:table-cell>
          <table:table-cell table:formula="of:=([.E1236]-[.E1235])/60" office:value-type="float" office:value="0.1">
            <text:p>0.1</text:p>
          </table:table-cell>
          <table:table-cell office:value-type="float" office:value="57">
            <text:p>5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[.B1236]*60*60+[.C1236]*60+[.D1236]" office:value-type="float" office:value="73317">
            <text:p>73317</text:p>
          </table:table-cell>
          <table:table-cell table:formula="of:=([.E1237]-[.E1236])/60" office:value-type="float" office:value="0.0833333333333333">
            <text:p>0.0833333333</text:p>
          </table:table-cell>
          <table:table-cell office:value-type="float" office:value="61">
            <text:p>6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[.B1237]*60*60+[.C1237]*60+[.D1237]" office:value-type="float" office:value="73322">
            <text:p>73322</text:p>
          </table:table-cell>
          <table:table-cell table:formula="of:=([.E1238]-[.E1237])/60" office:value-type="float" office:value="0.183333333333333">
            <text:p>0.1833333333</text:p>
          </table:table-cell>
          <table:table-cell office:value-type="float" office:value="62">
            <text:p>6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[.B1238]*60*60+[.C1238]*60+[.D1238]" office:value-type="float" office:value="73333">
            <text:p>73333</text:p>
          </table:table-cell>
          <table:table-cell table:formula="of:=([.E1239]-[.E1238])/60" office:value-type="float" office:value="0.1">
            <text:p>0.1</text:p>
          </table:table-cell>
          <table:table-cell office:value-type="float" office:value="68">
            <text:p>6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B1239]*60*60+[.C1239]*60+[.D1239]" office:value-type="float" office:value="73339">
            <text:p>73339</text:p>
          </table:table-cell>
          <table:table-cell table:formula="of:=([.E1240]-[.E1239])/60" office:value-type="float" office:value="0.1">
            <text:p>0.1</text:p>
          </table:table-cell>
          <table:table-cell office:value-type="float" office:value="72">
            <text:p>7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B1240]*60*60+[.C1240]*60+[.D1240]" office:value-type="float" office:value="73345">
            <text:p>73345</text:p>
          </table:table-cell>
          <table:table-cell table:formula="of:=([.E1241]-[.E1240])/60" office:value-type="float" office:value="0.333333333333333">
            <text:p>0.3333333333</text:p>
          </table:table-cell>
          <table:table-cell office:value-type="float" office:value="73">
            <text:p>7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formula="of:=[.B1241]*60*60+[.C1241]*60+[.D1241]" office:value-type="float" office:value="73365">
            <text:p>73365</text:p>
          </table:table-cell>
          <table:table-cell table:formula="of:=([.E1242]-[.E1241])/60" office:value-type="float" office:value="0.05">
            <text:p>0.05</text:p>
          </table:table-cell>
          <table:table-cell office:value-type="float" office:value="78">
            <text:p>7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table:formula="of:=[.B1242]*60*60+[.C1242]*60+[.D1242]" office:value-type="float" office:value="73368">
            <text:p>73368</text:p>
          </table:table-cell>
          <table:table-cell table:formula="of:=([.E1243]-[.E1242])/60" office:value-type="float" office:value="0.0666666666666667">
            <text:p>0.0666666667</text:p>
          </table:table-cell>
          <table:table-cell office:value-type="float" office:value="80">
            <text:p>8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[.B1243]*60*60+[.C1243]*60+[.D1243]" office:value-type="float" office:value="73372">
            <text:p>73372</text:p>
          </table:table-cell>
          <table:table-cell table:formula="of:=([.E1244]-[.E1243])/60" office:value-type="float" office:value="0.116666666666667">
            <text:p>0.1166666667</text:p>
          </table:table-cell>
          <table:table-cell office:value-type="float" office:value="81">
            <text:p>8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table:formula="of:=[.B1244]*60*60+[.C1244]*60+[.D1244]" office:value-type="float" office:value="73379">
            <text:p>73379</text:p>
          </table:table-cell>
          <table:table-cell table:formula="of:=([.E1245]-[.E1244])/60" office:value-type="float" office:value="0.0666666666666667">
            <text:p>0.0666666667</text:p>
          </table:table-cell>
          <table:table-cell office:value-type="float" office:value="102">
            <text:p>10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[.B1245]*60*60+[.C1245]*60+[.D1245]" office:value-type="float" office:value="73383">
            <text:p>73383</text:p>
          </table:table-cell>
          <table:table-cell table:formula="of:=([.E1246]-[.E1245])/60" office:value-type="float" office:value="0.0666666666666667">
            <text:p>0.0666666667</text:p>
          </table:table-cell>
          <table:table-cell office:value-type="float" office:value="109">
            <text:p>10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[.B1246]*60*60+[.C1246]*60+[.D1246]" office:value-type="float" office:value="73387">
            <text:p>73387</text:p>
          </table:table-cell>
          <table:table-cell table:formula="of:=([.E1247]-[.E1246])/60" office:value-type="float" office:value="0.0833333333333333">
            <text:p>0.0833333333</text:p>
          </table:table-cell>
          <table:table-cell office:value-type="float" office:value="110">
            <text:p>1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[.B1247]*60*60+[.C1247]*60+[.D1247]" office:value-type="float" office:value="73392">
            <text:p>73392</text:p>
          </table:table-cell>
          <table:table-cell table:formula="of:=([.E1248]-[.E1247])/60" office:value-type="float" office:value="0.133333333333333">
            <text:p>0.1333333333</text:p>
          </table:table-cell>
          <table:table-cell office:value-type="float" office:value="120">
            <text:p>12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[.B1248]*60*60+[.C1248]*60+[.D1248]" office:value-type="float" office:value="73400">
            <text:p>73400</text:p>
          </table:table-cell>
          <table:table-cell table:formula="of:=([.E1249]-[.E1248])/60" office:value-type="float" office:value="0.166666666666667">
            <text:p>0.1666666667</text:p>
          </table:table-cell>
          <table:table-cell office:value-type="float" office:value="121">
            <text:p>12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[.B1249]*60*60+[.C1249]*60+[.D1249]" office:value-type="float" office:value="73410">
            <text:p>73410</text:p>
          </table:table-cell>
          <table:table-cell table:formula="of:=([.E1250]-[.E1249])/60" office:value-type="float" office:value="0.0833333333333333">
            <text:p>0.0833333333</text:p>
          </table:table-cell>
          <table:table-cell office:value-type="float" office:value="125">
            <text:p>12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[.B1250]*60*60+[.C1250]*60+[.D1250]" office:value-type="float" office:value="73415">
            <text:p>73415</text:p>
          </table:table-cell>
          <table:table-cell table:formula="of:=([.E1251]-[.E1250])/60" office:value-type="float" office:value="0.0666666666666667">
            <text:p>0.0666666667</text:p>
          </table:table-cell>
          <table:table-cell office:value-type="float" office:value="129">
            <text:p>12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formula="of:=[.B1251]*60*60+[.C1251]*60+[.D1251]" office:value-type="float" office:value="73419">
            <text:p>73419</text:p>
          </table:table-cell>
          <table:table-cell table:formula="of:=([.E1252]-[.E1251])/60" office:value-type="float" office:value="0.0833333333333333">
            <text:p>0.0833333333</text:p>
          </table:table-cell>
          <table:table-cell office:value-type="float" office:value="132">
            <text:p>13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formula="of:=[.B1252]*60*60+[.C1252]*60+[.D1252]" office:value-type="float" office:value="73424">
            <text:p>73424</text:p>
          </table:table-cell>
          <table:table-cell table:formula="of:=([.E1253]-[.E1252])/60" office:value-type="float" office:value="0.0666666666666667">
            <text:p>0.0666666667</text:p>
          </table:table-cell>
          <table:table-cell office:value-type="float" office:value="155">
            <text:p>15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formula="of:=[.B1253]*60*60+[.C1253]*60+[.D1253]" office:value-type="float" office:value="73428">
            <text:p>73428</text:p>
          </table:table-cell>
          <table:table-cell table:formula="of:=([.E1254]-[.E1253])/60" office:value-type="float" office:value="0.0833333333333333">
            <text:p>0.0833333333</text:p>
          </table:table-cell>
          <table:table-cell office:value-type="float" office:value="158">
            <text:p>15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[.B1254]*60*60+[.C1254]*60+[.D1254]" office:value-type="float" office:value="73433">
            <text:p>73433</text:p>
          </table:table-cell>
          <table:table-cell table:formula="of:=([.E1255]-[.E1254])/60" office:value-type="float" office:value="0.0666666666666667">
            <text:p>0.0666666667</text:p>
          </table:table-cell>
          <table:table-cell office:value-type="float" office:value="159">
            <text:p>15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table:formula="of:=[.B1255]*60*60+[.C1255]*60+[.D1255]" office:value-type="float" office:value="73437">
            <text:p>73437</text:p>
          </table:table-cell>
          <table:table-cell table:formula="of:=([.E1256]-[.E1255])/60" office:value-type="float" office:value="0.116666666666667">
            <text:p>0.1166666667</text:p>
          </table:table-cell>
          <table:table-cell office:value-type="float" office:value="177">
            <text:p>17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B1256]*60*60+[.C1256]*60+[.D1256]" office:value-type="float" office:value="73444">
            <text:p>73444</text:p>
          </table:table-cell>
          <table:table-cell table:formula="of:=([.E1257]-[.E1256])/60" office:value-type="float" office:value="0.116666666666667">
            <text:p>0.1166666667</text:p>
          </table:table-cell>
          <table:table-cell office:value-type="float" office:value="178">
            <text:p>17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B1257]*60*60+[.C1257]*60+[.D1257]" office:value-type="float" office:value="73451">
            <text:p>73451</text:p>
          </table:table-cell>
          <table:table-cell table:formula="of:=([.E1258]-[.E1257])/60" office:value-type="float" office:value="0.1">
            <text:p>0.1</text:p>
          </table:table-cell>
          <table:table-cell office:value-type="float" office:value="182">
            <text:p>18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[.B1258]*60*60+[.C1258]*60+[.D1258]" office:value-type="float" office:value="73457">
            <text:p>73457</text:p>
          </table:table-cell>
          <table:table-cell table:formula="of:=([.E1259]-[.E1258])/60" office:value-type="float" office:value="0.1">
            <text:p>0.1</text:p>
          </table:table-cell>
          <table:table-cell office:value-type="float" office:value="188">
            <text:p>18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.B1259]*60*60+[.C1259]*60+[.D1259]" office:value-type="float" office:value="73463">
            <text:p>73463</text:p>
          </table:table-cell>
          <table:table-cell table:formula="of:=([.E1260]-[.E1259])/60" office:value-type="float" office:value="0.0833333333333333">
            <text:p>0.0833333333</text:p>
          </table:table-cell>
          <table:table-cell office:value-type="float" office:value="190">
            <text:p>19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[.B1260]*60*60+[.C1260]*60+[.D1260]" office:value-type="float" office:value="73468">
            <text:p>73468</text:p>
          </table:table-cell>
          <table:table-cell table:formula="of:=([.E1261]-[.E1260])/60" office:value-type="float" office:value="0.0666666666666667">
            <text:p>0.0666666667</text:p>
          </table:table-cell>
          <table:table-cell office:value-type="float" office:value="198">
            <text:p>19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[.B1261]*60*60+[.C1261]*60+[.D1261]" office:value-type="float" office:value="73472">
            <text:p>73472</text:p>
          </table:table-cell>
          <table:table-cell table:formula="of:=([.E1262]-[.E1261])/60" office:value-type="float" office:value="0.0666666666666667">
            <text:p>0.0666666667</text:p>
          </table:table-cell>
          <table:table-cell office:value-type="float" office:value="199">
            <text:p>19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formula="of:=[.B1262]*60*60+[.C1262]*60+[.D1262]" office:value-type="float" office:value="73476">
            <text:p>73476</text:p>
          </table:table-cell>
          <table:table-cell table:formula="of:=([.E1263]-[.E1262])/60" office:value-type="float" office:value="0.0666666666666667">
            <text:p>0.0666666667</text:p>
          </table:table-cell>
          <table:table-cell office:value-type="float" office:value="201">
            <text:p>20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[.B1263]*60*60+[.C1263]*60+[.D1263]" office:value-type="float" office:value="73480">
            <text:p>73480</text:p>
          </table:table-cell>
          <table:table-cell table:formula="of:=([.E1264]-[.E1263])/60" office:value-type="float" office:value="0.1">
            <text:p>0.1</text:p>
          </table:table-cell>
          <table:table-cell office:value-type="float" office:value="209">
            <text:p>20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formula="of:=[.B1264]*60*60+[.C1264]*60+[.D1264]" office:value-type="float" office:value="73486">
            <text:p>73486</text:p>
          </table:table-cell>
          <table:table-cell table:formula="of:=([.E1265]-[.E1264])/60" office:value-type="float" office:value="0.0833333333333333">
            <text:p>0.0833333333</text:p>
          </table:table-cell>
          <table:table-cell office:value-type="float" office:value="210">
            <text:p>2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[.B1265]*60*60+[.C1265]*60+[.D1265]" office:value-type="float" office:value="73491">
            <text:p>73491</text:p>
          </table:table-cell>
          <table:table-cell table:formula="of:=([.E1266]-[.E1265])/60" office:value-type="float" office:value="0.0833333333333333">
            <text:p>0.0833333333</text:p>
          </table:table-cell>
          <table:table-cell office:value-type="float" office:value="213">
            <text:p>21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formula="of:=[.B1266]*60*60+[.C1266]*60+[.D1266]" office:value-type="float" office:value="73496">
            <text:p>73496</text:p>
          </table:table-cell>
          <table:table-cell table:formula="of:=([.E1267]-[.E1266])/60" office:value-type="float" office:value="0.116666666666667">
            <text:p>0.1166666667</text:p>
          </table:table-cell>
          <table:table-cell office:value-type="float" office:value="218">
            <text:p>21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[.B1267]*60*60+[.C1267]*60+[.D1267]" office:value-type="float" office:value="73503">
            <text:p>73503</text:p>
          </table:table-cell>
          <table:table-cell table:formula="of:=([.E1268]-[.E1267])/60" office:value-type="float" office:value="0.183333333333333">
            <text:p>0.1833333333</text:p>
          </table:table-cell>
          <table:table-cell office:value-type="float" office:value="238">
            <text:p>23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[.B1268]*60*60+[.C1268]*60+[.D1268]" office:value-type="float" office:value="73514">
            <text:p>73514</text:p>
          </table:table-cell>
          <table:table-cell table:formula="of:=([.E1269]-[.E1268])/60" office:value-type="float" office:value="0.0833333333333333">
            <text:p>0.0833333333</text:p>
          </table:table-cell>
          <table:table-cell office:value-type="float" office:value="245">
            <text:p>24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[.B1269]*60*60+[.C1269]*60+[.D1269]" office:value-type="float" office:value="73519">
            <text:p>73519</text:p>
          </table:table-cell>
          <table:table-cell table:formula="of:=([.E1270]-[.E1269])/60" office:value-type="float" office:value="0.15">
            <text:p>0.15</text:p>
          </table:table-cell>
          <table:table-cell office:value-type="float" office:value="270">
            <text:p>27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270]*60*60+[.C1270]*60+[.D1270]" office:value-type="float" office:value="73528">
            <text:p>73528</text:p>
          </table:table-cell>
          <table:table-cell table:formula="of:=([.E1271]-[.E1270])/60" office:value-type="float" office:value="0.95">
            <text:p>0.95</text:p>
          </table:table-cell>
          <table:table-cell office:value-type="float" office:value="283">
            <text:p>28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[.B1271]*60*60+[.C1271]*60+[.D1271]" office:value-type="float" office:value="73585">
            <text:p>73585</text:p>
          </table:table-cell>
          <table:table-cell table:formula="of:=([.E1272]-[.E1271])/60" office:value-type="float" office:value="0.116666666666667">
            <text:p>0.1166666667</text:p>
          </table:table-cell>
          <table:table-cell office:value-type="float" office:value="289">
            <text:p>28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[.B1272]*60*60+[.C1272]*60+[.D1272]" office:value-type="float" office:value="73592">
            <text:p>73592</text:p>
          </table:table-cell>
          <table:table-cell table:formula="of:=([.E1273]-[.E1272])/60" office:value-type="float" office:value="0.116666666666667">
            <text:p>0.1166666667</text:p>
          </table:table-cell>
          <table:table-cell office:value-type="float" office:value="312">
            <text:p>31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formula="of:=[.B1273]*60*60+[.C1273]*60+[.D1273]" office:value-type="float" office:value="73599">
            <text:p>73599</text:p>
          </table:table-cell>
          <table:table-cell table:formula="of:=([.E1274]-[.E1273])/60" office:value-type="float" office:value="0.116666666666667">
            <text:p>0.1166666667</text:p>
          </table:table-cell>
          <table:table-cell office:value-type="float" office:value="326">
            <text:p>32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formula="of:=[.B1274]*60*60+[.C1274]*60+[.D1274]" office:value-type="float" office:value="73606">
            <text:p>73606</text:p>
          </table:table-cell>
          <table:table-cell table:formula="of:=([.E1275]-[.E1274])/60" office:value-type="float" office:value="0.05">
            <text:p>0.05</text:p>
          </table:table-cell>
          <table:table-cell office:value-type="float" office:value="331">
            <text:p>33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table:formula="of:=[.B1275]*60*60+[.C1275]*60+[.D1275]" office:value-type="float" office:value="73609">
            <text:p>73609</text:p>
          </table:table-cell>
          <table:table-cell table:formula="of:=([.E1276]-[.E1275])/60" office:value-type="float" office:value="0.0666666666666667">
            <text:p>0.0666666667</text:p>
          </table:table-cell>
          <table:table-cell office:value-type="float" office:value="344">
            <text:p>34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[.B1276]*60*60+[.C1276]*60+[.D1276]" office:value-type="float" office:value="73613">
            <text:p>73613</text:p>
          </table:table-cell>
          <table:table-cell table:formula="of:=([.E1277]-[.E1276])/60" office:value-type="float" office:value="0.0833333333333333">
            <text:p>0.0833333333</text:p>
          </table:table-cell>
          <table:table-cell office:value-type="float" office:value="349">
            <text:p>34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B1277]*60*60+[.C1277]*60+[.D1277]" office:value-type="float" office:value="73618">
            <text:p>73618</text:p>
          </table:table-cell>
          <table:table-cell table:formula="of:=([.E1278]-[.E1277])/60" office:value-type="float" office:value="0.1">
            <text:p>0.1</text:p>
          </table:table-cell>
          <table:table-cell office:value-type="float" office:value="357">
            <text:p>35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B1278]*60*60+[.C1278]*60+[.D1278]" office:value-type="float" office:value="73624">
            <text:p>73624</text:p>
          </table:table-cell>
          <table:table-cell table:formula="of:=([.E1279]-[.E1278])/60" office:value-type="float" office:value="0.1">
            <text:p>0.1</text:p>
          </table:table-cell>
          <table:table-cell office:value-type="float" office:value="358">
            <text:p>35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formula="of:=[.B1279]*60*60+[.C1279]*60+[.D1279]" office:value-type="float" office:value="73630">
            <text:p>73630</text:p>
          </table:table-cell>
          <table:table-cell table:formula="of:=([.E1280]-[.E1279])/60" office:value-type="float" office:value="0.116666666666667">
            <text:p>0.1166666667</text:p>
          </table:table-cell>
          <table:table-cell office:value-type="float" office:value="373">
            <text:p>37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[.B1280]*60*60+[.C1280]*60+[.D1280]" office:value-type="float" office:value="73637">
            <text:p>73637</text:p>
          </table:table-cell>
          <table:table-cell table:formula="of:=([.E1281]-[.E1280])/60" office:value-type="float" office:value="0.266666666666667">
            <text:p>0.2666666667</text:p>
          </table:table-cell>
          <table:table-cell office:value-type="float" office:value="374">
            <text:p>37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[.B1281]*60*60+[.C1281]*60+[.D1281]" office:value-type="float" office:value="73653">
            <text:p>73653</text:p>
          </table:table-cell>
          <table:table-cell table:formula="of:=([.E1282]-[.E1281])/60" office:value-type="float" office:value="0.25">
            <text:p>0.25</text:p>
          </table:table-cell>
          <table:table-cell office:value-type="float" office:value="379">
            <text:p>37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formula="of:=[.B1282]*60*60+[.C1282]*60+[.D1282]" office:value-type="float" office:value="73668">
            <text:p>73668</text:p>
          </table:table-cell>
          <table:table-cell table:formula="of:=([.E1283]-[.E1282])/60" office:value-type="float" office:value="0.133333333333333">
            <text:p>0.1333333333</text:p>
          </table:table-cell>
          <table:table-cell office:value-type="float" office:value="381">
            <text:p>38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table:formula="of:=[.B1283]*60*60+[.C1283]*60+[.D1283]" office:value-type="float" office:value="73676">
            <text:p>73676</text:p>
          </table:table-cell>
          <table:table-cell table:formula="of:=([.E1284]-[.E1283])/60" office:value-type="float" office:value="0.133333333333333">
            <text:p>0.1333333333</text:p>
          </table:table-cell>
          <table:table-cell office:value-type="float" office:value="384">
            <text:p>38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1284]*60*60+[.C1284]*60+[.D1284]" office:value-type="float" office:value="73684">
            <text:p>73684</text:p>
          </table:table-cell>
          <table:table-cell table:formula="of:=([.E1285]-[.E1284])/60" office:value-type="float" office:value="0.166666666666667">
            <text:p>0.1666666667</text:p>
          </table:table-cell>
          <table:table-cell office:value-type="float" office:value="386">
            <text:p>38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285]*60*60+[.C1285]*60+[.D1285]" office:value-type="float" office:value="73694">
            <text:p>73694</text:p>
          </table:table-cell>
          <table:table-cell table:formula="of:=([.E1286]-[.E1285])/60" office:value-type="float" office:value="0.0666666666666667">
            <text:p>0.0666666667</text:p>
          </table:table-cell>
          <table:table-cell office:value-type="float" office:value="387">
            <text:p>38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[.B1286]*60*60+[.C1286]*60+[.D1286]" office:value-type="float" office:value="73698">
            <text:p>73698</text:p>
          </table:table-cell>
          <table:table-cell table:formula="of:=([.E1287]-[.E1286])/60" office:value-type="float" office:value="0.0833333333333333">
            <text:p>0.0833333333</text:p>
          </table:table-cell>
          <table:table-cell office:value-type="float" office:value="394">
            <text:p>39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B1287]*60*60+[.C1287]*60+[.D1287]" office:value-type="float" office:value="73703">
            <text:p>73703</text:p>
          </table:table-cell>
          <table:table-cell table:formula="of:=([.E1288]-[.E1287])/60" office:value-type="float" office:value="0.0833333333333333">
            <text:p>0.0833333333</text:p>
          </table:table-cell>
          <table:table-cell office:value-type="float" office:value="404">
            <text:p>40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 table:formula="of:=[.B1288]*60*60+[.C1288]*60+[.D1288]" office:value-type="float" office:value="73708">
            <text:p>73708</text:p>
          </table:table-cell>
          <table:table-cell table:formula="of:=([.E1289]-[.E1288])/60" office:value-type="float" office:value="0.0833333333333333">
            <text:p>0.0833333333</text:p>
          </table:table-cell>
          <table:table-cell office:value-type="float" office:value="408">
            <text:p>40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[.B1289]*60*60+[.C1289]*60+[.D1289]" office:value-type="float" office:value="73713">
            <text:p>73713</text:p>
          </table:table-cell>
          <table:table-cell table:formula="of:=([.E1290]-[.E1289])/60" office:value-type="float" office:value="0.0833333333333333">
            <text:p>0.0833333333</text:p>
          </table:table-cell>
          <table:table-cell office:value-type="float" office:value="419">
            <text:p>41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formula="of:=[.B1290]*60*60+[.C1290]*60+[.D1290]" office:value-type="float" office:value="73718">
            <text:p>73718</text:p>
          </table:table-cell>
          <table:table-cell table:formula="of:=([.E1291]-[.E1290])/60" office:value-type="float" office:value="0.0833333333333333">
            <text:p>0.0833333333</text:p>
          </table:table-cell>
          <table:table-cell office:value-type="float" office:value="424">
            <text:p>42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formula="of:=[.B1291]*60*60+[.C1291]*60+[.D1291]" office:value-type="float" office:value="73723">
            <text:p>73723</text:p>
          </table:table-cell>
          <table:table-cell table:formula="of:=([.E1292]-[.E1291])/60" office:value-type="float" office:value="0.0833333333333333">
            <text:p>0.0833333333</text:p>
          </table:table-cell>
          <table:table-cell office:value-type="float" office:value="443">
            <text:p>44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formula="of:=[.B1292]*60*60+[.C1292]*60+[.D1292]" office:value-type="float" office:value="73728">
            <text:p>73728</text:p>
          </table:table-cell>
          <table:table-cell table:formula="of:=([.E1293]-[.E1292])/60" office:value-type="float" office:value="0.133333333333333">
            <text:p>0.1333333333</text:p>
          </table:table-cell>
          <table:table-cell office:value-type="float" office:value="483">
            <text:p>48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table:formula="of:=[.B1293]*60*60+[.C1293]*60+[.D1293]" office:value-type="float" office:value="73736">
            <text:p>73736</text:p>
          </table:table-cell>
          <table:table-cell table:formula="of:=([.E1294]-[.E1293])/60" office:value-type="float" office:value="0.116666666666667">
            <text:p>0.1166666667</text:p>
          </table:table-cell>
          <table:table-cell office:value-type="float" office:value="494">
            <text:p>49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formula="of:=[.B1294]*60*60+[.C1294]*60+[.D1294]" office:value-type="float" office:value="73743">
            <text:p>73743</text:p>
          </table:table-cell>
          <table:table-cell table:formula="of:=([.E1295]-[.E1294])/60" office:value-type="float" office:value="0.133333333333333">
            <text:p>0.1333333333</text:p>
          </table:table-cell>
          <table:table-cell office:value-type="float" office:value="501">
            <text:p>50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[.B1295]*60*60+[.C1295]*60+[.D1295]" office:value-type="float" office:value="73751">
            <text:p>73751</text:p>
          </table:table-cell>
          <table:table-cell table:formula="of:=([.E1296]-[.E1295])/60" office:value-type="float" office:value="0.2">
            <text:p>0.2</text:p>
          </table:table-cell>
          <table:table-cell office:value-type="float" office:value="505">
            <text:p>50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[.B1296]*60*60+[.C1296]*60+[.D1296]" office:value-type="float" office:value="73763">
            <text:p>73763</text:p>
          </table:table-cell>
          <table:table-cell table:formula="of:=([.E1297]-[.E1296])/60" office:value-type="float" office:value="0.1">
            <text:p>0.1</text:p>
          </table:table-cell>
          <table:table-cell office:value-type="float" office:value="506">
            <text:p>50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9">
            <text:p>29</text:p>
          </table:table-cell>
          <table:table-cell table:formula="of:=[.B1297]*60*60+[.C1297]*60+[.D1297]" office:value-type="float" office:value="73769">
            <text:p>73769</text:p>
          </table:table-cell>
          <table:table-cell table:formula="of:=([.E1298]-[.E1297])/60" office:value-type="float" office:value="0.0833333333333333">
            <text:p>0.0833333333</text:p>
          </table:table-cell>
          <table:table-cell office:value-type="float" office:value="518">
            <text:p>51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formula="of:=[.B1298]*60*60+[.C1298]*60+[.D1298]" office:value-type="float" office:value="73774">
            <text:p>73774</text:p>
          </table:table-cell>
          <table:table-cell table:formula="of:=([.E1299]-[.E1298])/60" office:value-type="float" office:value="0.0666666666666667">
            <text:p>0.0666666667</text:p>
          </table:table-cell>
          <table:table-cell office:value-type="float" office:value="519">
            <text:p>51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formula="of:=[.B1299]*60*60+[.C1299]*60+[.D1299]" office:value-type="float" office:value="73778">
            <text:p>73778</text:p>
          </table:table-cell>
          <table:table-cell table:formula="of:=([.E1300]-[.E1299])/60" office:value-type="float" office:value="0.0833333333333333">
            <text:p>0.0833333333</text:p>
          </table:table-cell>
          <table:table-cell office:value-type="float" office:value="520">
            <text:p>52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[.B1300]*60*60+[.C1300]*60+[.D1300]" office:value-type="float" office:value="73783">
            <text:p>73783</text:p>
          </table:table-cell>
          <table:table-cell table:formula="of:=([.E1301]-[.E1300])/60" office:value-type="float" office:value="0.1">
            <text:p>0.1</text:p>
          </table:table-cell>
          <table:table-cell office:value-type="float" office:value="548">
            <text:p>54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formula="of:=[.B1301]*60*60+[.C1301]*60+[.D1301]" office:value-type="float" office:value="73789">
            <text:p>73789</text:p>
          </table:table-cell>
          <table:table-cell table:formula="of:=([.E1302]-[.E1301])/60" office:value-type="float" office:value="0.0833333333333333">
            <text:p>0.0833333333</text:p>
          </table:table-cell>
          <table:table-cell office:value-type="float" office:value="550">
            <text:p>55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formula="of:=[.B1302]*60*60+[.C1302]*60+[.D1302]" office:value-type="float" office:value="73794">
            <text:p>73794</text:p>
          </table:table-cell>
          <table:table-cell table:formula="of:=([.E1303]-[.E1302])/60" office:value-type="float" office:value="0.15">
            <text:p>0.15</text:p>
          </table:table-cell>
          <table:table-cell office:value-type="float" office:value="551">
            <text:p>55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[.B1303]*60*60+[.C1303]*60+[.D1303]" office:value-type="float" office:value="73803">
            <text:p>73803</text:p>
          </table:table-cell>
          <table:table-cell table:formula="of:=([.E1304]-[.E1303])/60" office:value-type="float" office:value="0.3">
            <text:p>0.3</text:p>
          </table:table-cell>
          <table:table-cell office:value-type="float" office:value="581">
            <text:p>58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[.B1304]*60*60+[.C1304]*60+[.D1304]" office:value-type="float" office:value="73821">
            <text:p>73821</text:p>
          </table:table-cell>
          <table:table-cell table:formula="of:=([.E1305]-[.E1304])/60" office:value-type="float" office:value="0.566666666666667">
            <text:p>0.5666666667</text:p>
          </table:table-cell>
          <table:table-cell office:value-type="float" office:value="588">
            <text:p>58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formula="of:=[.B1305]*60*60+[.C1305]*60+[.D1305]" office:value-type="float" office:value="73855">
            <text:p>73855</text:p>
          </table:table-cell>
          <table:table-cell table:formula="of:=([.E1306]-[.E1305])/60" office:value-type="float" office:value="0.2">
            <text:p>0.2</text:p>
          </table:table-cell>
          <table:table-cell office:value-type="float" office:value="589">
            <text:p>58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[.B1306]*60*60+[.C1306]*60+[.D1306]" office:value-type="float" office:value="73867">
            <text:p>73867</text:p>
          </table:table-cell>
          <table:table-cell table:formula="of:=([.E1307]-[.E1306])/60" office:value-type="float" office:value="0.183333333333333">
            <text:p>0.1833333333</text:p>
          </table:table-cell>
          <table:table-cell office:value-type="float" office:value="590">
            <text:p>59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B1307]*60*60+[.C1307]*60+[.D1307]" office:value-type="float" office:value="73878">
            <text:p>73878</text:p>
          </table:table-cell>
          <table:table-cell table:formula="of:=([.E1308]-[.E1307])/60" office:value-type="float" office:value="0.05">
            <text:p>0.05</text:p>
          </table:table-cell>
          <table:table-cell office:value-type="float" office:value="595">
            <text:p>59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[.B1308]*60*60+[.C1308]*60+[.D1308]" office:value-type="float" office:value="73881">
            <text:p>73881</text:p>
          </table:table-cell>
          <table:table-cell table:formula="of:=([.E1309]-[.E1308])/60" office:value-type="float" office:value="0.0666666666666667">
            <text:p>0.0666666667</text:p>
          </table:table-cell>
          <table:table-cell office:value-type="float" office:value="600">
            <text:p>60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[.B1309]*60*60+[.C1309]*60+[.D1309]" office:value-type="float" office:value="73885">
            <text:p>73885</text:p>
          </table:table-cell>
          <table:table-cell table:formula="of:=([.E1310]-[.E1309])/60" office:value-type="float" office:value="0.0833333333333333">
            <text:p>0.0833333333</text:p>
          </table:table-cell>
          <table:table-cell office:value-type="float" office:value="601">
            <text:p>60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1310]*60*60+[.C1310]*60+[.D1310]" office:value-type="float" office:value="73890">
            <text:p>73890</text:p>
          </table:table-cell>
          <table:table-cell table:formula="of:=([.E1311]-[.E1310])/60" office:value-type="float" office:value="0.0666666666666667">
            <text:p>0.0666666667</text:p>
          </table:table-cell>
          <table:table-cell office:value-type="float" office:value="602">
            <text:p>60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B1311]*60*60+[.C1311]*60+[.D1311]" office:value-type="float" office:value="73894">
            <text:p>73894</text:p>
          </table:table-cell>
          <table:table-cell table:formula="of:=([.E1312]-[.E1311])/60" office:value-type="float" office:value="0.1">
            <text:p>0.1</text:p>
          </table:table-cell>
          <table:table-cell office:value-type="float" office:value="603">
            <text:p>60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[.B1312]*60*60+[.C1312]*60+[.D1312]" office:value-type="float" office:value="73900">
            <text:p>73900</text:p>
          </table:table-cell>
          <table:table-cell table:formula="of:=([.E1313]-[.E1312])/60" office:value-type="float" office:value="0.0666666666666667">
            <text:p>0.0666666667</text:p>
          </table:table-cell>
          <table:table-cell office:value-type="float" office:value="618">
            <text:p>61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1313]*60*60+[.C1313]*60+[.D1313]" office:value-type="float" office:value="73904">
            <text:p>73904</text:p>
          </table:table-cell>
          <table:table-cell table:formula="of:=([.E1314]-[.E1313])/60" office:value-type="float" office:value="0.0833333333333333">
            <text:p>0.0833333333</text:p>
          </table:table-cell>
          <table:table-cell office:value-type="float" office:value="626">
            <text:p>62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formula="of:=[.B1314]*60*60+[.C1314]*60+[.D1314]" office:value-type="float" office:value="73909">
            <text:p>73909</text:p>
          </table:table-cell>
          <table:table-cell table:formula="of:=([.E1315]-[.E1314])/60" office:value-type="float" office:value="0.1">
            <text:p>0.1</text:p>
          </table:table-cell>
          <table:table-cell office:value-type="float" office:value="638">
            <text:p>63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formula="of:=[.B1315]*60*60+[.C1315]*60+[.D1315]" office:value-type="float" office:value="73915">
            <text:p>73915</text:p>
          </table:table-cell>
          <table:table-cell table:formula="of:=([.E1316]-[.E1315])/60" office:value-type="float" office:value="0.0833333333333333">
            <text:p>0.0833333333</text:p>
          </table:table-cell>
          <table:table-cell office:value-type="float" office:value="640">
            <text:p>64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B1316]*60*60+[.C1316]*60+[.D1316]" office:value-type="float" office:value="73920">
            <text:p>73920</text:p>
          </table:table-cell>
          <table:table-cell table:formula="of:=([.E1317]-[.E1316])/60" office:value-type="float" office:value="0.05">
            <text:p>0.05</text:p>
          </table:table-cell>
          <table:table-cell office:value-type="float" office:value="644">
            <text:p>64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[.B1317]*60*60+[.C1317]*60+[.D1317]" office:value-type="float" office:value="73923">
            <text:p>73923</text:p>
          </table:table-cell>
          <table:table-cell table:formula="of:=([.E1318]-[.E1317])/60" office:value-type="float" office:value="0.15">
            <text:p>0.15</text:p>
          </table:table-cell>
          <table:table-cell office:value-type="float" office:value="652">
            <text:p>65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[.B1318]*60*60+[.C1318]*60+[.D1318]" office:value-type="float" office:value="73932">
            <text:p>73932</text:p>
          </table:table-cell>
          <table:table-cell table:formula="of:=([.E1319]-[.E1318])/60" office:value-type="float" office:value="0.233333333333333">
            <text:p>0.2333333333</text:p>
          </table:table-cell>
          <table:table-cell office:value-type="float" office:value="657">
            <text:p>65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.B1319]*60*60+[.C1319]*60+[.D1319]" office:value-type="float" office:value="73946">
            <text:p>73946</text:p>
          </table:table-cell>
          <table:table-cell table:formula="of:=([.E1320]-[.E1319])/60" office:value-type="float" office:value="0.1">
            <text:p>0.1</text:p>
          </table:table-cell>
          <table:table-cell office:value-type="float" office:value="658">
            <text:p>65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20">
            <text:p>20</text:p>
          </table:table-cell>
          <table:table-cell table:number-columns-repeated="2" office:value-type="float" office:value="32">
            <text:p>32</text:p>
          </table:table-cell>
          <table:table-cell table:formula="of:=[.B1320]*60*60+[.C1320]*60+[.D1320]" office:value-type="float" office:value="73952">
            <text:p>73952</text:p>
          </table:table-cell>
          <table:table-cell table:formula="of:=([.E1321]-[.E1320])/60" office:value-type="float" office:value="0.183333333333333">
            <text:p>0.1833333333</text:p>
          </table:table-cell>
          <table:table-cell office:value-type="float" office:value="659">
            <text:p>65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formula="of:=[.B1321]*60*60+[.C1321]*60+[.D1321]" office:value-type="float" office:value="73963">
            <text:p>73963</text:p>
          </table:table-cell>
          <table:table-cell table:formula="of:=([.E1322]-[.E1321])/60" office:value-type="float" office:value="0.116666666666667">
            <text:p>0.1166666667</text:p>
          </table:table-cell>
          <table:table-cell office:value-type="float" office:value="684">
            <text:p>68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formula="of:=[.B1322]*60*60+[.C1322]*60+[.D1322]" office:value-type="float" office:value="73970">
            <text:p>73970</text:p>
          </table:table-cell>
          <table:table-cell table:formula="of:=([.E1323]-[.E1322])/60" office:value-type="float" office:value="0.05">
            <text:p>0.05</text:p>
          </table:table-cell>
          <table:table-cell office:value-type="float" office:value="744">
            <text:p>74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formula="of:=[.B1323]*60*60+[.C1323]*60+[.D1323]" office:value-type="float" office:value="73973">
            <text:p>73973</text:p>
          </table:table-cell>
          <table:table-cell table:formula="of:=([.E1324]-[.E1323])/60" office:value-type="float" office:value="0.116666666666667">
            <text:p>0.1166666667</text:p>
          </table:table-cell>
          <table:table-cell office:value-type="float" office:value="746">
            <text:p>74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B1324]*60*60+[.C1324]*60+[.D1324]" office:value-type="float" office:value="73980">
            <text:p>73980</text:p>
          </table:table-cell>
          <table:table-cell table:formula="of:=([.E1325]-[.E1324])/60" office:value-type="float" office:value="0.216666666666667">
            <text:p>0.2166666667</text:p>
          </table:table-cell>
          <table:table-cell office:value-type="float" office:value="747">
            <text:p>74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[.B1325]*60*60+[.C1325]*60+[.D1325]" office:value-type="float" office:value="73993">
            <text:p>73993</text:p>
          </table:table-cell>
          <table:table-cell table:formula="of:=([.E1326]-[.E1325])/60" office:value-type="float" office:value="0.183333333333333">
            <text:p>0.1833333333</text:p>
          </table:table-cell>
          <table:table-cell office:value-type="float" office:value="752">
            <text:p>75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[.B1326]*60*60+[.C1326]*60+[.D1326]" office:value-type="float" office:value="74004">
            <text:p>74004</text:p>
          </table:table-cell>
          <table:table-cell table:formula="of:=([.E1327]-[.E1326])/60" office:value-type="float" office:value="0.0666666666666667">
            <text:p>0.0666666667</text:p>
          </table:table-cell>
          <table:table-cell office:value-type="float" office:value="763">
            <text:p>76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[.B1327]*60*60+[.C1327]*60+[.D1327]" office:value-type="float" office:value="74008">
            <text:p>74008</text:p>
          </table:table-cell>
          <table:table-cell table:formula="of:=([.E1328]-[.E1327])/60" office:value-type="float" office:value="0.116666666666667">
            <text:p>0.1166666667</text:p>
          </table:table-cell>
          <table:table-cell office:value-type="float" office:value="786">
            <text:p>78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1328]*60*60+[.C1328]*60+[.D1328]" office:value-type="float" office:value="74015">
            <text:p>74015</text:p>
          </table:table-cell>
          <table:table-cell table:formula="of:=([.E1329]-[.E1328])/60" office:value-type="float" office:value="0.0833333333333333">
            <text:p>0.0833333333</text:p>
          </table:table-cell>
          <table:table-cell office:value-type="float" office:value="792">
            <text:p>79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formula="of:=[.B1329]*60*60+[.C1329]*60+[.D1329]" office:value-type="float" office:value="74020">
            <text:p>74020</text:p>
          </table:table-cell>
          <table:table-cell table:formula="of:=([.E1330]-[.E1329])/60" office:value-type="float" office:value="0.116666666666667">
            <text:p>0.1166666667</text:p>
          </table:table-cell>
          <table:table-cell office:value-type="float" office:value="806">
            <text:p>80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formula="of:=[.B1330]*60*60+[.C1330]*60+[.D1330]" office:value-type="float" office:value="74027">
            <text:p>74027</text:p>
          </table:table-cell>
          <table:table-cell table:formula="of:=([.E1331]-[.E1330])/60" office:value-type="float" office:value="0.2">
            <text:p>0.2</text:p>
          </table:table-cell>
          <table:table-cell office:value-type="float" office:value="810">
            <text:p>8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formula="of:=[.B1331]*60*60+[.C1331]*60+[.D1331]" office:value-type="float" office:value="74039">
            <text:p>74039</text:p>
          </table:table-cell>
          <table:table-cell table:formula="of:=([.E1332]-[.E1331])/60" office:value-type="float" office:value="0.183333333333333">
            <text:p>0.1833333333</text:p>
          </table:table-cell>
          <table:table-cell office:value-type="float" office:value="824">
            <text:p>82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formula="of:=[.B1332]*60*60+[.C1332]*60+[.D1332]" office:value-type="float" office:value="74050">
            <text:p>74050</text:p>
          </table:table-cell>
          <table:table-cell table:formula="of:=([.E1333]-[.E1332])/60" office:value-type="float" office:value="0.116666666666667">
            <text:p>0.1166666667</text:p>
          </table:table-cell>
          <table:table-cell office:value-type="float" office:value="826">
            <text:p>82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[.B1333]*60*60+[.C1333]*60+[.D1333]" office:value-type="float" office:value="74057">
            <text:p>74057</text:p>
          </table:table-cell>
          <table:table-cell table:formula="of:=([.E1334]-[.E1333])/60" office:value-type="float" office:value="0.0666666666666667">
            <text:p>0.0666666667</text:p>
          </table:table-cell>
          <table:table-cell office:value-type="float" office:value="831">
            <text:p>83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[.B1334]*60*60+[.C1334]*60+[.D1334]" office:value-type="float" office:value="74061">
            <text:p>74061</text:p>
          </table:table-cell>
          <table:table-cell table:formula="of:=([.E1335]-[.E1334])/60" office:value-type="float" office:value="0.183333333333333">
            <text:p>0.1833333333</text:p>
          </table:table-cell>
          <table:table-cell office:value-type="float" office:value="834">
            <text:p>83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formula="of:=[.B1335]*60*60+[.C1335]*60+[.D1335]" office:value-type="float" office:value="74072">
            <text:p>74072</text:p>
          </table:table-cell>
          <table:table-cell table:formula="of:=([.E1336]-[.E1335])/60" office:value-type="float" office:value="0.0833333333333333">
            <text:p>0.0833333333</text:p>
          </table:table-cell>
          <table:table-cell office:value-type="float" office:value="836">
            <text:p>83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B1336]*60*60+[.C1336]*60+[.D1336]" office:value-type="float" office:value="74077">
            <text:p>74077</text:p>
          </table:table-cell>
          <table:table-cell table:formula="of:=([.E1337]-[.E1336])/60" office:value-type="float" office:value="0.15">
            <text:p>0.15</text:p>
          </table:table-cell>
          <table:table-cell office:value-type="float" office:value="838">
            <text:p>83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formula="of:=[.B1337]*60*60+[.C1337]*60+[.D1337]" office:value-type="float" office:value="74086">
            <text:p>74086</text:p>
          </table:table-cell>
          <table:table-cell table:formula="of:=([.E1338]-[.E1337])/60" office:value-type="float" office:value="2.21666666666667">
            <text:p>2.2166666667</text:p>
          </table:table-cell>
          <table:table-cell office:value-type="float" office:value="839">
            <text:p>83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table:formula="of:=[.B1338]*60*60+[.C1338]*60+[.D1338]" office:value-type="float" office:value="74219">
            <text:p>74219</text:p>
          </table:table-cell>
          <table:table-cell table:formula="of:=([.E1339]-[.E1338])/60" office:value-type="float" office:value="0.1">
            <text:p>0.1</text:p>
          </table:table-cell>
          <table:table-cell office:value-type="float" office:value="854">
            <text:p>85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formula="of:=[.B1339]*60*60+[.C1339]*60+[.D1339]" office:value-type="float" office:value="74225">
            <text:p>74225</text:p>
          </table:table-cell>
          <table:table-cell table:formula="of:=([.E1340]-[.E1339])/60" office:value-type="float" office:value="0.1">
            <text:p>0.1</text:p>
          </table:table-cell>
          <table:table-cell office:value-type="float" office:value="860">
            <text:p>86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formula="of:=[.B1340]*60*60+[.C1340]*60+[.D1340]" office:value-type="float" office:value="74231">
            <text:p>74231</text:p>
          </table:table-cell>
          <table:table-cell table:formula="of:=([.E1341]-[.E1340])/60" office:value-type="float" office:value="0.0833333333333333">
            <text:p>0.0833333333</text:p>
          </table:table-cell>
          <table:table-cell office:value-type="float" office:value="865">
            <text:p>86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[.B1341]*60*60+[.C1341]*60+[.D1341]" office:value-type="float" office:value="74236">
            <text:p>74236</text:p>
          </table:table-cell>
          <table:table-cell table:formula="of:=([.E1342]-[.E1341])/60" office:value-type="float" office:value="0.183333333333333">
            <text:p>0.1833333333</text:p>
          </table:table-cell>
          <table:table-cell office:value-type="float" office:value="876">
            <text:p>87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[.B1342]*60*60+[.C1342]*60+[.D1342]" office:value-type="float" office:value="74247">
            <text:p>74247</text:p>
          </table:table-cell>
          <table:table-cell table:formula="of:=([.E1343]-[.E1342])/60" office:value-type="float" office:value="0.05">
            <text:p>0.05</text:p>
          </table:table-cell>
          <table:table-cell office:value-type="float" office:value="877">
            <text:p>87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[.B1343]*60*60+[.C1343]*60+[.D1343]" office:value-type="float" office:value="74250">
            <text:p>74250</text:p>
          </table:table-cell>
          <table:table-cell table:formula="of:=([.E1344]-[.E1343])/60" office:value-type="float" office:value="0.0666666666666667">
            <text:p>0.0666666667</text:p>
          </table:table-cell>
          <table:table-cell office:value-type="float" office:value="887">
            <text:p>88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formula="of:=[.B1344]*60*60+[.C1344]*60+[.D1344]" office:value-type="float" office:value="74254">
            <text:p>74254</text:p>
          </table:table-cell>
          <table:table-cell table:formula="of:=([.E1345]-[.E1344])/60" office:value-type="float" office:value="0.116666666666667">
            <text:p>0.1166666667</text:p>
          </table:table-cell>
          <table:table-cell office:value-type="float" office:value="889">
            <text:p>88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formula="of:=[.B1345]*60*60+[.C1345]*60+[.D1345]" office:value-type="float" office:value="74261">
            <text:p>74261</text:p>
          </table:table-cell>
          <table:table-cell table:formula="of:=([.E1346]-[.E1345])/60" office:value-type="float" office:value="0.116666666666667">
            <text:p>0.1166666667</text:p>
          </table:table-cell>
          <table:table-cell office:value-type="float" office:value="890">
            <text:p>89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table:formula="of:=[.B1346]*60*60+[.C1346]*60+[.D1346]" office:value-type="float" office:value="74268">
            <text:p>74268</text:p>
          </table:table-cell>
          <table:table-cell table:formula="of:=([.E1347]-[.E1346])/60" office:value-type="float" office:value="0.183333333333333">
            <text:p>0.1833333333</text:p>
          </table:table-cell>
          <table:table-cell office:value-type="float" office:value="920">
            <text:p>92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table:formula="of:=[.B1347]*60*60+[.C1347]*60+[.D1347]" office:value-type="float" office:value="74279">
            <text:p>74279</text:p>
          </table:table-cell>
          <table:table-cell table:formula="of:=([.E1348]-[.E1347])/60" office:value-type="float" office:value="0.1">
            <text:p>0.1</text:p>
          </table:table-cell>
          <table:table-cell office:value-type="float" office:value="921">
            <text:p>92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formula="of:=[.B1348]*60*60+[.C1348]*60+[.D1348]" office:value-type="float" office:value="74285">
            <text:p>74285</text:p>
          </table:table-cell>
          <table:table-cell table:formula="of:=([.E1349]-[.E1348])/60" office:value-type="float" office:value="0.0833333333333333">
            <text:p>0.0833333333</text:p>
          </table:table-cell>
          <table:table-cell office:value-type="float" office:value="929">
            <text:p>92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formula="of:=[.B1349]*60*60+[.C1349]*60+[.D1349]" office:value-type="float" office:value="74290">
            <text:p>74290</text:p>
          </table:table-cell>
          <table:table-cell table:formula="of:=([.E1350]-[.E1349])/60" office:value-type="float" office:value="0.1">
            <text:p>0.1</text:p>
          </table:table-cell>
          <table:table-cell office:value-type="float" office:value="931">
            <text:p>93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formula="of:=[.B1350]*60*60+[.C1350]*60+[.D1350]" office:value-type="float" office:value="74296">
            <text:p>74296</text:p>
          </table:table-cell>
          <table:table-cell table:formula="of:=([.E1351]-[.E1350])/60" office:value-type="float" office:value="0.216666666666667">
            <text:p>0.2166666667</text:p>
          </table:table-cell>
          <table:table-cell office:value-type="float" office:value="955">
            <text:p>95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formula="of:=[.B1351]*60*60+[.C1351]*60+[.D1351]" office:value-type="float" office:value="74309">
            <text:p>74309</text:p>
          </table:table-cell>
          <table:table-cell table:formula="of:=([.E1352]-[.E1351])/60" office:value-type="float" office:value="0.15">
            <text:p>0.15</text:p>
          </table:table-cell>
          <table:table-cell office:value-type="float" office:value="956">
            <text:p>95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20">
            <text:p>20</text:p>
          </table:table-cell>
          <table:table-cell table:number-columns-repeated="2" office:value-type="float" office:value="38">
            <text:p>38</text:p>
          </table:table-cell>
          <table:table-cell table:formula="of:=[.B1352]*60*60+[.C1352]*60+[.D1352]" office:value-type="float" office:value="74318">
            <text:p>74318</text:p>
          </table:table-cell>
          <table:table-cell table:formula="of:=([.E1353]-[.E1352])/60" office:value-type="float" office:value="0.1">
            <text:p>0.1</text:p>
          </table:table-cell>
          <table:table-cell office:value-type="float" office:value="960">
            <text:p>96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formula="of:=[.B1353]*60*60+[.C1353]*60+[.D1353]" office:value-type="float" office:value="74324">
            <text:p>74324</text:p>
          </table:table-cell>
          <table:table-cell table:formula="of:=([.E1354]-[.E1353])/60" office:value-type="float" office:value="0.0833333333333333">
            <text:p>0.0833333333</text:p>
          </table:table-cell>
          <table:table-cell office:value-type="float" office:value="963">
            <text:p>96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[.B1354]*60*60+[.C1354]*60+[.D1354]" office:value-type="float" office:value="74329">
            <text:p>74329</text:p>
          </table:table-cell>
          <table:table-cell table:formula="of:=([.E1355]-[.E1354])/60" office:value-type="float" office:value="0.0833333333333333">
            <text:p>0.0833333333</text:p>
          </table:table-cell>
          <table:table-cell office:value-type="float" office:value="964">
            <text:p>96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formula="of:=[.B1355]*60*60+[.C1355]*60+[.D1355]" office:value-type="float" office:value="74334">
            <text:p>74334</text:p>
          </table:table-cell>
          <table:table-cell table:formula="of:=([.E1356]-[.E1355])/60" office:value-type="float" office:value="0.1">
            <text:p>0.1</text:p>
          </table:table-cell>
          <table:table-cell office:value-type="float" office:value="969">
            <text:p>96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B1356]*60*60+[.C1356]*60+[.D1356]" office:value-type="float" office:value="74340">
            <text:p>74340</text:p>
          </table:table-cell>
          <table:table-cell table:formula="of:=([.E1357]-[.E1356])/60" office:value-type="float" office:value="0.1">
            <text:p>0.1</text:p>
          </table:table-cell>
          <table:table-cell office:value-type="float" office:value="971">
            <text:p>97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formula="of:=[.B1357]*60*60+[.C1357]*60+[.D1357]" office:value-type="float" office:value="74346">
            <text:p>74346</text:p>
          </table:table-cell>
          <table:table-cell table:formula="of:=([.E1358]-[.E1357])/60" office:value-type="float" office:value="0.1">
            <text:p>0.1</text:p>
          </table:table-cell>
          <table:table-cell office:value-type="float" office:value="985">
            <text:p>98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[.B1358]*60*60+[.C1358]*60+[.D1358]" office:value-type="float" office:value="74352">
            <text:p>74352</text:p>
          </table:table-cell>
          <table:table-cell table:formula="of:=([.E1359]-[.E1358])/60" office:value-type="float" office:value="0.116666666666667">
            <text:p>0.1166666667</text:p>
          </table:table-cell>
          <table:table-cell office:value-type="float" office:value="987">
            <text:p>98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formula="of:=[.B1359]*60*60+[.C1359]*60+[.D1359]" office:value-type="float" office:value="74359">
            <text:p>74359</text:p>
          </table:table-cell>
          <table:table-cell table:formula="of:=([.E1360]-[.E1359])/60" office:value-type="float" office:value="0.116666666666667">
            <text:p>0.1166666667</text:p>
          </table:table-cell>
          <table:table-cell office:value-type="float" office:value="988">
            <text:p>98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formula="of:=[.B1360]*60*60+[.C1360]*60+[.D1360]" office:value-type="float" office:value="74366">
            <text:p>74366</text:p>
          </table:table-cell>
          <table:table-cell table:formula="of:=([.E1361]-[.E1360])/60" office:value-type="float" office:value="0.216666666666667">
            <text:p>0.2166666667</text:p>
          </table:table-cell>
          <table:table-cell office:value-type="float" office:value="996">
            <text:p>99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20">
            <text:p>20</text:p>
          </table:table-cell>
          <table:table-cell table:number-columns-repeated="2" office:value-type="float" office:value="39">
            <text:p>39</text:p>
          </table:table-cell>
          <table:table-cell table:formula="of:=[.B1361]*60*60+[.C1361]*60+[.D1361]" office:value-type="float" office:value="74379">
            <text:p>74379</text:p>
          </table:table-cell>
          <table:table-cell table:formula="of:=([.E1362]-[.E1361])/60" office:value-type="float" office:value="0.15">
            <text:p>0.15</text:p>
          </table:table-cell>
          <table:table-cell office:value-type="float" office:value="997">
            <text:p>99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formula="of:=[.B1362]*60*60+[.C1362]*60+[.D1362]" office:value-type="float" office:value="74388">
            <text:p>74388</text:p>
          </table:table-cell>
          <table:table-cell table:formula="of:=([.E1363]-[.E1362])/60" office:value-type="float" office:value="0.133333333333333">
            <text:p>0.1333333333</text:p>
          </table:table-cell>
          <table:table-cell office:value-type="float" office:value="1000">
            <text:p>100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2">
            <text:p>136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formula="of:=[.B1363]*60*60+[.C1363]*60+[.D1363]" office:value-type="float" office:value="74396">
            <text:p>74396</text:p>
          </table:table-cell>
          <table:table-cell table:formula="of:=([.E1364]-[.E1363])/60" office:value-type="float" office:value="0.1">
            <text:p>0.1</text:p>
          </table:table-cell>
          <table:table-cell office:value-type="float" office:value="1005">
            <text:p>100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B1364]*60*60+[.C1364]*60+[.D1364]" office:value-type="float" office:value="74402">
            <text:p>74402</text:p>
          </table:table-cell>
          <table:table-cell table:formula="of:=([.E1365]-[.E1364])/60" office:value-type="float" office:value="0.1">
            <text:p>0.1</text:p>
          </table:table-cell>
          <table:table-cell office:value-type="float" office:value="1007">
            <text:p>100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4">
            <text:p>136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[.B1365]*60*60+[.C1365]*60+[.D1365]" office:value-type="float" office:value="74408">
            <text:p>74408</text:p>
          </table:table-cell>
          <table:table-cell table:formula="of:=([.E1366]-[.E1365])/60" office:value-type="float" office:value="0.0666666666666667">
            <text:p>0.0666666667</text:p>
          </table:table-cell>
          <table:table-cell office:value-type="float" office:value="1008">
            <text:p>100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[.B1366]*60*60+[.C1366]*60+[.D1366]" office:value-type="float" office:value="74412">
            <text:p>74412</text:p>
          </table:table-cell>
          <table:table-cell table:formula="of:=([.E1367]-[.E1366])/60" office:value-type="float" office:value="0.0833333333333333">
            <text:p>0.0833333333</text:p>
          </table:table-cell>
          <table:table-cell office:value-type="float" office:value="1009">
            <text:p>100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[.B1367]*60*60+[.C1367]*60+[.D1367]" office:value-type="float" office:value="74417">
            <text:p>74417</text:p>
          </table:table-cell>
          <table:table-cell table:formula="of:=([.E1368]-[.E1367])/60" office:value-type="float" office:value="0.0833333333333333">
            <text:p>0.0833333333</text:p>
          </table:table-cell>
          <table:table-cell office:value-type="float" office:value="1010">
            <text:p>10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7">
            <text:p>136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formula="of:=[.B1368]*60*60+[.C1368]*60+[.D1368]" office:value-type="float" office:value="74422">
            <text:p>74422</text:p>
          </table:table-cell>
          <table:table-cell table:formula="of:=([.E1369]-[.E1368])/60" office:value-type="float" office:value="0.2">
            <text:p>0.2</text:p>
          </table:table-cell>
          <table:table-cell office:value-type="float" office:value="1012">
            <text:p>101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8">
            <text:p>136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formula="of:=[.B1369]*60*60+[.C1369]*60+[.D1369]" office:value-type="float" office:value="74434">
            <text:p>74434</text:p>
          </table:table-cell>
          <table:table-cell table:formula="of:=([.E1370]-[.E1369])/60" office:value-type="float" office:value="0.116666666666667">
            <text:p>0.1166666667</text:p>
          </table:table-cell>
          <table:table-cell office:value-type="float" office:value="1013">
            <text:p>101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69">
            <text:p>136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1370]*60*60+[.C1370]*60+[.D1370]" office:value-type="float" office:value="74441">
            <text:p>74441</text:p>
          </table:table-cell>
          <table:table-cell table:formula="of:=([.E1371]-[.E1370])/60" office:value-type="float" office:value="0.1">
            <text:p>0.1</text:p>
          </table:table-cell>
          <table:table-cell office:value-type="float" office:value="1016">
            <text:p>101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formula="of:=[.B1371]*60*60+[.C1371]*60+[.D1371]" office:value-type="float" office:value="74447">
            <text:p>74447</text:p>
          </table:table-cell>
          <table:table-cell table:formula="of:=([.E1372]-[.E1371])/60" office:value-type="float" office:value="0.116666666666667">
            <text:p>0.1166666667</text:p>
          </table:table-cell>
          <table:table-cell office:value-type="float" office:value="1018">
            <text:p>101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formula="of:=[.B1372]*60*60+[.C1372]*60+[.D1372]" office:value-type="float" office:value="74454">
            <text:p>74454</text:p>
          </table:table-cell>
          <table:table-cell table:formula="of:=([.E1373]-[.E1372])/60" office:value-type="float" office:value="0.216666666666667">
            <text:p>0.2166666667</text:p>
          </table:table-cell>
          <table:table-cell office:value-type="float" office:value="1022">
            <text:p>102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2">
            <text:p>137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formula="of:=[.B1373]*60*60+[.C1373]*60+[.D1373]" office:value-type="float" office:value="74467">
            <text:p>74467</text:p>
          </table:table-cell>
          <table:table-cell table:formula="of:=([.E1374]-[.E1373])/60" office:value-type="float" office:value="0.2">
            <text:p>0.2</text:p>
          </table:table-cell>
          <table:table-cell office:value-type="float" office:value="1023">
            <text:p>102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3">
            <text:p>137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formula="of:=[.B1374]*60*60+[.C1374]*60+[.D1374]" office:value-type="float" office:value="74479">
            <text:p>74479</text:p>
          </table:table-cell>
          <table:table-cell table:formula="of:=([.E1375]-[.E1374])/60" office:value-type="float" office:value="0.183333333333333">
            <text:p>0.1833333333</text:p>
          </table:table-cell>
          <table:table-cell office:value-type="float" office:value="1025">
            <text:p>102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4">
            <text:p>137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[.B1375]*60*60+[.C1375]*60+[.D1375]" office:value-type="float" office:value="74490">
            <text:p>74490</text:p>
          </table:table-cell>
          <table:table-cell table:formula="of:=([.E1376]-[.E1375])/60" office:value-type="float" office:value="0.533333333333333">
            <text:p>0.5333333333</text:p>
          </table:table-cell>
          <table:table-cell office:value-type="float" office:value="1045">
            <text:p>104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[.B1376]*60*60+[.C1376]*60+[.D1376]" office:value-type="float" office:value="74522">
            <text:p>74522</text:p>
          </table:table-cell>
          <table:table-cell table:formula="of:=([.E1377]-[.E1376])/60" office:value-type="float" office:value="0.183333333333333">
            <text:p>0.1833333333</text:p>
          </table:table-cell>
          <table:table-cell office:value-type="float" office:value="1051">
            <text:p>105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6">
            <text:p>1376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formula="of:=[.B1377]*60*60+[.C1377]*60+[.D1377]" office:value-type="float" office:value="74533">
            <text:p>74533</text:p>
          </table:table-cell>
          <table:table-cell table:formula="of:=([.E1378]-[.E1377])/60" office:value-type="float" office:value="0.5">
            <text:p>0.5</text:p>
          </table:table-cell>
          <table:table-cell office:value-type="float" office:value="1073">
            <text:p>107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7">
            <text:p>1377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[.B1378]*60*60+[.C1378]*60+[.D1378]" office:value-type="float" office:value="74563">
            <text:p>74563</text:p>
          </table:table-cell>
          <table:table-cell table:formula="of:=([.E1379]-[.E1378])/60" office:value-type="float" office:value="0.15">
            <text:p>0.15</text:p>
          </table:table-cell>
          <table:table-cell office:value-type="float" office:value="1074">
            <text:p>107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8">
            <text:p>137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formula="of:=[.B1379]*60*60+[.C1379]*60+[.D1379]" office:value-type="float" office:value="74572">
            <text:p>74572</text:p>
          </table:table-cell>
          <table:table-cell table:formula="of:=([.E1380]-[.E1379])/60" office:value-type="float" office:value="0.15">
            <text:p>0.15</text:p>
          </table:table-cell>
          <table:table-cell office:value-type="float" office:value="1076">
            <text:p>107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79">
            <text:p>1379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380]*60*60+[.C1380]*60+[.D1380]" office:value-type="float" office:value="74581">
            <text:p>74581</text:p>
          </table:table-cell>
          <table:table-cell table:formula="of:=([.E1381]-[.E1380])/60" office:value-type="float" office:value="0.216666666666667">
            <text:p>0.2166666667</text:p>
          </table:table-cell>
          <table:table-cell office:value-type="float" office:value="1080">
            <text:p>108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[.B1381]*60*60+[.C1381]*60+[.D1381]" office:value-type="float" office:value="74594">
            <text:p>74594</text:p>
          </table:table-cell>
          <table:table-cell table:formula="of:=([.E1382]-[.E1381])/60" office:value-type="float" office:value="0.283333333333333">
            <text:p>0.2833333333</text:p>
          </table:table-cell>
          <table:table-cell office:value-type="float" office:value="1084">
            <text:p>108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1">
            <text:p>1381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formula="of:=[.B1382]*60*60+[.C1382]*60+[.D1382]" office:value-type="float" office:value="74611">
            <text:p>74611</text:p>
          </table:table-cell>
          <table:table-cell table:formula="of:=([.E1383]-[.E1382])/60" office:value-type="float" office:value="0.233333333333333">
            <text:p>0.2333333333</text:p>
          </table:table-cell>
          <table:table-cell office:value-type="float" office:value="1085">
            <text:p>108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B1383]*60*60+[.C1383]*60+[.D1383]" office:value-type="float" office:value="74625">
            <text:p>74625</text:p>
          </table:table-cell>
          <table:table-cell table:formula="of:=([.E1384]-[.E1383])/60" office:value-type="float" office:value="0.266666666666667">
            <text:p>0.2666666667</text:p>
          </table:table-cell>
          <table:table-cell office:value-type="float" office:value="1087">
            <text:p>108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3">
            <text:p>138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384]*60*60+[.C1384]*60+[.D1384]" office:value-type="float" office:value="74641">
            <text:p>74641</text:p>
          </table:table-cell>
          <table:table-cell table:formula="of:=([.E1385]-[.E1384])/60" office:value-type="float" office:value="0.283333333333333">
            <text:p>0.2833333333</text:p>
          </table:table-cell>
          <table:table-cell office:value-type="float" office:value="1088">
            <text:p>108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4">
            <text:p>138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formula="of:=[.B1385]*60*60+[.C1385]*60+[.D1385]" office:value-type="float" office:value="74658">
            <text:p>74658</text:p>
          </table:table-cell>
          <table:table-cell table:formula="of:=([.E1386]-[.E1385])/60" office:value-type="float" office:value="0.15">
            <text:p>0.15</text:p>
          </table:table-cell>
          <table:table-cell office:value-type="float" office:value="1102">
            <text:p>110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formula="of:=[.B1386]*60*60+[.C1386]*60+[.D1386]" office:value-type="float" office:value="74667">
            <text:p>74667</text:p>
          </table:table-cell>
          <table:table-cell table:formula="of:=([.E1387]-[.E1386])/60" office:value-type="float" office:value="0.133333333333333">
            <text:p>0.1333333333</text:p>
          </table:table-cell>
          <table:table-cell office:value-type="float" office:value="1110">
            <text:p>11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6">
            <text:p>138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formula="of:=[.B1387]*60*60+[.C1387]*60+[.D1387]" office:value-type="float" office:value="74675">
            <text:p>74675</text:p>
          </table:table-cell>
          <table:table-cell table:formula="of:=([.E1388]-[.E1387])/60" office:value-type="float" office:value="0.0833333333333333">
            <text:p>0.0833333333</text:p>
          </table:table-cell>
          <table:table-cell office:value-type="float" office:value="1123">
            <text:p>112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7">
            <text:p>138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formula="of:=[.B1388]*60*60+[.C1388]*60+[.D1388]" office:value-type="float" office:value="74680">
            <text:p>74680</text:p>
          </table:table-cell>
          <table:table-cell table:formula="of:=([.E1389]-[.E1388])/60" office:value-type="float" office:value="0.133333333333333">
            <text:p>0.1333333333</text:p>
          </table:table-cell>
          <table:table-cell office:value-type="float" office:value="1126">
            <text:p>112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table:formula="of:=[.B1389]*60*60+[.C1389]*60+[.D1389]" office:value-type="float" office:value="74688">
            <text:p>74688</text:p>
          </table:table-cell>
          <table:table-cell table:formula="of:=([.E1390]-[.E1389])/60" office:value-type="float" office:value="0.166666666666667">
            <text:p>0.1666666667</text:p>
          </table:table-cell>
          <table:table-cell office:value-type="float" office:value="1134">
            <text:p>113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89">
            <text:p>1389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table:formula="of:=[.B1390]*60*60+[.C1390]*60+[.D1390]" office:value-type="float" office:value="74698">
            <text:p>74698</text:p>
          </table:table-cell>
          <table:table-cell table:formula="of:=([.E1391]-[.E1390])/60" office:value-type="float" office:value="0.133333333333333">
            <text:p>0.1333333333</text:p>
          </table:table-cell>
          <table:table-cell office:value-type="float" office:value="1135">
            <text:p>113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formula="of:=[.B1391]*60*60+[.C1391]*60+[.D1391]" office:value-type="float" office:value="74706">
            <text:p>74706</text:p>
          </table:table-cell>
          <table:table-cell table:formula="of:=([.E1392]-[.E1391])/60" office:value-type="float" office:value="0.116666666666667">
            <text:p>0.1166666667</text:p>
          </table:table-cell>
          <table:table-cell office:value-type="float" office:value="1136">
            <text:p>113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1">
            <text:p>139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formula="of:=[.B1392]*60*60+[.C1392]*60+[.D1392]" office:value-type="float" office:value="74713">
            <text:p>74713</text:p>
          </table:table-cell>
          <table:table-cell table:formula="of:=([.E1393]-[.E1392])/60" office:value-type="float" office:value="0.1">
            <text:p>0.1</text:p>
          </table:table-cell>
          <table:table-cell office:value-type="float" office:value="1139">
            <text:p>113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2">
            <text:p>1392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formula="of:=[.B1393]*60*60+[.C1393]*60+[.D1393]" office:value-type="float" office:value="74719">
            <text:p>74719</text:p>
          </table:table-cell>
          <table:table-cell table:formula="of:=([.E1394]-[.E1393])/60" office:value-type="float" office:value="0.183333333333333">
            <text:p>0.1833333333</text:p>
          </table:table-cell>
          <table:table-cell office:value-type="float" office:value="1140">
            <text:p>114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3">
            <text:p>139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formula="of:=[.B1394]*60*60+[.C1394]*60+[.D1394]" office:value-type="float" office:value="74730">
            <text:p>74730</text:p>
          </table:table-cell>
          <table:table-cell table:formula="of:=([.E1395]-[.E1394])/60" office:value-type="float" office:value="0.366666666666667">
            <text:p>0.3666666667</text:p>
          </table:table-cell>
          <table:table-cell office:value-type="float" office:value="1151">
            <text:p>115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4">
            <text:p>1394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formula="of:=[.B1395]*60*60+[.C1395]*60+[.D1395]" office:value-type="float" office:value="74752">
            <text:p>74752</text:p>
          </table:table-cell>
          <table:table-cell table:formula="of:=([.E1396]-[.E1395])/60" office:value-type="float" office:value="0.233333333333333">
            <text:p>0.2333333333</text:p>
          </table:table-cell>
          <table:table-cell office:value-type="float" office:value="1153">
            <text:p>115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formula="of:=[.B1396]*60*60+[.C1396]*60+[.D1396]" office:value-type="float" office:value="74766">
            <text:p>74766</text:p>
          </table:table-cell>
          <table:table-cell table:formula="of:=([.E1397]-[.E1396])/60" office:value-type="float" office:value="0.133333333333333">
            <text:p>0.1333333333</text:p>
          </table:table-cell>
          <table:table-cell office:value-type="float" office:value="1154">
            <text:p>115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6">
            <text:p>139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B1397]*60*60+[.C1397]*60+[.D1397]" office:value-type="float" office:value="74774">
            <text:p>74774</text:p>
          </table:table-cell>
          <table:table-cell table:formula="of:=([.E1398]-[.E1397])/60" office:value-type="float" office:value="0.183333333333333">
            <text:p>0.1833333333</text:p>
          </table:table-cell>
          <table:table-cell office:value-type="float" office:value="1159">
            <text:p>115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7">
            <text:p>1397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formula="of:=[.B1398]*60*60+[.C1398]*60+[.D1398]" office:value-type="float" office:value="74785">
            <text:p>74785</text:p>
          </table:table-cell>
          <table:table-cell table:formula="of:=([.E1399]-[.E1398])/60" office:value-type="float" office:value="0.216666666666667">
            <text:p>0.2166666667</text:p>
          </table:table-cell>
          <table:table-cell office:value-type="float" office:value="1160">
            <text:p>116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8">
            <text:p>139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formula="of:=[.B1399]*60*60+[.C1399]*60+[.D1399]" office:value-type="float" office:value="74798">
            <text:p>74798</text:p>
          </table:table-cell>
          <table:table-cell table:formula="of:=([.E1400]-[.E1399])/60" office:value-type="float" office:value="1.36666666666667">
            <text:p>1.3666666667</text:p>
          </table:table-cell>
          <table:table-cell office:value-type="float" office:value="1163">
            <text:p>116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B1400]*60*60+[.C1400]*60+[.D1400]" office:value-type="float" office:value="74880">
            <text:p>74880</text:p>
          </table:table-cell>
          <table:table-cell table:formula="of:=([.E1401]-[.E1400])/60" office:value-type="float" office:value="0.2">
            <text:p>0.2</text:p>
          </table:table-cell>
          <table:table-cell office:value-type="float" office:value="1174">
            <text:p>117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formula="of:=[.B1401]*60*60+[.C1401]*60+[.D1401]" office:value-type="float" office:value="74892">
            <text:p>74892</text:p>
          </table:table-cell>
          <table:table-cell table:formula="of:=([.E1402]-[.E1401])/60" office:value-type="float" office:value="0.25">
            <text:p>0.25</text:p>
          </table:table-cell>
          <table:table-cell office:value-type="float" office:value="1187">
            <text:p>118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1">
            <text:p>140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table:formula="of:=[.B1402]*60*60+[.C1402]*60+[.D1402]" office:value-type="float" office:value="74907">
            <text:p>74907</text:p>
          </table:table-cell>
          <table:table-cell table:formula="of:=([.E1403]-[.E1402])/60" office:value-type="float" office:value="0.166666666666667">
            <text:p>0.1666666667</text:p>
          </table:table-cell>
          <table:table-cell office:value-type="float" office:value="1190">
            <text:p>119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2">
            <text:p>140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[.B1403]*60*60+[.C1403]*60+[.D1403]" office:value-type="float" office:value="74917">
            <text:p>74917</text:p>
          </table:table-cell>
          <table:table-cell table:formula="of:=([.E1404]-[.E1403])/60" office:value-type="float" office:value="0.0666666666666667">
            <text:p>0.0666666667</text:p>
          </table:table-cell>
          <table:table-cell office:value-type="float" office:value="1191">
            <text:p>119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formula="of:=[.B1404]*60*60+[.C1404]*60+[.D1404]" office:value-type="float" office:value="74921">
            <text:p>74921</text:p>
          </table:table-cell>
          <table:table-cell table:formula="of:=([.E1405]-[.E1404])/60" office:value-type="float" office:value="0.0666666666666667">
            <text:p>0.0666666667</text:p>
          </table:table-cell>
          <table:table-cell office:value-type="float" office:value="1192">
            <text:p>119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4">
            <text:p>140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[.B1405]*60*60+[.C1405]*60+[.D1405]" office:value-type="float" office:value="74925">
            <text:p>74925</text:p>
          </table:table-cell>
          <table:table-cell table:formula="of:=([.E1406]-[.E1405])/60" office:value-type="float" office:value="0.0666666666666667">
            <text:p>0.0666666667</text:p>
          </table:table-cell>
          <table:table-cell office:value-type="float" office:value="1193">
            <text:p>119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formula="of:=[.B1406]*60*60+[.C1406]*60+[.D1406]" office:value-type="float" office:value="74929">
            <text:p>74929</text:p>
          </table:table-cell>
          <table:table-cell table:formula="of:=([.E1407]-[.E1406])/60" office:value-type="float" office:value="0.116666666666667">
            <text:p>0.1166666667</text:p>
          </table:table-cell>
          <table:table-cell office:value-type="float" office:value="1196">
            <text:p>119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formula="of:=[.B1407]*60*60+[.C1407]*60+[.D1407]" office:value-type="float" office:value="74936">
            <text:p>74936</text:p>
          </table:table-cell>
          <table:table-cell table:formula="of:=([.E1408]-[.E1407])/60" office:value-type="float" office:value="0.0833333333333333">
            <text:p>0.0833333333</text:p>
          </table:table-cell>
          <table:table-cell office:value-type="float" office:value="1210">
            <text:p>121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7">
            <text:p>140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408]*60*60+[.C1408]*60+[.D1408]" office:value-type="float" office:value="74941">
            <text:p>74941</text:p>
          </table:table-cell>
          <table:table-cell table:formula="of:=([.E1409]-[.E1408])/60" office:value-type="float" office:value="0.133333333333333">
            <text:p>0.1333333333</text:p>
          </table:table-cell>
          <table:table-cell office:value-type="float" office:value="1217">
            <text:p>121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formula="of:=[.B1409]*60*60+[.C1409]*60+[.D1409]" office:value-type="float" office:value="74949">
            <text:p>74949</text:p>
          </table:table-cell>
          <table:table-cell table:formula="of:=([.E1410]-[.E1409])/60" office:value-type="float" office:value="0.1">
            <text:p>0.1</text:p>
          </table:table-cell>
          <table:table-cell office:value-type="float" office:value="1218">
            <text:p>121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09">
            <text:p>1409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B1410]*60*60+[.C1410]*60+[.D1410]" office:value-type="float" office:value="74955">
            <text:p>74955</text:p>
          </table:table-cell>
          <table:table-cell table:formula="of:=([.E1411]-[.E1410])/60" office:value-type="float" office:value="0.133333333333333">
            <text:p>0.1333333333</text:p>
          </table:table-cell>
          <table:table-cell office:value-type="float" office:value="1220">
            <text:p>122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formula="of:=[.B1411]*60*60+[.C1411]*60+[.D1411]" office:value-type="float" office:value="74963">
            <text:p>74963</text:p>
          </table:table-cell>
          <table:table-cell table:formula="of:=([.E1412]-[.E1411])/60" office:value-type="float" office:value="0.266666666666667">
            <text:p>0.2666666667</text:p>
          </table:table-cell>
          <table:table-cell office:value-type="float" office:value="1224">
            <text:p>122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1">
            <text:p>141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formula="of:=[.B1412]*60*60+[.C1412]*60+[.D1412]" office:value-type="float" office:value="74979">
            <text:p>74979</text:p>
          </table:table-cell>
          <table:table-cell table:formula="of:=([.E1413]-[.E1412])/60" office:value-type="float" office:value="0.0833333333333333">
            <text:p>0.0833333333</text:p>
          </table:table-cell>
          <table:table-cell office:value-type="float" office:value="1231">
            <text:p>123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2">
            <text:p>1412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formula="of:=[.B1413]*60*60+[.C1413]*60+[.D1413]" office:value-type="float" office:value="74984">
            <text:p>74984</text:p>
          </table:table-cell>
          <table:table-cell table:formula="of:=([.E1414]-[.E1413])/60" office:value-type="float" office:value="0.133333333333333">
            <text:p>0.1333333333</text:p>
          </table:table-cell>
          <table:table-cell office:value-type="float" office:value="1241">
            <text:p>124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1414]*60*60+[.C1414]*60+[.D1414]" office:value-type="float" office:value="74992">
            <text:p>74992</text:p>
          </table:table-cell>
          <table:table-cell table:formula="of:=([.E1415]-[.E1414])/60" office:value-type="float" office:value="0.0666666666666667">
            <text:p>0.0666666667</text:p>
          </table:table-cell>
          <table:table-cell office:value-type="float" office:value="1243">
            <text:p>124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4">
            <text:p>1414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table:formula="of:=[.B1415]*60*60+[.C1415]*60+[.D1415]" office:value-type="float" office:value="74996">
            <text:p>74996</text:p>
          </table:table-cell>
          <table:table-cell table:formula="of:=([.E1416]-[.E1415])/60" office:value-type="float" office:value="0.0666666666666667">
            <text:p>0.0666666667</text:p>
          </table:table-cell>
          <table:table-cell office:value-type="float" office:value="1244">
            <text:p>124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416]*60*60+[.C1416]*60+[.D1416]" office:value-type="float" office:value="75000">
            <text:p>75000</text:p>
          </table:table-cell>
          <table:table-cell table:formula="of:=([.E1417]-[.E1416])/60" office:value-type="float" office:value="0.133333333333333">
            <text:p>0.1333333333</text:p>
          </table:table-cell>
          <table:table-cell office:value-type="float" office:value="1249">
            <text:p>124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B1417]*60*60+[.C1417]*60+[.D1417]" office:value-type="float" office:value="75008">
            <text:p>75008</text:p>
          </table:table-cell>
          <table:table-cell table:formula="of:=([.E1418]-[.E1417])/60" office:value-type="float" office:value="0.55">
            <text:p>0.55</text:p>
          </table:table-cell>
          <table:table-cell office:value-type="float" office:value="1251">
            <text:p>125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formula="of:=[.B1418]*60*60+[.C1418]*60+[.D1418]" office:value-type="float" office:value="75041">
            <text:p>75041</text:p>
          </table:table-cell>
          <table:table-cell table:formula="of:=([.E1419]-[.E1418])/60" office:value-type="float" office:value="0.1">
            <text:p>0.1</text:p>
          </table:table-cell>
          <table:table-cell office:value-type="float" office:value="1253">
            <text:p>125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formula="of:=[.B1419]*60*60+[.C1419]*60+[.D1419]" office:value-type="float" office:value="75047">
            <text:p>75047</text:p>
          </table:table-cell>
          <table:table-cell table:formula="of:=([.E1420]-[.E1419])/60" office:value-type="float" office:value="0.0833333333333333">
            <text:p>0.0833333333</text:p>
          </table:table-cell>
          <table:table-cell office:value-type="float" office:value="1259">
            <text:p>125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19">
            <text:p>141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formula="of:=[.B1420]*60*60+[.C1420]*60+[.D1420]" office:value-type="float" office:value="75052">
            <text:p>75052</text:p>
          </table:table-cell>
          <table:table-cell table:formula="of:=([.E1421]-[.E1420])/60" office:value-type="float" office:value="0.3">
            <text:p>0.3</text:p>
          </table:table-cell>
          <table:table-cell office:value-type="float" office:value="1260">
            <text:p>1260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formula="of:=[.B1421]*60*60+[.C1421]*60+[.D1421]" office:value-type="float" office:value="75070">
            <text:p>75070</text:p>
          </table:table-cell>
          <table:table-cell table:formula="of:=([.E1422]-[.E1421])/60" office:value-type="float" office:value="0.183333333333333">
            <text:p>0.1833333333</text:p>
          </table:table-cell>
          <table:table-cell office:value-type="float" office:value="1261">
            <text:p>126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[.B1422]*60*60+[.C1422]*60+[.D1422]" office:value-type="float" office:value="75081">
            <text:p>75081</text:p>
          </table:table-cell>
          <table:table-cell table:formula="of:=([.E1423]-[.E1422])/60" office:value-type="float" office:value="0.0833333333333333">
            <text:p>0.0833333333</text:p>
          </table:table-cell>
          <table:table-cell office:value-type="float" office:value="1274">
            <text:p>127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2">
            <text:p>1422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table:formula="of:=[.B1423]*60*60+[.C1423]*60+[.D1423]" office:value-type="float" office:value="75086">
            <text:p>75086</text:p>
          </table:table-cell>
          <table:table-cell table:formula="of:=([.E1424]-[.E1423])/60" office:value-type="float" office:value="0.183333333333333">
            <text:p>0.1833333333</text:p>
          </table:table-cell>
          <table:table-cell office:value-type="float" office:value="1284">
            <text:p>128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3">
            <text:p>1423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formula="of:=[.B1424]*60*60+[.C1424]*60+[.D1424]" office:value-type="float" office:value="75097">
            <text:p>75097</text:p>
          </table:table-cell>
          <table:table-cell table:formula="of:=([.E1425]-[.E1424])/60" office:value-type="float" office:value="0.116666666666667">
            <text:p>0.1166666667</text:p>
          </table:table-cell>
          <table:table-cell office:value-type="float" office:value="1297">
            <text:p>129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table:formula="of:=[.B1425]*60*60+[.C1425]*60+[.D1425]" office:value-type="float" office:value="75104">
            <text:p>75104</text:p>
          </table:table-cell>
          <table:table-cell table:formula="of:=([.E1426]-[.E1425])/60" office:value-type="float" office:value="0.566666666666667">
            <text:p>0.5666666667</text:p>
          </table:table-cell>
          <table:table-cell office:value-type="float" office:value="1307">
            <text:p>130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[.B1426]*60*60+[.C1426]*60+[.D1426]" office:value-type="float" office:value="75138">
            <text:p>75138</text:p>
          </table:table-cell>
          <table:table-cell table:formula="of:=([.E1427]-[.E1426])/60" office:value-type="float" office:value="0.533333333333333">
            <text:p>0.5333333333</text:p>
          </table:table-cell>
          <table:table-cell office:value-type="float" office:value="1309">
            <text:p>130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6">
            <text:p>1426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formula="of:=[.B1427]*60*60+[.C1427]*60+[.D1427]" office:value-type="float" office:value="75170">
            <text:p>75170</text:p>
          </table:table-cell>
          <table:table-cell table:formula="of:=([.E1428]-[.E1427])/60" office:value-type="float" office:value="0.166666666666667">
            <text:p>0.1666666667</text:p>
          </table:table-cell>
          <table:table-cell office:value-type="float" office:value="1311">
            <text:p>131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7">
            <text:p>1427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B1428]*60*60+[.C1428]*60+[.D1428]" office:value-type="float" office:value="75180">
            <text:p>75180</text:p>
          </table:table-cell>
          <table:table-cell table:formula="of:=([.E1429]-[.E1428])/60" office:value-type="float" office:value="0.15">
            <text:p>0.15</text:p>
          </table:table-cell>
          <table:table-cell office:value-type="float" office:value="1325">
            <text:p>1325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8">
            <text:p>1428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formula="of:=[.B1429]*60*60+[.C1429]*60+[.D1429]" office:value-type="float" office:value="75189">
            <text:p>75189</text:p>
          </table:table-cell>
          <table:table-cell table:formula="of:=([.E1430]-[.E1429])/60" office:value-type="float" office:value="0.65">
            <text:p>0.65</text:p>
          </table:table-cell>
          <table:table-cell office:value-type="float" office:value="1332">
            <text:p>133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29">
            <text:p>142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table:formula="of:=[.B1430]*60*60+[.C1430]*60+[.D1430]" office:value-type="float" office:value="75228">
            <text:p>75228</text:p>
          </table:table-cell>
          <table:table-cell table:formula="of:=([.E1431]-[.E1430])/60" office:value-type="float" office:value="0.05">
            <text:p>0.05</text:p>
          </table:table-cell>
          <table:table-cell office:value-type="float" office:value="1342">
            <text:p>134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1431]*60*60+[.C1431]*60+[.D1431]" office:value-type="float" office:value="75231">
            <text:p>75231</text:p>
          </table:table-cell>
          <table:table-cell table:formula="of:=([.E1432]-[.E1431])/60" office:value-type="float" office:value="0.1">
            <text:p>0.1</text:p>
          </table:table-cell>
          <table:table-cell office:value-type="float" office:value="1364">
            <text:p>136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1">
            <text:p>1431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B1432]*60*60+[.C1432]*60+[.D1432]" office:value-type="float" office:value="75237">
            <text:p>75237</text:p>
          </table:table-cell>
          <table:table-cell table:formula="of:=([.E1433]-[.E1432])/60" office:value-type="float" office:value="0.0666666666666667">
            <text:p>0.0666666667</text:p>
          </table:table-cell>
          <table:table-cell office:value-type="float" office:value="1402">
            <text:p>140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2">
            <text:p>1432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433]*60*60+[.C1433]*60+[.D1433]" office:value-type="float" office:value="75241">
            <text:p>75241</text:p>
          </table:table-cell>
          <table:table-cell table:formula="of:=([.E1434]-[.E1433])/60" office:value-type="float" office:value="0.0666666666666667">
            <text:p>0.0666666667</text:p>
          </table:table-cell>
          <table:table-cell office:value-type="float" office:value="1403">
            <text:p>140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3">
            <text:p>1433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formula="of:=[.B1434]*60*60+[.C1434]*60+[.D1434]" office:value-type="float" office:value="75245">
            <text:p>75245</text:p>
          </table:table-cell>
          <table:table-cell table:formula="of:=([.E1435]-[.E1434])/60" office:value-type="float" office:value="0.0666666666666667">
            <text:p>0.0666666667</text:p>
          </table:table-cell>
          <table:table-cell office:value-type="float" office:value="1404">
            <text:p>140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B1435]*60*60+[.C1435]*60+[.D1435]" office:value-type="float" office:value="75249">
            <text:p>75249</text:p>
          </table:table-cell>
          <table:table-cell table:formula="of:=([.E1436]-[.E1435])/60" office:value-type="float" office:value="0.166666666666667">
            <text:p>0.1666666667</text:p>
          </table:table-cell>
          <table:table-cell office:value-type="float" office:value="1413">
            <text:p>141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B1436]*60*60+[.C1436]*60+[.D1436]" office:value-type="float" office:value="75259">
            <text:p>75259</text:p>
          </table:table-cell>
          <table:table-cell table:formula="of:=([.E1437]-[.E1436])/60" office:value-type="float" office:value="0.1">
            <text:p>0.1</text:p>
          </table:table-cell>
          <table:table-cell office:value-type="float" office:value="1414">
            <text:p>141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table:formula="of:=[.B1437]*60*60+[.C1437]*60+[.D1437]" office:value-type="float" office:value="75265">
            <text:p>75265</text:p>
          </table:table-cell>
          <table:table-cell table:formula="of:=([.E1438]-[.E1437])/60" office:value-type="float" office:value="0.0833333333333333">
            <text:p>0.0833333333</text:p>
          </table:table-cell>
          <table:table-cell office:value-type="float" office:value="1431">
            <text:p>143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7">
            <text:p>1437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table:formula="of:=[.B1438]*60*60+[.C1438]*60+[.D1438]" office:value-type="float" office:value="75270">
            <text:p>75270</text:p>
          </table:table-cell>
          <table:table-cell table:formula="of:=([.E1439]-[.E1438])/60" office:value-type="float" office:value="0.0666666666666667">
            <text:p>0.0666666667</text:p>
          </table:table-cell>
          <table:table-cell office:value-type="float" office:value="1432">
            <text:p>143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8">
            <text:p>1438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table:formula="of:=[.B1439]*60*60+[.C1439]*60+[.D1439]" office:value-type="float" office:value="75274">
            <text:p>75274</text:p>
          </table:table-cell>
          <table:table-cell table:formula="of:=([.E1440]-[.E1439])/60" office:value-type="float" office:value="0.0666666666666667">
            <text:p>0.0666666667</text:p>
          </table:table-cell>
          <table:table-cell office:value-type="float" office:value="1433">
            <text:p>1433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formula="of:=[.B1440]*60*60+[.C1440]*60+[.D1440]" office:value-type="float" office:value="75278">
            <text:p>75278</text:p>
          </table:table-cell>
          <table:table-cell table:formula="of:=([.E1441]-[.E1440])/60" office:value-type="float" office:value="0.133333333333333">
            <text:p>0.1333333333</text:p>
          </table:table-cell>
          <table:table-cell office:value-type="float" office:value="1437">
            <text:p>143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table:formula="of:=[.B1441]*60*60+[.C1441]*60+[.D1441]" office:value-type="float" office:value="75286">
            <text:p>75286</text:p>
          </table:table-cell>
          <table:table-cell table:formula="of:=([.E1442]-[.E1441])/60" office:value-type="float" office:value="0.183333333333333">
            <text:p>0.1833333333</text:p>
          </table:table-cell>
          <table:table-cell office:value-type="float" office:value="1438">
            <text:p>143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B1442]*60*60+[.C1442]*60+[.D1442]" office:value-type="float" office:value="75297">
            <text:p>75297</text:p>
          </table:table-cell>
          <table:table-cell table:formula="of:=([.E1443]-[.E1442])/60" office:value-type="float" office:value="0.383333333333333">
            <text:p>0.3833333333</text:p>
          </table:table-cell>
          <table:table-cell office:value-type="float" office:value="1467">
            <text:p>1467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2">
            <text:p>144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[.B1443]*60*60+[.C1443]*60+[.D1443]" office:value-type="float" office:value="75320">
            <text:p>75320</text:p>
          </table:table-cell>
          <table:table-cell table:formula="of:=([.E1444]-[.E1443])/60" office:value-type="float" office:value="0.166666666666667">
            <text:p>0.1666666667</text:p>
          </table:table-cell>
          <table:table-cell office:value-type="float" office:value="1471">
            <text:p>1471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3">
            <text:p>144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formula="of:=[.B1444]*60*60+[.C1444]*60+[.D1444]" office:value-type="float" office:value="75330">
            <text:p>75330</text:p>
          </table:table-cell>
          <table:table-cell table:formula="of:=([.E1445]-[.E1444])/60" office:value-type="float" office:value="0.1">
            <text:p>0.1</text:p>
          </table:table-cell>
          <table:table-cell office:value-type="float" office:value="1472">
            <text:p>1472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table:formula="of:=[.B1445]*60*60+[.C1445]*60+[.D1445]" office:value-type="float" office:value="75336">
            <text:p>75336</text:p>
          </table:table-cell>
          <table:table-cell table:formula="of:=([.E1446]-[.E1445])/60" office:value-type="float" office:value="0.116666666666667">
            <text:p>0.1166666667</text:p>
          </table:table-cell>
          <table:table-cell office:value-type="float" office:value="1489">
            <text:p>1489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table:formula="of:=[.B1446]*60*60+[.C1446]*60+[.D1446]" office:value-type="float" office:value="75343">
            <text:p>75343</text:p>
          </table:table-cell>
          <table:table-cell table:formula="of:=([.E1447]-[.E1446])/60" office:value-type="float" office:value="0.133333333333333">
            <text:p>0.1333333333</text:p>
          </table:table-cell>
          <table:table-cell office:value-type="float" office:value="1494">
            <text:p>1494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6">
            <text:p>144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B1447]*60*60+[.C1447]*60+[.D1447]" office:value-type="float" office:value="75351">
            <text:p>75351</text:p>
          </table:table-cell>
          <table:table-cell table:formula="of:=([.E1448]-[.E1447])/60" office:value-type="float" office:value="0.116666666666667">
            <text:p>0.1166666667</text:p>
          </table:table-cell>
          <table:table-cell office:value-type="float" office:value="1496">
            <text:p>1496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7">
            <text:p>1447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1448]*60*60+[.C1448]*60+[.D1448]" office:value-type="float" office:value="75358">
            <text:p>75358</text:p>
          </table:table-cell>
          <table:table-cell table:formula="of:=([.E1449]-[.E1448])/60" office:value-type="float" office:value="0.133333333333333">
            <text:p>0.1333333333</text:p>
          </table:table-cell>
          <table:table-cell office:value-type="float" office:value="1498">
            <text:p>1498</text:p>
          </table:table-cell>
          <table:table-cell office:value-type="float" office:value="0.0666666666666667">
            <text:p>0.0666666667</text:p>
          </table:table-cell>
          <table:table-cell table:number-columns-repeated="8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formula="of:=[.B1449]*60*60+[.C1449]*60+[.D1449]" office:value-type="float" office:value="75366">
            <text:p>75366</text:p>
          </table:table-cell>
          <table:table-cell table:formula="of:=([.E1450]-[.E1449])/60"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49">
            <text:p>1449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table:formula="of:=[.B1450]*60*60+[.C1450]*60+[.D1450]" office:value-type="float" office:value="75381">
            <text:p>75381</text:p>
          </table:table-cell>
          <table:table-cell table:formula="of:=([.E1451]-[.E1450])/60" office:value-type="float" office:value="0.25">
            <text:p>0.25</text:p>
          </table:table-cell>
          <table:table-cell office:value-type="float" office:value="59">
            <text:p>59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formula="of:=[.B1451]*60*60+[.C1451]*60+[.D1451]" office:value-type="float" office:value="75396">
            <text:p>75396</text:p>
          </table:table-cell>
          <table:table-cell table:formula="of:=([.E1452]-[.E1451])/60" office:value-type="float" office:value="0.1">
            <text:p>0.1</text:p>
          </table:table-cell>
          <table:table-cell office:value-type="float" office:value="122">
            <text:p>122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table:formula="of:=[.B1452]*60*60+[.C1452]*60+[.D1452]" office:value-type="float" office:value="75402">
            <text:p>75402</text:p>
          </table:table-cell>
          <table:table-cell table:formula="of:=([.E1453]-[.E1452])/60" office:value-type="float" office:value="0.0833333333333333">
            <text:p>0.0833333333</text:p>
          </table:table-cell>
          <table:table-cell office:value-type="float" office:value="123">
            <text:p>12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2">
            <text:p>1452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table:formula="of:=[.B1453]*60*60+[.C1453]*60+[.D1453]" office:value-type="float" office:value="75407">
            <text:p>75407</text:p>
          </table:table-cell>
          <table:table-cell table:formula="of:=([.E1454]-[.E1453])/60" office:value-type="float" office:value="0.1">
            <text:p>0.1</text:p>
          </table:table-cell>
          <table:table-cell office:value-type="float" office:value="124">
            <text:p>1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3">
            <text:p>1453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formula="of:=[.B1454]*60*60+[.C1454]*60+[.D1454]" office:value-type="float" office:value="75413">
            <text:p>75413</text:p>
          </table:table-cell>
          <table:table-cell table:formula="of:=([.E1455]-[.E1454])/60" office:value-type="float" office:value="0.0833333333333333">
            <text:p>0.0833333333</text:p>
          </table:table-cell>
          <table:table-cell office:value-type="float" office:value="126">
            <text:p>126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B1455]*60*60+[.C1455]*60+[.D1455]" office:value-type="float" office:value="75418">
            <text:p>75418</text:p>
          </table:table-cell>
          <table:table-cell table:formula="of:=([.E1456]-[.E1455])/60" office:value-type="float" office:value="0.15">
            <text:p>0.15</text:p>
          </table:table-cell>
          <table:table-cell office:value-type="float" office:value="152">
            <text:p>152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table:formula="of:=[.B1456]*60*60+[.C1456]*60+[.D1456]" office:value-type="float" office:value="75427">
            <text:p>75427</text:p>
          </table:table-cell>
          <table:table-cell table:formula="of:=([.E1457]-[.E1456])/60" office:value-type="float" office:value="0.133333333333333">
            <text:p>0.1333333333</text:p>
          </table:table-cell>
          <table:table-cell office:value-type="float" office:value="153">
            <text:p>15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6">
            <text:p>1456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[.B1457]*60*60+[.C1457]*60+[.D1457]" office:value-type="float" office:value="75435">
            <text:p>75435</text:p>
          </table:table-cell>
          <table:table-cell table:formula="of:=([.E1458]-[.E1457])/60" office:value-type="float" office:value="0.1">
            <text:p>0.1</text:p>
          </table:table-cell>
          <table:table-cell office:value-type="float" office:value="154">
            <text:p>15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7">
            <text:p>145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formula="of:=[.B1458]*60*60+[.C1458]*60+[.D1458]" office:value-type="float" office:value="75441">
            <text:p>75441</text:p>
          </table:table-cell>
          <table:table-cell table:formula="of:=([.E1459]-[.E1458])/60" office:value-type="float" office:value="0.133333333333333">
            <text:p>0.1333333333</text:p>
          </table:table-cell>
          <table:table-cell office:value-type="float" office:value="186">
            <text:p>186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[.B1459]*60*60+[.C1459]*60+[.D1459]" office:value-type="float" office:value="75449">
            <text:p>75449</text:p>
          </table:table-cell>
          <table:table-cell table:formula="of:=([.E1460]-[.E1459])/60" office:value-type="float" office:value="0.383333333333333">
            <text:p>0.3833333333</text:p>
          </table:table-cell>
          <table:table-cell office:value-type="float" office:value="187">
            <text:p>18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59">
            <text:p>1459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table:formula="of:=[.B1460]*60*60+[.C1460]*60+[.D1460]" office:value-type="float" office:value="75472">
            <text:p>75472</text:p>
          </table:table-cell>
          <table:table-cell table:formula="of:=([.E1461]-[.E1460])/60" office:value-type="float" office:value="0.1">
            <text:p>0.1</text:p>
          </table:table-cell>
          <table:table-cell office:value-type="float" office:value="189">
            <text:p>189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f:=[.B1461]*60*60+[.C1461]*60+[.D1461]" office:value-type="float" office:value="75478">
            <text:p>75478</text:p>
          </table:table-cell>
          <table:table-cell table:formula="of:=([.E1462]-[.E1461])/60" office:value-type="float" office:value="0.116666666666667">
            <text:p>0.1166666667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formula="of:=[.B1462]*60*60+[.C1462]*60+[.D1462]" office:value-type="float" office:value="75485">
            <text:p>75485</text:p>
          </table:table-cell>
          <table:table-cell table:formula="of:=([.E1463]-[.E1462])/60" office:value-type="float" office:value="0.0833333333333333">
            <text:p>0.0833333333</text:p>
          </table:table-cell>
          <table:table-cell office:value-type="float" office:value="223">
            <text:p>22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formula="of:=[.B1463]*60*60+[.C1463]*60+[.D1463]" office:value-type="float" office:value="75490">
            <text:p>75490</text:p>
          </table:table-cell>
          <table:table-cell table:formula="of:=([.E1464]-[.E1463])/60" office:value-type="float" office:value="0.1">
            <text:p>0.1</text:p>
          </table:table-cell>
          <table:table-cell office:value-type="float" office:value="261">
            <text:p>26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[.B1464]*60*60+[.C1464]*60+[.D1464]" office:value-type="float" office:value="75496">
            <text:p>75496</text:p>
          </table:table-cell>
          <table:table-cell table:formula="of:=([.E1465]-[.E1464])/60" office:value-type="float" office:value="0.1">
            <text:p>0.1</text:p>
          </table:table-cell>
          <table:table-cell office:value-type="float" office:value="288">
            <text:p>28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4">
            <text:p>1464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[.B1465]*60*60+[.C1465]*60+[.D1465]" office:value-type="float" office:value="75502">
            <text:p>75502</text:p>
          </table:table-cell>
          <table:table-cell table:formula="of:=([.E1466]-[.E1465])/60" office:value-type="float" office:value="0.266666666666667">
            <text:p>0.2666666667</text:p>
          </table:table-cell>
          <table:table-cell office:value-type="float" office:value="325">
            <text:p>325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table:formula="of:=[.B1466]*60*60+[.C1466]*60+[.D1466]" office:value-type="float" office:value="75518">
            <text:p>75518</text:p>
          </table:table-cell>
          <table:table-cell table:formula="of:=([.E1467]-[.E1466])/60" office:value-type="float" office:value="0.1">
            <text:p>0.1</text:p>
          </table:table-cell>
          <table:table-cell office:value-type="float" office:value="327">
            <text:p>32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table:formula="of:=[.B1467]*60*60+[.C1467]*60+[.D1467]" office:value-type="float" office:value="75524">
            <text:p>75524</text:p>
          </table:table-cell>
          <table:table-cell table:formula="of:=([.E1468]-[.E1467])/60" office:value-type="float" office:value="0.116666666666667">
            <text:p>0.1166666667</text:p>
          </table:table-cell>
          <table:table-cell office:value-type="float" office:value="350">
            <text:p>350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7">
            <text:p>1467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table:formula="of:=[.B1468]*60*60+[.C1468]*60+[.D1468]" office:value-type="float" office:value="75531">
            <text:p>75531</text:p>
          </table:table-cell>
          <table:table-cell table:formula="of:=([.E1469]-[.E1468])/60" office:value-type="float" office:value="0.0666666666666667">
            <text:p>0.0666666667</text:p>
          </table:table-cell>
          <table:table-cell office:value-type="float" office:value="354">
            <text:p>35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formula="of:=[.B1469]*60*60+[.C1469]*60+[.D1469]" office:value-type="float" office:value="75535">
            <text:p>75535</text:p>
          </table:table-cell>
          <table:table-cell table:formula="of:=([.E1470]-[.E1469])/60" office:value-type="float" office:value="0.116666666666667">
            <text:p>0.1166666667</text:p>
          </table:table-cell>
          <table:table-cell office:value-type="float" office:value="367">
            <text:p>36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formula="of:=[.B1470]*60*60+[.C1470]*60+[.D1470]" office:value-type="float" office:value="75542">
            <text:p>75542</text:p>
          </table:table-cell>
          <table:table-cell table:formula="of:=([.E1471]-[.E1470])/60" office:value-type="float" office:value="0.316666666666667">
            <text:p>0.3166666667</text:p>
          </table:table-cell>
          <table:table-cell office:value-type="float" office:value="427">
            <text:p>42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table:formula="of:=[.B1471]*60*60+[.C1471]*60+[.D1471]" office:value-type="float" office:value="75561">
            <text:p>75561</text:p>
          </table:table-cell>
          <table:table-cell table:formula="of:=([.E1472]-[.E1471])/60" office:value-type="float" office:value="0.15">
            <text:p>0.15</text:p>
          </table:table-cell>
          <table:table-cell office:value-type="float" office:value="453">
            <text:p>45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table:formula="of:=[.B1472]*60*60+[.C1472]*60+[.D1472]" office:value-type="float" office:value="75570">
            <text:p>75570</text:p>
          </table:table-cell>
          <table:table-cell table:formula="of:=([.E1473]-[.E1472])/60" office:value-type="float" office:value="0.0666666666666667">
            <text:p>0.0666666667</text:p>
          </table:table-cell>
          <table:table-cell office:value-type="float" office:value="542">
            <text:p>542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table:formula="of:=[.B1473]*60*60+[.C1473]*60+[.D1473]" office:value-type="float" office:value="75574">
            <text:p>75574</text:p>
          </table:table-cell>
          <table:table-cell table:formula="of:=([.E1474]-[.E1473])/60" office:value-type="float" office:value="0.0666666666666667">
            <text:p>0.0666666667</text:p>
          </table:table-cell>
          <table:table-cell office:value-type="float" office:value="544">
            <text:p>54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3">
            <text:p>1473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table:formula="of:=[.B1474]*60*60+[.C1474]*60+[.D1474]" office:value-type="float" office:value="75578">
            <text:p>75578</text:p>
          </table:table-cell>
          <table:table-cell table:formula="of:=([.E1475]-[.E1474])/60" office:value-type="float" office:value="0.166666666666667">
            <text:p>0.1666666667</text:p>
          </table:table-cell>
          <table:table-cell office:value-type="float" office:value="762">
            <text:p>762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4">
            <text:p>1474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[.B1475]*60*60+[.C1475]*60+[.D1475]" office:value-type="float" office:value="75588">
            <text:p>75588</text:p>
          </table:table-cell>
          <table:table-cell table:formula="of:=([.E1476]-[.E1475])/60" office:value-type="float" office:value="0.116666666666667">
            <text:p>0.1166666667</text:p>
          </table:table-cell>
          <table:table-cell office:value-type="float" office:value="777">
            <text:p>77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formula="of:=[.B1476]*60*60+[.C1476]*60+[.D1476]" office:value-type="float" office:value="75595">
            <text:p>75595</text:p>
          </table:table-cell>
          <table:table-cell table:formula="of:=([.E1477]-[.E1476])/60" office:value-type="float" office:value="0.0833333333333333">
            <text:p>0.0833333333</text:p>
          </table:table-cell>
          <table:table-cell office:value-type="float" office:value="855">
            <text:p>855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6">
            <text:p>147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[.B1477]*60*60+[.C1477]*60+[.D1477]" office:value-type="float" office:value="75600">
            <text:p>75600</text:p>
          </table:table-cell>
          <table:table-cell table:formula="of:=([.E1478]-[.E1477])/60" office:value-type="float" office:value="0.0833333333333333">
            <text:p>0.0833333333</text:p>
          </table:table-cell>
          <table:table-cell office:value-type="float" office:value="886">
            <text:p>886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7">
            <text:p>147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1478]*60*60+[.C1478]*60+[.D1478]" office:value-type="float" office:value="75605">
            <text:p>75605</text:p>
          </table:table-cell>
          <table:table-cell table:formula="of:=([.E1479]-[.E1478])/60" office:value-type="float" office:value="0.0833333333333333">
            <text:p>0.0833333333</text:p>
          </table:table-cell>
          <table:table-cell office:value-type="float" office:value="924">
            <text:p>9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8">
            <text:p>147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B1479]*60*60+[.C1479]*60+[.D1479]" office:value-type="float" office:value="75610">
            <text:p>75610</text:p>
          </table:table-cell>
          <table:table-cell table:formula="of:=([.E1480]-[.E1479])/60" office:value-type="float" office:value="0.0833333333333333">
            <text:p>0.0833333333</text:p>
          </table:table-cell>
          <table:table-cell office:value-type="float" office:value="928">
            <text:p>92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B1480]*60*60+[.C1480]*60+[.D1480]" office:value-type="float" office:value="75615">
            <text:p>75615</text:p>
          </table:table-cell>
          <table:table-cell table:formula="of:=([.E1481]-[.E1480])/60" office:value-type="float" office:value="0.0833333333333333">
            <text:p>0.0833333333</text:p>
          </table:table-cell>
          <table:table-cell office:value-type="float" office:value="932">
            <text:p>932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B1481]*60*60+[.C1481]*60+[.D1481]" office:value-type="float" office:value="75620">
            <text:p>75620</text:p>
          </table:table-cell>
          <table:table-cell table:formula="of:=([.E1482]-[.E1481])/60" office:value-type="float" office:value="0.116666666666667">
            <text:p>0.1166666667</text:p>
          </table:table-cell>
          <table:table-cell office:value-type="float" office:value="951">
            <text:p>95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1">
            <text:p>148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B1482]*60*60+[.C1482]*60+[.D1482]" office:value-type="float" office:value="75627">
            <text:p>75627</text:p>
          </table:table-cell>
          <table:table-cell table:formula="of:=([.E1483]-[.E1482])/60" office:value-type="float" office:value="0.116666666666667">
            <text:p>0.1166666667</text:p>
          </table:table-cell>
          <table:table-cell office:value-type="float" office:value="979">
            <text:p>979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2">
            <text:p>148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.B1483]*60*60+[.C1483]*60+[.D1483]" office:value-type="float" office:value="75634">
            <text:p>75634</text:p>
          </table:table-cell>
          <table:table-cell table:formula="of:=([.E1484]-[.E1483])/60" office:value-type="float" office:value="0.116666666666667">
            <text:p>0.1166666667</text:p>
          </table:table-cell>
          <table:table-cell office:value-type="float" office:value="995">
            <text:p>995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3">
            <text:p>148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B1484]*60*60+[.C1484]*60+[.D1484]" office:value-type="float" office:value="75641">
            <text:p>75641</text:p>
          </table:table-cell>
          <table:table-cell table:formula="of:=([.E1485]-[.E1484])/60" office:value-type="float" office:value="0.116666666666667">
            <text:p>0.1166666667</text:p>
          </table:table-cell>
          <table:table-cell office:value-type="float" office:value="1011">
            <text:p>101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4">
            <text:p>148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B1485]*60*60+[.C1485]*60+[.D1485]" office:value-type="float" office:value="75648">
            <text:p>75648</text:p>
          </table:table-cell>
          <table:table-cell table:formula="of:=([.E1486]-[.E1485])/60" office:value-type="float" office:value="0.216666666666667">
            <text:p>0.2166666667</text:p>
          </table:table-cell>
          <table:table-cell office:value-type="float" office:value="1014">
            <text:p>101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B1486]*60*60+[.C1486]*60+[.D1486]" office:value-type="float" office:value="75661">
            <text:p>75661</text:p>
          </table:table-cell>
          <table:table-cell table:formula="of:=([.E1487]-[.E1486])/60" office:value-type="float" office:value="0.266666666666667">
            <text:p>0.2666666667</text:p>
          </table:table-cell>
          <table:table-cell office:value-type="float" office:value="1024">
            <text:p>10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6">
            <text:p>14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B1487]*60*60+[.C1487]*60+[.D1487]" office:value-type="float" office:value="75677">
            <text:p>75677</text:p>
          </table:table-cell>
          <table:table-cell table:formula="of:=([.E1488]-[.E1487])/60" office:value-type="float" office:value="0.633333333333333">
            <text:p>0.6333333333</text:p>
          </table:table-cell>
          <table:table-cell office:value-type="float" office:value="1067">
            <text:p>106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7">
            <text:p>148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B1488]*60*60+[.C1488]*60+[.D1488]" office:value-type="float" office:value="75715">
            <text:p>75715</text:p>
          </table:table-cell>
          <table:table-cell table:formula="of:=([.E1489]-[.E1488])/60" office:value-type="float" office:value="0.166666666666667">
            <text:p>0.1666666667</text:p>
          </table:table-cell>
          <table:table-cell office:value-type="float" office:value="1077">
            <text:p>1077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1489]*60*60+[.C1489]*60+[.D1489]" office:value-type="float" office:value="75725">
            <text:p>75725</text:p>
          </table:table-cell>
          <table:table-cell table:formula="of:=([.E1490]-[.E1489])/60" office:value-type="float" office:value="0.0833333333333333">
            <text:p>0.0833333333</text:p>
          </table:table-cell>
          <table:table-cell office:value-type="float" office:value="1109">
            <text:p>1109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89">
            <text:p>148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B1490]*60*60+[.C1490]*60+[.D1490]" office:value-type="float" office:value="75730">
            <text:p>75730</text:p>
          </table:table-cell>
          <table:table-cell table:formula="of:=([.E1491]-[.E1490])/60" office:value-type="float" office:value="0.0666666666666667">
            <text:p>0.0666666667</text:p>
          </table:table-cell>
          <table:table-cell office:value-type="float" office:value="1161">
            <text:p>116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B1491]*60*60+[.C1491]*60+[.D1491]" office:value-type="float" office:value="75734">
            <text:p>75734</text:p>
          </table:table-cell>
          <table:table-cell table:formula="of:=([.E1492]-[.E1491])/60" office:value-type="float" office:value="0.116666666666667">
            <text:p>0.1166666667</text:p>
          </table:table-cell>
          <table:table-cell office:value-type="float" office:value="1168">
            <text:p>116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1">
            <text:p>149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[.B1492]*60*60+[.C1492]*60+[.D1492]" office:value-type="float" office:value="75741">
            <text:p>75741</text:p>
          </table:table-cell>
          <table:table-cell table:formula="of:=([.E1493]-[.E1492])/60" office:value-type="float" office:value="0.116666666666667">
            <text:p>0.1166666667</text:p>
          </table:table-cell>
          <table:table-cell office:value-type="float" office:value="1178">
            <text:p>117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2">
            <text:p>149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B1493]*60*60+[.C1493]*60+[.D1493]" office:value-type="float" office:value="75748">
            <text:p>75748</text:p>
          </table:table-cell>
          <table:table-cell table:formula="of:=([.E1494]-[.E1493])/60" office:value-type="float" office:value="0.116666666666667">
            <text:p>0.1166666667</text:p>
          </table:table-cell>
          <table:table-cell office:value-type="float" office:value="1188">
            <text:p>118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B1494]*60*60+[.C1494]*60+[.D1494]" office:value-type="float" office:value="75755">
            <text:p>75755</text:p>
          </table:table-cell>
          <table:table-cell table:formula="of:=([.E1495]-[.E1494])/60" office:value-type="float" office:value="0.116666666666667">
            <text:p>0.1166666667</text:p>
          </table:table-cell>
          <table:table-cell office:value-type="float" office:value="1240">
            <text:p>1240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4">
            <text:p>149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[.B1495]*60*60+[.C1495]*60+[.D1495]" office:value-type="float" office:value="75762">
            <text:p>75762</text:p>
          </table:table-cell>
          <table:table-cell table:formula="of:=([.E1496]-[.E1495])/60" office:value-type="float" office:value="0.0666666666666667">
            <text:p>0.0666666667</text:p>
          </table:table-cell>
          <table:table-cell office:value-type="float" office:value="1273">
            <text:p>1273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formula="of:=[.B1496]*60*60+[.C1496]*60+[.D1496]" office:value-type="float" office:value="75766">
            <text:p>75766</text:p>
          </table:table-cell>
          <table:table-cell table:formula="of:=([.E1497]-[.E1496])/60" office:value-type="float" office:value="0.1">
            <text:p>0.1</text:p>
          </table:table-cell>
          <table:table-cell office:value-type="float" office:value="1306">
            <text:p>1306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6">
            <text:p>149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[.B1497]*60*60+[.C1497]*60+[.D1497]" office:value-type="float" office:value="75772">
            <text:p>75772</text:p>
          </table:table-cell>
          <table:table-cell table:formula="of:=([.E1498]-[.E1497])/60" office:value-type="float" office:value="0.0666666666666667">
            <text:p>0.0666666667</text:p>
          </table:table-cell>
          <table:table-cell office:value-type="float" office:value="1315">
            <text:p>1315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7">
            <text:p>149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formula="of:=[.B1498]*60*60+[.C1498]*60+[.D1498]" office:value-type="float" office:value="75776">
            <text:p>75776</text:p>
          </table:table-cell>
          <table:table-cell table:formula="of:=([.E1499]-[.E1498])/60" office:value-type="float" office:value="0.1">
            <text:p>0.1</text:p>
          </table:table-cell>
          <table:table-cell office:value-type="float" office:value="1321">
            <text:p>132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8">
            <text:p>149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499]*60*60+[.C1499]*60+[.D1499]" office:value-type="float" office:value="75782">
            <text:p>75782</text:p>
          </table:table-cell>
          <table:table-cell table:formula="of:=([.E1500]-[.E1499])/60" office:value-type="float" office:value="0.0666666666666667">
            <text:p>0.0666666667</text:p>
          </table:table-cell>
          <table:table-cell office:value-type="float" office:value="1341">
            <text:p>1341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499">
            <text:p>149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1500]*60*60+[.C1500]*60+[.D1500]" office:value-type="float" office:value="75786">
            <text:p>75786</text:p>
          </table:table-cell>
          <table:table-cell table:formula="of:=([.E1501]-[.E1500])/60" office:value-type="float" office:value="0.0833333333333333">
            <text:p>0.0833333333</text:p>
          </table:table-cell>
          <table:table-cell office:value-type="float" office:value="1429">
            <text:p>1429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B1501]*60*60+[.C1501]*60+[.D1501]" office:value-type="float" office:value="75791">
            <text:p>75791</text:p>
          </table:table-cell>
          <table:table-cell table:formula="of:=([.E1502]-[.E1501])/60" office:value-type="float" office:value="-1263.18333333333">
            <text:p>-1263.1833333333</text:p>
          </table:table-cell>
          <table:table-cell office:value-type="float" office:value="1500">
            <text:p>1500</text:p>
          </table:table-cell>
          <table:table-cell office:value-type="float" office:value="-1263.18333333333">
            <text:p>-1263.1833333333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 table:number-columns-repeated="11"/>
        </table:table-row>
        <table:table-row table:style-name="ro2" table:number-rows-repeated="104707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uter-nodummy" table:style-name="ta1">
        <table:table-column table:style-name="co1" table:number-columns-repeated="7" table:default-cell-style-name="Default"/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C1]+[.B1]*60+[.A1]*60*60" office:value-type="float" office:value="62820">
            <text:p>62820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C2]+[.B2]*60+[.A2]*60*60" office:value-type="float" office:value="62824">
            <text:p>62824</text:p>
          </table:table-cell>
          <table:table-cell table:formula="of:=[.D2]-[.D1]"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[.C3]+[.B3]*60+[.A3]*60*60" office:value-type="float" office:value="62828">
            <text:p>62828</text:p>
          </table:table-cell>
          <table:table-cell table:formula="of:=[.D3]-[.D2]"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[.C4]+[.B4]*60+[.A4]*60*60" office:value-type="float" office:value="62831">
            <text:p>62831</text:p>
          </table:table-cell>
          <table:table-cell table:formula="of:=[.D4]-[.D3]"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[.C5]+[.B5]*60+[.A5]*60*60" office:value-type="float" office:value="62837">
            <text:p>62837</text:p>
          </table:table-cell>
          <table:table-cell table:formula="of:=[.D5]-[.D4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[.C6]+[.B6]*60+[.A6]*60*60" office:value-type="float" office:value="62842">
            <text:p>62842</text:p>
          </table:table-cell>
          <table:table-cell table:formula="of:=[.D6]-[.D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C7]+[.B7]*60+[.A7]*60*60" office:value-type="float" office:value="62846">
            <text:p>62846</text:p>
          </table:table-cell>
          <table:table-cell table:formula="of:=[.D7]-[.D6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C8]+[.B8]*60+[.A8]*60*60" office:value-type="float" office:value="62850">
            <text:p>62850</text:p>
          </table:table-cell>
          <table:table-cell table:formula="of:=[.D8]-[.D7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C9]+[.B9]*60+[.A9]*60*60" office:value-type="float" office:value="62855">
            <text:p>62855</text:p>
          </table:table-cell>
          <table:table-cell table:formula="of:=[.D9]-[.D8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formula="of:=[.C10]+[.B10]*60+[.A10]*60*60" office:value-type="float" office:value="62859">
            <text:p>62859</text:p>
          </table:table-cell>
          <table:table-cell table:formula="of:=[.D10]-[.D9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table:formula="of:=[.C11]+[.B11]*60+[.A11]*60*60" office:value-type="float" office:value="62863">
            <text:p>62863</text:p>
          </table:table-cell>
          <table:table-cell table:formula="of:=[.D11]-[.D1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formula="of:=[.C12]+[.B12]*60+[.A12]*60*60" office:value-type="float" office:value="62867">
            <text:p>62867</text:p>
          </table:table-cell>
          <table:table-cell table:formula="of:=[.D12]-[.D1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formula="of:=[.C13]+[.B13]*60+[.A13]*60*60" office:value-type="float" office:value="62871">
            <text:p>62871</text:p>
          </table:table-cell>
          <table:table-cell table:formula="of:=[.D13]-[.D12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table:formula="of:=[.C14]+[.B14]*60+[.A14]*60*60" office:value-type="float" office:value="62876">
            <text:p>62876</text:p>
          </table:table-cell>
          <table:table-cell table:formula="of:=[.D14]-[.D13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.C15]+[.B15]*60+[.A15]*60*60" office:value-type="float" office:value="62880">
            <text:p>62880</text:p>
          </table:table-cell>
          <table:table-cell table:formula="of:=[.D15]-[.D14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[.C16]+[.B16]*60+[.A16]*60*60" office:value-type="float" office:value="62885">
            <text:p>62885</text:p>
          </table:table-cell>
          <table:table-cell table:formula="of:=[.D16]-[.D1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[.C17]+[.B17]*60+[.A17]*60*60" office:value-type="float" office:value="62889">
            <text:p>62889</text:p>
          </table:table-cell>
          <table:table-cell table:formula="of:=[.D17]-[.D16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[.C18]+[.B18]*60+[.A18]*60*60" office:value-type="float" office:value="62893">
            <text:p>62893</text:p>
          </table:table-cell>
          <table:table-cell table:formula="of:=[.D18]-[.D17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[.C19]+[.B19]*60+[.A19]*60*60" office:value-type="float" office:value="62897">
            <text:p>62897</text:p>
          </table:table-cell>
          <table:table-cell table:formula="of:=[.D19]-[.D1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[.C20]+[.B20]*60+[.A20]*60*60" office:value-type="float" office:value="62901">
            <text:p>62901</text:p>
          </table:table-cell>
          <table:table-cell table:formula="of:=[.D20]-[.D19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[.C21]+[.B21]*60+[.A21]*60*60" office:value-type="float" office:value="62906">
            <text:p>62906</text:p>
          </table:table-cell>
          <table:table-cell table:formula="of:=[.D21]-[.D20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C22]+[.B22]*60+[.A22]*60*60" office:value-type="float" office:value="62911">
            <text:p>62911</text:p>
          </table:table-cell>
          <table:table-cell table:formula="of:=[.D22]-[.D21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formula="of:=[.C23]+[.B23]*60+[.A23]*60*60" office:value-type="float" office:value="62915">
            <text:p>62915</text:p>
          </table:table-cell>
          <table:table-cell table:formula="of:=[.D23]-[.D22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[.C24]+[.B24]*60+[.A24]*60*60" office:value-type="float" office:value="62919">
            <text:p>62919</text:p>
          </table:table-cell>
          <table:table-cell table:formula="of:=[.D24]-[.D23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formula="of:=[.C25]+[.B25]*60+[.A25]*60*60" office:value-type="float" office:value="62924">
            <text:p>62924</text:p>
          </table:table-cell>
          <table:table-cell table:formula="of:=[.D25]-[.D24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formula="of:=[.C26]+[.B26]*60+[.A26]*60*60" office:value-type="float" office:value="62935">
            <text:p>62935</text:p>
          </table:table-cell>
          <table:table-cell table:formula="of:=[.D26]-[.D25]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C27]+[.B27]*60+[.A27]*60*60" office:value-type="float" office:value="62940">
            <text:p>62940</text:p>
          </table:table-cell>
          <table:table-cell table:formula="of:=[.D27]-[.D2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formula="of:=[.C28]+[.B28]*60+[.A28]*60*60" office:value-type="float" office:value="62946">
            <text:p>62946</text:p>
          </table:table-cell>
          <table:table-cell table:formula="of:=[.D28]-[.D27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f:=[.C29]+[.B29]*60+[.A29]*60*60" office:value-type="float" office:value="62950">
            <text:p>62950</text:p>
          </table:table-cell>
          <table:table-cell table:formula="of:=[.D29]-[.D2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[.C30]+[.B30]*60+[.A30]*60*60" office:value-type="float" office:value="62955">
            <text:p>62955</text:p>
          </table:table-cell>
          <table:table-cell table:formula="of:=[.D30]-[.D2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[.C31]+[.B31]*60+[.A31]*60*60" office:value-type="float" office:value="62959">
            <text:p>62959</text:p>
          </table:table-cell>
          <table:table-cell table:formula="of:=[.D31]-[.D3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formula="of:=[.C32]+[.B32]*60+[.A32]*60*60" office:value-type="float" office:value="62964">
            <text:p>62964</text:p>
          </table:table-cell>
          <table:table-cell table:formula="of:=[.D32]-[.D31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.C33]+[.B33]*60+[.A33]*60*60" office:value-type="float" office:value="62968">
            <text:p>62968</text:p>
          </table:table-cell>
          <table:table-cell table:formula="of:=[.D33]-[.D32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formula="of:=[.C34]+[.B34]*60+[.A34]*60*60" office:value-type="float" office:value="62974">
            <text:p>62974</text:p>
          </table:table-cell>
          <table:table-cell table:formula="of:=[.D34]-[.D33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formula="of:=[.C35]+[.B35]*60+[.A35]*60*60" office:value-type="float" office:value="62978">
            <text:p>62978</text:p>
          </table:table-cell>
          <table:table-cell table:formula="of:=[.D35]-[.D34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[.C36]+[.B36]*60+[.A36]*60*60" office:value-type="float" office:value="62983">
            <text:p>62983</text:p>
          </table:table-cell>
          <table:table-cell table:formula="of:=[.D36]-[.D3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[.C37]+[.B37]*60+[.A37]*60*60" office:value-type="float" office:value="62990">
            <text:p>62990</text:p>
          </table:table-cell>
          <table:table-cell table:formula="of:=[.D37]-[.D36]" office:value-type="float" office:value="7">
            <text:p>7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formula="of:=[.C38]+[.B38]*60+[.A38]*60*60" office:value-type="float" office:value="62995">
            <text:p>62995</text:p>
          </table:table-cell>
          <table:table-cell table:formula="of:=[.D38]-[.D3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[.C39]+[.B39]*60+[.A39]*60*60" office:value-type="float" office:value="63003">
            <text:p>63003</text:p>
          </table:table-cell>
          <table:table-cell table:formula="of:=[.D39]-[.D38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C40]+[.B40]*60+[.A40]*60*60" office:value-type="float" office:value="63008">
            <text:p>63008</text:p>
          </table:table-cell>
          <table:table-cell table:formula="of:=[.D40]-[.D3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[.C41]+[.B41]*60+[.A41]*60*60" office:value-type="float" office:value="63013">
            <text:p>63013</text:p>
          </table:table-cell>
          <table:table-cell table:formula="of:=[.D41]-[.D40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[.C42]+[.B42]*60+[.A42]*60*60" office:value-type="float" office:value="63017">
            <text:p>63017</text:p>
          </table:table-cell>
          <table:table-cell table:formula="of:=[.D42]-[.D4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[.C43]+[.B43]*60+[.A43]*60*60" office:value-type="float" office:value="63022">
            <text:p>63022</text:p>
          </table:table-cell>
          <table:table-cell table:formula="of:=[.D43]-[.D42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C44]+[.B44]*60+[.A44]*60*60" office:value-type="float" office:value="63027">
            <text:p>63027</text:p>
          </table:table-cell>
          <table:table-cell table:formula="of:=[.D44]-[.D43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45]+[.B45]*60+[.A45]*60*60" office:value-type="float" office:value="63032">
            <text:p>63032</text:p>
          </table:table-cell>
          <table:table-cell table:formula="of:=[.D45]-[.D44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formula="of:=[.C46]+[.B46]*60+[.A46]*60*60" office:value-type="float" office:value="63038">
            <text:p>63038</text:p>
          </table:table-cell>
          <table:table-cell table:formula="of:=[.D46]-[.D45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C47]+[.B47]*60+[.A47]*60*60" office:value-type="float" office:value="63043">
            <text:p>63043</text:p>
          </table:table-cell>
          <table:table-cell table:formula="of:=[.D47]-[.D4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[.C48]+[.B48]*60+[.A48]*60*60" office:value-type="float" office:value="63047">
            <text:p>63047</text:p>
          </table:table-cell>
          <table:table-cell table:formula="of:=[.D48]-[.D47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formula="of:=[.C49]+[.B49]*60+[.A49]*60*60" office:value-type="float" office:value="63052">
            <text:p>63052</text:p>
          </table:table-cell>
          <table:table-cell table:formula="of:=[.D49]-[.D48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formula="of:=[.C50]+[.B50]*60+[.A50]*60*60" office:value-type="float" office:value="63057">
            <text:p>63057</text:p>
          </table:table-cell>
          <table:table-cell table:formula="of:=[.D50]-[.D4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C51]+[.B51]*60+[.A51]*60*60" office:value-type="float" office:value="63062">
            <text:p>63062</text:p>
          </table:table-cell>
          <table:table-cell table:formula="of:=[.D51]-[.D50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formula="of:=[.C52]+[.B52]*60+[.A52]*60*60" office:value-type="float" office:value="63066">
            <text:p>63066</text:p>
          </table:table-cell>
          <table:table-cell table:formula="of:=[.D52]-[.D5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[.C53]+[.B53]*60+[.A53]*60*60" office:value-type="float" office:value="63072">
            <text:p>63072</text:p>
          </table:table-cell>
          <table:table-cell table:formula="of:=[.D53]-[.D52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C54]+[.B54]*60+[.A54]*60*60" office:value-type="float" office:value="63078">
            <text:p>63078</text:p>
          </table:table-cell>
          <table:table-cell table:formula="of:=[.D54]-[.D53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.C55]+[.B55]*60+[.A55]*60*60" office:value-type="float" office:value="63087">
            <text:p>63087</text:p>
          </table:table-cell>
          <table:table-cell table:formula="of:=[.D55]-[.D54]" office:value-type="float" office:value="9">
            <text:p>9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C56]+[.B56]*60+[.A56]*60*60" office:value-type="float" office:value="63092">
            <text:p>63092</text:p>
          </table:table-cell>
          <table:table-cell table:formula="of:=[.D56]-[.D5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[.C57]+[.B57]*60+[.A57]*60*60" office:value-type="float" office:value="63096">
            <text:p>63096</text:p>
          </table:table-cell>
          <table:table-cell table:formula="of:=[.D57]-[.D56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C58]+[.B58]*60+[.A58]*60*60" office:value-type="float" office:value="63101">
            <text:p>63101</text:p>
          </table:table-cell>
          <table:table-cell table:formula="of:=[.D58]-[.D5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59]+[.B59]*60+[.A59]*60*60" office:value-type="float" office:value="63105">
            <text:p>63105</text:p>
          </table:table-cell>
          <table:table-cell table:formula="of:=[.D59]-[.D5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formula="of:=[.C60]+[.B60]*60+[.A60]*60*60" office:value-type="float" office:value="63109">
            <text:p>63109</text:p>
          </table:table-cell>
          <table:table-cell table:formula="of:=[.D60]-[.D59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formula="of:=[.C61]+[.B61]*60+[.A61]*60*60" office:value-type="float" office:value="63113">
            <text:p>63113</text:p>
          </table:table-cell>
          <table:table-cell table:formula="of:=[.D61]-[.D6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table:formula="of:=[.C62]+[.B62]*60+[.A62]*60*60" office:value-type="float" office:value="63117">
            <text:p>63117</text:p>
          </table:table-cell>
          <table:table-cell table:formula="of:=[.D62]-[.D6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C63]+[.B63]*60+[.A63]*60*60" office:value-type="float" office:value="63121">
            <text:p>63121</text:p>
          </table:table-cell>
          <table:table-cell table:formula="of:=[.D63]-[.D62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[.C64]+[.B64]*60+[.A64]*60*60" office:value-type="float" office:value="63127">
            <text:p>63127</text:p>
          </table:table-cell>
          <table:table-cell table:formula="of:=[.D64]-[.D63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[.C65]+[.B65]*60+[.A65]*60*60" office:value-type="float" office:value="63131">
            <text:p>63131</text:p>
          </table:table-cell>
          <table:table-cell table:formula="of:=[.D65]-[.D64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[.C66]+[.B66]*60+[.A66]*60*60" office:value-type="float" office:value="63136">
            <text:p>63136</text:p>
          </table:table-cell>
          <table:table-cell table:formula="of:=[.D66]-[.D6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[.C67]+[.B67]*60+[.A67]*60*60" office:value-type="float" office:value="63141">
            <text:p>63141</text:p>
          </table:table-cell>
          <table:table-cell table:formula="of:=[.D67]-[.D6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.C68]+[.B68]*60+[.A68]*60*60" office:value-type="float" office:value="63146">
            <text:p>63146</text:p>
          </table:table-cell>
          <table:table-cell table:formula="of:=[.D68]-[.D6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.C69]+[.B69]*60+[.A69]*60*60" office:value-type="float" office:value="63150">
            <text:p>63150</text:p>
          </table:table-cell>
          <table:table-cell table:formula="of:=[.D69]-[.D6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C70]+[.B70]*60+[.A70]*60*60" office:value-type="float" office:value="63155">
            <text:p>63155</text:p>
          </table:table-cell>
          <table:table-cell table:formula="of:=[.D70]-[.D6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formula="of:=[.C71]+[.B71]*60+[.A71]*60*60" office:value-type="float" office:value="63163">
            <text:p>63163</text:p>
          </table:table-cell>
          <table:table-cell table:formula="of:=[.D71]-[.D70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formula="of:=[.C72]+[.B72]*60+[.A72]*60*60" office:value-type="float" office:value="63167">
            <text:p>63167</text:p>
          </table:table-cell>
          <table:table-cell table:formula="of:=[.D72]-[.D7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formula="of:=[.C73]+[.B73]*60+[.A73]*60*60" office:value-type="float" office:value="63170">
            <text:p>63170</text:p>
          </table:table-cell>
          <table:table-cell table:formula="of:=[.D73]-[.D72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table:formula="of:=[.C74]+[.B74]*60+[.A74]*60*60" office:value-type="float" office:value="63176">
            <text:p>63176</text:p>
          </table:table-cell>
          <table:table-cell table:formula="of:=[.D74]-[.D73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C75]+[.B75]*60+[.A75]*60*60" office:value-type="float" office:value="63181">
            <text:p>63181</text:p>
          </table:table-cell>
          <table:table-cell table:formula="of:=[.D75]-[.D74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[.C76]+[.B76]*60+[.A76]*60*60" office:value-type="float" office:value="63185">
            <text:p>63185</text:p>
          </table:table-cell>
          <table:table-cell table:formula="of:=[.D76]-[.D75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[.C77]+[.B77]*60+[.A77]*60*60" office:value-type="float" office:value="63190">
            <text:p>63190</text:p>
          </table:table-cell>
          <table:table-cell table:formula="of:=[.D77]-[.D7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[.C78]+[.B78]*60+[.A78]*60*60" office:value-type="float" office:value="63196">
            <text:p>63196</text:p>
          </table:table-cell>
          <table:table-cell table:formula="of:=[.D78]-[.D77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[.C79]+[.B79]*60+[.A79]*60*60" office:value-type="float" office:value="63200">
            <text:p>63200</text:p>
          </table:table-cell>
          <table:table-cell table:formula="of:=[.D79]-[.D7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[.C80]+[.B80]*60+[.A80]*60*60" office:value-type="float" office:value="63205">
            <text:p>63205</text:p>
          </table:table-cell>
          <table:table-cell table:formula="of:=[.D80]-[.D7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[.C81]+[.B81]*60+[.A81]*60*60" office:value-type="float" office:value="63209">
            <text:p>63209</text:p>
          </table:table-cell>
          <table:table-cell table:formula="of:=[.D81]-[.D8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33">
            <text:p>33</text:p>
          </table:table-cell>
          <table:table-cell table:formula="of:=[.C82]+[.B82]*60+[.A82]*60*60" office:value-type="float" office:value="63213">
            <text:p>63213</text:p>
          </table:table-cell>
          <table:table-cell table:formula="of:=[.D82]-[.D8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83]+[.B83]*60+[.A83]*60*60" office:value-type="float" office:value="63218">
            <text:p>63218</text:p>
          </table:table-cell>
          <table:table-cell table:formula="of:=[.D83]-[.D82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formula="of:=[.C84]+[.B84]*60+[.A84]*60*60" office:value-type="float" office:value="63228">
            <text:p>63228</text:p>
          </table:table-cell>
          <table:table-cell table:formula="of:=[.D84]-[.D83]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formula="of:=[.C85]+[.B85]*60+[.A85]*60*60" office:value-type="float" office:value="63234">
            <text:p>63234</text:p>
          </table:table-cell>
          <table:table-cell table:formula="of:=[.D85]-[.D84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C86]+[.B86]*60+[.A86]*60*60" office:value-type="float" office:value="63241">
            <text:p>63241</text:p>
          </table:table-cell>
          <table:table-cell table:formula="of:=[.D86]-[.D85]" office:value-type="float" office:value="7">
            <text:p>7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formula="of:=[.C87]+[.B87]*60+[.A87]*60*60" office:value-type="float" office:value="63287">
            <text:p>63287</text:p>
          </table:table-cell>
          <table:table-cell table:formula="of:=[.D87]-[.D86]" office:value-type="float" office:value="46">
            <text:p>4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table:formula="of:=[.C88]+[.B88]*60+[.A88]*60*60" office:value-type="float" office:value="63294">
            <text:p>63294</text:p>
          </table:table-cell>
          <table:table-cell table:formula="of:=[.D88]-[.D87]" office:value-type="float" office:value="7">
            <text:p>7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table:formula="of:=[.C89]+[.B89]*60+[.A89]*60*60" office:value-type="float" office:value="63298">
            <text:p>63298</text:p>
          </table:table-cell>
          <table:table-cell table:formula="of:=[.D89]-[.D8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[.C90]+[.B90]*60+[.A90]*60*60" office:value-type="float" office:value="63302">
            <text:p>63302</text:p>
          </table:table-cell>
          <table:table-cell table:formula="of:=[.D90]-[.D89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[.C91]+[.B91]*60+[.A91]*60*60" office:value-type="float" office:value="63306">
            <text:p>63306</text:p>
          </table:table-cell>
          <table:table-cell table:formula="of:=[.D91]-[.D9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[.C92]+[.B92]*60+[.A92]*60*60" office:value-type="float" office:value="63310">
            <text:p>63310</text:p>
          </table:table-cell>
          <table:table-cell table:formula="of:=[.D92]-[.D9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[.C93]+[.B93]*60+[.A93]*60*60" office:value-type="float" office:value="63313">
            <text:p>63313</text:p>
          </table:table-cell>
          <table:table-cell table:formula="of:=[.D93]-[.D92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[.C94]+[.B94]*60+[.A94]*60*60" office:value-type="float" office:value="63317">
            <text:p>63317</text:p>
          </table:table-cell>
          <table:table-cell table:formula="of:=[.D94]-[.D93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[.C95]+[.B95]*60+[.A95]*60*60" office:value-type="float" office:value="63321">
            <text:p>63321</text:p>
          </table:table-cell>
          <table:table-cell table:formula="of:=[.D95]-[.D94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formula="of:=[.C96]+[.B96]*60+[.A96]*60*60" office:value-type="float" office:value="63326">
            <text:p>63326</text:p>
          </table:table-cell>
          <table:table-cell table:formula="of:=[.D96]-[.D9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C97]+[.B97]*60+[.A97]*60*60" office:value-type="float" office:value="63334">
            <text:p>63334</text:p>
          </table:table-cell>
          <table:table-cell table:formula="of:=[.D97]-[.D96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formula="of:=[.C98]+[.B98]*60+[.A98]*60*60" office:value-type="float" office:value="63339">
            <text:p>63339</text:p>
          </table:table-cell>
          <table:table-cell table:formula="of:=[.D98]-[.D9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[.C99]+[.B99]*60+[.A99]*60*60" office:value-type="float" office:value="63344">
            <text:p>63344</text:p>
          </table:table-cell>
          <table:table-cell table:formula="of:=[.D99]-[.D98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C100]+[.B100]*60+[.A100]*60*60" office:value-type="float" office:value="63350">
            <text:p>63350</text:p>
          </table:table-cell>
          <table:table-cell table:formula="of:=[.D100]-[.D99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formula="of:=[.C101]+[.B101]*60+[.A101]*60*60" office:value-type="float" office:value="63355">
            <text:p>63355</text:p>
          </table:table-cell>
          <table:table-cell table:formula="of:=[.D101]-[.D100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formula="of:=[.C102]+[.B102]*60+[.A102]*60*60" office:value-type="float" office:value="63358">
            <text:p>63358</text:p>
          </table:table-cell>
          <table:table-cell table:formula="of:=[.D102]-[.D101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[.C103]+[.B103]*60+[.A103]*60*60" office:value-type="float" office:value="63362">
            <text:p>63362</text:p>
          </table:table-cell>
          <table:table-cell table:formula="of:=[.D103]-[.D102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C104]+[.B104]*60+[.A104]*60*60" office:value-type="float" office:value="63368">
            <text:p>63368</text:p>
          </table:table-cell>
          <table:table-cell table:formula="of:=[.D104]-[.D103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[.C105]+[.B105]*60+[.A105]*60*60" office:value-type="float" office:value="63373">
            <text:p>63373</text:p>
          </table:table-cell>
          <table:table-cell table:formula="of:=[.D105]-[.D104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formula="of:=[.C106]+[.B106]*60+[.A106]*60*60" office:value-type="float" office:value="63378">
            <text:p>63378</text:p>
          </table:table-cell>
          <table:table-cell table:formula="of:=[.D106]-[.D105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[.C107]+[.B107]*60+[.A107]*60*60" office:value-type="float" office:value="63383">
            <text:p>63383</text:p>
          </table:table-cell>
          <table:table-cell table:formula="of:=[.D107]-[.D10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formula="of:=[.C108]+[.B108]*60+[.A108]*60*60" office:value-type="float" office:value="63388">
            <text:p>63388</text:p>
          </table:table-cell>
          <table:table-cell table:formula="of:=[.D108]-[.D10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formula="of:=[.C109]+[.B109]*60+[.A109]*60*60" office:value-type="float" office:value="63393">
            <text:p>63393</text:p>
          </table:table-cell>
          <table:table-cell table:formula="of:=[.D109]-[.D108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C110]+[.B110]*60+[.A110]*60*60" office:value-type="float" office:value="63397">
            <text:p>63397</text:p>
          </table:table-cell>
          <table:table-cell table:formula="of:=[.D110]-[.D109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C111]+[.B111]*60+[.A111]*60*60" office:value-type="float" office:value="63400">
            <text:p>63400</text:p>
          </table:table-cell>
          <table:table-cell table:formula="of:=[.D111]-[.D110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formula="of:=[.C112]+[.B112]*60+[.A112]*60*60" office:value-type="float" office:value="63405">
            <text:p>63405</text:p>
          </table:table-cell>
          <table:table-cell table:formula="of:=[.D112]-[.D111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formula="of:=[.C113]+[.B113]*60+[.A113]*60*60" office:value-type="float" office:value="63411">
            <text:p>63411</text:p>
          </table:table-cell>
          <table:table-cell table:formula="of:=[.D113]-[.D112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table:formula="of:=[.C114]+[.B114]*60+[.A114]*60*60" office:value-type="float" office:value="63419">
            <text:p>63419</text:p>
          </table:table-cell>
          <table:table-cell table:formula="of:=[.D114]-[.D113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formula="of:=[.C115]+[.B115]*60+[.A115]*60*60" office:value-type="float" office:value="63425">
            <text:p>63425</text:p>
          </table:table-cell>
          <table:table-cell table:formula="of:=[.D115]-[.D114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[.C116]+[.B116]*60+[.A116]*60*60" office:value-type="float" office:value="63433">
            <text:p>63433</text:p>
          </table:table-cell>
          <table:table-cell table:formula="of:=[.D116]-[.D115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[.C117]+[.B117]*60+[.A117]*60*60" office:value-type="float" office:value="63438">
            <text:p>63438</text:p>
          </table:table-cell>
          <table:table-cell table:formula="of:=[.D117]-[.D11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[.C118]+[.B118]*60+[.A118]*60*60" office:value-type="float" office:value="63442">
            <text:p>63442</text:p>
          </table:table-cell>
          <table:table-cell table:formula="of:=[.D118]-[.D117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formula="of:=[.C119]+[.B119]*60+[.A119]*60*60" office:value-type="float" office:value="63448">
            <text:p>63448</text:p>
          </table:table-cell>
          <table:table-cell table:formula="of:=[.D119]-[.D118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[.C120]+[.B120]*60+[.A120]*60*60" office:value-type="float" office:value="63456">
            <text:p>63456</text:p>
          </table:table-cell>
          <table:table-cell table:formula="of:=[.D120]-[.D119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121]+[.B121]*60+[.A121]*60*60" office:value-type="float" office:value="63460">
            <text:p>63460</text:p>
          </table:table-cell>
          <table:table-cell table:formula="of:=[.D121]-[.D12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formula="of:=[.C122]+[.B122]*60+[.A122]*60*60" office:value-type="float" office:value="63464">
            <text:p>63464</text:p>
          </table:table-cell>
          <table:table-cell table:formula="of:=[.D122]-[.D12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formula="of:=[.C123]+[.B123]*60+[.A123]*60*60" office:value-type="float" office:value="63467">
            <text:p>63467</text:p>
          </table:table-cell>
          <table:table-cell table:formula="of:=[.D123]-[.D122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24]+[.B124]*60+[.A124]*60*60" office:value-type="float" office:value="63470">
            <text:p>63470</text:p>
          </table:table-cell>
          <table:table-cell table:formula="of:=[.D124]-[.D123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[.C125]+[.B125]*60+[.A125]*60*60" office:value-type="float" office:value="63473">
            <text:p>63473</text:p>
          </table:table-cell>
          <table:table-cell table:formula="of:=[.D125]-[.D124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formula="of:=[.C126]+[.B126]*60+[.A126]*60*60" office:value-type="float" office:value="63477">
            <text:p>63477</text:p>
          </table:table-cell>
          <table:table-cell table:formula="of:=[.D126]-[.D125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C127]+[.B127]*60+[.A127]*60*60" office:value-type="float" office:value="63480">
            <text:p>63480</text:p>
          </table:table-cell>
          <table:table-cell table:formula="of:=[.D127]-[.D126]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[.C128]+[.B128]*60+[.A128]*60*60" office:value-type="float" office:value="63486">
            <text:p>63486</text:p>
          </table:table-cell>
          <table:table-cell table:formula="of:=[.D128]-[.D127]" office:value-type="float" office:value="6">
            <text:p>6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[.C129]+[.B129]*60+[.A129]*60*60" office:value-type="float" office:value="63495">
            <text:p>63495</text:p>
          </table:table-cell>
          <table:table-cell table:formula="of:=[.D129]-[.D128]" office:value-type="float" office:value="9">
            <text:p>9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.C130]+[.B130]*60+[.A130]*60*60" office:value-type="float" office:value="63500">
            <text:p>63500</text:p>
          </table:table-cell>
          <table:table-cell table:formula="of:=[.D130]-[.D12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[.C131]+[.B131]*60+[.A131]*60*60" office:value-type="float" office:value="63504">
            <text:p>63504</text:p>
          </table:table-cell>
          <table:table-cell table:formula="of:=[.D131]-[.D130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formula="of:=[.C132]+[.B132]*60+[.A132]*60*60" office:value-type="float" office:value="63508">
            <text:p>63508</text:p>
          </table:table-cell>
          <table:table-cell table:formula="of:=[.D132]-[.D131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formula="of:=[.C133]+[.B133]*60+[.A133]*60*60" office:value-type="float" office:value="63513">
            <text:p>63513</text:p>
          </table:table-cell>
          <table:table-cell table:formula="of:=[.D133]-[.D132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C134]+[.B134]*60+[.A134]*60*60" office:value-type="float" office:value="63517">
            <text:p>63517</text:p>
          </table:table-cell>
          <table:table-cell table:formula="of:=[.D134]-[.D133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formula="of:=[.C135]+[.B135]*60+[.A135]*60*60" office:value-type="float" office:value="63525">
            <text:p>63525</text:p>
          </table:table-cell>
          <table:table-cell table:formula="of:=[.D135]-[.D134]" office:value-type="float" office:value="8">
            <text:p>8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[.C136]+[.B136]*60+[.A136]*60*60" office:value-type="float" office:value="63529">
            <text:p>63529</text:p>
          </table:table-cell>
          <table:table-cell table:formula="of:=[.D136]-[.D135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formula="of:=[.C137]+[.B137]*60+[.A137]*60*60" office:value-type="float" office:value="63534">
            <text:p>63534</text:p>
          </table:table-cell>
          <table:table-cell table:formula="of:=[.D137]-[.D136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table:formula="of:=[.C138]+[.B138]*60+[.A138]*60*60" office:value-type="float" office:value="63539">
            <text:p>63539</text:p>
          </table:table-cell>
          <table:table-cell table:formula="of:=[.D138]-[.D137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formula="of:=[.C139]+[.B139]*60+[.A139]*60*60" office:value-type="float" office:value="63543">
            <text:p>63543</text:p>
          </table:table-cell>
          <table:table-cell table:formula="of:=[.D139]-[.D138]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[.C140]+[.B140]*60+[.A140]*60*60" office:value-type="float" office:value="63548">
            <text:p>63548</text:p>
          </table:table-cell>
          <table:table-cell table:formula="of:=[.D140]-[.D139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[.C141]+[.B141]*60+[.A141]*60*60" office:value-type="float" office:value="63552">
            <text:p>63552</text:p>
          </table:table-cell>
          <table:table-cell table:formula="of:=[.D141]-[.D14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[.C142]+[.B142]*60+[.A142]*60*60" office:value-type="float" office:value="63556">
            <text:p>63556</text:p>
          </table:table-cell>
          <table:table-cell table:formula="of:=[.D142]-[.D14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formula="of:=[.C143]+[.B143]*60+[.A143]*60*60" office:value-type="float" office:value="63561">
            <text:p>63561</text:p>
          </table:table-cell>
          <table:table-cell table:formula="of:=[.D143]-[.D14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formula="of:=[.C144]+[.B144]*60+[.A144]*60*60" office:value-type="float" office:value="63565">
            <text:p>63565</text:p>
          </table:table-cell>
          <table:table-cell table:formula="of:=[.D144]-[.D14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table:formula="of:=[.C145]+[.B145]*60+[.A145]*60*60" office:value-type="float" office:value="63569">
            <text:p>63569</text:p>
          </table:table-cell>
          <table:table-cell table:formula="of:=[.D145]-[.D14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formula="of:=[.C146]+[.B146]*60+[.A146]*60*60" office:value-type="float" office:value="63574">
            <text:p>63574</text:p>
          </table:table-cell>
          <table:table-cell table:formula="of:=[.D146]-[.D14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table:formula="of:=[.C147]+[.B147]*60+[.A147]*60*60" office:value-type="float" office:value="63579">
            <text:p>63579</text:p>
          </table:table-cell>
          <table:table-cell table:formula="of:=[.D147]-[.D14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formula="of:=[.C148]+[.B148]*60+[.A148]*60*60" office:value-type="float" office:value="63583">
            <text:p>63583</text:p>
          </table:table-cell>
          <table:table-cell table:formula="of:=[.D148]-[.D14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formula="of:=[.C149]+[.B149]*60+[.A149]*60*60" office:value-type="float" office:value="63588">
            <text:p>63588</text:p>
          </table:table-cell>
          <table:table-cell table:formula="of:=[.D149]-[.D14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[.C150]+[.B150]*60+[.A150]*60*60" office:value-type="float" office:value="63592">
            <text:p>63592</text:p>
          </table:table-cell>
          <table:table-cell table:formula="of:=[.D150]-[.D14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formula="of:=[.C151]+[.B151]*60+[.A151]*60*60" office:value-type="float" office:value="63596">
            <text:p>63596</text:p>
          </table:table-cell>
          <table:table-cell table:formula="of:=[.D151]-[.D15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C152]+[.B152]*60+[.A152]*60*60" office:value-type="float" office:value="63600">
            <text:p>63600</text:p>
          </table:table-cell>
          <table:table-cell table:formula="of:=[.D152]-[.D15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153]+[.B153]*60+[.A153]*60*60" office:value-type="float" office:value="63602">
            <text:p>63602</text:p>
          </table:table-cell>
          <table:table-cell table:formula="of:=[.D153]-[.D152]" office:value-type="float" office:value="2">
            <text:p>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[.C154]+[.B154]*60+[.A154]*60*60" office:value-type="float" office:value="63605">
            <text:p>63605</text:p>
          </table:table-cell>
          <table:table-cell table:formula="of:=[.D154]-[.D153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formula="of:=[.C155]+[.B155]*60+[.A155]*60*60" office:value-type="float" office:value="63608">
            <text:p>63608</text:p>
          </table:table-cell>
          <table:table-cell table:formula="of:=[.D155]-[.D154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[.C156]+[.B156]*60+[.A156]*60*60" office:value-type="float" office:value="63612">
            <text:p>63612</text:p>
          </table:table-cell>
          <table:table-cell table:formula="of:=[.D156]-[.D15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[.C157]+[.B157]*60+[.A157]*60*60" office:value-type="float" office:value="63616">
            <text:p>63616</text:p>
          </table:table-cell>
          <table:table-cell table:formula="of:=[.D157]-[.D15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formula="of:=[.C158]+[.B158]*60+[.A158]*60*60" office:value-type="float" office:value="63621">
            <text:p>63621</text:p>
          </table:table-cell>
          <table:table-cell table:formula="of:=[.D158]-[.D15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C159]+[.B159]*60+[.A159]*60*60" office:value-type="float" office:value="63625">
            <text:p>63625</text:p>
          </table:table-cell>
          <table:table-cell table:formula="of:=[.D159]-[.D15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formula="of:=[.C160]+[.B160]*60+[.A160]*60*60" office:value-type="float" office:value="63629">
            <text:p>63629</text:p>
          </table:table-cell>
          <table:table-cell table:formula="of:=[.D160]-[.D15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formula="of:=[.C161]+[.B161]*60+[.A161]*60*60" office:value-type="float" office:value="63633">
            <text:p>63633</text:p>
          </table:table-cell>
          <table:table-cell table:formula="of:=[.D161]-[.D16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formula="of:=[.C162]+[.B162]*60+[.A162]*60*60" office:value-type="float" office:value="63637">
            <text:p>63637</text:p>
          </table:table-cell>
          <table:table-cell table:formula="of:=[.D162]-[.D16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C163]+[.B163]*60+[.A163]*60*60" office:value-type="float" office:value="63641">
            <text:p>63641</text:p>
          </table:table-cell>
          <table:table-cell table:formula="of:=[.D163]-[.D16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[.C164]+[.B164]*60+[.A164]*60*60" office:value-type="float" office:value="63645">
            <text:p>63645</text:p>
          </table:table-cell>
          <table:table-cell table:formula="of:=[.D164]-[.D16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formula="of:=[.C165]+[.B165]*60+[.A165]*60*60" office:value-type="float" office:value="63649">
            <text:p>63649</text:p>
          </table:table-cell>
          <table:table-cell table:formula="of:=[.D165]-[.D16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[.C166]+[.B166]*60+[.A166]*60*60" office:value-type="float" office:value="63653">
            <text:p>63653</text:p>
          </table:table-cell>
          <table:table-cell table:formula="of:=[.D166]-[.D16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formula="of:=[.C167]+[.B167]*60+[.A167]*60*60" office:value-type="float" office:value="63658">
            <text:p>63658</text:p>
          </table:table-cell>
          <table:table-cell table:formula="of:=[.D167]-[.D16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formula="of:=[.C168]+[.B168]*60+[.A168]*60*60" office:value-type="float" office:value="63663">
            <text:p>63663</text:p>
          </table:table-cell>
          <table:table-cell table:formula="of:=[.D168]-[.D16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formula="of:=[.C169]+[.B169]*60+[.A169]*60*60" office:value-type="float" office:value="63669">
            <text:p>63669</text:p>
          </table:table-cell>
          <table:table-cell table:formula="of:=[.D169]-[.D168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formula="of:=[.C170]+[.B170]*60+[.A170]*60*60" office:value-type="float" office:value="63673">
            <text:p>63673</text:p>
          </table:table-cell>
          <table:table-cell table:formula="of:=[.D170]-[.D16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formula="of:=[.C171]+[.B171]*60+[.A171]*60*60" office:value-type="float" office:value="63677">
            <text:p>63677</text:p>
          </table:table-cell>
          <table:table-cell table:formula="of:=[.D171]-[.D17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formula="of:=[.C172]+[.B172]*60+[.A172]*60*60" office:value-type="float" office:value="63682">
            <text:p>63682</text:p>
          </table:table-cell>
          <table:table-cell table:formula="of:=[.D172]-[.D17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formula="of:=[.C173]+[.B173]*60+[.A173]*60*60" office:value-type="float" office:value="63687">
            <text:p>63687</text:p>
          </table:table-cell>
          <table:table-cell table:formula="of:=[.D173]-[.D17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formula="of:=[.C174]+[.B174]*60+[.A174]*60*60" office:value-type="float" office:value="63695">
            <text:p>63695</text:p>
          </table:table-cell>
          <table:table-cell table:formula="of:=[.D174]-[.D173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C175]+[.B175]*60+[.A175]*60*60" office:value-type="float" office:value="63703">
            <text:p>63703</text:p>
          </table:table-cell>
          <table:table-cell table:formula="of:=[.D175]-[.D174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[.C176]+[.B176]*60+[.A176]*60*60" office:value-type="float" office:value="63803">
            <text:p>63803</text:p>
          </table:table-cell>
          <table:table-cell table:formula="of:=[.D176]-[.D175]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[.C177]+[.B177]*60+[.A177]*60*60" office:value-type="float" office:value="63809">
            <text:p>63809</text:p>
          </table:table-cell>
          <table:table-cell table:formula="of:=[.D177]-[.D17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table:formula="of:=[.C178]+[.B178]*60+[.A178]*60*60" office:value-type="float" office:value="63813">
            <text:p>63813</text:p>
          </table:table-cell>
          <table:table-cell table:formula="of:=[.D178]-[.D17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formula="of:=[.C179]+[.B179]*60+[.A179]*60*60" office:value-type="float" office:value="63817">
            <text:p>63817</text:p>
          </table:table-cell>
          <table:table-cell table:formula="of:=[.D179]-[.D17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formula="of:=[.C180]+[.B180]*60+[.A180]*60*60" office:value-type="float" office:value="63822">
            <text:p>63822</text:p>
          </table:table-cell>
          <table:table-cell table:formula="of:=[.D180]-[.D17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formula="of:=[.C181]+[.B181]*60+[.A181]*60*60" office:value-type="float" office:value="63827">
            <text:p>63827</text:p>
          </table:table-cell>
          <table:table-cell table:formula="of:=[.D181]-[.D18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formula="of:=[.C182]+[.B182]*60+[.A182]*60*60" office:value-type="float" office:value="63831">
            <text:p>63831</text:p>
          </table:table-cell>
          <table:table-cell table:formula="of:=[.D182]-[.D18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formula="of:=[.C183]+[.B183]*60+[.A183]*60*60" office:value-type="float" office:value="63835">
            <text:p>63835</text:p>
          </table:table-cell>
          <table:table-cell table:formula="of:=[.D183]-[.D18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formula="of:=[.C184]+[.B184]*60+[.A184]*60*60" office:value-type="float" office:value="63838">
            <text:p>63838</text:p>
          </table:table-cell>
          <table:table-cell table:formula="of:=[.D184]-[.D183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formula="of:=[.C185]+[.B185]*60+[.A185]*60*60" office:value-type="float" office:value="63843">
            <text:p>63843</text:p>
          </table:table-cell>
          <table:table-cell table:formula="of:=[.D185]-[.D18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table:formula="of:=[.C186]+[.B186]*60+[.A186]*60*60" office:value-type="float" office:value="63847">
            <text:p>63847</text:p>
          </table:table-cell>
          <table:table-cell table:formula="of:=[.D186]-[.D18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formula="of:=[.C187]+[.B187]*60+[.A187]*60*60" office:value-type="float" office:value="63851">
            <text:p>63851</text:p>
          </table:table-cell>
          <table:table-cell table:formula="of:=[.D187]-[.D18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formula="of:=[.C188]+[.B188]*60+[.A188]*60*60" office:value-type="float" office:value="63854">
            <text:p>63854</text:p>
          </table:table-cell>
          <table:table-cell table:formula="of:=[.D188]-[.D187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formula="of:=[.C189]+[.B189]*60+[.A189]*60*60" office:value-type="float" office:value="63858">
            <text:p>63858</text:p>
          </table:table-cell>
          <table:table-cell table:formula="of:=[.D189]-[.D18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formula="of:=[.C190]+[.B190]*60+[.A190]*60*60" office:value-type="float" office:value="63861">
            <text:p>63861</text:p>
          </table:table-cell>
          <table:table-cell table:formula="of:=[.D190]-[.D189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[.C191]+[.B191]*60+[.A191]*60*60" office:value-type="float" office:value="63865">
            <text:p>63865</text:p>
          </table:table-cell>
          <table:table-cell table:formula="of:=[.D191]-[.D19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formula="of:=[.C192]+[.B192]*60+[.A192]*60*60" office:value-type="float" office:value="63876">
            <text:p>63876</text:p>
          </table:table-cell>
          <table:table-cell table:formula="of:=[.D192]-[.D191]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table:formula="of:=[.C193]+[.B193]*60+[.A193]*60*60" office:value-type="float" office:value="63882">
            <text:p>63882</text:p>
          </table:table-cell>
          <table:table-cell table:formula="of:=[.D193]-[.D19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C194]+[.B194]*60+[.A194]*60*60" office:value-type="float" office:value="63887">
            <text:p>63887</text:p>
          </table:table-cell>
          <table:table-cell table:formula="of:=[.D194]-[.D19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formula="of:=[.C195]+[.B195]*60+[.A195]*60*60" office:value-type="float" office:value="63892">
            <text:p>63892</text:p>
          </table:table-cell>
          <table:table-cell table:formula="of:=[.D195]-[.D19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table:formula="of:=[.C196]+[.B196]*60+[.A196]*60*60" office:value-type="float" office:value="63896">
            <text:p>63896</text:p>
          </table:table-cell>
          <table:table-cell table:formula="of:=[.D196]-[.D19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C197]+[.B197]*60+[.A197]*60*60" office:value-type="float" office:value="63901">
            <text:p>63901</text:p>
          </table:table-cell>
          <table:table-cell table:formula="of:=[.D197]-[.D19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C198]+[.B198]*60+[.A198]*60*60" office:value-type="float" office:value="63904">
            <text:p>63904</text:p>
          </table:table-cell>
          <table:table-cell table:formula="of:=[.D198]-[.D197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[.C199]+[.B199]*60+[.A199]*60*60" office:value-type="float" office:value="63908">
            <text:p>63908</text:p>
          </table:table-cell>
          <table:table-cell table:formula="of:=[.D199]-[.D19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formula="of:=[.C200]+[.B200]*60+[.A200]*60*60" office:value-type="float" office:value="63911">
            <text:p>63911</text:p>
          </table:table-cell>
          <table:table-cell table:formula="of:=[.D200]-[.D199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[.C201]+[.B201]*60+[.A201]*60*60" office:value-type="float" office:value="63914">
            <text:p>63914</text:p>
          </table:table-cell>
          <table:table-cell table:formula="of:=[.D201]-[.D200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table:formula="of:=[.C202]+[.B202]*60+[.A202]*60*60" office:value-type="float" office:value="63918">
            <text:p>63918</text:p>
          </table:table-cell>
          <table:table-cell table:formula="of:=[.D202]-[.D20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[.C203]+[.B203]*60+[.A203]*60*60" office:value-type="float" office:value="63924">
            <text:p>63924</text:p>
          </table:table-cell>
          <table:table-cell table:formula="of:=[.D203]-[.D20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formula="of:=[.C204]+[.B204]*60+[.A204]*60*60" office:value-type="float" office:value="63928">
            <text:p>63928</text:p>
          </table:table-cell>
          <table:table-cell table:formula="of:=[.D204]-[.D20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table:formula="of:=[.C205]+[.B205]*60+[.A205]*60*60" office:value-type="float" office:value="63935">
            <text:p>63935</text:p>
          </table:table-cell>
          <table:table-cell table:formula="of:=[.D205]-[.D204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formula="of:=[.C206]+[.B206]*60+[.A206]*60*60" office:value-type="float" office:value="63940">
            <text:p>63940</text:p>
          </table:table-cell>
          <table:table-cell table:formula="of:=[.D206]-[.D20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45">
            <text:p>45</text:p>
          </table:table-cell>
          <table:table-cell table:formula="of:=[.C207]+[.B207]*60+[.A207]*60*60" office:value-type="float" office:value="63945">
            <text:p>63945</text:p>
          </table:table-cell>
          <table:table-cell table:formula="of:=[.D207]-[.D20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formula="of:=[.C208]+[.B208]*60+[.A208]*60*60" office:value-type="float" office:value="63950">
            <text:p>63950</text:p>
          </table:table-cell>
          <table:table-cell table:formula="of:=[.D208]-[.D20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formula="of:=[.C209]+[.B209]*60+[.A209]*60*60" office:value-type="float" office:value="63955">
            <text:p>63955</text:p>
          </table:table-cell>
          <table:table-cell table:formula="of:=[.D209]-[.D20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formula="of:=[.C210]+[.B210]*60+[.A210]*60*60" office:value-type="float" office:value="63959">
            <text:p>63959</text:p>
          </table:table-cell>
          <table:table-cell table:formula="of:=[.D210]-[.D20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formula="of:=[.C211]+[.B211]*60+[.A211]*60*60" office:value-type="float" office:value="63963">
            <text:p>63963</text:p>
          </table:table-cell>
          <table:table-cell table:formula="of:=[.D211]-[.D21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[.C212]+[.B212]*60+[.A212]*60*60" office:value-type="float" office:value="63969">
            <text:p>63969</text:p>
          </table:table-cell>
          <table:table-cell table:formula="of:=[.D212]-[.D21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C213]+[.B213]*60+[.A213]*60*60" office:value-type="float" office:value="63974">
            <text:p>63974</text:p>
          </table:table-cell>
          <table:table-cell table:formula="of:=[.D213]-[.D21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table:formula="of:=[.C214]+[.B214]*60+[.A214]*60*60" office:value-type="float" office:value="63979">
            <text:p>63979</text:p>
          </table:table-cell>
          <table:table-cell table:formula="of:=[.D214]-[.D21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formula="of:=[.C215]+[.B215]*60+[.A215]*60*60" office:value-type="float" office:value="63983">
            <text:p>63983</text:p>
          </table:table-cell>
          <table:table-cell table:formula="of:=[.D215]-[.D21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table:formula="of:=[.C216]+[.B216]*60+[.A216]*60*60" office:value-type="float" office:value="63988">
            <text:p>63988</text:p>
          </table:table-cell>
          <table:table-cell table:formula="of:=[.D216]-[.D21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formula="of:=[.C217]+[.B217]*60+[.A217]*60*60" office:value-type="float" office:value="63993">
            <text:p>63993</text:p>
          </table:table-cell>
          <table:table-cell table:formula="of:=[.D217]-[.D21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formula="of:=[.C218]+[.B218]*60+[.A218]*60*60" office:value-type="float" office:value="63997">
            <text:p>63997</text:p>
          </table:table-cell>
          <table:table-cell table:formula="of:=[.D218]-[.D21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formula="of:=[.C219]+[.B219]*60+[.A219]*60*60" office:value-type="float" office:value="64002">
            <text:p>64002</text:p>
          </table:table-cell>
          <table:table-cell table:formula="of:=[.D219]-[.D21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[.C220]+[.B220]*60+[.A220]*60*60" office:value-type="float" office:value="64007">
            <text:p>64007</text:p>
          </table:table-cell>
          <table:table-cell table:formula="of:=[.D220]-[.D21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formula="of:=[.C221]+[.B221]*60+[.A221]*60*60" office:value-type="float" office:value="64012">
            <text:p>64012</text:p>
          </table:table-cell>
          <table:table-cell table:formula="of:=[.D221]-[.D22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formula="of:=[.C222]+[.B222]*60+[.A222]*60*60" office:value-type="float" office:value="64017">
            <text:p>64017</text:p>
          </table:table-cell>
          <table:table-cell table:formula="of:=[.D222]-[.D22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formula="of:=[.C223]+[.B223]*60+[.A223]*60*60" office:value-type="float" office:value="64022">
            <text:p>64022</text:p>
          </table:table-cell>
          <table:table-cell table:formula="of:=[.D223]-[.D22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formula="of:=[.C224]+[.B224]*60+[.A224]*60*60" office:value-type="float" office:value="64025">
            <text:p>64025</text:p>
          </table:table-cell>
          <table:table-cell table:formula="of:=[.D224]-[.D223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formula="of:=[.C225]+[.B225]*60+[.A225]*60*60" office:value-type="float" office:value="64030">
            <text:p>64030</text:p>
          </table:table-cell>
          <table:table-cell table:formula="of:=[.D225]-[.D22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formula="of:=[.C226]+[.B226]*60+[.A226]*60*60" office:value-type="float" office:value="64036">
            <text:p>64036</text:p>
          </table:table-cell>
          <table:table-cell table:formula="of:=[.D226]-[.D22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[.C227]+[.B227]*60+[.A227]*60*60" office:value-type="float" office:value="64046">
            <text:p>64046</text:p>
          </table:table-cell>
          <table:table-cell table:formula="of:=[.D227]-[.D226]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table:formula="of:=[.C228]+[.B228]*60+[.A228]*60*60" office:value-type="float" office:value="64053">
            <text:p>64053</text:p>
          </table:table-cell>
          <table:table-cell table:formula="of:=[.D228]-[.D227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formula="of:=[.C229]+[.B229]*60+[.A229]*60*60" office:value-type="float" office:value="64058">
            <text:p>64058</text:p>
          </table:table-cell>
          <table:table-cell table:formula="of:=[.D229]-[.D22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formula="of:=[.C230]+[.B230]*60+[.A230]*60*60" office:value-type="float" office:value="64062">
            <text:p>64062</text:p>
          </table:table-cell>
          <table:table-cell table:formula="of:=[.D230]-[.D22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47">
            <text:p>47</text:p>
          </table:table-cell>
          <table:table-cell table:formula="of:=[.C231]+[.B231]*60+[.A231]*60*60" office:value-type="float" office:value="64067">
            <text:p>64067</text:p>
          </table:table-cell>
          <table:table-cell table:formula="of:=[.D231]-[.D23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formula="of:=[.C232]+[.B232]*60+[.A232]*60*60" office:value-type="float" office:value="64072">
            <text:p>64072</text:p>
          </table:table-cell>
          <table:table-cell table:formula="of:=[.D232]-[.D23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formula="of:=[.C233]+[.B233]*60+[.A233]*60*60" office:value-type="float" office:value="64077">
            <text:p>64077</text:p>
          </table:table-cell>
          <table:table-cell table:formula="of:=[.D233]-[.D23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C234]+[.B234]*60+[.A234]*60*60" office:value-type="float" office:value="64082">
            <text:p>64082</text:p>
          </table:table-cell>
          <table:table-cell table:formula="of:=[.D234]-[.D23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[.C235]+[.B235]*60+[.A235]*60*60" office:value-type="float" office:value="64086">
            <text:p>64086</text:p>
          </table:table-cell>
          <table:table-cell table:formula="of:=[.D235]-[.D23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formula="of:=[.C236]+[.B236]*60+[.A236]*60*60" office:value-type="float" office:value="64091">
            <text:p>64091</text:p>
          </table:table-cell>
          <table:table-cell table:formula="of:=[.D236]-[.D23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[.C237]+[.B237]*60+[.A237]*60*60" office:value-type="float" office:value="64098">
            <text:p>64098</text:p>
          </table:table-cell>
          <table:table-cell table:formula="of:=[.D237]-[.D236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[.C238]+[.B238]*60+[.A238]*60*60" office:value-type="float" office:value="64102">
            <text:p>64102</text:p>
          </table:table-cell>
          <table:table-cell table:formula="of:=[.D238]-[.D23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table:formula="of:=[.C239]+[.B239]*60+[.A239]*60*60" office:value-type="float" office:value="64106">
            <text:p>64106</text:p>
          </table:table-cell>
          <table:table-cell table:formula="of:=[.D239]-[.D23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formula="of:=[.C240]+[.B240]*60+[.A240]*60*60" office:value-type="float" office:value="64111">
            <text:p>64111</text:p>
          </table:table-cell>
          <table:table-cell table:formula="of:=[.D240]-[.D23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formula="of:=[.C241]+[.B241]*60+[.A241]*60*60" office:value-type="float" office:value="64115">
            <text:p>64115</text:p>
          </table:table-cell>
          <table:table-cell table:formula="of:=[.D241]-[.D24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formula="of:=[.C242]+[.B242]*60+[.A242]*60*60" office:value-type="float" office:value="64121">
            <text:p>64121</text:p>
          </table:table-cell>
          <table:table-cell table:formula="of:=[.D242]-[.D24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formula="of:=[.C243]+[.B243]*60+[.A243]*60*60" office:value-type="float" office:value="64129">
            <text:p>64129</text:p>
          </table:table-cell>
          <table:table-cell table:formula="of:=[.D243]-[.D242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formula="of:=[.C244]+[.B244]*60+[.A244]*60*60" office:value-type="float" office:value="64136">
            <text:p>64136</text:p>
          </table:table-cell>
          <table:table-cell table:formula="of:=[.D244]-[.D243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formula="of:=[.C245]+[.B245]*60+[.A245]*60*60" office:value-type="float" office:value="64152">
            <text:p>64152</text:p>
          </table:table-cell>
          <table:table-cell table:formula="of:=[.D245]-[.D244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[.C246]+[.B246]*60+[.A246]*60*60" office:value-type="float" office:value="64157">
            <text:p>64157</text:p>
          </table:table-cell>
          <table:table-cell table:formula="of:=[.D246]-[.D24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[.C247]+[.B247]*60+[.A247]*60*60" office:value-type="float" office:value="64161">
            <text:p>64161</text:p>
          </table:table-cell>
          <table:table-cell table:formula="of:=[.D247]-[.D24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formula="of:=[.C248]+[.B248]*60+[.A248]*60*60" office:value-type="float" office:value="64165">
            <text:p>64165</text:p>
          </table:table-cell>
          <table:table-cell table:formula="of:=[.D248]-[.D24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formula="of:=[.C249]+[.B249]*60+[.A249]*60*60" office:value-type="float" office:value="64171">
            <text:p>64171</text:p>
          </table:table-cell>
          <table:table-cell table:formula="of:=[.D249]-[.D248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table:formula="of:=[.C250]+[.B250]*60+[.A250]*60*60" office:value-type="float" office:value="64178">
            <text:p>64178</text:p>
          </table:table-cell>
          <table:table-cell table:formula="of:=[.D250]-[.D249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formula="of:=[.C251]+[.B251]*60+[.A251]*60*60" office:value-type="float" office:value="64187">
            <text:p>64187</text:p>
          </table:table-cell>
          <table:table-cell table:formula="of:=[.D251]-[.D250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C252]+[.B252]*60+[.A252]*60*60" office:value-type="float" office:value="64191">
            <text:p>64191</text:p>
          </table:table-cell>
          <table:table-cell table:formula="of:=[.D252]-[.D25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253]+[.B253]*60+[.A253]*60*60" office:value-type="float" office:value="64202">
            <text:p>64202</text:p>
          </table:table-cell>
          <table:table-cell table:formula="of:=[.D253]-[.D252]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formula="of:=[.C254]+[.B254]*60+[.A254]*60*60" office:value-type="float" office:value="64209">
            <text:p>64209</text:p>
          </table:table-cell>
          <table:table-cell table:formula="of:=[.D254]-[.D253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formula="of:=[.C255]+[.B255]*60+[.A255]*60*60" office:value-type="float" office:value="64222">
            <text:p>64222</text:p>
          </table:table-cell>
          <table:table-cell table:formula="of:=[.D255]-[.D254]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formula="of:=[.C256]+[.B256]*60+[.A256]*60*60" office:value-type="float" office:value="64227">
            <text:p>64227</text:p>
          </table:table-cell>
          <table:table-cell table:formula="of:=[.D256]-[.D25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table:formula="of:=[.C257]+[.B257]*60+[.A257]*60*60" office:value-type="float" office:value="64233">
            <text:p>64233</text:p>
          </table:table-cell>
          <table:table-cell table:formula="of:=[.D257]-[.D25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formula="of:=[.C258]+[.B258]*60+[.A258]*60*60" office:value-type="float" office:value="64238">
            <text:p>64238</text:p>
          </table:table-cell>
          <table:table-cell table:formula="of:=[.D258]-[.D25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f:=[.C259]+[.B259]*60+[.A259]*60*60" office:value-type="float" office:value="64242">
            <text:p>64242</text:p>
          </table:table-cell>
          <table:table-cell table:formula="of:=[.D259]-[.D25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C260]+[.B260]*60+[.A260]*60*60" office:value-type="float" office:value="64248">
            <text:p>64248</text:p>
          </table:table-cell>
          <table:table-cell table:formula="of:=[.D260]-[.D25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formula="of:=[.C261]+[.B261]*60+[.A261]*60*60" office:value-type="float" office:value="64253">
            <text:p>64253</text:p>
          </table:table-cell>
          <table:table-cell table:formula="of:=[.D261]-[.D26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formula="of:=[.C262]+[.B262]*60+[.A262]*60*60" office:value-type="float" office:value="64257">
            <text:p>64257</text:p>
          </table:table-cell>
          <table:table-cell table:formula="of:=[.D262]-[.D26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[.C263]+[.B263]*60+[.A263]*60*60" office:value-type="float" office:value="64262">
            <text:p>64262</text:p>
          </table:table-cell>
          <table:table-cell table:formula="of:=[.D263]-[.D26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formula="of:=[.C264]+[.B264]*60+[.A264]*60*60" office:value-type="float" office:value="64267">
            <text:p>64267</text:p>
          </table:table-cell>
          <table:table-cell table:formula="of:=[.D264]-[.D26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table:formula="of:=[.C265]+[.B265]*60+[.A265]*60*60" office:value-type="float" office:value="64272">
            <text:p>64272</text:p>
          </table:table-cell>
          <table:table-cell table:formula="of:=[.D265]-[.D26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formula="of:=[.C266]+[.B266]*60+[.A266]*60*60" office:value-type="float" office:value="64276">
            <text:p>64276</text:p>
          </table:table-cell>
          <table:table-cell table:formula="of:=[.D266]-[.D26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formula="of:=[.C267]+[.B267]*60+[.A267]*60*60" office:value-type="float" office:value="64279">
            <text:p>64279</text:p>
          </table:table-cell>
          <table:table-cell table:formula="of:=[.D267]-[.D26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[.C268]+[.B268]*60+[.A268]*60*60" office:value-type="float" office:value="64285">
            <text:p>64285</text:p>
          </table:table-cell>
          <table:table-cell table:formula="of:=[.D268]-[.D26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formula="of:=[.C269]+[.B269]*60+[.A269]*60*60" office:value-type="float" office:value="64289">
            <text:p>64289</text:p>
          </table:table-cell>
          <table:table-cell table:formula="of:=[.D269]-[.D26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table:formula="of:=[.C270]+[.B270]*60+[.A270]*60*60" office:value-type="float" office:value="64293">
            <text:p>64293</text:p>
          </table:table-cell>
          <table:table-cell table:formula="of:=[.D270]-[.D26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formula="of:=[.C271]+[.B271]*60+[.A271]*60*60" office:value-type="float" office:value="64297">
            <text:p>64297</text:p>
          </table:table-cell>
          <table:table-cell table:formula="of:=[.D271]-[.D27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[.C272]+[.B272]*60+[.A272]*60*60" office:value-type="float" office:value="64303">
            <text:p>64303</text:p>
          </table:table-cell>
          <table:table-cell table:formula="of:=[.D272]-[.D27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formula="of:=[.C273]+[.B273]*60+[.A273]*60*60" office:value-type="float" office:value="64308">
            <text:p>64308</text:p>
          </table:table-cell>
          <table:table-cell table:formula="of:=[.D273]-[.D27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[.C274]+[.B274]*60+[.A274]*60*60" office:value-type="float" office:value="64312">
            <text:p>64312</text:p>
          </table:table-cell>
          <table:table-cell table:formula="of:=[.D274]-[.D27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table:formula="of:=[.C275]+[.B275]*60+[.A275]*60*60" office:value-type="float" office:value="64316">
            <text:p>64316</text:p>
          </table:table-cell>
          <table:table-cell table:formula="of:=[.D275]-[.D27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276]+[.B276]*60+[.A276]*60*60" office:value-type="float" office:value="64320">
            <text:p>64320</text:p>
          </table:table-cell>
          <table:table-cell table:formula="of:=[.D276]-[.D27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C277]+[.B277]*60+[.A277]*60*60" office:value-type="float" office:value="64325">
            <text:p>64325</text:p>
          </table:table-cell>
          <table:table-cell table:formula="of:=[.D277]-[.D27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table:formula="of:=[.C278]+[.B278]*60+[.A278]*60*60" office:value-type="float" office:value="64334">
            <text:p>64334</text:p>
          </table:table-cell>
          <table:table-cell table:formula="of:=[.D278]-[.D277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formula="of:=[.C279]+[.B279]*60+[.A279]*60*60" office:value-type="float" office:value="64339">
            <text:p>64339</text:p>
          </table:table-cell>
          <table:table-cell table:formula="of:=[.D279]-[.D27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formula="of:=[.C280]+[.B280]*60+[.A280]*60*60" office:value-type="float" office:value="64344">
            <text:p>64344</text:p>
          </table:table-cell>
          <table:table-cell table:formula="of:=[.D280]-[.D27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[.C281]+[.B281]*60+[.A281]*60*60" office:value-type="float" office:value="64351">
            <text:p>64351</text:p>
          </table:table-cell>
          <table:table-cell table:formula="of:=[.D281]-[.D280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formula="of:=[.C282]+[.B282]*60+[.A282]*60*60" office:value-type="float" office:value="64359">
            <text:p>64359</text:p>
          </table:table-cell>
          <table:table-cell table:formula="of:=[.D282]-[.D28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formula="of:=[.C283]+[.B283]*60+[.A283]*60*60" office:value-type="float" office:value="64364">
            <text:p>64364</text:p>
          </table:table-cell>
          <table:table-cell table:formula="of:=[.D283]-[.D28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formula="of:=[.C284]+[.B284]*60+[.A284]*60*60" office:value-type="float" office:value="64368">
            <text:p>64368</text:p>
          </table:table-cell>
          <table:table-cell table:formula="of:=[.D284]-[.D28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formula="of:=[.C285]+[.B285]*60+[.A285]*60*60" office:value-type="float" office:value="64374">
            <text:p>64374</text:p>
          </table:table-cell>
          <table:table-cell table:formula="of:=[.D285]-[.D28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286]+[.B286]*60+[.A286]*60*60" office:value-type="float" office:value="64380">
            <text:p>64380</text:p>
          </table:table-cell>
          <table:table-cell table:formula="of:=[.D286]-[.D28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formula="of:=[.C287]+[.B287]*60+[.A287]*60*60" office:value-type="float" office:value="64393">
            <text:p>64393</text:p>
          </table:table-cell>
          <table:table-cell table:formula="of:=[.D287]-[.D286]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table:formula="of:=[.C288]+[.B288]*60+[.A288]*60*60" office:value-type="float" office:value="64402">
            <text:p>64402</text:p>
          </table:table-cell>
          <table:table-cell table:formula="of:=[.D288]-[.D287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table:formula="of:=[.C289]+[.B289]*60+[.A289]*60*60" office:value-type="float" office:value="64405">
            <text:p>64405</text:p>
          </table:table-cell>
          <table:table-cell table:formula="of:=[.D289]-[.D288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table:formula="of:=[.C290]+[.B290]*60+[.A290]*60*60" office:value-type="float" office:value="64409">
            <text:p>64409</text:p>
          </table:table-cell>
          <table:table-cell table:formula="of:=[.D290]-[.D28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formula="of:=[.C291]+[.B291]*60+[.A291]*60*60" office:value-type="float" office:value="64414">
            <text:p>64414</text:p>
          </table:table-cell>
          <table:table-cell table:formula="of:=[.D291]-[.D29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table:formula="of:=[.C292]+[.B292]*60+[.A292]*60*60" office:value-type="float" office:value="64419">
            <text:p>64419</text:p>
          </table:table-cell>
          <table:table-cell table:formula="of:=[.D292]-[.D29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formula="of:=[.C293]+[.B293]*60+[.A293]*60*60" office:value-type="float" office:value="64423">
            <text:p>64423</text:p>
          </table:table-cell>
          <table:table-cell table:formula="of:=[.D293]-[.D29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table:formula="of:=[.C294]+[.B294]*60+[.A294]*60*60" office:value-type="float" office:value="64428">
            <text:p>64428</text:p>
          </table:table-cell>
          <table:table-cell table:formula="of:=[.D294]-[.D29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C295]+[.B295]*60+[.A295]*60*60" office:value-type="float" office:value="64431">
            <text:p>64431</text:p>
          </table:table-cell>
          <table:table-cell table:formula="of:=[.D295]-[.D294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C296]+[.B296]*60+[.A296]*60*60" office:value-type="float" office:value="64436">
            <text:p>64436</text:p>
          </table:table-cell>
          <table:table-cell table:formula="of:=[.D296]-[.D29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[.C297]+[.B297]*60+[.A297]*60*60" office:value-type="float" office:value="64444">
            <text:p>64444</text:p>
          </table:table-cell>
          <table:table-cell table:formula="of:=[.D297]-[.D296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C298]+[.B298]*60+[.A298]*60*60" office:value-type="float" office:value="64449">
            <text:p>64449</text:p>
          </table:table-cell>
          <table:table-cell table:formula="of:=[.D298]-[.D29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table:formula="of:=[.C299]+[.B299]*60+[.A299]*60*60" office:value-type="float" office:value="64453">
            <text:p>64453</text:p>
          </table:table-cell>
          <table:table-cell table:formula="of:=[.D299]-[.D29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C300]+[.B300]*60+[.A300]*60*60" office:value-type="float" office:value="64459">
            <text:p>64459</text:p>
          </table:table-cell>
          <table:table-cell table:formula="of:=[.D300]-[.D29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table:formula="of:=[.C301]+[.B301]*60+[.A301]*60*60" office:value-type="float" office:value="64465">
            <text:p>64465</text:p>
          </table:table-cell>
          <table:table-cell table:formula="of:=[.D301]-[.D300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table:formula="of:=[.C302]+[.B302]*60+[.A302]*60*60" office:value-type="float" office:value="64469">
            <text:p>64469</text:p>
          </table:table-cell>
          <table:table-cell table:formula="of:=[.D302]-[.D30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table:formula="of:=[.C303]+[.B303]*60+[.A303]*60*60" office:value-type="float" office:value="64474">
            <text:p>64474</text:p>
          </table:table-cell>
          <table:table-cell table:formula="of:=[.D303]-[.D30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table:formula="of:=[.C304]+[.B304]*60+[.A304]*60*60" office:value-type="float" office:value="64479">
            <text:p>64479</text:p>
          </table:table-cell>
          <table:table-cell table:formula="of:=[.D304]-[.D30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table:formula="of:=[.C305]+[.B305]*60+[.A305]*60*60" office:value-type="float" office:value="64484">
            <text:p>64484</text:p>
          </table:table-cell>
          <table:table-cell table:formula="of:=[.D305]-[.D30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table:formula="of:=[.C306]+[.B306]*60+[.A306]*60*60" office:value-type="float" office:value="64489">
            <text:p>64489</text:p>
          </table:table-cell>
          <table:table-cell table:formula="of:=[.D306]-[.D30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formula="of:=[.C307]+[.B307]*60+[.A307]*60*60" office:value-type="float" office:value="64495">
            <text:p>64495</text:p>
          </table:table-cell>
          <table:table-cell table:formula="of:=[.D307]-[.D30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308]+[.B308]*60+[.A308]*60*60" office:value-type="float" office:value="64500">
            <text:p>64500</text:p>
          </table:table-cell>
          <table:table-cell table:formula="of:=[.D308]-[.D30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formula="of:=[.C309]+[.B309]*60+[.A309]*60*60" office:value-type="float" office:value="64504">
            <text:p>64504</text:p>
          </table:table-cell>
          <table:table-cell table:formula="of:=[.D309]-[.D30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[.C310]+[.B310]*60+[.A310]*60*60" office:value-type="float" office:value="64509">
            <text:p>64509</text:p>
          </table:table-cell>
          <table:table-cell table:formula="of:=[.D310]-[.D30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formula="of:=[.C311]+[.B311]*60+[.A311]*60*60" office:value-type="float" office:value="64514">
            <text:p>64514</text:p>
          </table:table-cell>
          <table:table-cell table:formula="of:=[.D311]-[.D31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table:formula="of:=[.C312]+[.B312]*60+[.A312]*60*60" office:value-type="float" office:value="64518">
            <text:p>64518</text:p>
          </table:table-cell>
          <table:table-cell table:formula="of:=[.D312]-[.D31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table:formula="of:=[.C313]+[.B313]*60+[.A313]*60*60" office:value-type="float" office:value="64521">
            <text:p>64521</text:p>
          </table:table-cell>
          <table:table-cell table:formula="of:=[.D313]-[.D312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table:formula="of:=[.C314]+[.B314]*60+[.A314]*60*60" office:value-type="float" office:value="64527">
            <text:p>64527</text:p>
          </table:table-cell>
          <table:table-cell table:formula="of:=[.D314]-[.D313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[.C315]+[.B315]*60+[.A315]*60*60" office:value-type="float" office:value="64562">
            <text:p>64562</text:p>
          </table:table-cell>
          <table:table-cell table:formula="of:=[.D315]-[.D314]" office:value-type="float" office:value="35">
            <text:p>3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f:=[.C316]+[.B316]*60+[.A316]*60*60" office:value-type="float" office:value="64567">
            <text:p>64567</text:p>
          </table:table-cell>
          <table:table-cell table:formula="of:=[.D316]-[.D31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formula="of:=[.C317]+[.B317]*60+[.A317]*60*60" office:value-type="float" office:value="64571">
            <text:p>64571</text:p>
          </table:table-cell>
          <table:table-cell table:formula="of:=[.D317]-[.D31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formula="of:=[.C318]+[.B318]*60+[.A318]*60*60" office:value-type="float" office:value="64577">
            <text:p>64577</text:p>
          </table:table-cell>
          <table:table-cell table:formula="of:=[.D318]-[.D31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formula="of:=[.C319]+[.B319]*60+[.A319]*60*60" office:value-type="float" office:value="64589">
            <text:p>64589</text:p>
          </table:table-cell>
          <table:table-cell table:formula="of:=[.D319]-[.D318]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[.C320]+[.B320]*60+[.A320]*60*60" office:value-type="float" office:value="64594">
            <text:p>64594</text:p>
          </table:table-cell>
          <table:table-cell table:formula="of:=[.D320]-[.D31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formula="of:=[.C321]+[.B321]*60+[.A321]*60*60" office:value-type="float" office:value="64599">
            <text:p>64599</text:p>
          </table:table-cell>
          <table:table-cell table:formula="of:=[.D321]-[.D32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table:formula="of:=[.C322]+[.B322]*60+[.A322]*60*60" office:value-type="float" office:value="64603">
            <text:p>64603</text:p>
          </table:table-cell>
          <table:table-cell table:formula="of:=[.D322]-[.D32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table:formula="of:=[.C323]+[.B323]*60+[.A323]*60*60" office:value-type="float" office:value="64609">
            <text:p>64609</text:p>
          </table:table-cell>
          <table:table-cell table:formula="of:=[.D323]-[.D32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formula="of:=[.C324]+[.B324]*60+[.A324]*60*60" office:value-type="float" office:value="64614">
            <text:p>64614</text:p>
          </table:table-cell>
          <table:table-cell table:formula="of:=[.D324]-[.D32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formula="of:=[.C325]+[.B325]*60+[.A325]*60*60" office:value-type="float" office:value="64618">
            <text:p>64618</text:p>
          </table:table-cell>
          <table:table-cell table:formula="of:=[.D325]-[.D32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formula="of:=[.C326]+[.B326]*60+[.A326]*60*60" office:value-type="float" office:value="64622">
            <text:p>64622</text:p>
          </table:table-cell>
          <table:table-cell table:formula="of:=[.D326]-[.D32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[.C327]+[.B327]*60+[.A327]*60*60" office:value-type="float" office:value="64625">
            <text:p>64625</text:p>
          </table:table-cell>
          <table:table-cell table:formula="of:=[.D327]-[.D32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formula="of:=[.C328]+[.B328]*60+[.A328]*60*60" office:value-type="float" office:value="64629">
            <text:p>64629</text:p>
          </table:table-cell>
          <table:table-cell table:formula="of:=[.D328]-[.D32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table:formula="of:=[.C329]+[.B329]*60+[.A329]*60*60" office:value-type="float" office:value="64633">
            <text:p>64633</text:p>
          </table:table-cell>
          <table:table-cell table:formula="of:=[.D329]-[.D32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formula="of:=[.C330]+[.B330]*60+[.A330]*60*60" office:value-type="float" office:value="64637">
            <text:p>64637</text:p>
          </table:table-cell>
          <table:table-cell table:formula="of:=[.D330]-[.D32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formula="of:=[.C331]+[.B331]*60+[.A331]*60*60" office:value-type="float" office:value="64641">
            <text:p>64641</text:p>
          </table:table-cell>
          <table:table-cell table:formula="of:=[.D331]-[.D33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[.C332]+[.B332]*60+[.A332]*60*60" office:value-type="float" office:value="64645">
            <text:p>64645</text:p>
          </table:table-cell>
          <table:table-cell table:formula="of:=[.D332]-[.D33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[.C333]+[.B333]*60+[.A333]*60*60" office:value-type="float" office:value="64649">
            <text:p>64649</text:p>
          </table:table-cell>
          <table:table-cell table:formula="of:=[.D333]-[.D33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table:formula="of:=[.C334]+[.B334]*60+[.A334]*60*60" office:value-type="float" office:value="64654">
            <text:p>64654</text:p>
          </table:table-cell>
          <table:table-cell table:formula="of:=[.D334]-[.D33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formula="of:=[.C335]+[.B335]*60+[.A335]*60*60" office:value-type="float" office:value="64660">
            <text:p>64660</text:p>
          </table:table-cell>
          <table:table-cell table:formula="of:=[.D335]-[.D33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table:formula="of:=[.C336]+[.B336]*60+[.A336]*60*60" office:value-type="float" office:value="64666">
            <text:p>64666</text:p>
          </table:table-cell>
          <table:table-cell table:formula="of:=[.D336]-[.D33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formula="of:=[.C337]+[.B337]*60+[.A337]*60*60" office:value-type="float" office:value="64674">
            <text:p>64674</text:p>
          </table:table-cell>
          <table:table-cell table:formula="of:=[.D337]-[.D336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formula="of:=[.C338]+[.B338]*60+[.A338]*60*60" office:value-type="float" office:value="64683">
            <text:p>64683</text:p>
          </table:table-cell>
          <table:table-cell table:formula="of:=[.D338]-[.D337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formula="of:=[.C339]+[.B339]*60+[.A339]*60*60" office:value-type="float" office:value="64703">
            <text:p>64703</text:p>
          </table:table-cell>
          <table:table-cell table:formula="of:=[.D339]-[.D338]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formula="of:=[.C340]+[.B340]*60+[.A340]*60*60" office:value-type="float" office:value="64708">
            <text:p>64708</text:p>
          </table:table-cell>
          <table:table-cell table:formula="of:=[.D340]-[.D33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table:formula="of:=[.C341]+[.B341]*60+[.A341]*60*60" office:value-type="float" office:value="64713">
            <text:p>64713</text:p>
          </table:table-cell>
          <table:table-cell table:formula="of:=[.D341]-[.D34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table:formula="of:=[.C342]+[.B342]*60+[.A342]*60*60" office:value-type="float" office:value="64717">
            <text:p>64717</text:p>
          </table:table-cell>
          <table:table-cell table:formula="of:=[.D342]-[.D34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formula="of:=[.C343]+[.B343]*60+[.A343]*60*60" office:value-type="float" office:value="64721">
            <text:p>64721</text:p>
          </table:table-cell>
          <table:table-cell table:formula="of:=[.D343]-[.D34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table:formula="of:=[.C344]+[.B344]*60+[.A344]*60*60" office:value-type="float" office:value="64726">
            <text:p>64726</text:p>
          </table:table-cell>
          <table:table-cell table:formula="of:=[.D344]-[.D34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formula="of:=[.C345]+[.B345]*60+[.A345]*60*60" office:value-type="float" office:value="64730">
            <text:p>64730</text:p>
          </table:table-cell>
          <table:table-cell table:formula="of:=[.D345]-[.D34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C346]+[.B346]*60+[.A346]*60*60" office:value-type="float" office:value="64736">
            <text:p>64736</text:p>
          </table:table-cell>
          <table:table-cell table:formula="of:=[.D346]-[.D34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table:formula="of:=[.C347]+[.B347]*60+[.A347]*60*60" office:value-type="float" office:value="64749">
            <text:p>64749</text:p>
          </table:table-cell>
          <table:table-cell table:formula="of:=[.D347]-[.D346]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[.C348]+[.B348]*60+[.A348]*60*60" office:value-type="float" office:value="65023">
            <text:p>65023</text:p>
          </table:table-cell>
          <table:table-cell table:formula="of:=[.D348]-[.D347]" office:value-type="float" office:value="274">
            <text:p>27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[.C349]+[.B349]*60+[.A349]*60*60" office:value-type="float" office:value="65028">
            <text:p>65028</text:p>
          </table:table-cell>
          <table:table-cell table:formula="of:=[.D349]-[.D34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formula="of:=[.C350]+[.B350]*60+[.A350]*60*60" office:value-type="float" office:value="65031">
            <text:p>65031</text:p>
          </table:table-cell>
          <table:table-cell table:formula="of:=[.D350]-[.D349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formula="of:=[.C351]+[.B351]*60+[.A351]*60*60" office:value-type="float" office:value="65034">
            <text:p>65034</text:p>
          </table:table-cell>
          <table:table-cell table:formula="of:=[.D351]-[.D350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352]+[.B352]*60+[.A352]*60*60" office:value-type="float" office:value="65040">
            <text:p>65040</text:p>
          </table:table-cell>
          <table:table-cell table:formula="of:=[.D352]-[.D35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C353]+[.B353]*60+[.A353]*60*60" office:value-type="float" office:value="65191">
            <text:p>65191</text:p>
          </table:table-cell>
          <table:table-cell table:formula="of:=[.D353]-[.D352]" office:value-type="float" office:value="151">
            <text:p>15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formula="of:=[.C354]+[.B354]*60+[.A354]*60*60" office:value-type="float" office:value="65197">
            <text:p>65197</text:p>
          </table:table-cell>
          <table:table-cell table:formula="of:=[.D354]-[.D353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formula="of:=[.C355]+[.B355]*60+[.A355]*60*60" office:value-type="float" office:value="65200">
            <text:p>65200</text:p>
          </table:table-cell>
          <table:table-cell table:formula="of:=[.D355]-[.D354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formula="of:=[.C356]+[.B356]*60+[.A356]*60*60" office:value-type="float" office:value="65204">
            <text:p>65204</text:p>
          </table:table-cell>
          <table:table-cell table:formula="of:=[.D356]-[.D35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formula="of:=[.C357]+[.B357]*60+[.A357]*60*60" office:value-type="float" office:value="65207">
            <text:p>65207</text:p>
          </table:table-cell>
          <table:table-cell table:formula="of:=[.D357]-[.D35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358]+[.B358]*60+[.A358]*60*60" office:value-type="float" office:value="65210">
            <text:p>65210</text:p>
          </table:table-cell>
          <table:table-cell table:formula="of:=[.D358]-[.D357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formula="of:=[.C359]+[.B359]*60+[.A359]*60*60" office:value-type="float" office:value="65214">
            <text:p>65214</text:p>
          </table:table-cell>
          <table:table-cell table:formula="of:=[.D359]-[.D35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formula="of:=[.C360]+[.B360]*60+[.A360]*60*60" office:value-type="float" office:value="65219">
            <text:p>65219</text:p>
          </table:table-cell>
          <table:table-cell table:formula="of:=[.D360]-[.D35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361]+[.B361]*60+[.A361]*60*60" office:value-type="float" office:value="65231">
            <text:p>65231</text:p>
          </table:table-cell>
          <table:table-cell table:formula="of:=[.D361]-[.D360]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[.C362]+[.B362]*60+[.A362]*60*60" office:value-type="float" office:value="65239">
            <text:p>65239</text:p>
          </table:table-cell>
          <table:table-cell table:formula="of:=[.D362]-[.D36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[.C363]+[.B363]*60+[.A363]*60*60" office:value-type="float" office:value="65244">
            <text:p>65244</text:p>
          </table:table-cell>
          <table:table-cell table:formula="of:=[.D363]-[.D36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C364]+[.B364]*60+[.A364]*60*60" office:value-type="float" office:value="65250">
            <text:p>65250</text:p>
          </table:table-cell>
          <table:table-cell table:formula="of:=[.D364]-[.D363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[.C365]+[.B365]*60+[.A365]*60*60" office:value-type="float" office:value="65254">
            <text:p>65254</text:p>
          </table:table-cell>
          <table:table-cell table:formula="of:=[.D365]-[.D36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formula="of:=[.C366]+[.B366]*60+[.A366]*60*60" office:value-type="float" office:value="65258">
            <text:p>65258</text:p>
          </table:table-cell>
          <table:table-cell table:formula="of:=[.D366]-[.D36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[.C367]+[.B367]*60+[.A367]*60*60" office:value-type="float" office:value="65262">
            <text:p>65262</text:p>
          </table:table-cell>
          <table:table-cell table:formula="of:=[.D367]-[.D36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formula="of:=[.C368]+[.B368]*60+[.A368]*60*60" office:value-type="float" office:value="65266">
            <text:p>65266</text:p>
          </table:table-cell>
          <table:table-cell table:formula="of:=[.D368]-[.D36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[.C369]+[.B369]*60+[.A369]*60*60" office:value-type="float" office:value="65270">
            <text:p>65270</text:p>
          </table:table-cell>
          <table:table-cell table:formula="of:=[.D369]-[.D36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formula="of:=[.C370]+[.B370]*60+[.A370]*60*60" office:value-type="float" office:value="65274">
            <text:p>65274</text:p>
          </table:table-cell>
          <table:table-cell table:formula="of:=[.D370]-[.D36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formula="of:=[.C371]+[.B371]*60+[.A371]*60*60" office:value-type="float" office:value="65279">
            <text:p>65279</text:p>
          </table:table-cell>
          <table:table-cell table:formula="of:=[.D371]-[.D37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372]+[.B372]*60+[.A372]*60*60" office:value-type="float" office:value="65283">
            <text:p>65283</text:p>
          </table:table-cell>
          <table:table-cell table:formula="of:=[.D372]-[.D37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formula="of:=[.C373]+[.B373]*60+[.A373]*60*60" office:value-type="float" office:value="65288">
            <text:p>65288</text:p>
          </table:table-cell>
          <table:table-cell table:formula="of:=[.D373]-[.D37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374]+[.B374]*60+[.A374]*60*60" office:value-type="float" office:value="65291">
            <text:p>65291</text:p>
          </table:table-cell>
          <table:table-cell table:formula="of:=[.D374]-[.D373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C375]+[.B375]*60+[.A375]*60*60" office:value-type="float" office:value="65295">
            <text:p>65295</text:p>
          </table:table-cell>
          <table:table-cell table:formula="of:=[.D375]-[.D37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C376]+[.B376]*60+[.A376]*60*60" office:value-type="float" office:value="65300">
            <text:p>65300</text:p>
          </table:table-cell>
          <table:table-cell table:formula="of:=[.D376]-[.D37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[.C377]+[.B377]*60+[.A377]*60*60" office:value-type="float" office:value="65306">
            <text:p>65306</text:p>
          </table:table-cell>
          <table:table-cell table:formula="of:=[.D377]-[.D37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378]+[.B378]*60+[.A378]*60*60" office:value-type="float" office:value="65311">
            <text:p>65311</text:p>
          </table:table-cell>
          <table:table-cell table:formula="of:=[.D378]-[.D37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[.C379]+[.B379]*60+[.A379]*60*60" office:value-type="float" office:value="65315">
            <text:p>65315</text:p>
          </table:table-cell>
          <table:table-cell table:formula="of:=[.D379]-[.D37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[.C380]+[.B380]*60+[.A380]*60*60" office:value-type="float" office:value="65319">
            <text:p>65319</text:p>
          </table:table-cell>
          <table:table-cell table:formula="of:=[.D380]-[.D37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formula="of:=[.C381]+[.B381]*60+[.A381]*60*60" office:value-type="float" office:value="65324">
            <text:p>65324</text:p>
          </table:table-cell>
          <table:table-cell table:formula="of:=[.D381]-[.D38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[.C382]+[.B382]*60+[.A382]*60*60" office:value-type="float" office:value="65330">
            <text:p>65330</text:p>
          </table:table-cell>
          <table:table-cell table:formula="of:=[.D382]-[.D38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[.C383]+[.B383]*60+[.A383]*60*60" office:value-type="float" office:value="65334">
            <text:p>65334</text:p>
          </table:table-cell>
          <table:table-cell table:formula="of:=[.D383]-[.D38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[.C384]+[.B384]*60+[.A384]*60*60" office:value-type="float" office:value="65339">
            <text:p>65339</text:p>
          </table:table-cell>
          <table:table-cell table:formula="of:=[.D384]-[.D38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C385]+[.B385]*60+[.A385]*60*60" office:value-type="float" office:value="65342">
            <text:p>65342</text:p>
          </table:table-cell>
          <table:table-cell table:formula="of:=[.D385]-[.D384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386]+[.B386]*60+[.A386]*60*60" office:value-type="float" office:value="65345">
            <text:p>65345</text:p>
          </table:table-cell>
          <table:table-cell table:formula="of:=[.D386]-[.D385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387]+[.B387]*60+[.A387]*60*60" office:value-type="float" office:value="65350">
            <text:p>65350</text:p>
          </table:table-cell>
          <table:table-cell table:formula="of:=[.D387]-[.D38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C388]+[.B388]*60+[.A388]*60*60" office:value-type="float" office:value="65353">
            <text:p>65353</text:p>
          </table:table-cell>
          <table:table-cell table:formula="of:=[.D388]-[.D387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[.C389]+[.B389]*60+[.A389]*60*60" office:value-type="float" office:value="65358">
            <text:p>65358</text:p>
          </table:table-cell>
          <table:table-cell table:formula="of:=[.D389]-[.D38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[.C390]+[.B390]*60+[.A390]*60*60" office:value-type="float" office:value="65363">
            <text:p>65363</text:p>
          </table:table-cell>
          <table:table-cell table:formula="of:=[.D390]-[.D38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[.C391]+[.B391]*60+[.A391]*60*60" office:value-type="float" office:value="65376">
            <text:p>65376</text:p>
          </table:table-cell>
          <table:table-cell table:formula="of:=[.D391]-[.D390]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[.C392]+[.B392]*60+[.A392]*60*60" office:value-type="float" office:value="65379">
            <text:p>65379</text:p>
          </table:table-cell>
          <table:table-cell table:formula="of:=[.D392]-[.D391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formula="of:=[.C393]+[.B393]*60+[.A393]*60*60" office:value-type="float" office:value="65383">
            <text:p>65383</text:p>
          </table:table-cell>
          <table:table-cell table:formula="of:=[.D393]-[.D39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formula="of:=[.C394]+[.B394]*60+[.A394]*60*60" office:value-type="float" office:value="65387">
            <text:p>65387</text:p>
          </table:table-cell>
          <table:table-cell table:formula="of:=[.D394]-[.D39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[.C395]+[.B395]*60+[.A395]*60*60" office:value-type="float" office:value="65391">
            <text:p>65391</text:p>
          </table:table-cell>
          <table:table-cell table:formula="of:=[.D395]-[.D39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formula="of:=[.C396]+[.B396]*60+[.A396]*60*60" office:value-type="float" office:value="65395">
            <text:p>65395</text:p>
          </table:table-cell>
          <table:table-cell table:formula="of:=[.D396]-[.D39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formula="of:=[.C397]+[.B397]*60+[.A397]*60*60" office:value-type="float" office:value="65399">
            <text:p>65399</text:p>
          </table:table-cell>
          <table:table-cell table:formula="of:=[.D397]-[.D39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398]+[.B398]*60+[.A398]*60*60" office:value-type="float" office:value="65405">
            <text:p>65405</text:p>
          </table:table-cell>
          <table:table-cell table:formula="of:=[.D398]-[.D39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C399]+[.B399]*60+[.A399]*60*60" office:value-type="float" office:value="65415">
            <text:p>65415</text:p>
          </table:table-cell>
          <table:table-cell table:formula="of:=[.D399]-[.D398]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[.C400]+[.B400]*60+[.A400]*60*60" office:value-type="float" office:value="65421">
            <text:p>65421</text:p>
          </table:table-cell>
          <table:table-cell table:formula="of:=[.D400]-[.D39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[.C401]+[.B401]*60+[.A401]*60*60" office:value-type="float" office:value="65428">
            <text:p>65428</text:p>
          </table:table-cell>
          <table:table-cell table:formula="of:=[.D401]-[.D400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[.C402]+[.B402]*60+[.A402]*60*60" office:value-type="float" office:value="65434">
            <text:p>65434</text:p>
          </table:table-cell>
          <table:table-cell table:formula="of:=[.D402]-[.D40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[.C403]+[.B403]*60+[.A403]*60*60" office:value-type="float" office:value="65440">
            <text:p>65440</text:p>
          </table:table-cell>
          <table:table-cell table:formula="of:=[.D403]-[.D40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[.C404]+[.B404]*60+[.A404]*60*60" office:value-type="float" office:value="65449">
            <text:p>65449</text:p>
          </table:table-cell>
          <table:table-cell table:formula="of:=[.D404]-[.D403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formula="of:=[.C405]+[.B405]*60+[.A405]*60*60" office:value-type="float" office:value="65453">
            <text:p>65453</text:p>
          </table:table-cell>
          <table:table-cell table:formula="of:=[.D405]-[.D40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C406]+[.B406]*60+[.A406]*60*60" office:value-type="float" office:value="65460">
            <text:p>65460</text:p>
          </table:table-cell>
          <table:table-cell table:formula="of:=[.D406]-[.D405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407]+[.B407]*60+[.A407]*60*60" office:value-type="float" office:value="65962">
            <text:p>65962</text:p>
          </table:table-cell>
          <table:table-cell table:formula="of:=[.D407]-[.D406]" office:value-type="float" office:value="502">
            <text:p>50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[.C408]+[.B408]*60+[.A408]*60*60" office:value-type="float" office:value="65968">
            <text:p>65968</text:p>
          </table:table-cell>
          <table:table-cell table:formula="of:=[.D408]-[.D40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[.C409]+[.B409]*60+[.A409]*60*60" office:value-type="float" office:value="65973">
            <text:p>65973</text:p>
          </table:table-cell>
          <table:table-cell table:formula="of:=[.D409]-[.D40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formula="of:=[.C410]+[.B410]*60+[.A410]*60*60" office:value-type="float" office:value="65978">
            <text:p>65978</text:p>
          </table:table-cell>
          <table:table-cell table:formula="of:=[.D410]-[.D40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[.C411]+[.B411]*60+[.A411]*60*60" office:value-type="float" office:value="65984">
            <text:p>65984</text:p>
          </table:table-cell>
          <table:table-cell table:formula="of:=[.D411]-[.D410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formula="of:=[.C412]+[.B412]*60+[.A412]*60*60" office:value-type="float" office:value="65991">
            <text:p>65991</text:p>
          </table:table-cell>
          <table:table-cell table:formula="of:=[.D412]-[.D411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[.C413]+[.B413]*60+[.A413]*60*60" office:value-type="float" office:value="65997">
            <text:p>65997</text:p>
          </table:table-cell>
          <table:table-cell table:formula="of:=[.D413]-[.D41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414]+[.B414]*60+[.A414]*60*60" office:value-type="float" office:value="66001">
            <text:p>66001</text:p>
          </table:table-cell>
          <table:table-cell table:formula="of:=[.D414]-[.D41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C415]+[.B415]*60+[.A415]*60*60" office:value-type="float" office:value="66006">
            <text:p>66006</text:p>
          </table:table-cell>
          <table:table-cell table:formula="of:=[.D415]-[.D41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C416]+[.B416]*60+[.A416]*60*60" office:value-type="float" office:value="66011">
            <text:p>66011</text:p>
          </table:table-cell>
          <table:table-cell table:formula="of:=[.D416]-[.D41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[.C417]+[.B417]*60+[.A417]*60*60" office:value-type="float" office:value="66017">
            <text:p>66017</text:p>
          </table:table-cell>
          <table:table-cell table:formula="of:=[.D417]-[.D41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418]+[.B418]*60+[.A418]*60*60" office:value-type="float" office:value="66023">
            <text:p>66023</text:p>
          </table:table-cell>
          <table:table-cell table:formula="of:=[.D418]-[.D41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C419]+[.B419]*60+[.A419]*60*60" office:value-type="float" office:value="66028">
            <text:p>66028</text:p>
          </table:table-cell>
          <table:table-cell table:formula="of:=[.D419]-[.D41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formula="of:=[.C420]+[.B420]*60+[.A420]*60*60" office:value-type="float" office:value="66032">
            <text:p>66032</text:p>
          </table:table-cell>
          <table:table-cell table:formula="of:=[.D420]-[.D41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[.C421]+[.B421]*60+[.A421]*60*60" office:value-type="float" office:value="66037">
            <text:p>66037</text:p>
          </table:table-cell>
          <table:table-cell table:formula="of:=[.D421]-[.D42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[.C422]+[.B422]*60+[.A422]*60*60" office:value-type="float" office:value="66042">
            <text:p>66042</text:p>
          </table:table-cell>
          <table:table-cell table:formula="of:=[.D422]-[.D42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table:formula="of:=[.C423]+[.B423]*60+[.A423]*60*60" office:value-type="float" office:value="66046">
            <text:p>66046</text:p>
          </table:table-cell>
          <table:table-cell table:formula="of:=[.D423]-[.D42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[.C424]+[.B424]*60+[.A424]*60*60" office:value-type="float" office:value="66051">
            <text:p>66051</text:p>
          </table:table-cell>
          <table:table-cell table:formula="of:=[.D424]-[.D42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formula="of:=[.C425]+[.B425]*60+[.A425]*60*60" office:value-type="float" office:value="66055">
            <text:p>66055</text:p>
          </table:table-cell>
          <table:table-cell table:formula="of:=[.D425]-[.D42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formula="of:=[.C426]+[.B426]*60+[.A426]*60*60" office:value-type="float" office:value="66059">
            <text:p>66059</text:p>
          </table:table-cell>
          <table:table-cell table:formula="of:=[.D426]-[.D42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[.C427]+[.B427]*60+[.A427]*60*60" office:value-type="float" office:value="66062">
            <text:p>66062</text:p>
          </table:table-cell>
          <table:table-cell table:formula="of:=[.D427]-[.D42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[.C428]+[.B428]*60+[.A428]*60*60" office:value-type="float" office:value="66066">
            <text:p>66066</text:p>
          </table:table-cell>
          <table:table-cell table:formula="of:=[.D428]-[.D42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[.C429]+[.B429]*60+[.A429]*60*60" office:value-type="float" office:value="66070">
            <text:p>66070</text:p>
          </table:table-cell>
          <table:table-cell table:formula="of:=[.D429]-[.D42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[.C430]+[.B430]*60+[.A430]*60*60" office:value-type="float" office:value="66077">
            <text:p>66077</text:p>
          </table:table-cell>
          <table:table-cell table:formula="of:=[.D430]-[.D429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[.C431]+[.B431]*60+[.A431]*60*60" office:value-type="float" office:value="66177">
            <text:p>66177</text:p>
          </table:table-cell>
          <table:table-cell table:formula="of:=[.D431]-[.D430]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C432]+[.B432]*60+[.A432]*60*60" office:value-type="float" office:value="66184">
            <text:p>66184</text:p>
          </table:table-cell>
          <table:table-cell table:formula="of:=[.D432]-[.D431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[.C433]+[.B433]*60+[.A433]*60*60" office:value-type="float" office:value="66188">
            <text:p>66188</text:p>
          </table:table-cell>
          <table:table-cell table:formula="of:=[.D433]-[.D43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[.C434]+[.B434]*60+[.A434]*60*60" office:value-type="float" office:value="66193">
            <text:p>66193</text:p>
          </table:table-cell>
          <table:table-cell table:formula="of:=[.D434]-[.D43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[.C435]+[.B435]*60+[.A435]*60*60" office:value-type="float" office:value="66199">
            <text:p>66199</text:p>
          </table:table-cell>
          <table:table-cell table:formula="of:=[.D435]-[.D43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table:formula="of:=[.C436]+[.B436]*60+[.A436]*60*60" office:value-type="float" office:value="66203">
            <text:p>66203</text:p>
          </table:table-cell>
          <table:table-cell table:formula="of:=[.D436]-[.D43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[.C437]+[.B437]*60+[.A437]*60*60" office:value-type="float" office:value="66208">
            <text:p>66208</text:p>
          </table:table-cell>
          <table:table-cell table:formula="of:=[.D437]-[.D43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C438]+[.B438]*60+[.A438]*60*60" office:value-type="float" office:value="66216">
            <text:p>66216</text:p>
          </table:table-cell>
          <table:table-cell table:formula="of:=[.D438]-[.D437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formula="of:=[.C439]+[.B439]*60+[.A439]*60*60" office:value-type="float" office:value="66222">
            <text:p>66222</text:p>
          </table:table-cell>
          <table:table-cell table:formula="of:=[.D439]-[.D438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table:formula="of:=[.C440]+[.B440]*60+[.A440]*60*60" office:value-type="float" office:value="66227">
            <text:p>66227</text:p>
          </table:table-cell>
          <table:table-cell table:formula="of:=[.D440]-[.D43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table:formula="of:=[.C441]+[.B441]*60+[.A441]*60*60" office:value-type="float" office:value="66234">
            <text:p>66234</text:p>
          </table:table-cell>
          <table:table-cell table:formula="of:=[.D441]-[.D440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table:formula="of:=[.C442]+[.B442]*60+[.A442]*60*60" office:value-type="float" office:value="66239">
            <text:p>66239</text:p>
          </table:table-cell>
          <table:table-cell table:formula="of:=[.D442]-[.D44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443]+[.B443]*60+[.A443]*60*60" office:value-type="float" office:value="66242">
            <text:p>66242</text:p>
          </table:table-cell>
          <table:table-cell table:formula="of:=[.D443]-[.D442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C444]+[.B444]*60+[.A444]*60*60" office:value-type="float" office:value="66246">
            <text:p>66246</text:p>
          </table:table-cell>
          <table:table-cell table:formula="of:=[.D444]-[.D44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C445]+[.B445]*60+[.A445]*60*60" office:value-type="float" office:value="66250">
            <text:p>66250</text:p>
          </table:table-cell>
          <table:table-cell table:formula="of:=[.D445]-[.D44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[.C446]+[.B446]*60+[.A446]*60*60" office:value-type="float" office:value="66255">
            <text:p>66255</text:p>
          </table:table-cell>
          <table:table-cell table:formula="of:=[.D446]-[.D44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[.C447]+[.B447]*60+[.A447]*60*60" office:value-type="float" office:value="66259">
            <text:p>66259</text:p>
          </table:table-cell>
          <table:table-cell table:formula="of:=[.D447]-[.D44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table:formula="of:=[.C448]+[.B448]*60+[.A448]*60*60" office:value-type="float" office:value="66264">
            <text:p>66264</text:p>
          </table:table-cell>
          <table:table-cell table:formula="of:=[.D448]-[.D44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[.C449]+[.B449]*60+[.A449]*60*60" office:value-type="float" office:value="66269">
            <text:p>66269</text:p>
          </table:table-cell>
          <table:table-cell table:formula="of:=[.D449]-[.D44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[.C450]+[.B450]*60+[.A450]*60*60" office:value-type="float" office:value="66274">
            <text:p>66274</text:p>
          </table:table-cell>
          <table:table-cell table:formula="of:=[.D450]-[.D44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[.C451]+[.B451]*60+[.A451]*60*60" office:value-type="float" office:value="66278">
            <text:p>66278</text:p>
          </table:table-cell>
          <table:table-cell table:formula="of:=[.D451]-[.D45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formula="of:=[.C452]+[.B452]*60+[.A452]*60*60" office:value-type="float" office:value="66283">
            <text:p>66283</text:p>
          </table:table-cell>
          <table:table-cell table:formula="of:=[.D452]-[.D45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453]+[.B453]*60+[.A453]*60*60" office:value-type="float" office:value="66292">
            <text:p>66292</text:p>
          </table:table-cell>
          <table:table-cell table:formula="of:=[.D453]-[.D452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formula="of:=[.C454]+[.B454]*60+[.A454]*60*60" office:value-type="float" office:value="66296">
            <text:p>66296</text:p>
          </table:table-cell>
          <table:table-cell table:formula="of:=[.D454]-[.D45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455]+[.B455]*60+[.A455]*60*60" office:value-type="float" office:value="66300">
            <text:p>66300</text:p>
          </table:table-cell>
          <table:table-cell table:formula="of:=[.D455]-[.D45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C456]+[.B456]*60+[.A456]*60*60" office:value-type="float" office:value="66305">
            <text:p>66305</text:p>
          </table:table-cell>
          <table:table-cell table:formula="of:=[.D456]-[.D45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C457]+[.B457]*60+[.A457]*60*60" office:value-type="float" office:value="66310">
            <text:p>66310</text:p>
          </table:table-cell>
          <table:table-cell table:formula="of:=[.D457]-[.D45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[.C458]+[.B458]*60+[.A458]*60*60" office:value-type="float" office:value="66319">
            <text:p>66319</text:p>
          </table:table-cell>
          <table:table-cell table:formula="of:=[.D458]-[.D457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459]+[.B459]*60+[.A459]*60*60" office:value-type="float" office:value="66327">
            <text:p>66327</text:p>
          </table:table-cell>
          <table:table-cell table:formula="of:=[.D459]-[.D458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[.C460]+[.B460]*60+[.A460]*60*60" office:value-type="float" office:value="66332">
            <text:p>66332</text:p>
          </table:table-cell>
          <table:table-cell table:formula="of:=[.D460]-[.D45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[.C461]+[.B461]*60+[.A461]*60*60" office:value-type="float" office:value="66338">
            <text:p>66338</text:p>
          </table:table-cell>
          <table:table-cell table:formula="of:=[.D461]-[.D460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formula="of:=[.C462]+[.B462]*60+[.A462]*60*60" office:value-type="float" office:value="66346">
            <text:p>66346</text:p>
          </table:table-cell>
          <table:table-cell table:formula="of:=[.D462]-[.D46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formula="of:=[.C463]+[.B463]*60+[.A463]*60*60" office:value-type="float" office:value="66355">
            <text:p>66355</text:p>
          </table:table-cell>
          <table:table-cell table:formula="of:=[.D463]-[.D462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C464]+[.B464]*60+[.A464]*60*60" office:value-type="float" office:value="66361">
            <text:p>66361</text:p>
          </table:table-cell>
          <table:table-cell table:formula="of:=[.D464]-[.D463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.C465]+[.B465]*60+[.A465]*60*60" office:value-type="float" office:value="66366">
            <text:p>66366</text:p>
          </table:table-cell>
          <table:table-cell table:formula="of:=[.D465]-[.D46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[.C466]+[.B466]*60+[.A466]*60*60" office:value-type="float" office:value="66370">
            <text:p>66370</text:p>
          </table:table-cell>
          <table:table-cell table:formula="of:=[.D466]-[.D46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[.C467]+[.B467]*60+[.A467]*60*60" office:value-type="float" office:value="66377">
            <text:p>66377</text:p>
          </table:table-cell>
          <table:table-cell table:formula="of:=[.D467]-[.D466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.C468]+[.B468]*60+[.A468]*60*60" office:value-type="float" office:value="66384">
            <text:p>66384</text:p>
          </table:table-cell>
          <table:table-cell table:formula="of:=[.D468]-[.D467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C469]+[.B469]*60+[.A469]*60*60" office:value-type="float" office:value="66387">
            <text:p>66387</text:p>
          </table:table-cell>
          <table:table-cell table:formula="of:=[.D469]-[.D468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[.C470]+[.B470]*60+[.A470]*60*60" office:value-type="float" office:value="66392">
            <text:p>66392</text:p>
          </table:table-cell>
          <table:table-cell table:formula="of:=[.D470]-[.D46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[.C471]+[.B471]*60+[.A471]*60*60" office:value-type="float" office:value="66396">
            <text:p>66396</text:p>
          </table:table-cell>
          <table:table-cell table:formula="of:=[.D471]-[.D47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[.C472]+[.B472]*60+[.A472]*60*60" office:value-type="float" office:value="66401">
            <text:p>66401</text:p>
          </table:table-cell>
          <table:table-cell table:formula="of:=[.D472]-[.D47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formula="of:=[.C473]+[.B473]*60+[.A473]*60*60" office:value-type="float" office:value="66405">
            <text:p>66405</text:p>
          </table:table-cell>
          <table:table-cell table:formula="of:=[.D473]-[.D47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474]+[.B474]*60+[.A474]*60*60" office:value-type="float" office:value="66410">
            <text:p>66410</text:p>
          </table:table-cell>
          <table:table-cell table:formula="of:=[.D474]-[.D47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formula="of:=[.C475]+[.B475]*60+[.A475]*60*60" office:value-type="float" office:value="66415">
            <text:p>66415</text:p>
          </table:table-cell>
          <table:table-cell table:formula="of:=[.D475]-[.D47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C476]+[.B476]*60+[.A476]*60*60" office:value-type="float" office:value="66421">
            <text:p>66421</text:p>
          </table:table-cell>
          <table:table-cell table:formula="of:=[.D476]-[.D47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[.C477]+[.B477]*60+[.A477]*60*60" office:value-type="float" office:value="66434">
            <text:p>66434</text:p>
          </table:table-cell>
          <table:table-cell table:formula="of:=[.D477]-[.D476]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[.C478]+[.B478]*60+[.A478]*60*60" office:value-type="float" office:value="66438">
            <text:p>66438</text:p>
          </table:table-cell>
          <table:table-cell table:formula="of:=[.D478]-[.D47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[.C479]+[.B479]*60+[.A479]*60*60" office:value-type="float" office:value="66445">
            <text:p>66445</text:p>
          </table:table-cell>
          <table:table-cell table:formula="of:=[.D479]-[.D478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480]+[.B480]*60+[.A480]*60*60" office:value-type="float" office:value="66449">
            <text:p>66449</text:p>
          </table:table-cell>
          <table:table-cell table:formula="of:=[.D480]-[.D47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formula="of:=[.C481]+[.B481]*60+[.A481]*60*60" office:value-type="float" office:value="66454">
            <text:p>66454</text:p>
          </table:table-cell>
          <table:table-cell table:formula="of:=[.D481]-[.D48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C482]+[.B482]*60+[.A482]*60*60" office:value-type="float" office:value="66470">
            <text:p>66470</text:p>
          </table:table-cell>
          <table:table-cell table:formula="of:=[.D482]-[.D481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[.C483]+[.B483]*60+[.A483]*60*60" office:value-type="float" office:value="66475">
            <text:p>66475</text:p>
          </table:table-cell>
          <table:table-cell table:formula="of:=[.D483]-[.D48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formula="of:=[.C484]+[.B484]*60+[.A484]*60*60" office:value-type="float" office:value="66479">
            <text:p>66479</text:p>
          </table:table-cell>
          <table:table-cell table:formula="of:=[.D484]-[.D48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[.C485]+[.B485]*60+[.A485]*60*60" office:value-type="float" office:value="66485">
            <text:p>66485</text:p>
          </table:table-cell>
          <table:table-cell table:formula="of:=[.D485]-[.D48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[.C486]+[.B486]*60+[.A486]*60*60" office:value-type="float" office:value="66492">
            <text:p>66492</text:p>
          </table:table-cell>
          <table:table-cell table:formula="of:=[.D486]-[.D485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[.C487]+[.B487]*60+[.A487]*60*60" office:value-type="float" office:value="66496">
            <text:p>66496</text:p>
          </table:table-cell>
          <table:table-cell table:formula="of:=[.D487]-[.D48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[.C488]+[.B488]*60+[.A488]*60*60" office:value-type="float" office:value="66506">
            <text:p>66506</text:p>
          </table:table-cell>
          <table:table-cell table:formula="of:=[.D488]-[.D487]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[.C489]+[.B489]*60+[.A489]*60*60" office:value-type="float" office:value="66513">
            <text:p>66513</text:p>
          </table:table-cell>
          <table:table-cell table:formula="of:=[.D489]-[.D488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[.C490]+[.B490]*60+[.A490]*60*60" office:value-type="float" office:value="66519">
            <text:p>66519</text:p>
          </table:table-cell>
          <table:table-cell table:formula="of:=[.D490]-[.D48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formula="of:=[.C491]+[.B491]*60+[.A491]*60*60" office:value-type="float" office:value="66524">
            <text:p>66524</text:p>
          </table:table-cell>
          <table:table-cell table:formula="of:=[.D491]-[.D49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formula="of:=[.C492]+[.B492]*60+[.A492]*60*60" office:value-type="float" office:value="66529">
            <text:p>66529</text:p>
          </table:table-cell>
          <table:table-cell table:formula="of:=[.D492]-[.D49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formula="of:=[.C493]+[.B493]*60+[.A493]*60*60" office:value-type="float" office:value="66534">
            <text:p>66534</text:p>
          </table:table-cell>
          <table:table-cell table:formula="of:=[.D493]-[.D49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f:=[.C494]+[.B494]*60+[.A494]*60*60" office:value-type="float" office:value="66550">
            <text:p>66550</text:p>
          </table:table-cell>
          <table:table-cell table:formula="of:=[.D494]-[.D493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[.C495]+[.B495]*60+[.A495]*60*60" office:value-type="float" office:value="66554">
            <text:p>66554</text:p>
          </table:table-cell>
          <table:table-cell table:formula="of:=[.D495]-[.D49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[.C496]+[.B496]*60+[.A496]*60*60" office:value-type="float" office:value="66558">
            <text:p>66558</text:p>
          </table:table-cell>
          <table:table-cell table:formula="of:=[.D496]-[.D49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formula="of:=[.C497]+[.B497]*60+[.A497]*60*60" office:value-type="float" office:value="66564">
            <text:p>66564</text:p>
          </table:table-cell>
          <table:table-cell table:formula="of:=[.D497]-[.D49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C498]+[.B498]*60+[.A498]*60*60" office:value-type="float" office:value="66572">
            <text:p>66572</text:p>
          </table:table-cell>
          <table:table-cell table:formula="of:=[.D498]-[.D497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C499]+[.B499]*60+[.A499]*60*60" office:value-type="float" office:value="66636">
            <text:p>66636</text:p>
          </table:table-cell>
          <table:table-cell table:formula="of:=[.D499]-[.D498]" office:value-type="float" office:value="64">
            <text:p>6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[.C500]+[.B500]*60+[.A500]*60*60" office:value-type="float" office:value="66679">
            <text:p>66679</text:p>
          </table:table-cell>
          <table:table-cell table:formula="of:=[.D500]-[.D499]" office:value-type="float" office:value="43">
            <text:p>4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[.C501]+[.B501]*60+[.A501]*60*60" office:value-type="float" office:value="66685">
            <text:p>66685</text:p>
          </table:table-cell>
          <table:table-cell table:formula="of:=[.D501]-[.D500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C502]+[.B502]*60+[.A502]*60*60" office:value-type="float" office:value="66690">
            <text:p>66690</text:p>
          </table:table-cell>
          <table:table-cell table:formula="of:=[.D502]-[.D50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C503]+[.B503]*60+[.A503]*60*60" office:value-type="float" office:value="66694">
            <text:p>66694</text:p>
          </table:table-cell>
          <table:table-cell table:formula="of:=[.D503]-[.D50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formula="of:=[.C504]+[.B504]*60+[.A504]*60*60" office:value-type="float" office:value="66703">
            <text:p>66703</text:p>
          </table:table-cell>
          <table:table-cell table:formula="of:=[.D504]-[.D503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formula="of:=[.C505]+[.B505]*60+[.A505]*60*60" office:value-type="float" office:value="66710">
            <text:p>66710</text:p>
          </table:table-cell>
          <table:table-cell table:formula="of:=[.D505]-[.D504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formula="of:=[.C506]+[.B506]*60+[.A506]*60*60" office:value-type="float" office:value="66715">
            <text:p>66715</text:p>
          </table:table-cell>
          <table:table-cell table:formula="of:=[.D506]-[.D50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formula="of:=[.C507]+[.B507]*60+[.A507]*60*60" office:value-type="float" office:value="66718">
            <text:p>66718</text:p>
          </table:table-cell>
          <table:table-cell table:formula="of:=[.D507]-[.D50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formula="of:=[.C508]+[.B508]*60+[.A508]*60*60" office:value-type="float" office:value="66722">
            <text:p>66722</text:p>
          </table:table-cell>
          <table:table-cell table:formula="of:=[.D508]-[.D50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formula="of:=[.C509]+[.B509]*60+[.A509]*60*60" office:value-type="float" office:value="66729">
            <text:p>66729</text:p>
          </table:table-cell>
          <table:table-cell table:formula="of:=[.D509]-[.D508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formula="of:=[.C510]+[.B510]*60+[.A510]*60*60" office:value-type="float" office:value="66772">
            <text:p>66772</text:p>
          </table:table-cell>
          <table:table-cell table:formula="of:=[.D510]-[.D509]" office:value-type="float" office:value="43">
            <text:p>4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table:formula="of:=[.C511]+[.B511]*60+[.A511]*60*60" office:value-type="float" office:value="66776">
            <text:p>66776</text:p>
          </table:table-cell>
          <table:table-cell table:formula="of:=[.D511]-[.D51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C512]+[.B512]*60+[.A512]*60*60" office:value-type="float" office:value="66781">
            <text:p>66781</text:p>
          </table:table-cell>
          <table:table-cell table:formula="of:=[.D512]-[.D51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C513]+[.B513]*60+[.A513]*60*60" office:value-type="float" office:value="66784">
            <text:p>66784</text:p>
          </table:table-cell>
          <table:table-cell table:formula="of:=[.D513]-[.D512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[.C514]+[.B514]*60+[.A514]*60*60" office:value-type="float" office:value="66791">
            <text:p>66791</text:p>
          </table:table-cell>
          <table:table-cell table:formula="of:=[.D514]-[.D513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[.C515]+[.B515]*60+[.A515]*60*60" office:value-type="float" office:value="66796">
            <text:p>66796</text:p>
          </table:table-cell>
          <table:table-cell table:formula="of:=[.D515]-[.D51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[.C516]+[.B516]*60+[.A516]*60*60" office:value-type="float" office:value="66800">
            <text:p>66800</text:p>
          </table:table-cell>
          <table:table-cell table:formula="of:=[.D516]-[.D51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[.C517]+[.B517]*60+[.A517]*60*60" office:value-type="float" office:value="66816">
            <text:p>66816</text:p>
          </table:table-cell>
          <table:table-cell table:formula="of:=[.D517]-[.D516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formula="of:=[.C518]+[.B518]*60+[.A518]*60*60" office:value-type="float" office:value="67608">
            <text:p>67608</text:p>
          </table:table-cell>
          <table:table-cell table:formula="of:=[.D518]-[.D517]" office:value-type="float" office:value="792">
            <text:p>79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table:formula="of:=[.C519]+[.B519]*60+[.A519]*60*60" office:value-type="float" office:value="67611">
            <text:p>67611</text:p>
          </table:table-cell>
          <table:table-cell table:formula="of:=[.D519]-[.D518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formula="of:=[.C520]+[.B520]*60+[.A520]*60*60" office:value-type="float" office:value="67615">
            <text:p>67615</text:p>
          </table:table-cell>
          <table:table-cell table:formula="of:=[.D520]-[.D51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table:formula="of:=[.C521]+[.B521]*60+[.A521]*60*60" office:value-type="float" office:value="67619">
            <text:p>67619</text:p>
          </table:table-cell>
          <table:table-cell table:formula="of:=[.D521]-[.D52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.C522]+[.B522]*60+[.A522]*60*60" office:value-type="float" office:value="67623">
            <text:p>67623</text:p>
          </table:table-cell>
          <table:table-cell table:formula="of:=[.D522]-[.D52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table:formula="of:=[.C523]+[.B523]*60+[.A523]*60*60" office:value-type="float" office:value="67629">
            <text:p>67629</text:p>
          </table:table-cell>
          <table:table-cell table:formula="of:=[.D523]-[.D52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table:formula="of:=[.C524]+[.B524]*60+[.A524]*60*60" office:value-type="float" office:value="67633">
            <text:p>67633</text:p>
          </table:table-cell>
          <table:table-cell table:formula="of:=[.D524]-[.D52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table:formula="of:=[.C525]+[.B525]*60+[.A525]*60*60" office:value-type="float" office:value="67637">
            <text:p>67637</text:p>
          </table:table-cell>
          <table:table-cell table:formula="of:=[.D525]-[.D52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table:formula="of:=[.C526]+[.B526]*60+[.A526]*60*60" office:value-type="float" office:value="67645">
            <text:p>67645</text:p>
          </table:table-cell>
          <table:table-cell table:formula="of:=[.D526]-[.D525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table:formula="of:=[.C527]+[.B527]*60+[.A527]*60*60" office:value-type="float" office:value="67652">
            <text:p>67652</text:p>
          </table:table-cell>
          <table:table-cell table:formula="of:=[.D527]-[.D526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table:formula="of:=[.C528]+[.B528]*60+[.A528]*60*60" office:value-type="float" office:value="67657">
            <text:p>67657</text:p>
          </table:table-cell>
          <table:table-cell table:formula="of:=[.D528]-[.D52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C529]+[.B529]*60+[.A529]*60*60" office:value-type="float" office:value="67682">
            <text:p>67682</text:p>
          </table:table-cell>
          <table:table-cell table:formula="of:=[.D529]-[.D528]" office:value-type="float" office:value="25">
            <text:p>2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formula="of:=[.C530]+[.B530]*60+[.A530]*60*60" office:value-type="float" office:value="67689">
            <text:p>67689</text:p>
          </table:table-cell>
          <table:table-cell table:formula="of:=[.D530]-[.D529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table:formula="of:=[.C531]+[.B531]*60+[.A531]*60*60" office:value-type="float" office:value="67696">
            <text:p>67696</text:p>
          </table:table-cell>
          <table:table-cell table:formula="of:=[.D531]-[.D530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[.C532]+[.B532]*60+[.A532]*60*60" office:value-type="float" office:value="67702">
            <text:p>67702</text:p>
          </table:table-cell>
          <table:table-cell table:formula="of:=[.D532]-[.D53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formula="of:=[.C533]+[.B533]*60+[.A533]*60*60" office:value-type="float" office:value="67708">
            <text:p>67708</text:p>
          </table:table-cell>
          <table:table-cell table:formula="of:=[.D533]-[.D532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table:formula="of:=[.C534]+[.B534]*60+[.A534]*60*60" office:value-type="float" office:value="67712">
            <text:p>67712</text:p>
          </table:table-cell>
          <table:table-cell table:formula="of:=[.D534]-[.D53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table:formula="of:=[.C535]+[.B535]*60+[.A535]*60*60" office:value-type="float" office:value="67716">
            <text:p>67716</text:p>
          </table:table-cell>
          <table:table-cell table:formula="of:=[.D535]-[.D53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table:formula="of:=[.C536]+[.B536]*60+[.A536]*60*60" office:value-type="float" office:value="67720">
            <text:p>67720</text:p>
          </table:table-cell>
          <table:table-cell table:formula="of:=[.D536]-[.D53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formula="of:=[.C537]+[.B537]*60+[.A537]*60*60" office:value-type="float" office:value="67724">
            <text:p>67724</text:p>
          </table:table-cell>
          <table:table-cell table:formula="of:=[.D537]-[.D53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48">
            <text:p>48</text:p>
          </table:table-cell>
          <table:table-cell table:formula="of:=[.C538]+[.B538]*60+[.A538]*60*60" office:value-type="float" office:value="67728">
            <text:p>67728</text:p>
          </table:table-cell>
          <table:table-cell table:formula="of:=[.D538]-[.D53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formula="of:=[.C539]+[.B539]*60+[.A539]*60*60" office:value-type="float" office:value="67735">
            <text:p>67735</text:p>
          </table:table-cell>
          <table:table-cell table:formula="of:=[.D539]-[.D538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C540]+[.B540]*60+[.A540]*60*60" office:value-type="float" office:value="67741">
            <text:p>67741</text:p>
          </table:table-cell>
          <table:table-cell table:formula="of:=[.D540]-[.D53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formula="of:=[.C541]+[.B541]*60+[.A541]*60*60" office:value-type="float" office:value="67745">
            <text:p>67745</text:p>
          </table:table-cell>
          <table:table-cell table:formula="of:=[.D541]-[.D54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formula="of:=[.C542]+[.B542]*60+[.A542]*60*60" office:value-type="float" office:value="67749">
            <text:p>67749</text:p>
          </table:table-cell>
          <table:table-cell table:formula="of:=[.D542]-[.D54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table:formula="of:=[.C543]+[.B543]*60+[.A543]*60*60" office:value-type="float" office:value="67753">
            <text:p>67753</text:p>
          </table:table-cell>
          <table:table-cell table:formula="of:=[.D543]-[.D54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[.C544]+[.B544]*60+[.A544]*60*60" office:value-type="float" office:value="67757">
            <text:p>67757</text:p>
          </table:table-cell>
          <table:table-cell table:formula="of:=[.D544]-[.D54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[.C545]+[.B545]*60+[.A545]*60*60" office:value-type="float" office:value="67761">
            <text:p>67761</text:p>
          </table:table-cell>
          <table:table-cell table:formula="of:=[.D545]-[.D54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formula="of:=[.C546]+[.B546]*60+[.A546]*60*60" office:value-type="float" office:value="67765">
            <text:p>67765</text:p>
          </table:table-cell>
          <table:table-cell table:formula="of:=[.D546]-[.D54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table:formula="of:=[.C547]+[.B547]*60+[.A547]*60*60" office:value-type="float" office:value="67770">
            <text:p>67770</text:p>
          </table:table-cell>
          <table:table-cell table:formula="of:=[.D547]-[.D54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table:formula="of:=[.C548]+[.B548]*60+[.A548]*60*60" office:value-type="float" office:value="67774">
            <text:p>67774</text:p>
          </table:table-cell>
          <table:table-cell table:formula="of:=[.D548]-[.D54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formula="of:=[.C549]+[.B549]*60+[.A549]*60*60" office:value-type="float" office:value="67779">
            <text:p>67779</text:p>
          </table:table-cell>
          <table:table-cell table:formula="of:=[.D549]-[.D548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[.C550]+[.B550]*60+[.A550]*60*60" office:value-type="float" office:value="67788">
            <text:p>67788</text:p>
          </table:table-cell>
          <table:table-cell table:formula="of:=[.D550]-[.D549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C551]+[.B551]*60+[.A551]*60*60" office:value-type="float" office:value="67791">
            <text:p>67791</text:p>
          </table:table-cell>
          <table:table-cell table:formula="of:=[.D551]-[.D550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formula="of:=[.C552]+[.B552]*60+[.A552]*60*60" office:value-type="float" office:value="67795">
            <text:p>67795</text:p>
          </table:table-cell>
          <table:table-cell table:formula="of:=[.D552]-[.D55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553]+[.B553]*60+[.A553]*60*60" office:value-type="float" office:value="67800">
            <text:p>67800</text:p>
          </table:table-cell>
          <table:table-cell table:formula="of:=[.D553]-[.D55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C554]+[.B554]*60+[.A554]*60*60" office:value-type="float" office:value="67808">
            <text:p>67808</text:p>
          </table:table-cell>
          <table:table-cell table:formula="of:=[.D554]-[.D553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formula="of:=[.C555]+[.B555]*60+[.A555]*60*60" office:value-type="float" office:value="67813">
            <text:p>67813</text:p>
          </table:table-cell>
          <table:table-cell table:formula="of:=[.D555]-[.D554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formula="of:=[.C556]+[.B556]*60+[.A556]*60*60" office:value-type="float" office:value="67829">
            <text:p>67829</text:p>
          </table:table-cell>
          <table:table-cell table:formula="of:=[.D556]-[.D555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table:formula="of:=[.C557]+[.B557]*60+[.A557]*60*60" office:value-type="float" office:value="67834">
            <text:p>67834</text:p>
          </table:table-cell>
          <table:table-cell table:formula="of:=[.D557]-[.D55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formula="of:=[.C558]+[.B558]*60+[.A558]*60*60" office:value-type="float" office:value="67838">
            <text:p>67838</text:p>
          </table:table-cell>
          <table:table-cell table:formula="of:=[.D558]-[.D55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f:=[.C559]+[.B559]*60+[.A559]*60*60" office:value-type="float" office:value="67842">
            <text:p>67842</text:p>
          </table:table-cell>
          <table:table-cell table:formula="of:=[.D559]-[.D55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formula="of:=[.C560]+[.B560]*60+[.A560]*60*60" office:value-type="float" office:value="67847">
            <text:p>67847</text:p>
          </table:table-cell>
          <table:table-cell table:formula="of:=[.D560]-[.D55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table:formula="of:=[.C561]+[.B561]*60+[.A561]*60*60" office:value-type="float" office:value="67850">
            <text:p>67850</text:p>
          </table:table-cell>
          <table:table-cell table:formula="of:=[.D561]-[.D560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formula="of:=[.C562]+[.B562]*60+[.A562]*60*60" office:value-type="float" office:value="67855">
            <text:p>67855</text:p>
          </table:table-cell>
          <table:table-cell table:formula="of:=[.D562]-[.D56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formula="of:=[.C563]+[.B563]*60+[.A563]*60*60" office:value-type="float" office:value="67867">
            <text:p>67867</text:p>
          </table:table-cell>
          <table:table-cell table:formula="of:=[.D563]-[.D562]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table:formula="of:=[.C564]+[.B564]*60+[.A564]*60*60" office:value-type="float" office:value="67871">
            <text:p>67871</text:p>
          </table:table-cell>
          <table:table-cell table:formula="of:=[.D564]-[.D56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table:formula="of:=[.C565]+[.B565]*60+[.A565]*60*60" office:value-type="float" office:value="67875">
            <text:p>67875</text:p>
          </table:table-cell>
          <table:table-cell table:formula="of:=[.D565]-[.D56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table:formula="of:=[.C566]+[.B566]*60+[.A566]*60*60" office:value-type="float" office:value="67879">
            <text:p>67879</text:p>
          </table:table-cell>
          <table:table-cell table:formula="of:=[.D566]-[.D56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formula="of:=[.C567]+[.B567]*60+[.A567]*60*60" office:value-type="float" office:value="67884">
            <text:p>67884</text:p>
          </table:table-cell>
          <table:table-cell table:formula="of:=[.D567]-[.D56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formula="of:=[.C568]+[.B568]*60+[.A568]*60*60" office:value-type="float" office:value="67891">
            <text:p>67891</text:p>
          </table:table-cell>
          <table:table-cell table:formula="of:=[.D568]-[.D567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table:formula="of:=[.C569]+[.B569]*60+[.A569]*60*60" office:value-type="float" office:value="67901">
            <text:p>67901</text:p>
          </table:table-cell>
          <table:table-cell table:formula="of:=[.D569]-[.D568]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table:formula="of:=[.C570]+[.B570]*60+[.A570]*60*60" office:value-type="float" office:value="67907">
            <text:p>67907</text:p>
          </table:table-cell>
          <table:table-cell table:formula="of:=[.D570]-[.D569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C571]+[.B571]*60+[.A571]*60*60" office:value-type="float" office:value="67913">
            <text:p>67913</text:p>
          </table:table-cell>
          <table:table-cell table:formula="of:=[.D571]-[.D570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formula="of:=[.C572]+[.B572]*60+[.A572]*60*60" office:value-type="float" office:value="67922">
            <text:p>67922</text:p>
          </table:table-cell>
          <table:table-cell table:formula="of:=[.D572]-[.D571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formula="of:=[.C573]+[.B573]*60+[.A573]*60*60" office:value-type="float" office:value="67926">
            <text:p>67926</text:p>
          </table:table-cell>
          <table:table-cell table:formula="of:=[.D573]-[.D57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formula="of:=[.C574]+[.B574]*60+[.A574]*60*60" office:value-type="float" office:value="67931">
            <text:p>67931</text:p>
          </table:table-cell>
          <table:table-cell table:formula="of:=[.D574]-[.D57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[.C575]+[.B575]*60+[.A575]*60*60" office:value-type="float" office:value="67938">
            <text:p>67938</text:p>
          </table:table-cell>
          <table:table-cell table:formula="of:=[.D575]-[.D574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C576]+[.B576]*60+[.A576]*60*60" office:value-type="float" office:value="67943">
            <text:p>67943</text:p>
          </table:table-cell>
          <table:table-cell table:formula="of:=[.D576]-[.D57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table:formula="of:=[.C577]+[.B577]*60+[.A577]*60*60" office:value-type="float" office:value="67948">
            <text:p>67948</text:p>
          </table:table-cell>
          <table:table-cell table:formula="of:=[.D577]-[.D576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table:formula="of:=[.C578]+[.B578]*60+[.A578]*60*60" office:value-type="float" office:value="67954">
            <text:p>67954</text:p>
          </table:table-cell>
          <table:table-cell table:formula="of:=[.D578]-[.D577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formula="of:=[.C579]+[.B579]*60+[.A579]*60*60" office:value-type="float" office:value="67965">
            <text:p>67965</text:p>
          </table:table-cell>
          <table:table-cell table:formula="of:=[.D579]-[.D578]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formula="of:=[.C580]+[.B580]*60+[.A580]*60*60" office:value-type="float" office:value="67970">
            <text:p>67970</text:p>
          </table:table-cell>
          <table:table-cell table:formula="of:=[.D580]-[.D57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formula="of:=[.C581]+[.B581]*60+[.A581]*60*60" office:value-type="float" office:value="67974">
            <text:p>67974</text:p>
          </table:table-cell>
          <table:table-cell table:formula="of:=[.D581]-[.D580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formula="of:=[.C582]+[.B582]*60+[.A582]*60*60" office:value-type="float" office:value="67978">
            <text:p>67978</text:p>
          </table:table-cell>
          <table:table-cell table:formula="of:=[.D582]-[.D58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formula="of:=[.C583]+[.B583]*60+[.A583]*60*60" office:value-type="float" office:value="67986">
            <text:p>67986</text:p>
          </table:table-cell>
          <table:table-cell table:formula="of:=[.D583]-[.D582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formula="of:=[.C584]+[.B584]*60+[.A584]*60*60" office:value-type="float" office:value="67993">
            <text:p>67993</text:p>
          </table:table-cell>
          <table:table-cell table:formula="of:=[.D584]-[.D583]" office:value-type="float" office:value="7">
            <text:p>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formula="of:=[.C585]+[.B585]*60+[.A585]*60*60" office:value-type="float" office:value="67997">
            <text:p>67997</text:p>
          </table:table-cell>
          <table:table-cell table:formula="of:=[.D585]-[.D58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[.C586]+[.B586]*60+[.A586]*60*60" office:value-type="float" office:value="68003">
            <text:p>68003</text:p>
          </table:table-cell>
          <table:table-cell table:formula="of:=[.D586]-[.D585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table:formula="of:=[.C587]+[.B587]*60+[.A587]*60*60" office:value-type="float" office:value="68019">
            <text:p>68019</text:p>
          </table:table-cell>
          <table:table-cell table:formula="of:=[.D587]-[.D586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table:formula="of:=[.C588]+[.B588]*60+[.A588]*60*60" office:value-type="float" office:value="68028">
            <text:p>68028</text:p>
          </table:table-cell>
          <table:table-cell table:formula="of:=[.D588]-[.D587]" office:value-type="float" office:value="9">
            <text:p>9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f:=[.C589]+[.B589]*60+[.A589]*60*60" office:value-type="float" office:value="68032">
            <text:p>68032</text:p>
          </table:table-cell>
          <table:table-cell table:formula="of:=[.D589]-[.D58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formula="of:=[.C590]+[.B590]*60+[.A590]*60*60" office:value-type="float" office:value="68035">
            <text:p>68035</text:p>
          </table:table-cell>
          <table:table-cell table:formula="of:=[.D590]-[.D589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91]+[.B591]*60+[.A591]*60*60" office:value-type="float" office:value="68040">
            <text:p>68040</text:p>
          </table:table-cell>
          <table:table-cell table:formula="of:=[.D591]-[.D59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formula="of:=[.C592]+[.B592]*60+[.A592]*60*60" office:value-type="float" office:value="68045">
            <text:p>68045</text:p>
          </table:table-cell>
          <table:table-cell table:formula="of:=[.D592]-[.D591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formula="of:=[.C593]+[.B593]*60+[.A593]*60*60" office:value-type="float" office:value="68050">
            <text:p>68050</text:p>
          </table:table-cell>
          <table:table-cell table:formula="of:=[.D593]-[.D59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C594]+[.B594]*60+[.A594]*60*60" office:value-type="float" office:value="68055">
            <text:p>68055</text:p>
          </table:table-cell>
          <table:table-cell table:formula="of:=[.D594]-[.D59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C595]+[.B595]*60+[.A595]*60*60" office:value-type="float" office:value="68059">
            <text:p>68059</text:p>
          </table:table-cell>
          <table:table-cell table:formula="of:=[.D595]-[.D59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table:formula="of:=[.C596]+[.B596]*60+[.A596]*60*60" office:value-type="float" office:value="68062">
            <text:p>68062</text:p>
          </table:table-cell>
          <table:table-cell table:formula="of:=[.D596]-[.D595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formula="of:=[.C597]+[.B597]*60+[.A597]*60*60" office:value-type="float" office:value="68068">
            <text:p>68068</text:p>
          </table:table-cell>
          <table:table-cell table:formula="of:=[.D597]-[.D596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table:formula="of:=[.C598]+[.B598]*60+[.A598]*60*60" office:value-type="float" office:value="68079">
            <text:p>68079</text:p>
          </table:table-cell>
          <table:table-cell table:formula="of:=[.D598]-[.D597]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formula="of:=[.C599]+[.B599]*60+[.A599]*60*60" office:value-type="float" office:value="68103">
            <text:p>68103</text:p>
          </table:table-cell>
          <table:table-cell table:formula="of:=[.D599]-[.D598]" office:value-type="float" office:value="24">
            <text:p>2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formula="of:=[.C600]+[.B600]*60+[.A600]*60*60" office:value-type="float" office:value="68164">
            <text:p>68164</text:p>
          </table:table-cell>
          <table:table-cell table:formula="of:=[.D600]-[.D599]" office:value-type="float" office:value="61">
            <text:p>6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f:=[.C601]+[.B601]*60+[.A601]*60*60" office:value-type="float" office:value="68167">
            <text:p>68167</text:p>
          </table:table-cell>
          <table:table-cell table:formula="of:=[.D601]-[.D600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[.C602]+[.B602]*60+[.A602]*60*60" office:value-type="float" office:value="68170">
            <text:p>68170</text:p>
          </table:table-cell>
          <table:table-cell table:formula="of:=[.D602]-[.D601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formula="of:=[.C603]+[.B603]*60+[.A603]*60*60" office:value-type="float" office:value="68173">
            <text:p>68173</text:p>
          </table:table-cell>
          <table:table-cell table:formula="of:=[.D603]-[.D602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formula="of:=[.C604]+[.B604]*60+[.A604]*60*60" office:value-type="float" office:value="68177">
            <text:p>68177</text:p>
          </table:table-cell>
          <table:table-cell table:formula="of:=[.D604]-[.D60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[.C605]+[.B605]*60+[.A605]*60*60" office:value-type="float" office:value="68183">
            <text:p>68183</text:p>
          </table:table-cell>
          <table:table-cell table:formula="of:=[.D605]-[.D60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606]+[.B606]*60+[.A606]*60*60" office:value-type="float" office:value="68220">
            <text:p>68220</text:p>
          </table:table-cell>
          <table:table-cell table:formula="of:=[.D606]-[.D605]" office:value-type="float" office:value="37">
            <text:p>3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formula="of:=[.C607]+[.B607]*60+[.A607]*60*60" office:value-type="float" office:value="68236">
            <text:p>68236</text:p>
          </table:table-cell>
          <table:table-cell table:formula="of:=[.D607]-[.D606]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[.C608]+[.B608]*60+[.A608]*60*60" office:value-type="float" office:value="68240">
            <text:p>68240</text:p>
          </table:table-cell>
          <table:table-cell table:formula="of:=[.D608]-[.D607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[.C609]+[.B609]*60+[.A609]*60*60" office:value-type="float" office:value="68246">
            <text:p>68246</text:p>
          </table:table-cell>
          <table:table-cell table:formula="of:=[.D609]-[.D608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formula="of:=[.C610]+[.B610]*60+[.A610]*60*60" office:value-type="float" office:value="68251">
            <text:p>68251</text:p>
          </table:table-cell>
          <table:table-cell table:formula="of:=[.D610]-[.D60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formula="of:=[.C611]+[.B611]*60+[.A611]*60*60" office:value-type="float" office:value="68256">
            <text:p>68256</text:p>
          </table:table-cell>
          <table:table-cell table:formula="of:=[.D611]-[.D61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formula="of:=[.C612]+[.B612]*60+[.A612]*60*60" office:value-type="float" office:value="68260">
            <text:p>68260</text:p>
          </table:table-cell>
          <table:table-cell table:formula="of:=[.D612]-[.D61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formula="of:=[.C613]+[.B613]*60+[.A613]*60*60" office:value-type="float" office:value="68265">
            <text:p>68265</text:p>
          </table:table-cell>
          <table:table-cell table:formula="of:=[.D613]-[.D612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table:formula="of:=[.C614]+[.B614]*60+[.A614]*60*60" office:value-type="float" office:value="68269">
            <text:p>68269</text:p>
          </table:table-cell>
          <table:table-cell table:formula="of:=[.D614]-[.D613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table:formula="of:=[.C615]+[.B615]*60+[.A615]*60*60" office:value-type="float" office:value="68273">
            <text:p>68273</text:p>
          </table:table-cell>
          <table:table-cell table:formula="of:=[.D615]-[.D61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7">
            <text:p>57</text:p>
          </table:table-cell>
          <table:table-cell table:formula="of:=[.C616]+[.B616]*60+[.A616]*60*60" office:value-type="float" office:value="68277">
            <text:p>68277</text:p>
          </table:table-cell>
          <table:table-cell table:formula="of:=[.D616]-[.D61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C617]+[.B617]*60+[.A617]*60*60" office:value-type="float" office:value="68281">
            <text:p>68281</text:p>
          </table:table-cell>
          <table:table-cell table:formula="of:=[.D617]-[.D61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formula="of:=[.C618]+[.B618]*60+[.A618]*60*60" office:value-type="float" office:value="68286">
            <text:p>68286</text:p>
          </table:table-cell>
          <table:table-cell table:formula="of:=[.D618]-[.D61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formula="of:=[.C619]+[.B619]*60+[.A619]*60*60" office:value-type="float" office:value="68290">
            <text:p>68290</text:p>
          </table:table-cell>
          <table:table-cell table:formula="of:=[.D619]-[.D61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[.C620]+[.B620]*60+[.A620]*60*60" office:value-type="float" office:value="68295">
            <text:p>68295</text:p>
          </table:table-cell>
          <table:table-cell table:formula="of:=[.D620]-[.D619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table:formula="of:=[.C621]+[.B621]*60+[.A621]*60*60" office:value-type="float" office:value="68300">
            <text:p>68300</text:p>
          </table:table-cell>
          <table:table-cell table:formula="of:=[.D621]-[.D620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formula="of:=[.C622]+[.B622]*60+[.A622]*60*60" office:value-type="float" office:value="68304">
            <text:p>68304</text:p>
          </table:table-cell>
          <table:table-cell table:formula="of:=[.D622]-[.D621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table:formula="of:=[.C623]+[.B623]*60+[.A623]*60*60" office:value-type="float" office:value="68312">
            <text:p>68312</text:p>
          </table:table-cell>
          <table:table-cell table:formula="of:=[.D623]-[.D622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table:formula="of:=[.C624]+[.B624]*60+[.A624]*60*60" office:value-type="float" office:value="68317">
            <text:p>68317</text:p>
          </table:table-cell>
          <table:table-cell table:formula="of:=[.D624]-[.D623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table:formula="of:=[.C625]+[.B625]*60+[.A625]*60*60" office:value-type="float" office:value="68323">
            <text:p>68323</text:p>
          </table:table-cell>
          <table:table-cell table:formula="of:=[.D625]-[.D624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formula="of:=[.C626]+[.B626]*60+[.A626]*60*60" office:value-type="float" office:value="68328">
            <text:p>68328</text:p>
          </table:table-cell>
          <table:table-cell table:formula="of:=[.D626]-[.D625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formula="of:=[.C627]+[.B627]*60+[.A627]*60*60" office:value-type="float" office:value="68332">
            <text:p>68332</text:p>
          </table:table-cell>
          <table:table-cell table:formula="of:=[.D627]-[.D626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f:=[.C628]+[.B628]*60+[.A628]*60*60" office:value-type="float" office:value="68337">
            <text:p>68337</text:p>
          </table:table-cell>
          <table:table-cell table:formula="of:=[.D628]-[.D627]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C629]+[.B629]*60+[.A629]*60*60" office:value-type="float" office:value="68341">
            <text:p>68341</text:p>
          </table:table-cell>
          <table:table-cell table:formula="of:=[.D629]-[.D628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[.C630]+[.B630]*60+[.A630]*60*60" office:value-type="float" office:value="68345">
            <text:p>68345</text:p>
          </table:table-cell>
          <table:table-cell table:formula="of:=[.D630]-[.D629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table:formula="of:=[.C631]+[.B631]*60+[.A631]*60*60" office:value-type="float" office:value="68355">
            <text:p>68355</text:p>
          </table:table-cell>
          <table:table-cell table:formula="of:=[.D631]-[.D630]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table:formula="of:=[.C632]+[.B632]*60+[.A632]*60*60" office:value-type="float" office:value="68361">
            <text:p>68361</text:p>
          </table:table-cell>
          <table:table-cell table:formula="of:=[.D632]-[.D631]" office:value-type="float" office:value="6">
            <text:p>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formula="of:=[.C633]+[.B633]*60+[.A633]*60*60" office:value-type="float" office:value="68365">
            <text:p>68365</text:p>
          </table:table-cell>
          <table:table-cell table:formula="of:=[.D633]-[.D632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table:formula="of:=[.C634]+[.B634]*60+[.A634]*60*60" office:value-type="float" office:value="68373">
            <text:p>68373</text:p>
          </table:table-cell>
          <table:table-cell table:formula="of:=[.D634]-[.D633]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table:formula="of:=[.C635]+[.B635]*60+[.A635]*60*60" office:value-type="float" office:value="68377">
            <text:p>68377</text:p>
          </table:table-cell>
          <table:table-cell table:formula="of:=[.D635]-[.D634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table:formula="of:=[.C636]+[.B636]*60+[.A636]*60*60" office:value-type="float" office:value="68381">
            <text:p>68381</text:p>
          </table:table-cell>
          <table:table-cell table:formula="of:=[.D636]-[.D63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table:formula="of:=[.C637]+[.B637]*60+[.A637]*60*60" office:value-type="float" office:value="68384">
            <text:p>68384</text:p>
          </table:table-cell>
          <table:table-cell table:formula="of:=[.D637]-[.D636]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[.C638]+[.B638]*60+[.A638]*60*60" office:value-type="float" office:value="68388">
            <text:p>68388</text:p>
          </table:table-cell>
          <table:table-cell table:formula="of:=[.D638]-[.D63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table:formula="of:=[.C639]+[.B639]*60+[.A639]*60*60" office:value-type="float" office:value="68392">
            <text:p>68392</text:p>
          </table:table-cell>
          <table:table-cell table:formula="of:=[.D639]-[.D63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formula="of:=[.C640]+[.B640]*60+[.A640]*60*60" office:value-type="float" office:value="68395">
            <text:p>68395</text:p>
          </table:table-cell>
          <table:table-cell table:formula="of:=[.D640]-[.D639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9">
            <text:p>59</text:p>
          </table:table-cell>
          <table:table-cell table:formula="of:=[.C641]+[.B641]*60+[.A641]*60*60" office:value-type="float" office:value="68399">
            <text:p>68399</text:p>
          </table:table-cell>
          <table:table-cell table:formula="of:=[.D641]-[.D64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642]+[.B642]*60+[.A642]*60*60" office:value-type="float" office:value="68403">
            <text:p>68403</text:p>
          </table:table-cell>
          <table:table-cell table:formula="of:=[.D642]-[.D64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C643]+[.B643]*60+[.A643]*60*60" office:value-type="float" office:value="68408">
            <text:p>68408</text:p>
          </table:table-cell>
          <table:table-cell table:formula="of:=[.D643]-[.D64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.C644]+[.B644]*60+[.A644]*60*60" office:value-type="float" office:value="68412">
            <text:p>68412</text:p>
          </table:table-cell>
          <table:table-cell table:formula="of:=[.D644]-[.D64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C645]+[.B645]*60+[.A645]*60*60" office:value-type="float" office:value="68415">
            <text:p>68415</text:p>
          </table:table-cell>
          <table:table-cell table:formula="of:=[.D645]-[.D644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.C646]+[.B646]*60+[.A646]*60*60" office:value-type="float" office:value="68419">
            <text:p>68419</text:p>
          </table:table-cell>
          <table:table-cell table:formula="of:=[.D646]-[.D64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.C647]+[.B647]*60+[.A647]*60*60" office:value-type="float" office:value="68423">
            <text:p>68423</text:p>
          </table:table-cell>
          <table:table-cell table:formula="of:=[.D647]-[.D64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C648]+[.B648]*60+[.A648]*60*60" office:value-type="float" office:value="68427">
            <text:p>68427</text:p>
          </table:table-cell>
          <table:table-cell table:formula="of:=[.D648]-[.D64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.C649]+[.B649]*60+[.A649]*60*60" office:value-type="float" office:value="68437">
            <text:p>68437</text:p>
          </table:table-cell>
          <table:table-cell table:formula="of:=[.D649]-[.D648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.C650]+[.B650]*60+[.A650]*60*60" office:value-type="float" office:value="68440">
            <text:p>68440</text:p>
          </table:table-cell>
          <table:table-cell table:formula="of:=[.D650]-[.D649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.C651]+[.B651]*60+[.A651]*60*60" office:value-type="float" office:value="68443">
            <text:p>68443</text:p>
          </table:table-cell>
          <table:table-cell table:formula="of:=[.D651]-[.D650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.C652]+[.B652]*60+[.A652]*60*60" office:value-type="float" office:value="68446">
            <text:p>68446</text:p>
          </table:table-cell>
          <table:table-cell table:formula="of:=[.D652]-[.D651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C653]+[.B653]*60+[.A653]*60*60" office:value-type="float" office:value="68450">
            <text:p>68450</text:p>
          </table:table-cell>
          <table:table-cell table:formula="of:=[.D653]-[.D65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C654]+[.B654]*60+[.A654]*60*60" office:value-type="float" office:value="68455">
            <text:p>68455</text:p>
          </table:table-cell>
          <table:table-cell table:formula="of:=[.D654]-[.D65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655]+[.B655]*60+[.A655]*60*60" office:value-type="float" office:value="68461">
            <text:p>68461</text:p>
          </table:table-cell>
          <table:table-cell table:formula="of:=[.D655]-[.D65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C656]+[.B656]*60+[.A656]*60*60" office:value-type="float" office:value="68512">
            <text:p>68512</text:p>
          </table:table-cell>
          <table:table-cell table:formula="of:=[.D656]-[.D655]" office:value-type="float" office:value="51">
            <text:p>5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C657]+[.B657]*60+[.A657]*60*60" office:value-type="float" office:value="68515">
            <text:p>68515</text:p>
          </table:table-cell>
          <table:table-cell table:formula="of:=[.D657]-[.D656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C658]+[.B658]*60+[.A658]*60*60" office:value-type="float" office:value="68518">
            <text:p>68518</text:p>
          </table:table-cell>
          <table:table-cell table:formula="of:=[.D658]-[.D657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659]+[.B659]*60+[.A659]*60*60" office:value-type="float" office:value="68521">
            <text:p>68521</text:p>
          </table:table-cell>
          <table:table-cell table:formula="of:=[.D659]-[.D65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60]+[.B660]*60+[.A660]*60*60" office:value-type="float" office:value="68524">
            <text:p>68524</text:p>
          </table:table-cell>
          <table:table-cell table:formula="of:=[.D660]-[.D659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661]+[.B661]*60+[.A661]*60*60" office:value-type="float" office:value="68528">
            <text:p>68528</text:p>
          </table:table-cell>
          <table:table-cell table:formula="of:=[.D661]-[.D66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C662]+[.B662]*60+[.A662]*60*60" office:value-type="float" office:value="68538">
            <text:p>68538</text:p>
          </table:table-cell>
          <table:table-cell table:formula="of:=[.D662]-[.D661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C663]+[.B663]*60+[.A663]*60*60" office:value-type="float" office:value="68543">
            <text:p>68543</text:p>
          </table:table-cell>
          <table:table-cell table:formula="of:=[.D663]-[.D66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C664]+[.B664]*60+[.A664]*60*60" office:value-type="float" office:value="68555">
            <text:p>68555</text:p>
          </table:table-cell>
          <table:table-cell table:formula="of:=[.D664]-[.D663]" office:value-type="float" office:value="12">
            <text:p>1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[.C665]+[.B665]*60+[.A665]*60*60" office:value-type="float" office:value="69331">
            <text:p>69331</text:p>
          </table:table-cell>
          <table:table-cell table:formula="of:=[.D665]-[.D664]" office:value-type="float" office:value="776">
            <text:p>77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[.C666]+[.B666]*60+[.A666]*60*60" office:value-type="float" office:value="69336">
            <text:p>69336</text:p>
          </table:table-cell>
          <table:table-cell table:formula="of:=[.D666]-[.D66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[.C667]+[.B667]*60+[.A667]*60*60" office:value-type="float" office:value="69340">
            <text:p>69340</text:p>
          </table:table-cell>
          <table:table-cell table:formula="of:=[.D667]-[.D66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formula="of:=[.C668]+[.B668]*60+[.A668]*60*60" office:value-type="float" office:value="69346">
            <text:p>69346</text:p>
          </table:table-cell>
          <table:table-cell table:formula="of:=[.D668]-[.D66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C669]+[.B669]*60+[.A669]*60*60" office:value-type="float" office:value="69350">
            <text:p>69350</text:p>
          </table:table-cell>
          <table:table-cell table:formula="of:=[.D669]-[.D66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[.C670]+[.B670]*60+[.A670]*60*60" office:value-type="float" office:value="69354">
            <text:p>69354</text:p>
          </table:table-cell>
          <table:table-cell table:formula="of:=[.D670]-[.D66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[.C671]+[.B671]*60+[.A671]*60*60" office:value-type="float" office:value="69358">
            <text:p>69358</text:p>
          </table:table-cell>
          <table:table-cell table:formula="of:=[.D671]-[.D67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C672]+[.B672]*60+[.A672]*60*60" office:value-type="float" office:value="69362">
            <text:p>69362</text:p>
          </table:table-cell>
          <table:table-cell table:formula="of:=[.D672]-[.D67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673]+[.B673]*60+[.A673]*60*60" office:value-type="float" office:value="69366">
            <text:p>69366</text:p>
          </table:table-cell>
          <table:table-cell table:formula="of:=[.D673]-[.D67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C674]+[.B674]*60+[.A674]*60*60" office:value-type="float" office:value="69371">
            <text:p>69371</text:p>
          </table:table-cell>
          <table:table-cell table:formula="of:=[.D674]-[.D67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675]+[.B675]*60+[.A675]*60*60" office:value-type="float" office:value="69378">
            <text:p>69378</text:p>
          </table:table-cell>
          <table:table-cell table:formula="of:=[.D675]-[.D674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[.C676]+[.B676]*60+[.A676]*60*60" office:value-type="float" office:value="69383">
            <text:p>69383</text:p>
          </table:table-cell>
          <table:table-cell table:formula="of:=[.D676]-[.D67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[.C677]+[.B677]*60+[.A677]*60*60" office:value-type="float" office:value="69394">
            <text:p>69394</text:p>
          </table:table-cell>
          <table:table-cell table:formula="of:=[.D677]-[.D676]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[.C678]+[.B678]*60+[.A678]*60*60" office:value-type="float" office:value="69397">
            <text:p>69397</text:p>
          </table:table-cell>
          <table:table-cell table:formula="of:=[.D678]-[.D677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[.C679]+[.B679]*60+[.A679]*60*60" office:value-type="float" office:value="69403">
            <text:p>69403</text:p>
          </table:table-cell>
          <table:table-cell table:formula="of:=[.D679]-[.D678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[.C680]+[.B680]*60+[.A680]*60*60" office:value-type="float" office:value="69419">
            <text:p>69419</text:p>
          </table:table-cell>
          <table:table-cell table:formula="of:=[.D680]-[.D679]" office:value-type="float" office:value="16">
            <text:p>1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C681]+[.B681]*60+[.A681]*60*60" office:value-type="float" office:value="69424">
            <text:p>69424</text:p>
          </table:table-cell>
          <table:table-cell table:formula="of:=[.D681]-[.D68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C682]+[.B682]*60+[.A682]*60*60" office:value-type="float" office:value="69428">
            <text:p>69428</text:p>
          </table:table-cell>
          <table:table-cell table:formula="of:=[.D682]-[.D68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[.C683]+[.B683]*60+[.A683]*60*60" office:value-type="float" office:value="69434">
            <text:p>69434</text:p>
          </table:table-cell>
          <table:table-cell table:formula="of:=[.D683]-[.D682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[.C684]+[.B684]*60+[.A684]*60*60" office:value-type="float" office:value="69449">
            <text:p>69449</text:p>
          </table:table-cell>
          <table:table-cell table:formula="of:=[.D684]-[.D683]" office:value-type="float" office:value="15">
            <text:p>1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[.C685]+[.B685]*60+[.A685]*60*60" office:value-type="float" office:value="69453">
            <text:p>69453</text:p>
          </table:table-cell>
          <table:table-cell table:formula="of:=[.D685]-[.D68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[.C686]+[.B686]*60+[.A686]*60*60" office:value-type="float" office:value="69461">
            <text:p>69461</text:p>
          </table:table-cell>
          <table:table-cell table:formula="of:=[.D686]-[.D685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[.C687]+[.B687]*60+[.A687]*60*60" office:value-type="float" office:value="69514">
            <text:p>69514</text:p>
          </table:table-cell>
          <table:table-cell table:formula="of:=[.D687]-[.D686]" office:value-type="float" office:value="53">
            <text:p>5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formula="of:=[.C688]+[.B688]*60+[.A688]*60*60" office:value-type="float" office:value="69518">
            <text:p>69518</text:p>
          </table:table-cell>
          <table:table-cell table:formula="of:=[.D688]-[.D68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table:formula="of:=[.C689]+[.B689]*60+[.A689]*60*60" office:value-type="float" office:value="69522">
            <text:p>69522</text:p>
          </table:table-cell>
          <table:table-cell table:formula="of:=[.D689]-[.D68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formula="of:=[.C690]+[.B690]*60+[.A690]*60*60" office:value-type="float" office:value="69526">
            <text:p>69526</text:p>
          </table:table-cell>
          <table:table-cell table:formula="of:=[.D690]-[.D68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[.C691]+[.B691]*60+[.A691]*60*60" office:value-type="float" office:value="69531">
            <text:p>69531</text:p>
          </table:table-cell>
          <table:table-cell table:formula="of:=[.D691]-[.D69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[.C692]+[.B692]*60+[.A692]*60*60" office:value-type="float" office:value="69536">
            <text:p>69536</text:p>
          </table:table-cell>
          <table:table-cell table:formula="of:=[.D692]-[.D69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C693]+[.B693]*60+[.A693]*60*60" office:value-type="float" office:value="69541">
            <text:p>69541</text:p>
          </table:table-cell>
          <table:table-cell table:formula="of:=[.D693]-[.D69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5">
            <text:p>5</text:p>
          </table:table-cell>
          <table:table-cell table:formula="of:=[.C694]+[.B694]*60+[.A694]*60*60" office:value-type="float" office:value="69545">
            <text:p>69545</text:p>
          </table:table-cell>
          <table:table-cell table:formula="of:=[.D694]-[.D69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[.C695]+[.B695]*60+[.A695]*60*60" office:value-type="float" office:value="69551">
            <text:p>69551</text:p>
          </table:table-cell>
          <table:table-cell table:formula="of:=[.D695]-[.D69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696]+[.B696]*60+[.A696]*60*60" office:value-type="float" office:value="69560">
            <text:p>69560</text:p>
          </table:table-cell>
          <table:table-cell table:formula="of:=[.D696]-[.D695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[.C697]+[.B697]*60+[.A697]*60*60" office:value-type="float" office:value="69564">
            <text:p>69564</text:p>
          </table:table-cell>
          <table:table-cell table:formula="of:=[.D697]-[.D69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[.C698]+[.B698]*60+[.A698]*60*60" office:value-type="float" office:value="69569">
            <text:p>69569</text:p>
          </table:table-cell>
          <table:table-cell table:formula="of:=[.D698]-[.D69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37">
            <text:p>37</text:p>
          </table:table-cell>
          <table:table-cell table:formula="of:=[.C699]+[.B699]*60+[.A699]*60*60" office:value-type="float" office:value="69577">
            <text:p>69577</text:p>
          </table:table-cell>
          <table:table-cell table:formula="of:=[.D699]-[.D698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41">
            <text:p>41</text:p>
          </table:table-cell>
          <table:table-cell table:formula="of:=[.C700]+[.B700]*60+[.A700]*60*60" office:value-type="float" office:value="69581">
            <text:p>69581</text:p>
          </table:table-cell>
          <table:table-cell table:formula="of:=[.D700]-[.D69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45">
            <text:p>45</text:p>
          </table:table-cell>
          <table:table-cell table:formula="of:=[.C701]+[.B701]*60+[.A701]*60*60" office:value-type="float" office:value="69585">
            <text:p>69585</text:p>
          </table:table-cell>
          <table:table-cell table:formula="of:=[.D701]-[.D70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[.C702]+[.B702]*60+[.A702]*60*60" office:value-type="float" office:value="69593">
            <text:p>69593</text:p>
          </table:table-cell>
          <table:table-cell table:formula="of:=[.D702]-[.D701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703]+[.B703]*60+[.A703]*60*60" office:value-type="float" office:value="69623">
            <text:p>69623</text:p>
          </table:table-cell>
          <table:table-cell table:formula="of:=[.D703]-[.D702]" office:value-type="float" office:value="30">
            <text:p>3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formula="of:=[.C704]+[.B704]*60+[.A704]*60*60" office:value-type="float" office:value="69647">
            <text:p>69647</text:p>
          </table:table-cell>
          <table:table-cell table:formula="of:=[.D704]-[.D703]" office:value-type="float" office:value="24">
            <text:p>2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[.C705]+[.B705]*60+[.A705]*60*60" office:value-type="float" office:value="69651">
            <text:p>69651</text:p>
          </table:table-cell>
          <table:table-cell table:formula="of:=[.D705]-[.D70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formula="of:=[.C706]+[.B706]*60+[.A706]*60*60" office:value-type="float" office:value="69657">
            <text:p>69657</text:p>
          </table:table-cell>
          <table:table-cell table:formula="of:=[.D706]-[.D705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C707]+[.B707]*60+[.A707]*60*60" office:value-type="float" office:value="70162">
            <text:p>70162</text:p>
          </table:table-cell>
          <table:table-cell table:formula="of:=[.D707]-[.D706]" office:value-type="float" office:value="505">
            <text:p>50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708]+[.B708]*60+[.A708]*60*60" office:value-type="float" office:value="70202">
            <text:p>70202</text:p>
          </table:table-cell>
          <table:table-cell table:formula="of:=[.D708]-[.D707]" office:value-type="float" office:value="40">
            <text:p>4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709]+[.B709]*60+[.A709]*60*60" office:value-type="float" office:value="70205">
            <text:p>70205</text:p>
          </table:table-cell>
          <table:table-cell table:formula="of:=[.D709]-[.D70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C710]+[.B710]*60+[.A710]*60*60" office:value-type="float" office:value="70209">
            <text:p>70209</text:p>
          </table:table-cell>
          <table:table-cell table:formula="of:=[.D710]-[.D70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C711]+[.B711]*60+[.A711]*60*60" office:value-type="float" office:value="70215">
            <text:p>70215</text:p>
          </table:table-cell>
          <table:table-cell table:formula="of:=[.D711]-[.D71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[.C712]+[.B712]*60+[.A712]*60*60" office:value-type="float" office:value="70228">
            <text:p>70228</text:p>
          </table:table-cell>
          <table:table-cell table:formula="of:=[.D712]-[.D711]" office:value-type="float" office:value="13">
            <text:p>1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713]+[.B713]*60+[.A713]*60*60" office:value-type="float" office:value="70232">
            <text:p>70232</text:p>
          </table:table-cell>
          <table:table-cell table:formula="of:=[.D713]-[.D71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C714]+[.B714]*60+[.A714]*60*60" office:value-type="float" office:value="70236">
            <text:p>70236</text:p>
          </table:table-cell>
          <table:table-cell table:formula="of:=[.D714]-[.D71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[.C715]+[.B715]*60+[.A715]*60*60" office:value-type="float" office:value="70240">
            <text:p>70240</text:p>
          </table:table-cell>
          <table:table-cell table:formula="of:=[.D715]-[.D71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formula="of:=[.C716]+[.B716]*60+[.A716]*60*60" office:value-type="float" office:value="70244">
            <text:p>70244</text:p>
          </table:table-cell>
          <table:table-cell table:formula="of:=[.D716]-[.D71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formula="of:=[.C717]+[.B717]*60+[.A717]*60*60" office:value-type="float" office:value="70251">
            <text:p>70251</text:p>
          </table:table-cell>
          <table:table-cell table:formula="of:=[.D717]-[.D716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table:formula="of:=[.C718]+[.B718]*60+[.A718]*60*60" office:value-type="float" office:value="70256">
            <text:p>70256</text:p>
          </table:table-cell>
          <table:table-cell table:formula="of:=[.D718]-[.D71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C719]+[.B719]*60+[.A719]*60*60" office:value-type="float" office:value="70260">
            <text:p>70260</text:p>
          </table:table-cell>
          <table:table-cell table:formula="of:=[.D719]-[.D71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formula="of:=[.C720]+[.B720]*60+[.A720]*60*60" office:value-type="float" office:value="70266">
            <text:p>70266</text:p>
          </table:table-cell>
          <table:table-cell table:formula="of:=[.D720]-[.D71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formula="of:=[.C721]+[.B721]*60+[.A721]*60*60" office:value-type="float" office:value="70270">
            <text:p>70270</text:p>
          </table:table-cell>
          <table:table-cell table:formula="of:=[.D721]-[.D72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[.C722]+[.B722]*60+[.A722]*60*60" office:value-type="float" office:value="70274">
            <text:p>70274</text:p>
          </table:table-cell>
          <table:table-cell table:formula="of:=[.D722]-[.D72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C723]+[.B723]*60+[.A723]*60*60" office:value-type="float" office:value="70278">
            <text:p>70278</text:p>
          </table:table-cell>
          <table:table-cell table:formula="of:=[.D723]-[.D72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[.C724]+[.B724]*60+[.A724]*60*60" office:value-type="float" office:value="70285">
            <text:p>70285</text:p>
          </table:table-cell>
          <table:table-cell table:formula="of:=[.D724]-[.D723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C725]+[.B725]*60+[.A725]*60*60" office:value-type="float" office:value="70290">
            <text:p>70290</text:p>
          </table:table-cell>
          <table:table-cell table:formula="of:=[.D725]-[.D72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C726]+[.B726]*60+[.A726]*60*60" office:value-type="float" office:value="70295">
            <text:p>70295</text:p>
          </table:table-cell>
          <table:table-cell table:formula="of:=[.D726]-[.D72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[.C727]+[.B727]*60+[.A727]*60*60" office:value-type="float" office:value="70300">
            <text:p>70300</text:p>
          </table:table-cell>
          <table:table-cell table:formula="of:=[.D727]-[.D72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728]+[.B728]*60+[.A728]*60*60" office:value-type="float" office:value="70305">
            <text:p>70305</text:p>
          </table:table-cell>
          <table:table-cell table:formula="of:=[.D728]-[.D72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formula="of:=[.C729]+[.B729]*60+[.A729]*60*60" office:value-type="float" office:value="70310">
            <text:p>70310</text:p>
          </table:table-cell>
          <table:table-cell table:formula="of:=[.D729]-[.D72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formula="of:=[.C730]+[.B730]*60+[.A730]*60*60" office:value-type="float" office:value="70314">
            <text:p>70314</text:p>
          </table:table-cell>
          <table:table-cell table:formula="of:=[.D730]-[.D72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formula="of:=[.C731]+[.B731]*60+[.A731]*60*60" office:value-type="float" office:value="70319">
            <text:p>70319</text:p>
          </table:table-cell>
          <table:table-cell table:formula="of:=[.D731]-[.D73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[.C732]+[.B732]*60+[.A732]*60*60" office:value-type="float" office:value="70325">
            <text:p>70325</text:p>
          </table:table-cell>
          <table:table-cell table:formula="of:=[.D732]-[.D731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[.C733]+[.B733]*60+[.A733]*60*60" office:value-type="float" office:value="70330">
            <text:p>70330</text:p>
          </table:table-cell>
          <table:table-cell table:formula="of:=[.D733]-[.D73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C734]+[.B734]*60+[.A734]*60*60" office:value-type="float" office:value="70335">
            <text:p>70335</text:p>
          </table:table-cell>
          <table:table-cell table:formula="of:=[.D734]-[.D73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735]+[.B735]*60+[.A735]*60*60" office:value-type="float" office:value="70340">
            <text:p>70340</text:p>
          </table:table-cell>
          <table:table-cell table:formula="of:=[.D735]-[.D73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.C736]+[.B736]*60+[.A736]*60*60" office:value-type="float" office:value="70346">
            <text:p>70346</text:p>
          </table:table-cell>
          <table:table-cell table:formula="of:=[.D736]-[.D735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C737]+[.B737]*60+[.A737]*60*60" office:value-type="float" office:value="70351">
            <text:p>70351</text:p>
          </table:table-cell>
          <table:table-cell table:formula="of:=[.D737]-[.D73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formula="of:=[.C738]+[.B738]*60+[.A738]*60*60" office:value-type="float" office:value="70364">
            <text:p>70364</text:p>
          </table:table-cell>
          <table:table-cell table:formula="of:=[.D738]-[.D737]" office:value-type="float" office:value="13">
            <text:p>1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formula="of:=[.C739]+[.B739]*60+[.A739]*60*60" office:value-type="float" office:value="70374">
            <text:p>70374</text:p>
          </table:table-cell>
          <table:table-cell table:formula="of:=[.D739]-[.D738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C740]+[.B740]*60+[.A740]*60*60" office:value-type="float" office:value="70386">
            <text:p>70386</text:p>
          </table:table-cell>
          <table:table-cell table:formula="of:=[.D740]-[.D739]" office:value-type="float" office:value="12">
            <text:p>1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[.C741]+[.B741]*60+[.A741]*60*60" office:value-type="float" office:value="70393">
            <text:p>70393</text:p>
          </table:table-cell>
          <table:table-cell table:formula="of:=[.D741]-[.D740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[.C742]+[.B742]*60+[.A742]*60*60" office:value-type="float" office:value="70399">
            <text:p>70399</text:p>
          </table:table-cell>
          <table:table-cell table:formula="of:=[.D742]-[.D741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[.C743]+[.B743]*60+[.A743]*60*60" office:value-type="float" office:value="70404">
            <text:p>70404</text:p>
          </table:table-cell>
          <table:table-cell table:formula="of:=[.D743]-[.D74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[.C744]+[.B744]*60+[.A744]*60*60" office:value-type="float" office:value="70408">
            <text:p>70408</text:p>
          </table:table-cell>
          <table:table-cell table:formula="of:=[.D744]-[.D74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[.C745]+[.B745]*60+[.A745]*60*60" office:value-type="float" office:value="70411">
            <text:p>70411</text:p>
          </table:table-cell>
          <table:table-cell table:formula="of:=[.D745]-[.D744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C746]+[.B746]*60+[.A746]*60*60" office:value-type="float" office:value="70414">
            <text:p>70414</text:p>
          </table:table-cell>
          <table:table-cell table:formula="of:=[.D746]-[.D745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747]+[.B747]*60+[.A747]*60*60" office:value-type="float" office:value="70418">
            <text:p>70418</text:p>
          </table:table-cell>
          <table:table-cell table:formula="of:=[.D747]-[.D74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formula="of:=[.C748]+[.B748]*60+[.A748]*60*60" office:value-type="float" office:value="70421">
            <text:p>70421</text:p>
          </table:table-cell>
          <table:table-cell table:formula="of:=[.D748]-[.D747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formula="of:=[.C749]+[.B749]*60+[.A749]*60*60" office:value-type="float" office:value="70425">
            <text:p>70425</text:p>
          </table:table-cell>
          <table:table-cell table:formula="of:=[.D749]-[.D74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table:formula="of:=[.C750]+[.B750]*60+[.A750]*60*60" office:value-type="float" office:value="70430">
            <text:p>70430</text:p>
          </table:table-cell>
          <table:table-cell table:formula="of:=[.D750]-[.D74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formula="of:=[.C751]+[.B751]*60+[.A751]*60*60" office:value-type="float" office:value="70434">
            <text:p>70434</text:p>
          </table:table-cell>
          <table:table-cell table:formula="of:=[.D751]-[.D75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formula="of:=[.C752]+[.B752]*60+[.A752]*60*60" office:value-type="float" office:value="70439">
            <text:p>70439</text:p>
          </table:table-cell>
          <table:table-cell table:formula="of:=[.D752]-[.D75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formula="of:=[.C753]+[.B753]*60+[.A753]*60*60" office:value-type="float" office:value="70443">
            <text:p>70443</text:p>
          </table:table-cell>
          <table:table-cell table:formula="of:=[.D753]-[.D75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[.C754]+[.B754]*60+[.A754]*60*60" office:value-type="float" office:value="70448">
            <text:p>70448</text:p>
          </table:table-cell>
          <table:table-cell table:formula="of:=[.D754]-[.D75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[.C755]+[.B755]*60+[.A755]*60*60" office:value-type="float" office:value="70457">
            <text:p>70457</text:p>
          </table:table-cell>
          <table:table-cell table:formula="of:=[.D755]-[.D754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[.C756]+[.B756]*60+[.A756]*60*60" office:value-type="float" office:value="70462">
            <text:p>70462</text:p>
          </table:table-cell>
          <table:table-cell table:formula="of:=[.D756]-[.D75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f:=[.C757]+[.B757]*60+[.A757]*60*60" office:value-type="float" office:value="70467">
            <text:p>70467</text:p>
          </table:table-cell>
          <table:table-cell table:formula="of:=[.D757]-[.D75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formula="of:=[.C758]+[.B758]*60+[.A758]*60*60" office:value-type="float" office:value="70472">
            <text:p>70472</text:p>
          </table:table-cell>
          <table:table-cell table:formula="of:=[.D758]-[.D75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C759]+[.B759]*60+[.A759]*60*60" office:value-type="float" office:value="70477">
            <text:p>70477</text:p>
          </table:table-cell>
          <table:table-cell table:formula="of:=[.D759]-[.D75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[.C760]+[.B760]*60+[.A760]*60*60" office:value-type="float" office:value="70482">
            <text:p>70482</text:p>
          </table:table-cell>
          <table:table-cell table:formula="of:=[.D760]-[.D75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formula="of:=[.C761]+[.B761]*60+[.A761]*60*60" office:value-type="float" office:value="70489">
            <text:p>70489</text:p>
          </table:table-cell>
          <table:table-cell table:formula="of:=[.D761]-[.D760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formula="of:=[.C762]+[.B762]*60+[.A762]*60*60" office:value-type="float" office:value="70493">
            <text:p>70493</text:p>
          </table:table-cell>
          <table:table-cell table:formula="of:=[.D762]-[.D76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formula="of:=[.C763]+[.B763]*60+[.A763]*60*60" office:value-type="float" office:value="70496">
            <text:p>70496</text:p>
          </table:table-cell>
          <table:table-cell table:formula="of:=[.D763]-[.D762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C764]+[.B764]*60+[.A764]*60*60" office:value-type="float" office:value="70500">
            <text:p>70500</text:p>
          </table:table-cell>
          <table:table-cell table:formula="of:=[.D764]-[.D76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C765]+[.B765]*60+[.A765]*60*60" office:value-type="float" office:value="70505">
            <text:p>70505</text:p>
          </table:table-cell>
          <table:table-cell table:formula="of:=[.D765]-[.D76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[.C766]+[.B766]*60+[.A766]*60*60" office:value-type="float" office:value="70513">
            <text:p>70513</text:p>
          </table:table-cell>
          <table:table-cell table:formula="of:=[.D766]-[.D765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[.C767]+[.B767]*60+[.A767]*60*60" office:value-type="float" office:value="70520">
            <text:p>70520</text:p>
          </table:table-cell>
          <table:table-cell table:formula="of:=[.D767]-[.D766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formula="of:=[.C768]+[.B768]*60+[.A768]*60*60" office:value-type="float" office:value="70526">
            <text:p>70526</text:p>
          </table:table-cell>
          <table:table-cell table:formula="of:=[.D768]-[.D76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35">
            <text:p>35</text:p>
          </table:table-cell>
          <table:table-cell table:formula="of:=[.C769]+[.B769]*60+[.A769]*60*60" office:value-type="float" office:value="70535">
            <text:p>70535</text:p>
          </table:table-cell>
          <table:table-cell table:formula="of:=[.D769]-[.D768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table:formula="of:=[.C770]+[.B770]*60+[.A770]*60*60" office:value-type="float" office:value="71036">
            <text:p>71036</text:p>
          </table:table-cell>
          <table:table-cell table:formula="of:=[.D770]-[.D769]" office:value-type="float" office:value="501">
            <text:p>50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formula="of:=[.C771]+[.B771]*60+[.A771]*60*60" office:value-type="float" office:value="71043">
            <text:p>71043</text:p>
          </table:table-cell>
          <table:table-cell table:formula="of:=[.D771]-[.D770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formula="of:=[.C772]+[.B772]*60+[.A772]*60*60" office:value-type="float" office:value="71051">
            <text:p>71051</text:p>
          </table:table-cell>
          <table:table-cell table:formula="of:=[.D772]-[.D771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[.C773]+[.B773]*60+[.A773]*60*60" office:value-type="float" office:value="71056">
            <text:p>71056</text:p>
          </table:table-cell>
          <table:table-cell table:formula="of:=[.D773]-[.D77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[.C774]+[.B774]*60+[.A774]*60*60" office:value-type="float" office:value="71065">
            <text:p>71065</text:p>
          </table:table-cell>
          <table:table-cell table:formula="of:=[.D774]-[.D773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C775]+[.B775]*60+[.A775]*60*60" office:value-type="float" office:value="71071">
            <text:p>71071</text:p>
          </table:table-cell>
          <table:table-cell table:formula="of:=[.D775]-[.D77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formula="of:=[.C776]+[.B776]*60+[.A776]*60*60" office:value-type="float" office:value="71075">
            <text:p>71075</text:p>
          </table:table-cell>
          <table:table-cell table:formula="of:=[.D776]-[.D77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formula="of:=[.C777]+[.B777]*60+[.A777]*60*60" office:value-type="float" office:value="71080">
            <text:p>71080</text:p>
          </table:table-cell>
          <table:table-cell table:formula="of:=[.D777]-[.D77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44">
            <text:p>44</text:p>
          </table:table-cell>
          <table:table-cell table:formula="of:=[.C778]+[.B778]*60+[.A778]*60*60" office:value-type="float" office:value="71084">
            <text:p>71084</text:p>
          </table:table-cell>
          <table:table-cell table:formula="of:=[.D778]-[.D77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formula="of:=[.C779]+[.B779]*60+[.A779]*60*60" office:value-type="float" office:value="71090">
            <text:p>71090</text:p>
          </table:table-cell>
          <table:table-cell table:formula="of:=[.D779]-[.D778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table:formula="of:=[.C780]+[.B780]*60+[.A780]*60*60" office:value-type="float" office:value="71096">
            <text:p>71096</text:p>
          </table:table-cell>
          <table:table-cell table:formula="of:=[.D780]-[.D77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[.C781]+[.B781]*60+[.A781]*60*60" office:value-type="float" office:value="71102">
            <text:p>71102</text:p>
          </table:table-cell>
          <table:table-cell table:formula="of:=[.D781]-[.D78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.C782]+[.B782]*60+[.A782]*60*60" office:value-type="float" office:value="71110">
            <text:p>71110</text:p>
          </table:table-cell>
          <table:table-cell table:formula="of:=[.D782]-[.D781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[.C783]+[.B783]*60+[.A783]*60*60" office:value-type="float" office:value="71114">
            <text:p>71114</text:p>
          </table:table-cell>
          <table:table-cell table:formula="of:=[.D783]-[.D78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[.C784]+[.B784]*60+[.A784]*60*60" office:value-type="float" office:value="71120">
            <text:p>71120</text:p>
          </table:table-cell>
          <table:table-cell table:formula="of:=[.D784]-[.D78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table:formula="of:=[.C785]+[.B785]*60+[.A785]*60*60" office:value-type="float" office:value="71135">
            <text:p>71135</text:p>
          </table:table-cell>
          <table:table-cell table:formula="of:=[.D785]-[.D784]" office:value-type="float" office:value="15">
            <text:p>1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formula="of:=[.C786]+[.B786]*60+[.A786]*60*60" office:value-type="float" office:value="71140">
            <text:p>71140</text:p>
          </table:table-cell>
          <table:table-cell table:formula="of:=[.D786]-[.D78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[.C787]+[.B787]*60+[.A787]*60*60" office:value-type="float" office:value="71144">
            <text:p>71144</text:p>
          </table:table-cell>
          <table:table-cell table:formula="of:=[.D787]-[.D78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[.C788]+[.B788]*60+[.A788]*60*60" office:value-type="float" office:value="71149">
            <text:p>71149</text:p>
          </table:table-cell>
          <table:table-cell table:formula="of:=[.D788]-[.D78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formula="of:=[.C789]+[.B789]*60+[.A789]*60*60" office:value-type="float" office:value="71154">
            <text:p>71154</text:p>
          </table:table-cell>
          <table:table-cell table:formula="of:=[.D789]-[.D78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C790]+[.B790]*60+[.A790]*60*60" office:value-type="float" office:value="71160">
            <text:p>71160</text:p>
          </table:table-cell>
          <table:table-cell table:formula="of:=[.D790]-[.D78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formula="of:=[.C791]+[.B791]*60+[.A791]*60*60" office:value-type="float" office:value="71165">
            <text:p>71165</text:p>
          </table:table-cell>
          <table:table-cell table:formula="of:=[.D791]-[.D79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formula="of:=[.C792]+[.B792]*60+[.A792]*60*60" office:value-type="float" office:value="71170">
            <text:p>71170</text:p>
          </table:table-cell>
          <table:table-cell table:formula="of:=[.D792]-[.D79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C793]+[.B793]*60+[.A793]*60*60" office:value-type="float" office:value="71174">
            <text:p>71174</text:p>
          </table:table-cell>
          <table:table-cell table:formula="of:=[.D793]-[.D79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C794]+[.B794]*60+[.A794]*60*60" office:value-type="float" office:value="71180">
            <text:p>71180</text:p>
          </table:table-cell>
          <table:table-cell table:formula="of:=[.D794]-[.D79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formula="of:=[.C795]+[.B795]*60+[.A795]*60*60" office:value-type="float" office:value="71185">
            <text:p>71185</text:p>
          </table:table-cell>
          <table:table-cell table:formula="of:=[.D795]-[.D79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table:formula="of:=[.C796]+[.B796]*60+[.A796]*60*60" office:value-type="float" office:value="71194">
            <text:p>71194</text:p>
          </table:table-cell>
          <table:table-cell table:formula="of:=[.D796]-[.D795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formula="of:=[.C797]+[.B797]*60+[.A797]*60*60" office:value-type="float" office:value="71202">
            <text:p>71202</text:p>
          </table:table-cell>
          <table:table-cell table:formula="of:=[.D797]-[.D796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formula="of:=[.C798]+[.B798]*60+[.A798]*60*60" office:value-type="float" office:value="71208">
            <text:p>71208</text:p>
          </table:table-cell>
          <table:table-cell table:formula="of:=[.D798]-[.D79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formula="of:=[.C799]+[.B799]*60+[.A799]*60*60" office:value-type="float" office:value="71213">
            <text:p>71213</text:p>
          </table:table-cell>
          <table:table-cell table:formula="of:=[.D799]-[.D79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formula="of:=[.C800]+[.B800]*60+[.A800]*60*60" office:value-type="float" office:value="71217">
            <text:p>71217</text:p>
          </table:table-cell>
          <table:table-cell table:formula="of:=[.D800]-[.D79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.C801]+[.B801]*60+[.A801]*60*60" office:value-type="float" office:value="71223">
            <text:p>71223</text:p>
          </table:table-cell>
          <table:table-cell table:formula="of:=[.D801]-[.D80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[.C802]+[.B802]*60+[.A802]*60*60" office:value-type="float" office:value="71242">
            <text:p>71242</text:p>
          </table:table-cell>
          <table:table-cell table:formula="of:=[.D802]-[.D801]" office:value-type="float" office:value="19">
            <text:p>1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[.C803]+[.B803]*60+[.A803]*60*60" office:value-type="float" office:value="71246">
            <text:p>71246</text:p>
          </table:table-cell>
          <table:table-cell table:formula="of:=[.D803]-[.D80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formula="of:=[.C804]+[.B804]*60+[.A804]*60*60" office:value-type="float" office:value="71251">
            <text:p>71251</text:p>
          </table:table-cell>
          <table:table-cell table:formula="of:=[.D804]-[.D80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table:formula="of:=[.C805]+[.B805]*60+[.A805]*60*60" office:value-type="float" office:value="71257">
            <text:p>71257</text:p>
          </table:table-cell>
          <table:table-cell table:formula="of:=[.D805]-[.D80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[.C806]+[.B806]*60+[.A806]*60*60" office:value-type="float" office:value="71261">
            <text:p>71261</text:p>
          </table:table-cell>
          <table:table-cell table:formula="of:=[.D806]-[.D80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[.C807]+[.B807]*60+[.A807]*60*60" office:value-type="float" office:value="71265">
            <text:p>71265</text:p>
          </table:table-cell>
          <table:table-cell table:formula="of:=[.D807]-[.D80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C808]+[.B808]*60+[.A808]*60*60" office:value-type="float" office:value="71270">
            <text:p>71270</text:p>
          </table:table-cell>
          <table:table-cell table:formula="of:=[.D808]-[.D80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formula="of:=[.C809]+[.B809]*60+[.A809]*60*60" office:value-type="float" office:value="71273">
            <text:p>71273</text:p>
          </table:table-cell>
          <table:table-cell table:formula="of:=[.D809]-[.D80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formula="of:=[.C810]+[.B810]*60+[.A810]*60*60" office:value-type="float" office:value="71278">
            <text:p>71278</text:p>
          </table:table-cell>
          <table:table-cell table:formula="of:=[.D810]-[.D80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C811]+[.B811]*60+[.A811]*60*60" office:value-type="float" office:value="71282">
            <text:p>71282</text:p>
          </table:table-cell>
          <table:table-cell table:formula="of:=[.D811]-[.D81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[.C812]+[.B812]*60+[.A812]*60*60" office:value-type="float" office:value="71286">
            <text:p>71286</text:p>
          </table:table-cell>
          <table:table-cell table:formula="of:=[.D812]-[.D81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formula="of:=[.C813]+[.B813]*60+[.A813]*60*60" office:value-type="float" office:value="71291">
            <text:p>71291</text:p>
          </table:table-cell>
          <table:table-cell table:formula="of:=[.D813]-[.D81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table:formula="of:=[.C814]+[.B814]*60+[.A814]*60*60" office:value-type="float" office:value="71297">
            <text:p>71297</text:p>
          </table:table-cell>
          <table:table-cell table:formula="of:=[.D814]-[.D81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[.C815]+[.B815]*60+[.A815]*60*60" office:value-type="float" office:value="71300">
            <text:p>71300</text:p>
          </table:table-cell>
          <table:table-cell table:formula="of:=[.D815]-[.D814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formula="of:=[.C816]+[.B816]*60+[.A816]*60*60" office:value-type="float" office:value="71305">
            <text:p>71305</text:p>
          </table:table-cell>
          <table:table-cell table:formula="of:=[.D816]-[.D81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formula="of:=[.C817]+[.B817]*60+[.A817]*60*60" office:value-type="float" office:value="71308">
            <text:p>71308</text:p>
          </table:table-cell>
          <table:table-cell table:formula="of:=[.D817]-[.D816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C818]+[.B818]*60+[.A818]*60*60" office:value-type="float" office:value="71313">
            <text:p>71313</text:p>
          </table:table-cell>
          <table:table-cell table:formula="of:=[.D818]-[.D81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[.C819]+[.B819]*60+[.A819]*60*60" office:value-type="float" office:value="71317">
            <text:p>71317</text:p>
          </table:table-cell>
          <table:table-cell table:formula="of:=[.D819]-[.D81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table:formula="of:=[.C820]+[.B820]*60+[.A820]*60*60" office:value-type="float" office:value="71322">
            <text:p>71322</text:p>
          </table:table-cell>
          <table:table-cell table:formula="of:=[.D820]-[.D81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[.C821]+[.B821]*60+[.A821]*60*60" office:value-type="float" office:value="71327">
            <text:p>71327</text:p>
          </table:table-cell>
          <table:table-cell table:formula="of:=[.D821]-[.D82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formula="of:=[.C822]+[.B822]*60+[.A822]*60*60" office:value-type="float" office:value="71331">
            <text:p>71331</text:p>
          </table:table-cell>
          <table:table-cell table:formula="of:=[.D822]-[.D82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formula="of:=[.C823]+[.B823]*60+[.A823]*60*60" office:value-type="float" office:value="71335">
            <text:p>71335</text:p>
          </table:table-cell>
          <table:table-cell table:formula="of:=[.D823]-[.D82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formula="of:=[.C824]+[.B824]*60+[.A824]*60*60" office:value-type="float" office:value="71339">
            <text:p>71339</text:p>
          </table:table-cell>
          <table:table-cell table:formula="of:=[.D824]-[.D82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formula="of:=[.C825]+[.B825]*60+[.A825]*60*60" office:value-type="float" office:value="71343">
            <text:p>71343</text:p>
          </table:table-cell>
          <table:table-cell table:formula="of:=[.D825]-[.D82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[.C826]+[.B826]*60+[.A826]*60*60" office:value-type="float" office:value="71347">
            <text:p>71347</text:p>
          </table:table-cell>
          <table:table-cell table:formula="of:=[.D826]-[.D82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table:formula="of:=[.C827]+[.B827]*60+[.A827]*60*60" office:value-type="float" office:value="71352">
            <text:p>71352</text:p>
          </table:table-cell>
          <table:table-cell table:formula="of:=[.D827]-[.D82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[.C828]+[.B828]*60+[.A828]*60*60" office:value-type="float" office:value="71356">
            <text:p>71356</text:p>
          </table:table-cell>
          <table:table-cell table:formula="of:=[.D828]-[.D82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[.C829]+[.B829]*60+[.A829]*60*60" office:value-type="float" office:value="71361">
            <text:p>71361</text:p>
          </table:table-cell>
          <table:table-cell table:formula="of:=[.D829]-[.D82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formula="of:=[.C830]+[.B830]*60+[.A830]*60*60" office:value-type="float" office:value="71365">
            <text:p>71365</text:p>
          </table:table-cell>
          <table:table-cell table:formula="of:=[.D830]-[.D82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table:formula="of:=[.C831]+[.B831]*60+[.A831]*60*60" office:value-type="float" office:value="71370">
            <text:p>71370</text:p>
          </table:table-cell>
          <table:table-cell table:formula="of:=[.D831]-[.D83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table:formula="of:=[.C832]+[.B832]*60+[.A832]*60*60" office:value-type="float" office:value="71374">
            <text:p>71374</text:p>
          </table:table-cell>
          <table:table-cell table:formula="of:=[.D832]-[.D83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formula="of:=[.C833]+[.B833]*60+[.A833]*60*60" office:value-type="float" office:value="71379">
            <text:p>71379</text:p>
          </table:table-cell>
          <table:table-cell table:formula="of:=[.D833]-[.D83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formula="of:=[.C834]+[.B834]*60+[.A834]*60*60" office:value-type="float" office:value="71384">
            <text:p>71384</text:p>
          </table:table-cell>
          <table:table-cell table:formula="of:=[.D834]-[.D83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[.C835]+[.B835]*60+[.A835]*60*60" office:value-type="float" office:value="71388">
            <text:p>71388</text:p>
          </table:table-cell>
          <table:table-cell table:formula="of:=[.D835]-[.D83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formula="of:=[.C836]+[.B836]*60+[.A836]*60*60" office:value-type="float" office:value="71394">
            <text:p>71394</text:p>
          </table:table-cell>
          <table:table-cell table:formula="of:=[.D836]-[.D835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formula="of:=[.C837]+[.B837]*60+[.A837]*60*60" office:value-type="float" office:value="71399">
            <text:p>71399</text:p>
          </table:table-cell>
          <table:table-cell table:formula="of:=[.D837]-[.D83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[.C838]+[.B838]*60+[.A838]*60*60" office:value-type="float" office:value="71405">
            <text:p>71405</text:p>
          </table:table-cell>
          <table:table-cell table:formula="of:=[.D838]-[.D83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C839]+[.B839]*60+[.A839]*60*60" office:value-type="float" office:value="71408">
            <text:p>71408</text:p>
          </table:table-cell>
          <table:table-cell table:formula="of:=[.D839]-[.D83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formula="of:=[.C840]+[.B840]*60+[.A840]*60*60" office:value-type="float" office:value="71412">
            <text:p>71412</text:p>
          </table:table-cell>
          <table:table-cell table:formula="of:=[.D840]-[.D83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[.C841]+[.B841]*60+[.A841]*60*60" office:value-type="float" office:value="71416">
            <text:p>71416</text:p>
          </table:table-cell>
          <table:table-cell table:formula="of:=[.D841]-[.D84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formula="of:=[.C842]+[.B842]*60+[.A842]*60*60" office:value-type="float" office:value="71421">
            <text:p>71421</text:p>
          </table:table-cell>
          <table:table-cell table:formula="of:=[.D842]-[.D84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[.C843]+[.B843]*60+[.A843]*60*60" office:value-type="float" office:value="71425">
            <text:p>71425</text:p>
          </table:table-cell>
          <table:table-cell table:formula="of:=[.D843]-[.D84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[.C844]+[.B844]*60+[.A844]*60*60" office:value-type="float" office:value="71430">
            <text:p>71430</text:p>
          </table:table-cell>
          <table:table-cell table:formula="of:=[.D844]-[.D84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table:formula="of:=[.C845]+[.B845]*60+[.A845]*60*60" office:value-type="float" office:value="71434">
            <text:p>71434</text:p>
          </table:table-cell>
          <table:table-cell table:formula="of:=[.D845]-[.D84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formula="of:=[.C846]+[.B846]*60+[.A846]*60*60" office:value-type="float" office:value="71439">
            <text:p>71439</text:p>
          </table:table-cell>
          <table:table-cell table:formula="of:=[.D846]-[.D84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formula="of:=[.C847]+[.B847]*60+[.A847]*60*60" office:value-type="float" office:value="71443">
            <text:p>71443</text:p>
          </table:table-cell>
          <table:table-cell table:formula="of:=[.D847]-[.D84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formula="of:=[.C848]+[.B848]*60+[.A848]*60*60" office:value-type="float" office:value="71447">
            <text:p>71447</text:p>
          </table:table-cell>
          <table:table-cell table:formula="of:=[.D848]-[.D84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formula="of:=[.C849]+[.B849]*60+[.A849]*60*60" office:value-type="float" office:value="71452">
            <text:p>71452</text:p>
          </table:table-cell>
          <table:table-cell table:formula="of:=[.D849]-[.D84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formula="of:=[.C850]+[.B850]*60+[.A850]*60*60" office:value-type="float" office:value="71457">
            <text:p>71457</text:p>
          </table:table-cell>
          <table:table-cell table:formula="of:=[.D850]-[.D84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formula="of:=[.C851]+[.B851]*60+[.A851]*60*60" office:value-type="float" office:value="71462">
            <text:p>71462</text:p>
          </table:table-cell>
          <table:table-cell table:formula="of:=[.D851]-[.D85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[.C852]+[.B852]*60+[.A852]*60*60" office:value-type="float" office:value="71465">
            <text:p>71465</text:p>
          </table:table-cell>
          <table:table-cell table:formula="of:=[.D852]-[.D851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formula="of:=[.C853]+[.B853]*60+[.A853]*60*60" office:value-type="float" office:value="71469">
            <text:p>71469</text:p>
          </table:table-cell>
          <table:table-cell table:formula="of:=[.D853]-[.D85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formula="of:=[.C854]+[.B854]*60+[.A854]*60*60" office:value-type="float" office:value="71473">
            <text:p>71473</text:p>
          </table:table-cell>
          <table:table-cell table:formula="of:=[.D854]-[.D85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formula="of:=[.C855]+[.B855]*60+[.A855]*60*60" office:value-type="float" office:value="71476">
            <text:p>71476</text:p>
          </table:table-cell>
          <table:table-cell table:formula="of:=[.D855]-[.D854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[.C856]+[.B856]*60+[.A856]*60*60" office:value-type="float" office:value="71480">
            <text:p>71480</text:p>
          </table:table-cell>
          <table:table-cell table:formula="of:=[.D856]-[.D85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[.C857]+[.B857]*60+[.A857]*60*60" office:value-type="float" office:value="71485">
            <text:p>71485</text:p>
          </table:table-cell>
          <table:table-cell table:formula="of:=[.D857]-[.D85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formula="of:=[.C858]+[.B858]*60+[.A858]*60*60" office:value-type="float" office:value="71491">
            <text:p>71491</text:p>
          </table:table-cell>
          <table:table-cell table:formula="of:=[.D858]-[.D85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table:formula="of:=[.C859]+[.B859]*60+[.A859]*60*60" office:value-type="float" office:value="71494">
            <text:p>71494</text:p>
          </table:table-cell>
          <table:table-cell table:formula="of:=[.D859]-[.D85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formula="of:=[.C860]+[.B860]*60+[.A860]*60*60" office:value-type="float" office:value="71498">
            <text:p>71498</text:p>
          </table:table-cell>
          <table:table-cell table:formula="of:=[.D860]-[.D85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[.C861]+[.B861]*60+[.A861]*60*60" office:value-type="float" office:value="71503">
            <text:p>71503</text:p>
          </table:table-cell>
          <table:table-cell table:formula="of:=[.D861]-[.D86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formula="of:=[.C862]+[.B862]*60+[.A862]*60*60" office:value-type="float" office:value="71508">
            <text:p>71508</text:p>
          </table:table-cell>
          <table:table-cell table:formula="of:=[.D862]-[.D86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[.C863]+[.B863]*60+[.A863]*60*60" office:value-type="float" office:value="71512">
            <text:p>71512</text:p>
          </table:table-cell>
          <table:table-cell table:formula="of:=[.D863]-[.D86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table:formula="of:=[.C864]+[.B864]*60+[.A864]*60*60" office:value-type="float" office:value="71516">
            <text:p>71516</text:p>
          </table:table-cell>
          <table:table-cell table:formula="of:=[.D864]-[.D86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865]+[.B865]*60+[.A865]*60*60" office:value-type="float" office:value="71520">
            <text:p>71520</text:p>
          </table:table-cell>
          <table:table-cell table:formula="of:=[.D865]-[.D86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formula="of:=[.C866]+[.B866]*60+[.A866]*60*60" office:value-type="float" office:value="71524">
            <text:p>71524</text:p>
          </table:table-cell>
          <table:table-cell table:formula="of:=[.D866]-[.D86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table:formula="of:=[.C867]+[.B867]*60+[.A867]*60*60" office:value-type="float" office:value="71529">
            <text:p>71529</text:p>
          </table:table-cell>
          <table:table-cell table:formula="of:=[.D867]-[.D86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formula="of:=[.C868]+[.B868]*60+[.A868]*60*60" office:value-type="float" office:value="71535">
            <text:p>71535</text:p>
          </table:table-cell>
          <table:table-cell table:formula="of:=[.D868]-[.D86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C869]+[.B869]*60+[.A869]*60*60" office:value-type="float" office:value="71543">
            <text:p>71543</text:p>
          </table:table-cell>
          <table:table-cell table:formula="of:=[.D869]-[.D868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formula="of:=[.C870]+[.B870]*60+[.A870]*60*60" office:value-type="float" office:value="71547">
            <text:p>71547</text:p>
          </table:table-cell>
          <table:table-cell table:formula="of:=[.D870]-[.D86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table:formula="of:=[.C871]+[.B871]*60+[.A871]*60*60" office:value-type="float" office:value="71553">
            <text:p>71553</text:p>
          </table:table-cell>
          <table:table-cell table:formula="of:=[.D871]-[.D87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table:formula="of:=[.C872]+[.B872]*60+[.A872]*60*60" office:value-type="float" office:value="71557">
            <text:p>71557</text:p>
          </table:table-cell>
          <table:table-cell table:formula="of:=[.D872]-[.D87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table:formula="of:=[.C873]+[.B873]*60+[.A873]*60*60" office:value-type="float" office:value="71562">
            <text:p>71562</text:p>
          </table:table-cell>
          <table:table-cell table:formula="of:=[.D873]-[.D87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formula="of:=[.C874]+[.B874]*60+[.A874]*60*60" office:value-type="float" office:value="71566">
            <text:p>71566</text:p>
          </table:table-cell>
          <table:table-cell table:formula="of:=[.D874]-[.D87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[.C875]+[.B875]*60+[.A875]*60*60" office:value-type="float" office:value="71571">
            <text:p>71571</text:p>
          </table:table-cell>
          <table:table-cell table:formula="of:=[.D875]-[.D87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C876]+[.B876]*60+[.A876]*60*60" office:value-type="float" office:value="71575">
            <text:p>71575</text:p>
          </table:table-cell>
          <table:table-cell table:formula="of:=[.D876]-[.D87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table:formula="of:=[.C877]+[.B877]*60+[.A877]*60*60" office:value-type="float" office:value="71579">
            <text:p>71579</text:p>
          </table:table-cell>
          <table:table-cell table:formula="of:=[.D877]-[.D87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formula="of:=[.C878]+[.B878]*60+[.A878]*60*60" office:value-type="float" office:value="71582">
            <text:p>71582</text:p>
          </table:table-cell>
          <table:table-cell table:formula="of:=[.D878]-[.D877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[.C879]+[.B879]*60+[.A879]*60*60" office:value-type="float" office:value="71587">
            <text:p>71587</text:p>
          </table:table-cell>
          <table:table-cell table:formula="of:=[.D879]-[.D87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formula="of:=[.C880]+[.B880]*60+[.A880]*60*60" office:value-type="float" office:value="71591">
            <text:p>71591</text:p>
          </table:table-cell>
          <table:table-cell table:formula="of:=[.D880]-[.D87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formula="of:=[.C881]+[.B881]*60+[.A881]*60*60" office:value-type="float" office:value="71597">
            <text:p>71597</text:p>
          </table:table-cell>
          <table:table-cell table:formula="of:=[.D881]-[.D88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table:formula="of:=[.C882]+[.B882]*60+[.A882]*60*60" office:value-type="float" office:value="71602">
            <text:p>71602</text:p>
          </table:table-cell>
          <table:table-cell table:formula="of:=[.D882]-[.D88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[.C883]+[.B883]*60+[.A883]*60*60" office:value-type="float" office:value="71607">
            <text:p>71607</text:p>
          </table:table-cell>
          <table:table-cell table:formula="of:=[.D883]-[.D88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table:formula="of:=[.C884]+[.B884]*60+[.A884]*60*60" office:value-type="float" office:value="71615">
            <text:p>71615</text:p>
          </table:table-cell>
          <table:table-cell table:formula="of:=[.D884]-[.D883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table:formula="of:=[.C885]+[.B885]*60+[.A885]*60*60" office:value-type="float" office:value="71620">
            <text:p>71620</text:p>
          </table:table-cell>
          <table:table-cell table:formula="of:=[.D885]-[.D88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table:formula="of:=[.C886]+[.B886]*60+[.A886]*60*60" office:value-type="float" office:value="71628">
            <text:p>71628</text:p>
          </table:table-cell>
          <table:table-cell table:formula="of:=[.D886]-[.D885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formula="of:=[.C887]+[.B887]*60+[.A887]*60*60" office:value-type="float" office:value="71630">
            <text:p>71630</text:p>
          </table:table-cell>
          <table:table-cell table:formula="of:=[.D887]-[.D886]"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C888]+[.B888]*60+[.A888]*60*60" office:value-type="float" office:value="71634">
            <text:p>71634</text:p>
          </table:table-cell>
          <table:table-cell table:formula="of:=[.D888]-[.D88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C889]+[.B889]*60+[.A889]*60*60" office:value-type="float" office:value="71637">
            <text:p>71637</text:p>
          </table:table-cell>
          <table:table-cell table:formula="of:=[.D889]-[.D88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C890]+[.B890]*60+[.A890]*60*60" office:value-type="float" office:value="71641">
            <text:p>71641</text:p>
          </table:table-cell>
          <table:table-cell table:formula="of:=[.D890]-[.D88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[.C891]+[.B891]*60+[.A891]*60*60" office:value-type="float" office:value="71644">
            <text:p>71644</text:p>
          </table:table-cell>
          <table:table-cell table:formula="of:=[.D891]-[.D890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C892]+[.B892]*60+[.A892]*60*60" office:value-type="float" office:value="71649">
            <text:p>71649</text:p>
          </table:table-cell>
          <table:table-cell table:formula="of:=[.D892]-[.D89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table:formula="of:=[.C893]+[.B893]*60+[.A893]*60*60" office:value-type="float" office:value="71654">
            <text:p>71654</text:p>
          </table:table-cell>
          <table:table-cell table:formula="of:=[.D893]-[.D89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[.C894]+[.B894]*60+[.A894]*60*60" office:value-type="float" office:value="71659">
            <text:p>71659</text:p>
          </table:table-cell>
          <table:table-cell table:formula="of:=[.D894]-[.D89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table:formula="of:=[.C895]+[.B895]*60+[.A895]*60*60" office:value-type="float" office:value="71664">
            <text:p>71664</text:p>
          </table:table-cell>
          <table:table-cell table:formula="of:=[.D895]-[.D89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formula="of:=[.C896]+[.B896]*60+[.A896]*60*60" office:value-type="float" office:value="71668">
            <text:p>71668</text:p>
          </table:table-cell>
          <table:table-cell table:formula="of:=[.D896]-[.D89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formula="of:=[.C897]+[.B897]*60+[.A897]*60*60" office:value-type="float" office:value="71673">
            <text:p>71673</text:p>
          </table:table-cell>
          <table:table-cell table:formula="of:=[.D897]-[.D89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formula="of:=[.C898]+[.B898]*60+[.A898]*60*60" office:value-type="float" office:value="71678">
            <text:p>71678</text:p>
          </table:table-cell>
          <table:table-cell table:formula="of:=[.D898]-[.D89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table:formula="of:=[.C899]+[.B899]*60+[.A899]*60*60" office:value-type="float" office:value="71682">
            <text:p>71682</text:p>
          </table:table-cell>
          <table:table-cell table:formula="of:=[.D899]-[.D89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table:formula="of:=[.C900]+[.B900]*60+[.A900]*60*60" office:value-type="float" office:value="71688">
            <text:p>71688</text:p>
          </table:table-cell>
          <table:table-cell table:formula="of:=[.D900]-[.D89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4">
            <text:p>54</text:p>
          </table:table-cell>
          <table:table-cell table:formula="of:=[.C901]+[.B901]*60+[.A901]*60*60" office:value-type="float" office:value="71694">
            <text:p>71694</text:p>
          </table:table-cell>
          <table:table-cell table:formula="of:=[.D901]-[.D90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formula="of:=[.C902]+[.B902]*60+[.A902]*60*60" office:value-type="float" office:value="71698">
            <text:p>71698</text:p>
          </table:table-cell>
          <table:table-cell table:formula="of:=[.D902]-[.D90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[.C903]+[.B903]*60+[.A903]*60*60" office:value-type="float" office:value="71702">
            <text:p>71702</text:p>
          </table:table-cell>
          <table:table-cell table:formula="of:=[.D903]-[.D90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[.C904]+[.B904]*60+[.A904]*60*60" office:value-type="float" office:value="71707">
            <text:p>71707</text:p>
          </table:table-cell>
          <table:table-cell table:formula="of:=[.D904]-[.D90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C905]+[.B905]*60+[.A905]*60*60" office:value-type="float" office:value="71713">
            <text:p>71713</text:p>
          </table:table-cell>
          <table:table-cell table:formula="of:=[.D905]-[.D90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table:formula="of:=[.C906]+[.B906]*60+[.A906]*60*60" office:value-type="float" office:value="71718">
            <text:p>71718</text:p>
          </table:table-cell>
          <table:table-cell table:formula="of:=[.D906]-[.D90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formula="of:=[.C907]+[.B907]*60+[.A907]*60*60" office:value-type="float" office:value="71724">
            <text:p>71724</text:p>
          </table:table-cell>
          <table:table-cell table:formula="of:=[.D907]-[.D906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table:formula="of:=[.C908]+[.B908]*60+[.A908]*60*60" office:value-type="float" office:value="71729">
            <text:p>71729</text:p>
          </table:table-cell>
          <table:table-cell table:formula="of:=[.D908]-[.D90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table:formula="of:=[.C909]+[.B909]*60+[.A909]*60*60" office:value-type="float" office:value="71733">
            <text:p>71733</text:p>
          </table:table-cell>
          <table:table-cell table:formula="of:=[.D909]-[.D90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table:formula="of:=[.C910]+[.B910]*60+[.A910]*60*60" office:value-type="float" office:value="71739">
            <text:p>71739</text:p>
          </table:table-cell>
          <table:table-cell table:formula="of:=[.D910]-[.D90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table:formula="of:=[.C911]+[.B911]*60+[.A911]*60*60" office:value-type="float" office:value="71746">
            <text:p>71746</text:p>
          </table:table-cell>
          <table:table-cell table:formula="of:=[.D911]-[.D910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C912]+[.B912]*60+[.A912]*60*60" office:value-type="float" office:value="71751">
            <text:p>71751</text:p>
          </table:table-cell>
          <table:table-cell table:formula="of:=[.D912]-[.D91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formula="of:=[.C913]+[.B913]*60+[.A913]*60*60" office:value-type="float" office:value="71756">
            <text:p>71756</text:p>
          </table:table-cell>
          <table:table-cell table:formula="of:=[.D913]-[.D91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914]+[.B914]*60+[.A914]*60*60" office:value-type="float" office:value="71760">
            <text:p>71760</text:p>
          </table:table-cell>
          <table:table-cell table:formula="of:=[.D914]-[.D913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table:formula="of:=[.C915]+[.B915]*60+[.A915]*60*60" office:value-type="float" office:value="71765">
            <text:p>71765</text:p>
          </table:table-cell>
          <table:table-cell table:formula="of:=[.D915]-[.D91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formula="of:=[.C916]+[.B916]*60+[.A916]*60*60" office:value-type="float" office:value="71769">
            <text:p>71769</text:p>
          </table:table-cell>
          <table:table-cell table:formula="of:=[.D916]-[.D91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formula="of:=[.C917]+[.B917]*60+[.A917]*60*60" office:value-type="float" office:value="71773">
            <text:p>71773</text:p>
          </table:table-cell>
          <table:table-cell table:formula="of:=[.D917]-[.D91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table:formula="of:=[.C918]+[.B918]*60+[.A918]*60*60" office:value-type="float" office:value="71779">
            <text:p>71779</text:p>
          </table:table-cell>
          <table:table-cell table:formula="of:=[.D918]-[.D91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formula="of:=[.C919]+[.B919]*60+[.A919]*60*60" office:value-type="float" office:value="71784">
            <text:p>71784</text:p>
          </table:table-cell>
          <table:table-cell table:formula="of:=[.D919]-[.D91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formula="of:=[.C920]+[.B920]*60+[.A920]*60*60" office:value-type="float" office:value="71789">
            <text:p>71789</text:p>
          </table:table-cell>
          <table:table-cell table:formula="of:=[.D920]-[.D91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[.C921]+[.B921]*60+[.A921]*60*60" office:value-type="float" office:value="71794">
            <text:p>71794</text:p>
          </table:table-cell>
          <table:table-cell table:formula="of:=[.D921]-[.D92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table:formula="of:=[.C922]+[.B922]*60+[.A922]*60*60" office:value-type="float" office:value="71798">
            <text:p>71798</text:p>
          </table:table-cell>
          <table:table-cell table:formula="of:=[.D922]-[.D92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table:formula="of:=[.C923]+[.B923]*60+[.A923]*60*60" office:value-type="float" office:value="71803">
            <text:p>71803</text:p>
          </table:table-cell>
          <table:table-cell table:formula="of:=[.D923]-[.D92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table:formula="of:=[.C924]+[.B924]*60+[.A924]*60*60" office:value-type="float" office:value="71808">
            <text:p>71808</text:p>
          </table:table-cell>
          <table:table-cell table:formula="of:=[.D924]-[.D92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formula="of:=[.C925]+[.B925]*60+[.A925]*60*60" office:value-type="float" office:value="71812">
            <text:p>71812</text:p>
          </table:table-cell>
          <table:table-cell table:formula="of:=[.D925]-[.D92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C926]+[.B926]*60+[.A926]*60*60" office:value-type="float" office:value="71817">
            <text:p>71817</text:p>
          </table:table-cell>
          <table:table-cell table:formula="of:=[.D926]-[.D92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927]+[.B927]*60+[.A927]*60*60" office:value-type="float" office:value="71820">
            <text:p>71820</text:p>
          </table:table-cell>
          <table:table-cell table:formula="of:=[.D927]-[.D926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[.C928]+[.B928]*60+[.A928]*60*60" office:value-type="float" office:value="71825">
            <text:p>71825</text:p>
          </table:table-cell>
          <table:table-cell table:formula="of:=[.D928]-[.D92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formula="of:=[.C929]+[.B929]*60+[.A929]*60*60" office:value-type="float" office:value="71828">
            <text:p>71828</text:p>
          </table:table-cell>
          <table:table-cell table:formula="of:=[.D929]-[.D92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table:formula="of:=[.C930]+[.B930]*60+[.A930]*60*60" office:value-type="float" office:value="71831">
            <text:p>71831</text:p>
          </table:table-cell>
          <table:table-cell table:formula="of:=[.D930]-[.D929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[.C931]+[.B931]*60+[.A931]*60*60" office:value-type="float" office:value="71835">
            <text:p>71835</text:p>
          </table:table-cell>
          <table:table-cell table:formula="of:=[.D931]-[.D93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[.C932]+[.B932]*60+[.A932]*60*60" office:value-type="float" office:value="71840">
            <text:p>71840</text:p>
          </table:table-cell>
          <table:table-cell table:formula="of:=[.D932]-[.D93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formula="of:=[.C933]+[.B933]*60+[.A933]*60*60" office:value-type="float" office:value="71842">
            <text:p>71842</text:p>
          </table:table-cell>
          <table:table-cell table:formula="of:=[.D933]-[.D932]"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formula="of:=[.C934]+[.B934]*60+[.A934]*60*60" office:value-type="float" office:value="71847">
            <text:p>71847</text:p>
          </table:table-cell>
          <table:table-cell table:formula="of:=[.D934]-[.D93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C935]+[.B935]*60+[.A935]*60*60" office:value-type="float" office:value="72022">
            <text:p>72022</text:p>
          </table:table-cell>
          <table:table-cell table:formula="of:=[.D935]-[.D934]" office:value-type="float" office:value="175">
            <text:p>17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.C936]+[.B936]*60+[.A936]*60*60" office:value-type="float" office:value="72031">
            <text:p>72031</text:p>
          </table:table-cell>
          <table:table-cell table:formula="of:=[.D936]-[.D935]" office:value-type="float" office:value="9">
            <text:p>9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.C937]+[.B937]*60+[.A937]*60*60" office:value-type="float" office:value="72036">
            <text:p>72036</text:p>
          </table:table-cell>
          <table:table-cell table:formula="of:=[.D937]-[.D93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.C938]+[.B938]*60+[.A938]*60*60" office:value-type="float" office:value="72043">
            <text:p>72043</text:p>
          </table:table-cell>
          <table:table-cell table:formula="of:=[.D938]-[.D937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.C939]+[.B939]*60+[.A939]*60*60" office:value-type="float" office:value="72046">
            <text:p>72046</text:p>
          </table:table-cell>
          <table:table-cell table:formula="of:=[.D939]-[.D93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.C940]+[.B940]*60+[.A940]*60*60" office:value-type="float" office:value="72051">
            <text:p>72051</text:p>
          </table:table-cell>
          <table:table-cell table:formula="of:=[.D940]-[.D93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C941]+[.B941]*60+[.A941]*60*60" office:value-type="float" office:value="72055">
            <text:p>72055</text:p>
          </table:table-cell>
          <table:table-cell table:formula="of:=[.D941]-[.D94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42]+[.B942]*60+[.A942]*60*60" office:value-type="float" office:value="72060">
            <text:p>72060</text:p>
          </table:table-cell>
          <table:table-cell table:formula="of:=[.D942]-[.D94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943]+[.B943]*60+[.A943]*60*60" office:value-type="float" office:value="72063">
            <text:p>72063</text:p>
          </table:table-cell>
          <table:table-cell table:formula="of:=[.D943]-[.D942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944]+[.B944]*60+[.A944]*60*60" office:value-type="float" office:value="72068">
            <text:p>72068</text:p>
          </table:table-cell>
          <table:table-cell table:formula="of:=[.D944]-[.D94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945]+[.B945]*60+[.A945]*60*60" office:value-type="float" office:value="72072">
            <text:p>72072</text:p>
          </table:table-cell>
          <table:table-cell table:formula="of:=[.D945]-[.D94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946]+[.B946]*60+[.A946]*60*60" office:value-type="float" office:value="72079">
            <text:p>72079</text:p>
          </table:table-cell>
          <table:table-cell table:formula="of:=[.D946]-[.D945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[.C947]+[.B947]*60+[.A947]*60*60" office:value-type="float" office:value="72100">
            <text:p>72100</text:p>
          </table:table-cell>
          <table:table-cell table:formula="of:=[.D947]-[.D946]" office:value-type="float" office:value="21">
            <text:p>2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[.C948]+[.B948]*60+[.A948]*60*60" office:value-type="float" office:value="72105">
            <text:p>72105</text:p>
          </table:table-cell>
          <table:table-cell table:formula="of:=[.D948]-[.D94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[.C949]+[.B949]*60+[.A949]*60*60" office:value-type="float" office:value="72109">
            <text:p>72109</text:p>
          </table:table-cell>
          <table:table-cell table:formula="of:=[.D949]-[.D94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[.C950]+[.B950]*60+[.A950]*60*60" office:value-type="float" office:value="72113">
            <text:p>72113</text:p>
          </table:table-cell>
          <table:table-cell table:formula="of:=[.D950]-[.D94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C951]+[.B951]*60+[.A951]*60*60" office:value-type="float" office:value="72118">
            <text:p>72118</text:p>
          </table:table-cell>
          <table:table-cell table:formula="of:=[.D951]-[.D95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952]+[.B952]*60+[.A952]*60*60" office:value-type="float" office:value="72121">
            <text:p>72121</text:p>
          </table:table-cell>
          <table:table-cell table:formula="of:=[.D952]-[.D951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953]+[.B953]*60+[.A953]*60*60" office:value-type="float" office:value="72126">
            <text:p>72126</text:p>
          </table:table-cell>
          <table:table-cell table:formula="of:=[.D953]-[.D95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C954]+[.B954]*60+[.A954]*60*60" office:value-type="float" office:value="72134">
            <text:p>72134</text:p>
          </table:table-cell>
          <table:table-cell table:formula="of:=[.D954]-[.D953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C955]+[.B955]*60+[.A955]*60*60" office:value-type="float" office:value="72146">
            <text:p>72146</text:p>
          </table:table-cell>
          <table:table-cell table:formula="of:=[.D955]-[.D954]" office:value-type="float" office:value="12">
            <text:p>1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956]+[.B956]*60+[.A956]*60*60" office:value-type="float" office:value="72150">
            <text:p>72150</text:p>
          </table:table-cell>
          <table:table-cell table:formula="of:=[.D956]-[.D95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[.C957]+[.B957]*60+[.A957]*60*60" office:value-type="float" office:value="72154">
            <text:p>72154</text:p>
          </table:table-cell>
          <table:table-cell table:formula="of:=[.D957]-[.D95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formula="of:=[.C958]+[.B958]*60+[.A958]*60*60" office:value-type="float" office:value="72159">
            <text:p>72159</text:p>
          </table:table-cell>
          <table:table-cell table:formula="of:=[.D958]-[.D95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C959]+[.B959]*60+[.A959]*60*60" office:value-type="float" office:value="72165">
            <text:p>72165</text:p>
          </table:table-cell>
          <table:table-cell table:formula="of:=[.D959]-[.D958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[.C960]+[.B960]*60+[.A960]*60*60" office:value-type="float" office:value="72171">
            <text:p>72171</text:p>
          </table:table-cell>
          <table:table-cell table:formula="of:=[.D960]-[.D959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C961]+[.B961]*60+[.A961]*60*60" office:value-type="float" office:value="72175">
            <text:p>72175</text:p>
          </table:table-cell>
          <table:table-cell table:formula="of:=[.D961]-[.D96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962]+[.B962]*60+[.A962]*60*60" office:value-type="float" office:value="72181">
            <text:p>72181</text:p>
          </table:table-cell>
          <table:table-cell table:formula="of:=[.D962]-[.D961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963]+[.B963]*60+[.A963]*60*60" office:value-type="float" office:value="72194">
            <text:p>72194</text:p>
          </table:table-cell>
          <table:table-cell table:formula="of:=[.D963]-[.D962]" office:value-type="float" office:value="13">
            <text:p>1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[.C964]+[.B964]*60+[.A964]*60*60" office:value-type="float" office:value="72197">
            <text:p>72197</text:p>
          </table:table-cell>
          <table:table-cell table:formula="of:=[.D964]-[.D963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C965]+[.B965]*60+[.A965]*60*60" office:value-type="float" office:value="72201">
            <text:p>72201</text:p>
          </table:table-cell>
          <table:table-cell table:formula="of:=[.D965]-[.D96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C966]+[.B966]*60+[.A966]*60*60" office:value-type="float" office:value="72206">
            <text:p>72206</text:p>
          </table:table-cell>
          <table:table-cell table:formula="of:=[.D966]-[.D96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C967]+[.B967]*60+[.A967]*60*60" office:value-type="float" office:value="72211">
            <text:p>72211</text:p>
          </table:table-cell>
          <table:table-cell table:formula="of:=[.D967]-[.D96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[.C968]+[.B968]*60+[.A968]*60*60" office:value-type="float" office:value="72218">
            <text:p>72218</text:p>
          </table:table-cell>
          <table:table-cell table:formula="of:=[.D968]-[.D967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[.C969]+[.B969]*60+[.A969]*60*60" office:value-type="float" office:value="72223">
            <text:p>72223</text:p>
          </table:table-cell>
          <table:table-cell table:formula="of:=[.D969]-[.D96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[.C970]+[.B970]*60+[.A970]*60*60" office:value-type="float" office:value="72228">
            <text:p>72228</text:p>
          </table:table-cell>
          <table:table-cell table:formula="of:=[.D970]-[.D96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formula="of:=[.C971]+[.B971]*60+[.A971]*60*60" office:value-type="float" office:value="72232">
            <text:p>72232</text:p>
          </table:table-cell>
          <table:table-cell table:formula="of:=[.D971]-[.D97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[.C972]+[.B972]*60+[.A972]*60*60" office:value-type="float" office:value="72237">
            <text:p>72237</text:p>
          </table:table-cell>
          <table:table-cell table:formula="of:=[.D972]-[.D97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973]+[.B973]*60+[.A973]*60*60" office:value-type="float" office:value="72250">
            <text:p>72250</text:p>
          </table:table-cell>
          <table:table-cell table:formula="of:=[.D973]-[.D972]" office:value-type="float" office:value="13">
            <text:p>1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974]+[.B974]*60+[.A974]*60*60" office:value-type="float" office:value="72255">
            <text:p>72255</text:p>
          </table:table-cell>
          <table:table-cell table:formula="of:=[.D974]-[.D97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975]+[.B975]*60+[.A975]*60*60" office:value-type="float" office:value="72260">
            <text:p>72260</text:p>
          </table:table-cell>
          <table:table-cell table:formula="of:=[.D975]-[.D97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C976]+[.B976]*60+[.A976]*60*60" office:value-type="float" office:value="72268">
            <text:p>72268</text:p>
          </table:table-cell>
          <table:table-cell table:formula="of:=[.D976]-[.D975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[.C977]+[.B977]*60+[.A977]*60*60" office:value-type="float" office:value="72274">
            <text:p>72274</text:p>
          </table:table-cell>
          <table:table-cell table:formula="of:=[.D977]-[.D976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[.C978]+[.B978]*60+[.A978]*60*60" office:value-type="float" office:value="72285">
            <text:p>72285</text:p>
          </table:table-cell>
          <table:table-cell table:formula="of:=[.D978]-[.D977]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C979]+[.B979]*60+[.A979]*60*60" office:value-type="float" office:value="72290">
            <text:p>72290</text:p>
          </table:table-cell>
          <table:table-cell table:formula="of:=[.D979]-[.D97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formula="of:=[.C980]+[.B980]*60+[.A980]*60*60" office:value-type="float" office:value="72293">
            <text:p>72293</text:p>
          </table:table-cell>
          <table:table-cell table:formula="of:=[.D980]-[.D979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formula="of:=[.C981]+[.B981]*60+[.A981]*60*60" office:value-type="float" office:value="72298">
            <text:p>72298</text:p>
          </table:table-cell>
          <table:table-cell table:formula="of:=[.D981]-[.D98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982]+[.B982]*60+[.A982]*60*60" office:value-type="float" office:value="72302">
            <text:p>72302</text:p>
          </table:table-cell>
          <table:table-cell table:formula="of:=[.D982]-[.D98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C983]+[.B983]*60+[.A983]*60*60" office:value-type="float" office:value="72315">
            <text:p>72315</text:p>
          </table:table-cell>
          <table:table-cell table:formula="of:=[.D983]-[.D982]" office:value-type="float" office:value="13">
            <text:p>1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C984]+[.B984]*60+[.A984]*60*60" office:value-type="float" office:value="72320">
            <text:p>72320</text:p>
          </table:table-cell>
          <table:table-cell table:formula="of:=[.D984]-[.D98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C985]+[.B985]*60+[.A985]*60*60" office:value-type="float" office:value="72325">
            <text:p>72325</text:p>
          </table:table-cell>
          <table:table-cell table:formula="of:=[.D985]-[.D98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C986]+[.B986]*60+[.A986]*60*60" office:value-type="float" office:value="72330">
            <text:p>72330</text:p>
          </table:table-cell>
          <table:table-cell table:formula="of:=[.D986]-[.D98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987]+[.B987]*60+[.A987]*60*60" office:value-type="float" office:value="72340">
            <text:p>72340</text:p>
          </table:table-cell>
          <table:table-cell table:formula="of:=[.D987]-[.D986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formula="of:=[.C988]+[.B988]*60+[.A988]*60*60" office:value-type="float" office:value="72344">
            <text:p>72344</text:p>
          </table:table-cell>
          <table:table-cell table:formula="of:=[.D988]-[.D98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formula="of:=[.C989]+[.B989]*60+[.A989]*60*60" office:value-type="float" office:value="72348">
            <text:p>72348</text:p>
          </table:table-cell>
          <table:table-cell table:formula="of:=[.D989]-[.D98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formula="of:=[.C990]+[.B990]*60+[.A990]*60*60" office:value-type="float" office:value="72353">
            <text:p>72353</text:p>
          </table:table-cell>
          <table:table-cell table:formula="of:=[.D990]-[.D98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formula="of:=[.C991]+[.B991]*60+[.A991]*60*60" office:value-type="float" office:value="72359">
            <text:p>72359</text:p>
          </table:table-cell>
          <table:table-cell table:formula="of:=[.D991]-[.D99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992]+[.B992]*60+[.A992]*60*60" office:value-type="float" office:value="72369">
            <text:p>72369</text:p>
          </table:table-cell>
          <table:table-cell table:formula="of:=[.D992]-[.D991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C993]+[.B993]*60+[.A993]*60*60" office:value-type="float" office:value="72375">
            <text:p>72375</text:p>
          </table:table-cell>
          <table:table-cell table:formula="of:=[.D993]-[.D992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[.C994]+[.B994]*60+[.A994]*60*60" office:value-type="float" office:value="72381">
            <text:p>72381</text:p>
          </table:table-cell>
          <table:table-cell table:formula="of:=[.D994]-[.D99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[.C995]+[.B995]*60+[.A995]*60*60" office:value-type="float" office:value="72387">
            <text:p>72387</text:p>
          </table:table-cell>
          <table:table-cell table:formula="of:=[.D995]-[.D994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996]+[.B996]*60+[.A996]*60*60" office:value-type="float" office:value="72390">
            <text:p>72390</text:p>
          </table:table-cell>
          <table:table-cell table:formula="of:=[.D996]-[.D995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[.C997]+[.B997]*60+[.A997]*60*60" office:value-type="float" office:value="72394">
            <text:p>72394</text:p>
          </table:table-cell>
          <table:table-cell table:formula="of:=[.D997]-[.D99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[.C998]+[.B998]*60+[.A998]*60*60" office:value-type="float" office:value="72399">
            <text:p>72399</text:p>
          </table:table-cell>
          <table:table-cell table:formula="of:=[.D998]-[.D99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[.C999]+[.B999]*60+[.A999]*60*60" office:value-type="float" office:value="72403">
            <text:p>72403</text:p>
          </table:table-cell>
          <table:table-cell table:formula="of:=[.D999]-[.D99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formula="of:=[.C1000]+[.B1000]*60+[.A1000]*60*60" office:value-type="float" office:value="72408">
            <text:p>72408</text:p>
          </table:table-cell>
          <table:table-cell table:formula="of:=[.D1000]-[.D99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formula="of:=[.C1001]+[.B1001]*60+[.A1001]*60*60" office:value-type="float" office:value="72412">
            <text:p>72412</text:p>
          </table:table-cell>
          <table:table-cell table:formula="of:=[.D1001]-[.D1000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formula="of:=[.C1002]+[.B1002]*60+[.A1002]*60*60" office:value-type="float" office:value="72417">
            <text:p>72417</text:p>
          </table:table-cell>
          <table:table-cell table:formula="of:=[.D1002]-[.D1001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003]+[.B1003]*60+[.A1003]*60*60" office:value-type="float" office:value="72424">
            <text:p>72424</text:p>
          </table:table-cell>
          <table:table-cell table:formula="of:=[.D1003]-[.D1002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1004]+[.B1004]*60+[.A1004]*60*60" office:value-type="float" office:value="72430">
            <text:p>72430</text:p>
          </table:table-cell>
          <table:table-cell table:formula="of:=[.D1004]-[.D100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C1005]+[.B1005]*60+[.A1005]*60*60" office:value-type="float" office:value="72435">
            <text:p>72435</text:p>
          </table:table-cell>
          <table:table-cell table:formula="of:=[.D1005]-[.D100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[.C1006]+[.B1006]*60+[.A1006]*60*60" office:value-type="float" office:value="72439">
            <text:p>72439</text:p>
          </table:table-cell>
          <table:table-cell table:formula="of:=[.D1006]-[.D100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[.C1007]+[.B1007]*60+[.A1007]*60*60" office:value-type="float" office:value="72444">
            <text:p>72444</text:p>
          </table:table-cell>
          <table:table-cell table:formula="of:=[.D1007]-[.D100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[.C1008]+[.B1008]*60+[.A1008]*60*60" office:value-type="float" office:value="72449">
            <text:p>72449</text:p>
          </table:table-cell>
          <table:table-cell table:formula="of:=[.D1008]-[.D1007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[.C1009]+[.B1009]*60+[.A1009]*60*60" office:value-type="float" office:value="72453">
            <text:p>72453</text:p>
          </table:table-cell>
          <table:table-cell table:formula="of:=[.D1009]-[.D100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[.C1010]+[.B1010]*60+[.A1010]*60*60" office:value-type="float" office:value="72457">
            <text:p>72457</text:p>
          </table:table-cell>
          <table:table-cell table:formula="of:=[.D1010]-[.D100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[.C1011]+[.B1011]*60+[.A1011]*60*60" office:value-type="float" office:value="72460">
            <text:p>72460</text:p>
          </table:table-cell>
          <table:table-cell table:formula="of:=[.D1011]-[.D1010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formula="of:=[.C1012]+[.B1012]*60+[.A1012]*60*60" office:value-type="float" office:value="72464">
            <text:p>72464</text:p>
          </table:table-cell>
          <table:table-cell table:formula="of:=[.D1012]-[.D101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formula="of:=[.C1013]+[.B1013]*60+[.A1013]*60*60" office:value-type="float" office:value="72469">
            <text:p>72469</text:p>
          </table:table-cell>
          <table:table-cell table:formula="of:=[.D1013]-[.D101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formula="of:=[.C1014]+[.B1014]*60+[.A1014]*60*60" office:value-type="float" office:value="72472">
            <text:p>72472</text:p>
          </table:table-cell>
          <table:table-cell table:formula="of:=[.D1014]-[.D1013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formula="of:=[.C1015]+[.B1015]*60+[.A1015]*60*60" office:value-type="float" office:value="72476">
            <text:p>72476</text:p>
          </table:table-cell>
          <table:table-cell table:formula="of:=[.D1015]-[.D101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1016]+[.B1016]*60+[.A1016]*60*60" office:value-type="float" office:value="72480">
            <text:p>72480</text:p>
          </table:table-cell>
          <table:table-cell table:formula="of:=[.D1016]-[.D101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1017]+[.B1017]*60+[.A1017]*60*60" office:value-type="float" office:value="72484">
            <text:p>72484</text:p>
          </table:table-cell>
          <table:table-cell table:formula="of:=[.D1017]-[.D101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1018]+[.B1018]*60+[.A1018]*60*60" office:value-type="float" office:value="72491">
            <text:p>72491</text:p>
          </table:table-cell>
          <table:table-cell table:formula="of:=[.D1018]-[.D1017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C1019]+[.B1019]*60+[.A1019]*60*60" office:value-type="float" office:value="72495">
            <text:p>72495</text:p>
          </table:table-cell>
          <table:table-cell table:formula="of:=[.D1019]-[.D101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C1020]+[.B1020]*60+[.A1020]*60*60" office:value-type="float" office:value="72503">
            <text:p>72503</text:p>
          </table:table-cell>
          <table:table-cell table:formula="of:=[.D1020]-[.D1019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[.C1021]+[.B1021]*60+[.A1021]*60*60" office:value-type="float" office:value="72510">
            <text:p>72510</text:p>
          </table:table-cell>
          <table:table-cell table:formula="of:=[.D1021]-[.D1020]" office:value-type="float" office:value="7">
            <text:p>7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formula="of:=[.C1022]+[.B1022]*60+[.A1022]*60*60" office:value-type="float" office:value="72516">
            <text:p>72516</text:p>
          </table:table-cell>
          <table:table-cell table:formula="of:=[.D1022]-[.D1021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[.C1023]+[.B1023]*60+[.A1023]*60*60" office:value-type="float" office:value="72520">
            <text:p>72520</text:p>
          </table:table-cell>
          <table:table-cell table:formula="of:=[.D1023]-[.D102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[.C1024]+[.B1024]*60+[.A1024]*60*60" office:value-type="float" office:value="72523">
            <text:p>72523</text:p>
          </table:table-cell>
          <table:table-cell table:formula="of:=[.D1024]-[.D1023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formula="of:=[.C1025]+[.B1025]*60+[.A1025]*60*60" office:value-type="float" office:value="72527">
            <text:p>72527</text:p>
          </table:table-cell>
          <table:table-cell table:formula="of:=[.D1025]-[.D102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[.C1026]+[.B1026]*60+[.A1026]*60*60" office:value-type="float" office:value="72532">
            <text:p>72532</text:p>
          </table:table-cell>
          <table:table-cell table:formula="of:=[.D1026]-[.D102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[.C1027]+[.B1027]*60+[.A1027]*60*60" office:value-type="float" office:value="72537">
            <text:p>72537</text:p>
          </table:table-cell>
          <table:table-cell table:formula="of:=[.D1027]-[.D102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1028]+[.B1028]*60+[.A1028]*60*60" office:value-type="float" office:value="72543">
            <text:p>72543</text:p>
          </table:table-cell>
          <table:table-cell table:formula="of:=[.D1028]-[.D1027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table:formula="of:=[.C1029]+[.B1029]*60+[.A1029]*60*60" office:value-type="float" office:value="72549">
            <text:p>72549</text:p>
          </table:table-cell>
          <table:table-cell table:formula="of:=[.D1029]-[.D1028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[.C1030]+[.B1030]*60+[.A1030]*60*60" office:value-type="float" office:value="72572">
            <text:p>72572</text:p>
          </table:table-cell>
          <table:table-cell table:formula="of:=[.D1030]-[.D1029]"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[.C1031]+[.B1031]*60+[.A1031]*60*60" office:value-type="float" office:value="72578">
            <text:p>72578</text:p>
          </table:table-cell>
          <table:table-cell table:formula="of:=[.D1031]-[.D1030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[.C1032]+[.B1032]*60+[.A1032]*60*60" office:value-type="float" office:value="72582">
            <text:p>72582</text:p>
          </table:table-cell>
          <table:table-cell table:formula="of:=[.D1032]-[.D1031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formula="of:=[.C1033]+[.B1033]*60+[.A1033]*60*60" office:value-type="float" office:value="72586">
            <text:p>72586</text:p>
          </table:table-cell>
          <table:table-cell table:formula="of:=[.D1033]-[.D1032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[.C1034]+[.B1034]*60+[.A1034]*60*60" office:value-type="float" office:value="72591">
            <text:p>72591</text:p>
          </table:table-cell>
          <table:table-cell table:formula="of:=[.D1034]-[.D1033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formula="of:=[.C1035]+[.B1035]*60+[.A1035]*60*60" office:value-type="float" office:value="72595">
            <text:p>72595</text:p>
          </table:table-cell>
          <table:table-cell table:formula="of:=[.D1035]-[.D1034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1036]+[.B1036]*60+[.A1036]*60*60" office:value-type="float" office:value="72600">
            <text:p>72600</text:p>
          </table:table-cell>
          <table:table-cell table:formula="of:=[.D1036]-[.D1035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037]+[.B1037]*60+[.A1037]*60*60" office:value-type="float" office:value="72605">
            <text:p>72605</text:p>
          </table:table-cell>
          <table:table-cell table:formula="of:=[.D1037]-[.D1036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C1038]+[.B1038]*60+[.A1038]*60*60" office:value-type="float" office:value="72615">
            <text:p>72615</text:p>
          </table:table-cell>
          <table:table-cell table:formula="of:=[.D1038]-[.D1037]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C1039]+[.B1039]*60+[.A1039]*60*60" office:value-type="float" office:value="72619">
            <text:p>72619</text:p>
          </table:table-cell>
          <table:table-cell table:formula="of:=[.D1039]-[.D1038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C1040]+[.B1040]*60+[.A1040]*60*60" office:value-type="float" office:value="72624">
            <text:p>72624</text:p>
          </table:table-cell>
          <table:table-cell table:formula="of:=[.D1040]-[.D1039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[.C1041]+[.B1041]*60+[.A1041]*60*60" office:value-type="float" office:value="72629">
            <text:p>72629</text:p>
          </table:table-cell>
          <table:table-cell table:formula="of:=[.D1041]-[.D1040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[.C1042]+[.B1042]*60+[.A1042]*60*60" office:value-type="float" office:value="72637">
            <text:p>72637</text:p>
          </table:table-cell>
          <table:table-cell table:formula="of:=[.D1042]-[.D1041]" office:value-type="float" office:value="8">
            <text:p>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[.C1043]+[.B1043]*60+[.A1043]*60*60" office:value-type="float" office:value="72642">
            <text:p>72642</text:p>
          </table:table-cell>
          <table:table-cell table:formula="of:=[.D1043]-[.D1042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[.C1044]+[.B1044]*60+[.A1044]*60*60" office:value-type="float" office:value="72648">
            <text:p>72648</text:p>
          </table:table-cell>
          <table:table-cell table:formula="of:=[.D1044]-[.D1043]"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formula="of:=[.C1045]+[.B1045]*60+[.A1045]*60*60" office:value-type="float" office:value="72653">
            <text:p>72653</text:p>
          </table:table-cell>
          <table:table-cell table:formula="of:=[.D1045]-[.D1044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[.C1046]+[.B1046]*60+[.A1046]*60*60" office:value-type="float" office:value="72657">
            <text:p>72657</text:p>
          </table:table-cell>
          <table:table-cell table:formula="of:=[.D1046]-[.D1045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C1047]+[.B1047]*60+[.A1047]*60*60" office:value-type="float" office:value="72660">
            <text:p>72660</text:p>
          </table:table-cell>
          <table:table-cell table:formula="of:=[.D1047]-[.D1046]"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1048]+[.B1048]*60+[.A1048]*60*60" office:value-type="float" office:value="72664">
            <text:p>72664</text:p>
          </table:table-cell>
          <table:table-cell table:formula="of:=[.D1048]-[.D1047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1049]+[.B1049]*60+[.A1049]*60*60" office:value-type="float" office:value="72669">
            <text:p>72669</text:p>
          </table:table-cell>
          <table:table-cell table:formula="of:=[.D1049]-[.D1048]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1050]+[.B1050]*60+[.A1050]*60*60" office:value-type="float" office:value="72673">
            <text:p>72673</text:p>
          </table:table-cell>
          <table:table-cell table:formula="of:=[.D1050]-[.D1049]" office:value-type="float" office:value="4">
            <text:p>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[.C1051]+[.B1051]*60+[.A1051]*60*60" office:value-type="float" office:value="72677">
            <text:p>72677</text:p>
          </table:table-cell>
          <table:table-cell table:formula="of:=[.D1051]-[.D105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[.C1052]+[.B1052]*60+[.A1052]*60*60" office:value-type="float" office:value="72681">
            <text:p>72681</text:p>
          </table:table-cell>
          <table:table-cell table:formula="of:=[.D1052]-[.D105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[.C1053]+[.B1053]*60+[.A1053]*60*60" office:value-type="float" office:value="72686">
            <text:p>72686</text:p>
          </table:table-cell>
          <table:table-cell table:formula="of:=[.D1053]-[.D1052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[.C1054]+[.B1054]*60+[.A1054]*60*60" office:value-type="float" office:value="72695">
            <text:p>72695</text:p>
          </table:table-cell>
          <table:table-cell table:formula="of:=[.D1054]-[.D1053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[.C1055]+[.B1055]*60+[.A1055]*60*60" office:value-type="float" office:value="72706">
            <text:p>72706</text:p>
          </table:table-cell>
          <table:table-cell table:formula="of:=[.D1055]-[.D1054]" office:value-type="float" office:value="11">
            <text:p>11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formula="of:=[.C1056]+[.B1056]*60+[.A1056]*60*60" office:value-type="float" office:value="72711">
            <text:p>72711</text:p>
          </table:table-cell>
          <table:table-cell table:formula="of:=[.D1056]-[.D1055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057]+[.B1057]*60+[.A1057]*60*60" office:value-type="float" office:value="72723">
            <text:p>72723</text:p>
          </table:table-cell>
          <table:table-cell table:formula="of:=[.D1057]-[.D1056]" office:value-type="float" office:value="12">
            <text:p>12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C1058]+[.B1058]*60+[.A1058]*60*60" office:value-type="float" office:value="72729">
            <text:p>72729</text:p>
          </table:table-cell>
          <table:table-cell table:formula="of:=[.D1058]-[.D105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table:formula="of:=[.C1059]+[.B1059]*60+[.A1059]*60*60" office:value-type="float" office:value="72732">
            <text:p>72732</text:p>
          </table:table-cell>
          <table:table-cell table:formula="of:=[.D1059]-[.D1058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C1060]+[.B1060]*60+[.A1060]*60*60" office:value-type="float" office:value="72736">
            <text:p>72736</text:p>
          </table:table-cell>
          <table:table-cell table:formula="of:=[.D1060]-[.D105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[.C1061]+[.B1061]*60+[.A1061]*60*60" office:value-type="float" office:value="72741">
            <text:p>72741</text:p>
          </table:table-cell>
          <table:table-cell table:formula="of:=[.D1061]-[.D106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[.C1062]+[.B1062]*60+[.A1062]*60*60" office:value-type="float" office:value="72745">
            <text:p>72745</text:p>
          </table:table-cell>
          <table:table-cell table:formula="of:=[.D1062]-[.D106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[.C1063]+[.B1063]*60+[.A1063]*60*60" office:value-type="float" office:value="72749">
            <text:p>72749</text:p>
          </table:table-cell>
          <table:table-cell table:formula="of:=[.D1063]-[.D1062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[.C1064]+[.B1064]*60+[.A1064]*60*60" office:value-type="float" office:value="72753">
            <text:p>72753</text:p>
          </table:table-cell>
          <table:table-cell table:formula="of:=[.D1064]-[.D106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[.C1065]+[.B1065]*60+[.A1065]*60*60" office:value-type="float" office:value="72759">
            <text:p>72759</text:p>
          </table:table-cell>
          <table:table-cell table:formula="of:=[.D1065]-[.D1064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[.C1066]+[.B1066]*60+[.A1066]*60*60" office:value-type="float" office:value="72763">
            <text:p>72763</text:p>
          </table:table-cell>
          <table:table-cell table:formula="of:=[.D1066]-[.D106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C1067]+[.B1067]*60+[.A1067]*60*60" office:value-type="float" office:value="72768">
            <text:p>72768</text:p>
          </table:table-cell>
          <table:table-cell table:formula="of:=[.D1067]-[.D106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formula="of:=[.C1068]+[.B1068]*60+[.A1068]*60*60" office:value-type="float" office:value="72772">
            <text:p>72772</text:p>
          </table:table-cell>
          <table:table-cell table:formula="of:=[.D1068]-[.D1067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formula="of:=[.C1069]+[.B1069]*60+[.A1069]*60*60" office:value-type="float" office:value="72777">
            <text:p>72777</text:p>
          </table:table-cell>
          <table:table-cell table:formula="of:=[.D1069]-[.D1068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C1070]+[.B1070]*60+[.A1070]*60*60" office:value-type="float" office:value="72781">
            <text:p>72781</text:p>
          </table:table-cell>
          <table:table-cell table:formula="of:=[.D1070]-[.D106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[.C1071]+[.B1071]*60+[.A1071]*60*60" office:value-type="float" office:value="72786">
            <text:p>72786</text:p>
          </table:table-cell>
          <table:table-cell table:formula="of:=[.D1071]-[.D107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C1072]+[.B1072]*60+[.A1072]*60*60" office:value-type="float" office:value="72791">
            <text:p>72791</text:p>
          </table:table-cell>
          <table:table-cell table:formula="of:=[.D1072]-[.D1071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1073]+[.B1073]*60+[.A1073]*60*60" office:value-type="float" office:value="72794">
            <text:p>72794</text:p>
          </table:table-cell>
          <table:table-cell table:formula="of:=[.D1073]-[.D1072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[.C1074]+[.B1074]*60+[.A1074]*60*60" office:value-type="float" office:value="72798">
            <text:p>72798</text:p>
          </table:table-cell>
          <table:table-cell table:formula="of:=[.D1074]-[.D107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[.C1075]+[.B1075]*60+[.A1075]*60*60" office:value-type="float" office:value="72803">
            <text:p>72803</text:p>
          </table:table-cell>
          <table:table-cell table:formula="of:=[.D1075]-[.D107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[.C1076]+[.B1076]*60+[.A1076]*60*60" office:value-type="float" office:value="72807">
            <text:p>72807</text:p>
          </table:table-cell>
          <table:table-cell table:formula="of:=[.D1076]-[.D107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[.C1077]+[.B1077]*60+[.A1077]*60*60" office:value-type="float" office:value="72810">
            <text:p>72810</text:p>
          </table:table-cell>
          <table:table-cell table:formula="of:=[.D1077]-[.D1076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[.C1078]+[.B1078]*60+[.A1078]*60*60" office:value-type="float" office:value="72814">
            <text:p>72814</text:p>
          </table:table-cell>
          <table:table-cell table:formula="of:=[.D1078]-[.D1077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[.C1079]+[.B1079]*60+[.A1079]*60*60" office:value-type="float" office:value="72819">
            <text:p>72819</text:p>
          </table:table-cell>
          <table:table-cell table:formula="of:=[.D1079]-[.D1078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[.C1080]+[.B1080]*60+[.A1080]*60*60" office:value-type="float" office:value="72822">
            <text:p>72822</text:p>
          </table:table-cell>
          <table:table-cell table:formula="of:=[.D1080]-[.D1079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[.C1081]+[.B1081]*60+[.A1081]*60*60" office:value-type="float" office:value="72826">
            <text:p>72826</text:p>
          </table:table-cell>
          <table:table-cell table:formula="of:=[.D1081]-[.D108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C1082]+[.B1082]*60+[.A1082]*60*60" office:value-type="float" office:value="72830">
            <text:p>72830</text:p>
          </table:table-cell>
          <table:table-cell table:formula="of:=[.D1082]-[.D108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[.C1083]+[.B1083]*60+[.A1083]*60*60" office:value-type="float" office:value="72836">
            <text:p>72836</text:p>
          </table:table-cell>
          <table:table-cell table:formula="of:=[.D1083]-[.D1082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C1084]+[.B1084]*60+[.A1084]*60*60" office:value-type="float" office:value="72840">
            <text:p>72840</text:p>
          </table:table-cell>
          <table:table-cell table:formula="of:=[.D1084]-[.D108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C1085]+[.B1085]*60+[.A1085]*60*60" office:value-type="float" office:value="72845">
            <text:p>72845</text:p>
          </table:table-cell>
          <table:table-cell table:formula="of:=[.D1085]-[.D108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[.C1086]+[.B1086]*60+[.A1086]*60*60" office:value-type="float" office:value="72848">
            <text:p>72848</text:p>
          </table:table-cell>
          <table:table-cell table:formula="of:=[.D1086]-[.D1085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C1087]+[.B1087]*60+[.A1087]*60*60" office:value-type="float" office:value="72852">
            <text:p>72852</text:p>
          </table:table-cell>
          <table:table-cell table:formula="of:=[.D1087]-[.D1086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088]+[.B1088]*60+[.A1088]*60*60" office:value-type="float" office:value="72855">
            <text:p>72855</text:p>
          </table:table-cell>
          <table:table-cell table:formula="of:=[.D1088]-[.D1087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[.C1089]+[.B1089]*60+[.A1089]*60*60" office:value-type="float" office:value="72859">
            <text:p>72859</text:p>
          </table:table-cell>
          <table:table-cell table:formula="of:=[.D1089]-[.D1088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[.C1090]+[.B1090]*60+[.A1090]*60*60" office:value-type="float" office:value="72864">
            <text:p>72864</text:p>
          </table:table-cell>
          <table:table-cell table:formula="of:=[.D1090]-[.D1089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[.C1091]+[.B1091]*60+[.A1091]*60*60" office:value-type="float" office:value="72870">
            <text:p>72870</text:p>
          </table:table-cell>
          <table:table-cell table:formula="of:=[.D1091]-[.D1090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[.C1092]+[.B1092]*60+[.A1092]*60*60" office:value-type="float" office:value="72873">
            <text:p>72873</text:p>
          </table:table-cell>
          <table:table-cell table:formula="of:=[.D1092]-[.D1091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[.C1093]+[.B1093]*60+[.A1093]*60*60" office:value-type="float" office:value="72877">
            <text:p>72877</text:p>
          </table:table-cell>
          <table:table-cell table:formula="of:=[.D1093]-[.D1092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[.C1094]+[.B1094]*60+[.A1094]*60*60" office:value-type="float" office:value="72881">
            <text:p>72881</text:p>
          </table:table-cell>
          <table:table-cell table:formula="of:=[.D1094]-[.D109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[.C1095]+[.B1095]*60+[.A1095]*60*60" office:value-type="float" office:value="72886">
            <text:p>72886</text:p>
          </table:table-cell>
          <table:table-cell table:formula="of:=[.D1095]-[.D109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[.C1096]+[.B1096]*60+[.A1096]*60*60" office:value-type="float" office:value="72890">
            <text:p>72890</text:p>
          </table:table-cell>
          <table:table-cell table:formula="of:=[.D1096]-[.D109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[.C1097]+[.B1097]*60+[.A1097]*60*60" office:value-type="float" office:value="72895">
            <text:p>72895</text:p>
          </table:table-cell>
          <table:table-cell table:formula="of:=[.D1097]-[.D109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formula="of:=[.C1098]+[.B1098]*60+[.A1098]*60*60" office:value-type="float" office:value="72899">
            <text:p>72899</text:p>
          </table:table-cell>
          <table:table-cell table:formula="of:=[.D1098]-[.D1097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C1099]+[.B1099]*60+[.A1099]*60*60" office:value-type="float" office:value="72904">
            <text:p>72904</text:p>
          </table:table-cell>
          <table:table-cell table:formula="of:=[.D1099]-[.D1098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C1100]+[.B1100]*60+[.A1100]*60*60" office:value-type="float" office:value="72909">
            <text:p>72909</text:p>
          </table:table-cell>
          <table:table-cell table:formula="of:=[.D1100]-[.D1099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C1101]+[.B1101]*60+[.A1101]*60*60" office:value-type="float" office:value="72914">
            <text:p>72914</text:p>
          </table:table-cell>
          <table:table-cell table:formula="of:=[.D1101]-[.D110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C1102]+[.B1102]*60+[.A1102]*60*60" office:value-type="float" office:value="72918">
            <text:p>72918</text:p>
          </table:table-cell>
          <table:table-cell table:formula="of:=[.D1102]-[.D110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[.C1103]+[.B1103]*60+[.A1103]*60*60" office:value-type="float" office:value="72921">
            <text:p>72921</text:p>
          </table:table-cell>
          <table:table-cell table:formula="of:=[.D1103]-[.D1102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[.C1104]+[.B1104]*60+[.A1104]*60*60" office:value-type="float" office:value="72926">
            <text:p>72926</text:p>
          </table:table-cell>
          <table:table-cell table:formula="of:=[.D1104]-[.D1103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[.C1105]+[.B1105]*60+[.A1105]*60*60" office:value-type="float" office:value="72935">
            <text:p>72935</text:p>
          </table:table-cell>
          <table:table-cell table:formula="of:=[.D1105]-[.D1104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[.C1106]+[.B1106]*60+[.A1106]*60*60" office:value-type="float" office:value="72940">
            <text:p>72940</text:p>
          </table:table-cell>
          <table:table-cell table:formula="of:=[.D1106]-[.D1105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[.C1107]+[.B1107]*60+[.A1107]*60*60" office:value-type="float" office:value="72945">
            <text:p>72945</text:p>
          </table:table-cell>
          <table:table-cell table:formula="of:=[.D1107]-[.D110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[.C1108]+[.B1108]*60+[.A1108]*60*60" office:value-type="float" office:value="72949">
            <text:p>72949</text:p>
          </table:table-cell>
          <table:table-cell table:formula="of:=[.D1108]-[.D1107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[.C1109]+[.B1109]*60+[.A1109]*60*60" office:value-type="float" office:value="72955">
            <text:p>72955</text:p>
          </table:table-cell>
          <table:table-cell table:formula="of:=[.D1109]-[.D1108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[.C1110]+[.B1110]*60+[.A1110]*60*60" office:value-type="float" office:value="72958">
            <text:p>72958</text:p>
          </table:table-cell>
          <table:table-cell table:formula="of:=[.D1110]-[.D1109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C1111]+[.B1111]*60+[.A1111]*60*60" office:value-type="float" office:value="72962">
            <text:p>72962</text:p>
          </table:table-cell>
          <table:table-cell table:formula="of:=[.D1111]-[.D111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1112]+[.B1112]*60+[.A1112]*60*60" office:value-type="float" office:value="72968">
            <text:p>72968</text:p>
          </table:table-cell>
          <table:table-cell table:formula="of:=[.D1112]-[.D1111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C1113]+[.B1113]*60+[.A1113]*60*60" office:value-type="float" office:value="72973">
            <text:p>72973</text:p>
          </table:table-cell>
          <table:table-cell table:formula="of:=[.D1113]-[.D1112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1114]+[.B1114]*60+[.A1114]*60*60" office:value-type="float" office:value="72977">
            <text:p>72977</text:p>
          </table:table-cell>
          <table:table-cell table:formula="of:=[.D1114]-[.D111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C1115]+[.B1115]*60+[.A1115]*60*60" office:value-type="float" office:value="72982">
            <text:p>72982</text:p>
          </table:table-cell>
          <table:table-cell table:formula="of:=[.D1115]-[.D111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[.C1116]+[.B1116]*60+[.A1116]*60*60" office:value-type="float" office:value="72988">
            <text:p>72988</text:p>
          </table:table-cell>
          <table:table-cell table:formula="of:=[.D1116]-[.D1115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[.C1117]+[.B1117]*60+[.A1117]*60*60" office:value-type="float" office:value="72993">
            <text:p>72993</text:p>
          </table:table-cell>
          <table:table-cell table:formula="of:=[.D1117]-[.D111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[.C1118]+[.B1118]*60+[.A1118]*60*60" office:value-type="float" office:value="72999">
            <text:p>72999</text:p>
          </table:table-cell>
          <table:table-cell table:formula="of:=[.D1118]-[.D111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C1119]+[.B1119]*60+[.A1119]*60*60" office:value-type="float" office:value="73010">
            <text:p>73010</text:p>
          </table:table-cell>
          <table:table-cell table:formula="of:=[.D1119]-[.D1118]" office:value-type="float" office:value="11">
            <text:p>11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[.C1120]+[.B1120]*60+[.A1120]*60*60" office:value-type="float" office:value="73016">
            <text:p>73016</text:p>
          </table:table-cell>
          <table:table-cell table:formula="of:=[.D1120]-[.D1119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[.C1121]+[.B1121]*60+[.A1121]*60*60" office:value-type="float" office:value="73022">
            <text:p>73022</text:p>
          </table:table-cell>
          <table:table-cell table:formula="of:=[.D1121]-[.D1120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[.C1122]+[.B1122]*60+[.A1122]*60*60" office:value-type="float" office:value="73041">
            <text:p>73041</text:p>
          </table:table-cell>
          <table:table-cell table:formula="of:=[.D1122]-[.D1121]" office:value-type="float" office:value="19">
            <text:p>1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[.C1123]+[.B1123]*60+[.A1123]*60*60" office:value-type="float" office:value="73045">
            <text:p>73045</text:p>
          </table:table-cell>
          <table:table-cell table:formula="of:=[.D1123]-[.D1122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[.C1124]+[.B1124]*60+[.A1124]*60*60" office:value-type="float" office:value="73049">
            <text:p>73049</text:p>
          </table:table-cell>
          <table:table-cell table:formula="of:=[.D1124]-[.D112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[.C1125]+[.B1125]*60+[.A1125]*60*60" office:value-type="float" office:value="73053">
            <text:p>73053</text:p>
          </table:table-cell>
          <table:table-cell table:formula="of:=[.D1125]-[.D1124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[.C1126]+[.B1126]*60+[.A1126]*60*60" office:value-type="float" office:value="73057">
            <text:p>73057</text:p>
          </table:table-cell>
          <table:table-cell table:formula="of:=[.D1126]-[.D112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[.C1127]+[.B1127]*60+[.A1127]*60*60" office:value-type="float" office:value="73061">
            <text:p>73061</text:p>
          </table:table-cell>
          <table:table-cell table:formula="of:=[.D1127]-[.D1126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[.C1128]+[.B1128]*60+[.A1128]*60*60" office:value-type="float" office:value="73067">
            <text:p>73067</text:p>
          </table:table-cell>
          <table:table-cell table:formula="of:=[.D1128]-[.D112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[.C1129]+[.B1129]*60+[.A1129]*60*60" office:value-type="float" office:value="73072">
            <text:p>73072</text:p>
          </table:table-cell>
          <table:table-cell table:formula="of:=[.D1129]-[.D1128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[.C1130]+[.B1130]*60+[.A1130]*60*60" office:value-type="float" office:value="73076">
            <text:p>73076</text:p>
          </table:table-cell>
          <table:table-cell table:formula="of:=[.D1130]-[.D112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C1131]+[.B1131]*60+[.A1131]*60*60" office:value-type="float" office:value="73081">
            <text:p>73081</text:p>
          </table:table-cell>
          <table:table-cell table:formula="of:=[.D1131]-[.D113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C1132]+[.B1132]*60+[.A1132]*60*60" office:value-type="float" office:value="73090">
            <text:p>73090</text:p>
          </table:table-cell>
          <table:table-cell table:formula="of:=[.D1132]-[.D1131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[.C1133]+[.B1133]*60+[.A1133]*60*60" office:value-type="float" office:value="73131">
            <text:p>73131</text:p>
          </table:table-cell>
          <table:table-cell table:formula="of:=[.D1133]-[.D1132]" office:value-type="float" office:value="41">
            <text:p>41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[.C1134]+[.B1134]*60+[.A1134]*60*60" office:value-type="float" office:value="73137">
            <text:p>73137</text:p>
          </table:table-cell>
          <table:table-cell table:formula="of:=[.D1134]-[.D1133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C1135]+[.B1135]*60+[.A1135]*60*60" office:value-type="float" office:value="73141">
            <text:p>73141</text:p>
          </table:table-cell>
          <table:table-cell table:formula="of:=[.D1135]-[.D1134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formula="of:=[.C1136]+[.B1136]*60+[.A1136]*60*60" office:value-type="float" office:value="73145">
            <text:p>73145</text:p>
          </table:table-cell>
          <table:table-cell table:formula="of:=[.D1136]-[.D113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[.C1137]+[.B1137]*60+[.A1137]*60*60" office:value-type="float" office:value="73148">
            <text:p>73148</text:p>
          </table:table-cell>
          <table:table-cell table:formula="of:=[.D1137]-[.D1136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[.C1138]+[.B1138]*60+[.A1138]*60*60" office:value-type="float" office:value="73151">
            <text:p>73151</text:p>
          </table:table-cell>
          <table:table-cell table:formula="of:=[.D1138]-[.D1137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[.C1139]+[.B1139]*60+[.A1139]*60*60" office:value-type="float" office:value="73154">
            <text:p>73154</text:p>
          </table:table-cell>
          <table:table-cell table:formula="of:=[.D1139]-[.D1138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[.C1140]+[.B1140]*60+[.A1140]*60*60" office:value-type="float" office:value="73158">
            <text:p>73158</text:p>
          </table:table-cell>
          <table:table-cell table:formula="of:=[.D1140]-[.D113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1141]+[.B1141]*60+[.A1141]*60*60" office:value-type="float" office:value="73162">
            <text:p>73162</text:p>
          </table:table-cell>
          <table:table-cell table:formula="of:=[.D1141]-[.D114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[.C1142]+[.B1142]*60+[.A1142]*60*60" office:value-type="float" office:value="73166">
            <text:p>73166</text:p>
          </table:table-cell>
          <table:table-cell table:formula="of:=[.D1142]-[.D114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[.C1143]+[.B1143]*60+[.A1143]*60*60" office:value-type="float" office:value="73169">
            <text:p>73169</text:p>
          </table:table-cell>
          <table:table-cell table:formula="of:=[.D1143]-[.D1142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formula="of:=[.C1144]+[.B1144]*60+[.A1144]*60*60" office:value-type="float" office:value="73174">
            <text:p>73174</text:p>
          </table:table-cell>
          <table:table-cell table:formula="of:=[.D1144]-[.D1143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formula="of:=[.C1145]+[.B1145]*60+[.A1145]*60*60" office:value-type="float" office:value="73179">
            <text:p>73179</text:p>
          </table:table-cell>
          <table:table-cell table:formula="of:=[.D1145]-[.D114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[.C1146]+[.B1146]*60+[.A1146]*60*60" office:value-type="float" office:value="73183">
            <text:p>73183</text:p>
          </table:table-cell>
          <table:table-cell table:formula="of:=[.D1146]-[.D114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formula="of:=[.C1147]+[.B1147]*60+[.A1147]*60*60" office:value-type="float" office:value="73188">
            <text:p>73188</text:p>
          </table:table-cell>
          <table:table-cell table:formula="of:=[.D1147]-[.D114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[.C1148]+[.B1148]*60+[.A1148]*60*60" office:value-type="float" office:value="73193">
            <text:p>73193</text:p>
          </table:table-cell>
          <table:table-cell table:formula="of:=[.D1148]-[.D1147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149]+[.B1149]*60+[.A1149]*60*60" office:value-type="float" office:value="73201">
            <text:p>73201</text:p>
          </table:table-cell>
          <table:table-cell table:formula="of:=[.D1149]-[.D1148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C1150]+[.B1150]*60+[.A1150]*60*60" office:value-type="float" office:value="73207">
            <text:p>73207</text:p>
          </table:table-cell>
          <table:table-cell table:formula="of:=[.D1150]-[.D1149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C1151]+[.B1151]*60+[.A1151]*60*60" office:value-type="float" office:value="73212">
            <text:p>73212</text:p>
          </table:table-cell>
          <table:table-cell table:formula="of:=[.D1151]-[.D115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[.C1152]+[.B1152]*60+[.A1152]*60*60" office:value-type="float" office:value="73218">
            <text:p>73218</text:p>
          </table:table-cell>
          <table:table-cell table:formula="of:=[.D1152]-[.D1151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1153]+[.B1153]*60+[.A1153]*60*60" office:value-type="float" office:value="73223">
            <text:p>73223</text:p>
          </table:table-cell>
          <table:table-cell table:formula="of:=[.D1153]-[.D1152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C1154]+[.B1154]*60+[.A1154]*60*60" office:value-type="float" office:value="73228">
            <text:p>73228</text:p>
          </table:table-cell>
          <table:table-cell table:formula="of:=[.D1154]-[.D1153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[.C1155]+[.B1155]*60+[.A1155]*60*60" office:value-type="float" office:value="73233">
            <text:p>73233</text:p>
          </table:table-cell>
          <table:table-cell table:formula="of:=[.D1155]-[.D115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39">
            <text:p>39</text:p>
          </table:table-cell>
          <table:table-cell table:formula="of:=[.C1156]+[.B1156]*60+[.A1156]*60*60" office:value-type="float" office:value="73239">
            <text:p>73239</text:p>
          </table:table-cell>
          <table:table-cell table:formula="of:=[.D1156]-[.D1155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44">
            <text:p>44</text:p>
          </table:table-cell>
          <table:table-cell table:formula="of:=[.C1157]+[.B1157]*60+[.A1157]*60*60" office:value-type="float" office:value="73244">
            <text:p>73244</text:p>
          </table:table-cell>
          <table:table-cell table:formula="of:=[.D1157]-[.D115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53">
            <text:p>53</text:p>
          </table:table-cell>
          <table:table-cell table:formula="of:=[.C1158]+[.B1158]*60+[.A1158]*60*60" office:value-type="float" office:value="73253">
            <text:p>73253</text:p>
          </table:table-cell>
          <table:table-cell table:formula="of:=[.D1158]-[.D1157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1159]+[.B1159]*60+[.A1159]*60*60" office:value-type="float" office:value="73260">
            <text:p>73260</text:p>
          </table:table-cell>
          <table:table-cell table:formula="of:=[.D1159]-[.D1158]"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C1160]+[.B1160]*60+[.A1160]*60*60" office:value-type="float" office:value="73264">
            <text:p>73264</text:p>
          </table:table-cell>
          <table:table-cell table:formula="of:=[.D1160]-[.D115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[.C1161]+[.B1161]*60+[.A1161]*60*60" office:value-type="float" office:value="73268">
            <text:p>73268</text:p>
          </table:table-cell>
          <table:table-cell table:formula="of:=[.D1161]-[.D116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[.C1162]+[.B1162]*60+[.A1162]*60*60" office:value-type="float" office:value="73271">
            <text:p>73271</text:p>
          </table:table-cell>
          <table:table-cell table:formula="of:=[.D1162]-[.D1161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[.C1163]+[.B1163]*60+[.A1163]*60*60" office:value-type="float" office:value="73276">
            <text:p>73276</text:p>
          </table:table-cell>
          <table:table-cell table:formula="of:=[.D1163]-[.D1162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C1164]+[.B1164]*60+[.A1164]*60*60" office:value-type="float" office:value="73280">
            <text:p>73280</text:p>
          </table:table-cell>
          <table:table-cell table:formula="of:=[.D1164]-[.D116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[.C1165]+[.B1165]*60+[.A1165]*60*60" office:value-type="float" office:value="73284">
            <text:p>73284</text:p>
          </table:table-cell>
          <table:table-cell table:formula="of:=[.D1165]-[.D1164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[.C1166]+[.B1166]*60+[.A1166]*60*60" office:value-type="float" office:value="73292">
            <text:p>73292</text:p>
          </table:table-cell>
          <table:table-cell table:formula="of:=[.D1166]-[.D1165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[.C1167]+[.B1167]*60+[.A1167]*60*60" office:value-type="float" office:value="73299">
            <text:p>73299</text:p>
          </table:table-cell>
          <table:table-cell table:formula="of:=[.D1167]-[.D1166]"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table:formula="of:=[.C1168]+[.B1168]*60+[.A1168]*60*60" office:value-type="float" office:value="73304">
            <text:p>73304</text:p>
          </table:table-cell>
          <table:table-cell table:formula="of:=[.D1168]-[.D1167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formula="of:=[.C1169]+[.B1169]*60+[.A1169]*60*60" office:value-type="float" office:value="73308">
            <text:p>73308</text:p>
          </table:table-cell>
          <table:table-cell table:formula="of:=[.D1169]-[.D1168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table:formula="of:=[.C1170]+[.B1170]*60+[.A1170]*60*60" office:value-type="float" office:value="73311">
            <text:p>73311</text:p>
          </table:table-cell>
          <table:table-cell table:formula="of:=[.D1170]-[.D1169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[.C1171]+[.B1171]*60+[.A1171]*60*60" office:value-type="float" office:value="73317">
            <text:p>73317</text:p>
          </table:table-cell>
          <table:table-cell table:formula="of:=[.D1171]-[.D1170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[.C1172]+[.B1172]*60+[.A1172]*60*60" office:value-type="float" office:value="73323">
            <text:p>73323</text:p>
          </table:table-cell>
          <table:table-cell table:formula="of:=[.D1172]-[.D1171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[.C1173]+[.B1173]*60+[.A1173]*60*60" office:value-type="float" office:value="73327">
            <text:p>73327</text:p>
          </table:table-cell>
          <table:table-cell table:formula="of:=[.D1173]-[.D1172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1174]+[.B1174]*60+[.A1174]*60*60" office:value-type="float" office:value="73331">
            <text:p>73331</text:p>
          </table:table-cell>
          <table:table-cell table:formula="of:=[.D1174]-[.D117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[.C1175]+[.B1175]*60+[.A1175]*60*60" office:value-type="float" office:value="73335">
            <text:p>73335</text:p>
          </table:table-cell>
          <table:table-cell table:formula="of:=[.D1175]-[.D1174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C1176]+[.B1176]*60+[.A1176]*60*60" office:value-type="float" office:value="73339">
            <text:p>73339</text:p>
          </table:table-cell>
          <table:table-cell table:formula="of:=[.D1176]-[.D117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1177]+[.B1177]*60+[.A1177]*60*60" office:value-type="float" office:value="73344">
            <text:p>73344</text:p>
          </table:table-cell>
          <table:table-cell table:formula="of:=[.D1177]-[.D117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[.C1178]+[.B1178]*60+[.A1178]*60*60" office:value-type="float" office:value="73355">
            <text:p>73355</text:p>
          </table:table-cell>
          <table:table-cell table:formula="of:=[.D1178]-[.D1177]" office:value-type="float" office:value="11">
            <text:p>11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formula="of:=[.C1179]+[.B1179]*60+[.A1179]*60*60" office:value-type="float" office:value="73358">
            <text:p>73358</text:p>
          </table:table-cell>
          <table:table-cell table:formula="of:=[.D1179]-[.D1178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formula="of:=[.C1180]+[.B1180]*60+[.A1180]*60*60" office:value-type="float" office:value="73362">
            <text:p>73362</text:p>
          </table:table-cell>
          <table:table-cell table:formula="of:=[.D1180]-[.D117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1181]+[.B1181]*60+[.A1181]*60*60" office:value-type="float" office:value="73370">
            <text:p>73370</text:p>
          </table:table-cell>
          <table:table-cell table:formula="of:=[.D1181]-[.D1180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table:formula="of:=[.C1182]+[.B1182]*60+[.A1182]*60*60" office:value-type="float" office:value="73378">
            <text:p>73378</text:p>
          </table:table-cell>
          <table:table-cell table:formula="of:=[.D1182]-[.D1181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[.C1183]+[.B1183]*60+[.A1183]*60*60" office:value-type="float" office:value="73385">
            <text:p>73385</text:p>
          </table:table-cell>
          <table:table-cell table:formula="of:=[.D1183]-[.D1182]"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[.C1184]+[.B1184]*60+[.A1184]*60*60" office:value-type="float" office:value="73391">
            <text:p>73391</text:p>
          </table:table-cell>
          <table:table-cell table:formula="of:=[.D1184]-[.D1183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formula="of:=[.C1185]+[.B1185]*60+[.A1185]*60*60" office:value-type="float" office:value="73499">
            <text:p>73499</text:p>
          </table:table-cell>
          <table:table-cell table:formula="of:=[.D1185]-[.D1184]" office:value-type="float" office:value="108">
            <text:p>10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C1186]+[.B1186]*60+[.A1186]*60*60" office:value-type="float" office:value="73504">
            <text:p>73504</text:p>
          </table:table-cell>
          <table:table-cell table:formula="of:=[.D1186]-[.D1185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[.C1187]+[.B1187]*60+[.A1187]*60*60" office:value-type="float" office:value="73512">
            <text:p>73512</text:p>
          </table:table-cell>
          <table:table-cell table:formula="of:=[.D1187]-[.D1186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C1188]+[.B1188]*60+[.A1188]*60*60" office:value-type="float" office:value="73516">
            <text:p>73516</text:p>
          </table:table-cell>
          <table:table-cell table:formula="of:=[.D1188]-[.D1187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[.C1189]+[.B1189]*60+[.A1189]*60*60" office:value-type="float" office:value="73519">
            <text:p>73519</text:p>
          </table:table-cell>
          <table:table-cell table:formula="of:=[.D1189]-[.D1188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C1190]+[.B1190]*60+[.A1190]*60*60" office:value-type="float" office:value="73524">
            <text:p>73524</text:p>
          </table:table-cell>
          <table:table-cell table:formula="of:=[.D1190]-[.D1189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1191]+[.B1191]*60+[.A1191]*60*60" office:value-type="float" office:value="73527">
            <text:p>73527</text:p>
          </table:table-cell>
          <table:table-cell table:formula="of:=[.D1191]-[.D1190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formula="of:=[.C1192]+[.B1192]*60+[.A1192]*60*60" office:value-type="float" office:value="73531">
            <text:p>73531</text:p>
          </table:table-cell>
          <table:table-cell table:formula="of:=[.D1192]-[.D119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formula="of:=[.C1193]+[.B1193]*60+[.A1193]*60*60" office:value-type="float" office:value="73534">
            <text:p>73534</text:p>
          </table:table-cell>
          <table:table-cell table:formula="of:=[.D1193]-[.D1192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[.C1194]+[.B1194]*60+[.A1194]*60*60" office:value-type="float" office:value="73538">
            <text:p>73538</text:p>
          </table:table-cell>
          <table:table-cell table:formula="of:=[.D1194]-[.D119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formula="of:=[.C1195]+[.B1195]*60+[.A1195]*60*60" office:value-type="float" office:value="73543">
            <text:p>73543</text:p>
          </table:table-cell>
          <table:table-cell table:formula="of:=[.D1195]-[.D1194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formula="of:=[.C1196]+[.B1196]*60+[.A1196]*60*60" office:value-type="float" office:value="73555">
            <text:p>73555</text:p>
          </table:table-cell>
          <table:table-cell table:formula="of:=[.D1196]-[.D1195]" office:value-type="float" office:value="12">
            <text:p>12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1197]+[.B1197]*60+[.A1197]*60*60" office:value-type="float" office:value="73560">
            <text:p>73560</text:p>
          </table:table-cell>
          <table:table-cell table:formula="of:=[.D1197]-[.D1196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[.C1198]+[.B1198]*60+[.A1198]*60*60" office:value-type="float" office:value="73565">
            <text:p>73565</text:p>
          </table:table-cell>
          <table:table-cell table:formula="of:=[.D1198]-[.D1197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[.C1199]+[.B1199]*60+[.A1199]*60*60" office:value-type="float" office:value="73569">
            <text:p>73569</text:p>
          </table:table-cell>
          <table:table-cell table:formula="of:=[.D1199]-[.D1198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[.C1200]+[.B1200]*60+[.A1200]*60*60" office:value-type="float" office:value="73575">
            <text:p>73575</text:p>
          </table:table-cell>
          <table:table-cell table:formula="of:=[.D1200]-[.D1199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.C1201]+[.B1201]*60+[.A1201]*60*60" office:value-type="float" office:value="73584">
            <text:p>73584</text:p>
          </table:table-cell>
          <table:table-cell table:formula="of:=[.D1201]-[.D1200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1202]+[.B1202]*60+[.A1202]*60*60" office:value-type="float" office:value="73588">
            <text:p>73588</text:p>
          </table:table-cell>
          <table:table-cell table:formula="of:=[.D1202]-[.D120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C1203]+[.B1203]*60+[.A1203]*60*60" office:value-type="float" office:value="73597">
            <text:p>73597</text:p>
          </table:table-cell>
          <table:table-cell table:formula="of:=[.D1203]-[.D1202]" office:value-type="float" office:value="9">
            <text:p>9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[.C1204]+[.B1204]*60+[.A1204]*60*60" office:value-type="float" office:value="73601">
            <text:p>73601</text:p>
          </table:table-cell>
          <table:table-cell table:formula="of:=[.D1204]-[.D120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formula="of:=[.C1205]+[.B1205]*60+[.A1205]*60*60" office:value-type="float" office:value="73605">
            <text:p>73605</text:p>
          </table:table-cell>
          <table:table-cell table:formula="of:=[.D1205]-[.D1204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[.C1206]+[.B1206]*60+[.A1206]*60*60" office:value-type="float" office:value="73610">
            <text:p>73610</text:p>
          </table:table-cell>
          <table:table-cell table:formula="of:=[.D1206]-[.D1205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formula="of:=[.C1207]+[.B1207]*60+[.A1207]*60*60" office:value-type="float" office:value="73614">
            <text:p>73614</text:p>
          </table:table-cell>
          <table:table-cell table:formula="of:=[.D1207]-[.D1206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.C1208]+[.B1208]*60+[.A1208]*60*60" office:value-type="float" office:value="73619">
            <text:p>73619</text:p>
          </table:table-cell>
          <table:table-cell table:formula="of:=[.D1208]-[.D1207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formula="of:=[.C1209]+[.B1209]*60+[.A1209]*60*60" office:value-type="float" office:value="73626">
            <text:p>73626</text:p>
          </table:table-cell>
          <table:table-cell table:formula="of:=[.D1209]-[.D1208]"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[.C1210]+[.B1210]*60+[.A1210]*60*60" office:value-type="float" office:value="73638">
            <text:p>73638</text:p>
          </table:table-cell>
          <table:table-cell table:formula="of:=[.D1210]-[.D1209]" office:value-type="float" office:value="12">
            <text:p>12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[.C1211]+[.B1211]*60+[.A1211]*60*60" office:value-type="float" office:value="73642">
            <text:p>73642</text:p>
          </table:table-cell>
          <table:table-cell table:formula="of:=[.D1211]-[.D1210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C1212]+[.B1212]*60+[.A1212]*60*60" office:value-type="float" office:value="73646">
            <text:p>73646</text:p>
          </table:table-cell>
          <table:table-cell table:formula="of:=[.D1212]-[.D121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1213]+[.B1213]*60+[.A1213]*60*60" office:value-type="float" office:value="73649">
            <text:p>73649</text:p>
          </table:table-cell>
          <table:table-cell table:formula="of:=[.D1213]-[.D1212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C1214]+[.B1214]*60+[.A1214]*60*60" office:value-type="float" office:value="73655">
            <text:p>73655</text:p>
          </table:table-cell>
          <table:table-cell table:formula="of:=[.D1214]-[.D1213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formula="of:=[.C1215]+[.B1215]*60+[.A1215]*60*60" office:value-type="float" office:value="73658">
            <text:p>73658</text:p>
          </table:table-cell>
          <table:table-cell table:formula="of:=[.D1215]-[.D1214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formula="of:=[.C1216]+[.B1216]*60+[.A1216]*60*60" office:value-type="float" office:value="73662">
            <text:p>73662</text:p>
          </table:table-cell>
          <table:table-cell table:formula="of:=[.D1216]-[.D121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formula="of:=[.C1217]+[.B1217]*60+[.A1217]*60*60" office:value-type="float" office:value="73669">
            <text:p>73669</text:p>
          </table:table-cell>
          <table:table-cell table:formula="of:=[.D1217]-[.D1216]"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formula="of:=[.C1218]+[.B1218]*60+[.A1218]*60*60" office:value-type="float" office:value="73674">
            <text:p>73674</text:p>
          </table:table-cell>
          <table:table-cell table:formula="of:=[.D1218]-[.D1217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table:formula="of:=[.C1219]+[.B1219]*60+[.A1219]*60*60" office:value-type="float" office:value="73678">
            <text:p>73678</text:p>
          </table:table-cell>
          <table:table-cell table:formula="of:=[.D1219]-[.D1218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[.C1220]+[.B1220]*60+[.A1220]*60*60" office:value-type="float" office:value="73682">
            <text:p>73682</text:p>
          </table:table-cell>
          <table:table-cell table:formula="of:=[.D1220]-[.D1219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[.C1221]+[.B1221]*60+[.A1221]*60*60" office:value-type="float" office:value="73687">
            <text:p>73687</text:p>
          </table:table-cell>
          <table:table-cell table:formula="of:=[.D1221]-[.D1220]"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[.C1222]+[.B1222]*60+[.A1222]*60*60" office:value-type="float" office:value="73691">
            <text:p>73691</text:p>
          </table:table-cell>
          <table:table-cell table:formula="of:=[.D1222]-[.D1221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[.C1223]+[.B1223]*60+[.A1223]*60*60" office:value-type="float" office:value="73699">
            <text:p>73699</text:p>
          </table:table-cell>
          <table:table-cell table:formula="of:=[.D1223]-[.D1222]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C1224]+[.B1224]*60+[.A1224]*60*60" office:value-type="float" office:value="73703">
            <text:p>73703</text:p>
          </table:table-cell>
          <table:table-cell table:formula="of:=[.D1224]-[.D1223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[.C1225]+[.B1225]*60+[.A1225]*60*60" office:value-type="float" office:value="73706">
            <text:p>73706</text:p>
          </table:table-cell>
          <table:table-cell table:formula="of:=[.D1225]-[.D1224]" office:value-type="float" office:value="3">
            <text:p>3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1226]+[.B1226]*60+[.A1226]*60*60" office:value-type="float" office:value="73710">
            <text:p>73710</text:p>
          </table:table-cell>
          <table:table-cell table:formula="of:=[.D1226]-[.D1225]"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C1227]+[.B1227]*60+[.A1227]*60*60" office:value-type="float" office:value="73716">
            <text:p>73716</text:p>
          </table:table-cell>
          <table:table-cell table:formula="of:=[.D1227]-[.D1226]" office:value-type="float" office:value="6">
            <text:p>6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formula="of:=[.C1228]+[.B1228]*60+[.A1228]*60*60" office:value-type="float" office:value="73735">
            <text:p>73735</text:p>
          </table:table-cell>
          <table:table-cell table:formula="of:=[.D1228]-[.D1227]" office:value-type="float" office:value="19">
            <text:p>19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formula="of:=[.C1229]+[.B1229]*60+[.A1229]*60*60" office:value-type="float" office:value="73743">
            <text:p>73743</text:p>
          </table:table-cell>
          <table:table-cell table:formula="of:=[.D1229]-[.D1228]" office:value-type="float" office:value="8">
            <text:p>8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C1230]+[.B1230]*60+[.A1230]*60*60" office:value-type="float" office:value="73825">
            <text:p>73825</text:p>
          </table:table-cell>
          <table:table-cell table:formula="of:=[.D1230]-[.D1229]" office:value-type="float" office:value="82">
            <text:p>82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C1231]+[.B1231]*60+[.A1231]*60*60" office:value-type="float" office:value="73831">
            <text:p>73831</text:p>
          </table:table-cell>
          <table:table-cell table:formula="of:=[.D1231]-[.D1230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[.C1232]+[.B1232]*60+[.A1232]*60*60" office:value-type="float" office:value="73834">
            <text:p>73834</text:p>
          </table:table-cell>
          <table:table-cell table:formula="of:=[.D1232]-[.D1231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formula="of:=[.C1233]+[.B1233]*60+[.A1233]*60*60" office:value-type="float" office:value="73839">
            <text:p>73839</text:p>
          </table:table-cell>
          <table:table-cell table:formula="of:=[.D1233]-[.D1232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C1234]+[.B1234]*60+[.A1234]*60*60" office:value-type="float" office:value="73843">
            <text:p>73843</text:p>
          </table:table-cell>
          <table:table-cell table:formula="of:=[.D1234]-[.D1233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[.C1235]+[.B1235]*60+[.A1235]*60*60" office:value-type="float" office:value="73847">
            <text:p>73847</text:p>
          </table:table-cell>
          <table:table-cell table:formula="of:=[.D1235]-[.D1234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formula="of:=[.C1236]+[.B1236]*60+[.A1236]*60*60" office:value-type="float" office:value="73851">
            <text:p>73851</text:p>
          </table:table-cell>
          <table:table-cell table:formula="of:=[.D1236]-[.D1235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formula="of:=[.C1237]+[.B1237]*60+[.A1237]*60*60" office:value-type="float" office:value="73857">
            <text:p>73857</text:p>
          </table:table-cell>
          <table:table-cell table:formula="of:=[.D1237]-[.D1236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C1238]+[.B1238]*60+[.A1238]*60*60" office:value-type="float" office:value="73861">
            <text:p>73861</text:p>
          </table:table-cell>
          <table:table-cell table:formula="of:=[.D1238]-[.D1237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[.C1239]+[.B1239]*60+[.A1239]*60*60" office:value-type="float" office:value="73867">
            <text:p>73867</text:p>
          </table:table-cell>
          <table:table-cell table:formula="of:=[.D1239]-[.D1238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formula="of:=[.C1240]+[.B1240]*60+[.A1240]*60*60" office:value-type="float" office:value="73877">
            <text:p>73877</text:p>
          </table:table-cell>
          <table:table-cell table:formula="of:=[.D1240]-[.D1239]" office:value-type="float" office:value="10">
            <text:p>1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[.C1241]+[.B1241]*60+[.A1241]*60*60" office:value-type="float" office:value="73880">
            <text:p>73880</text:p>
          </table:table-cell>
          <table:table-cell table:formula="of:=[.D1241]-[.D1240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C1242]+[.B1242]*60+[.A1242]*60*60" office:value-type="float" office:value="73884">
            <text:p>73884</text:p>
          </table:table-cell>
          <table:table-cell table:formula="of:=[.D1242]-[.D1241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.C1243]+[.B1243]*60+[.A1243]*60*60" office:value-type="float" office:value="73887">
            <text:p>73887</text:p>
          </table:table-cell>
          <table:table-cell table:formula="of:=[.D1243]-[.D1242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C1244]+[.B1244]*60+[.A1244]*60*60" office:value-type="float" office:value="73892">
            <text:p>73892</text:p>
          </table:table-cell>
          <table:table-cell table:formula="of:=[.D1244]-[.D1243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[.C1245]+[.B1245]*60+[.A1245]*60*60" office:value-type="float" office:value="73896">
            <text:p>73896</text:p>
          </table:table-cell>
          <table:table-cell table:formula="of:=[.D1245]-[.D1244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[.C1246]+[.B1246]*60+[.A1246]*60*60" office:value-type="float" office:value="73900">
            <text:p>73900</text:p>
          </table:table-cell>
          <table:table-cell table:formula="of:=[.D1246]-[.D1245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formula="of:=[.C1247]+[.B1247]*60+[.A1247]*60*60" office:value-type="float" office:value="73906">
            <text:p>73906</text:p>
          </table:table-cell>
          <table:table-cell table:formula="of:=[.D1247]-[.D1246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formula="of:=[.C1248]+[.B1248]*60+[.A1248]*60*60" office:value-type="float" office:value="73910">
            <text:p>73910</text:p>
          </table:table-cell>
          <table:table-cell table:formula="of:=[.D1248]-[.D1247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formula="of:=[.C1249]+[.B1249]*60+[.A1249]*60*60" office:value-type="float" office:value="73914">
            <text:p>73914</text:p>
          </table:table-cell>
          <table:table-cell table:formula="of:=[.D1249]-[.D1248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table:formula="of:=[.C1250]+[.B1250]*60+[.A1250]*60*60" office:value-type="float" office:value="73917">
            <text:p>73917</text:p>
          </table:table-cell>
          <table:table-cell table:formula="of:=[.D1250]-[.D1249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C1251]+[.B1251]*60+[.A1251]*60*60" office:value-type="float" office:value="73921">
            <text:p>73921</text:p>
          </table:table-cell>
          <table:table-cell table:formula="of:=[.D1251]-[.D1250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C1252]+[.B1252]*60+[.A1252]*60*60" office:value-type="float" office:value="73924">
            <text:p>73924</text:p>
          </table:table-cell>
          <table:table-cell table:formula="of:=[.D1252]-[.D1251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formula="of:=[.C1253]+[.B1253]*60+[.A1253]*60*60" office:value-type="float" office:value="73928">
            <text:p>73928</text:p>
          </table:table-cell>
          <table:table-cell table:formula="of:=[.D1253]-[.D1252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[.C1254]+[.B1254]*60+[.A1254]*60*60" office:value-type="float" office:value="73932">
            <text:p>73932</text:p>
          </table:table-cell>
          <table:table-cell table:formula="of:=[.D1254]-[.D1253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[.C1255]+[.B1255]*60+[.A1255]*60*60" office:value-type="float" office:value="73938">
            <text:p>73938</text:p>
          </table:table-cell>
          <table:table-cell table:formula="of:=[.D1255]-[.D1254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[.C1256]+[.B1256]*60+[.A1256]*60*60" office:value-type="float" office:value="73944">
            <text:p>73944</text:p>
          </table:table-cell>
          <table:table-cell table:formula="of:=[.D1256]-[.D1255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32">
            <text:p>32</text:p>
          </table:table-cell>
          <table:table-cell table:formula="of:=[.C1257]+[.B1257]*60+[.A1257]*60*60" office:value-type="float" office:value="73952">
            <text:p>73952</text:p>
          </table:table-cell>
          <table:table-cell table:formula="of:=[.D1257]-[.D1256]" office:value-type="float" office:value="8">
            <text:p>8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formula="of:=[.C1258]+[.B1258]*60+[.A1258]*60*60" office:value-type="float" office:value="73957">
            <text:p>73957</text:p>
          </table:table-cell>
          <table:table-cell table:formula="of:=[.D1258]-[.D1257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formula="of:=[.C1259]+[.B1259]*60+[.A1259]*60*60" office:value-type="float" office:value="73962">
            <text:p>73962</text:p>
          </table:table-cell>
          <table:table-cell table:formula="of:=[.D1259]-[.D1258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formula="of:=[.C1260]+[.B1260]*60+[.A1260]*60*60" office:value-type="float" office:value="73966">
            <text:p>73966</text:p>
          </table:table-cell>
          <table:table-cell table:formula="of:=[.D1260]-[.D1259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formula="of:=[.C1261]+[.B1261]*60+[.A1261]*60*60" office:value-type="float" office:value="73970">
            <text:p>73970</text:p>
          </table:table-cell>
          <table:table-cell table:formula="of:=[.D1261]-[.D1260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formula="of:=[.C1262]+[.B1262]*60+[.A1262]*60*60" office:value-type="float" office:value="73974">
            <text:p>73974</text:p>
          </table:table-cell>
          <table:table-cell table:formula="of:=[.D1262]-[.D1261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formula="of:=[.C1263]+[.B1263]*60+[.A1263]*60*60" office:value-type="float" office:value="73977">
            <text:p>73977</text:p>
          </table:table-cell>
          <table:table-cell table:formula="of:=[.D1263]-[.D1262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C1264]+[.B1264]*60+[.A1264]*60*60" office:value-type="float" office:value="73981">
            <text:p>73981</text:p>
          </table:table-cell>
          <table:table-cell table:formula="of:=[.D1264]-[.D1263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C1265]+[.B1265]*60+[.A1265]*60*60" office:value-type="float" office:value="73984">
            <text:p>73984</text:p>
          </table:table-cell>
          <table:table-cell table:formula="of:=[.D1265]-[.D1264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formula="of:=[.C1266]+[.B1266]*60+[.A1266]*60*60" office:value-type="float" office:value="73989">
            <text:p>73989</text:p>
          </table:table-cell>
          <table:table-cell table:formula="of:=[.D1266]-[.D1265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[.C1267]+[.B1267]*60+[.A1267]*60*60" office:value-type="float" office:value="73993">
            <text:p>73993</text:p>
          </table:table-cell>
          <table:table-cell table:formula="of:=[.D1267]-[.D1266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[.C1268]+[.B1268]*60+[.A1268]*60*60" office:value-type="float" office:value="73997">
            <text:p>73997</text:p>
          </table:table-cell>
          <table:table-cell table:formula="of:=[.D1268]-[.D1267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C1269]+[.B1269]*60+[.A1269]*60*60" office:value-type="float" office:value="74003">
            <text:p>74003</text:p>
          </table:table-cell>
          <table:table-cell table:formula="of:=[.D1269]-[.D1268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[.C1270]+[.B1270]*60+[.A1270]*60*60" office:value-type="float" office:value="74022">
            <text:p>74022</text:p>
          </table:table-cell>
          <table:table-cell table:formula="of:=[.D1270]-[.D1269]" office:value-type="float" office:value="19">
            <text:p>19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formula="of:=[.C1271]+[.B1271]*60+[.A1271]*60*60" office:value-type="float" office:value="74028">
            <text:p>74028</text:p>
          </table:table-cell>
          <table:table-cell table:formula="of:=[.D1271]-[.D1270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table:formula="of:=[.C1272]+[.B1272]*60+[.A1272]*60*60" office:value-type="float" office:value="74033">
            <text:p>74033</text:p>
          </table:table-cell>
          <table:table-cell table:formula="of:=[.D1272]-[.D1271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table:formula="of:=[.C1273]+[.B1273]*60+[.A1273]*60*60" office:value-type="float" office:value="74038">
            <text:p>74038</text:p>
          </table:table-cell>
          <table:table-cell table:formula="of:=[.D1273]-[.D1272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[.C1274]+[.B1274]*60+[.A1274]*60*60" office:value-type="float" office:value="74042">
            <text:p>74042</text:p>
          </table:table-cell>
          <table:table-cell table:formula="of:=[.D1274]-[.D1273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formula="of:=[.C1275]+[.B1275]*60+[.A1275]*60*60" office:value-type="float" office:value="74045">
            <text:p>74045</text:p>
          </table:table-cell>
          <table:table-cell table:formula="of:=[.D1275]-[.D1274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formula="of:=[.C1276]+[.B1276]*60+[.A1276]*60*60" office:value-type="float" office:value="74049">
            <text:p>74049</text:p>
          </table:table-cell>
          <table:table-cell table:formula="of:=[.D1276]-[.D1275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[.C1277]+[.B1277]*60+[.A1277]*60*60" office:value-type="float" office:value="74052">
            <text:p>74052</text:p>
          </table:table-cell>
          <table:table-cell table:formula="of:=[.D1277]-[.D1276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[.C1278]+[.B1278]*60+[.A1278]*60*60" office:value-type="float" office:value="74055">
            <text:p>74055</text:p>
          </table:table-cell>
          <table:table-cell table:formula="of:=[.D1278]-[.D1277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[.C1279]+[.B1279]*60+[.A1279]*60*60" office:value-type="float" office:value="74061">
            <text:p>74061</text:p>
          </table:table-cell>
          <table:table-cell table:formula="of:=[.D1279]-[.D1278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formula="of:=[.C1280]+[.B1280]*60+[.A1280]*60*60" office:value-type="float" office:value="74072">
            <text:p>74072</text:p>
          </table:table-cell>
          <table:table-cell table:formula="of:=[.D1280]-[.D1279]" office:value-type="float" office:value="11">
            <text:p>11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C1281]+[.B1281]*60+[.A1281]*60*60" office:value-type="float" office:value="74077">
            <text:p>74077</text:p>
          </table:table-cell>
          <table:table-cell table:formula="of:=[.D1281]-[.D1280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[.C1282]+[.B1282]*60+[.A1282]*60*60" office:value-type="float" office:value="74081">
            <text:p>74081</text:p>
          </table:table-cell>
          <table:table-cell table:formula="of:=[.D1282]-[.D1281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formula="of:=[.C1283]+[.B1283]*60+[.A1283]*60*60" office:value-type="float" office:value="74086">
            <text:p>74086</text:p>
          </table:table-cell>
          <table:table-cell table:formula="of:=[.D1283]-[.D1282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formula="of:=[.C1284]+[.B1284]*60+[.A1284]*60*60" office:value-type="float" office:value="74092">
            <text:p>74092</text:p>
          </table:table-cell>
          <table:table-cell table:formula="of:=[.D1284]-[.D1283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formula="of:=[.C1285]+[.B1285]*60+[.A1285]*60*60" office:value-type="float" office:value="74095">
            <text:p>74095</text:p>
          </table:table-cell>
          <table:table-cell table:formula="of:=[.D1285]-[.D1284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table:formula="of:=[.C1286]+[.B1286]*60+[.A1286]*60*60" office:value-type="float" office:value="74098">
            <text:p>74098</text:p>
          </table:table-cell>
          <table:table-cell table:formula="of:=[.D1286]-[.D1285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[.C1287]+[.B1287]*60+[.A1287]*60*60" office:value-type="float" office:value="74102">
            <text:p>74102</text:p>
          </table:table-cell>
          <table:table-cell table:formula="of:=[.D1287]-[.D1286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C1288]+[.B1288]*60+[.A1288]*60*60" office:value-type="float" office:value="74105">
            <text:p>74105</text:p>
          </table:table-cell>
          <table:table-cell table:formula="of:=[.D1288]-[.D1287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formula="of:=[.C1289]+[.B1289]*60+[.A1289]*60*60" office:value-type="float" office:value="74109">
            <text:p>74109</text:p>
          </table:table-cell>
          <table:table-cell table:formula="of:=[.D1289]-[.D1288]" office:value-type="float" office:value="4">
            <text:p>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[.C1290]+[.B1290]*60+[.A1290]*60*60" office:value-type="float" office:value="74112">
            <text:p>74112</text:p>
          </table:table-cell>
          <table:table-cell table:formula="of:=[.D1290]-[.D1289]" office:value-type="float" office:value="3">
            <text:p>3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[.C1291]+[.B1291]*60+[.A1291]*60*60" office:value-type="float" office:value="74117">
            <text:p>74117</text:p>
          </table:table-cell>
          <table:table-cell table:formula="of:=[.D1291]-[.D1290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[.C1292]+[.B1292]*60+[.A1292]*60*60" office:value-type="float" office:value="74123">
            <text:p>74123</text:p>
          </table:table-cell>
          <table:table-cell table:formula="of:=[.D1292]-[.D1291]" office:value-type="float" office:value="6">
            <text:p>6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[.C1293]+[.B1293]*60+[.A1293]*60*60" office:value-type="float" office:value="74128">
            <text:p>74128</text:p>
          </table:table-cell>
          <table:table-cell table:formula="of:=[.D1293]-[.D1292]" office:value-type="float" office:value="5">
            <text:p>5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C1294]+[.B1294]*60+[.A1294]*60*60" office:value-type="float" office:value="74134">
            <text:p>74134</text:p>
          </table:table-cell>
          <table:table-cell table:formula="of:=[.D1294]-[.D1293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formula="of:=[.C1295]+[.B1295]*60+[.A1295]*60*60" office:value-type="float" office:value="74141">
            <text:p>74141</text:p>
          </table:table-cell>
          <table:table-cell table:formula="of:=[.D1295]-[.D1294]" office:value-type="float" office:value="7">
            <text:p>7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[.C1296]+[.B1296]*60+[.A1296]*60*60" office:value-type="float" office:value="74144">
            <text:p>74144</text:p>
          </table:table-cell>
          <table:table-cell table:formula="of:=[.D1296]-[.D1295]"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formula="of:=[.C1297]+[.B1297]*60+[.A1297]*60*60" office:value-type="float" office:value="74148">
            <text:p>74148</text:p>
          </table:table-cell>
          <table:table-cell table:formula="of:=[.D1297]-[.D1296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formula="of:=[.C1298]+[.B1298]*60+[.A1298]*60*60" office:value-type="float" office:value="74152">
            <text:p>74152</text:p>
          </table:table-cell>
          <table:table-cell table:formula="of:=[.D1298]-[.D1297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formula="of:=[.C1299]+[.B1299]*60+[.A1299]*60*60" office:value-type="float" office:value="74156">
            <text:p>74156</text:p>
          </table:table-cell>
          <table:table-cell table:formula="of:=[.D1299]-[.D1298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1300]+[.B1300]*60+[.A1300]*60*60" office:value-type="float" office:value="74160">
            <text:p>74160</text:p>
          </table:table-cell>
          <table:table-cell table:formula="of:=[.D1300]-[.D1299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C1301]+[.B1301]*60+[.A1301]*60*60" office:value-type="float" office:value="74164">
            <text:p>74164</text:p>
          </table:table-cell>
          <table:table-cell table:formula="of:=[.D1301]-[.D1300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C1302]+[.B1302]*60+[.A1302]*60*60" office:value-type="float" office:value="74170">
            <text:p>74170</text:p>
          </table:table-cell>
          <table:table-cell table:formula="of:=[.D1302]-[.D1301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formula="of:=[.C1303]+[.B1303]*60+[.A1303]*60*60" office:value-type="float" office:value="74176">
            <text:p>74176</text:p>
          </table:table-cell>
          <table:table-cell table:formula="of:=[.D1303]-[.D1302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formula="of:=[.C1304]+[.B1304]*60+[.A1304]*60*60" office:value-type="float" office:value="74186">
            <text:p>74186</text:p>
          </table:table-cell>
          <table:table-cell table:formula="of:=[.D1304]-[.D1303]" office:value-type="float" office:value="10">
            <text:p>10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[.C1305]+[.B1305]*60+[.A1305]*60*60" office:value-type="float" office:value="74199">
            <text:p>74199</text:p>
          </table:table-cell>
          <table:table-cell table:formula="of:=[.D1305]-[.D1304]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formula="of:=[.C1306]+[.B1306]*60+[.A1306]*60*60" office:value-type="float" office:value="74205">
            <text:p>74205</text:p>
          </table:table-cell>
          <table:table-cell table:formula="of:=[.D1306]-[.D1305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formula="of:=[.C1307]+[.B1307]*60+[.A1307]*60*60" office:value-type="float" office:value="74209">
            <text:p>74209</text:p>
          </table:table-cell>
          <table:table-cell table:formula="of:=[.D1307]-[.D1306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formula="of:=[.C1308]+[.B1308]*60+[.A1308]*60*60" office:value-type="float" office:value="74213">
            <text:p>74213</text:p>
          </table:table-cell>
          <table:table-cell table:formula="of:=[.D1308]-[.D1307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formula="of:=[.C1309]+[.B1309]*60+[.A1309]*60*60" office:value-type="float" office:value="74216">
            <text:p>74216</text:p>
          </table:table-cell>
          <table:table-cell table:formula="of:=[.D1309]-[.D1308]"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C1310]+[.B1310]*60+[.A1310]*60*60" office:value-type="float" office:value="74220">
            <text:p>74220</text:p>
          </table:table-cell>
          <table:table-cell table:formula="of:=[.D1310]-[.D1309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C1311]+[.B1311]*60+[.A1311]*60*60" office:value-type="float" office:value="74224">
            <text:p>74224</text:p>
          </table:table-cell>
          <table:table-cell table:formula="of:=[.D1311]-[.D1310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formula="of:=[.C1312]+[.B1312]*60+[.A1312]*60*60" office:value-type="float" office:value="74228">
            <text:p>74228</text:p>
          </table:table-cell>
          <table:table-cell table:formula="of:=[.D1312]-[.D1311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[.C1313]+[.B1313]*60+[.A1313]*60*60" office:value-type="float" office:value="74233">
            <text:p>74233</text:p>
          </table:table-cell>
          <table:table-cell table:formula="of:=[.D1313]-[.D1312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[.C1314]+[.B1314]*60+[.A1314]*60*60" office:value-type="float" office:value="74237">
            <text:p>74237</text:p>
          </table:table-cell>
          <table:table-cell table:formula="of:=[.D1314]-[.D1313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[.C1315]+[.B1315]*60+[.A1315]*60*60" office:value-type="float" office:value="74241">
            <text:p>74241</text:p>
          </table:table-cell>
          <table:table-cell table:formula="of:=[.D1315]-[.D1314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[.C1316]+[.B1316]*60+[.A1316]*60*60" office:value-type="float" office:value="74245">
            <text:p>74245</text:p>
          </table:table-cell>
          <table:table-cell table:formula="of:=[.D1316]-[.D1315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formula="of:=[.C1317]+[.B1317]*60+[.A1317]*60*60" office:value-type="float" office:value="74253">
            <text:p>74253</text:p>
          </table:table-cell>
          <table:table-cell table:formula="of:=[.D1317]-[.D1316]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f:=[.C1318]+[.B1318]*60+[.A1318]*60*60" office:value-type="float" office:value="74265">
            <text:p>74265</text:p>
          </table:table-cell>
          <table:table-cell table:formula="of:=[.D1318]-[.D1317]" office:value-type="float" office:value="12">
            <text:p>12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C1319]+[.B1319]*60+[.A1319]*60*60" office:value-type="float" office:value="74270">
            <text:p>74270</text:p>
          </table:table-cell>
          <table:table-cell table:formula="of:=[.D1319]-[.D1318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formula="of:=[.C1320]+[.B1320]*60+[.A1320]*60*60" office:value-type="float" office:value="74276">
            <text:p>74276</text:p>
          </table:table-cell>
          <table:table-cell table:formula="of:=[.D1320]-[.D1319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C1321]+[.B1321]*60+[.A1321]*60*60" office:value-type="float" office:value="74281">
            <text:p>74281</text:p>
          </table:table-cell>
          <table:table-cell table:formula="of:=[.D1321]-[.D1320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[.C1322]+[.B1322]*60+[.A1322]*60*60" office:value-type="float" office:value="74286">
            <text:p>74286</text:p>
          </table:table-cell>
          <table:table-cell table:formula="of:=[.D1322]-[.D1321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formula="of:=[.C1323]+[.B1323]*60+[.A1323]*60*60" office:value-type="float" office:value="74291">
            <text:p>74291</text:p>
          </table:table-cell>
          <table:table-cell table:formula="of:=[.D1323]-[.D1322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[.C1324]+[.B1324]*60+[.A1324]*60*60" office:value-type="float" office:value="74298">
            <text:p>74298</text:p>
          </table:table-cell>
          <table:table-cell table:formula="of:=[.D1324]-[.D1323]" office:value-type="float" office:value="7">
            <text:p>7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formula="of:=[.C1325]+[.B1325]*60+[.A1325]*60*60" office:value-type="float" office:value="74307">
            <text:p>74307</text:p>
          </table:table-cell>
          <table:table-cell table:formula="of:=[.D1325]-[.D1324]" office:value-type="float" office:value="9">
            <text:p>9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formula="of:=[.C1326]+[.B1326]*60+[.A1326]*60*60" office:value-type="float" office:value="74311">
            <text:p>74311</text:p>
          </table:table-cell>
          <table:table-cell table:formula="of:=[.D1326]-[.D1325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formula="of:=[.C1327]+[.B1327]*60+[.A1327]*60*60" office:value-type="float" office:value="74315">
            <text:p>74315</text:p>
          </table:table-cell>
          <table:table-cell table:formula="of:=[.D1327]-[.D1326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C1328]+[.B1328]*60+[.A1328]*60*60" office:value-type="float" office:value="74319">
            <text:p>74319</text:p>
          </table:table-cell>
          <table:table-cell table:formula="of:=[.D1328]-[.D1327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formula="of:=[.C1329]+[.B1329]*60+[.A1329]*60*60" office:value-type="float" office:value="74326">
            <text:p>74326</text:p>
          </table:table-cell>
          <table:table-cell table:formula="of:=[.D1329]-[.D1328]" office:value-type="float" office:value="7">
            <text:p>7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formula="of:=[.C1330]+[.B1330]*60+[.A1330]*60*60" office:value-type="float" office:value="74335">
            <text:p>74335</text:p>
          </table:table-cell>
          <table:table-cell table:formula="of:=[.D1330]-[.D1329]" office:value-type="float" office:value="9">
            <text:p>9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C1331]+[.B1331]*60+[.A1331]*60*60" office:value-type="float" office:value="74355">
            <text:p>74355</text:p>
          </table:table-cell>
          <table:table-cell table:formula="of:=[.D1331]-[.D1330]" office:value-type="float" office:value="20">
            <text:p>20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C1332]+[.B1332]*60+[.A1332]*60*60" office:value-type="float" office:value="74360">
            <text:p>74360</text:p>
          </table:table-cell>
          <table:table-cell table:formula="of:=[.D1332]-[.D1331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[.C1333]+[.B1333]*60+[.A1333]*60*60" office:value-type="float" office:value="74364">
            <text:p>74364</text:p>
          </table:table-cell>
          <table:table-cell table:formula="of:=[.D1333]-[.D1332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formula="of:=[.C1334]+[.B1334]*60+[.A1334]*60*60" office:value-type="float" office:value="74372">
            <text:p>74372</text:p>
          </table:table-cell>
          <table:table-cell table:formula="of:=[.D1334]-[.D1333]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formula="of:=[.C1335]+[.B1335]*60+[.A1335]*60*60" office:value-type="float" office:value="74377">
            <text:p>74377</text:p>
          </table:table-cell>
          <table:table-cell table:formula="of:=[.D1335]-[.D1334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formula="of:=[.C1336]+[.B1336]*60+[.A1336]*60*60" office:value-type="float" office:value="74385">
            <text:p>74385</text:p>
          </table:table-cell>
          <table:table-cell table:formula="of:=[.D1336]-[.D1335]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[.C1337]+[.B1337]*60+[.A1337]*60*60" office:value-type="float" office:value="74609">
            <text:p>74609</text:p>
          </table:table-cell>
          <table:table-cell table:formula="of:=[.D1337]-[.D1336]" office:value-type="float" office:value="224">
            <text:p>22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formula="of:=[.C1338]+[.B1338]*60+[.A1338]*60*60" office:value-type="float" office:value="74620">
            <text:p>74620</text:p>
          </table:table-cell>
          <table:table-cell table:formula="of:=[.D1338]-[.D1337]" office:value-type="float" office:value="11">
            <text:p>11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formula="of:=[.C1339]+[.B1339]*60+[.A1339]*60*60" office:value-type="float" office:value="74626">
            <text:p>74626</text:p>
          </table:table-cell>
          <table:table-cell table:formula="of:=[.D1339]-[.D1338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formula="of:=[.C1340]+[.B1340]*60+[.A1340]*60*60" office:value-type="float" office:value="74632">
            <text:p>74632</text:p>
          </table:table-cell>
          <table:table-cell table:formula="of:=[.D1340]-[.D1339]"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formula="of:=[.C1341]+[.B1341]*60+[.A1341]*60*60" office:value-type="float" office:value="74642">
            <text:p>74642</text:p>
          </table:table-cell>
          <table:table-cell table:formula="of:=[.D1341]-[.D1340]" office:value-type="float" office:value="10">
            <text:p>10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formula="of:=[.C1342]+[.B1342]*60+[.A1342]*60*60" office:value-type="float" office:value="74646">
            <text:p>74646</text:p>
          </table:table-cell>
          <table:table-cell table:formula="of:=[.D1342]-[.D1341]" office:value-type="float" office:value="4">
            <text:p>4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formula="of:=[.C1343]+[.B1343]*60+[.A1343]*60*60" office:value-type="float" office:value="74651">
            <text:p>74651</text:p>
          </table:table-cell>
          <table:table-cell table:formula="of:=[.D1343]-[.D1342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[.C1344]+[.B1344]*60+[.A1344]*60*60" office:value-type="float" office:value="74656">
            <text:p>74656</text:p>
          </table:table-cell>
          <table:table-cell table:formula="of:=[.D1344]-[.D1343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[.C1345]+[.B1345]*60+[.A1345]*60*60" office:value-type="float" office:value="74664">
            <text:p>74664</text:p>
          </table:table-cell>
          <table:table-cell table:formula="of:=[.D1345]-[.D1344]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formula="of:=[.C1346]+[.B1346]*60+[.A1346]*60*60" office:value-type="float" office:value="74672">
            <text:p>74672</text:p>
          </table:table-cell>
          <table:table-cell table:formula="of:=[.D1346]-[.D1345]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formula="of:=[.C1347]+[.B1347]*60+[.A1347]*60*60" office:value-type="float" office:value="74679">
            <text:p>74679</text:p>
          </table:table-cell>
          <table:table-cell table:formula="of:=[.D1347]-[.D1346]" office:value-type="float" office:value="7">
            <text:p>7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4">
            <text:p>44</text:p>
          </table:table-cell>
          <table:table-cell table:formula="of:=[.C1348]+[.B1348]*60+[.A1348]*60*60" office:value-type="float" office:value="74684">
            <text:p>74684</text:p>
          </table:table-cell>
          <table:table-cell table:formula="of:=[.D1348]-[.D1347]" office:value-type="float" office:value="5">
            <text:p>5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formula="of:=[.C1349]+[.B1349]*60+[.A1349]*60*60" office:value-type="float" office:value="74689">
            <text:p>74689</text:p>
          </table:table-cell>
          <table:table-cell table:formula="of:=[.D1349]-[.D1348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formula="of:=[.C1350]+[.B1350]*60+[.A1350]*60*60" office:value-type="float" office:value="74699">
            <text:p>74699</text:p>
          </table:table-cell>
          <table:table-cell table:formula="of:=[.D1350]-[.D1349]" office:value-type="float" office:value="10">
            <text:p>10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[.C1351]+[.B1351]*60+[.A1351]*60*60" office:value-type="float" office:value="74708">
            <text:p>74708</text:p>
          </table:table-cell>
          <table:table-cell table:formula="of:=[.D1351]-[.D1350]" office:value-type="float" office:value="9">
            <text:p>9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[.C1352]+[.B1352]*60+[.A1352]*60*60" office:value-type="float" office:value="74712">
            <text:p>74712</text:p>
          </table:table-cell>
          <table:table-cell table:formula="of:=[.D1352]-[.D1351]" office:value-type="float" office:value="4">
            <text:p>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formula="of:=[.C1353]+[.B1353]*60+[.A1353]*60*60" office:value-type="float" office:value="74716">
            <text:p>74716</text:p>
          </table:table-cell>
          <table:table-cell table:formula="of:=[.D1353]-[.D1352]" office:value-type="float" office:value="4">
            <text:p>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[.C1354]+[.B1354]*60+[.A1354]*60*60" office:value-type="float" office:value="74721">
            <text:p>74721</text:p>
          </table:table-cell>
          <table:table-cell table:formula="of:=[.D1354]-[.D1353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formula="of:=[.C1355]+[.B1355]*60+[.A1355]*60*60" office:value-type="float" office:value="74726">
            <text:p>74726</text:p>
          </table:table-cell>
          <table:table-cell table:formula="of:=[.D1355]-[.D1354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table:formula="of:=[.C1356]+[.B1356]*60+[.A1356]*60*60" office:value-type="float" office:value="74731">
            <text:p>74731</text:p>
          </table:table-cell>
          <table:table-cell table:formula="of:=[.D1356]-[.D1355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table:formula="of:=[.C1357]+[.B1357]*60+[.A1357]*60*60" office:value-type="float" office:value="74736">
            <text:p>74736</text:p>
          </table:table-cell>
          <table:table-cell table:formula="of:=[.D1357]-[.D1356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formula="of:=[.C1358]+[.B1358]*60+[.A1358]*60*60" office:value-type="float" office:value="74742">
            <text:p>74742</text:p>
          </table:table-cell>
          <table:table-cell table:formula="of:=[.D1358]-[.D1357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C1359]+[.B1359]*60+[.A1359]*60*60" office:value-type="float" office:value="74748">
            <text:p>74748</text:p>
          </table:table-cell>
          <table:table-cell table:formula="of:=[.D1359]-[.D1358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C1360]+[.B1360]*60+[.A1360]*60*60" office:value-type="float" office:value="74761">
            <text:p>74761</text:p>
          </table:table-cell>
          <table:table-cell table:formula="of:=[.D1360]-[.D1359]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f:=[.C1361]+[.B1361]*60+[.A1361]*60*60" office:value-type="float" office:value="74768">
            <text:p>74768</text:p>
          </table:table-cell>
          <table:table-cell table:formula="of:=[.D1361]-[.D1360]" office:value-type="float" office:value="7">
            <text:p>7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C1362]+[.B1362]*60+[.A1362]*60*60" office:value-type="float" office:value="74774">
            <text:p>74774</text:p>
          </table:table-cell>
          <table:table-cell table:formula="of:=[.D1362]-[.D1361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C1363]+[.B1363]*60+[.A1363]*60*60" office:value-type="float" office:value="74780">
            <text:p>74780</text:p>
          </table:table-cell>
          <table:table-cell table:formula="of:=[.D1363]-[.D1362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formula="of:=[.C1364]+[.B1364]*60+[.A1364]*60*60" office:value-type="float" office:value="74783">
            <text:p>74783</text:p>
          </table:table-cell>
          <table:table-cell table:formula="of:=[.D1364]-[.D1363]" office:value-type="float" office:value="3">
            <text:p>3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table:formula="of:=[.C1365]+[.B1365]*60+[.A1365]*60*60" office:value-type="float" office:value="74787">
            <text:p>74787</text:p>
          </table:table-cell>
          <table:table-cell table:formula="of:=[.D1365]-[.D1364]" office:value-type="float" office:value="4">
            <text:p>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formula="of:=[.C1366]+[.B1366]*60+[.A1366]*60*60" office:value-type="float" office:value="74791">
            <text:p>74791</text:p>
          </table:table-cell>
          <table:table-cell table:formula="of:=[.D1366]-[.D1365]" office:value-type="float" office:value="4">
            <text:p>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table:formula="of:=[.C1367]+[.B1367]*60+[.A1367]*60*60" office:value-type="float" office:value="74796">
            <text:p>74796</text:p>
          </table:table-cell>
          <table:table-cell table:formula="of:=[.D1367]-[.D1366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[.C1368]+[.B1368]*60+[.A1368]*60*60" office:value-type="float" office:value="74807">
            <text:p>74807</text:p>
          </table:table-cell>
          <table:table-cell table:formula="of:=[.D1368]-[.D1367]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formula="of:=[.C1369]+[.B1369]*60+[.A1369]*60*60" office:value-type="float" office:value="74813">
            <text:p>74813</text:p>
          </table:table-cell>
          <table:table-cell table:formula="of:=[.D1369]-[.D1368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C1370]+[.B1370]*60+[.A1370]*60*60" office:value-type="float" office:value="74824">
            <text:p>74824</text:p>
          </table:table-cell>
          <table:table-cell table:formula="of:=[.D1370]-[.D1369]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formula="of:=[.C1371]+[.B1371]*60+[.A1371]*60*60" office:value-type="float" office:value="74830">
            <text:p>74830</text:p>
          </table:table-cell>
          <table:table-cell table:formula="of:=[.D1371]-[.D1370]" office:value-type="float" office:value="6">
            <text:p>6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table:formula="of:=[.C1372]+[.B1372]*60+[.A1372]*60*60" office:value-type="float" office:value="74843">
            <text:p>74843</text:p>
          </table:table-cell>
          <table:table-cell table:formula="of:=[.D1372]-[.D1371]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table:formula="of:=[.C1373]+[.B1373]*60+[.A1373]*60*60" office:value-type="float" office:value="74855">
            <text:p>74855</text:p>
          </table:table-cell>
          <table:table-cell table:formula="of:=[.D1373]-[.D1372]" office:value-type="float" office:value="12">
            <text:p>12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7">
            <text:p>47</text:p>
          </table:table-cell>
          <table:table-cell table:formula="of:=[.C1374]+[.B1374]*60+[.A1374]*60*60" office:value-type="float" office:value="74867">
            <text:p>74867</text:p>
          </table:table-cell>
          <table:table-cell table:formula="of:=[.D1374]-[.D1373]" office:value-type="float" office:value="12">
            <text:p>12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table:formula="of:=[.C1375]+[.B1375]*60+[.A1375]*60*60" office:value-type="float" office:value="75282">
            <text:p>75282</text:p>
          </table:table-cell>
          <table:table-cell table:style-name="ce2" table:formula="of:=[.D1375]-[.D1374]" office:value-type="float" office:value="415">
            <text:p>415</text:p>
          </table:table-cell>
          <table:table-cell table:formula="of:=[.E1375]/60" office:value-type="float" office:value="6.91666666666667">
            <text:p>6.91666666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formula="of:=[.C1376]+[.B1376]*60+[.A1376]*60*60" office:value-type="float" office:value="75291">
            <text:p>75291</text:p>
          </table:table-cell>
          <table:table-cell table:formula="of:=[.D1376]-[.D1375]" office:value-type="float" office:value="9">
            <text:p>9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5">
            <text:p>55</text:p>
          </table:table-cell>
          <table:table-cell table:formula="of:=[.C1377]+[.B1377]*60+[.A1377]*60*60" office:value-type="float" office:value="75355">
            <text:p>75355</text:p>
          </table:table-cell>
          <table:table-cell table:formula="of:=[.D1377]-[.D1376]" office:value-type="float" office:value="64">
            <text:p>6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C1378]+[.B1378]*60+[.A1378]*60*60" office:value-type="float" office:value="75358">
            <text:p>75358</text:p>
          </table:table-cell>
          <table:table-cell table:formula="of:=[.D1378]-[.D1377]" office:value-type="float" office:value="3">
            <text:p>3</text:p>
          </table:table-cell>
          <table:table-cell/>
          <table:table-cell table:style-name="ce2"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[.C1379]+[.B1379]*60+[.A1379]*60*60" office:value-type="float" office:value="75362">
            <text:p>75362</text:p>
          </table:table-cell>
          <table:table-cell table:formula="of:=[.D1379]-[.D1378]" office:value-type="float" office:value="4">
            <text:p>4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formula="of:=[.C1380]+[.B1380]*60+[.A1380]*60*60" office:value-type="float" office:value="75367">
            <text:p>75367</text:p>
          </table:table-cell>
          <table:table-cell table:formula="of:=[.D1380]-[.D1379]"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formula="of:=[.C1381]+[.B1381]*60+[.A1381]*60*60" office:value-type="float" office:value="75371">
            <text:p>75371</text:p>
          </table:table-cell>
          <table:table-cell table:formula="of:=[.D1381]-[.D1380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formula="of:=[.C1382]+[.B1382]*60+[.A1382]*60*60" office:value-type="float" office:value="75376">
            <text:p>75376</text:p>
          </table:table-cell>
          <table:table-cell table:formula="of:=[.D1382]-[.D1381]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[.C1383]+[.B1383]*60+[.A1383]*60*60" office:value-type="float" office:value="75383">
            <text:p>75383</text:p>
          </table:table-cell>
          <table:table-cell table:formula="of:=[.D1383]-[.D1382]" office:value-type="float" office:value="7">
            <text:p>7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formula="of:=[.C1384]+[.B1384]*60+[.A1384]*60*60" office:value-type="float" office:value="75388">
            <text:p>75388</text:p>
          </table:table-cell>
          <table:table-cell table:formula="of:=[.D1384]-[.D1383]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table:formula="of:=[.C1385]+[.B1385]*60+[.A1385]*60*60" office:value-type="float" office:value="75391">
            <text:p>75391</text:p>
          </table:table-cell>
          <table:table-cell table:formula="of:=[.D1385]-[.D1384]" office:value-type="float" office:value="3">
            <text:p>3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table:formula="of:=[.C1386]+[.B1386]*60+[.A1386]*60*60" office:value-type="float" office:value="75395">
            <text:p>75395</text:p>
          </table:table-cell>
          <table:table-cell table:formula="of:=[.D1386]-[.D1385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formula="of:=[.C1387]+[.B1387]*60+[.A1387]*60*60" office:value-type="float" office:value="75399">
            <text:p>75399</text:p>
          </table:table-cell>
          <table:table-cell table:formula="of:=[.D1387]-[.D1386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table:formula="of:=[.C1388]+[.B1388]*60+[.A1388]*60*60" office:value-type="float" office:value="75403">
            <text:p>75403</text:p>
          </table:table-cell>
          <table:table-cell table:formula="of:=[.D1388]-[.D1387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table:formula="of:=[.C1389]+[.B1389]*60+[.A1389]*60*60" office:value-type="float" office:value="75409">
            <text:p>75409</text:p>
          </table:table-cell>
          <table:table-cell table:formula="of:=[.D1389]-[.D1388]" office:value-type="float" office:value="6">
            <text:p>6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formula="of:=[.C1390]+[.B1390]*60+[.A1390]*60*60" office:value-type="float" office:value="75413">
            <text:p>75413</text:p>
          </table:table-cell>
          <table:table-cell table:formula="of:=[.D1390]-[.D1389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C1391]+[.B1391]*60+[.A1391]*60*60" office:value-type="float" office:value="75417">
            <text:p>75417</text:p>
          </table:table-cell>
          <table:table-cell table:formula="of:=[.D1391]-[.D1390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C1392]+[.B1392]*60+[.A1392]*60*60" office:value-type="float" office:value="75421">
            <text:p>75421</text:p>
          </table:table-cell>
          <table:table-cell table:formula="of:=[.D1392]-[.D1391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formula="of:=[.C1393]+[.B1393]*60+[.A1393]*60*60" office:value-type="float" office:value="75428">
            <text:p>75428</text:p>
          </table:table-cell>
          <table:table-cell table:formula="of:=[.D1393]-[.D1392]" office:value-type="float" office:value="7">
            <text:p>7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formula="of:=[.C1394]+[.B1394]*60+[.A1394]*60*60" office:value-type="float" office:value="75437">
            <text:p>75437</text:p>
          </table:table-cell>
          <table:table-cell table:formula="of:=[.D1394]-[.D1393]" office:value-type="float" office:value="9">
            <text:p>9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formula="of:=[.C1395]+[.B1395]*60+[.A1395]*60*60" office:value-type="float" office:value="75441">
            <text:p>75441</text:p>
          </table:table-cell>
          <table:table-cell table:formula="of:=[.D1395]-[.D1394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[.C1396]+[.B1396]*60+[.A1396]*60*60" office:value-type="float" office:value="75445">
            <text:p>75445</text:p>
          </table:table-cell>
          <table:table-cell table:formula="of:=[.D1396]-[.D1395]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formula="of:=[.C1397]+[.B1397]*60+[.A1397]*60*60" office:value-type="float" office:value="75450">
            <text:p>75450</text:p>
          </table:table-cell>
          <table:table-cell table:formula="of:=[.D1397]-[.D1396]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table:formula="of:=[.C1398]+[.B1398]*60+[.A1398]*60*60" office:value-type="float" office:value="75457">
            <text:p>75457</text:p>
          </table:table-cell>
          <table:table-cell table:formula="of:=[.D1398]-[.D1397]" office:value-type="float" office:value="7">
            <text:p>7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table:formula="of:=[.C1399]+[.B1399]*60+[.A1399]*60*60" office:value-type="float" office:value="75492">
            <text:p>75492</text:p>
          </table:table-cell>
          <table:table-cell table:formula="of:=[.D1399]-[.D1398]" office:value-type="float" office:value="35">
            <text:p>35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formula="of:=[.C1400]+[.B1400]*60+[.A1400]*60*60" office:value-type="float" office:value="75503">
            <text:p>75503</text:p>
          </table:table-cell>
          <table:table-cell table:formula="of:=[.D1400]-[.D1399]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formula="of:=[.C1401]+[.B1401]*60+[.A1401]*60*60" office:value-type="float" office:value="75510">
            <text:p>75510</text:p>
          </table:table-cell>
          <table:table-cell table:formula="of:=[.D1401]-[.D1400]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table:formula="of:=[.C1402]+[.B1402]*60+[.A1402]*60*60" office:value-type="float" office:value="75522">
            <text:p>75522</text:p>
          </table:table-cell>
          <table:table-cell table:formula="of:=[.D1402]-[.D1401]"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table:formula="of:=[.C1403]+[.B1403]*60+[.A1403]*60*60" office:value-type="float" office:value="75525">
            <text:p>75525</text:p>
          </table:table-cell>
          <table:table-cell table:formula="of:=[.D1403]-[.D1402]" office:value-type="float" office:value="3">
            <text:p>3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table:formula="of:=[.C1404]+[.B1404]*60+[.A1404]*60*60" office:value-type="float" office:value="75529">
            <text:p>75529</text:p>
          </table:table-cell>
          <table:table-cell table:formula="of:=[.D1404]-[.D1403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[.C1405]+[.B1405]*60+[.A1405]*60*60" office:value-type="float" office:value="75533">
            <text:p>75533</text:p>
          </table:table-cell>
          <table:table-cell table:formula="of:=[.D1405]-[.D1404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formula="of:=[.C1406]+[.B1406]*60+[.A1406]*60*60" office:value-type="float" office:value="75543">
            <text:p>75543</text:p>
          </table:table-cell>
          <table:table-cell table:formula="of:=[.D1406]-[.D1405]"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table:formula="of:=[.C1407]+[.B1407]*60+[.A1407]*60*60" office:value-type="float" office:value="75547">
            <text:p>75547</text:p>
          </table:table-cell>
          <table:table-cell table:formula="of:=[.D1407]-[.D1406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table:formula="of:=[.C1408]+[.B1408]*60+[.A1408]*60*60" office:value-type="float" office:value="75555">
            <text:p>75555</text:p>
          </table:table-cell>
          <table:table-cell table:formula="of:=[.D1408]-[.D1407]" office:value-type="float" office:value="8">
            <text:p>8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formula="of:=[.C1409]+[.B1409]*60+[.A1409]*60*60" office:value-type="float" office:value="75559">
            <text:p>75559</text:p>
          </table:table-cell>
          <table:table-cell table:formula="of:=[.D1409]-[.D1408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formula="of:=[.C1410]+[.B1410]*60+[.A1410]*60*60" office:value-type="float" office:value="75565">
            <text:p>75565</text:p>
          </table:table-cell>
          <table:table-cell table:formula="of:=[.D1410]-[.D1409]" office:value-type="float" office:value="6">
            <text:p>6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formula="of:=[.C1411]+[.B1411]*60+[.A1411]*60*60" office:value-type="float" office:value="75572">
            <text:p>75572</text:p>
          </table:table-cell>
          <table:table-cell table:formula="of:=[.D1411]-[.D1410]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table:formula="of:=[.C1412]+[.B1412]*60+[.A1412]*60*60" office:value-type="float" office:value="75576">
            <text:p>75576</text:p>
          </table:table-cell>
          <table:table-cell table:formula="of:=[.D1412]-[.D1411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table:formula="of:=[.C1413]+[.B1413]*60+[.A1413]*60*60" office:value-type="float" office:value="75584">
            <text:p>75584</text:p>
          </table:table-cell>
          <table:table-cell table:formula="of:=[.D1413]-[.D1412]" office:value-type="float" office:value="8">
            <text:p>8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[.C1414]+[.B1414]*60+[.A1414]*60*60" office:value-type="float" office:value="75588">
            <text:p>75588</text:p>
          </table:table-cell>
          <table:table-cell table:formula="of:=[.D1414]-[.D1413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table:formula="of:=[.C1415]+[.B1415]*60+[.A1415]*60*60" office:value-type="float" office:value="75592">
            <text:p>75592</text:p>
          </table:table-cell>
          <table:table-cell table:formula="of:=[.D1415]-[.D1414]" office:value-type="float" office:value="4">
            <text:p>4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9">
            <text:p>59</text:p>
          </table:table-cell>
          <table:table-cell table:formula="of:=[.C1416]+[.B1416]*60+[.A1416]*60*60" office:value-type="float" office:value="75599">
            <text:p>75599</text:p>
          </table:table-cell>
          <table:table-cell table:formula="of:=[.D1416]-[.D1415]" office:value-type="float" office:value="7">
            <text:p>7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C1417]+[.B1417]*60+[.A1417]*60*60" office:value-type="float" office:value="75617">
            <text:p>75617</text:p>
          </table:table-cell>
          <table:table-cell table:formula="of:=[.D1417]-[.D1416]" office:value-type="float" office:value="18">
            <text:p>18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C1418]+[.B1418]*60+[.A1418]*60*60" office:value-type="float" office:value="75622">
            <text:p>75622</text:p>
          </table:table-cell>
          <table:table-cell table:formula="of:=[.D1418]-[.D1417]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.C1419]+[.B1419]*60+[.A1419]*60*60" office:value-type="float" office:value="75627">
            <text:p>75627</text:p>
          </table:table-cell>
          <table:table-cell table:formula="of:=[.D1419]-[.D1418]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.C1420]+[.B1420]*60+[.A1420]*60*60" office:value-type="float" office:value="75637">
            <text:p>75637</text:p>
          </table:table-cell>
          <table:table-cell table:formula="of:=[.D1420]-[.D1419]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.C1421]+[.B1421]*60+[.A1421]*60*60" office:value-type="float" office:value="75641">
            <text:p>75641</text:p>
          </table:table-cell>
          <table:table-cell table:formula="of:=[.D1421]-[.D1420]"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.C1422]+[.B1422]*60+[.A1422]*60*60" office:value-type="float" office:value="75647">
            <text:p>75647</text:p>
          </table:table-cell>
          <table:table-cell table:formula="of:=[.D1422]-[.D1421]" office:value-type="float" office:value="6">
            <text:p>6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C1423]+[.B1423]*60+[.A1423]*60*60" office:value-type="float" office:value="75653">
            <text:p>75653</text:p>
          </table:table-cell>
          <table:table-cell table:formula="of:=[.D1423]-[.D1422]" office:value-type="float" office:value="6">
            <text:p>6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.C1424]+[.B1424]*60+[.A1424]*60*60" office:value-type="float" office:value="75658">
            <text:p>75658</text:p>
          </table:table-cell>
          <table:table-cell table:formula="of:=[.D1424]-[.D1423]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1425]+[.B1425]*60+[.A1425]*60*60" office:value-type="float" office:value="75675">
            <text:p>75675</text:p>
          </table:table-cell>
          <table:table-cell table:formula="of:=[.D1425]-[.D1424]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formula="of:=[.C1426]+[.B1426]*60+[.A1426]*60*60" office:value-type="float" office:value="75718">
            <text:p>75718</text:p>
          </table:table-cell>
          <table:table-cell table:formula="of:=[.D1426]-[.D1425]" office:value-type="float" office:value="43">
            <text:p>43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427]+[.B1427]*60+[.A1427]*60*60" office:value-type="float" office:value="75723">
            <text:p>75723</text:p>
          </table:table-cell>
          <table:table-cell table:formula="of:=[.D1427]-[.D1426]" office:value-type="float" office:value="5">
            <text:p>5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1428]+[.B1428]*60+[.A1428]*60*60" office:value-type="float" office:value="75729">
            <text:p>75729</text:p>
          </table:table-cell>
          <table:table-cell table:formula="of:=[.D1428]-[.D1427]" office:value-type="float" office:value="6">
            <text:p>6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C1429]+[.B1429]*60+[.A1429]*60*60" office:value-type="float" office:value="75810">
            <text:p>75810</text:p>
          </table:table-cell>
          <table:table-cell table:formula="of:=[.D1429]-[.D1428]" office:value-type="float" office:value="81">
            <text:p>81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[.C1430]+[.B1430]*60+[.A1430]*60*60" office:value-type="float" office:value="75816">
            <text:p>75816</text:p>
          </table:table-cell>
          <table:table-cell table:formula="of:=[.D1430]-[.D1429]" office:value-type="float" office:value="6">
            <text:p>6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C1431]+[.B1431]*60+[.A1431]*60*60" office:value-type="float" office:value="75820">
            <text:p>75820</text:p>
          </table:table-cell>
          <table:table-cell table:formula="of:=[.D1431]-[.D1430]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formula="of:=[.C1432]+[.B1432]*60+[.A1432]*60*60" office:value-type="float" office:value="75824">
            <text:p>75824</text:p>
          </table:table-cell>
          <table:table-cell table:formula="of:=[.D1432]-[.D1431]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[.C1433]+[.B1433]*60+[.A1433]*60*60" office:value-type="float" office:value="75827">
            <text:p>75827</text:p>
          </table:table-cell>
          <table:table-cell table:formula="of:=[.D1433]-[.D1432]" office:value-type="float" office:value="3">
            <text:p>3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C1434]+[.B1434]*60+[.A1434]*60*60" office:value-type="float" office:value="75830">
            <text:p>75830</text:p>
          </table:table-cell>
          <table:table-cell table:formula="of:=[.D1434]-[.D1433]" office:value-type="float" office:value="3">
            <text:p>3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formula="of:=[.C1435]+[.B1435]*60+[.A1435]*60*60" office:value-type="float" office:value="75838">
            <text:p>75838</text:p>
          </table:table-cell>
          <table:table-cell table:formula="of:=[.D1435]-[.D1434]" office:value-type="float" office:value="8">
            <text:p>8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436]+[.B1436]*60+[.A1436]*60*60" office:value-type="float" office:value="75842">
            <text:p>75842</text:p>
          </table:table-cell>
          <table:table-cell table:formula="of:=[.D1436]-[.D1435]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formula="of:=[.C1437]+[.B1437]*60+[.A1437]*60*60" office:value-type="float" office:value="75844">
            <text:p>75844</text:p>
          </table:table-cell>
          <table:table-cell table:formula="of:=[.D1437]-[.D1436]" office:value-type="float" office:value="2">
            <text:p>2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1438]+[.B1438]*60+[.A1438]*60*60" office:value-type="float" office:value="75847">
            <text:p>75847</text:p>
          </table:table-cell>
          <table:table-cell table:formula="of:=[.D1438]-[.D1437]" office:value-type="float" office:value="3">
            <text:p>3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439]+[.B1439]*60+[.A1439]*60*60" office:value-type="float" office:value="75851">
            <text:p>75851</text:p>
          </table:table-cell>
          <table:table-cell table:formula="of:=[.D1439]-[.D1438]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1440]+[.B1440]*60+[.A1440]*60*60" office:value-type="float" office:value="75855">
            <text:p>75855</text:p>
          </table:table-cell>
          <table:table-cell table:formula="of:=[.D1440]-[.D1439]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[.C1441]+[.B1441]*60+[.A1441]*60*60" office:value-type="float" office:value="75861">
            <text:p>75861</text:p>
          </table:table-cell>
          <table:table-cell table:formula="of:=[.D1441]-[.D1440]" office:value-type="float" office:value="6">
            <text:p>6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[.C1442]+[.B1442]*60+[.A1442]*60*60" office:value-type="float" office:value="75871">
            <text:p>75871</text:p>
          </table:table-cell>
          <table:table-cell table:formula="of:=[.D1442]-[.D1441]"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[.C1443]+[.B1443]*60+[.A1443]*60*60" office:value-type="float" office:value="75876">
            <text:p>75876</text:p>
          </table:table-cell>
          <table:table-cell table:formula="of:=[.D1443]-[.D1442]" office:value-type="float" office:value="5">
            <text:p>5</text:p>
          </table:table-cell>
          <table:table-cell/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C1444]+[.B1444]*60+[.A1444]*60*60" office:value-type="float" office:value="75880">
            <text:p>75880</text:p>
          </table:table-cell>
          <table:table-cell table:formula="of:=[.D1444]-[.D1443]" office:value-type="float" office:value="4">
            <text:p>4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[.C1445]+[.B1445]*60+[.A1445]*60*60" office:value-type="float" office:value="75884">
            <text:p>75884</text:p>
          </table:table-cell>
          <table:table-cell table:formula="of:=[.D1445]-[.D1444]" office:value-type="float" office:value="4">
            <text:p>4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formula="of:=[.C1446]+[.B1446]*60+[.A1446]*60*60" office:value-type="float" office:value="75891">
            <text:p>75891</text:p>
          </table:table-cell>
          <table:table-cell table:formula="of:=[.D1446]-[.D1445]" office:value-type="float" office:value="7">
            <text:p>7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formula="of:=[.C1447]+[.B1447]*60+[.A1447]*60*60" office:value-type="float" office:value="75894">
            <text:p>75894</text:p>
          </table:table-cell>
          <table:table-cell table:formula="of:=[.D1447]-[.D1446]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formula="of:=[.C1448]+[.B1448]*60+[.A1448]*60*60" office:value-type="float" office:value="75899">
            <text:p>75899</text:p>
          </table:table-cell>
          <table:table-cell table:formula="of:=[.D1448]-[.D1447]" office:value-type="float" office:value="5">
            <text:p>5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1449]+[.B1449]*60+[.A1449]*60*60" office:value-type="float" office:value="75904">
            <text:p>75904</text:p>
          </table:table-cell>
          <table:table-cell table:formula="of:=[.D1449]-[.D1448]" office:value-type="float" office:value="5">
            <text:p>5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1450]+[.B1450]*60+[.A1450]*60*60" office:value-type="float" office:value="75911">
            <text:p>75911</text:p>
          </table:table-cell>
          <table:table-cell table:formula="of:=[.D1450]-[.D1449]" office:value-type="float" office:value="7">
            <text:p>7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C1451]+[.B1451]*60+[.A1451]*60*60" office:value-type="float" office:value="75914">
            <text:p>75914</text:p>
          </table:table-cell>
          <table:table-cell table:formula="of:=[.D1451]-[.D1450]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[.C1452]+[.B1452]*60+[.A1452]*60*60" office:value-type="float" office:value="75917">
            <text:p>75917</text:p>
          </table:table-cell>
          <table:table-cell table:formula="of:=[.D1452]-[.D1451]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C1453]+[.B1453]*60+[.A1453]*60*60" office:value-type="float" office:value="75922">
            <text:p>75922</text:p>
          </table:table-cell>
          <table:table-cell table:formula="of:=[.D1453]-[.D1452]" office:value-type="float" office:value="5">
            <text:p>5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C1454]+[.B1454]*60+[.A1454]*60*60" office:value-type="float" office:value="75925">
            <text:p>75925</text:p>
          </table:table-cell>
          <table:table-cell table:formula="of:=[.D1454]-[.D1453]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[.C1455]+[.B1455]*60+[.A1455]*60*60" office:value-type="float" office:value="75929">
            <text:p>75929</text:p>
          </table:table-cell>
          <table:table-cell table:formula="of:=[.D1455]-[.D1454]" office:value-type="float" office:value="4">
            <text:p>4</text:p>
          </table:table-cell>
          <table:table-cell/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[.C1456]+[.B1456]*60+[.A1456]*60*60" office:value-type="float" office:value="75934">
            <text:p>75934</text:p>
          </table:table-cell>
          <table:table-cell table:formula="of:=[.D1456]-[.D1455]" office:value-type="float" office:value="5">
            <text:p>5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formula="of:=[.C1457]+[.B1457]*60+[.A1457]*60*60" office:value-type="float" office:value="75938">
            <text:p>75938</text:p>
          </table:table-cell>
          <table:table-cell table:formula="of:=[.D1457]-[.D1456]" office:value-type="float" office:value="4">
            <text:p>4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formula="of:=[.C1458]+[.B1458]*60+[.A1458]*60*60" office:value-type="float" office:value="75945">
            <text:p>75945</text:p>
          </table:table-cell>
          <table:table-cell table:formula="of:=[.D1458]-[.D1457]" office:value-type="float" office:value="7">
            <text:p>7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formula="of:=[.C1459]+[.B1459]*60+[.A1459]*60*60" office:value-type="float" office:value="75956">
            <text:p>75956</text:p>
          </table:table-cell>
          <table:table-cell table:formula="of:=[.D1459]-[.D1458]" office:value-type="float" office:value="11">
            <text:p>11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1460]+[.B1460]*60+[.A1460]*60*60" office:value-type="float" office:value="75960">
            <text:p>75960</text:p>
          </table:table-cell>
          <table:table-cell table:formula="of:=[.D1460]-[.D1459]" office:value-type="float" office:value="4">
            <text:p>4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1461]+[.B1461]*60+[.A1461]*60*60" office:value-type="float" office:value="75965">
            <text:p>75965</text:p>
          </table:table-cell>
          <table:table-cell table:formula="of:=[.D1461]-[.D1460]" office:value-type="float" office:value="5">
            <text:p>5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1462]+[.B1462]*60+[.A1462]*60*60" office:value-type="float" office:value="75970">
            <text:p>75970</text:p>
          </table:table-cell>
          <table:table-cell table:formula="of:=[.D1462]-[.D1461]" office:value-type="float" office:value="5">
            <text:p>5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C1463]+[.B1463]*60+[.A1463]*60*60" office:value-type="float" office:value="75975">
            <text:p>75975</text:p>
          </table:table-cell>
          <table:table-cell table:formula="of:=[.D1463]-[.D1462]" office:value-type="float" office:value="5">
            <text:p>5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C1464]+[.B1464]*60+[.A1464]*60*60" office:value-type="float" office:value="75979">
            <text:p>75979</text:p>
          </table:table-cell>
          <table:table-cell table:formula="of:=[.D1464]-[.D1463]" office:value-type="float" office:value="4">
            <text:p>4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formula="of:=[.C1465]+[.B1465]*60+[.A1465]*60*60" office:value-type="float" office:value="76000">
            <text:p>76000</text:p>
          </table:table-cell>
          <table:table-cell table:formula="of:=[.D1465]-[.D1464]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formula="of:=[.C1466]+[.B1466]*60+[.A1466]*60*60" office:value-type="float" office:value="76006">
            <text:p>76006</text:p>
          </table:table-cell>
          <table:table-cell table:formula="of:=[.D1466]-[.D1465]" office:value-type="float" office:value="6">
            <text:p>6</text:p>
          </table:table-cell>
          <table:table-cell/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formula="of:=[.C1467]+[.B1467]*60+[.A1467]*60*60" office:value-type="float" office:value="76011">
            <text:p>76011</text:p>
          </table:table-cell>
          <table:table-cell table:formula="of:=[.D1467]-[.D1466]" office:value-type="float" office:value="5">
            <text:p>5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formula="of:=[.C1468]+[.B1468]*60+[.A1468]*60*60" office:value-type="float" office:value="76015">
            <text:p>76015</text:p>
          </table:table-cell>
          <table:table-cell table:formula="of:=[.D1468]-[.D1467]" office:value-type="float" office:value="4">
            <text:p>4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1469]+[.B1469]*60+[.A1469]*60*60" office:value-type="float" office:value="76024">
            <text:p>76024</text:p>
          </table:table-cell>
          <table:table-cell table:formula="of:=[.D1469]-[.D1468]" office:value-type="float" office:value="9">
            <text:p>9</text:p>
          </table:table-cell>
          <table:table-cell/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[.C1470]+[.B1470]*60+[.A1470]*60*60" office:value-type="float" office:value="76038">
            <text:p>76038</text:p>
          </table:table-cell>
          <table:table-cell table:formula="of:=[.D1470]-[.D1469]" office:value-type="float" office:value="14">
            <text:p>14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[.C1471]+[.B1471]*60+[.A1471]*60*60" office:value-type="float" office:value="76046">
            <text:p>76046</text:p>
          </table:table-cell>
          <table:table-cell table:formula="of:=[.D1471]-[.D1470]" office:value-type="float" office:value="8">
            <text:p>8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C1472]+[.B1472]*60+[.A1472]*60*60" office:value-type="float" office:value="76050">
            <text:p>76050</text:p>
          </table:table-cell>
          <table:table-cell table:formula="of:=[.D1472]-[.D1471]" office:value-type="float" office:value="4">
            <text:p>4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[.C1473]+[.B1473]*60+[.A1473]*60*60" office:value-type="float" office:value="76054">
            <text:p>76054</text:p>
          </table:table-cell>
          <table:table-cell table:formula="of:=[.D1473]-[.D1472]" office:value-type="float" office:value="4">
            <text:p>4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formula="of:=[.C1474]+[.B1474]*60+[.A1474]*60*60" office:value-type="float" office:value="76067">
            <text:p>76067</text:p>
          </table:table-cell>
          <table:table-cell table:formula="of:=[.D1474]-[.D1473]"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formula="of:=[.C1475]+[.B1475]*60+[.A1475]*60*60" office:value-type="float" office:value="76072">
            <text:p>76072</text:p>
          </table:table-cell>
          <table:table-cell table:formula="of:=[.D1475]-[.D1474]" office:value-type="float" office:value="5">
            <text:p>5</text:p>
          </table:table-cell>
          <table:table-cell/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formula="of:=[.C1476]+[.B1476]*60+[.A1476]*60*60" office:value-type="float" office:value="76075">
            <text:p>76075</text:p>
          </table:table-cell>
          <table:table-cell table:formula="of:=[.D1476]-[.D1475]" office:value-type="float" office:value="3">
            <text:p>3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formula="of:=[.C1477]+[.B1477]*60+[.A1477]*60*60" office:value-type="float" office:value="76079">
            <text:p>76079</text:p>
          </table:table-cell>
          <table:table-cell table:formula="of:=[.D1477]-[.D1476]" office:value-type="float" office:value="4">
            <text:p>4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C1478]+[.B1478]*60+[.A1478]*60*60" office:value-type="float" office:value="76083">
            <text:p>76083</text:p>
          </table:table-cell>
          <table:table-cell table:formula="of:=[.D1478]-[.D1477]" office:value-type="float" office:value="4">
            <text:p>4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formula="of:=[.C1479]+[.B1479]*60+[.A1479]*60*60" office:value-type="float" office:value="76088">
            <text:p>76088</text:p>
          </table:table-cell>
          <table:table-cell table:formula="of:=[.D1479]-[.D1478]" office:value-type="float" office:value="5">
            <text:p>5</text:p>
          </table:table-cell>
          <table:table-cell/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1480]+[.B1480]*60+[.A1480]*60*60" office:value-type="float" office:value="76092">
            <text:p>76092</text:p>
          </table:table-cell>
          <table:table-cell table:formula="of:=[.D1480]-[.D1479]" office:value-type="float" office:value="4">
            <text:p>4</text:p>
          </table:table-cell>
          <table:table-cell/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C1481]+[.B1481]*60+[.A1481]*60*60" office:value-type="float" office:value="76096">
            <text:p>76096</text:p>
          </table:table-cell>
          <table:table-cell table:formula="of:=[.D1481]-[.D1480]" office:value-type="float" office:value="4">
            <text:p>4</text:p>
          </table:table-cell>
          <table:table-cell/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C1482]+[.B1482]*60+[.A1482]*60*60" office:value-type="float" office:value="76103">
            <text:p>76103</text:p>
          </table:table-cell>
          <table:table-cell table:formula="of:=[.D1482]-[.D1481]" office:value-type="float" office:value="7">
            <text:p>7</text:p>
          </table:table-cell>
          <table:table-cell/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[.C1483]+[.B1483]*60+[.A1483]*60*60" office:value-type="float" office:value="76107">
            <text:p>76107</text:p>
          </table:table-cell>
          <table:table-cell table:formula="of:=[.D1483]-[.D1482]" office:value-type="float" office:value="4">
            <text:p>4</text:p>
          </table:table-cell>
          <table:table-cell/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C1484]+[.B1484]*60+[.A1484]*60*60" office:value-type="float" office:value="76112">
            <text:p>76112</text:p>
          </table:table-cell>
          <table:table-cell table:formula="of:=[.D1484]-[.D1483]" office:value-type="float" office:value="5">
            <text:p>5</text:p>
          </table:table-cell>
          <table:table-cell/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[.C1485]+[.B1485]*60+[.A1485]*60*60" office:value-type="float" office:value="76119">
            <text:p>76119</text:p>
          </table:table-cell>
          <table:table-cell table:formula="of:=[.D1485]-[.D1484]" office:value-type="float" office:value="7">
            <text:p>7</text:p>
          </table:table-cell>
          <table:table-cell/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formula="of:=[.C1486]+[.B1486]*60+[.A1486]*60*60" office:value-type="float" office:value="76127">
            <text:p>76127</text:p>
          </table:table-cell>
          <table:table-cell table:formula="of:=[.D1486]-[.D1485]" office:value-type="float" office:value="8">
            <text:p>8</text:p>
          </table:table-cell>
          <table:table-cell/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C1487]+[.B1487]*60+[.A1487]*60*60" office:value-type="float" office:value="76146">
            <text:p>76146</text:p>
          </table:table-cell>
          <table:table-cell table:formula="of:=[.D1487]-[.D1486]" office:value-type="float" office:value="19">
            <text:p>19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[.C1488]+[.B1488]*60+[.A1488]*60*60" office:value-type="float" office:value="76161">
            <text:p>76161</text:p>
          </table:table-cell>
          <table:table-cell table:formula="of:=[.D1488]-[.D1487]" office:value-type="float" office:value="15">
            <text:p>15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1489]+[.B1489]*60+[.A1489]*60*60" office:value-type="float" office:value="76165">
            <text:p>76165</text:p>
          </table:table-cell>
          <table:table-cell table:formula="of:=[.D1489]-[.D1488]" office:value-type="float" office:value="4">
            <text:p>4</text:p>
          </table:table-cell>
          <table:table-cell/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[.C1490]+[.B1490]*60+[.A1490]*60*60" office:value-type="float" office:value="76169">
            <text:p>76169</text:p>
          </table:table-cell>
          <table:table-cell table:formula="of:=[.D1490]-[.D1489]" office:value-type="float" office:value="4">
            <text:p>4</text:p>
          </table:table-cell>
          <table:table-cell/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[.C1491]+[.B1491]*60+[.A1491]*60*60" office:value-type="float" office:value="76174">
            <text:p>76174</text:p>
          </table:table-cell>
          <table:table-cell table:formula="of:=[.D1491]-[.D1490]" office:value-type="float" office:value="5">
            <text:p>5</text:p>
          </table:table-cell>
          <table:table-cell/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[.C1492]+[.B1492]*60+[.A1492]*60*60" office:value-type="float" office:value="76179">
            <text:p>76179</text:p>
          </table:table-cell>
          <table:table-cell table:formula="of:=[.D1492]-[.D1491]" office:value-type="float" office:value="5">
            <text:p>5</text:p>
          </table:table-cell>
          <table:table-cell/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formula="of:=[.C1493]+[.B1493]*60+[.A1493]*60*60" office:value-type="float" office:value="76184">
            <text:p>76184</text:p>
          </table:table-cell>
          <table:table-cell table:formula="of:=[.D1493]-[.D1492]" office:value-type="float" office:value="5">
            <text:p>5</text:p>
          </table:table-cell>
          <table:table-cell/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[.C1494]+[.B1494]*60+[.A1494]*60*60" office:value-type="float" office:value="76188">
            <text:p>76188</text:p>
          </table:table-cell>
          <table:table-cell table:formula="of:=[.D1494]-[.D1493]" office:value-type="float" office:value="4">
            <text:p>4</text:p>
          </table:table-cell>
          <table:table-cell/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formula="of:=[.C1495]+[.B1495]*60+[.A1495]*60*60" office:value-type="float" office:value="76192">
            <text:p>76192</text:p>
          </table:table-cell>
          <table:table-cell table:formula="of:=[.D1495]-[.D1494]" office:value-type="float" office:value="4">
            <text:p>4</text:p>
          </table:table-cell>
          <table:table-cell/>
          <table:table-cell office:value-type="float" office:value="501">
            <text:p>50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formula="of:=[.C1496]+[.B1496]*60+[.A1496]*60*60" office:value-type="float" office:value="76197">
            <text:p>76197</text:p>
          </table:table-cell>
          <table:table-cell table:formula="of:=[.D1496]-[.D1495]" office:value-type="float" office:value="5">
            <text:p>5</text:p>
          </table:table-cell>
          <table:table-cell/>
          <table:table-cell office:value-type="float" office:value="502">
            <text:p>50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1497]+[.B1497]*60+[.A1497]*60*60" office:value-type="float" office:value="76200">
            <text:p>76200</text:p>
          </table:table-cell>
          <table:table-cell table:formula="of:=[.D1497]-[.D1496]" office:value-type="float" office:value="3">
            <text:p>3</text:p>
          </table:table-cell>
          <table:table-cell/>
          <table:table-cell office:value-type="float" office:value="505">
            <text:p>50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1498]+[.B1498]*60+[.A1498]*60*60" office:value-type="float" office:value="76204">
            <text:p>76204</text:p>
          </table:table-cell>
          <table:table-cell table:formula="of:=[.D1498]-[.D1497]" office:value-type="float" office:value="4">
            <text:p>4</text:p>
          </table:table-cell>
          <table:table-cell/>
          <table:table-cell office:value-type="float" office:value="776">
            <text:p>7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1499]+[.B1499]*60+[.A1499]*60*60" office:value-type="float" office:value="76208">
            <text:p>76208</text:p>
          </table:table-cell>
          <table:table-cell table:formula="of:=[.D1499]-[.D1498]" office:value-type="float" office:value="4">
            <text:p>4</text:p>
          </table:table-cell>
          <table:table-cell/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1500]+[.B1500]*60+[.A1500]*60*60" office:value-type="float" office:value="76212">
            <text:p>76212</text:p>
          </table:table-cell>
          <table:table-cell table:formula="of:=[.D1500]-[.D1499]" office:value-type="float" office:value="4">
            <text:p>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inner.G1:inner.H1048576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outer-nodummy'.G1:'outer-nodummy'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 style:data-style-name="N2" text:time-value="0000-00-00T13:30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tagy </meta:initial-creator>
    <meta:creation-date>2013-06-03T20:51:12</meta:creation-date>
    <dc:date>2013-06-30T22:35:35</dc:date>
    <dc:creator>beltagy </dc:creator>
    <meta:editing-duration>PT52M14S</meta:editing-duration>
    <meta:editing-cycles>4</meta:editing-cycles>
    <meta:generator>LibreOffice/3.6$Linux_X86_64 LibreOffice_project/360m1$Build-2</meta:generator>
    <meta:document-statistic meta:table-count="2" meta:cell-count="21333" meta:object-count="0"/>
  </office:meta>
</office:document-meta>
</file>